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Arial" style:font-name-asian="Arial" style:font-name-complex="Arial" fo:font-weight="bold" style:font-weight-asian="bold" style:font-weight-complex="bold"/>
    </style:style>
    <style:style style:name="ce3" style:family="table-cell" style:parent-style-name="Default" style:data-style-name="N0">
      <style:text-properties fo:color="#000000" style:font-name="Arial" style:font-name-asian="Arial" style:font-name-complex="Arial" fo:font-size="10pt" style:font-size-asian="10pt" style:font-size-complex="10pt"/>
    </style:style>
    <style:style style:name="ce4" style:family="table-cell" style:parent-style-name="Default" style:data-style-name="N0">
      <style:text-properties fo:color="#000000"/>
    </style:style>
    <style:style style:name="co1" style:family="table-column">
      <style:table-column-properties fo:break-before="auto" style:column-width="1.71979166666667cm"/>
    </style:style>
    <style:style style:name="ro1" style:family="table-row">
      <style:table-row-properties style:row-height="16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q-space" table:style-name="ta1">
        <table:table-column table:style-name="co1" table:number-columns-repeated="16384" table:default-cell-style-name="ce1"/>
        <table:table-row table:style-name="ro1">
          <table:table-cell office:value-type="string" table:style-name="ce2">
            <text:p>Q</text:p>
          </table:table-cell>
          <table:table-cell office:value-type="string" table:style-name="ce2">
            <text:p>TIP3P</text:p>
          </table:table-cell>
          <table:table-cell office:value-type="string" table:style-name="ce2">
            <text:p>TIP3P_SC</text:p>
          </table:table-cell>
          <table:table-cell office:value-type="string" table:style-name="ce2">
            <text:p>TIP4P</text:p>
          </table:table-cell>
          <table:table-cell office:value-type="string" table:style-name="ce2">
            <text:p>TIP4P_SC</text:p>
          </table:table-cell>
          <table:table-cell office:value-type="string" table:style-name="ce2">
            <text:p>Experiment</text:p>
          </table:table-cell>
          <table:table-cell table:style-name="ce2"/>
          <table:table-cell table:number-columns-repeated="16377"/>
        </table:table-row>
        <table:table-row table:style-name="ro1">
          <table:table-cell office:value-type="float" office:value="0.45" table:style-name="ce3">
            <text:p>0.45</text:p>
          </table:table-cell>
          <table:table-cell office:value-type="float" office:value="-5.3955700000000002" table:style-name="ce3">
            <text:p>-5.39557</text:p>
          </table:table-cell>
          <table:table-cell office:value-type="float" office:value="-7.7304912409443496" table:style-name="ce1">
            <text:p>-7.730491241</text:p>
          </table:table-cell>
          <table:table-cell office:value-type="float" office:value="-5.6430300000000004" table:style-name="ce3">
            <text:p>-5.64303</text:p>
          </table:table-cell>
          <table:table-cell office:value-type="float" office:value="-8.8263200000000008" table:style-name="ce3">
            <text:p>-8.82632</text:p>
          </table:table-cell>
          <table:table-cell office:value-type="float" office:value="-8.0100032112743005" table:style-name="ce1">
            <text:p>-8.010003211</text:p>
          </table:table-cell>
          <table:table-cell table:number-columns-repeated="16378" table:style-name="ce1"/>
        </table:table-row>
        <table:table-row table:style-name="ro1">
          <table:table-cell office:value-type="float" office:value="0.5" table:style-name="ce3">
            <text:p>0.5</text:p>
          </table:table-cell>
          <table:table-cell office:value-type="float" office:value="-6.5290999999999997" table:style-name="ce3">
            <text:p>-6.5291</text:p>
          </table:table-cell>
          <table:table-cell office:value-type="float" office:value="-8.1608851901509798" table:style-name="ce1">
            <text:p>-8.16088519</text:p>
          </table:table-cell>
          <table:table-cell office:value-type="float" office:value="-7.1410999999999998" table:style-name="ce3">
            <text:p>-7.1411</text:p>
          </table:table-cell>
          <table:table-cell office:value-type="float" office:value="-9.2247400000000006" table:style-name="ce3">
            <text:p>-9.22474</text:p>
          </table:table-cell>
          <table:table-cell office:value-type="float" office:value="-8.38744905893995" table:style-name="ce1">
            <text:p>-8.387449059</text:p>
          </table:table-cell>
          <table:table-cell table:number-columns-repeated="16378" table:style-name="ce1"/>
        </table:table-row>
        <table:table-row table:style-name="ro1">
          <table:table-cell office:value-type="float" office:value="0.55000000000000004" table:style-name="ce3">
            <text:p>0.55</text:p>
          </table:table-cell>
          <table:table-cell office:value-type="float" office:value="-7.4211799999999997" table:style-name="ce3">
            <text:p>-7.42118</text:p>
          </table:table-cell>
          <table:table-cell office:value-type="float" office:value="-8.4708497967003602" table:style-name="ce1">
            <text:p>-8.470849797</text:p>
          </table:table-cell>
          <table:table-cell office:value-type="float" office:value="-8.2770700000000001" table:style-name="ce3">
            <text:p>-8.27707</text:p>
          </table:table-cell>
          <table:table-cell office:value-type="float" office:value="-9.5247299999999999" table:style-name="ce3">
            <text:p>-9.52473</text:p>
          </table:table-cell>
          <table:table-cell office:value-type="float" office:value="-8.4931094661343796" table:style-name="ce1">
            <text:p>-8.493109466</text:p>
          </table:table-cell>
          <table:table-cell table:number-columns-repeated="16378" table:style-name="ce1"/>
        </table:table-row>
        <table:table-row table:style-name="ro1">
          <table:table-cell office:value-type="float" office:value="0.6" table:style-name="ce3">
            <text:p>0.6</text:p>
          </table:table-cell>
          <table:table-cell office:value-type="float" office:value="-8.0779499999999995" table:style-name="ce3">
            <text:p>-8.07795</text:p>
          </table:table-cell>
          <table:table-cell office:value-type="float" office:value="-8.6373114293065001" table:style-name="ce1">
            <text:p>-8.637311429</text:p>
          </table:table-cell>
          <table:table-cell office:value-type="float" office:value="-9.0345999999999993" table:style-name="ce3">
            <text:p>-9.0346</text:p>
          </table:table-cell>
          <table:table-cell office:value-type="float" office:value="-9.6443300000000001" table:style-name="ce3">
            <text:p>-9.64433</text:p>
          </table:table-cell>
          <table:table-cell office:value-type="float" office:value="-8.4798473836458896" table:style-name="ce1">
            <text:p>-8.479847384</text:p>
          </table:table-cell>
          <table:table-cell table:number-columns-repeated="16378" table:style-name="ce1"/>
        </table:table-row>
        <table:table-row table:style-name="ro1">
          <table:table-cell office:value-type="float" office:value="0.65" table:style-name="ce3">
            <text:p>0.65</text:p>
          </table:table-cell>
          <table:table-cell office:value-type="float" office:value="-8.4896399999999996" table:style-name="ce3">
            <text:p>-8.48964</text:p>
          </table:table-cell>
          <table:table-cell office:value-type="float" office:value="-8.6278371743873699" table:style-name="ce1">
            <text:p>-8.627837174</text:p>
          </table:table-cell>
          <table:table-cell office:value-type="float" office:value="-9.4115300000000008" table:style-name="ce3">
            <text:p>-9.41153</text:p>
          </table:table-cell>
          <table:table-cell office:value-type="float" office:value="-9.4900400000000005" table:style-name="ce3">
            <text:p>-9.49004</text:p>
          </table:table-cell>
          <table:table-cell office:value-type="float" office:value="-8.38029451443958" table:style-name="ce1">
            <text:p>-8.380294514</text:p>
          </table:table-cell>
          <table:table-cell table:number-columns-repeated="16378" table:style-name="ce1"/>
        </table:table-row>
        <table:table-row table:style-name="ro1">
          <table:table-cell office:value-type="float" office:value="0.7" table:style-name="ce3">
            <text:p>0.7</text:p>
          </table:table-cell>
          <table:table-cell office:value-type="float" office:value="-8.60975" table:style-name="ce3">
            <text:p>-8.60975</text:p>
          </table:table-cell>
          <table:table-cell office:value-type="float" office:value="-8.4086006578061099" table:style-name="ce1">
            <text:p>-8.408600658</text:p>
          </table:table-cell>
          <table:table-cell office:value-type="float" office:value="-9.3877799999999993" table:style-name="ce3">
            <text:p>-9.38778</text:p>
          </table:table-cell>
          <table:table-cell office:value-type="float" office:value="-9.0143599999999999" table:style-name="ce3">
            <text:p>-9.01436</text:p>
          </table:table-cell>
          <table:table-cell office:value-type="float" office:value="-8.0179430106588594" table:style-name="ce1">
            <text:p>-8.017943011</text:p>
          </table:table-cell>
          <table:table-cell table:number-columns-repeated="16378" table:style-name="ce1"/>
        </table:table-row>
        <table:table-row table:style-name="ro1">
          <table:table-cell office:value-type="float" office:value="0.75" table:style-name="ce3">
            <text:p>0.75</text:p>
          </table:table-cell>
          <table:table-cell office:value-type="float" office:value="-8.3797099999999993" table:style-name="ce3">
            <text:p>-8.37971</text:p>
          </table:table-cell>
          <table:table-cell office:value-type="float" office:value="-7.9575562682930903" table:style-name="ce1">
            <text:p>-7.957556268</text:p>
          </table:table-cell>
          <table:table-cell office:value-type="float" office:value="-8.9422599999999992" table:style-name="ce3">
            <text:p>-8.94226</text:p>
          </table:table-cell>
          <table:table-cell office:value-type="float" office:value="-8.2416099999999997" table:style-name="ce3">
            <text:p>-8.24161</text:p>
          </table:table-cell>
          <table:table-cell office:value-type="float" office:value="-7.5093595973340603" table:style-name="ce1">
            <text:p>-7.509359597</text:p>
          </table:table-cell>
          <table:table-cell table:number-columns-repeated="16378" table:style-name="ce1"/>
        </table:table-row>
        <table:table-row table:style-name="ro1">
          <table:table-cell office:value-type="float" office:value="0.8" table:style-name="ce3">
            <text:p>0.8</text:p>
          </table:table-cell>
          <table:table-cell office:value-type="float" office:value="-7.7784000000000004" table:style-name="ce3">
            <text:p>-7.7784</text:p>
          </table:table-cell>
          <table:table-cell office:value-type="float" office:value="-7.2774086890836696" table:style-name="ce1">
            <text:p>-7.277408689</text:p>
          </table:table-cell>
          <table:table-cell office:value-type="float" office:value="-8.0980100000000004" table:style-name="ce3">
            <text:p>-8.09801</text:p>
          </table:table-cell>
          <table:table-cell office:value-type="float" office:value="-7.2548300000000001" table:style-name="ce3">
            <text:p>-7.25483</text:p>
          </table:table-cell>
          <table:table-cell office:value-type="float" office:value="-6.7091848703480297" table:style-name="ce1">
            <text:p>-6.70918487</text:p>
          </table:table-cell>
          <table:table-cell table:number-columns-repeated="16378" table:style-name="ce1"/>
        </table:table-row>
        <table:table-row table:style-name="ro1">
          <table:table-cell office:value-type="float" office:value="0.85" table:style-name="ce3">
            <text:p>0.85</text:p>
          </table:table-cell>
          <table:table-cell office:value-type="float" office:value="-6.8587899999999999" table:style-name="ce3">
            <text:p>-6.85879</text:p>
          </table:table-cell>
          <table:table-cell office:value-type="float" office:value="-6.4028384284218403" table:style-name="ce1">
            <text:p>-6.402838428</text:p>
          </table:table-cell>
          <table:table-cell office:value-type="float" office:value="-6.95322" table:style-name="ce3">
            <text:p>-6.95322</text:p>
          </table:table-cell>
          <table:table-cell office:value-type="float" office:value="-6.1602100000000002" table:style-name="ce3">
            <text:p>-6.16021</text:p>
          </table:table-cell>
          <table:table-cell office:value-type="float" office:value="-5.8868485055193798" table:style-name="ce1">
            <text:p>-5.886848506</text:p>
          </table:table-cell>
          <table:table-cell table:number-columns-repeated="16378" table:style-name="ce1"/>
        </table:table-row>
        <table:table-row table:style-name="ro1">
          <table:table-cell office:value-type="float" office:value="0.9" table:style-name="ce3">
            <text:p>0.9</text:p>
          </table:table-cell>
          <table:table-cell office:value-type="float" office:value="-5.7443999999999997" table:style-name="ce3">
            <text:p>-5.7444</text:p>
          </table:table-cell>
          <table:table-cell office:value-type="float" office:value="-5.3985620353382204" table:style-name="ce1">
            <text:p>-5.398562035</text:p>
          </table:table-cell>
          <table:table-cell office:value-type="float" office:value="-5.6686899999999998" table:style-name="ce3">
            <text:p>-5.66869</text:p>
          </table:table-cell>
          <table:table-cell office:value-type="float" office:value="-5.0534499999999998" table:style-name="ce3">
            <text:p>-5.05345</text:p>
          </table:table-cell>
          <table:table-cell office:value-type="float" office:value="-4.8810242494191698" table:style-name="ce1">
            <text:p>-4.881024249</text:p>
          </table:table-cell>
          <table:table-cell table:number-columns-repeated="16378" table:style-name="ce1"/>
        </table:table-row>
        <table:table-row table:style-name="ro1">
          <table:table-cell office:value-type="float" office:value="0.95" table:style-name="ce3">
            <text:p>0.95</text:p>
          </table:table-cell>
          <table:table-cell office:value-type="float" office:value="-4.5878399999999999" table:style-name="ce3">
            <text:p>-4.58784</text:p>
          </table:table-cell>
          <table:table-cell office:value-type="float" office:value="-4.34826871229604" table:style-name="ce1">
            <text:p>-4.348268712</text:p>
          </table:table-cell>
          <table:table-cell office:value-type="float" office:value="-4.4161200000000003" table:style-name="ce3">
            <text:p>-4.41612</text:p>
          </table:table-cell>
          <table:table-cell office:value-type="float" office:value="-4.00373" table:style-name="ce3">
            <text:p>-4.00373</text:p>
          </table:table-cell>
          <table:table-cell office:value-type="float" office:value="-4.1245620443195001" table:style-name="ce1">
            <text:p>-4.124562044</text:p>
          </table:table-cell>
          <table:table-cell table:number-columns-repeated="16378" table:style-name="ce1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-3.5178799999999999" table:style-name="ce3">
            <text:p>-3.51788</text:p>
          </table:table-cell>
          <table:table-cell office:value-type="float" office:value="-3.3378729303250401" table:style-name="ce1">
            <text:p>-3.33787293</text:p>
          </table:table-cell>
          <table:table-cell office:value-type="float" office:value="-3.3201399999999999" table:style-name="ce3">
            <text:p>-3.32014</text:p>
          </table:table-cell>
          <table:table-cell office:value-type="float" office:value="-3.0552199999999998" table:style-name="ce3">
            <text:p>-3.05522</text:p>
          </table:table-cell>
          <table:table-cell office:value-type="float" office:value="-3.1856589544605098" table:style-name="ce1">
            <text:p>-3.185658954</text:p>
          </table:table-cell>
          <table:table-cell table:number-columns-repeated="16378" table:style-name="ce1"/>
        </table:table-row>
        <table:table-row table:style-name="ro1">
          <table:table-cell office:value-type="float" office:value="1.05" table:style-name="ce3">
            <text:p>1.05</text:p>
          </table:table-cell>
          <table:table-cell office:value-type="float" office:value="-2.6059899999999998" table:style-name="ce3">
            <text:p>-2.60599</text:p>
          </table:table-cell>
          <table:table-cell office:value-type="float" office:value="-2.4385236887412098" table:style-name="ce1">
            <text:p>-2.438523689</text:p>
          </table:table-cell>
          <table:table-cell office:value-type="float" office:value="-2.4293" table:style-name="ce3">
            <text:p>-2.4293</text:p>
          </table:table-cell>
          <table:table-cell office:value-type="float" office:value="-2.23542" table:style-name="ce3">
            <text:p>-2.23542</text:p>
          </table:table-cell>
          <table:table-cell office:value-type="float" office:value="-2.5034469611878101" table:style-name="ce1">
            <text:p>-2.503446961</text:p>
          </table:table-cell>
          <table:table-cell table:number-columns-repeated="16378" table:style-name="ce1"/>
        </table:table-row>
        <table:table-row table:style-name="ro1">
          <table:table-cell office:value-type="float" office:value="1.1000000000000001" table:style-name="ce3">
            <text:p>1.1</text:p>
          </table:table-cell>
          <table:table-cell office:value-type="float" office:value="-1.8664499999999999" table:style-name="ce3">
            <text:p>-1.86645</text:p>
          </table:table-cell>
          <table:table-cell office:value-type="float" office:value="-1.6946947756503199" table:style-name="ce1">
            <text:p>-1.694694776</text:p>
          </table:table-cell>
          <table:table-cell office:value-type="float" office:value="-1.7285200000000001" table:style-name="ce3">
            <text:p>-1.72852</text:p>
          </table:table-cell>
          <table:table-cell office:value-type="float" office:value="-1.56013" table:style-name="ce3">
            <text:p>-1.56013</text:p>
          </table:table-cell>
          <table:table-cell office:value-type="float" office:value="-1.8180066978356999" table:style-name="ce1">
            <text:p>-1.818006698</text:p>
          </table:table-cell>
          <table:table-cell table:number-columns-repeated="16378" table:style-name="ce1"/>
        </table:table-row>
        <table:table-row table:style-name="ro1">
          <table:table-cell office:value-type="float" office:value="1.1499999999999999" table:style-name="ce3">
            <text:p>1.15</text:p>
          </table:table-cell>
          <table:table-cell office:value-type="float" office:value="-1.28132" table:style-name="ce3">
            <text:p>-1.28132</text:p>
          </table:table-cell>
          <table:table-cell office:value-type="float" office:value="-1.12059756567647" table:style-name="ce1">
            <text:p>-1.120597566</text:p>
          </table:table-cell>
          <table:table-cell office:value-type="float" office:value="-1.1775" table:style-name="ce3">
            <text:p>-1.1775</text:p>
          </table:table-cell>
          <table:table-cell office:value-type="float" office:value="-1.0326900000000001" table:style-name="ce3">
            <text:p>-1.03269</text:p>
          </table:table-cell>
          <table:table-cell office:value-type="float" office:value="-1.30043647861411" table:style-name="ce1">
            <text:p>-1.300436479</text:p>
          </table:table-cell>
          <table:table-cell table:number-columns-repeated="16378" table:style-name="ce1"/>
        </table:table-row>
        <table:table-row table:style-name="ro1">
          <table:table-cell office:value-type="float" office:value="1.2" table:style-name="ce3">
            <text:p>1.2</text:p>
          </table:table-cell>
          <table:table-cell office:value-type="float" office:value="-0.82840000000000003" table:style-name="ce3">
            <text:p>-0.8284</text:p>
          </table:table-cell>
          <table:table-cell office:value-type="float" office:value="-0.70502408892957003" table:style-name="ce1">
            <text:p>-0.705024089</text:p>
          </table:table-cell>
          <table:table-cell office:value-type="float" office:value="-0.74590999999999996" table:style-name="ce3">
            <text:p>-0.74591</text:p>
          </table:table-cell>
          <table:table-cell office:value-type="float" office:value="-0.64263999999999999" table:style-name="ce3">
            <text:p>-0.64264</text:p>
          </table:table-cell>
          <table:table-cell office:value-type="float" office:value="-0.86034474129891203" table:style-name="ce1">
            <text:p>-0.860344741</text:p>
          </table:table-cell>
          <table:table-cell table:number-columns-repeated="16378"/>
        </table:table-row>
        <table:table-row table:style-name="ro1">
          <table:table-cell office:value-type="float" office:value="1.25" table:style-name="ce3">
            <text:p>1.25</text:p>
          </table:table-cell>
          <table:table-cell office:value-type="float" office:value="-0.49517" table:style-name="ce3">
            <text:p>-0.49517</text:p>
          </table:table-cell>
          <table:table-cell office:value-type="float" office:value="-0.42181316887036402" table:style-name="ce1">
            <text:p>-0.421813169</text:p>
          </table:table-cell>
          <table:table-cell office:value-type="float" office:value="-0.42518" table:style-name="ce3">
            <text:p>-0.42518</text:p>
          </table:table-cell>
          <table:table-cell office:value-type="float" office:value="-0.36917" table:style-name="ce3">
            <text:p>-0.36917</text:p>
          </table:table-cell>
          <table:table-cell office:value-type="float" office:value="-0.61255320006672698" table:style-name="ce1">
            <text:p>-0.6125532</text:p>
          </table:table-cell>
          <table:table-cell table:number-columns-repeated="16378"/>
        </table:table-row>
        <table:table-row table:style-name="ro1">
          <table:table-cell office:value-type="float" office:value="1.3" table:style-name="ce3">
            <text:p>1.3</text:p>
          </table:table-cell>
          <table:table-cell office:value-type="float" office:value="-0.27572000000000002" table:style-name="ce3">
            <text:p>-0.27572</text:p>
          </table:table-cell>
          <table:table-cell office:value-type="float" office:value="-0.241531086425636" table:style-name="ce1">
            <text:p>-0.241531086</text:p>
          </table:table-cell>
          <table:table-cell office:value-type="float" office:value="-0.21731" table:style-name="ce3">
            <text:p>-0.21731</text:p>
          </table:table-cell>
          <table:table-cell office:value-type="float" office:value="-0.18976999999999999" table:style-name="ce3">
            <text:p>-0.18977</text:p>
          </table:table-cell>
          <table:table-cell office:value-type="float" office:value="-0.39503759714706999" table:style-name="ce1">
            <text:p>-0.395037597</text:p>
          </table:table-cell>
          <table:table-cell table:number-columns-repeated="16378"/>
        </table:table-row>
        <table:table-row table:style-name="ro1">
          <table:table-cell office:value-type="float" office:value="1.35" table:style-name="ce3">
            <text:p>1.35</text:p>
          </table:table-cell>
          <table:table-cell office:value-type="float" office:value="-0.16077" table:style-name="ce3">
            <text:p>-0.16077</text:p>
          </table:table-cell>
          <table:table-cell office:value-type="float" office:value="-0.140165690698316" table:style-name="ce1">
            <text:p>-0.140165691</text:p>
          </table:table-cell>
          <table:table-cell office:value-type="float" office:value="-0.11718000000000001" table:style-name="ce3">
            <text:p>-0.11718</text:p>
          </table:table-cell>
          <table:table-cell office:value-type="float" office:value="-8.8400000000000006E-2" table:style-name="ce3">
            <text:p>-0.0884</text:p>
          </table:table-cell>
          <table:table-cell office:value-type="float" office:value="-0.304297032752188" table:style-name="ce1">
            <text:p>-0.304297033</text:p>
          </table:table-cell>
          <table:table-cell table:number-columns-repeated="16378"/>
        </table:table-row>
        <table:table-row table:style-name="ro1">
          <table:table-cell office:value-type="float" office:value="1.4" table:style-name="ce3">
            <text:p>1.4</text:p>
          </table:table-cell>
          <table:table-cell office:value-type="float" office:value="-0.13242000000000001" table:style-name="ce3">
            <text:p>-0.13242</text:p>
          </table:table-cell>
          <table:table-cell office:value-type="float" office:value="-0.102392640489656" table:style-name="ce1">
            <text:p>-0.10239264</text:p>
          </table:table-cell>
          <table:table-cell office:value-type="float" office:value="-0.10492" table:style-name="ce3">
            <text:p>-0.10492</text:p>
          </table:table-cell>
          <table:table-cell office:value-type="float" office:value="-5.7290000000000001E-2" table:style-name="ce3">
            <text:p>-0.05729</text:p>
          </table:table-cell>
          <table:table-cell office:value-type="float" office:value="-0.23746311705364501" table:style-name="ce1">
            <text:p>-0.237463117</text:p>
          </table:table-cell>
          <table:table-cell table:number-columns-repeated="16378"/>
        </table:table-row>
        <table:table-row table:style-name="ro1">
          <table:table-cell office:value-type="float" office:value="1.45" table:style-name="ce3">
            <text:p>1.45</text:p>
          </table:table-cell>
          <table:table-cell office:value-type="float" office:value="-0.16746" table:style-name="ce3">
            <text:p>-0.16746</text:p>
          </table:table-cell>
          <table:table-cell office:value-type="float" office:value="-0.119440192862029" table:style-name="ce1">
            <text:p>-0.119440193</text:p>
          </table:table-cell>
          <table:table-cell office:value-type="float" office:value="-0.15237999999999999" table:style-name="ce3">
            <text:p>-0.15238</text:p>
          </table:table-cell>
          <table:table-cell office:value-type="float" office:value="-9.1109999999999997E-2" table:style-name="ce3">
            <text:p>-0.09111</text:p>
          </table:table-cell>
          <table:table-cell office:value-type="float" office:value="-0.20544216788737499" table:style-name="ce1">
            <text:p>-0.205442168</text:p>
          </table:table-cell>
          <table:table-cell table:number-columns-repeated="16378"/>
        </table:table-row>
        <table:table-row table:style-name="ro1">
          <table:table-cell office:value-type="float" office:value="1.5" table:style-name="ce3">
            <text:p>1.5</text:p>
          </table:table-cell>
          <table:table-cell office:value-type="float" office:value="-0.24443999999999999" table:style-name="ce3">
            <text:p>-0.24444</text:p>
          </table:table-cell>
          <table:table-cell office:value-type="float" office:value="-0.18371219342428899" table:style-name="ce1">
            <text:p>-0.183712193</text:p>
          </table:table-cell>
          <table:table-cell office:value-type="float" office:value="-0.23504" table:style-name="ce3">
            <text:p>-0.23504</text:p>
          </table:table-cell>
          <table:table-cell office:value-type="float" office:value="-0.17848" table:style-name="ce3">
            <text:p>-0.17848</text:p>
          </table:table-cell>
          <table:table-cell office:value-type="float" office:value="-0.36572141480411102" table:style-name="ce1">
            <text:p>-0.365721415</text:p>
          </table:table-cell>
          <table:table-cell table:number-columns-repeated="16378"/>
        </table:table-row>
        <table:table-row table:style-name="ro1">
          <table:table-cell office:value-type="float" office:value="1.55" table:style-name="ce3">
            <text:p>1.55</text:p>
          </table:table-cell>
          <table:table-cell office:value-type="float" office:value="-0.34691" table:style-name="ce3">
            <text:p>-0.34691</text:p>
          </table:table-cell>
          <table:table-cell office:value-type="float" office:value="-0.28332483807053099" table:style-name="ce1">
            <text:p>-0.283324838</text:p>
          </table:table-cell>
          <table:table-cell office:value-type="float" office:value="-0.33751999999999999" table:style-name="ce3">
            <text:p>-0.33752</text:p>
          </table:table-cell>
          <table:table-cell office:value-type="float" office:value="-0.2974" table:style-name="ce3">
            <text:p>-0.2974</text:p>
          </table:table-cell>
          <table:table-cell office:value-type="float" office:value="-0.462831268815173" table:style-name="ce1">
            <text:p>-0.462831269</text:p>
          </table:table-cell>
          <table:table-cell table:number-columns-repeated="16378"/>
        </table:table-row>
        <table:table-row table:style-name="ro1">
          <table:table-cell office:value-type="float" office:value="1.6" table:style-name="ce3">
            <text:p>1.6</text:p>
          </table:table-cell>
          <table:table-cell office:value-type="float" office:value="-0.46039999999999998" table:style-name="ce3">
            <text:p>-0.4604</text:p>
          </table:table-cell>
          <table:table-cell office:value-type="float" office:value="-0.39930939529635101" table:style-name="ce1">
            <text:p>-0.399309395</text:p>
          </table:table-cell>
          <table:table-cell office:value-type="float" office:value="-0.44877" table:style-name="ce3">
            <text:p>-0.44877</text:p>
          </table:table-cell>
          <table:table-cell office:value-type="float" office:value="-0.41813" table:style-name="ce3">
            <text:p>-0.41813</text:p>
          </table:table-cell>
          <table:table-cell office:value-type="float" office:value="-0.58917005462651395" table:style-name="ce1">
            <text:p>-0.589170055</text:p>
          </table:table-cell>
          <table:table-cell table:number-columns-repeated="16378"/>
        </table:table-row>
        <table:table-row table:style-name="ro1">
          <table:table-cell office:value-type="float" office:value="1.65" table:style-name="ce3">
            <text:p>1.65</text:p>
          </table:table-cell>
          <table:table-cell office:value-type="float" office:value="-0.56698999999999999" table:style-name="ce3">
            <text:p>-0.56699</text:p>
          </table:table-cell>
          <table:table-cell office:value-type="float" office:value="-0.50676080487655495" table:style-name="ce1">
            <text:p>-0.506760805</text:p>
          </table:table-cell>
          <table:table-cell office:value-type="float" office:value="-0.55296000000000001" table:style-name="ce3">
            <text:p>-0.55296</text:p>
          </table:table-cell>
          <table:table-cell office:value-type="float" office:value="-0.51127" table:style-name="ce3">
            <text:p>-0.51127</text:p>
          </table:table-cell>
          <table:table-cell office:value-type="float" office:value="-0.64143312969625599" table:style-name="ce1">
            <text:p>-0.64143313</text:p>
          </table:table-cell>
          <table:table-cell table:number-columns-repeated="16378"/>
        </table:table-row>
        <table:table-row table:style-name="ro1">
          <table:table-cell office:value-type="float" office:value="1.7" table:style-name="ce3">
            <text:p>1.7</text:p>
          </table:table-cell>
          <table:table-cell office:value-type="float" office:value="-0.64385999999999999" table:style-name="ce3">
            <text:p>-0.64386</text:p>
          </table:table-cell>
          <table:table-cell office:value-type="float" office:value="-0.57939621492053195" table:style-name="ce1">
            <text:p>-0.579396215</text:p>
          </table:table-cell>
          <table:table-cell office:value-type="float" office:value="-0.62588999999999995" table:style-name="ce3">
            <text:p>-0.62589</text:p>
          </table:table-cell>
          <table:table-cell office:value-type="float" office:value="-0.55544000000000004" table:style-name="ce3">
            <text:p>-0.55544</text:p>
          </table:table-cell>
          <table:table-cell office:value-type="float" office:value="-0.74910029937249001" table:style-name="ce1">
            <text:p>-0.749100299</text:p>
          </table:table-cell>
          <table:table-cell table:number-columns-repeated="16378"/>
        </table:table-row>
        <table:table-row table:style-name="ro1">
          <table:table-cell office:value-type="float" office:value="1.75" table:style-name="ce3">
            <text:p>1.75</text:p>
          </table:table-cell>
          <table:table-cell office:value-type="float" office:value="-0.66837999999999997" table:style-name="ce3">
            <text:p>-0.66838</text:p>
          </table:table-cell>
          <table:table-cell office:value-type="float" office:value="-0.59560731390996602" table:style-name="ce1">
            <text:p>-0.595607314</text:p>
          </table:table-cell>
          <table:table-cell office:value-type="float" office:value="-0.64127000000000001" table:style-name="ce3">
            <text:p>-0.64127</text:p>
          </table:table-cell>
          <table:table-cell office:value-type="float" office:value="-0.54039999999999999" table:style-name="ce3">
            <text:p>-0.5404</text:p>
          </table:table-cell>
          <table:table-cell office:value-type="float" office:value="-0.66821904630128304" table:style-name="ce1">
            <text:p>-0.668219046</text:p>
          </table:table-cell>
          <table:table-cell table:number-columns-repeated="16378"/>
        </table:table-row>
        <table:table-row table:style-name="ro1">
          <table:table-cell office:value-type="float" office:value="1.8" table:style-name="ce3">
            <text:p>1.8</text:p>
          </table:table-cell>
          <table:table-cell office:value-type="float" office:value="-0.62626000000000004" table:style-name="ce3">
            <text:p>-0.62626</text:p>
          </table:table-cell>
          <table:table-cell office:value-type="float" office:value="-0.54365124277769605" table:style-name="ce1">
            <text:p>-0.543651243</text:p>
          </table:table-cell>
          <table:table-cell office:value-type="float" office:value="-0.58228000000000002" table:style-name="ce3">
            <text:p>-0.58228</text:p>
          </table:table-cell>
          <table:table-cell office:value-type="float" office:value="-0.46525" table:style-name="ce3">
            <text:p>-0.46525</text:p>
          </table:table-cell>
          <table:table-cell office:value-type="float" office:value="-0.78705428544150902" table:style-name="ce1">
            <text:p>-0.787054285</text:p>
          </table:table-cell>
          <table:table-cell table:number-columns-repeated="16378"/>
        </table:table-row>
        <table:table-row table:style-name="ro1">
          <table:table-cell office:value-type="float" office:value="1.85" table:style-name="ce3">
            <text:p>1.85</text:p>
          </table:table-cell>
          <table:table-cell office:value-type="float" office:value="-0.51666999999999996" table:style-name="ce3">
            <text:p>-0.51667</text:p>
          </table:table-cell>
          <table:table-cell office:value-type="float" office:value="-0.42418128088203899" table:style-name="ce1">
            <text:p>-0.424181281</text:p>
          </table:table-cell>
          <table:table-cell office:value-type="float" office:value="-0.44962000000000002" table:style-name="ce3">
            <text:p>-0.44962</text:p>
          </table:table-cell>
          <table:table-cell office:value-type="float" office:value="-0.33516000000000001" table:style-name="ce3">
            <text:p>-0.33516</text:p>
          </table:table-cell>
          <table:table-cell office:value-type="float" office:value="-0.587861296486203" table:style-name="ce1">
            <text:p>-0.587861296</text:p>
          </table:table-cell>
          <table:table-cell table:number-columns-repeated="16378"/>
        </table:table-row>
        <table:table-row table:style-name="ro1">
          <table:table-cell office:value-type="float" office:value="1.9" table:style-name="ce3">
            <text:p>1.9</text:p>
          </table:table-cell>
          <table:table-cell office:value-type="float" office:value="-0.35092000000000001" table:style-name="ce3">
            <text:p>-0.35092</text:p>
          </table:table-cell>
          <table:table-cell office:value-type="float" office:value="-0.24950636133655699" table:style-name="ce1">
            <text:p>-0.249506361</text:p>
          </table:table-cell>
          <table:table-cell office:value-type="float" office:value="-0.26027" table:style-name="ce3">
            <text:p>-0.26027</text:p>
          </table:table-cell>
          <table:table-cell office:value-type="float" office:value="-0.15967999999999999" table:style-name="ce3">
            <text:p>-0.15968</text:p>
          </table:table-cell>
          <table:table-cell office:value-type="float" office:value="-0.408561431263612" table:style-name="ce1">
            <text:p>-0.408561431</text:p>
          </table:table-cell>
          <table:table-cell table:number-columns-repeated="16378"/>
        </table:table-row>
        <table:table-row table:style-name="ro1">
          <table:table-cell office:value-type="float" office:value="1.95" table:style-name="ce3">
            <text:p>1.95</text:p>
          </table:table-cell>
          <table:table-cell office:value-type="float" office:value="-0.14641000000000001" table:style-name="ce3">
            <text:p>-0.14641</text:p>
          </table:table-cell>
          <table:table-cell office:value-type="float" office:value="-4.0212092899553901E-2" table:style-name="ce1">
            <text:p>-0.040212093</text:p>
          </table:table-cell>
          <table:table-cell office:value-type="float" office:value="-3.9030000000000002E-2" table:style-name="ce3">
            <text:p>-0.03903</text:p>
          </table:table-cell>
          <table:table-cell office:value-type="float" office:value="4.6435999999999998E-2" table:style-name="ce3">
            <text:p>0.046436</text:p>
          </table:table-cell>
          <table:table-cell office:value-type="float" office:value="-0.324713659741036" table:style-name="ce1">
            <text:p>-0.32471366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7.8759999999999997E-2" table:style-name="ce3">
            <text:p>0.07876</text:p>
          </table:table-cell>
          <table:table-cell office:value-type="float" office:value="0.17943929892821101" table:style-name="ce1">
            <text:p>0.179439299</text:p>
          </table:table-cell>
          <table:table-cell office:value-type="float" office:value="0.19029099999999999" table:style-name="ce3">
            <text:p>0.190291</text:p>
          </table:table-cell>
          <table:table-cell office:value-type="float" office:value="0.262181" table:style-name="ce3">
            <text:p>0.262181</text:p>
          </table:table-cell>
          <table:table-cell office:value-type="float" office:value="-3.6525117244588297E-2" table:style-name="ce1">
            <text:p>-0.036525117</text:p>
          </table:table-cell>
          <table:table-cell table:number-columns-repeated="16378"/>
        </table:table-row>
        <table:table-row table:style-name="ro1">
          <table:table-cell office:value-type="float" office:value="2.0499999999999998" table:style-name="ce3">
            <text:p>2.05</text:p>
          </table:table-cell>
          <table:table-cell office:value-type="float" office:value="0.30696600000000002" table:style-name="ce3">
            <text:p>0.306966</text:p>
          </table:table-cell>
          <table:table-cell office:value-type="float" office:value="0.385827630010317" table:style-name="ce1">
            <text:p>0.38582763</text:p>
          </table:table-cell>
          <table:table-cell office:value-type="float" office:value="0.40798099999999998" table:style-name="ce3">
            <text:p>0.407981</text:p>
          </table:table-cell>
          <table:table-cell office:value-type="float" office:value="0.46190999999999999" table:style-name="ce3">
            <text:p>0.46191</text:p>
          </table:table-cell>
          <table:table-cell office:value-type="float" office:value="2.0536737672958098E-2" table:style-name="ce1">
            <text:p>0.020536738</text:p>
          </table:table-cell>
          <table:table-cell table:number-columns-repeated="16378"/>
        </table:table-row>
        <table:table-row table:style-name="ro1">
          <table:table-cell office:value-type="float" office:value="2.1" table:style-name="ce3">
            <text:p>2.1</text:p>
          </table:table-cell>
          <table:table-cell office:value-type="float" office:value="0.51891699999999996" table:style-name="ce3">
            <text:p>0.518917</text:p>
          </table:table-cell>
          <table:table-cell office:value-type="float" office:value="0.55902486171780197" table:style-name="ce1">
            <text:p>0.559024862</text:p>
          </table:table-cell>
          <table:table-cell office:value-type="float" office:value="0.596306" table:style-name="ce3">
            <text:p>0.596306</text:p>
          </table:table-cell>
          <table:table-cell office:value-type="float" office:value="0.62031099999999995" table:style-name="ce3">
            <text:p>0.620311</text:p>
          </table:table-cell>
          <table:table-cell office:value-type="float" office:value="0.22217274182351901" table:style-name="ce1">
            <text:p>0.222172742</text:p>
          </table:table-cell>
          <table:table-cell table:number-columns-repeated="16378"/>
        </table:table-row>
        <table:table-row table:style-name="ro1">
          <table:table-cell office:value-type="float" office:value="2.15" table:style-name="ce3">
            <text:p>2.15</text:p>
          </table:table-cell>
          <table:table-cell office:value-type="float" office:value="0.69241399999999997" table:style-name="ce3">
            <text:p>0.692414</text:p>
          </table:table-cell>
          <table:table-cell office:value-type="float" office:value="0.684359136649211" table:style-name="ce1">
            <text:p>0.684359137</text:p>
          </table:table-cell>
          <table:table-cell office:value-type="float" office:value="0.73702199999999995" table:style-name="ce3">
            <text:p>0.737022</text:p>
          </table:table-cell>
          <table:table-cell office:value-type="float" office:value="0.71882199999999996" table:style-name="ce3">
            <text:p>0.718822</text:p>
          </table:table-cell>
          <table:table-cell office:value-type="float" office:value="0.45460818754271898" table:style-name="ce1">
            <text:p>0.454608188</text:p>
          </table:table-cell>
          <table:table-cell table:number-columns-repeated="16378"/>
        </table:table-row>
        <table:table-row table:style-name="ro1">
          <table:table-cell office:value-type="float" office:value="2.2000000000000002" table:style-name="ce3">
            <text:p>2.2</text:p>
          </table:table-cell>
          <table:table-cell office:value-type="float" office:value="0.80555299999999996" table:style-name="ce3">
            <text:p>0.805553</text:p>
          </table:table-cell>
          <table:table-cell office:value-type="float" office:value="0.75289895436112597" table:style-name="ce1">
            <text:p>0.752898954</text:p>
          </table:table-cell>
          <table:table-cell office:value-type="float" office:value="0.81334200000000001" table:style-name="ce3">
            <text:p>0.813342</text:p>
          </table:table-cell>
          <table:table-cell office:value-type="float" office:value="0.75017299999999998" table:style-name="ce3">
            <text:p>0.750173</text:p>
          </table:table-cell>
          <table:table-cell office:value-type="float" office:value="0.497448204002232" table:style-name="ce1">
            <text:p>0.497448204</text:p>
          </table:table-cell>
          <table:table-cell table:number-columns-repeated="16378"/>
        </table:table-row>
        <table:table-row table:style-name="ro1">
          <table:table-cell office:value-type="float" office:value="2.25" table:style-name="ce3">
            <text:p>2.25</text:p>
          </table:table-cell>
          <table:table-cell office:value-type="float" office:value="0.84366699999999994" table:style-name="ce3">
            <text:p>0.843667</text:p>
          </table:table-cell>
          <table:table-cell office:value-type="float" office:value="0.76148038292118703" table:style-name="ce1">
            <text:p>0.761480383</text:p>
          </table:table-cell>
          <table:table-cell office:value-type="float" office:value="0.81623500000000004" table:style-name="ce3">
            <text:p>0.816235</text:p>
          </table:table-cell>
          <table:table-cell office:value-type="float" office:value="0.71881499999999998" table:style-name="ce3">
            <text:p>0.718815</text:p>
          </table:table-cell>
          <table:table-cell office:value-type="float" office:value="0.55529531380396902" table:style-name="ce1">
            <text:p>0.555295314</text:p>
          </table:table-cell>
          <table:table-cell table:number-columns-repeated="16378"/>
        </table:table-row>
        <table:table-row table:style-name="ro1">
          <table:table-cell office:value-type="float" office:value="2.2999999999999998" table:style-name="ce3">
            <text:p>2.3</text:p>
          </table:table-cell>
          <table:table-cell office:value-type="float" office:value="0.80558300000000005" table:style-name="ce3">
            <text:p>0.805583</text:p>
          </table:table-cell>
          <table:table-cell office:value-type="float" office:value="0.71269241616698398" table:style-name="ce1">
            <text:p>0.712692416</text:p>
          </table:table-cell>
          <table:table-cell office:value-type="float" office:value="0.75015200000000004" table:style-name="ce3">
            <text:p>0.750152</text:p>
          </table:table-cell>
          <table:table-cell office:value-type="float" office:value="0.63759500000000002" table:style-name="ce3">
            <text:p>0.637595</text:p>
          </table:table-cell>
          <table:table-cell office:value-type="float" office:value="0.54822801984628799" table:style-name="ce1">
            <text:p>0.54822802</text:p>
          </table:table-cell>
          <table:table-cell table:number-columns-repeated="16378"/>
        </table:table-row>
        <table:table-row table:style-name="ro1">
          <table:table-cell office:value-type="float" office:value="2.35" table:style-name="ce3">
            <text:p>2.35</text:p>
          </table:table-cell>
          <table:table-cell office:value-type="float" office:value="0.70459499999999997" table:style-name="ce3">
            <text:p>0.704595</text:p>
          </table:table-cell>
          <table:table-cell office:value-type="float" office:value="0.61480594260226695" table:style-name="ce1">
            <text:p>0.614805943</text:p>
          </table:table-cell>
          <table:table-cell office:value-type="float" office:value="0.63296399999999997" table:style-name="ce3">
            <text:p>0.632964</text:p>
          </table:table-cell>
          <table:table-cell office:value-type="float" office:value="0.52298199999999995" table:style-name="ce3">
            <text:p>0.522982</text:p>
          </table:table-cell>
          <table:table-cell office:value-type="float" office:value="0.51795208153376404" table:style-name="ce1">
            <text:p>0.517952082</text:p>
          </table:table-cell>
          <table:table-cell table:number-columns-repeated="16378"/>
        </table:table-row>
        <table:table-row table:style-name="ro1">
          <table:table-cell office:value-type="float" office:value="2.4" table:style-name="ce3">
            <text:p>2.4</text:p>
          </table:table-cell>
          <table:table-cell office:value-type="float" office:value="0.56319900000000001" table:style-name="ce3">
            <text:p>0.563199</text:p>
          </table:table-cell>
          <table:table-cell office:value-type="float" office:value="0.48127520410818703" table:style-name="ce1">
            <text:p>0.481275204</text:p>
          </table:table-cell>
          <table:table-cell office:value-type="float" office:value="0.48920000000000002" table:style-name="ce3">
            <text:p>0.4892</text:p>
          </table:table-cell>
          <table:table-cell office:value-type="float" office:value="0.391287" table:style-name="ce3">
            <text:p>0.391287</text:p>
          </table:table-cell>
          <table:table-cell office:value-type="float" office:value="0.420405974809265" table:style-name="ce1">
            <text:p>0.420405975</text:p>
          </table:table-cell>
          <table:table-cell table:number-columns-repeated="16378"/>
        </table:table-row>
        <table:table-row table:style-name="ro1">
          <table:table-cell office:value-type="float" office:value="2.4500000000000002" table:style-name="ce3">
            <text:p>2.45</text:p>
          </table:table-cell>
          <table:table-cell office:value-type="float" office:value="0.40496799999999999" table:style-name="ce3">
            <text:p>0.404968</text:p>
          </table:table-cell>
          <table:table-cell office:value-type="float" office:value="0.32938348839293202" table:style-name="ce1">
            <text:p>0.329383488</text:p>
          </table:table-cell>
          <table:table-cell office:value-type="float" office:value="0.34085100000000002" table:style-name="ce3">
            <text:p>0.340851</text:p>
          </table:table-cell>
          <table:table-cell office:value-type="float" office:value="0.256853" table:style-name="ce3">
            <text:p>0.256853</text:p>
          </table:table-cell>
          <table:table-cell office:value-type="float" office:value="0.32381962405431902" table:style-name="ce1">
            <text:p>0.323819624</text:p>
          </table:table-cell>
          <table:table-cell table:number-columns-repeated="16378"/>
        </table:table-row>
        <table:table-row table:style-name="ro1">
          <table:table-cell office:value-type="float" office:value="2.5" table:style-name="ce3">
            <text:p>2.5</text:p>
          </table:table-cell>
          <table:table-cell office:value-type="float" office:value="0.24851300000000001" table:style-name="ce3">
            <text:p>0.248513</text:p>
          </table:table-cell>
          <table:table-cell office:value-type="float" office:value="0.17789197074234001" table:style-name="ce1">
            <text:p>0.177891971</text:p>
          </table:table-cell>
          <table:table-cell office:value-type="float" office:value="0.201684" table:style-name="ce3">
            <text:p>0.201684</text:p>
          </table:table-cell>
          <table:table-cell office:value-type="float" office:value="0.13159299999999999" table:style-name="ce3">
            <text:p>0.131593</text:p>
          </table:table-cell>
          <table:table-cell office:value-type="float" office:value="0.243549124781926" table:style-name="ce1">
            <text:p>0.243549125</text:p>
          </table:table-cell>
          <table:table-cell table:number-columns-repeated="16378"/>
        </table:table-row>
        <table:table-row table:style-name="ro1">
          <table:table-cell office:value-type="float" office:value="2.5499999999999998" table:style-name="ce3">
            <text:p>2.55</text:p>
          </table:table-cell>
          <table:table-cell office:value-type="float" office:value="0.10624699999999999" table:style-name="ce3">
            <text:p>0.106247</text:p>
          </table:table-cell>
          <table:table-cell office:value-type="float" office:value="4.4031813574076803E-2" table:style-name="ce1">
            <text:p>0.044031814</text:p>
          </table:table-cell>
          <table:table-cell office:value-type="float" office:value="7.7910999999999994E-2" table:style-name="ce3">
            <text:p>0.077911</text:p>
          </table:table-cell>
          <table:table-cell office:value-type="float" office:value="2.4763E-2" table:style-name="ce3">
            <text:p>0.024763</text:p>
          </table:table-cell>
          <table:table-cell office:value-type="float" office:value="0.220514981512452" table:style-name="ce1">
            <text:p>0.220514982</text:p>
          </table:table-cell>
          <table:table-cell table:number-columns-repeated="16378"/>
        </table:table-row>
        <table:table-row table:style-name="ro1">
          <table:table-cell office:value-type="float" office:value="2.6" table:style-name="ce3">
            <text:p>2.6</text:p>
          </table:table-cell>
          <table:table-cell office:value-type="float" office:value="-1.328E-2" table:style-name="ce3">
            <text:p>-0.01328</text:p>
          </table:table-cell>
          <table:table-cell office:value-type="float" office:value="-5.9404731133349001E-2" table:style-name="ce1">
            <text:p>-0.059404731</text:p>
          </table:table-cell>
          <table:table-cell office:value-type="float" office:value="-2.6960000000000001E-2" table:style-name="ce3">
            <text:p>-0.02696</text:p>
          </table:table-cell>
          <table:table-cell office:value-type="float" office:value="-5.7509999999999999E-2" table:style-name="ce3">
            <text:p>-0.05751</text:p>
          </table:table-cell>
          <table:table-cell office:value-type="float" office:value="9.8049209224144694E-3" table:style-name="ce1">
            <text:p>0.009804921</text:p>
          </table:table-cell>
          <table:table-cell table:number-columns-repeated="16378"/>
        </table:table-row>
        <table:table-row table:style-name="ro1">
          <table:table-cell office:value-type="float" office:value="2.65" table:style-name="ce3">
            <text:p>2.65</text:p>
          </table:table-cell>
          <table:table-cell office:value-type="float" office:value="-0.10299" table:style-name="ce3">
            <text:p>-0.10299</text:p>
          </table:table-cell>
          <table:table-cell office:value-type="float" office:value="-0.126000130094712" table:style-name="ce1">
            <text:p>-0.12600013</text:p>
          </table:table-cell>
          <table:table-cell office:value-type="float" office:value="-0.10808" table:style-name="ce3">
            <text:p>-0.10808</text:p>
          </table:table-cell>
          <table:table-cell office:value-type="float" office:value="-0.11261" table:style-name="ce3">
            <text:p>-0.11261</text:p>
          </table:table-cell>
          <table:table-cell office:value-type="float" office:value="6.1403981295424801E-3" table:style-name="ce1">
            <text:p>0.006140398</text:p>
          </table:table-cell>
          <table:table-cell table:number-columns-repeated="16378"/>
        </table:table-row>
        <table:table-row table:style-name="ro1">
          <table:table-cell office:value-type="float" office:value="2.7" table:style-name="ce3">
            <text:p>2.7</text:p>
          </table:table-cell>
          <table:table-cell office:value-type="float" office:value="-0.15740999999999999" table:style-name="ce3">
            <text:p>-0.15741</text:p>
          </table:table-cell>
          <table:table-cell office:value-type="float" office:value="-0.15606482075046299" table:style-name="ce1">
            <text:p>-0.156064821</text:p>
          </table:table-cell>
          <table:table-cell office:value-type="float" office:value="-0.15942999999999999" table:style-name="ce3">
            <text:p>-0.15943</text:p>
          </table:table-cell>
          <table:table-cell office:value-type="float" office:value="-0.14112" table:style-name="ce3">
            <text:p>-0.14112</text:p>
          </table:table-cell>
          <table:table-cell office:value-type="float" office:value="-4.63844285682707E-2" table:style-name="ce1">
            <text:p>-0.046384429</text:p>
          </table:table-cell>
          <table:table-cell table:number-columns-repeated="16378"/>
        </table:table-row>
        <table:table-row table:style-name="ro1">
          <table:table-cell office:value-type="float" office:value="2.75" table:style-name="ce3">
            <text:p>2.75</text:p>
          </table:table-cell>
          <table:table-cell office:value-type="float" office:value="-0.17509" table:style-name="ce3">
            <text:p>-0.17509</text:p>
          </table:table-cell>
          <table:table-cell office:value-type="float" office:value="-0.15534351562749399" table:style-name="ce1">
            <text:p>-0.155343516</text:p>
          </table:table-cell>
          <table:table-cell office:value-type="float" office:value="-0.17752000000000001" table:style-name="ce3">
            <text:p>-0.17752</text:p>
          </table:table-cell>
          <table:table-cell office:value-type="float" office:value="-0.14596000000000001" table:style-name="ce3">
            <text:p>-0.14596</text:p>
          </table:table-cell>
          <table:table-cell office:value-type="float" office:value="-7.6834867966159598E-2" table:style-name="ce1">
            <text:p>-0.076834868</text:p>
          </table:table-cell>
          <table:table-cell table:number-columns-repeated="16378"/>
        </table:table-row>
        <table:table-row table:style-name="ro1">
          <table:table-cell office:value-type="float" office:value="2.8" table:style-name="ce3">
            <text:p>2.8</text:p>
          </table:table-cell>
          <table:table-cell office:value-type="float" office:value="-0.16048999999999999" table:style-name="ce3">
            <text:p>-0.16049</text:p>
          </table:table-cell>
          <table:table-cell office:value-type="float" office:value="-0.13259658027350599" table:style-name="ce1">
            <text:p>-0.13259658</text:p>
          </table:table-cell>
          <table:table-cell office:value-type="float" office:value="-0.16489000000000001" table:style-name="ce3">
            <text:p>-0.16489</text:p>
          </table:table-cell>
          <table:table-cell office:value-type="float" office:value="-0.13136999999999999" table:style-name="ce3">
            <text:p>-0.13137</text:p>
          </table:table-cell>
          <table:table-cell office:value-type="float" office:value="-0.16364915794011201" table:style-name="ce1">
            <text:p>-0.163649158</text:p>
          </table:table-cell>
          <table:table-cell table:number-columns-repeated="16378"/>
        </table:table-row>
        <table:table-row table:style-name="ro1">
          <table:table-cell office:value-type="float" office:value="2.85" table:style-name="ce3">
            <text:p>2.85</text:p>
          </table:table-cell>
          <table:table-cell office:value-type="float" office:value="-0.12317" table:style-name="ce3">
            <text:p>-0.12317</text:p>
          </table:table-cell>
          <table:table-cell office:value-type="float" office:value="-9.6947185798337193E-2" table:style-name="ce1">
            <text:p>-0.096947186</text:p>
          </table:table-cell>
          <table:table-cell office:value-type="float" office:value="-0.13002" table:style-name="ce3">
            <text:p>-0.13002</text:p>
          </table:table-cell>
          <table:table-cell office:value-type="float" office:value="-0.10227" table:style-name="ce3">
            <text:p>-0.10227</text:p>
          </table:table-cell>
          <table:table-cell office:value-type="float" office:value="-0.112171337754552" table:style-name="ce1">
            <text:p>-0.112171338</text:p>
          </table:table-cell>
          <table:table-cell table:number-columns-repeated="16378"/>
        </table:table-row>
        <table:table-row table:style-name="ro1">
          <table:table-cell office:value-type="float" office:value="2.9" table:style-name="ce3">
            <text:p>2.9</text:p>
          </table:table-cell>
          <table:table-cell office:value-type="float" office:value="-7.4279999999999999E-2" table:style-name="ce3">
            <text:p>-0.07428</text:p>
          </table:table-cell>
          <table:table-cell office:value-type="float" office:value="-5.5879978015961597E-2" table:style-name="ce1">
            <text:p>-0.055879978</text:p>
          </table:table-cell>
          <table:table-cell office:value-type="float" office:value="-8.3540000000000003E-2" table:style-name="ce3">
            <text:p>-0.08354</text:p>
          </table:table-cell>
          <table:table-cell office:value-type="float" office:value="-6.3990000000000005E-2" table:style-name="ce3">
            <text:p>-0.06399</text:p>
          </table:table-cell>
          <table:table-cell office:value-type="float" office:value="-0.119413132797611" table:style-name="ce1">
            <text:p>-0.119413133</text:p>
          </table:table-cell>
          <table:table-cell table:number-columns-repeated="16378"/>
        </table:table-row>
        <table:table-row table:style-name="ro1">
          <table:table-cell office:value-type="float" office:value="2.95" table:style-name="ce3">
            <text:p>2.95</text:p>
          </table:table-cell>
          <table:table-cell office:value-type="float" office:value="-2.2759999999999999E-2" table:style-name="ce3">
            <text:p>-0.02276</text:p>
          </table:table-cell>
          <table:table-cell office:value-type="float" office:value="-1.44159863673269E-2" table:style-name="ce1">
            <text:p>-0.014415986</text:p>
          </table:table-cell>
          <table:table-cell office:value-type="float" office:value="-3.3869999999999997E-2" table:style-name="ce3">
            <text:p>-0.03387</text:p>
          </table:table-cell>
          <table:table-cell office:value-type="float" office:value="-2.2030000000000001E-2" table:style-name="ce3">
            <text:p>-0.02203</text:p>
          </table:table-cell>
          <table:table-cell office:value-type="float" office:value="-3.9753387324021602E-2" table:style-name="ce1">
            <text:p>-0.039753387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2.6304000000000001E-2" table:style-name="ce3">
            <text:p>0.026304</text:p>
          </table:table-cell>
          <table:table-cell office:value-type="float" office:value="2.4551506210539701E-2" table:style-name="ce1">
            <text:p>0.024551506</text:p>
          </table:table-cell>
          <table:table-cell office:value-type="float" office:value="1.4643E-2" table:style-name="ce3">
            <text:p>0.014643</text:p>
          </table:table-cell>
          <table:table-cell office:value-type="float" office:value="1.8488000000000001E-2" table:style-name="ce3">
            <text:p>0.018488</text:p>
          </table:table-cell>
          <table:table-cell office:value-type="float" office:value="6.8384024710364004E-3" table:style-name="ce1">
            <text:p>0.006838402</text:p>
          </table:table-cell>
          <table:table-cell table:number-columns-repeated="16378"/>
        </table:table-row>
        <table:table-row table:style-name="ro1">
          <table:table-cell office:value-type="float" office:value="3.05" table:style-name="ce3">
            <text:p>3.05</text:p>
          </table:table-cell>
          <table:table-cell office:value-type="float" office:value="7.0473999999999995E-2" table:style-name="ce3">
            <text:p>0.070474</text:p>
          </table:table-cell>
          <table:table-cell office:value-type="float" office:value="5.9246136691217498E-2" table:style-name="ce1">
            <text:p>0.059246137</text:p>
          </table:table-cell>
          <table:table-cell office:value-type="float" office:value="6.0095999999999997E-2" table:style-name="ce3">
            <text:p>0.060096</text:p>
          </table:table-cell>
          <table:table-cell office:value-type="float" office:value="5.3584E-2" table:style-name="ce3">
            <text:p>0.053584</text:p>
          </table:table-cell>
          <table:table-cell office:value-type="float" office:value="3.9906358149560298E-2" table:style-name="ce1">
            <text:p>0.039906358</text:p>
          </table:table-cell>
          <table:table-cell table:number-columns-repeated="16378"/>
        </table:table-row>
        <table:table-row table:style-name="ro1">
          <table:table-cell office:value-type="float" office:value="3.1" table:style-name="ce3">
            <text:p>3.1</text:p>
          </table:table-cell>
          <table:table-cell office:value-type="float" office:value="0.10768" table:style-name="ce3">
            <text:p>0.10768</text:p>
          </table:table-cell>
          <table:table-cell office:value-type="float" office:value="8.8008484008098395E-2" table:style-name="ce1">
            <text:p>0.088008484</text:p>
          </table:table-cell>
          <table:table-cell office:value-type="float" office:value="0.10023700000000001" table:style-name="ce3">
            <text:p>0.100237</text:p>
          </table:table-cell>
          <table:table-cell office:value-type="float" office:value="8.0845E-2" table:style-name="ce3">
            <text:p>0.080845</text:p>
          </table:table-cell>
          <table:table-cell office:value-type="float" office:value="-8.3431919565640795E-3" table:style-name="ce1">
            <text:p>-0.008343192</text:p>
          </table:table-cell>
          <table:table-cell table:number-columns-repeated="16378"/>
        </table:table-row>
        <table:table-row table:style-name="ro1">
          <table:table-cell office:value-type="float" office:value="3.15" table:style-name="ce3">
            <text:p>3.15</text:p>
          </table:table-cell>
          <table:table-cell office:value-type="float" office:value="0.13500499999999999" table:style-name="ce3">
            <text:p>0.135005</text:p>
          </table:table-cell>
          <table:table-cell office:value-type="float" office:value="0.108857039983218" table:style-name="ce1">
            <text:p>0.10885704</text:p>
          </table:table-cell>
          <table:table-cell office:value-type="float" office:value="0.13117999999999999" table:style-name="ce3">
            <text:p>0.13118</text:p>
          </table:table-cell>
          <table:table-cell office:value-type="float" office:value="9.9377999999999994E-2" table:style-name="ce3">
            <text:p>0.099378</text:p>
          </table:table-cell>
          <table:table-cell office:value-type="float" office:value="2.3886247939843802E-3" table:style-name="ce1">
            <text:p>0.002388625</text:p>
          </table:table-cell>
          <table:table-cell table:number-columns-repeated="16378"/>
        </table:table-row>
        <table:table-row table:style-name="ro1">
          <table:table-cell office:value-type="float" office:value="3.2" table:style-name="ce3">
            <text:p>3.2</text:p>
          </table:table-cell>
          <table:table-cell office:value-type="float" office:value="0.14955099999999999" table:style-name="ce3">
            <text:p>0.149551</text:p>
          </table:table-cell>
          <table:table-cell office:value-type="float" office:value="0.11978331630184499" table:style-name="ce1">
            <text:p>0.119783316</text:p>
          </table:table-cell>
          <table:table-cell office:value-type="float" office:value="0.14880599999999999" table:style-name="ce3">
            <text:p>0.148806</text:p>
          </table:table-cell>
          <table:table-cell office:value-type="float" office:value="0.109294" table:style-name="ce3">
            <text:p>0.109294</text:p>
          </table:table-cell>
          <table:table-cell office:value-type="float" office:value="4.7235403735305402E-2" table:style-name="ce1">
            <text:p>0.047235404</text:p>
          </table:table-cell>
          <table:table-cell table:number-columns-repeated="16378"/>
        </table:table-row>
        <table:table-row table:style-name="ro1">
          <table:table-cell office:value-type="float" office:value="3.25" table:style-name="ce3">
            <text:p>3.25</text:p>
          </table:table-cell>
          <table:table-cell office:value-type="float" office:value="0.15030099999999999" table:style-name="ce3">
            <text:p>0.150301</text:p>
          </table:table-cell>
          <table:table-cell office:value-type="float" office:value="0.11953559329994901" table:style-name="ce1">
            <text:p>0.119535593</text:p>
          </table:table-cell>
          <table:table-cell office:value-type="float" office:value="0.151365" table:style-name="ce3">
            <text:p>0.151365</text:p>
          </table:table-cell>
          <table:table-cell office:value-type="float" office:value="0.111078" table:style-name="ce3">
            <text:p>0.111078</text:p>
          </table:table-cell>
          <table:table-cell office:value-type="float" office:value="6.5732518785032001E-2" table:style-name="ce1">
            <text:p>0.065732519</text:p>
          </table:table-cell>
          <table:table-cell table:number-columns-repeated="16378"/>
        </table:table-row>
        <table:table-row table:style-name="ro1">
          <table:table-cell office:value-type="float" office:value="3.3" table:style-name="ce3">
            <text:p>3.3</text:p>
          </table:table-cell>
          <table:table-cell office:value-type="float" office:value="0.13906199999999999" table:style-name="ce3">
            <text:p>0.139062</text:p>
          </table:table-cell>
          <table:table-cell office:value-type="float" office:value="0.10838978787083101" table:style-name="ce1">
            <text:p>0.108389788</text:p>
          </table:table-cell>
          <table:table-cell office:value-type="float" office:value="0.140733" table:style-name="ce3">
            <text:p>0.140733</text:p>
          </table:table-cell>
          <table:table-cell office:value-type="float" office:value="0.105209" table:style-name="ce3">
            <text:p>0.105209</text:p>
          </table:table-cell>
          <table:table-cell office:value-type="float" office:value="-5.4639240478797698E-3" table:style-name="ce1">
            <text:p>-0.005463924</text:p>
          </table:table-cell>
          <table:table-cell table:number-columns-repeated="16378"/>
        </table:table-row>
        <table:table-row table:style-name="ro1">
          <table:table-cell office:value-type="float" office:value="3.35" table:style-name="ce3">
            <text:p>3.35</text:p>
          </table:table-cell>
          <table:table-cell office:value-type="float" office:value="0.119507" table:style-name="ce3">
            <text:p>0.119507</text:p>
          </table:table-cell>
          <table:table-cell office:value-type="float" office:value="8.8425041059582599E-2" table:style-name="ce1">
            <text:p>0.088425041</text:p>
          </table:table-cell>
          <table:table-cell office:value-type="float" office:value="0.121146" table:style-name="ce3">
            <text:p>0.121146</text:p>
          </table:table-cell>
          <table:table-cell office:value-type="float" office:value="9.2173000000000005E-2" table:style-name="ce3">
            <text:p>0.092173</text:p>
          </table:table-cell>
          <table:table-cell office:value-type="float" office:value="9.0511672908250906E-2" table:style-name="ce1">
            <text:p>0.090511673</text:p>
          </table:table-cell>
          <table:table-cell table:number-columns-repeated="16378"/>
        </table:table-row>
        <table:table-row table:style-name="ro1">
          <table:table-cell office:value-type="float" office:value="3.4" table:style-name="ce3">
            <text:p>3.4</text:p>
          </table:table-cell>
          <table:table-cell office:value-type="float" office:value="9.5079999999999998E-2" table:style-name="ce3">
            <text:p>0.09508</text:p>
          </table:table-cell>
          <table:table-cell office:value-type="float" office:value="6.3088524526126205E-2" table:style-name="ce1">
            <text:p>0.063088525</text:p>
          </table:table-cell>
          <table:table-cell office:value-type="float" office:value="9.6472000000000002E-2" table:style-name="ce3">
            <text:p>0.096472</text:p>
          </table:table-cell>
          <table:table-cell office:value-type="float" office:value="7.2776999999999994E-2" table:style-name="ce3">
            <text:p>0.072777</text:p>
          </table:table-cell>
          <table:table-cell office:value-type="float" office:value="1.90534784472743E-2" table:style-name="ce1">
            <text:p>0.019053478</text:p>
          </table:table-cell>
          <table:table-cell table:number-columns-repeated="16378"/>
        </table:table-row>
        <table:table-row table:style-name="ro1">
          <table:table-cell office:value-type="float" office:value="3.45" table:style-name="ce3">
            <text:p>3.45</text:p>
          </table:table-cell>
          <table:table-cell office:value-type="float" office:value="6.7514000000000005E-2" table:style-name="ce3">
            <text:p>0.067514</text:p>
          </table:table-cell>
          <table:table-cell office:value-type="float" office:value="3.6202616340499198E-2" table:style-name="ce1">
            <text:p>0.036202616</text:p>
          </table:table-cell>
          <table:table-cell office:value-type="float" office:value="6.8363999999999994E-2" table:style-name="ce3">
            <text:p>0.068364</text:p>
          </table:table-cell>
          <table:table-cell office:value-type="float" office:value="4.8469999999999999E-2" table:style-name="ce3">
            <text:p>0.04847</text:p>
          </table:table-cell>
          <table:table-cell office:value-type="float" office:value="-9.8298501467263294E-2" table:style-name="ce1">
            <text:p>-0.098298501</text:p>
          </table:table-cell>
          <table:table-cell table:number-columns-repeated="16378"/>
        </table:table-row>
        <table:table-row table:style-name="ro1">
          <table:table-cell office:value-type="float" office:value="3.5" table:style-name="ce3">
            <text:p>3.5</text:p>
          </table:table-cell>
          <table:table-cell office:value-type="float" office:value="3.7083999999999999E-2" table:style-name="ce3">
            <text:p>0.037084</text:p>
          </table:table-cell>
          <table:table-cell office:value-type="float" office:value="1.08501134815837E-2" table:style-name="ce1">
            <text:p>0.010850113</text:p>
          </table:table-cell>
          <table:table-cell office:value-type="float" office:value="3.6712000000000002E-2" table:style-name="ce3">
            <text:p>0.036712</text:p>
          </table:table-cell>
          <table:table-cell office:value-type="float" office:value="2.1353E-2" table:style-name="ce3">
            <text:p>0.021353</text:p>
          </table:table-cell>
          <table:table-cell office:value-type="float" office:value="-4.7693186708575599E-2" table:style-name="ce1">
            <text:p>-0.047693187</text:p>
          </table:table-cell>
          <table:table-cell table:number-columns-repeated="16378"/>
        </table:table-row>
        <table:table-row table:style-name="ro1">
          <table:table-cell office:value-type="float" office:value="3.55" table:style-name="ce3">
            <text:p>3.55</text:p>
          </table:table-cell>
          <table:table-cell office:value-type="float" office:value="4.1599999999999996E-3" table:style-name="ce3">
            <text:p>0.00416</text:p>
          </table:table-cell>
          <table:table-cell office:value-type="float" office:value="-1.13672910781358E-2" table:style-name="ce1">
            <text:p>-0.011367291</text:p>
          </table:table-cell>
          <table:table-cell office:value-type="float" office:value="1.7520000000000001E-3" table:style-name="ce3">
            <text:p>0.001752</text:p>
          </table:table-cell>
          <table:table-cell office:value-type="float" office:value="-6.2199999999999998E-3" table:style-name="ce3">
            <text:p>-0.00622</text:p>
          </table:table-cell>
          <table:table-cell office:value-type="float" office:value="-9.74259960403904E-2" table:style-name="ce1">
            <text:p>-0.097425996</text:p>
          </table:table-cell>
          <table:table-cell table:number-columns-repeated="16378"/>
        </table:table-row>
        <table:table-row table:style-name="ro1">
          <table:table-cell office:value-type="float" office:value="3.6" table:style-name="ce3">
            <text:p>3.6</text:p>
          </table:table-cell>
          <table:table-cell office:value-type="float" office:value="-2.945E-2" table:style-name="ce3">
            <text:p>-0.02945</text:p>
          </table:table-cell>
          <table:table-cell office:value-type="float" office:value="-3.0387336916152599E-2" table:style-name="ce1">
            <text:p>-0.030387337</text:p>
          </table:table-cell>
          <table:table-cell office:value-type="float" office:value="-3.4250000000000003E-2" table:style-name="ce3">
            <text:p>-0.03425</text:p>
          </table:table-cell>
          <table:table-cell office:value-type="float" office:value="-3.2230000000000002E-2" table:style-name="ce3">
            <text:p>-0.03223</text:p>
          </table:table-cell>
          <table:table-cell office:value-type="float" office:value="-0.158675877006939" table:style-name="ce1">
            <text:p>-0.158675877</text:p>
          </table:table-cell>
          <table:table-cell table:number-columns-repeated="16378"/>
        </table:table-row>
        <table:table-row table:style-name="ro1">
          <table:table-cell office:value-type="float" office:value="3.65" table:style-name="ce3">
            <text:p>3.65</text:p>
          </table:table-cell>
          <table:table-cell office:value-type="float" office:value="-6.062E-2" table:style-name="ce3">
            <text:p>-0.06062</text:p>
          </table:table-cell>
          <table:table-cell office:value-type="float" office:value="-4.7083985844801203E-2" table:style-name="ce1">
            <text:p>-0.047083986</text:p>
          </table:table-cell>
          <table:table-cell office:value-type="float" office:value="-6.7269999999999996E-2" table:style-name="ce3">
            <text:p>-0.06727</text:p>
          </table:table-cell>
          <table:table-cell office:value-type="float" office:value="-5.5370000000000003E-2" table:style-name="ce3">
            <text:p>-0.05537</text:p>
          </table:table-cell>
          <table:table-cell office:value-type="float" office:value="-0.146897053744133" table:style-name="ce1">
            <text:p>-0.146897054</text:p>
          </table:table-cell>
          <table:table-cell table:number-columns-repeated="16378"/>
        </table:table-row>
        <table:table-row table:style-name="ro1">
          <table:table-cell office:value-type="float" office:value="3.7" table:style-name="ce3">
            <text:p>3.7</text:p>
          </table:table-cell>
          <table:table-cell office:value-type="float" office:value="-8.6330000000000004E-2" table:style-name="ce3">
            <text:p>-0.08633</text:p>
          </table:table-cell>
          <table:table-cell office:value-type="float" office:value="-6.2335926102548102E-2" table:style-name="ce1">
            <text:p>-0.062335926</text:p>
          </table:table-cell>
          <table:table-cell office:value-type="float" office:value="-9.3560000000000004E-2" table:style-name="ce3">
            <text:p>-0.09356</text:p>
          </table:table-cell>
          <table:table-cell office:value-type="float" office:value="-7.4880000000000002E-2" table:style-name="ce3">
            <text:p>-0.07488</text:p>
          </table:table-cell>
          <table:table-cell office:value-type="float" office:value="-0.26817530807960999" table:style-name="ce1">
            <text:p>-0.268175308</text:p>
          </table:table-cell>
          <table:table-cell table:number-columns-repeated="16378"/>
        </table:table-row>
        <table:table-row table:style-name="ro1">
          <table:table-cell office:value-type="float" office:value="3.75" table:style-name="ce3">
            <text:p>3.75</text:p>
          </table:table-cell>
          <table:table-cell office:value-type="float" office:value="-0.10514999999999999" table:style-name="ce3">
            <text:p>-0.10515</text:p>
          </table:table-cell>
          <table:table-cell office:value-type="float" office:value="-7.6240887427646106E-2" table:style-name="ce1">
            <text:p>-0.076240887</text:p>
          </table:table-cell>
          <table:table-cell office:value-type="float" office:value="-0.11156000000000001" table:style-name="ce3">
            <text:p>-0.11156</text:p>
          </table:table-cell>
          <table:table-cell office:value-type="float" office:value="-9.0109999999999996E-2" table:style-name="ce3">
            <text:p>-0.09011</text:p>
          </table:table-cell>
          <table:table-cell office:value-type="float" office:value="-0.203260904320194" table:style-name="ce1">
            <text:p>-0.203260904</text:p>
          </table:table-cell>
          <table:table-cell table:number-columns-repeated="16378"/>
        </table:table-row>
        <table:table-row table:style-name="ro1">
          <table:table-cell office:value-type="float" office:value="3.8" table:style-name="ce3">
            <text:p>3.8</text:p>
          </table:table-cell>
          <table:table-cell office:value-type="float" office:value="-0.11752" table:style-name="ce3">
            <text:p>-0.11752</text:p>
          </table:table-cell>
          <table:table-cell office:value-type="float" office:value="-8.7857090773365898E-2" table:style-name="ce1">
            <text:p>-0.087857091</text:p>
          </table:table-cell>
          <table:table-cell office:value-type="float" office:value="-0.1222" table:style-name="ce3">
            <text:p>-0.1222</text:p>
          </table:table-cell>
          <table:table-cell office:value-type="float" office:value="-0.10022" table:style-name="ce3">
            <text:p>-0.10022</text:p>
          </table:table-cell>
          <table:table-cell office:value-type="float" office:value="-0.19933462989925799" table:style-name="ce1">
            <text:p>-0.19933463</text:p>
          </table:table-cell>
          <table:table-cell table:number-columns-repeated="16378"/>
        </table:table-row>
        <table:table-row table:style-name="ro1">
          <table:table-cell office:value-type="float" office:value="3.85" table:style-name="ce3">
            <text:p>3.85</text:p>
          </table:table-cell>
          <table:table-cell office:value-type="float" office:value="-0.12464" table:style-name="ce3">
            <text:p>-0.12464</text:p>
          </table:table-cell>
          <table:table-cell office:value-type="float" office:value="-9.5579064884584897E-2" table:style-name="ce1">
            <text:p>-0.095579065</text:p>
          </table:table-cell>
          <table:table-cell office:value-type="float" office:value="-0.12737000000000001" table:style-name="ce3">
            <text:p>-0.12737</text:p>
          </table:table-cell>
          <table:table-cell office:value-type="float" office:value="-0.10442" table:style-name="ce3">
            <text:p>-0.10442</text:p>
          </table:table-cell>
          <table:table-cell office:value-type="float" office:value="-0.214603474869554" table:style-name="ce1">
            <text:p>-0.214603475</text:p>
          </table:table-cell>
          <table:table-cell table:number-columns-repeated="16378"/>
        </table:table-row>
        <table:table-row table:style-name="ro1">
          <table:table-cell office:value-type="float" office:value="3.9" table:style-name="ce3">
            <text:p>3.9</text:p>
          </table:table-cell>
          <table:table-cell office:value-type="float" office:value="-0.12719" table:style-name="ce3">
            <text:p>-0.12719</text:p>
          </table:table-cell>
          <table:table-cell office:value-type="float" office:value="-9.7937899302766696E-2" table:style-name="ce1">
            <text:p>-0.097937899</text:p>
          </table:table-cell>
          <table:table-cell office:value-type="float" office:value="-0.12805" table:style-name="ce3">
            <text:p>-0.12805</text:p>
          </table:table-cell>
          <table:table-cell office:value-type="float" office:value="-0.10256999999999999" table:style-name="ce3">
            <text:p>-0.10257</text:p>
          </table:table-cell>
          <table:table-cell office:value-type="float" office:value="-0.18328053004477901" table:style-name="ce1">
            <text:p>-0.18328053</text:p>
          </table:table-cell>
          <table:table-cell table:number-columns-repeated="16378"/>
        </table:table-row>
        <table:table-row table:style-name="ro1">
          <table:table-cell office:value-type="float" office:value="3.95" table:style-name="ce3">
            <text:p>3.95</text:p>
          </table:table-cell>
          <table:table-cell office:value-type="float" office:value="-0.12481" table:style-name="ce3">
            <text:p>-0.12481</text:p>
          </table:table-cell>
          <table:table-cell office:value-type="float" office:value="-9.4410475781759207E-2" table:style-name="ce1">
            <text:p>-0.094410476</text:p>
          </table:table-cell>
          <table:table-cell office:value-type="float" office:value="-0.12381" table:style-name="ce3">
            <text:p>-0.12381</text:p>
          </table:table-cell>
          <table:table-cell office:value-type="float" office:value="-9.5570000000000002E-2" table:style-name="ce3">
            <text:p>-0.09557</text:p>
          </table:table-cell>
          <table:table-cell office:value-type="float" office:value="-0.25796699458518102" table:style-name="ce1">
            <text:p>-0.257966995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-0.11691" table:style-name="ce3">
            <text:p>-0.11691</text:p>
          </table:table-cell>
          <table:table-cell office:value-type="float" office:value="-8.5824525546213795E-2" table:style-name="ce1">
            <text:p>-0.085824526</text:p>
          </table:table-cell>
          <table:table-cell office:value-type="float" office:value="-0.11379" table:style-name="ce3">
            <text:p>-0.11379</text:p>
          </table:table-cell>
          <table:table-cell office:value-type="float" office:value="-8.5050000000000001E-2" table:style-name="ce3">
            <text:p>-0.08505</text:p>
          </table:table-cell>
          <table:table-cell office:value-type="float" office:value="-0.14314528040857899" table:style-name="ce1">
            <text:p>-0.14314528</text:p>
          </table:table-cell>
          <table:table-cell table:number-columns-repeated="16378"/>
        </table:table-row>
        <table:table-row table:style-name="ro1">
          <table:table-cell office:value-type="float" office:value="4.05" table:style-name="ce3">
            <text:p>4.05</text:p>
          </table:table-cell>
          <table:table-cell office:value-type="float" office:value="-0.10387" table:style-name="ce3">
            <text:p>-0.10387</text:p>
          </table:table-cell>
          <table:table-cell office:value-type="float" office:value="-7.4149840412145701E-2" table:style-name="ce1">
            <text:p>-0.07414984</text:p>
          </table:table-cell>
          <table:table-cell office:value-type="float" office:value="-9.8400000000000001E-2" table:style-name="ce3">
            <text:p>-0.0984</text:p>
          </table:table-cell>
          <table:table-cell office:value-type="float" office:value="-7.2679999999999995E-2" table:style-name="ce3">
            <text:p>-0.07268</text:p>
          </table:table-cell>
          <table:table-cell office:value-type="float" office:value="-0.14611179885994899" table:style-name="ce1">
            <text:p>-0.146111799</text:p>
          </table:table-cell>
          <table:table-cell table:number-columns-repeated="16378"/>
        </table:table-row>
        <table:table-row table:style-name="ro1">
          <table:table-cell office:value-type="float" office:value="4.0999999999999996" table:style-name="ce3">
            <text:p>4.1</text:p>
          </table:table-cell>
          <table:table-cell office:value-type="float" office:value="-8.745E-2" table:style-name="ce3">
            <text:p>-0.08745</text:p>
          </table:table-cell>
          <table:table-cell office:value-type="float" office:value="-6.17674869420589E-2" table:style-name="ce1">
            <text:p>-0.061767487</text:p>
          </table:table-cell>
          <table:table-cell office:value-type="float" office:value="-7.9829999999999998E-2" table:style-name="ce3">
            <text:p>-0.07983</text:p>
          </table:table-cell>
          <table:table-cell office:value-type="float" office:value="-5.9520000000000003E-2" table:style-name="ce3">
            <text:p>-0.05952</text:p>
          </table:table-cell>
          <table:table-cell office:value-type="float" office:value="-0.10344628348582301" table:style-name="ce1">
            <text:p>-0.103446283</text:p>
          </table:table-cell>
          <table:table-cell table:number-columns-repeated="16378"/>
        </table:table-row>
        <table:table-row table:style-name="ro1">
          <table:table-cell office:value-type="float" office:value="4.1500000000000004" table:style-name="ce3">
            <text:p>4.15</text:p>
          </table:table-cell>
          <table:table-cell office:value-type="float" office:value="-7.0139999999999994E-2" table:style-name="ce3">
            <text:p>-0.07014</text:p>
          </table:table-cell>
          <table:table-cell office:value-type="float" office:value="-5.0561094096948998E-2" table:style-name="ce1">
            <text:p>-0.050561094</text:p>
          </table:table-cell>
          <table:table-cell office:value-type="float" office:value="-6.1150000000000003E-2" table:style-name="ce3">
            <text:p>-0.06115</text:p>
          </table:table-cell>
          <table:table-cell office:value-type="float" office:value="-4.6109999999999998E-2" table:style-name="ce3">
            <text:p>-0.04611</text:p>
          </table:table-cell>
          <table:table-cell office:value-type="float" office:value="-5.0746955702629E-2" table:style-name="ce1">
            <text:p>-0.050746956</text:p>
          </table:table-cell>
          <table:table-cell table:number-columns-repeated="16378"/>
        </table:table-row>
        <table:table-row table:style-name="ro1">
          <table:table-cell office:value-type="float" office:value="4.2" table:style-name="ce3">
            <text:p>4.2</text:p>
          </table:table-cell>
          <table:table-cell office:value-type="float" office:value="-5.3870000000000001E-2" table:style-name="ce3">
            <text:p>-0.05387</text:p>
          </table:table-cell>
          <table:table-cell office:value-type="float" office:value="-4.1257311132163903E-2" table:style-name="ce1">
            <text:p>-0.041257311</text:p>
          </table:table-cell>
          <table:table-cell office:value-type="float" office:value="-4.4580000000000002E-2" table:style-name="ce3">
            <text:p>-0.04458</text:p>
          </table:table-cell>
          <table:table-cell office:value-type="float" office:value="-3.286E-2" table:style-name="ce3">
            <text:p>-0.03286</text:p>
          </table:table-cell>
          <table:table-cell office:value-type="float" office:value="1.32949426299058E-2" table:style-name="ce1">
            <text:p>0.013294943</text:p>
          </table:table-cell>
          <table:table-cell table:number-columns-repeated="16378"/>
        </table:table-row>
        <table:table-row table:style-name="ro1">
          <table:table-cell office:value-type="float" office:value="4.25" table:style-name="ce3">
            <text:p>4.25</text:p>
          </table:table-cell>
          <table:table-cell office:value-type="float" office:value="-3.9239999999999997E-2" table:style-name="ce3">
            <text:p>-0.03924</text:p>
          </table:table-cell>
          <table:table-cell office:value-type="float" office:value="-3.3320195968155199E-2" table:style-name="ce1">
            <text:p>-0.033320196</text:p>
          </table:table-cell>
          <table:table-cell office:value-type="float" office:value="-3.0550000000000001E-2" table:style-name="ce3">
            <text:p>-0.03055</text:p>
          </table:table-cell>
          <table:table-cell office:value-type="float" office:value="-2.053E-2" table:style-name="ce3">
            <text:p>-0.02053</text:p>
          </table:table-cell>
          <table:table-cell office:value-type="float" office:value="7.1840056773150404E-2" table:style-name="ce1">
            <text:p>0.071840057</text:p>
          </table:table-cell>
          <table:table-cell table:number-columns-repeated="16378"/>
        </table:table-row>
        <table:table-row table:style-name="ro1">
          <table:table-cell office:value-type="float" office:value="4.3" table:style-name="ce3">
            <text:p>4.3</text:p>
          </table:table-cell>
          <table:table-cell office:value-type="float" office:value="-2.5860000000000001E-2" table:style-name="ce3">
            <text:p>-0.02586</text:p>
          </table:table-cell>
          <table:table-cell office:value-type="float" office:value="-2.5438891874584601E-2" table:style-name="ce1">
            <text:p>-0.025438892</text:p>
          </table:table-cell>
          <table:table-cell office:value-type="float" office:value="-1.8239999999999999E-2" table:style-name="ce3">
            <text:p>-0.01824</text:p>
          </table:table-cell>
          <table:table-cell office:value-type="float" office:value="-1.0030000000000001E-2" table:style-name="ce3">
            <text:p>-0.01003</text:p>
          </table:table-cell>
          <table:table-cell office:value-type="float" office:value="8.8592160969129405E-2" table:style-name="ce1">
            <text:p>0.088592161</text:p>
          </table:table-cell>
          <table:table-cell table:number-columns-repeated="16378"/>
        </table:table-row>
        <table:table-row table:style-name="ro1">
          <table:table-cell office:value-type="float" office:value="4.3499999999999996" table:style-name="ce3">
            <text:p>4.35</text:p>
          </table:table-cell>
          <table:table-cell office:value-type="float" office:value="-1.3390000000000001E-2" table:style-name="ce3">
            <text:p>-0.01339</text:p>
          </table:table-cell>
          <table:table-cell office:value-type="float" office:value="-1.6367907569469799E-2" table:style-name="ce1">
            <text:p>-0.016367908</text:p>
          </table:table-cell>
          <table:table-cell office:value-type="float" office:value="-6.96E-3" table:style-name="ce3">
            <text:p>-0.00696</text:p>
          </table:table-cell>
          <table:table-cell office:value-type="float" office:value="-1.98E-3" table:style-name="ce3">
            <text:p>-0.00198</text:p>
          </table:table-cell>
          <table:table-cell office:value-type="float" office:value="0.115639829202221" table:style-name="ce1">
            <text:p>0.115639829</text:p>
          </table:table-cell>
          <table:table-cell table:number-columns-repeated="16378"/>
        </table:table-row>
        <table:table-row table:style-name="ro1">
          <table:table-cell office:value-type="float" office:value="4.4000000000000004" table:style-name="ce3">
            <text:p>4.4</text:p>
          </table:table-cell>
          <table:table-cell office:value-type="float" office:value="-2.2100000000000002E-3" table:style-name="ce3">
            <text:p>-0.00221</text:p>
          </table:table-cell>
          <table:table-cell office:value-type="float" office:value="-5.7167056331417603E-3" table:style-name="ce1">
            <text:p>-0.005716706</text:p>
          </table:table-cell>
          <table:table-cell office:value-type="float" office:value="2.9169999999999999E-3" table:style-name="ce3">
            <text:p>0.002917</text:p>
          </table:table-cell>
          <table:table-cell office:value-type="float" office:value="3.6579999999999998E-3" table:style-name="ce3">
            <text:p>0.003658</text:p>
          </table:table-cell>
          <table:table-cell office:value-type="float" office:value="3.2053809307695198E-2" table:style-name="ce1">
            <text:p>0.032053809</text:p>
          </table:table-cell>
          <table:table-cell table:number-columns-repeated="16378"/>
        </table:table-row>
        <table:table-row table:style-name="ro1">
          <table:table-cell office:value-type="float" office:value="4.45" table:style-name="ce3">
            <text:p>4.45</text:p>
          </table:table-cell>
          <table:table-cell office:value-type="float" office:value="6.6740000000000002E-3" table:style-name="ce3">
            <text:p>0.006674</text:p>
          </table:table-cell>
          <table:table-cell office:value-type="float" office:value="5.6862747469608003E-3" table:style-name="ce1">
            <text:p>0.005686275</text:p>
          </table:table-cell>
          <table:table-cell office:value-type="float" office:value="1.0184E-2" table:style-name="ce3">
            <text:p>0.010184</text:p>
          </table:table-cell>
          <table:table-cell office:value-type="float" office:value="7.5129999999999997E-3" table:style-name="ce3">
            <text:p>0.007513</text:p>
          </table:table-cell>
          <table:table-cell office:value-type="float" office:value="8.4316884377439602E-2" table:style-name="ce1">
            <text:p>0.084316884</text:p>
          </table:table-cell>
          <table:table-cell table:number-columns-repeated="16378"/>
        </table:table-row>
        <table:table-row table:style-name="ro1">
          <table:table-cell office:value-type="float" office:value="4.5" table:style-name="ce3">
            <text:p>4.5</text:p>
          </table:table-cell>
          <table:table-cell office:value-type="float" office:value="1.2518E-2" table:style-name="ce3">
            <text:p>0.012518</text:p>
          </table:table-cell>
          <table:table-cell office:value-type="float" office:value="1.60280596972786E-2" table:style-name="ce1">
            <text:p>0.01602806</text:p>
          </table:table-cell>
          <table:table-cell office:value-type="float" office:value="1.4030000000000001E-2" table:style-name="ce3">
            <text:p>0.01403</text:p>
          </table:table-cell>
          <table:table-cell office:value-type="float" office:value="1.0267999999999999E-2" table:style-name="ce3">
            <text:p>0.010268</text:p>
          </table:table-cell>
          <table:table-cell office:value-type="float" office:value="3.2490062021131097E-2" table:style-name="ce1">
            <text:p>0.032490062</text:p>
          </table:table-cell>
          <table:table-cell table:number-columns-repeated="16378"/>
        </table:table-row>
        <table:table-row table:style-name="ro1">
          <table:table-cell office:value-type="float" office:value="4.55" table:style-name="ce3">
            <text:p>4.55</text:p>
          </table:table-cell>
          <table:table-cell office:value-type="float" office:value="1.558E-2" table:style-name="ce3">
            <text:p>0.01558</text:p>
          </table:table-cell>
          <table:table-cell office:value-type="float" office:value="2.3238900543574598E-2" table:style-name="ce1">
            <text:p>0.023238901</text:p>
          </table:table-cell>
          <table:table-cell office:value-type="float" office:value="1.4964999999999999E-2" table:style-name="ce3">
            <text:p>0.014965</text:p>
          </table:table-cell>
          <table:table-cell office:value-type="float" office:value="1.2253E-2" table:style-name="ce3">
            <text:p>0.012253</text:p>
          </table:table-cell>
          <table:table-cell office:value-type="float" office:value="0.10316300159792299" table:style-name="ce1">
            <text:p>0.103163002</text:p>
          </table:table-cell>
          <table:table-cell table:number-columns-repeated="16378"/>
        </table:table-row>
        <table:table-row table:style-name="ro1">
          <table:table-cell office:value-type="float" office:value="4.5999999999999996" table:style-name="ce3">
            <text:p>4.6</text:p>
          </table:table-cell>
          <table:table-cell office:value-type="float" office:value="1.7017000000000001E-2" table:style-name="ce3">
            <text:p>0.017017</text:p>
          </table:table-cell>
          <table:table-cell office:value-type="float" office:value="2.58837013128848E-2" table:style-name="ce1">
            <text:p>0.025883701</text:p>
          </table:table-cell>
          <table:table-cell office:value-type="float" office:value="1.4631E-2" table:style-name="ce3">
            <text:p>0.014631</text:p>
          </table:table-cell>
          <table:table-cell office:value-type="float" office:value="1.3414000000000001E-2" table:style-name="ce3">
            <text:p>0.013414</text:p>
          </table:table-cell>
          <table:table-cell office:value-type="float" office:value="6.6605024211895097E-2" table:style-name="ce1">
            <text:p>0.066605024</text:p>
          </table:table-cell>
          <table:table-cell table:number-columns-repeated="16378"/>
        </table:table-row>
        <table:table-row table:style-name="ro1">
          <table:table-cell office:value-type="float" office:value="4.6500000000000004" table:style-name="ce3">
            <text:p>4.65</text:p>
          </table:table-cell>
          <table:table-cell office:value-type="float" office:value="1.8062999999999999E-2" table:style-name="ce3">
            <text:p>0.018063</text:p>
          </table:table-cell>
          <table:table-cell office:value-type="float" office:value="2.3817326980813298E-2" table:style-name="ce1">
            <text:p>0.023817327</text:p>
          </table:table-cell>
          <table:table-cell office:value-type="float" office:value="1.4648E-2" table:style-name="ce3">
            <text:p>0.014648</text:p>
          </table:table-cell>
          <table:table-cell office:value-type="float" office:value="1.3639999999999999E-2" table:style-name="ce3">
            <text:p>0.01364</text:p>
          </table:table-cell>
          <table:table-cell office:value-type="float" office:value="4.0080859234939099E-2" table:style-name="ce1">
            <text:p>0.040080859</text:p>
          </table:table-cell>
          <table:table-cell table:number-columns-repeated="16378"/>
        </table:table-row>
        <table:table-row table:style-name="ro1">
          <table:table-cell office:value-type="float" office:value="4.7" table:style-name="ce3">
            <text:p>4.7</text:p>
          </table:table-cell>
          <table:table-cell office:value-type="float" office:value="1.9203999999999999E-2" table:style-name="ce3">
            <text:p>0.019204</text:p>
          </table:table-cell>
          <table:table-cell office:value-type="float" office:value="1.8315117088714802E-2" table:style-name="ce1">
            <text:p>0.018315117</text:p>
          </table:table-cell>
          <table:table-cell office:value-type="float" office:value="1.5528999999999999E-2" table:style-name="ce3">
            <text:p>0.015529</text:p>
          </table:table-cell>
          <table:table-cell office:value-type="float" office:value="1.3115999999999999E-2" table:style-name="ce3">
            <text:p>0.013116</text:p>
          </table:table-cell>
          <table:table-cell office:value-type="float" office:value="2.7342280002579201E-2" table:style-name="ce1">
            <text:p>0.02734228</text:p>
          </table:table-cell>
          <table:table-cell table:number-columns-repeated="16378"/>
        </table:table-row>
        <table:table-row table:style-name="ro1">
          <table:table-cell office:value-type="float" office:value="4.75" table:style-name="ce3">
            <text:p>4.75</text:p>
          </table:table-cell>
          <table:table-cell office:value-type="float" office:value="2.0053999999999999E-2" table:style-name="ce3">
            <text:p>0.020054</text:p>
          </table:table-cell>
          <table:table-cell office:value-type="float" office:value="1.16260032636654E-2" table:style-name="ce1">
            <text:p>0.011626003</text:p>
          </table:table-cell>
          <table:table-cell office:value-type="float" office:value="1.6598999999999999E-2" table:style-name="ce3">
            <text:p>0.016599</text:p>
          </table:table-cell>
          <table:table-cell office:value-type="float" office:value="1.2382000000000001E-2" table:style-name="ce3">
            <text:p>0.012382</text:p>
          </table:table-cell>
          <table:table-cell office:value-type="float" office:value="7.8471098017391799E-2" table:style-name="ce1">
            <text:p>0.078471098</text:p>
          </table:table-cell>
          <table:table-cell table:number-columns-repeated="16378"/>
        </table:table-row>
        <table:table-row table:style-name="ro1">
          <table:table-cell office:value-type="float" office:value="4.8" table:style-name="ce3">
            <text:p>4.8</text:p>
          </table:table-cell>
          <table:table-cell office:value-type="float" office:value="1.9990000000000001E-2" table:style-name="ce3">
            <text:p>0.01999</text:p>
          </table:table-cell>
          <table:table-cell office:value-type="float" office:value="6.1464926708704E-3" table:style-name="ce1">
            <text:p>0.006146493</text:p>
          </table:table-cell>
          <table:table-cell office:value-type="float" office:value="1.6920999999999999E-2" table:style-name="ce3">
            <text:p>0.016921</text:p>
          </table:table-cell>
          <table:table-cell office:value-type="float" office:value="1.2066E-2" table:style-name="ce3">
            <text:p>0.012066</text:p>
          </table:table-cell>
          <table:table-cell office:value-type="float" office:value="-1.6806494597242001E-2" table:style-name="ce1">
            <text:p>-0.016806495</text:p>
          </table:table-cell>
          <table:table-cell table:number-columns-repeated="16378"/>
        </table:table-row>
        <table:table-row table:style-name="ro1">
          <table:table-cell office:value-type="float" office:value="4.8499999999999996" table:style-name="ce3">
            <text:p>4.85</text:p>
          </table:table-cell>
          <table:table-cell office:value-type="float" office:value="1.8932000000000001E-2" table:style-name="ce3">
            <text:p>0.018932</text:p>
          </table:table-cell>
          <table:table-cell office:value-type="float" office:value="3.5677988446388598E-3" table:style-name="ce1">
            <text:p>0.003567799</text:p>
          </table:table-cell>
          <table:table-cell office:value-type="float" office:value="1.6341999999999999E-2" table:style-name="ce3">
            <text:p>0.016342</text:p>
          </table:table-cell>
          <table:table-cell office:value-type="float" office:value="1.2500000000000001E-2" table:style-name="ce3">
            <text:p>0.0125</text:p>
          </table:table-cell>
          <table:table-cell office:value-type="float" office:value="2.1268731659156402E-3" table:style-name="ce1">
            <text:p>0.002126873</text:p>
          </table:table-cell>
          <table:table-cell table:number-columns-repeated="16378"/>
        </table:table-row>
        <table:table-row table:style-name="ro1">
          <table:table-cell office:value-type="float" office:value="4.9000000000000004" table:style-name="ce3">
            <text:p>4.9</text:p>
          </table:table-cell>
          <table:table-cell office:value-type="float" office:value="1.7562000000000001E-2" table:style-name="ce3">
            <text:p>0.017562</text:p>
          </table:table-cell>
          <table:table-cell office:value-type="float" office:value="4.3428294552815602E-3" table:style-name="ce1">
            <text:p>0.004342829</text:p>
          </table:table-cell>
          <table:table-cell office:value-type="float" office:value="1.5719E-2" table:style-name="ce3">
            <text:p>0.015719</text:p>
          </table:table-cell>
          <table:table-cell office:value-type="float" office:value="1.3524E-2" table:style-name="ce3">
            <text:p>0.013524</text:p>
          </table:table-cell>
          <table:table-cell office:value-type="float" office:value="-1.6719244054555001E-2" table:style-name="ce1">
            <text:p>-0.016719244</text:p>
          </table:table-cell>
          <table:table-cell table:number-columns-repeated="16378"/>
        </table:table-row>
        <table:table-row table:style-name="ro1">
          <table:table-cell office:value-type="float" office:value="4.95" table:style-name="ce3">
            <text:p>4.95</text:p>
          </table:table-cell>
          <table:table-cell office:value-type="float" office:value="1.6822E-2" table:style-name="ce3">
            <text:p>0.016822</text:p>
          </table:table-cell>
          <table:table-cell office:value-type="float" office:value="7.6660994339976599E-3" table:style-name="ce1">
            <text:p>0.007666099</text:p>
          </table:table-cell>
          <table:table-cell office:value-type="float" office:value="1.6157000000000001E-2" table:style-name="ce3">
            <text:p>0.016157</text:p>
          </table:table-cell>
          <table:table-cell office:value-type="float" office:value="1.4637000000000001E-2" table:style-name="ce3">
            <text:p>0.014637</text:p>
          </table:table-cell>
          <table:table-cell office:value-type="float" office:value="1.95237208054744E-3" table:style-name="ce1">
            <text:p>0.001952372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1.7162E-2" table:style-name="ce3">
            <text:p>0.017162</text:p>
          </table:table-cell>
          <table:table-cell office:value-type="float" office:value="1.19340374630323E-2" table:style-name="ce1">
            <text:p>0.011934037</text:p>
          </table:table-cell>
          <table:table-cell office:value-type="float" office:value="1.7992999999999999E-2" table:style-name="ce3">
            <text:p>0.017993</text:p>
          </table:table-cell>
          <table:table-cell office:value-type="float" office:value="1.5398E-2" table:style-name="ce3">
            <text:p>0.015398</text:p>
          </table:table-cell>
          <table:table-cell office:value-type="float" office:value="7.7448975427452105E-4" table:style-name="ce1">
            <text:p>0.00077449</text:p>
          </table:table-cell>
          <table:table-cell table:number-columns-repeated="16378"/>
        </table:table-row>
        <table:table-row table:style-name="ro1">
          <table:table-cell office:value-type="float" office:value="5.05" table:style-name="ce3">
            <text:p>5.05</text:p>
          </table:table-cell>
          <table:table-cell office:value-type="float" office:value="1.8228000000000001E-2" table:style-name="ce3">
            <text:p>0.018228</text:p>
          </table:table-cell>
          <table:table-cell office:value-type="float" office:value="1.5458135927109E-2" table:style-name="ce1">
            <text:p>0.015458136</text:p>
          </table:table-cell>
          <table:table-cell office:value-type="float" office:value="2.0462999999999999E-2" table:style-name="ce3">
            <text:p>0.020463</text:p>
          </table:table-cell>
          <table:table-cell office:value-type="float" office:value="1.5772999999999999E-2" table:style-name="ce3">
            <text:p>0.015773</text:p>
          </table:table-cell>
          <table:table-cell office:value-type="float" office:value="-4.0339257200616702E-4" table:style-name="ce1">
            <text:p>-0.000403393</text:p>
          </table:table-cell>
          <table:table-cell table:number-columns-repeated="16378"/>
        </table:table-row>
        <table:table-row table:style-name="ro1">
          <table:table-cell office:value-type="float" office:value="5.0999999999999996" table:style-name="ce3">
            <text:p>5.1</text:p>
          </table:table-cell>
          <table:table-cell office:value-type="float" office:value="1.9220000000000001E-2" table:style-name="ce3">
            <text:p>0.01922</text:p>
          </table:table-cell>
          <table:table-cell office:value-type="float" office:value="1.7120506205068699E-2" table:style-name="ce1">
            <text:p>0.017120506</text:p>
          </table:table-cell>
          <table:table-cell office:value-type="float" office:value="2.2348E-2" table:style-name="ce3">
            <text:p>0.022348</text:p>
          </table:table-cell>
          <table:table-cell office:value-type="float" office:value="1.6126000000000001E-2" table:style-name="ce3">
            <text:p>0.016126</text:p>
          </table:table-cell>
          <table:table-cell office:value-type="float" office:value="4.8107909162175298E-2" table:style-name="ce1">
            <text:p>0.048107909</text:p>
          </table:table-cell>
          <table:table-cell table:number-columns-repeated="16378"/>
        </table:table-row>
        <table:table-row table:style-name="ro1">
          <table:table-cell office:value-type="float" office:value="5.15" table:style-name="ce3">
            <text:p>5.15</text:p>
          </table:table-cell>
          <table:table-cell office:value-type="float" office:value="1.9595000000000001E-2" table:style-name="ce3">
            <text:p>0.019595</text:p>
          </table:table-cell>
          <table:table-cell office:value-type="float" office:value="1.6716649723347E-2" table:style-name="ce1">
            <text:p>0.01671665</text:p>
          </table:table-cell>
          <table:table-cell office:value-type="float" office:value="2.2988000000000001E-2" table:style-name="ce3">
            <text:p>0.022988</text:p>
          </table:table-cell>
          <table:table-cell office:value-type="float" office:value="1.686E-2" table:style-name="ce3">
            <text:p>0.01686</text:p>
          </table:table-cell>
          <table:table-cell office:value-type="float" office:value="1.8651215378604499E-3" table:style-name="ce1">
            <text:p>0.001865122</text:p>
          </table:table-cell>
          <table:table-cell table:number-columns-repeated="16378"/>
        </table:table-row>
        <table:table-row table:style-name="ro1">
          <table:table-cell office:value-type="float" office:value="5.2" table:style-name="ce3">
            <text:p>5.2</text:p>
          </table:table-cell>
          <table:table-cell office:value-type="float" office:value="1.9456000000000001E-2" table:style-name="ce3">
            <text:p>0.019456</text:p>
          </table:table-cell>
          <table:table-cell office:value-type="float" office:value="1.4887138171972601E-2" table:style-name="ce1">
            <text:p>0.014887138</text:p>
          </table:table-cell>
          <table:table-cell office:value-type="float" office:value="2.2769000000000001E-2" table:style-name="ce3">
            <text:p>0.022769</text:p>
          </table:table-cell>
          <table:table-cell office:value-type="float" office:value="1.7987E-2" table:style-name="ce3">
            <text:p>0.017987</text:p>
          </table:table-cell>
          <table:table-cell office:value-type="float" office:value="1.6174210538592901E-2" table:style-name="ce1">
            <text:p>0.016174211</text:p>
          </table:table-cell>
          <table:table-cell table:number-columns-repeated="16378"/>
        </table:table-row>
        <table:table-row table:style-name="ro1">
          <table:table-cell office:value-type="float" office:value="5.25" table:style-name="ce3">
            <text:p>5.25</text:p>
          </table:table-cell>
          <table:table-cell office:value-type="float" office:value="1.9338999999999999E-2" table:style-name="ce3">
            <text:p>0.019339</text:p>
          </table:table-cell>
          <table:table-cell office:value-type="float" office:value="1.2721009841149499E-2" table:style-name="ce1">
            <text:p>0.01272101</text:p>
          </table:table-cell>
          <table:table-cell office:value-type="float" office:value="2.2661000000000001E-2" table:style-name="ce3">
            <text:p>0.022661</text:p>
          </table:table-cell>
          <table:table-cell office:value-type="float" office:value="1.9043999999999998E-2" table:style-name="ce3">
            <text:p>0.019044</text:p>
          </table:table-cell>
          <table:table-cell office:value-type="float" office:value="-3.7310372128773202E-2" table:style-name="ce1">
            <text:p>-0.037310372</text:p>
          </table:table-cell>
          <table:table-cell table:number-columns-repeated="16378"/>
        </table:table-row>
        <table:table-row table:style-name="ro1">
          <table:table-cell office:value-type="float" office:value="5.3" table:style-name="ce3">
            <text:p>5.3</text:p>
          </table:table-cell>
          <table:table-cell office:value-type="float" office:value="1.9628E-2" table:style-name="ce3">
            <text:p>0.019628</text:p>
          </table:table-cell>
          <table:table-cell office:value-type="float" office:value="1.12387731783482E-2" table:style-name="ce1">
            <text:p>0.011238773</text:p>
          </table:table-cell>
          <table:table-cell office:value-type="float" office:value="2.3255000000000001E-2" table:style-name="ce3">
            <text:p>0.023255</text:p>
          </table:table-cell>
          <table:table-cell office:value-type="float" office:value="1.9455E-2" table:style-name="ce3">
            <text:p>0.019455</text:p>
          </table:table-cell>
          <table:table-cell office:value-type="float" office:value="-4.7082432909761801E-2" table:style-name="ce1">
            <text:p>-0.047082433</text:p>
          </table:table-cell>
          <table:table-cell table:number-columns-repeated="16378"/>
        </table:table-row>
        <table:table-row table:style-name="ro1">
          <table:table-cell office:value-type="float" office:value="5.35" table:style-name="ce3">
            <text:p>5.35</text:p>
          </table:table-cell>
          <table:table-cell office:value-type="float" office:value="2.0167000000000001E-2" table:style-name="ce3">
            <text:p>0.020167</text:p>
          </table:table-cell>
          <table:table-cell office:value-type="float" office:value="1.0984663472008599E-2" table:style-name="ce1">
            <text:p>0.010984663</text:p>
          </table:table-cell>
          <table:table-cell office:value-type="float" office:value="2.4185000000000002E-2" table:style-name="ce3">
            <text:p>0.024185</text:p>
          </table:table-cell>
          <table:table-cell office:value-type="float" office:value="1.9018E-2" table:style-name="ce3">
            <text:p>0.019018</text:p>
          </table:table-cell>
          <table:table-cell office:value-type="float" office:value="-3.9806648221989999E-3" table:style-name="ce1">
            <text:p>-0.003980665</text:p>
          </table:table-cell>
          <table:table-cell table:number-columns-repeated="16378"/>
        </table:table-row>
        <table:table-row table:style-name="ro1">
          <table:table-cell office:value-type="float" office:value="5.4" table:style-name="ce3">
            <text:p>5.4</text:p>
          </table:table-cell>
          <table:table-cell office:value-type="float" office:value="2.0406000000000001E-2" table:style-name="ce3">
            <text:p>0.020406</text:p>
          </table:table-cell>
          <table:table-cell office:value-type="float" office:value="1.1879420362177699E-2" table:style-name="ce1">
            <text:p>0.01187942</text:p>
          </table:table-cell>
          <table:table-cell office:value-type="float" office:value="2.4433E-2" table:style-name="ce3">
            <text:p>0.024433</text:p>
          </table:table-cell>
          <table:table-cell office:value-type="float" office:value="1.8062999999999999E-2" table:style-name="ce3">
            <text:p>0.018063</text:p>
          </table:table-cell>
          <table:table-cell office:value-type="float" office:value="1.16371823188461E-2" table:style-name="ce1">
            <text:p>0.011637182</text:p>
          </table:table-cell>
          <table:table-cell table:number-columns-repeated="16378"/>
        </table:table-row>
        <table:table-row table:style-name="ro1">
          <table:table-cell office:value-type="float" office:value="5.45" table:style-name="ce3">
            <text:p>5.45</text:p>
          </table:table-cell>
          <table:table-cell office:value-type="float" office:value="1.9911000000000002E-2" table:style-name="ce3">
            <text:p>0.019911</text:p>
          </table:table-cell>
          <table:table-cell office:value-type="float" office:value="1.33530598852607E-2" table:style-name="ce1">
            <text:p>0.01335306</text:p>
          </table:table-cell>
          <table:table-cell office:value-type="float" office:value="2.3222E-2" table:style-name="ce3">
            <text:p>0.023222</text:p>
          </table:table-cell>
          <table:table-cell office:value-type="float" office:value="1.7108999999999999E-2" table:style-name="ce3">
            <text:p>0.017109</text:p>
          </table:table-cell>
          <table:table-cell office:value-type="float" office:value="-7.3432096801358301E-2" table:style-name="ce1">
            <text:p>-0.073432097</text:p>
          </table:table-cell>
          <table:table-cell table:number-columns-repeated="16378"/>
        </table:table-row>
        <table:table-row table:style-name="ro1">
          <table:table-cell office:value-type="float" office:value="5.5" table:style-name="ce3">
            <text:p>5.5</text:p>
          </table:table-cell>
          <table:table-cell office:value-type="float" office:value="1.8735999999999999E-2" table:style-name="ce3">
            <text:p>0.018736</text:p>
          </table:table-cell>
          <table:table-cell office:value-type="float" office:value="1.46562784538289E-2" table:style-name="ce1">
            <text:p>0.014656278</text:p>
          </table:table-cell>
          <table:table-cell office:value-type="float" office:value="2.0688000000000002E-2" table:style-name="ce3">
            <text:p>0.020688</text:p>
          </table:table-cell>
          <table:table-cell office:value-type="float" office:value="1.6345999999999999E-2" table:style-name="ce3">
            <text:p>0.016346</text:p>
          </table:table-cell>
          <table:table-cell office:value-type="float" office:value="5.1859682497736301E-2" table:style-name="ce1">
            <text:p>0.051859682</text:p>
          </table:table-cell>
          <table:table-cell table:number-columns-repeated="16378"/>
        </table:table-row>
        <table:table-row table:style-name="ro1">
          <table:table-cell office:value-type="float" office:value="5.55" table:style-name="ce3">
            <text:p>5.55</text:p>
          </table:table-cell>
          <table:table-cell office:value-type="float" office:value="1.7319999999999999E-2" table:style-name="ce3">
            <text:p>0.01732</text:p>
          </table:table-cell>
          <table:table-cell office:value-type="float" office:value="1.5190317742119E-2" table:style-name="ce1">
            <text:p>0.015190318</text:p>
          </table:table-cell>
          <table:table-cell office:value-type="float" office:value="1.7739999999999999E-2" table:style-name="ce3">
            <text:p>0.01774</text:p>
          </table:table-cell>
          <table:table-cell office:value-type="float" office:value="1.5447000000000001E-2" table:style-name="ce3">
            <text:p>0.015447</text:p>
          </table:table-cell>
          <table:table-cell office:value-type="float" office:value="-6.2264027337369098E-2" table:style-name="ce1">
            <text:p>-0.062264027</text:p>
          </table:table-cell>
          <table:table-cell table:number-columns-repeated="16378"/>
        </table:table-row>
        <table:table-row table:style-name="ro1">
          <table:table-cell office:value-type="float" office:value="5.6" table:style-name="ce3">
            <text:p>5.6</text:p>
          </table:table-cell>
          <table:table-cell office:value-type="float" office:value="1.6015000000000001E-2" table:style-name="ce3">
            <text:p>0.016015</text:p>
          </table:table-cell>
          <table:table-cell office:value-type="float" office:value="1.47148227044258E-2" table:style-name="ce1">
            <text:p>0.014714823</text:p>
          </table:table-cell>
          <table:table-cell office:value-type="float" office:value="1.5259999999999999E-2" table:style-name="ce3">
            <text:p>0.01526</text:p>
          </table:table-cell>
          <table:table-cell office:value-type="float" office:value="1.3903E-2" table:style-name="ce3">
            <text:p>0.013903</text:p>
          </table:table-cell>
          <table:table-cell office:value-type="float" office:value="-8.9398946113143599E-2" table:style-name="ce1">
            <text:p>-0.089398946</text:p>
          </table:table-cell>
          <table:table-cell table:number-columns-repeated="16378"/>
        </table:table-row>
        <table:table-row table:style-name="ro1">
          <table:table-cell office:value-type="float" office:value="5.65" table:style-name="ce3">
            <text:p>5.65</text:p>
          </table:table-cell>
          <table:table-cell office:value-type="float" office:value="1.4722000000000001E-2" table:style-name="ce3">
            <text:p>0.014722</text:p>
          </table:table-cell>
          <table:table-cell office:value-type="float" office:value="1.33704676990914E-2" table:style-name="ce1">
            <text:p>0.013370468</text:p>
          </table:table-cell>
          <table:table-cell office:value-type="float" office:value="1.3383000000000001E-2" table:style-name="ce3">
            <text:p>0.013383</text:p>
          </table:table-cell>
          <table:table-cell office:value-type="float" office:value="1.1554999999999999E-2" table:style-name="ce3">
            <text:p>0.011555</text:p>
          </table:table-cell>
          <table:table-cell office:value-type="float" office:value="3.0745051167388401E-2" table:style-name="ce1">
            <text:p>0.030745051</text:p>
          </table:table-cell>
          <table:table-cell table:number-columns-repeated="16378"/>
        </table:table-row>
        <table:table-row table:style-name="ro1">
          <table:table-cell office:value-type="float" office:value="5.7" table:style-name="ce3">
            <text:p>5.7</text:p>
          </table:table-cell>
          <table:table-cell office:value-type="float" office:value="1.2980999999999999E-2" table:style-name="ce3">
            <text:p>0.012981</text:p>
          </table:table-cell>
          <table:table-cell office:value-type="float" office:value="1.15442129646327E-2" table:style-name="ce1">
            <text:p>0.011544213</text:p>
          </table:table-cell>
          <table:table-cell office:value-type="float" office:value="1.1480000000000001E-2" table:style-name="ce3">
            <text:p>0.01148</text:p>
          </table:table-cell>
          <table:table-cell office:value-type="float" office:value="8.8020000000000008E-3" table:style-name="ce3">
            <text:p>0.008802</text:p>
          </table:table-cell>
          <table:table-cell office:value-type="float" office:value="-7.1216843589432801E-3" table:style-name="ce1">
            <text:p>-0.007121684</text:p>
          </table:table-cell>
          <table:table-cell table:number-columns-repeated="16378"/>
        </table:table-row>
        <table:table-row table:style-name="ro1">
          <table:table-cell office:value-type="float" office:value="5.75" table:style-name="ce3">
            <text:p>5.75</text:p>
          </table:table-cell>
          <table:table-cell office:value-type="float" office:value="1.0449E-2" table:style-name="ce3">
            <text:p>0.010449</text:p>
          </table:table-cell>
          <table:table-cell office:value-type="float" office:value="9.6669000464428903E-3" table:style-name="ce1">
            <text:p>0.0096669</text:p>
          </table:table-cell>
          <table:table-cell office:value-type="float" office:value="8.8380000000000004E-3" table:style-name="ce3">
            <text:p>0.008838</text:p>
          </table:table-cell>
          <table:table-cell office:value-type="float" office:value="6.2909999999999997E-3" table:style-name="ce3">
            <text:p>0.006291</text:p>
          </table:table-cell>
          <table:table-cell office:value-type="float" office:value="-2.4397291811043199E-2" table:style-name="ce1">
            <text:p>-0.024397292</text:p>
          </table:table-cell>
          <table:table-cell table:number-columns-repeated="16378"/>
        </table:table-row>
        <table:table-row table:style-name="ro1">
          <table:table-cell office:value-type="float" office:value="5.8" table:style-name="ce3">
            <text:p>5.8</text:p>
          </table:table-cell>
          <table:table-cell office:value-type="float" office:value="7.3029999999999996E-3" table:style-name="ce3">
            <text:p>0.007303</text:p>
          </table:table-cell>
          <table:table-cell office:value-type="float" office:value="8.0428976617877204E-3" table:style-name="ce1">
            <text:p>0.008042898</text:p>
          </table:table-cell>
          <table:table-cell office:value-type="float" office:value="5.3899999999999998E-3" table:style-name="ce3">
            <text:p>0.00539</text:p>
          </table:table-cell>
          <table:table-cell office:value-type="float" office:value="4.3790000000000001E-3" table:style-name="ce3">
            <text:p>0.004379</text:p>
          </table:table-cell>
          <table:table-cell office:value-type="float" office:value="-4.3068907946142702E-2" table:style-name="ce1">
            <text:p>-0.043068908</text:p>
          </table:table-cell>
          <table:table-cell table:number-columns-repeated="16378"/>
        </table:table-row>
        <table:table-row table:style-name="ro1">
          <table:table-cell office:value-type="float" office:value="5.85" table:style-name="ce3">
            <text:p>5.85</text:p>
          </table:table-cell>
          <table:table-cell office:value-type="float" office:value="4.202E-3" table:style-name="ce3">
            <text:p>0.004202</text:p>
          </table:table-cell>
          <table:table-cell office:value-type="float" office:value="6.7749570070772397E-3" table:style-name="ce1">
            <text:p>0.006774957</text:p>
          </table:table-cell>
          <table:table-cell office:value-type="float" office:value="1.8469999999999999E-3" table:style-name="ce3">
            <text:p>0.001847</text:p>
          </table:table-cell>
          <table:table-cell office:value-type="float" office:value="2.898E-3" table:style-name="ce3">
            <text:p>0.002898</text:p>
          </table:table-cell>
          <table:table-cell office:value-type="float" office:value="-6.5666798502176299E-2" table:style-name="ce1">
            <text:p>-0.065666799</text:p>
          </table:table-cell>
          <table:table-cell table:number-columns-repeated="16378"/>
        </table:table-row>
        <table:table-row table:style-name="ro1">
          <table:table-cell office:value-type="float" office:value="5.9" table:style-name="ce3">
            <text:p>5.9</text:p>
          </table:table-cell>
          <table:table-cell office:value-type="float" office:value="1.8E-3" table:style-name="ce3">
            <text:p>0.0018</text:p>
          </table:table-cell>
          <table:table-cell office:value-type="float" office:value="5.7905155517558003E-3" table:style-name="ce1">
            <text:p>0.005790516</text:p>
          </table:table-cell>
          <table:table-cell office:value-type="float" office:value="-8.8000000000000003E-4" table:style-name="ce3">
            <text:p>-0.00088</text:p>
          </table:table-cell>
          <table:table-cell office:value-type="float" office:value="1.397E-3" table:style-name="ce3">
            <text:p>0.001397</text:p>
          </table:table-cell>
          <table:table-cell office:value-type="float" office:value="-4.1847400348521899E-2" table:style-name="ce1">
            <text:p>-0.0418474</text:p>
          </table:table-cell>
          <table:table-cell table:number-columns-repeated="16378"/>
        </table:table-row>
        <table:table-row table:style-name="ro1">
          <table:table-cell office:value-type="float" office:value="5.95" table:style-name="ce3">
            <text:p>5.95</text:p>
          </table:table-cell>
          <table:table-cell office:value-type="float" office:value="2.5399999999999999E-4" table:style-name="ce3">
            <text:p>0.000254</text:p>
          </table:table-cell>
          <table:table-cell office:value-type="float" office:value="4.9294097129487704E-3" table:style-name="ce1">
            <text:p>0.00492941</text:p>
          </table:table-cell>
          <table:table-cell office:value-type="float" office:value="-2.4099999999999998E-3" table:style-name="ce3">
            <text:p>-0.00241</text:p>
          </table:table-cell>
          <table:table-cell office:value-type="float" office:value="-3.8000000000000002E-4" table:style-name="ce3">
            <text:p>-0.00038</text:p>
          </table:table-cell>
          <table:table-cell office:value-type="float" office:value="-8.4861917893404498E-2" table:style-name="ce1">
            <text:p>-0.084861918</text:p>
          </table:table-cell>
          <table:table-cell table:number-columns-repeated="16378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-8.4000000000000003E-4" table:style-name="ce3">
            <text:p>-0.00084</text:p>
          </table:table-cell>
          <table:table-cell office:value-type="float" office:value="4.0371250513148603E-3" table:style-name="ce1">
            <text:p>0.004037125</text:p>
          </table:table-cell>
          <table:table-cell office:value-type="float" office:value="-3.1700000000000001E-3" table:style-name="ce3">
            <text:p>-0.00317</text:p>
          </table:table-cell>
          <table:table-cell office:value-type="float" office:value="-2.2499999999999998E-3" table:style-name="ce3">
            <text:p>-0.00225</text:p>
          </table:table-cell>
          <table:table-cell office:value-type="float" office:value="-7.8492628277226001E-2" table:style-name="ce1">
            <text:p>-0.078492628</text:p>
          </table:table-cell>
          <table:table-cell table:number-columns-repeated="16378"/>
        </table:table-row>
        <table:table-row table:style-name="ro1">
          <table:table-cell office:value-type="float" office:value="6.05" table:style-name="ce3">
            <text:p>6.05</text:p>
          </table:table-cell>
          <table:table-cell office:value-type="float" office:value="-2.0200000000000001E-3" table:style-name="ce3">
            <text:p>-0.00202</text:p>
          </table:table-cell>
          <table:table-cell office:value-type="float" office:value="3.0229654339655999E-3" table:style-name="ce1">
            <text:p>0.003022965</text:p>
          </table:table-cell>
          <table:table-cell office:value-type="float" office:value="-3.9100000000000003E-3" table:style-name="ce3">
            <text:p>-0.00391</text:p>
          </table:table-cell>
          <table:table-cell office:value-type="float" office:value="-3.7499999999999999E-3" table:style-name="ce3">
            <text:p>-0.00375</text:p>
          </table:table-cell>
          <table:table-cell office:value-type="float" office:value="-0.113131093724118" table:style-name="ce1">
            <text:p>-0.113131094</text:p>
          </table:table-cell>
          <table:table-cell table:number-columns-repeated="16378"/>
        </table:table-row>
        <table:table-row table:style-name="ro1">
          <table:table-cell office:value-type="float" office:value="6.1" table:style-name="ce3">
            <text:p>6.1</text:p>
          </table:table-cell>
          <table:table-cell office:value-type="float" office:value="-3.46E-3" table:style-name="ce3">
            <text:p>-0.00346</text:p>
          </table:table-cell>
          <table:table-cell office:value-type="float" office:value="1.8733852561577901E-3" table:style-name="ce1">
            <text:p>0.001873385</text:p>
          </table:table-cell>
          <table:table-cell office:value-type="float" office:value="-5.0200000000000002E-3" table:style-name="ce3">
            <text:p>-0.00502</text:p>
          </table:table-cell>
          <table:table-cell office:value-type="float" office:value="-4.5199999999999997E-3" table:style-name="ce3">
            <text:p>-0.00452</text:p>
          </table:table-cell>
          <table:table-cell office:value-type="float" office:value="-7.6224114167356499E-2" table:style-name="ce1">
            <text:p>-0.076224114</text:p>
          </table:table-cell>
          <table:table-cell table:number-columns-repeated="16378"/>
        </table:table-row>
        <table:table-row table:style-name="ro1">
          <table:table-cell office:value-type="float" office:value="6.15" table:style-name="ce3">
            <text:p>6.15</text:p>
          </table:table-cell>
          <table:table-cell office:value-type="float" office:value="-4.7499999999999999E-3" table:style-name="ce3">
            <text:p>-0.00475</text:p>
          </table:table-cell>
          <table:table-cell office:value-type="float" office:value="6.3663943514219304E-4" table:style-name="ce1">
            <text:p>0.000636639</text:p>
          </table:table-cell>
          <table:table-cell office:value-type="float" office:value="-6.1900000000000002E-3" table:style-name="ce3">
            <text:p>-0.00619</text:p>
          </table:table-cell>
          <table:table-cell office:value-type="float" office:value="-4.5599999999999998E-3" table:style-name="ce3">
            <text:p>-0.00456</text:p>
          </table:table-cell>
          <table:table-cell office:value-type="float" office:value="-5.4673230123573703E-2" table:style-name="ce1">
            <text:p>-0.05467323</text:p>
          </table:table-cell>
          <table:table-cell table:number-columns-repeated="16378"/>
        </table:table-row>
        <table:table-row table:style-name="ro1">
          <table:table-cell office:value-type="float" office:value="6.2" table:style-name="ce3">
            <text:p>6.2</text:p>
          </table:table-cell>
          <table:table-cell office:value-type="float" office:value="-5.3200000000000001E-3" table:style-name="ce3">
            <text:p>-0.00532</text:p>
          </table:table-cell>
          <table:table-cell office:value-type="float" office:value="-5.9764868082552898E-4" table:style-name="ce1">
            <text:p>-0.000597649</text:p>
          </table:table-cell>
          <table:table-cell office:value-type="float" office:value="-6.7000000000000002E-3" table:style-name="ce3">
            <text:p>-0.0067</text:p>
          </table:table-cell>
          <table:table-cell office:value-type="float" office:value="-4.1999999999999997E-3" table:style-name="ce3">
            <text:p>-0.0042</text:p>
          </table:table-cell>
          <table:table-cell office:value-type="float" office:value="-0.112520339925305" table:style-name="ce1">
            <text:p>-0.11252034</text:p>
          </table:table-cell>
          <table:table-cell table:number-columns-repeated="16378"/>
        </table:table-row>
        <table:table-row table:style-name="ro1">
          <table:table-cell office:value-type="float" office:value="6.25" table:style-name="ce3">
            <text:p>6.25</text:p>
          </table:table-cell>
          <table:table-cell office:value-type="float" office:value="-4.9100000000000003E-3" table:style-name="ce3">
            <text:p>-0.00491</text:p>
          </table:table-cell>
          <table:table-cell office:value-type="float" office:value="-1.71133383373E-3" table:style-name="ce1">
            <text:p>-0.001711334</text:p>
          </table:table-cell>
          <table:table-cell office:value-type="float" office:value="-6.13E-3" table:style-name="ce3">
            <text:p>-0.00613</text:p>
          </table:table-cell>
          <table:table-cell office:value-type="float" office:value="-3.79E-3" table:style-name="ce3">
            <text:p>-0.00379</text:p>
          </table:table-cell>
          <table:table-cell office:value-type="float" office:value="-3.6612367787277202E-2" table:style-name="ce1">
            <text:p>-0.036612368</text:p>
          </table:table-cell>
          <table:table-cell table:number-columns-repeated="16378"/>
        </table:table-row>
        <table:table-row table:style-name="ro1">
          <table:table-cell office:value-type="float" office:value="6.3" table:style-name="ce3">
            <text:p>6.3</text:p>
          </table:table-cell>
          <table:table-cell office:value-type="float" office:value="-3.8800000000000002E-3" table:style-name="ce3">
            <text:p>-0.00388</text:p>
          </table:table-cell>
          <table:table-cell office:value-type="float" office:value="-2.5679878334570502E-3" table:style-name="ce1">
            <text:p>-0.002567988</text:p>
          </table:table-cell>
          <table:table-cell office:value-type="float" office:value="-4.7699999999999999E-3" table:style-name="ce3">
            <text:p>-0.00477</text:p>
          </table:table-cell>
          <table:table-cell office:value-type="float" office:value="-3.49E-3" table:style-name="ce3">
            <text:p>-0.00349</text:p>
          </table:table-cell>
          <table:table-cell office:value-type="float" office:value="-0.12115814365135801" table:style-name="ce1">
            <text:p>-0.121158144</text:p>
          </table:table-cell>
          <table:table-cell table:number-columns-repeated="16378"/>
        </table:table-row>
        <table:table-row table:style-name="ro1">
          <table:table-cell office:value-type="float" office:value="6.35" table:style-name="ce3">
            <text:p>6.35</text:p>
          </table:table-cell>
          <table:table-cell office:value-type="float" office:value="-2.8999999999999998E-3" table:style-name="ce3">
            <text:p>-0.0029</text:p>
          </table:table-cell>
          <table:table-cell office:value-type="float" office:value="-3.0352219570155101E-3" table:style-name="ce1">
            <text:p>-0.003035222</text:p>
          </table:table-cell>
          <table:table-cell office:value-type="float" office:value="-3.3700000000000002E-3" table:style-name="ce3">
            <text:p>-0.00337</text:p>
          </table:table-cell>
          <table:table-cell office:value-type="float" office:value="-3.1900000000000001E-3" table:style-name="ce3">
            <text:p>-0.00319</text:p>
          </table:table-cell>
          <table:table-cell office:value-type="float" office:value="-2.4048289640294301E-2" table:style-name="ce1">
            <text:p>-0.02404829</text:p>
          </table:table-cell>
          <table:table-cell table:number-columns-repeated="16378"/>
        </table:table-row>
        <table:table-row table:style-name="ro1">
          <table:table-cell office:value-type="float" office:value="6.4" table:style-name="ce3">
            <text:p>6.4</text:p>
          </table:table-cell>
          <table:table-cell office:value-type="float" office:value="-2.4199999999999998E-3" table:style-name="ce3">
            <text:p>-0.00242</text:p>
          </table:table-cell>
          <table:table-cell office:value-type="float" office:value="-3.0275950429720999E-3" table:style-name="ce1">
            <text:p>-0.003027595</text:p>
          </table:table-cell>
          <table:table-cell office:value-type="float" office:value="-2.5500000000000002E-3" table:style-name="ce3">
            <text:p>-0.00255</text:p>
          </table:table-cell>
          <table:table-cell office:value-type="float" office:value="-2.7499999999999998E-3" table:style-name="ce3">
            <text:p>-0.00275</text:p>
          </table:table-cell>
          <table:table-cell office:value-type="float" office:value="-9.8385752009953101E-2" table:style-name="ce1">
            <text:p>-0.098385752</text:p>
          </table:table-cell>
          <table:table-cell table:number-columns-repeated="16378"/>
        </table:table-row>
        <table:table-row table:style-name="ro1">
          <table:table-cell office:value-type="float" office:value="6.45" table:style-name="ce3">
            <text:p>6.45</text:p>
          </table:table-cell>
          <table:table-cell office:value-type="float" office:value="-2.3500000000000001E-3" table:style-name="ce3">
            <text:p>-0.00235</text:p>
          </table:table-cell>
          <table:table-cell office:value-type="float" office:value="-2.5602085801233899E-3" table:style-name="ce1">
            <text:p>-0.002560209</text:p>
          </table:table-cell>
          <table:table-cell office:value-type="float" office:value="-2.33E-3" table:style-name="ce3">
            <text:p>-0.00233</text:p>
          </table:table-cell>
          <table:table-cell office:value-type="float" office:value="-2.1299999999999999E-3" table:style-name="ce3">
            <text:p>-0.00213</text:p>
          </table:table-cell>
          <table:table-cell office:value-type="float" office:value="-5.5720236635814699E-2" table:style-name="ce1">
            <text:p>-0.055720237</text:p>
          </table:table-cell>
          <table:table-cell table:number-columns-repeated="16378"/>
        </table:table-row>
        <table:table-row table:style-name="ro1">
          <table:table-cell office:value-type="float" office:value="6.5" table:style-name="ce3">
            <text:p>6.5</text:p>
          </table:table-cell>
          <table:table-cell office:value-type="float" office:value="-2.1900000000000001E-3" table:style-name="ce3">
            <text:p>-0.00219</text:p>
          </table:table-cell>
          <table:table-cell office:value-type="float" office:value="-1.78537605712705E-3" table:style-name="ce1">
            <text:p>-0.001785376</text:p>
          </table:table-cell>
          <table:table-cell office:value-type="float" office:value="-2.2300000000000002E-3" table:style-name="ce3">
            <text:p>-0.00223</text:p>
          </table:table-cell>
          <table:table-cell office:value-type="float" office:value="-1.4599999999999999E-3" table:style-name="ce3">
            <text:p>-0.00146</text:p>
          </table:table-cell>
          <table:table-cell office:value-type="float" office:value="-1.27589799888189E-3" table:style-name="ce1">
            <text:p>-0.001275898</text:p>
          </table:table-cell>
          <table:table-cell table:number-columns-repeated="16378"/>
        </table:table-row>
        <table:table-row table:style-name="ro1">
          <table:table-cell office:value-type="float" office:value="6.55" table:style-name="ce3">
            <text:p>6.55</text:p>
          </table:table-cell>
          <table:table-cell office:value-type="float" office:value="-1.56E-3" table:style-name="ce3">
            <text:p>-0.00156</text:p>
          </table:table-cell>
          <table:table-cell office:value-type="float" office:value="-9.8160543696901499E-4" table:style-name="ce1">
            <text:p>-0.000981605</text:p>
          </table:table-cell>
          <table:table-cell office:value-type="float" office:value="-1.8E-3" table:style-name="ce3">
            <text:p>-0.0018</text:p>
          </table:table-cell>
          <table:table-cell office:value-type="float" office:value="-1E-3" table:style-name="ce3">
            <text:p>-0.001</text:p>
          </table:table-cell>
          <table:table-cell office:value-type="float" office:value="-5.4673230123561997E-2" table:style-name="ce1">
            <text:p>-0.05467323</text:p>
          </table:table-cell>
          <table:table-cell table:number-columns-repeated="16378"/>
        </table:table-row>
        <table:table-row table:style-name="ro1">
          <table:table-cell office:value-type="float" office:value="6.6" table:style-name="ce3">
            <text:p>6.6</text:p>
          </table:table-cell>
          <table:table-cell office:value-type="float" office:value="-5.9000000000000003E-4" table:style-name="ce3">
            <text:p>-0.00059</text:p>
          </table:table-cell>
          <table:table-cell office:value-type="float" office:value="-4.8136713785824702E-4" table:style-name="ce1">
            <text:p>-0.000481367</text:p>
          </table:table-cell>
          <table:table-cell office:value-type="float" office:value="-1.08E-3" table:style-name="ce3">
            <text:p>-0.00108</text:p>
          </table:table-cell>
          <table:table-cell office:value-type="float" office:value="-8.8999999999999995E-4" table:style-name="ce3">
            <text:p>-0.00089</text:p>
          </table:table-cell>
          <table:table-cell office:value-type="float" office:value="-6.03445153982465E-2" table:style-name="ce1">
            <text:p>-0.060344515</text:p>
          </table:table-cell>
          <table:table-cell table:number-columns-repeated="16378"/>
        </table:table-row>
        <table:table-row table:style-name="ro1">
          <table:table-cell office:value-type="float" office:value="6.65" table:style-name="ce3">
            <text:p>6.65</text:p>
          </table:table-cell>
          <table:table-cell office:value-type="float" office:value="1.75E-4" table:style-name="ce3">
            <text:p>0.000175</text:p>
          </table:table-cell>
          <table:table-cell office:value-type="float" office:value="-5.5503995475399105E-4" table:style-name="ce1">
            <text:p>-0.00055504</text:p>
          </table:table-cell>
          <table:table-cell office:value-type="float" office:value="-6.0999999999999997E-4" table:style-name="ce3">
            <text:p>-0.00061</text:p>
          </table:table-cell>
          <table:table-cell office:value-type="float" office:value="-1.1000000000000001E-3" table:style-name="ce3">
            <text:p>-0.0011</text:p>
          </table:table-cell>
          <table:table-cell office:value-type="float" office:value="5.2121434125797297E-2" table:style-name="ce1">
            <text:p>0.052121434</text:p>
          </table:table-cell>
          <table:table-cell table:number-columns-repeated="16378"/>
        </table:table-row>
        <table:table-row table:style-name="ro1">
          <table:table-cell office:value-type="float" office:value="6.7" table:style-name="ce3">
            <text:p>6.7</text:p>
          </table:table-cell>
          <table:table-cell office:value-type="float" office:value="1.7699999999999999E-4" table:style-name="ce3">
            <text:p>0.000177</text:p>
          </table:table-cell>
          <table:table-cell office:value-type="float" office:value="-1.29673779594786E-3" table:style-name="ce1">
            <text:p>-0.001296738</text:p>
          </table:table-cell>
          <table:table-cell office:value-type="float" office:value="-8.7000000000000001E-4" table:style-name="ce3">
            <text:p>-0.00087</text:p>
          </table:table-cell>
          <table:table-cell office:value-type="float" office:value="-1.4300000000000001E-3" table:style-name="ce3">
            <text:p>-0.00143</text:p>
          </table:table-cell>
          <table:table-cell office:value-type="float" office:value="7.6028082822142504E-2" table:style-name="ce1">
            <text:p>0.076028083</text:p>
          </table:table-cell>
          <table:table-cell table:number-columns-repeated="16378"/>
        </table:table-row>
        <table:table-row table:style-name="ro1">
          <table:table-cell office:value-type="float" office:value="6.75" table:style-name="ce3">
            <text:p>6.75</text:p>
          </table:table-cell>
          <table:table-cell office:value-type="float" office:value="-6.4999999999999997E-4" table:style-name="ce3">
            <text:p>-0.00065</text:p>
          </table:table-cell>
          <table:table-cell office:value-type="float" office:value="-2.56636232836418E-3" table:style-name="ce1">
            <text:p>-0.002566362</text:p>
          </table:table-cell>
          <table:table-cell office:value-type="float" office:value="-1.8799999999999999E-3" table:style-name="ce3">
            <text:p>-0.00188</text:p>
          </table:table-cell>
          <table:table-cell office:value-type="float" office:value="-1.73E-3" table:style-name="ce3">
            <text:p>-0.00173</text:p>
          </table:table-cell>
          <table:table-cell office:value-type="float" office:value="-2.78000629758514E-2" table:style-name="ce1">
            <text:p>-0.027800063</text:p>
          </table:table-cell>
          <table:table-cell table:number-columns-repeated="16378"/>
        </table:table-row>
        <table:table-row table:style-name="ro1">
          <table:table-cell office:value-type="float" office:value="6.8" table:style-name="ce3">
            <text:p>6.8</text:p>
          </table:table-cell>
          <table:table-cell office:value-type="float" office:value="-1.8699999999999999E-3" table:style-name="ce3">
            <text:p>-0.00187</text:p>
          </table:table-cell>
          <table:table-cell office:value-type="float" office:value="-4.0232889679778202E-3" table:style-name="ce1">
            <text:p>-0.004023289</text:p>
          </table:table-cell>
          <table:table-cell office:value-type="float" office:value="-3.13E-3" table:style-name="ce3">
            <text:p>-0.00313</text:p>
          </table:table-cell>
          <table:table-cell office:value-type="float" office:value="-2.0400000000000001E-3" table:style-name="ce3">
            <text:p>-0.00204</text:p>
          </table:table-cell>
          <table:table-cell office:value-type="float" office:value="-6.1566022995875103E-2" table:style-name="ce1">
            <text:p>-0.061566023</text:p>
          </table:table-cell>
          <table:table-cell table:number-columns-repeated="16378"/>
        </table:table-row>
        <table:table-row table:style-name="ro1">
          <table:table-cell office:value-type="float" office:value="6.85" table:style-name="ce3">
            <text:p>6.85</text:p>
          </table:table-cell>
          <table:table-cell office:value-type="float" office:value="-2.8900000000000002E-3" table:style-name="ce3">
            <text:p>-0.00289</text:p>
          </table:table-cell>
          <table:table-cell office:value-type="float" office:value="-5.2471855217504203E-3" table:style-name="ce1">
            <text:p>-0.005247186</text:p>
          </table:table-cell>
          <table:table-cell office:value-type="float" office:value="-4.0200000000000001E-3" table:style-name="ce3">
            <text:p>-0.00402</text:p>
          </table:table-cell>
          <table:table-cell office:value-type="float" office:value="-2.5100000000000001E-3" table:style-name="ce3">
            <text:p>-0.00251</text:p>
          </table:table-cell>
          <table:table-cell office:value-type="float" office:value="4.0778863576436002E-2" table:style-name="ce1">
            <text:p>0.040778864</text:p>
          </table:table-cell>
          <table:table-cell table:number-columns-repeated="16378"/>
        </table:table-row>
        <table:table-row table:style-name="ro1">
          <table:table-cell office:value-type="float" office:value="6.9" table:style-name="ce3">
            <text:p>6.9</text:p>
          </table:table-cell>
          <table:table-cell office:value-type="float" office:value="-3.4399999999999999E-3" table:style-name="ce3">
            <text:p>-0.00344</text:p>
          </table:table-cell>
          <table:table-cell office:value-type="float" office:value="-5.8993014910251303E-3" table:style-name="ce1">
            <text:p>-0.005899301</text:p>
          </table:table-cell>
          <table:table-cell office:value-type="float" office:value="-4.3899999999999998E-3" table:style-name="ce3">
            <text:p>-0.00439</text:p>
          </table:table-cell>
          <table:table-cell office:value-type="float" office:value="-3.2200000000000002E-3" table:style-name="ce3">
            <text:p>-0.00322</text:p>
          </table:table-cell>
          <table:table-cell office:value-type="float" office:value="-6.0780768111687297E-2" table:style-name="ce1">
            <text:p>-0.060780768</text:p>
          </table:table-cell>
          <table:table-cell table:number-columns-repeated="16378"/>
        </table:table-row>
        <table:table-row table:style-name="ro1">
          <table:table-cell office:value-type="float" office:value="6.95" table:style-name="ce3">
            <text:p>6.95</text:p>
          </table:table-cell>
          <table:table-cell office:value-type="float" office:value="-3.7599999999999999E-3" table:style-name="ce3">
            <text:p>-0.00376</text:p>
          </table:table-cell>
          <table:table-cell office:value-type="float" office:value="-5.8547262784487703E-3" table:style-name="ce1">
            <text:p>-0.005854726</text:p>
          </table:table-cell>
          <table:table-cell office:value-type="float" office:value="-4.5799999999999999E-3" table:style-name="ce3">
            <text:p>-0.00458</text:p>
          </table:table-cell>
          <table:table-cell office:value-type="float" office:value="-4.0600000000000002E-3" table:style-name="ce3">
            <text:p>-0.00406</text:p>
          </table:table-cell>
          <table:table-cell office:value-type="float" office:value="-7.4828105484352994E-2" table:style-name="ce1">
            <text:p>-0.074828105</text:p>
          </table:table-cell>
          <table:table-cell table:number-columns-repeated="16378"/>
        </table:table-row>
        <table:table-row table:style-name="ro1">
          <table:table-cell office:value-type="float" office:value="7" table:style-name="ce3">
            <text:p>7</text:p>
          </table:table-cell>
          <table:table-cell office:value-type="float" office:value="-4.28E-3" table:style-name="ce3">
            <text:p>-0.00428</text:p>
          </table:table-cell>
          <table:table-cell office:value-type="float" office:value="-5.2456748886888496E-3" table:style-name="ce1">
            <text:p>-0.005245675</text:p>
          </table:table-cell>
          <table:table-cell office:value-type="float" office:value="-5.0699999999999999E-3" table:style-name="ce3">
            <text:p>-0.00507</text:p>
          </table:table-cell>
          <table:table-cell office:value-type="float" office:value="-4.7299999999999998E-3" table:style-name="ce3">
            <text:p>-0.00473</text:p>
          </table:table-cell>
          <table:table-cell office:value-type="float" office:value="-9.2365464564517802E-2" table:style-name="ce1">
            <text:p>-0.092365465</text:p>
          </table:table-cell>
          <table:table-cell table:number-columns-repeated="16378"/>
        </table:table-row>
        <table:table-row table:style-name="ro1">
          <table:table-cell office:value-type="float" office:value="7.05" table:style-name="ce3">
            <text:p>7.05</text:p>
          </table:table-cell>
          <table:table-cell office:value-type="float" office:value="-5.1999999999999998E-3" table:style-name="ce3">
            <text:p>-0.0052</text:p>
          </table:table-cell>
          <table:table-cell office:value-type="float" office:value="-4.3949900575908996E-3" table:style-name="ce1">
            <text:p>-0.00439499</text:p>
          </table:table-cell>
          <table:table-cell office:value-type="float" office:value="-5.9899999999999997E-3" table:style-name="ce3">
            <text:p>-0.00599</text:p>
          </table:table-cell>
          <table:table-cell office:value-type="float" office:value="-5.0000000000000001E-3" table:style-name="ce3">
            <text:p>-0.005</text:p>
          </table:table-cell>
          <table:table-cell office:value-type="float" office:value="-0.11103708069962" table:style-name="ce1">
            <text:p>-0.111037081</text:p>
          </table:table-cell>
          <table:table-cell table:number-columns-repeated="16378"/>
        </table:table-row>
        <table:table-row table:style-name="ro1">
          <table:table-cell office:value-type="float" office:value="7.1" table:style-name="ce3">
            <text:p>7.1</text:p>
          </table:table-cell>
          <table:table-cell office:value-type="float" office:value="-6.2500000000000003E-3" table:style-name="ce3">
            <text:p>-0.00625</text:p>
          </table:table-cell>
          <table:table-cell office:value-type="float" office:value="-3.6696688854072502E-3" table:style-name="ce1">
            <text:p>-0.003669669</text:p>
          </table:table-cell>
          <table:table-cell office:value-type="float" office:value="-6.9100000000000003E-3" table:style-name="ce3">
            <text:p>-0.00691</text:p>
          </table:table-cell>
          <table:table-cell office:value-type="float" office:value="-4.8900000000000002E-3" table:style-name="ce3">
            <text:p>-0.00489</text:p>
          </table:table-cell>
          <table:table-cell office:value-type="float" office:value="-8.9573447198518605E-2" table:style-name="ce1">
            <text:p>-0.089573447</text:p>
          </table:table-cell>
          <table:table-cell table:number-columns-repeated="16378"/>
        </table:table-row>
        <table:table-row table:style-name="ro1">
          <table:table-cell office:value-type="float" office:value="7.15" table:style-name="ce3">
            <text:p>7.15</text:p>
          </table:table-cell>
          <table:table-cell office:value-type="float" office:value="-6.94E-3" table:style-name="ce3">
            <text:p>-0.00694</text:p>
          </table:table-cell>
          <table:table-cell office:value-type="float" office:value="-3.3216819751258802E-3" table:style-name="ce1">
            <text:p>-0.003321682</text:p>
          </table:table-cell>
          <table:table-cell office:value-type="float" office:value="-7.1999999999999998E-3" table:style-name="ce3">
            <text:p>-0.0072</text:p>
          </table:table-cell>
          <table:table-cell office:value-type="float" office:value="-4.5700000000000003E-3" table:style-name="ce3">
            <text:p>-0.00457</text:p>
          </table:table-cell>
          <table:table-cell office:value-type="float" office:value="2.3677757209708099E-2" table:style-name="ce1">
            <text:p>0.023677757</text:p>
          </table:table-cell>
          <table:table-cell table:number-columns-repeated="16378"/>
        </table:table-row>
        <table:table-row table:style-name="ro1">
          <table:table-cell office:value-type="float" office:value="7.2" table:style-name="ce3">
            <text:p>7.2</text:p>
          </table:table-cell>
          <table:table-cell office:value-type="float" office:value="-6.8999999999999999E-3" table:style-name="ce3">
            <text:p>-0.0069</text:p>
          </table:table-cell>
          <table:table-cell office:value-type="float" office:value="-3.3888545789429402E-3" table:style-name="ce1">
            <text:p>-0.003388855</text:p>
          </table:table-cell>
          <table:table-cell office:value-type="float" office:value="-6.5500000000000003E-3" table:style-name="ce3">
            <text:p>-0.00655</text:p>
          </table:table-cell>
          <table:table-cell office:value-type="float" office:value="-4.2399999999999998E-3" table:style-name="ce3">
            <text:p>-0.00424</text:p>
          </table:table-cell>
          <table:table-cell office:value-type="float" office:value="-1.9162259249799501E-2" table:style-name="ce1">
            <text:p>-0.019162259</text:p>
          </table:table-cell>
          <table:table-cell table:number-columns-repeated="16378"/>
        </table:table-row>
        <table:table-row table:style-name="ro1">
          <table:table-cell office:value-type="float" office:value="7.25" table:style-name="ce3">
            <text:p>7.25</text:p>
          </table:table-cell>
          <table:table-cell office:value-type="float" office:value="-6.1999999999999998E-3" table:style-name="ce3">
            <text:p>-0.0062</text:p>
          </table:table-cell>
          <table:table-cell office:value-type="float" office:value="-3.6989433100097198E-3" table:style-name="ce1">
            <text:p>-0.003698943</text:p>
          </table:table-cell>
          <table:table-cell office:value-type="float" office:value="-5.2300000000000003E-3" table:style-name="ce3">
            <text:p>-0.00523</text:p>
          </table:table-cell>
          <table:table-cell office:value-type="float" office:value="-3.8800000000000002E-3" table:style-name="ce3">
            <text:p>-0.00388</text:p>
          </table:table-cell>
          <table:table-cell office:value-type="float" office:value="-3.5739862360397702E-2" table:style-name="ce1">
            <text:p>-0.035739862</text:p>
          </table:table-cell>
          <table:table-cell table:number-columns-repeated="16378"/>
        </table:table-row>
        <table:table-row table:style-name="ro1">
          <table:table-cell office:value-type="float" office:value="7.3" table:style-name="ce3">
            <text:p>7.3</text:p>
          </table:table-cell>
          <table:table-cell office:value-type="float" office:value="-5.2300000000000003E-3" table:style-name="ce3">
            <text:p>-0.00523</text:p>
          </table:table-cell>
          <table:table-cell office:value-type="float" office:value="-3.9696875431398798E-3" table:style-name="ce1">
            <text:p>-0.003969688</text:p>
          </table:table-cell>
          <table:table-cell office:value-type="float" office:value="-3.8700000000000002E-3" table:style-name="ce3">
            <text:p>-0.00387</text:p>
          </table:table-cell>
          <table:table-cell office:value-type="float" office:value="-3.31E-3" table:style-name="ce3">
            <text:p>-0.00331</text:p>
          </table:table-cell>
          <table:table-cell office:value-type="float" office:value="-6.06935175690013E-2" table:style-name="ce1">
            <text:p>-0.060693518</text:p>
          </table:table-cell>
          <table:table-cell table:number-columns-repeated="16378"/>
        </table:table-row>
        <table:table-row table:style-name="ro1">
          <table:table-cell office:value-type="float" office:value="7.35" table:style-name="ce3">
            <text:p>7.35</text:p>
          </table:table-cell>
          <table:table-cell office:value-type="float" office:value="-4.3400000000000001E-3" table:style-name="ce3">
            <text:p>-0.00434</text:p>
          </table:table-cell>
          <table:table-cell office:value-type="float" office:value="-3.9515394868959702E-3" table:style-name="ce1">
            <text:p>-0.003951539</text:p>
          </table:table-cell>
          <table:table-cell office:value-type="float" office:value="-2.8700000000000002E-3" table:style-name="ce3">
            <text:p>-0.00287</text:p>
          </table:table-cell>
          <table:table-cell office:value-type="float" office:value="-2.4099999999999998E-3" table:style-name="ce3">
            <text:p>-0.00241</text:p>
          </table:table-cell>
          <table:table-cell office:value-type="float" office:value="5.5611455833297303E-2" table:style-name="ce1">
            <text:p>0.055611456</text:p>
          </table:table-cell>
          <table:table-cell table:number-columns-repeated="16378"/>
        </table:table-row>
        <table:table-row table:style-name="ro1">
          <table:table-cell office:value-type="float" office:value="7.4" table:style-name="ce3">
            <text:p>7.4</text:p>
          </table:table-cell>
          <table:table-cell office:value-type="float" office:value="-3.5699999999999998E-3" table:style-name="ce3">
            <text:p>-0.00357</text:p>
          </table:table-cell>
          <table:table-cell office:value-type="float" office:value="-3.5409853795910699E-3" table:style-name="ce1">
            <text:p>-0.003540985</text:p>
          </table:table-cell>
          <table:table-cell office:value-type="float" office:value="-2.1800000000000001E-3" table:style-name="ce3">
            <text:p>-0.00218</text:p>
          </table:table-cell>
          <table:table-cell office:value-type="float" office:value="-1.2700000000000001E-3" table:style-name="ce3">
            <text:p>-0.00127</text:p>
          </table:table-cell>
          <table:table-cell office:value-type="float" office:value="5.3953695522228999E-2" table:style-name="ce1">
            <text:p>0.053953696</text:p>
          </table:table-cell>
          <table:table-cell table:number-columns-repeated="16378"/>
        </table:table-row>
        <table:table-row table:style-name="ro1">
          <table:table-cell office:value-type="float" office:value="7.45" table:style-name="ce3">
            <text:p>7.45</text:p>
          </table:table-cell>
          <table:table-cell office:value-type="float" office:value="-2.6800000000000001E-3" table:style-name="ce3">
            <text:p>-0.00268</text:p>
          </table:table-cell>
          <table:table-cell office:value-type="float" office:value="-2.8101297514481699E-3" table:style-name="ce1">
            <text:p>-0.00281013</text:p>
          </table:table-cell>
          <table:table-cell office:value-type="float" office:value="-1.34E-3" table:style-name="ce3">
            <text:p>-0.00134</text:p>
          </table:table-cell>
          <table:table-cell office:value-type="float" office:value="-1.3999999999999999E-4" table:style-name="ce3">
            <text:p>-0.00014</text:p>
          </table:table-cell>
          <table:table-cell office:value-type="float" office:value="-1.77662505667989E-2" table:style-name="ce1">
            <text:p>-0.017766251</text:p>
          </table:table-cell>
          <table:table-cell table:number-columns-repeated="16378"/>
        </table:table-row>
        <table:table-row table:style-name="ro1">
          <table:table-cell office:value-type="float" office:value="7.5" table:style-name="ce3">
            <text:p>7.5</text:p>
          </table:table-cell>
          <table:table-cell office:value-type="float" office:value="-1.4599999999999999E-3" table:style-name="ce3">
            <text:p>-0.00146</text:p>
          </table:table-cell>
          <table:table-cell office:value-type="float" office:value="-1.94320045486023E-3" table:style-name="ce1">
            <text:p>-0.0019432</text:p>
          </table:table-cell>
          <table:table-cell office:value-type="float" office:value="-1.0000000000000001E-5" table:style-name="ce3">
            <text:p>-0.00001</text:p>
          </table:table-cell>
          <table:table-cell office:value-type="float" office:value="8.0099999999999995E-4" table:style-name="ce3">
            <text:p>0.000801</text:p>
          </table:table-cell>
          <table:table-cell office:value-type="float" office:value="-4.4115914458390498E-2" table:style-name="ce1">
            <text:p>-0.044115914</text:p>
          </table:table-cell>
          <table:table-cell table:number-columns-repeated="16378"/>
        </table:table-row>
        <table:table-row table:style-name="ro1">
          <table:table-cell office:value-type="float" office:value="7.55" table:style-name="ce3">
            <text:p>7.55</text:p>
          </table:table-cell>
          <table:table-cell office:value-type="float" office:value="2.94E-5" table:style-name="ce3">
            <text:p>0.0000294</text:p>
          </table:table-cell>
          <table:table-cell office:value-type="float" office:value="-1.1195579913011299E-3" table:style-name="ce1">
            <text:p>-0.001119558</text:p>
          </table:table-cell>
          <table:table-cell office:value-type="float" office:value="1.6509999999999999E-3" table:style-name="ce3">
            <text:p>0.001651</text:p>
          </table:table-cell>
          <table:table-cell office:value-type="float" office:value="1.524E-3" table:style-name="ce3">
            <text:p>0.001524</text:p>
          </table:table-cell>
          <table:table-cell office:value-type="float" office:value="-2.13435228169888E-2" table:style-name="ce1">
            <text:p>-0.021343523</text:p>
          </table:table-cell>
          <table:table-cell table:number-columns-repeated="16378"/>
        </table:table-row>
        <table:table-row table:style-name="ro1">
          <table:table-cell office:value-type="float" office:value="7.6" table:style-name="ce3">
            <text:p>7.6</text:p>
          </table:table-cell>
          <table:table-cell office:value-type="float" office:value="1.426E-3" table:style-name="ce3">
            <text:p>0.001426</text:p>
          </table:table-cell>
          <table:table-cell office:value-type="float" office:value="-4.1027280397579001E-4" table:style-name="ce1">
            <text:p>-0.000410273</text:p>
          </table:table-cell>
          <table:table-cell office:value-type="float" office:value="3.107E-3" table:style-name="ce3">
            <text:p>0.003107</text:p>
          </table:table-cell>
          <table:table-cell office:value-type="float" office:value="2.1459999999999999E-3" table:style-name="ce3">
            <text:p>0.002146</text:p>
          </table:table-cell>
          <table:table-cell office:value-type="float" office:value="-5.55457355504397E-2" table:style-name="ce1">
            <text:p>-0.055545736</text:p>
          </table:table-cell>
          <table:table-cell table:number-columns-repeated="16378"/>
        </table:table-row>
        <table:table-row table:style-name="ro1">
          <table:table-cell office:value-type="float" office:value="7.65" table:style-name="ce3">
            <text:p>7.65</text:p>
          </table:table-cell>
          <table:table-cell office:value-type="float" office:value="2.3879999999999999E-3" table:style-name="ce3">
            <text:p>0.002388</text:p>
          </table:table-cell>
          <table:table-cell office:value-type="float" office:value="2.5303471207696799E-4" table:style-name="ce1">
            <text:p>0.000253035</text:p>
          </table:table-cell>
          <table:table-cell office:value-type="float" office:value="3.8649999999999999E-3" table:style-name="ce3">
            <text:p>0.003865</text:p>
          </table:table-cell>
          <table:table-cell office:value-type="float" office:value="2.7569999999999999E-3" table:style-name="ce3">
            <text:p>0.002757</text:p>
          </table:table-cell>
          <table:table-cell office:value-type="float" office:value="-3.9840637866716301E-2" table:style-name="ce1">
            <text:p>-0.039840638</text:p>
          </table:table-cell>
          <table:table-cell table:number-columns-repeated="16378"/>
        </table:table-row>
        <table:table-row table:style-name="ro1">
          <table:table-cell office:value-type="float" office:value="7.7" table:style-name="ce3">
            <text:p>7.7</text:p>
          </table:table-cell>
          <table:table-cell office:value-type="float" office:value="2.8549999999999999E-3" table:style-name="ce3">
            <text:p>0.002855</text:p>
          </table:table-cell>
          <table:table-cell office:value-type="float" office:value="1.01845542756398E-3" table:style-name="ce1">
            <text:p>0.001018455</text:p>
          </table:table-cell>
          <table:table-cell office:value-type="float" office:value="3.8999999999999998E-3" table:style-name="ce3">
            <text:p>0.0039</text:p>
          </table:table-cell>
          <table:table-cell office:value-type="float" office:value="3.3159999999999999E-3" table:style-name="ce3">
            <text:p>0.003316</text:p>
          </table:table-cell>
          <table:table-cell office:value-type="float" office:value="-9.4808479759771996E-2" table:style-name="ce1">
            <text:p>-0.09480848</text:p>
          </table:table-cell>
          <table:table-cell table:number-columns-repeated="16378"/>
        </table:table-row>
        <table:table-row table:style-name="ro1">
          <table:table-cell office:value-type="float" office:value="7.75" table:style-name="ce3">
            <text:p>7.75</text:p>
          </table:table-cell>
          <table:table-cell office:value-type="float" office:value="3.0799999999999998E-3" table:style-name="ce3">
            <text:p>0.00308</text:p>
          </table:table-cell>
          <table:table-cell office:value-type="float" office:value="1.9954486778577898E-3" table:style-name="ce1">
            <text:p>0.001995449</text:p>
          </table:table-cell>
          <table:table-cell office:value-type="float" office:value="3.6579999999999998E-3" table:style-name="ce3">
            <text:p>0.003658</text:p>
          </table:table-cell>
          <table:table-cell office:value-type="float" office:value="3.6879999999999999E-3" table:style-name="ce3">
            <text:p>0.003688</text:p>
          </table:table-cell>
          <table:table-cell office:value-type="float" office:value="-0.122205150163607" table:style-name="ce1">
            <text:p>-0.12220515</text:p>
          </table:table-cell>
          <table:table-cell table:number-columns-repeated="16378"/>
        </table:table-row>
        <table:table-row table:style-name="ro1">
          <table:table-cell office:value-type="float" office:value="7.8" table:style-name="ce3">
            <text:p>7.8</text:p>
          </table:table-cell>
          <table:table-cell office:value-type="float" office:value="3.375E-3" table:style-name="ce3">
            <text:p>0.003375</text:p>
          </table:table-cell>
          <table:table-cell office:value-type="float" office:value="3.1450657370229399E-3" table:style-name="ce1">
            <text:p>0.003145066</text:p>
          </table:table-cell>
          <table:table-cell office:value-type="float" office:value="3.6579999999999998E-3" table:style-name="ce3">
            <text:p>0.003658</text:p>
          </table:table-cell>
          <table:table-cell office:value-type="float" office:value="3.7750000000000001E-3" table:style-name="ce3">
            <text:p>0.003775</text:p>
          </table:table-cell>
          <table:table-cell office:value-type="float" office:value="-3.3645849335903998E-2" table:style-name="ce1">
            <text:p>-0.033645849</text:p>
          </table:table-cell>
          <table:table-cell table:number-columns-repeated="16378"/>
        </table:table-row>
        <table:table-row table:style-name="ro1">
          <table:table-cell office:value-type="float" office:value="7.85" table:style-name="ce3">
            <text:p>7.85</text:p>
          </table:table-cell>
          <table:table-cell office:value-type="float" office:value="3.8189999999999999E-3" table:style-name="ce3">
            <text:p>0.003819</text:p>
          </table:table-cell>
          <table:table-cell office:value-type="float" office:value="4.2455889169793698E-3" table:style-name="ce1">
            <text:p>0.004245589</text:p>
          </table:table-cell>
          <table:table-cell office:value-type="float" office:value="4.0379999999999999E-3" table:style-name="ce3">
            <text:p>0.004038</text:p>
          </table:table-cell>
          <table:table-cell office:value-type="float" office:value="3.6080000000000001E-3" table:style-name="ce3">
            <text:p>0.003608</text:p>
          </table:table-cell>
          <table:table-cell office:value-type="float" office:value="-2.68403070062877E-2" table:style-name="ce1">
            <text:p>-0.026840307</text:p>
          </table:table-cell>
          <table:table-cell table:number-columns-repeated="16378"/>
        </table:table-row>
        <table:table-row table:style-name="ro1">
          <table:table-cell office:value-type="float" office:value="7.9" table:style-name="ce3">
            <text:p>7.9</text:p>
          </table:table-cell>
          <table:table-cell office:value-type="float" office:value="4.1869999999999997E-3" table:style-name="ce3">
            <text:p>0.004187</text:p>
          </table:table-cell>
          <table:table-cell office:value-type="float" office:value="4.9637075413986901E-3" table:style-name="ce1">
            <text:p>0.004963708</text:p>
          </table:table-cell>
          <table:table-cell office:value-type="float" office:value="4.457E-3" table:style-name="ce3">
            <text:p>0.004457</text:p>
          </table:table-cell>
          <table:table-cell office:value-type="float" office:value="3.3219999999999999E-3" table:style-name="ce3">
            <text:p>0.003322</text:p>
          </table:table-cell>
          <table:table-cell office:value-type="float" office:value="-6.1915025166620098E-2" table:style-name="ce1">
            <text:p>-0.061915025</text:p>
          </table:table-cell>
          <table:table-cell table:number-columns-repeated="16378"/>
        </table:table-row>
        <table:table-row table:style-name="ro1">
          <table:table-cell office:value-type="float" office:value="7.95" table:style-name="ce3">
            <text:p>7.95</text:p>
          </table:table-cell>
          <table:table-cell office:value-type="float" office:value="4.1700000000000001E-3" table:style-name="ce3">
            <text:p>0.00417</text:p>
          </table:table-cell>
          <table:table-cell office:value-type="float" office:value="5.0060411782810402E-3" table:style-name="ce1">
            <text:p>0.005006041</text:p>
          </table:table-cell>
          <table:table-cell office:value-type="float" office:value="4.4299999999999999E-3" table:style-name="ce3">
            <text:p>0.00443</text:p>
          </table:table-cell>
          <table:table-cell office:value-type="float" office:value="3.0539999999999999E-3" table:style-name="ce3">
            <text:p>0.003054</text:p>
          </table:table-cell>
          <table:table-cell office:value-type="float" office:value="-8.0761142387093601E-2" table:style-name="ce1">
            <text:p>-0.080761142</text:p>
          </table:table-cell>
          <table:table-cell table:number-columns-repeated="16378"/>
        </table:table-row>
        <table:table-row table:style-name="ro1">
          <table:table-cell office:value-type="float" office:value="8" table:style-name="ce3">
            <text:p>8</text:p>
          </table:table-cell>
          <table:table-cell office:value-type="float" office:value="3.673E-3" table:style-name="ce3">
            <text:p>0.003673</text:p>
          </table:table-cell>
          <table:table-cell office:value-type="float" office:value="4.2801059279139499E-3" table:style-name="ce1">
            <text:p>0.004280106</text:p>
          </table:table-cell>
          <table:table-cell office:value-type="float" office:value="3.7880000000000001E-3" table:style-name="ce3">
            <text:p>0.003788</text:p>
          </table:table-cell>
          <table:table-cell office:value-type="float" office:value="2.8479999999999998E-3" table:style-name="ce3">
            <text:p>0.002848</text:p>
          </table:table-cell>
          <table:table-cell office:value-type="float" office:value="-8.4304424992549497E-3" table:style-name="ce1">
            <text:p>-0.008430442</text:p>
          </table:table-cell>
          <table:table-cell table:number-columns-repeated="16378"/>
        </table:table-row>
        <table:table-row table:style-name="ro1">
          <table:table-cell office:value-type="float" office:value="8.0500000000000007" table:style-name="ce3">
            <text:p>8.05</text:p>
          </table:table-cell>
          <table:table-cell office:value-type="float" office:value="2.934E-3" table:style-name="ce3">
            <text:p>0.002934</text:p>
          </table:table-cell>
          <table:table-cell office:value-type="float" office:value="2.9820171801544699E-3" table:style-name="ce1">
            <text:p>0.002982017</text:p>
          </table:table-cell>
          <table:table-cell office:value-type="float" office:value="2.8509999999999998E-3" table:style-name="ce3">
            <text:p>0.002851</text:p>
          </table:table-cell>
          <table:table-cell office:value-type="float" office:value="2.6540000000000001E-3" table:style-name="ce3">
            <text:p>0.002654</text:p>
          </table:table-cell>
          <table:table-cell office:value-type="float" office:value="-5.1008707330694798E-2" table:style-name="ce1">
            <text:p>-0.051008707</text:p>
          </table:table-cell>
          <table:table-cell table:number-columns-repeated="16378"/>
        </table:table-row>
        <table:table-row table:style-name="ro1">
          <table:table-cell office:value-type="float" office:value="8.1" table:style-name="ce3">
            <text:p>8.1</text:p>
          </table:table-cell>
          <table:table-cell office:value-type="float" office:value="2.3419999999999999E-3" table:style-name="ce3">
            <text:p>0.002342</text:p>
          </table:table-cell>
          <table:table-cell office:value-type="float" office:value="1.5581805720587399E-3" table:style-name="ce1">
            <text:p>0.001558181</text:p>
          </table:table-cell>
          <table:table-cell office:value-type="float" office:value="2.1670000000000001E-3" table:style-name="ce3">
            <text:p>0.002167</text:p>
          </table:table-cell>
          <table:table-cell office:value-type="float" office:value="2.3960000000000001E-3" table:style-name="ce3">
            <text:p>0.002396</text:p>
          </table:table-cell>
          <table:table-cell office:value-type="float" office:value="-1.9162259249806201E-2" table:style-name="ce1">
            <text:p>-0.019162259</text:p>
          </table:table-cell>
          <table:table-cell table:number-columns-repeated="16378"/>
        </table:table-row>
        <table:table-row table:style-name="ro1">
          <table:table-cell office:value-type="float" office:value="8.15" table:style-name="ce3">
            <text:p>8.15</text:p>
          </table:table-cell>
          <table:table-cell office:value-type="float" office:value="2.134E-3" table:style-name="ce3">
            <text:p>0.002134</text:p>
          </table:table-cell>
          <table:table-cell office:value-type="float" office:value="5.4679150212192404E-4" table:style-name="ce1">
            <text:p>0.000546792</text:p>
          </table:table-cell>
          <table:table-cell office:value-type="float" office:value="2.0579999999999999E-3" table:style-name="ce3">
            <text:p>0.002058</text:p>
          </table:table-cell>
          <table:table-cell office:value-type="float" office:value="2.0630000000000002E-3" table:style-name="ce3">
            <text:p>0.002063</text:p>
          </table:table-cell>
          <table:table-cell office:value-type="float" office:value="-4.25454046900169E-2" table:style-name="ce1">
            <text:p>-0.042545405</text:p>
          </table:table-cell>
          <table:table-cell table:number-columns-repeated="16378"/>
        </table:table-row>
        <table:table-row table:style-name="ro1">
          <table:table-cell office:value-type="float" office:value="8.1999999999999993" table:style-name="ce3">
            <text:p>8.2</text:p>
          </table:table-cell>
          <table:table-cell office:value-type="float" office:value="2.2260000000000001E-3" table:style-name="ce3">
            <text:p>0.002226</text:p>
          </table:table-cell>
          <table:table-cell office:value-type="float" office:value="3.64010855301701E-4" table:style-name="ce1">
            <text:p>0.000364011</text:p>
          </table:table-cell>
          <table:table-cell office:value-type="float" office:value="2.366E-3" table:style-name="ce3">
            <text:p>0.002366</text:p>
          </table:table-cell>
          <table:table-cell office:value-type="float" office:value="1.7489999999999999E-3" table:style-name="ce3">
            <text:p>0.001749</text:p>
          </table:table-cell>
          <table:table-cell office:value-type="float" office:value="6.4361394023870798E-4" table:style-name="ce1">
            <text:p>0.000643614</text:p>
          </table:table-cell>
          <table:table-cell table:number-columns-repeated="16378"/>
        </table:table-row>
        <table:table-row table:style-name="ro1">
          <table:table-cell office:value-type="float" office:value="8.25" table:style-name="ce3">
            <text:p>8.25</text:p>
          </table:table-cell>
          <table:table-cell office:value-type="float" office:value="2.3340000000000001E-3" table:style-name="ce3">
            <text:p>0.002334</text:p>
          </table:table-cell>
          <table:table-cell office:value-type="float" office:value="1.1298409272910001E-3" table:style-name="ce1">
            <text:p>0.001129841</text:p>
          </table:table-cell>
          <table:table-cell office:value-type="float" office:value="2.6280000000000001E-3" table:style-name="ce3">
            <text:p>0.002628</text:p>
          </table:table-cell>
          <table:table-cell office:value-type="float" office:value="1.5939999999999999E-3" table:style-name="ce3">
            <text:p>0.001594</text:p>
          </table:table-cell>
          <table:table-cell office:value-type="float" office:value="-3.0766581427225499E-2" table:style-name="ce1">
            <text:p>-0.030766581</text:p>
          </table:table-cell>
          <table:table-cell table:number-columns-repeated="16378"/>
        </table:table-row>
        <table:table-row table:style-name="ro1">
          <table:table-cell office:value-type="float" office:value="8.3000000000000007" table:style-name="ce3">
            <text:p>8.3</text:p>
          </table:table-cell>
          <table:table-cell office:value-type="float" office:value="2.2469999999999999E-3" table:style-name="ce3">
            <text:p>0.002247</text:p>
          </table:table-cell>
          <table:table-cell office:value-type="float" office:value="2.6140760278579801E-3" table:style-name="ce1">
            <text:p>0.002614076</text:p>
          </table:table-cell>
          <table:table-cell office:value-type="float" office:value="2.5049999999999998E-3" table:style-name="ce3">
            <text:p>0.002505</text:p>
          </table:table-cell>
          <table:table-cell office:value-type="float" office:value="1.6800000000000001E-3" table:style-name="ce3">
            <text:p>0.00168</text:p>
          </table:table-cell>
          <table:table-cell office:value-type="float" office:value="1.3556694257970601E-2" table:style-name="ce1">
            <text:p>0.013556694</text:p>
          </table:table-cell>
          <table:table-cell table:number-columns-repeated="16378"/>
        </table:table-row>
        <table:table-row table:style-name="ro1">
          <table:table-cell office:value-type="float" office:value="8.35" table:style-name="ce3">
            <text:p>8.35</text:p>
          </table:table-cell>
          <table:table-cell office:value-type="float" office:value="2.0240000000000002E-3" table:style-name="ce3">
            <text:p>0.002024</text:p>
          </table:table-cell>
          <table:table-cell office:value-type="float" office:value="4.3290601993933803E-3" table:style-name="ce1">
            <text:p>0.00432906</text:p>
          </table:table-cell>
          <table:table-cell office:value-type="float" office:value="2.0769999999999999E-3" table:style-name="ce3">
            <text:p>0.002077</text:p>
          </table:table-cell>
          <table:table-cell office:value-type="float" office:value="1.9449999999999999E-3" table:style-name="ce3">
            <text:p>0.001945</text:p>
          </table:table-cell>
          <table:table-cell office:value-type="float" office:value="-2.5618799408663E-2" table:style-name="ce1">
            <text:p>-0.025618799</text:p>
          </table:table-cell>
          <table:table-cell table:number-columns-repeated="16378"/>
        </table:table-row>
        <table:table-row table:style-name="ro1">
          <table:table-cell office:value-type="float" office:value="8.4" table:style-name="ce3">
            <text:p>8.4</text:p>
          </table:table-cell>
          <table:table-cell office:value-type="float" office:value="1.9189999999999999E-3" table:style-name="ce3">
            <text:p>0.001919</text:p>
          </table:table-cell>
          <table:table-cell office:value-type="float" office:value="5.7284838283214604E-3" table:style-name="ce1">
            <text:p>0.005728484</text:p>
          </table:table-cell>
          <table:table-cell office:value-type="float" office:value="1.75E-3" table:style-name="ce3">
            <text:p>0.00175</text:p>
          </table:table-cell>
          <table:table-cell office:value-type="float" office:value="2.2130000000000001E-3" table:style-name="ce3">
            <text:p>0.002213</text:p>
          </table:table-cell>
          <table:table-cell office:value-type="float" office:value="4.1651369003306897E-2" table:style-name="ce1">
            <text:p>0.041651369</text:p>
          </table:table-cell>
          <table:table-cell table:number-columns-repeated="16378"/>
        </table:table-row>
        <table:table-row table:style-name="ro1">
          <table:table-cell office:value-type="float" office:value="8.4499999999999993" table:style-name="ce3">
            <text:p>8.45</text:p>
          </table:table-cell>
          <table:table-cell office:value-type="float" office:value="2.1229999999999999E-3" table:style-name="ce3">
            <text:p>0.002123</text:p>
          </table:table-cell>
          <table:table-cell office:value-type="float" office:value="6.4224842844342496E-3" table:style-name="ce1">
            <text:p>0.006422484</text:p>
          </table:table-cell>
          <table:table-cell office:value-type="float" office:value="1.877E-3" table:style-name="ce3">
            <text:p>0.001877</text:p>
          </table:table-cell>
          <table:table-cell office:value-type="float" office:value="2.32E-3" table:style-name="ce3">
            <text:p>0.00232</text:p>
          </table:table-cell>
          <table:table-cell office:value-type="float" office:value="-2.3699287469551099E-2" table:style-name="ce1">
            <text:p>-0.023699287</text:p>
          </table:table-cell>
          <table:table-cell table:number-columns-repeated="16378"/>
        </table:table-row>
        <table:table-row table:style-name="ro1">
          <table:table-cell office:value-type="float" office:value="8.5" table:style-name="ce3">
            <text:p>8.5</text:p>
          </table:table-cell>
          <table:table-cell office:value-type="float" office:value="2.5690000000000001E-3" table:style-name="ce3">
            <text:p>0.002569</text:p>
          </table:table-cell>
          <table:table-cell office:value-type="float" office:value="6.3126847763344896E-3" table:style-name="ce1">
            <text:p>0.006312685</text:p>
          </table:table-cell>
          <table:table-cell office:value-type="float" office:value="2.4239999999999999E-3" table:style-name="ce3">
            <text:p>0.002424</text:p>
          </table:table-cell>
          <table:table-cell office:value-type="float" office:value="2.238E-3" table:style-name="ce3">
            <text:p>0.002238</text:p>
          </table:table-cell>
          <table:table-cell office:value-type="float" office:value="-4.6820681281698903E-2" table:style-name="ce1">
            <text:p>-0.046820681</text:p>
          </table:table-cell>
          <table:table-cell table:number-columns-repeated="16378"/>
        </table:table-row>
        <table:table-row table:style-name="ro1">
          <table:table-cell office:value-type="float" office:value="8.5500000000000007" table:style-name="ce3">
            <text:p>8.55</text:p>
          </table:table-cell>
          <table:table-cell office:value-type="float" office:value="2.9689999999999999E-3" table:style-name="ce3">
            <text:p>0.002969</text:p>
          </table:table-cell>
          <table:table-cell office:value-type="float" office:value="5.5899125148265597E-3" table:style-name="ce1">
            <text:p>0.005589913</text:p>
          </table:table-cell>
          <table:table-cell office:value-type="float" office:value="2.9940000000000001E-3" table:style-name="ce3">
            <text:p>0.002994</text:p>
          </table:table-cell>
          <table:table-cell office:value-type="float" office:value="2.0830000000000002E-3" table:style-name="ce3">
            <text:p>0.002083</text:p>
          </table:table-cell>
          <table:table-cell office:value-type="float" office:value="6.7041276925343604E-2" table:style-name="ce1">
            <text:p>0.067041277</text:p>
          </table:table-cell>
          <table:table-cell table:number-columns-repeated="16378"/>
        </table:table-row>
        <table:table-row table:style-name="ro1">
          <table:table-cell office:value-type="float" office:value="8.6" table:style-name="ce3">
            <text:p>8.6</text:p>
          </table:table-cell>
          <table:table-cell office:value-type="float" office:value="3.0560000000000001E-3" table:style-name="ce3">
            <text:p>0.003056</text:p>
          </table:table-cell>
          <table:table-cell office:value-type="float" office:value="4.60332158116408E-3" table:style-name="ce1">
            <text:p>0.004603322</text:p>
          </table:table-cell>
          <table:table-cell office:value-type="float" office:value="3.1700000000000001E-3" table:style-name="ce3">
            <text:p>0.00317</text:p>
          </table:table-cell>
          <table:table-cell office:value-type="float" office:value="1.9919999999999998E-3" table:style-name="ce3">
            <text:p>0.001992</text:p>
          </table:table-cell>
          <table:table-cell office:value-type="float" office:value="-2.29140325853605E-2" table:style-name="ce1">
            <text:p>-0.022914033</text:p>
          </table:table-cell>
          <table:table-cell table:number-columns-repeated="16378"/>
        </table:table-row>
        <table:table-row table:style-name="ro1">
          <table:table-cell office:value-type="float" office:value="8.65" table:style-name="ce3">
            <text:p>8.65</text:p>
          </table:table-cell>
          <table:table-cell office:value-type="float" office:value="2.8110000000000001E-3" table:style-name="ce3">
            <text:p>0.002811</text:p>
          </table:table-cell>
          <table:table-cell office:value-type="float" office:value="3.67048660409992E-3" table:style-name="ce1">
            <text:p>0.003670487</text:p>
          </table:table-cell>
          <table:table-cell office:value-type="float" office:value="2.8579999999999999E-3" table:style-name="ce3">
            <text:p>0.002858</text:p>
          </table:table-cell>
          <table:table-cell office:value-type="float" office:value="1.9889999999999999E-3" table:style-name="ce3">
            <text:p>0.001989</text:p>
          </table:table-cell>
          <table:table-cell office:value-type="float" office:value="2.5248266978084698E-2" table:style-name="ce1">
            <text:p>0.025248267</text:p>
          </table:table-cell>
          <table:table-cell table:number-columns-repeated="16378"/>
        </table:table-row>
        <table:table-row table:style-name="ro1">
          <table:table-cell office:value-type="float" office:value="8.6999999999999993" table:style-name="ce3">
            <text:p>8.7</text:p>
          </table:table-cell>
          <table:table-cell office:value-type="float" office:value="2.4599999999999999E-3" table:style-name="ce3">
            <text:p>0.00246</text:p>
          </table:table-cell>
          <table:table-cell office:value-type="float" office:value="2.9242021933776302E-3" table:style-name="ce1">
            <text:p>0.002924202</text:p>
          </table:table-cell>
          <table:table-cell office:value-type="float" office:value="2.3379999999999998E-3" table:style-name="ce3">
            <text:p>0.002338</text:p>
          </table:table-cell>
          <table:table-cell office:value-type="float" office:value="1.954E-3" table:style-name="ce3">
            <text:p>0.001954</text:p>
          </table:table-cell>
          <table:table-cell office:value-type="float" office:value="-2.7974564061224401E-2" table:style-name="ce1">
            <text:p>-0.027974564</text:p>
          </table:table-cell>
          <table:table-cell table:number-columns-repeated="16378"/>
        </table:table-row>
        <table:table-row table:style-name="ro1">
          <table:table-cell office:value-type="float" office:value="8.75" table:style-name="ce3">
            <text:p>8.75</text:p>
          </table:table-cell>
          <table:table-cell office:value-type="float" office:value="2.2620000000000001E-3" table:style-name="ce3">
            <text:p>0.002262</text:p>
          </table:table-cell>
          <table:table-cell office:value-type="float" office:value="2.2706943821021001E-3" table:style-name="ce1">
            <text:p>0.002270694</text:p>
          </table:table-cell>
          <table:table-cell office:value-type="float" office:value="1.9849999999999998E-3" table:style-name="ce3">
            <text:p>0.001985</text:p>
          </table:table-cell>
          <table:table-cell office:value-type="float" office:value="1.7489999999999999E-3" table:style-name="ce3">
            <text:p>0.001749</text:p>
          </table:table-cell>
          <table:table-cell office:value-type="float" office:value="1.29459404591646E-2" table:style-name="ce1">
            <text:p>0.01294594</text:p>
          </table:table-cell>
          <table:table-cell table:number-columns-repeated="16378"/>
        </table:table-row>
        <table:table-row table:style-name="ro1">
          <table:table-cell office:value-type="float" office:value="8.8000000000000007" table:style-name="ce3">
            <text:p>8.8</text:p>
          </table:table-cell>
          <table:table-cell office:value-type="float" office:value="2.2669999999999999E-3" table:style-name="ce3">
            <text:p>0.002267</text:p>
          </table:table-cell>
          <table:table-cell office:value-type="float" office:value="1.4763904389211099E-3" table:style-name="ce1">
            <text:p>0.00147639</text:p>
          </table:table-cell>
          <table:table-cell office:value-type="float" office:value="1.9250000000000001E-3" table:style-name="ce3">
            <text:p>0.001925</text:p>
          </table:table-cell>
          <table:table-cell office:value-type="float" office:value="1.354E-3" table:style-name="ce3">
            <text:p>0.001354</text:p>
          </table:table-cell>
          <table:table-cell office:value-type="float" office:value="1.32076920872256E-2" table:style-name="ce1">
            <text:p>0.013207692</text:p>
          </table:table-cell>
          <table:table-cell table:number-columns-repeated="16378"/>
        </table:table-row>
        <table:table-row table:style-name="ro1">
          <table:table-cell office:value-type="float" office:value="8.85" table:style-name="ce3">
            <text:p>8.85</text:p>
          </table:table-cell>
          <table:table-cell office:value-type="float" office:value="2.2729999999999998E-3" table:style-name="ce3">
            <text:p>0.002273</text:p>
          </table:table-cell>
          <table:table-cell office:value-type="float" office:value="3.3493325596902802E-4" table:style-name="ce1">
            <text:p>0.000334933</text:p>
          </table:table-cell>
          <table:table-cell office:value-type="float" office:value="1.934E-3" table:style-name="ce3">
            <text:p>0.001934</text:p>
          </table:table-cell>
          <table:table-cell office:value-type="float" office:value="9.0200000000000002E-4" table:style-name="ce3">
            <text:p>0.000902</text:p>
          </table:table-cell>
          <table:table-cell office:value-type="float" office:value="2.1060240929082898E-2" table:style-name="ce1">
            <text:p>0.021060241</text:p>
          </table:table-cell>
          <table:table-cell table:number-columns-repeated="16378"/>
        </table:table-row>
        <table:table-row table:style-name="ro1">
          <table:table-cell office:value-type="float" office:value="8.9" table:style-name="ce3">
            <text:p>8.9</text:p>
          </table:table-cell>
          <table:table-cell office:value-type="float" office:value="2.0179999999999998E-3" table:style-name="ce3">
            <text:p>0.002018</text:p>
          </table:table-cell>
          <table:table-cell office:value-type="float" office:value="-1.1747435015263599E-3" table:style-name="ce1">
            <text:p>-0.001174744</text:p>
          </table:table-cell>
          <table:table-cell office:value-type="float" office:value="1.673E-3" table:style-name="ce3">
            <text:p>0.001673</text:p>
          </table:table-cell>
          <table:table-cell office:value-type="float" office:value="5.5400000000000002E-4" table:style-name="ce3">
            <text:p>0.000554</text:p>
          </table:table-cell>
          <table:table-cell office:value-type="float" office:value="-5.45859795808789E-2" table:style-name="ce1">
            <text:p>-0.05458598</text:p>
          </table:table-cell>
          <table:table-cell table:number-columns-repeated="16378"/>
        </table:table-row>
        <table:table-row table:style-name="ro1">
          <table:table-cell office:value-type="float" office:value="8.9499999999999993" table:style-name="ce3">
            <text:p>8.95</text:p>
          </table:table-cell>
          <table:table-cell office:value-type="float" office:value="1.423E-3" table:style-name="ce3">
            <text:p>0.001423</text:p>
          </table:table-cell>
          <table:table-cell office:value-type="float" office:value="-2.8244351961159201E-3" table:style-name="ce1">
            <text:p>-0.002824435</text:p>
          </table:table-cell>
          <table:table-cell office:value-type="float" office:value="1.0139999999999999E-3" table:style-name="ce3">
            <text:p>0.001014</text:p>
          </table:table-cell>
          <table:table-cell office:value-type="float" office:value="3.59E-4" table:style-name="ce3">
            <text:p>0.000359</text:p>
          </table:table-cell>
          <table:table-cell office:value-type="float" office:value="2.9872545740511701E-2" table:style-name="ce1">
            <text:p>0.029872546</text:p>
          </table:table-cell>
          <table:table-cell table:number-columns-repeated="16378"/>
        </table:table-row>
        <table:table-row table:style-name="ro1">
          <table:table-cell office:value-type="float" office:value="9" table:style-name="ce3">
            <text:p>9</text:p>
          </table:table-cell>
          <table:table-cell office:value-type="float" office:value="6.78E-4" table:style-name="ce3">
            <text:p>0.000678</text:p>
          </table:table-cell>
          <table:table-cell office:value-type="float" office:value="-4.2049414039077998E-3" table:style-name="ce1">
            <text:p>-0.004204941</text:p>
          </table:table-cell>
          <table:table-cell office:value-type="float" office:value="1.7899999999999999E-4" table:style-name="ce3">
            <text:p>0.000179</text:p>
          </table:table-cell>
          <table:table-cell office:value-type="float" office:value="2.1900000000000001E-4" table:style-name="ce3">
            <text:p>0.000219</text:p>
          </table:table-cell>
          <table:table-cell office:value-type="float" office:value="1.7133966508153801E-2" table:style-name="ce1">
            <text:p>0.017133967</text:p>
          </table:table-cell>
          <table:table-cell table:number-columns-repeated="16378"/>
        </table:table-row>
        <table:table-row table:style-name="ro1">
          <table:table-cell office:value-type="float" office:value="9.0500000000000007" table:style-name="ce3">
            <text:p>9.05</text:p>
          </table:table-cell>
          <table:table-cell office:value-type="float" office:value="8.4699999999999999E-5" table:style-name="ce3">
            <text:p>0.0000847</text:p>
          </table:table-cell>
          <table:table-cell office:value-type="float" office:value="-4.8980501734825696E-3" table:style-name="ce1">
            <text:p>-0.00489805</text:p>
          </table:table-cell>
          <table:table-cell office:value-type="float" office:value="-4.4999999999999999E-4" table:style-name="ce3">
            <text:p>-0.00045</text:p>
          </table:table-cell>
          <table:table-cell office:value-type="float" office:value="-6.2999999999999998E-6" table:style-name="ce3">
            <text:p>-0.0000063</text:p>
          </table:table-cell>
          <table:table-cell office:value-type="float" office:value="1.83554741057784E-2" table:style-name="ce1">
            <text:p>0.018355474</text:p>
          </table:table-cell>
          <table:table-cell table:number-columns-repeated="16378"/>
        </table:table-row>
        <table:table-row table:style-name="ro1">
          <table:table-cell office:value-type="float" office:value="9.1" table:style-name="ce3">
            <text:p>9.1</text:p>
          </table:table-cell>
          <table:table-cell office:value-type="float" office:value="-2.0000000000000001E-4" table:style-name="ce3">
            <text:p>-0.0002</text:p>
          </table:table-cell>
          <table:table-cell office:value-type="float" office:value="-4.6703885223203104E-3" table:style-name="ce1">
            <text:p>-0.004670389</text:p>
          </table:table-cell>
          <table:table-cell office:value-type="float" office:value="-6.6E-4" table:style-name="ce3">
            <text:p>-0.00066</text:p>
          </table:table-cell>
          <table:table-cell office:value-type="float" office:value="-3.5E-4" table:style-name="ce3">
            <text:p>-0.00035</text:p>
          </table:table-cell>
          <table:table-cell office:value-type="float" office:value="-2.2356539684475498E-3" table:style-name="ce1">
            <text:p>-0.002235654</text:p>
          </table:table-cell>
          <table:table-cell table:number-columns-repeated="16378"/>
        </table:table-row>
        <table:table-row table:style-name="ro1">
          <table:table-cell office:value-type="float" office:value="9.15" table:style-name="ce3">
            <text:p>9.15</text:p>
          </table:table-cell>
          <table:table-cell office:value-type="float" office:value="-2.5999999999999998E-4" table:style-name="ce3">
            <text:p>-0.00026</text:p>
          </table:table-cell>
          <table:table-cell office:value-type="float" office:value="-3.5940340061441601E-3" table:style-name="ce1">
            <text:p>-0.003594034</text:p>
          </table:table-cell>
          <table:table-cell office:value-type="float" office:value="-5.9000000000000003E-4" table:style-name="ce3">
            <text:p>-0.00059</text:p>
          </table:table-cell>
          <table:table-cell office:value-type="float" office:value="-7.1000000000000002E-4" table:style-name="ce3">
            <text:p>-0.00071</text:p>
          </table:table-cell>
          <table:table-cell office:value-type="float" office:value="-1.9598511963241201E-2" table:style-name="ce1">
            <text:p>-0.019598512</text:p>
          </table:table-cell>
          <table:table-cell table:number-columns-repeated="16378"/>
        </table:table-row>
        <table:table-row table:style-name="ro1">
          <table:table-cell office:value-type="float" office:value="9.1999999999999993" table:style-name="ce3">
            <text:p>9.2</text:p>
          </table:table-cell>
          <table:table-cell office:value-type="float" office:value="-3.6000000000000002E-4" table:style-name="ce3">
            <text:p>-0.00036</text:p>
          </table:table-cell>
          <table:table-cell office:value-type="float" office:value="-2.03248735487961E-3" table:style-name="ce1">
            <text:p>-0.002032487</text:p>
          </table:table-cell>
          <table:table-cell office:value-type="float" office:value="-5.8E-4" table:style-name="ce3">
            <text:p>-0.00058</text:p>
          </table:table-cell>
          <table:table-cell office:value-type="float" office:value="-9.2000000000000003E-4" table:style-name="ce3">
            <text:p>-0.00092</text:p>
          </table:table-cell>
          <table:table-cell office:value-type="float" office:value="-1.6631993511868899E-2" table:style-name="ce1">
            <text:p>-0.016631994</text:p>
          </table:table-cell>
          <table:table-cell table:number-columns-repeated="16378"/>
        </table:table-row>
        <table:table-row table:style-name="ro1">
          <table:table-cell office:value-type="float" office:value="9.25" table:style-name="ce3">
            <text:p>9.25</text:p>
          </table:table-cell>
          <table:table-cell office:value-type="float" office:value="-6.4999999999999997E-4" table:style-name="ce3">
            <text:p>-0.00065</text:p>
          </table:table-cell>
          <table:table-cell office:value-type="float" office:value="-4.9502377691172303E-4" table:style-name="ce1">
            <text:p>-0.000495024</text:p>
          </table:table-cell>
          <table:table-cell office:value-type="float" office:value="-8.4999999999999995E-4" table:style-name="ce3">
            <text:p>-0.00085</text:p>
          </table:table-cell>
          <table:table-cell office:value-type="float" office:value="-9.1E-4" table:style-name="ce3">
            <text:p>-0.00091</text:p>
          </table:table-cell>
          <table:table-cell office:value-type="float" office:value="1.51611936710672E-3" table:style-name="ce1">
            <text:p>0.001516119</text:p>
          </table:table-cell>
          <table:table-cell table:number-columns-repeated="16378"/>
        </table:table-row>
        <table:table-row table:style-name="ro1">
          <table:table-cell office:value-type="float" office:value="9.3000000000000007" table:style-name="ce3">
            <text:p>9.3</text:p>
          </table:table-cell>
          <table:table-cell office:value-type="float" office:value="-1.0399999999999999E-3" table:style-name="ce3">
            <text:p>-0.00104</text:p>
          </table:table-cell>
          <table:table-cell office:value-type="float" office:value="5.7392779115002202E-4" table:style-name="ce1">
            <text:p>0.000573928</text:p>
          </table:table-cell>
          <table:table-cell office:value-type="float" office:value="-1.2899999999999999E-3" table:style-name="ce3">
            <text:p>-0.00129</text:p>
          </table:table-cell>
          <table:table-cell office:value-type="float" office:value="-7.3999999999999999E-4" table:style-name="ce3">
            <text:p>-0.00074</text:p>
          </table:table-cell>
          <table:table-cell office:value-type="float" office:value="-3.0417579256476601E-2" table:style-name="ce1">
            <text:p>-0.030417579</text:p>
          </table:table-cell>
          <table:table-cell table:number-columns-repeated="16378"/>
        </table:table-row>
        <table:table-row table:style-name="ro1">
          <table:table-cell office:value-type="float" office:value="9.35" table:style-name="ce3">
            <text:p>9.35</text:p>
          </table:table-cell>
          <table:table-cell office:value-type="float" office:value="-1.2800000000000001E-3" table:style-name="ce3">
            <text:p>-0.00128</text:p>
          </table:table-cell>
          <table:table-cell office:value-type="float" office:value="9.7213612843820697E-4" table:style-name="ce1">
            <text:p>0.000972136</text:p>
          </table:table-cell>
          <table:table-cell office:value-type="float" office:value="-1.58E-3" table:style-name="ce3">
            <text:p>-0.00158</text:p>
          </table:table-cell>
          <table:table-cell office:value-type="float" office:value="-5.5999999999999995E-4" table:style-name="ce3">
            <text:p>-0.00056</text:p>
          </table:table-cell>
          <table:table-cell office:value-type="float" office:value="4.65373993938046E-2" table:style-name="ce1">
            <text:p>0.046537399</text:p>
          </table:table-cell>
          <table:table-cell table:number-columns-repeated="16378"/>
        </table:table-row>
        <table:table-row table:style-name="ro1">
          <table:table-cell office:value-type="float" office:value="9.4" table:style-name="ce3">
            <text:p>9.4</text:p>
          </table:table-cell>
          <table:table-cell office:value-type="float" office:value="-1.1900000000000001E-3" table:style-name="ce3">
            <text:p>-0.00119</text:p>
          </table:table-cell>
          <table:table-cell office:value-type="float" office:value="8.0146185157715E-4" table:style-name="ce1">
            <text:p>0.000801462</text:p>
          </table:table-cell>
          <table:table-cell office:value-type="float" office:value="-1.4400000000000001E-3" table:style-name="ce3">
            <text:p>-0.00144</text:p>
          </table:table-cell>
          <table:table-cell office:value-type="float" office:value="-4.6999999999999999E-4" table:style-name="ce3">
            <text:p>-0.00047</text:p>
          </table:table-cell>
          <table:table-cell office:value-type="float" office:value="3.0832301710071602E-2" table:style-name="ce1">
            <text:p>0.030832302</text:p>
          </table:table-cell>
          <table:table-cell table:number-columns-repeated="16378"/>
        </table:table-row>
        <table:table-row table:style-name="ro1">
          <table:table-cell office:value-type="float" office:value="9.4499999999999993" table:style-name="ce3">
            <text:p>9.45</text:p>
          </table:table-cell>
          <table:table-cell office:value-type="float" office:value="-8.1999999999999998E-4" table:style-name="ce3">
            <text:p>-0.00082</text:p>
          </table:table-cell>
          <table:table-cell office:value-type="float" office:value="3.88040969059726E-4" table:style-name="ce1">
            <text:p>0.000388041</text:p>
          </table:table-cell>
          <table:table-cell office:value-type="float" office:value="-9.3999999999999997E-4" table:style-name="ce3">
            <text:p>-0.00094</text:p>
          </table:table-cell>
          <table:table-cell office:value-type="float" office:value="-4.6999999999999999E-4" table:style-name="ce3">
            <text:p>-0.00047</text:p>
          </table:table-cell>
          <table:table-cell office:value-type="float" office:value="4.7443894465447603E-3" table:style-name="ce1">
            <text:p>0.004744389</text:p>
          </table:table-cell>
          <table:table-cell table:number-columns-repeated="16378"/>
        </table:table-row>
        <table:table-row table:style-name="ro1">
          <table:table-cell office:value-type="float" office:value="9.5" table:style-name="ce3">
            <text:p>9.5</text:p>
          </table:table-cell>
          <table:table-cell office:value-type="float" office:value="-4.4000000000000002E-4" table:style-name="ce3">
            <text:p>-0.00044</text:p>
          </table:table-cell>
          <table:table-cell office:value-type="float" office:value="1.02963438974395E-4" table:style-name="ce1">
            <text:p>0.000102963</text:p>
          </table:table-cell>
          <table:table-cell office:value-type="float" office:value="-4.4000000000000002E-4" table:style-name="ce3">
            <text:p>-0.00044</text:p>
          </table:table-cell>
          <table:table-cell office:value-type="float" office:value="-4.6000000000000001E-4" table:style-name="ce3">
            <text:p>-0.00046</text:p>
          </table:table-cell>
          <table:table-cell office:value-type="float" office:value="-3.1551836311411403E-2" table:style-name="ce1">
            <text:p>-0.031551836</text:p>
          </table:table-cell>
          <table:table-cell table:number-columns-repeated="16378"/>
        </table:table-row>
        <table:table-row table:style-name="ro1">
          <table:table-cell office:value-type="float" office:value="9.5500000000000007" table:style-name="ce3">
            <text:p>9.55</text:p>
          </table:table-cell>
          <table:table-cell office:value-type="float" office:value="-2.9E-4" table:style-name="ce3">
            <text:p>-0.00029</text:p>
          </table:table-cell>
          <table:table-cell office:value-type="float" office:value="1.73113404835023E-4" table:style-name="ce1">
            <text:p>0.000173113</text:p>
          </table:table-cell>
          <table:table-cell office:value-type="float" office:value="-2.5000000000000001E-4" table:style-name="ce3">
            <text:p>-0.00025</text:p>
          </table:table-cell>
          <table:table-cell office:value-type="float" office:value="-3.5E-4" table:style-name="ce3">
            <text:p>-0.00035</text:p>
          </table:table-cell>
          <table:table-cell office:value-type="float" office:value="1.89662279045874E-2" table:style-name="ce1">
            <text:p>0.018966228</text:p>
          </table:table-cell>
          <table:table-cell table:number-columns-repeated="16378"/>
        </table:table-row>
        <table:table-row table:style-name="ro1">
          <table:table-cell office:value-type="float" office:value="9.6" table:style-name="ce3">
            <text:p>9.6</text:p>
          </table:table-cell>
          <table:table-cell office:value-type="float" office:value="-4.2000000000000002E-4" table:style-name="ce3">
            <text:p>-0.00042</text:p>
          </table:table-cell>
          <table:table-cell office:value-type="float" office:value="5.7509405349269905E-4" table:style-name="ce1">
            <text:p>0.000575094</text:p>
          </table:table-cell>
          <table:table-cell office:value-type="float" office:value="-4.2000000000000002E-4" table:style-name="ce3">
            <text:p>-0.00042</text:p>
          </table:table-cell>
          <table:table-cell office:value-type="float" office:value="-1.4999999999999999E-4" table:style-name="ce3">
            <text:p>-0.00015</text:p>
          </table:table-cell>
          <table:table-cell office:value-type="float" office:value="-5.3015469812512102E-2" table:style-name="ce1">
            <text:p>-0.05301547</text:p>
          </table:table-cell>
          <table:table-cell table:number-columns-repeated="16378"/>
        </table:table-row>
        <table:table-row table:style-name="ro1">
          <table:table-cell office:value-type="float" office:value="9.65" table:style-name="ce3">
            <text:p>9.65</text:p>
          </table:table-cell>
          <table:table-cell office:value-type="float" office:value="-5.9999999999999995E-4" table:style-name="ce3">
            <text:p>-0.0006</text:p>
          </table:table-cell>
          <table:table-cell office:value-type="float" office:value="1.0627391549072401E-3" table:style-name="ce1">
            <text:p>0.001062739</text:p>
          </table:table-cell>
          <table:table-cell office:value-type="float" office:value="-6.8000000000000005E-4" table:style-name="ce3">
            <text:p>-0.00068</text:p>
          </table:table-cell>
          <table:table-cell office:value-type="float" office:value="5.94E-5" table:style-name="ce3">
            <text:p>0.0000594</text:p>
          </table:table-cell>
          <table:table-cell office:value-type="float" office:value="4.9188905319177403E-3" table:style-name="ce1">
            <text:p>0.004918891</text:p>
          </table:table-cell>
          <table:table-cell table:number-columns-repeated="16378"/>
        </table:table-row>
        <table:table-row table:style-name="ro1">
          <table:table-cell office:value-type="float" office:value="9.6999999999999993" table:style-name="ce3">
            <text:p>9.7</text:p>
          </table:table-cell>
          <table:table-cell office:value-type="float" office:value="-6.0999999999999997E-4" table:style-name="ce3">
            <text:p>-0.00061</text:p>
          </table:table-cell>
          <table:table-cell office:value-type="float" office:value="1.3116155509375501E-3" table:style-name="ce1">
            <text:p>0.001311616</text:p>
          </table:table-cell>
          <table:table-cell office:value-type="float" office:value="-6.8999999999999997E-4" table:style-name="ce3">
            <text:p>-0.00069</text:p>
          </table:table-cell>
          <table:table-cell office:value-type="float" office:value="1.5300000000000001E-4" table:style-name="ce3">
            <text:p>0.000153</text:p>
          </table:table-cell>
          <table:table-cell office:value-type="float" office:value="6.6430523126525004E-2" table:style-name="ce1">
            <text:p>0.066430523</text:p>
          </table:table-cell>
          <table:table-cell table:number-columns-repeated="16378"/>
        </table:table-row>
        <table:table-row table:style-name="ro1">
          <table:table-cell office:value-type="float" office:value="9.75" table:style-name="ce3">
            <text:p>9.75</text:p>
          </table:table-cell>
          <table:table-cell office:value-type="float" office:value="-3.6999999999999999E-4" table:style-name="ce3">
            <text:p>-0.00037</text:p>
          </table:table-cell>
          <table:table-cell office:value-type="float" office:value="1.1053032232090801E-3" table:style-name="ce1">
            <text:p>0.001105303</text:p>
          </table:table-cell>
          <table:table-cell office:value-type="float" office:value="-3.4000000000000002E-4" table:style-name="ce3">
            <text:p>-0.00034</text:p>
          </table:table-cell>
          <table:table-cell office:value-type="float" office:value="1.05E-4" table:style-name="ce3">
            <text:p>0.000105</text:p>
          </table:table-cell>
          <table:table-cell office:value-type="float" office:value="4.0342610862996203E-2" table:style-name="ce1">
            <text:p>0.040342611</text:p>
          </table:table-cell>
          <table:table-cell table:number-columns-repeated="16378"/>
        </table:table-row>
        <table:table-row table:style-name="ro1">
          <table:table-cell office:value-type="float" office:value="9.8000000000000007" table:style-name="ce3">
            <text:p>9.8</text:p>
          </table:table-cell>
          <table:table-cell office:value-type="float" office:value="-4.6E-5" table:style-name="ce3">
            <text:p>-0.000046</text:p>
          </table:table-cell>
          <table:table-cell office:value-type="float" office:value="4.6711039103300802E-4" table:style-name="ce1">
            <text:p>0.00046711</text:p>
          </table:table-cell>
          <table:table-cell office:value-type="float" office:value="1.4100000000000001E-4" table:style-name="ce3">
            <text:p>0.000141</text:p>
          </table:table-cell>
          <table:table-cell office:value-type="float" office:value="2.7599999999999998E-6" table:style-name="ce3">
            <text:p>0.00000276</text:p>
          </table:table-cell>
          <table:table-cell office:value-type="float" office:value="3.3798820161443803E-2" table:style-name="ce1">
            <text:p>0.03379882</text:p>
          </table:table-cell>
          <table:table-cell table:number-columns-repeated="16378"/>
        </table:table-row>
        <table:table-row table:style-name="ro1">
          <table:table-cell office:value-type="float" office:value="9.85" table:style-name="ce3">
            <text:p>9.85</text:p>
          </table:table-cell>
          <table:table-cell office:value-type="float" office:value="1.3799999999999999E-4" table:style-name="ce3">
            <text:p>0.000138</text:p>
          </table:table-cell>
          <table:table-cell office:value-type="float" office:value="-3.32186618956235E-4" table:style-name="ce1">
            <text:p>-0.000332187</text:p>
          </table:table-cell>
          <table:table-cell office:value-type="float" office:value="4.2299999999999998E-4" table:style-name="ce3">
            <text:p>0.000423</text:p>
          </table:table-cell>
          <table:table-cell office:value-type="float" office:value="-2.4000000000000001E-5" table:style-name="ce3">
            <text:p>-0.000024</text:p>
          </table:table-cell>
          <table:table-cell office:value-type="float" office:value="5.4564449321042797E-2" table:style-name="ce1">
            <text:p>0.054564449</text:p>
          </table:table-cell>
          <table:table-cell table:number-columns-repeated="16378"/>
        </table:table-row>
        <table:table-row table:style-name="ro1">
          <table:table-cell office:value-type="float" office:value="9.9" table:style-name="ce3">
            <text:p>9.9</text:p>
          </table:table-cell>
          <table:table-cell office:value-type="float" office:value="7.6299999999999998E-5" table:style-name="ce3">
            <text:p>0.0000763</text:p>
          </table:table-cell>
          <table:table-cell office:value-type="float" office:value="-8.9810541897570901E-4" table:style-name="ce1">
            <text:p>-0.000898105</text:p>
          </table:table-cell>
          <table:table-cell office:value-type="float" office:value="3.4699999999999998E-4" table:style-name="ce3">
            <text:p>0.000347</text:p>
          </table:table-cell>
          <table:table-cell office:value-type="float" office:value="8.2899999999999996E-5" table:style-name="ce3">
            <text:p>0.0000829</text:p>
          </table:table-cell>
          <table:table-cell office:value-type="float" office:value="8.1786618639511005E-2" table:style-name="ce1">
            <text:p>0.081786619</text:p>
          </table:table-cell>
          <table:table-cell table:number-columns-repeated="16378"/>
        </table:table-row>
        <table:table-row table:style-name="ro1">
          <table:table-cell office:value-type="float" office:value="9.9499999999999993" table:style-name="ce3">
            <text:p>9.95</text:p>
          </table:table-cell>
          <table:table-cell office:value-type="float" office:value="-1.2E-4" table:style-name="ce3">
            <text:p>-0.00012</text:p>
          </table:table-cell>
          <table:table-cell office:value-type="float" office:value="-9.0883084672272905E-4" table:style-name="ce1">
            <text:p>-0.000908831</text:p>
          </table:table-cell>
          <table:table-cell office:value-type="float" office:value="5.5300000000000002E-5" table:style-name="ce3">
            <text:p>0.0000553</text:p>
          </table:table-cell>
          <table:table-cell office:value-type="float" office:value="2.5500000000000002E-4" table:style-name="ce3">
            <text:p>0.000255</text:p>
          </table:table-cell>
          <table:table-cell office:value-type="float" office:value="2.03622365875918E-2" table:style-name="ce1">
            <text:p>0.020362237</text:p>
          </table:table-cell>
          <table:table-cell table:number-columns-repeated="16378"/>
        </table:table-row>
        <table:table-row table:style-name="ro1">
          <table:table-cell office:value-type="float" office:value="10" table:style-name="ce3">
            <text:p>10</text:p>
          </table:table-cell>
          <table:table-cell office:value-type="float" office:value="-2.2000000000000001E-4" table:style-name="ce3">
            <text:p>-0.00022</text:p>
          </table:table-cell>
          <table:table-cell office:value-type="float" office:value="-2.8719747761540501E-4" table:style-name="ce1">
            <text:p>-0.000287197</text:p>
          </table:table-cell>
          <table:table-cell office:value-type="float" office:value="-1.4999999999999999E-4" table:style-name="ce3">
            <text:p>-0.00015</text:p>
          </table:table-cell>
          <table:table-cell office:value-type="float" office:value="3.5300000000000002E-4" table:style-name="ce3">
            <text:p>0.000353</text:p>
          </table:table-cell>
          <table:table-cell office:value-type="float" office:value="4.7322654277986501E-2" table:style-name="ce1">
            <text:p>0.047322654</text:p>
          </table:table-cell>
          <table:table-cell table:number-columns-repeated="16378"/>
        </table:table-row>
        <table:table-row table:style-name="ro1">
          <table:table-cell office:value-type="float" office:value="10.050000000000001" table:style-name="ce3">
            <text:p>10.05</text:p>
          </table:table-cell>
          <table:table-cell office:value-type="float" office:value="-1.2999999999999999E-4" table:style-name="ce3">
            <text:p>-0.00013</text:p>
          </table:table-cell>
          <table:table-cell office:value-type="float" office:value="7.3937361359275602E-4" table:style-name="ce1">
            <text:p>0.000739374</text:p>
          </table:table-cell>
          <table:table-cell office:value-type="float" office:value="-7.4999999999999993E-5" table:style-name="ce3">
            <text:p>-0.000075</text:p>
          </table:table-cell>
          <table:table-cell office:value-type="float" office:value="2.99E-4" table:style-name="ce3">
            <text:p>0.000299</text:p>
          </table:table-cell>
          <table:table-cell office:value-type="float" office:value="6.8699037236400307E-2" table:style-name="ce1">
            <text:p>0.068699037</text:p>
          </table:table-cell>
          <table:table-cell table:number-columns-repeated="16378"/>
        </table:table-row>
        <table:table-row table:style-name="ro1">
          <table:table-cell office:value-type="float" office:value="10.1" table:style-name="ce3">
            <text:p>10.1</text:p>
          </table:table-cell>
          <table:table-cell office:value-type="float" office:value="9.1899999999999998E-5" table:style-name="ce3">
            <text:p>0.0000919</text:p>
          </table:table-cell>
          <table:table-cell office:value-type="float" office:value="1.7258196728517901E-3" table:style-name="ce1">
            <text:p>0.00172582</text:p>
          </table:table-cell>
          <table:table-cell office:value-type="float" office:value="1.84E-4" table:style-name="ce3">
            <text:p>0.000184</text:p>
          </table:table-cell>
          <table:table-cell office:value-type="float" office:value="1.4899999999999999E-4" table:style-name="ce3">
            <text:p>0.000149</text:p>
          </table:table-cell>
          <table:table-cell office:value-type="float" office:value="3.5892833185942198E-2" table:style-name="ce1">
            <text:p>0.035892833</text:p>
          </table:table-cell>
          <table:table-cell table:number-columns-repeated="16378"/>
        </table:table-row>
        <table:table-row table:style-name="ro1">
          <table:table-cell office:value-type="float" office:value="10.15" table:style-name="ce3">
            <text:p>10.15</text:p>
          </table:table-cell>
          <table:table-cell office:value-type="float" office:value="2.3499999999999999E-4" table:style-name="ce3">
            <text:p>0.000235</text:p>
          </table:table-cell>
          <table:table-cell office:value-type="float" office:value="2.2070988400369799E-3" table:style-name="ce1">
            <text:p>0.002207099</text:p>
          </table:table-cell>
          <table:table-cell office:value-type="float" office:value="3.6499999999999998E-4" table:style-name="ce3">
            <text:p>0.000365</text:p>
          </table:table-cell>
          <table:table-cell office:value-type="float" office:value="5.3699999999999997E-5" table:style-name="ce3">
            <text:p>0.0000537</text:p>
          </table:table-cell>
          <table:table-cell office:value-type="float" office:value="8.1873869182197107E-2" table:style-name="ce1">
            <text:p>0.081873869</text:p>
          </table:table-cell>
          <table:table-cell table:number-columns-repeated="16378"/>
        </table:table-row>
        <table:table-row table:style-name="ro1">
          <table:table-cell office:value-type="float" office:value="10.199999999999999" table:style-name="ce3">
            <text:p>10.2</text:p>
          </table:table-cell>
          <table:table-cell office:value-type="float" office:value="1.7799999999999999E-4" table:style-name="ce3">
            <text:p>0.000178</text:p>
          </table:table-cell>
          <table:table-cell office:value-type="float" office:value="1.9155926981831101E-3" table:style-name="ce1">
            <text:p>0.001915593</text:p>
          </table:table-cell>
          <table:table-cell office:value-type="float" office:value="2.7599999999999999E-4" table:style-name="ce3">
            <text:p>0.000276</text:p>
          </table:table-cell>
          <table:table-cell office:value-type="float" office:value="1.2400000000000001E-4" table:style-name="ce3">
            <text:p>0.000124</text:p>
          </table:table-cell>
          <table:table-cell office:value-type="float" office:value="4.5490392881553002E-2" table:style-name="ce1">
            <text:p>0.045490393</text:p>
          </table:table-cell>
          <table:table-cell table:number-columns-repeated="16378"/>
        </table:table-row>
        <table:table-row table:style-name="ro1">
          <table:table-cell office:value-type="float" office:value="10.25" table:style-name="ce3">
            <text:p>10.25</text:p>
          </table:table-cell>
          <table:table-cell office:value-type="float" office:value="-1.4E-5" table:style-name="ce3">
            <text:p>-0.000014</text:p>
          </table:table-cell>
          <table:table-cell office:value-type="float" office:value="9.1541200834998498E-4" table:style-name="ce1">
            <text:p>0.000915412</text:p>
          </table:table-cell>
          <table:table-cell office:value-type="float" office:value="-2.4000000000000001E-5" table:style-name="ce3">
            <text:p>-0.000024</text:p>
          </table:table-cell>
          <table:table-cell office:value-type="float" office:value="3.2699999999999998E-4" table:style-name="ce3">
            <text:p>0.000327</text:p>
          </table:table-cell>
          <table:table-cell office:value-type="float" office:value="6.1195490565282201E-2" table:style-name="ce1">
            <text:p>0.061195491</text:p>
          </table:table-cell>
          <table:table-cell table:number-columns-repeated="16378"/>
        </table:table-row>
        <table:table-row table:style-name="ro1">
          <table:table-cell office:value-type="float" office:value="10.3" table:style-name="ce3">
            <text:p>10.3</text:p>
          </table:table-cell>
          <table:table-cell office:value-type="float" office:value="-1.4999999999999999E-4" table:style-name="ce3">
            <text:p>-0.00015</text:p>
          </table:table-cell>
          <table:table-cell office:value-type="float" office:value="-4.1196588404085103E-4" table:style-name="ce1">
            <text:p>-0.000411966</text:p>
          </table:table-cell>
          <table:table-cell office:value-type="float" office:value="-2.7999999999999998E-4" table:style-name="ce3">
            <text:p>-0.00028</text:p>
          </table:table-cell>
          <table:table-cell office:value-type="float" office:value="5.1199999999999998E-4" table:style-name="ce3">
            <text:p>0.000512</text:p>
          </table:table-cell>
          <table:table-cell office:value-type="float" office:value="6.0497486223786298E-2" table:style-name="ce1">
            <text:p>0.060497486</text:p>
          </table:table-cell>
          <table:table-cell table:number-columns-repeated="16378"/>
        </table:table-row>
        <table:table-row table:style-name="ro1">
          <table:table-cell office:value-type="float" office:value="10.35" table:style-name="ce3">
            <text:p>10.35</text:p>
          </table:table-cell>
          <table:table-cell office:value-type="float" office:value="-8.1000000000000004E-5" table:style-name="ce3">
            <text:p>-0.000081</text:p>
          </table:table-cell>
          <table:table-cell office:value-type="float" office:value="-1.5273668453100601E-3" table:style-name="ce1">
            <text:p>-0.001527367</text:p>
          </table:table-cell>
          <table:table-cell office:value-type="float" office:value="-2.7999999999999998E-4" table:style-name="ce3">
            <text:p>-0.00028</text:p>
          </table:table-cell>
          <table:table-cell office:value-type="float" office:value="5.3700000000000004E-4" table:style-name="ce3">
            <text:p>0.000537</text:p>
          </table:table-cell>
          <table:table-cell office:value-type="float" office:value="7.8122095846636097E-2" table:style-name="ce1">
            <text:p>0.078122096</text:p>
          </table:table-cell>
          <table:table-cell table:number-columns-repeated="16378"/>
        </table:table-row>
        <table:table-row table:style-name="ro1">
          <table:table-cell office:value-type="float" office:value="10.4" table:style-name="ce3">
            <text:p>10.4</text:p>
          </table:table-cell>
          <table:table-cell office:value-type="float" office:value="1.4799999999999999E-4" table:style-name="ce3">
            <text:p>0.000148</text:p>
          </table:table-cell>
          <table:table-cell office:value-type="float" office:value="-1.9676242579884299E-3" table:style-name="ce1">
            <text:p>-0.001967624</text:p>
          </table:table-cell>
          <table:table-cell office:value-type="float" office:value="-3.0000000000000001E-5" table:style-name="ce3">
            <text:p>-0.00003</text:p>
          </table:table-cell>
          <table:table-cell office:value-type="float" office:value="3.8999999999999999E-4" table:style-name="ce3">
            <text:p>0.00039</text:p>
          </table:table-cell>
          <table:table-cell office:value-type="float" office:value="0.11180080532396799" table:style-name="ce1">
            <text:p>0.111800805</text:p>
          </table:table-cell>
          <table:table-cell table:number-columns-repeated="16378"/>
        </table:table-row>
        <table:table-row table:style-name="ro1">
          <table:table-cell office:value-type="float" office:value="10.45" table:style-name="ce3">
            <text:p>10.45</text:p>
          </table:table-cell>
          <table:table-cell office:value-type="float" office:value="3.48E-4" table:style-name="ce3">
            <text:p>0.000348</text:p>
          </table:table-cell>
          <table:table-cell office:value-type="float" office:value="-1.54735684632478E-3" table:style-name="ce1">
            <text:p>-0.001547357</text:p>
          </table:table-cell>
          <table:table-cell office:value-type="float" office:value="2.42E-4" table:style-name="ce3">
            <text:p>0.000242</text:p>
          </table:table-cell>
          <table:table-cell office:value-type="float" office:value="1.9100000000000001E-4" table:style-name="ce3">
            <text:p>0.000191</text:p>
          </table:table-cell>
          <table:table-cell office:value-type="float" office:value="7.6115333364829493E-2" table:style-name="ce1">
            <text:p>0.076115333</text:p>
          </table:table-cell>
          <table:table-cell table:number-columns-repeated="16378"/>
        </table:table-row>
        <table:table-row table:style-name="ro1">
          <table:table-cell office:value-type="float" office:value="10.5" table:style-name="ce3">
            <text:p>10.5</text:p>
          </table:table-cell>
          <table:table-cell office:value-type="float" office:value="3.5500000000000001E-4" table:style-name="ce3">
            <text:p>0.000355</text:p>
          </table:table-cell>
          <table:table-cell office:value-type="float" office:value="-4.3769208809239199E-4" table:style-name="ce1">
            <text:p>-0.000437692</text:p>
          </table:table-cell>
          <table:table-cell office:value-type="float" office:value="3.2200000000000002E-4" table:style-name="ce3">
            <text:p>0.000322</text:p>
          </table:table-cell>
          <table:table-cell office:value-type="float" office:value="9.6000000000000002E-5" table:style-name="ce3">
            <text:p>0.000096</text:p>
          </table:table-cell>
          <table:table-cell office:value-type="float" office:value="7.6726087163637394E-2" table:style-name="ce1">
            <text:p>0.076726087</text:p>
          </table:table-cell>
          <table:table-cell table:number-columns-repeated="16378"/>
        </table:table-row>
        <table:table-row table:style-name="ro1">
          <table:table-cell office:value-type="float" office:value="10.55" table:style-name="ce3">
            <text:p>10.55</text:p>
          </table:table-cell>
          <table:table-cell office:value-type="float" office:value="1.8599999999999999E-4" table:style-name="ce3">
            <text:p>0.000186</text:p>
          </table:table-cell>
          <table:table-cell office:value-type="float" office:value="9.1213220801609205E-4" table:style-name="ce1">
            <text:p>0.000912132</text:p>
          </table:table-cell>
          <table:table-cell office:value-type="float" office:value="2.02E-4" table:style-name="ce3">
            <text:p>0.000202</text:p>
          </table:table-cell>
          <table:table-cell office:value-type="float" office:value="1.74E-4" table:style-name="ce3">
            <text:p>0.000174</text:p>
          </table:table-cell>
          <table:table-cell office:value-type="float" office:value="9.5659454926799795E-2" table:style-name="ce1">
            <text:p>0.095659455</text:p>
          </table:table-cell>
          <table:table-cell table:number-columns-repeated="16378"/>
        </table:table-row>
        <table:table-row table:style-name="ro1">
          <table:table-cell office:value-type="float" office:value="10.6" table:style-name="ce3">
            <text:p>10.6</text:p>
          </table:table-cell>
          <table:table-cell office:value-type="float" office:value="2.3900000000000002E-5" table:style-name="ce3">
            <text:p>0.0000239</text:p>
          </table:table-cell>
          <table:table-cell office:value-type="float" office:value="1.97227043538693E-3" table:style-name="ce1">
            <text:p>0.00197227</text:p>
          </table:table-cell>
          <table:table-cell office:value-type="float" office:value="8.0000000000000007E-5" table:style-name="ce3">
            <text:p>0.00008</text:p>
          </table:table-cell>
          <table:table-cell office:value-type="float" office:value="3.6999999999999999E-4" table:style-name="ce3">
            <text:p>0.00037</text:p>
          </table:table-cell>
          <table:table-cell office:value-type="float" office:value="9.6357459268299597E-2" table:style-name="ce1">
            <text:p>0.096357459</text:p>
          </table:table-cell>
          <table:table-cell table:number-columns-repeated="16378"/>
        </table:table-row>
        <table:table-row table:style-name="ro1">
          <table:table-cell office:value-type="float" office:value="10.65" table:style-name="ce3">
            <text:p>10.65</text:p>
          </table:table-cell>
          <table:table-cell office:value-type="float" office:value="6.4800000000000003E-5" table:style-name="ce3">
            <text:p>0.0000648</text:p>
          </table:table-cell>
          <table:table-cell office:value-type="float" office:value="2.35768488983467E-3" table:style-name="ce1">
            <text:p>0.002357685</text:p>
          </table:table-cell>
          <table:table-cell office:value-type="float" office:value="1.75E-4" table:style-name="ce3">
            <text:p>0.000175</text:p>
          </table:table-cell>
          <table:table-cell office:value-type="float" office:value="5.5599999999999996E-4" table:style-name="ce3">
            <text:p>0.000556</text:p>
          </table:table-cell>
          <table:table-cell office:value-type="float" office:value="0.103599254311354" table:style-name="ce1">
            <text:p>0.103599254</text:p>
          </table:table-cell>
          <table:table-cell table:number-columns-repeated="16378"/>
        </table:table-row>
        <table:table-row table:style-name="ro1">
          <table:table-cell office:value-type="float" office:value="10.7" table:style-name="ce3">
            <text:p>10.7</text:p>
          </table:table-cell>
          <table:table-cell office:value-type="float" office:value="3.3799999999999998E-4" table:style-name="ce3">
            <text:p>0.000338</text:p>
          </table:table-cell>
          <table:table-cell office:value-type="float" office:value="1.9804622493267299E-3" table:style-name="ce1">
            <text:p>0.001980462</text:p>
          </table:table-cell>
          <table:table-cell office:value-type="float" office:value="5.1199999999999998E-4" table:style-name="ce3">
            <text:p>0.000512</text:p>
          </table:table-cell>
          <table:table-cell office:value-type="float" office:value="6.3199999999999997E-4" table:style-name="ce3">
            <text:p>0.000632</text:p>
          </table:table-cell>
          <table:table-cell office:value-type="float" office:value="0.10255224779910101" table:style-name="ce1">
            <text:p>0.102552248</text:p>
          </table:table-cell>
          <table:table-cell table:number-columns-repeated="16378"/>
        </table:table-row>
        <table:table-row table:style-name="ro1">
          <table:table-cell office:value-type="float" office:value="10.75" table:style-name="ce3">
            <text:p>10.75</text:p>
          </table:table-cell>
          <table:table-cell office:value-type="float" office:value="6.78E-4" table:style-name="ce3">
            <text:p>0.000678</text:p>
          </table:table-cell>
          <table:table-cell office:value-type="float" office:value="1.06504144451327E-3" table:style-name="ce1">
            <text:p>0.001065041</text:p>
          </table:table-cell>
          <table:table-cell office:value-type="float" office:value="8.8800000000000001E-4" table:style-name="ce3">
            <text:p>0.000888</text:p>
          </table:table-cell>
          <table:table-cell office:value-type="float" office:value="5.8699999999999996E-4" table:style-name="ce3">
            <text:p>0.000587</text:p>
          </table:table-cell>
          <table:table-cell office:value-type="float" office:value="9.5572204384112902E-2" table:style-name="ce1">
            <text:p>0.095572204</text:p>
          </table:table-cell>
          <table:table-cell table:number-columns-repeated="16378"/>
        </table:table-row>
        <table:table-row table:style-name="ro1">
          <table:table-cell office:value-type="float" office:value="10.8" table:style-name="ce3">
            <text:p>10.8</text:p>
          </table:table-cell>
          <table:table-cell office:value-type="float" office:value="8.6700000000000004E-4" table:style-name="ce3">
            <text:p>0.000867</text:p>
          </table:table-cell>
          <table:table-cell office:value-type="float" office:value="2.7535828138121798E-5" table:style-name="ce1">
            <text:p>2.75358E-05</text:p>
          </table:table-cell>
          <table:table-cell office:value-type="float" office:value="1.047E-3" table:style-name="ce3">
            <text:p>0.001047</text:p>
          </table:table-cell>
          <table:table-cell office:value-type="float" office:value="4.8000000000000001E-4" table:style-name="ce3">
            <text:p>0.00048</text:p>
          </table:table-cell>
          <table:table-cell office:value-type="float" office:value="9.0947925621682996E-2" table:style-name="ce1">
            <text:p>0.090947926</text:p>
          </table:table-cell>
          <table:table-cell table:number-columns-repeated="16378"/>
        </table:table-row>
        <table:table-row table:style-name="ro1">
          <table:table-cell office:value-type="float" office:value="10.85" table:style-name="ce3">
            <text:p>10.85</text:p>
          </table:table-cell>
          <table:table-cell office:value-type="float" office:value="8.1300000000000003E-4" table:style-name="ce3">
            <text:p>0.000813</text:p>
          </table:table-cell>
          <table:table-cell office:value-type="float" office:value="-7.1782920550280695E-4" table:style-name="ce1">
            <text:p>-0.000717829</text:p>
          </table:table-cell>
          <table:table-cell office:value-type="float" office:value="9.0300000000000005E-4" table:style-name="ce3">
            <text:p>0.000903</text:p>
          </table:table-cell>
          <table:table-cell office:value-type="float" office:value="3.8999999999999999E-4" table:style-name="ce3">
            <text:p>0.00039</text:p>
          </table:table-cell>
          <table:table-cell office:value-type="float" office:value="6.3638505760530498E-2" table:style-name="ce1">
            <text:p>0.063638506</text:p>
          </table:table-cell>
          <table:table-cell table:number-columns-repeated="16378"/>
        </table:table-row>
        <table:table-row table:style-name="ro1">
          <table:table-cell office:value-type="float" office:value="10.9" table:style-name="ce3">
            <text:p>10.9</text:p>
          </table:table-cell>
          <table:table-cell office:value-type="float" office:value="6.2500000000000001E-4" table:style-name="ce3">
            <text:p>0.000625</text:p>
          </table:table-cell>
          <table:table-cell office:value-type="float" office:value="-9.3257829190705299E-4" table:style-name="ce1">
            <text:p>-0.000932578</text:p>
          </table:table-cell>
          <table:table-cell office:value-type="float" office:value="6.1899999999999998E-4" table:style-name="ce3">
            <text:p>0.000619</text:p>
          </table:table-cell>
          <table:table-cell office:value-type="float" office:value="3.57E-4" table:style-name="ce3">
            <text:p>0.000357</text:p>
          </table:table-cell>
          <table:table-cell office:value-type="float" office:value="0.15464082178347599" table:style-name="ce1">
            <text:p>0.154640822</text:p>
          </table:table-cell>
          <table:table-cell table:number-columns-repeated="16378"/>
        </table:table-row>
        <table:table-row table:style-name="ro1">
          <table:table-cell office:value-type="float" office:value="10.95" table:style-name="ce3">
            <text:p>10.95</text:p>
          </table:table-cell>
          <table:table-cell office:value-type="float" office:value="5.0699999999999996E-4" table:style-name="ce3">
            <text:p>0.000507</text:p>
          </table:table-cell>
          <table:table-cell office:value-type="float" office:value="-6.3090408837897705E-4" table:style-name="ce1">
            <text:p>-0.000630904</text:p>
          </table:table-cell>
          <table:table-cell office:value-type="float" office:value="4.6099999999999998E-4" table:style-name="ce3">
            <text:p>0.000461</text:p>
          </table:table-cell>
          <table:table-cell office:value-type="float" office:value="3.7500000000000001E-4" table:style-name="ce3">
            <text:p>0.000375</text:p>
          </table:table-cell>
          <table:table-cell office:value-type="float" office:value="4.49668896254291E-2" table:style-name="ce1">
            <text:p>0.04496689</text:p>
          </table:table-cell>
          <table:table-cell table:number-columns-repeated="16378"/>
        </table:table-row>
        <table:table-row table:style-name="ro1">
          <table:table-cell office:value-type="float" office:value="11" table:style-name="ce3">
            <text:p>11</text:p>
          </table:table-cell>
          <table:table-cell office:value-type="float" office:value="5.71E-4" table:style-name="ce3">
            <text:p>0.000571</text:p>
          </table:table-cell>
          <table:table-cell office:value-type="float" office:value="-3.3369586353939698E-5" table:style-name="ce1">
            <text:p>-3.33696E-05</text:p>
          </table:table-cell>
          <table:table-cell office:value-type="float" office:value="5.62E-4" table:style-name="ce3">
            <text:p>0.000562</text:p>
          </table:table-cell>
          <table:table-cell office:value-type="float" office:value="4.1300000000000001E-4" table:style-name="ce3">
            <text:p>0.000413</text:p>
          </table:table-cell>
          <table:table-cell office:value-type="float" office:value="1.7570219221591601E-2" table:style-name="ce1">
            <text:p>0.017570219</text:p>
          </table:table-cell>
          <table:table-cell table:number-columns-repeated="16378"/>
        </table:table-row>
        <table:table-row table:style-name="ro1">
          <table:table-cell office:value-type="float" office:value="11.05" table:style-name="ce3">
            <text:p>11.05</text:p>
          </table:table-cell>
          <table:table-cell office:value-type="float" office:value="7.5299999999999998E-4" table:style-name="ce3">
            <text:p>0.000753</text:p>
          </table:table-cell>
          <table:table-cell office:value-type="float" office:value="5.6833681227085996E-4" table:style-name="ce1">
            <text:p>0.000568337</text:p>
          </table:table-cell>
          <table:table-cell office:value-type="float" office:value="8.1300000000000003E-4" table:style-name="ce3">
            <text:p>0.000813</text:p>
          </table:table-cell>
          <table:table-cell office:value-type="float" office:value="4.4999999999999999E-4" table:style-name="ce3">
            <text:p>0.00045</text:p>
          </table:table-cell>
          <table:table-cell office:value-type="float" office:value="0.127767654635765" table:style-name="ce1">
            <text:p>0.127767655</text:p>
          </table:table-cell>
          <table:table-cell table:number-columns-repeated="16378"/>
        </table:table-row>
        <table:table-row table:style-name="ro1">
          <table:table-cell office:value-type="float" office:value="11.1" table:style-name="ce3">
            <text:p>11.1</text:p>
          </table:table-cell>
          <table:table-cell office:value-type="float" office:value="8.7100000000000003E-4" table:style-name="ce3">
            <text:p>0.000871</text:p>
          </table:table-cell>
          <table:table-cell office:value-type="float" office:value="9.6095180458902099E-4" table:style-name="ce1">
            <text:p>0.000960952</text:p>
          </table:table-cell>
          <table:table-cell office:value-type="float" office:value="9.6500000000000004E-4" table:style-name="ce3">
            <text:p>0.000965</text:p>
          </table:table-cell>
          <table:table-cell office:value-type="float" office:value="4.86E-4" table:style-name="ce3">
            <text:p>0.000486</text:p>
          </table:table-cell>
          <table:table-cell office:value-type="float" office:value="7.5853581736764597E-2" table:style-name="ce1">
            <text:p>0.075853582</text:p>
          </table:table-cell>
          <table:table-cell table:number-columns-repeated="16378"/>
        </table:table-row>
        <table:table-row table:style-name="ro1">
          <table:table-cell office:value-type="float" office:value="11.15" table:style-name="ce3">
            <text:p>11.15</text:p>
          </table:table-cell>
          <table:table-cell office:value-type="float" office:value="8.0000000000000004E-4" table:style-name="ce3">
            <text:p>0.0008</text:p>
          </table:table-cell>
          <table:table-cell office:value-type="float" office:value="1.0974739418957899E-3" table:style-name="ce1">
            <text:p>0.001097474</text:p>
          </table:table-cell>
          <table:table-cell office:value-type="float" office:value="8.5599999999999999E-4" table:style-name="ce3">
            <text:p>0.000856</text:p>
          </table:table-cell>
          <table:table-cell office:value-type="float" office:value="5.1900000000000004E-4" table:style-name="ce3">
            <text:p>0.000519</text:p>
          </table:table-cell>
          <table:table-cell office:value-type="float" office:value="0.137539715416748" table:style-name="ce1">
            <text:p>0.137539715</text:p>
          </table:table-cell>
          <table:table-cell table:number-columns-repeated="16378"/>
        </table:table-row>
        <table:table-row table:style-name="ro1">
          <table:table-cell office:value-type="float" office:value="11.2" table:style-name="ce3">
            <text:p>11.2</text:p>
          </table:table-cell>
          <table:table-cell office:value-type="float" office:value="5.8399999999999999E-4" table:style-name="ce3">
            <text:p>0.000584</text:p>
          </table:table-cell>
          <table:table-cell office:value-type="float" office:value="1.0839058305500901E-3" table:style-name="ce1">
            <text:p>0.001083906</text:p>
          </table:table-cell>
          <table:table-cell office:value-type="float" office:value="5.5999999999999995E-4" table:style-name="ce3">
            <text:p>0.00056</text:p>
          </table:table-cell>
          <table:table-cell office:value-type="float" office:value="5.31E-4" table:style-name="ce3">
            <text:p>0.000531</text:p>
          </table:table-cell>
          <table:table-cell office:value-type="float" office:value="0.13884847355705601" table:style-name="ce1">
            <text:p>0.138848474</text:p>
          </table:table-cell>
          <table:table-cell table:number-columns-repeated="16378"/>
        </table:table-row>
        <table:table-row table:style-name="ro1">
          <table:table-cell office:value-type="float" office:value="11.25" table:style-name="ce3">
            <text:p>11.25</text:p>
          </table:table-cell>
          <table:table-cell office:value-type="float" office:value="3.8999999999999999E-4" table:style-name="ce3">
            <text:p>0.00039</text:p>
          </table:table-cell>
          <table:table-cell office:value-type="float" office:value="1.0804002344864401E-3" table:style-name="ce1">
            <text:p>0.0010804</text:p>
          </table:table-cell>
          <table:table-cell office:value-type="float" office:value="3.1300000000000002E-4" table:style-name="ce3">
            <text:p>0.000313</text:p>
          </table:table-cell>
          <table:table-cell office:value-type="float" office:value="4.9399999999999997E-4" table:style-name="ce3">
            <text:p>0.000494</text:p>
          </table:table-cell>
          <table:table-cell office:value-type="float" office:value="0.10080723694536101" table:style-name="ce1">
            <text:p>0.100807237</text:p>
          </table:table-cell>
          <table:table-cell table:number-columns-repeated="16378"/>
        </table:table-row>
        <table:table-row table:style-name="ro1">
          <table:table-cell office:value-type="float" office:value="11.3" table:style-name="ce3">
            <text:p>11.3</text:p>
          </table:table-cell>
          <table:table-cell office:value-type="float" office:value="3.59E-4" table:style-name="ce3">
            <text:p>0.000359</text:p>
          </table:table-cell>
          <table:table-cell office:value-type="float" office:value="1.1770985374073E-3" table:style-name="ce1">
            <text:p>0.001177099</text:p>
          </table:table-cell>
          <table:table-cell office:value-type="float" office:value="3.0400000000000002E-4" table:style-name="ce3">
            <text:p>0.000304</text:p>
          </table:table-cell>
          <table:table-cell office:value-type="float" office:value="4.0299999999999998E-4" table:style-name="ce3">
            <text:p>0.000403</text:p>
          </table:table-cell>
          <table:table-cell office:value-type="float" office:value="9.1035176164370901E-2" table:style-name="ce1">
            <text:p>0.091035176</text:p>
          </table:table-cell>
          <table:table-cell table:number-columns-repeated="16378"/>
        </table:table-row>
        <table:table-row table:style-name="ro1">
          <table:table-cell office:value-type="float" office:value="11.35" table:style-name="ce3">
            <text:p>11.35</text:p>
          </table:table-cell>
          <table:table-cell office:value-type="float" office:value="4.8299999999999998E-4" table:style-name="ce3">
            <text:p>0.000483</text:p>
          </table:table-cell>
          <table:table-cell office:value-type="float" office:value="1.3170404800502901E-3" table:style-name="ce1">
            <text:p>0.00131704</text:p>
          </table:table-cell>
          <table:table-cell office:value-type="float" office:value="5.0799999999999999E-4" table:style-name="ce3">
            <text:p>0.000508</text:p>
          </table:table-cell>
          <table:table-cell office:value-type="float" office:value="3.0299999999999999E-4" table:style-name="ce3">
            <text:p>0.000303</text:p>
          </table:table-cell>
          <table:table-cell office:value-type="float" office:value="0.11555257865953" table:style-name="ce1">
            <text:p>0.115552579</text:p>
          </table:table-cell>
          <table:table-cell table:number-columns-repeated="16378"/>
        </table:table-row>
        <table:table-row table:style-name="ro1">
          <table:table-cell office:value-type="float" office:value="11.4" table:style-name="ce3">
            <text:p>11.4</text:p>
          </table:table-cell>
          <table:table-cell office:value-type="float" office:value="6.1300000000000005E-4" table:style-name="ce3">
            <text:p>0.000613</text:p>
          </table:table-cell>
          <table:table-cell office:value-type="float" office:value="1.3122289120190099E-3" table:style-name="ce1">
            <text:p>0.001312229</text:p>
          </table:table-cell>
          <table:table-cell office:value-type="float" office:value="7.0899999999999999E-4" table:style-name="ce3">
            <text:p>0.000709</text:p>
          </table:table-cell>
          <table:table-cell office:value-type="float" office:value="2.6400000000000002E-4" table:style-name="ce3">
            <text:p>0.000264</text:p>
          </table:table-cell>
          <table:table-cell office:value-type="float" office:value="6.4162009016654503E-2" table:style-name="ce1">
            <text:p>0.064162009</text:p>
          </table:table-cell>
          <table:table-cell table:number-columns-repeated="16378"/>
        </table:table-row>
        <table:table-row table:style-name="ro1">
          <table:table-cell office:value-type="float" office:value="11.45" table:style-name="ce3">
            <text:p>11.45</text:p>
          </table:table-cell>
          <table:table-cell office:value-type="float" office:value="6.0400000000000004E-4" table:style-name="ce3">
            <text:p>0.000604</text:p>
          </table:table-cell>
          <table:table-cell office:value-type="float" office:value="9.4812825640469599E-4" table:style-name="ce1">
            <text:p>0.000948128</text:p>
          </table:table-cell>
          <table:table-cell office:value-type="float" office:value="6.9999999999999999E-4" table:style-name="ce3">
            <text:p>0.0007</text:p>
          </table:table-cell>
          <table:table-cell office:value-type="float" office:value="3.2400000000000001E-4" table:style-name="ce3">
            <text:p>0.000324</text:p>
          </table:table-cell>
          <table:table-cell office:value-type="float" office:value="1.8966227904589399E-2" table:style-name="ce1">
            <text:p>0.018966228</text:p>
          </table:table-cell>
          <table:table-cell table:number-columns-repeated="16378"/>
        </table:table-row>
        <table:table-row table:style-name="ro1">
          <table:table-cell office:value-type="float" office:value="11.5" table:style-name="ce3">
            <text:p>11.5</text:p>
          </table:table-cell>
          <table:table-cell office:value-type="float" office:value="4.4299999999999998E-4" table:style-name="ce3">
            <text:p>0.000443</text:p>
          </table:table-cell>
          <table:table-cell office:value-type="float" office:value="1.2285787877406299E-4" table:style-name="ce1">
            <text:p>0.000122858</text:p>
          </table:table-cell>
          <table:table-cell office:value-type="float" office:value="4.6500000000000003E-4" table:style-name="ce3">
            <text:p>0.000465</text:p>
          </table:table-cell>
          <table:table-cell office:value-type="float" office:value="4.4799999999999999E-4" table:style-name="ce3">
            <text:p>0.000448</text:p>
          </table:table-cell>
          <table:table-cell office:value-type="float" office:value="0.12244537153183201" table:style-name="ce1">
            <text:p>0.122445372</text:p>
          </table:table-cell>
          <table:table-cell table:number-columns-repeated="16378"/>
        </table:table-row>
        <table:table-row table:style-name="ro1">
          <table:table-cell office:value-type="float" office:value="11.55" table:style-name="ce3">
            <text:p>11.55</text:p>
          </table:table-cell>
          <table:table-cell office:value-type="float" office:value="2.5799999999999998E-4" table:style-name="ce3">
            <text:p>0.000258</text:p>
          </table:table-cell>
          <table:table-cell office:value-type="float" office:value="-1.0544615079217099E-3" table:style-name="ce1">
            <text:p>-0.001054462</text:p>
          </table:table-cell>
          <table:table-cell office:value-type="float" office:value="1.92E-4" table:style-name="ce3">
            <text:p>0.000192</text:p>
          </table:table-cell>
          <table:table-cell office:value-type="float" office:value="5.4000000000000001E-4" table:style-name="ce3">
            <text:p>0.00054</text:p>
          </table:table-cell>
          <table:table-cell office:value-type="float" office:value="1.6523212709341002E-2" table:style-name="ce1">
            <text:p>0.016523213</text:p>
          </table:table-cell>
          <table:table-cell table:number-columns-repeated="16378"/>
        </table:table-row>
        <table:table-row table:style-name="ro1">
          <table:table-cell office:value-type="float" office:value="11.6" table:style-name="ce3">
            <text:p>11.6</text:p>
          </table:table-cell>
          <table:table-cell office:value-type="float" office:value="2.0000000000000001E-4" table:style-name="ce3">
            <text:p>0.0002</text:p>
          </table:table-cell>
          <table:table-cell office:value-type="float" office:value="-2.2645913266974098E-3" table:style-name="ce1">
            <text:p>-0.002264591</text:p>
          </table:table-cell>
          <table:table-cell office:value-type="float" office:value="1E-4" table:style-name="ce3">
            <text:p>0.0001</text:p>
          </table:table-cell>
          <table:table-cell office:value-type="float" office:value="5.1999999999999995E-4" table:style-name="ce3">
            <text:p>0.00052</text:p>
          </table:table-cell>
          <table:table-cell office:value-type="float" office:value="9.0947925621683898E-2" table:style-name="ce1">
            <text:p>0.090947926</text:p>
          </table:table-cell>
          <table:table-cell table:number-columns-repeated="16378"/>
        </table:table-row>
        <table:table-row table:style-name="ro1">
          <table:table-cell office:value-type="float" office:value="11.65" table:style-name="ce3">
            <text:p>11.65</text:p>
          </table:table-cell>
          <table:table-cell office:value-type="float" office:value="3.0699999999999998E-4" table:style-name="ce3">
            <text:p>0.000307</text:p>
          </table:table-cell>
          <table:table-cell office:value-type="float" office:value="-3.0884523427144998E-3" table:style-name="ce1">
            <text:p>-0.003088452</text:p>
          </table:table-cell>
          <table:table-cell office:value-type="float" office:value="2.4800000000000001E-4" table:style-name="ce3">
            <text:p>0.000248</text:p>
          </table:table-cell>
          <table:table-cell office:value-type="float" office:value="3.9100000000000002E-4" table:style-name="ce3">
            <text:p>0.000391</text:p>
          </table:table-cell>
          <table:table-cell office:value-type="float" office:value="0.11904260036702401" table:style-name="ce1">
            <text:p>0.1190426</text:p>
          </table:table-cell>
          <table:table-cell table:number-columns-repeated="16378"/>
        </table:table-row>
        <table:table-row table:style-name="ro1">
          <table:table-cell office:value-type="float" office:value="11.7" table:style-name="ce3">
            <text:p>11.7</text:p>
          </table:table-cell>
          <table:table-cell office:value-type="float" office:value="4.6500000000000003E-4" table:style-name="ce3">
            <text:p>0.000465</text:p>
          </table:table-cell>
          <table:table-cell office:value-type="float" office:value="-3.1814131010257101E-3" table:style-name="ce1">
            <text:p>-0.003181413</text:p>
          </table:table-cell>
          <table:table-cell office:value-type="float" office:value="4.8299999999999998E-4" table:style-name="ce3">
            <text:p>0.000483</text:p>
          </table:table-cell>
          <table:table-cell office:value-type="float" office:value="2.3900000000000001E-4" table:style-name="ce3">
            <text:p>0.000239</text:p>
          </table:table-cell>
          <table:table-cell office:value-type="float" office:value="0.112149807494721" table:style-name="ce1">
            <text:p>0.112149807</text:p>
          </table:table-cell>
          <table:table-cell table:number-columns-repeated="16378"/>
        </table:table-row>
        <table:table-row table:style-name="ro1">
          <table:table-cell office:value-type="float" office:value="11.75" table:style-name="ce3">
            <text:p>11.75</text:p>
          </table:table-cell>
          <table:table-cell office:value-type="float" office:value="5.1400000000000003E-4" table:style-name="ce3">
            <text:p>0.000514</text:p>
          </table:table-cell>
          <table:table-cell office:value-type="float" office:value="-2.4311811920492798E-3" table:style-name="ce1">
            <text:p>-0.002431181</text:p>
          </table:table-cell>
          <table:table-cell office:value-type="float" office:value="5.8200000000000005E-4" table:style-name="ce3">
            <text:p>0.000582</text:p>
          </table:table-cell>
          <table:table-cell office:value-type="float" office:value="1.64E-4" table:style-name="ce3">
            <text:p>0.000164</text:p>
          </table:table-cell>
          <table:table-cell office:value-type="float" office:value="0.102203245628357" table:style-name="ce1">
            <text:p>0.102203246</text:p>
          </table:table-cell>
          <table:table-cell table:number-columns-repeated="16378"/>
        </table:table-row>
        <table:table-row table:style-name="ro1">
          <table:table-cell office:value-type="float" office:value="11.8" table:style-name="ce3">
            <text:p>11.8</text:p>
          </table:table-cell>
          <table:table-cell office:value-type="float" office:value="3.8999999999999999E-4" table:style-name="ce3">
            <text:p>0.00039</text:p>
          </table:table-cell>
          <table:table-cell office:value-type="float" office:value="-1.02251409405435E-3" table:style-name="ce1">
            <text:p>-0.001022514</text:p>
          </table:table-cell>
          <table:table-cell office:value-type="float" office:value="4.5199999999999998E-4" table:style-name="ce3">
            <text:p>0.000452</text:p>
          </table:table-cell>
          <table:table-cell office:value-type="float" office:value="1.9900000000000001E-4" table:style-name="ce3">
            <text:p>0.000199</text:p>
          </table:table-cell>
          <table:table-cell office:value-type="float" office:value="0.152285057130919" table:style-name="ce1">
            <text:p>0.152285057</text:p>
          </table:table-cell>
          <table:table-cell table:number-columns-repeated="16378"/>
        </table:table-row>
        <table:table-row table:style-name="ro1">
          <table:table-cell office:value-type="float" office:value="11.85" table:style-name="ce3">
            <text:p>11.85</text:p>
          </table:table-cell>
          <table:table-cell office:value-type="float" office:value="1.7799999999999999E-4" table:style-name="ce3">
            <text:p>0.000178</text:p>
          </table:table-cell>
          <table:table-cell office:value-type="float" office:value="6.2646771351941198E-4" table:style-name="ce1">
            <text:p>0.000626468</text:p>
          </table:table-cell>
          <table:table-cell office:value-type="float" office:value="2.05E-4" table:style-name="ce3">
            <text:p>0.000205</text:p>
          </table:table-cell>
          <table:table-cell office:value-type="float" office:value="2.9E-4" table:style-name="ce3">
            <text:p>0.00029</text:p>
          </table:table-cell>
          <table:table-cell office:value-type="float" office:value="7.4195821425706895E-2" table:style-name="ce1">
            <text:p>0.074195821</text:p>
          </table:table-cell>
          <table:table-cell table:number-columns-repeated="16378"/>
        </table:table-row>
        <table:table-row table:style-name="ro1">
          <table:table-cell office:value-type="float" office:value="11.9" table:style-name="ce3">
            <text:p>11.9</text:p>
          </table:table-cell>
          <table:table-cell office:value-type="float" office:value="3.7700000000000002E-5" table:style-name="ce3">
            <text:p>0.0000377</text:p>
          </table:table-cell>
          <table:table-cell office:value-type="float" office:value="2.0315288814042802E-3" table:style-name="ce1">
            <text:p>0.002031529</text:p>
          </table:table-cell>
          <table:table-cell office:value-type="float" office:value="5.8400000000000003E-5" table:style-name="ce3">
            <text:p>0.0000584</text:p>
          </table:table-cell>
          <table:table-cell office:value-type="float" office:value="3.5399999999999999E-4" table:style-name="ce3">
            <text:p>0.000354</text:p>
          </table:table-cell>
          <table:table-cell office:value-type="float" office:value="2.8214785429451099E-2" table:style-name="ce1">
            <text:p>0.028214785</text:p>
          </table:table-cell>
          <table:table-cell table:number-columns-repeated="16378"/>
        </table:table-row>
        <table:table-row table:style-name="ro1">
          <table:table-cell office:value-type="float" office:value="11.95" table:style-name="ce3">
            <text:p>11.95</text:p>
          </table:table-cell>
          <table:table-cell office:value-type="float" office:value="6.2500000000000001E-5" table:style-name="ce3">
            <text:p>0.0000625</text:p>
          </table:table-cell>
          <table:table-cell office:value-type="float" office:value="2.8386291298462501E-3" table:style-name="ce1">
            <text:p>0.002838629</text:p>
          </table:table-cell>
          <table:table-cell office:value-type="float" office:value="1.37E-4" table:style-name="ce3">
            <text:p>0.000137</text:p>
          </table:table-cell>
          <table:table-cell office:value-type="float" office:value="3.5E-4" table:style-name="ce3">
            <text:p>0.00035</text:p>
          </table:table-cell>
          <table:table-cell office:value-type="float" office:value="0.12768040409307499" table:style-name="ce1">
            <text:p>0.127680404</text:p>
          </table:table-cell>
          <table:table-cell table:number-columns-repeated="16378"/>
        </table:table-row>
        <table:table-row table:style-name="ro1">
          <table:table-cell office:value-type="float" office:value="12" table:style-name="ce3">
            <text:p>12</text:p>
          </table:table-cell>
          <table:table-cell office:value-type="float" office:value="2.05E-4" table:style-name="ce3">
            <text:p>0.000205</text:p>
          </table:table-cell>
          <table:table-cell office:value-type="float" office:value="2.9598094661985601E-3" table:style-name="ce1">
            <text:p>0.002959809</text:p>
          </table:table-cell>
          <table:table-cell office:value-type="float" office:value="3.6600000000000001E-4" table:style-name="ce3">
            <text:p>0.000366</text:p>
          </table:table-cell>
          <table:table-cell office:value-type="float" office:value="3.1100000000000002E-4" table:style-name="ce3">
            <text:p>0.000311</text:p>
          </table:table-cell>
          <table:table-cell office:value-type="float" office:value="0.13701621216062601" table:style-name="ce1">
            <text:p>0.137016212</text:p>
          </table:table-cell>
          <table:table-cell table:number-columns-repeated="16378"/>
        </table:table-row>
        <table:table-row table:style-name="ro1">
          <table:table-cell office:value-type="float" office:value="12.05" table:style-name="ce3">
            <text:p>12.05</text:p>
          </table:table-cell>
          <table:table-cell office:value-type="float" office:value="3.2499999999999999E-4" table:style-name="ce3">
            <text:p>0.000325</text:p>
          </table:table-cell>
          <table:table-cell office:value-type="float" office:value="2.5866583303607599E-3" table:style-name="ce1">
            <text:p>0.002586658</text:p>
          </table:table-cell>
          <table:table-cell office:value-type="float" office:value="5.4299999999999997E-4" table:style-name="ce3">
            <text:p>0.000543</text:p>
          </table:table-cell>
          <table:table-cell office:value-type="float" office:value="2.9999999999999997E-4" table:style-name="ce3">
            <text:p>0.0003</text:p>
          </table:table-cell>
          <table:table-cell office:value-type="float" office:value="4.2436623887496597E-2" table:style-name="ce1">
            <text:p>0.042436624</text:p>
          </table:table-cell>
          <table:table-cell table:number-columns-repeated="16378"/>
        </table:table-row>
        <table:table-row table:style-name="ro1">
          <table:table-cell office:value-type="float" office:value="12.1" table:style-name="ce3">
            <text:p>12.1</text:p>
          </table:table-cell>
          <table:table-cell office:value-type="float" office:value="3.2000000000000003E-4" table:style-name="ce3">
            <text:p>0.00032</text:p>
          </table:table-cell>
          <table:table-cell office:value-type="float" office:value="2.0766724517546202E-3" table:style-name="ce1">
            <text:p>0.002076672</text:p>
          </table:table-cell>
          <table:table-cell office:value-type="float" office:value="5.1800000000000001E-4" table:style-name="ce3">
            <text:p>0.000518</text:p>
          </table:table-cell>
          <table:table-cell office:value-type="float" office:value="3.4699999999999998E-4" table:style-name="ce3">
            <text:p>0.000347</text:p>
          </table:table-cell>
          <table:table-cell office:value-type="float" office:value="9.3914444073054201E-2" table:style-name="ce1">
            <text:p>0.093914444</text:p>
          </table:table-cell>
          <table:table-cell table:number-columns-repeated="16378"/>
        </table:table-row>
        <table:table-row table:style-name="ro1">
          <table:table-cell office:value-type="float" office:value="12.15" table:style-name="ce3">
            <text:p>12.15</text:p>
          </table:table-cell>
          <table:table-cell office:value-type="float" office:value="2.12E-4" table:style-name="ce3">
            <text:p>0.000212</text:p>
          </table:table-cell>
          <table:table-cell office:value-type="float" office:value="1.76778751281961E-3" table:style-name="ce1">
            <text:p>0.001767788</text:p>
          </table:table-cell>
          <table:table-cell office:value-type="float" office:value="3.19E-4" table:style-name="ce3">
            <text:p>0.000319</text:p>
          </table:table-cell>
          <table:table-cell office:value-type="float" office:value="4.17E-4" table:style-name="ce3">
            <text:p>0.000417</text:p>
          </table:table-cell>
          <table:table-cell office:value-type="float" office:value="0.13317718828237901" table:style-name="ce1">
            <text:p>0.133177188</text:p>
          </table:table-cell>
          <table:table-cell table:number-columns-repeated="16378"/>
        </table:table-row>
        <table:table-row table:style-name="ro1">
          <table:table-cell office:value-type="float" office:value="12.2" table:style-name="ce3">
            <text:p>12.2</text:p>
          </table:table-cell>
          <table:table-cell office:value-type="float" office:value="1.18E-4" table:style-name="ce3">
            <text:p>0.000118</text:p>
          </table:table-cell>
          <table:table-cell office:value-type="float" office:value="1.81026900876962E-3" table:style-name="ce1">
            <text:p>0.001810269</text:p>
          </table:table-cell>
          <table:table-cell office:value-type="float" office:value="1.22E-4" table:style-name="ce3">
            <text:p>0.000122</text:p>
          </table:table-cell>
          <table:table-cell office:value-type="float" office:value="4.4000000000000002E-4" table:style-name="ce3">
            <text:p>0.00044</text:p>
          </table:table-cell>
          <table:table-cell office:value-type="float" office:value="0.107874530903035" table:style-name="ce1">
            <text:p>0.107874531</text:p>
          </table:table-cell>
          <table:table-cell table:number-columns-repeated="16378"/>
        </table:table-row>
        <table:table-row table:style-name="ro1">
          <table:table-cell office:value-type="float" office:value="12.25" table:style-name="ce3">
            <text:p>12.25</text:p>
          </table:table-cell>
          <table:table-cell office:value-type="float" office:value="1.3999999999999999E-4" table:style-name="ce3">
            <text:p>0.00014</text:p>
          </table:table-cell>
          <table:table-cell office:value-type="float" office:value="2.09661625318167E-3" table:style-name="ce1">
            <text:p>0.002096616</text:p>
          </table:table-cell>
          <table:table-cell office:value-type="float" office:value="8.25E-5" table:style-name="ce3">
            <text:p>0.0000825</text:p>
          </table:table-cell>
          <table:table-cell office:value-type="float" office:value="3.7500000000000001E-4" table:style-name="ce3">
            <text:p>0.000375</text:p>
          </table:table-cell>
          <table:table-cell office:value-type="float" office:value="4.0080859234938197E-2" table:style-name="ce1">
            <text:p>0.040080859</text:p>
          </table:table-cell>
          <table:table-cell table:number-columns-repeated="16378"/>
        </table:table-row>
        <table:table-row table:style-name="ro1">
          <table:table-cell office:value-type="float" office:value="12.3" table:style-name="ce3">
            <text:p>12.3</text:p>
          </table:table-cell>
          <table:table-cell office:value-type="float" office:value="2.6800000000000001E-4" table:style-name="ce3">
            <text:p>0.000268</text:p>
          </table:table-cell>
          <table:table-cell office:value-type="float" office:value="2.32298186025706E-3" table:style-name="ce1">
            <text:p>0.002322982</text:p>
          </table:table-cell>
          <table:table-cell office:value-type="float" office:value="2.05E-4" table:style-name="ce3">
            <text:p>0.000205</text:p>
          </table:table-cell>
          <table:table-cell office:value-type="float" office:value="2.4899999999999998E-4" table:style-name="ce3">
            <text:p>0.000249</text:p>
          </table:table-cell>
          <table:table-cell office:value-type="float" office:value="0.13239193339819699" table:style-name="ce1">
            <text:p>0.132391933</text:p>
          </table:table-cell>
          <table:table-cell table:number-columns-repeated="16378"/>
        </table:table-row>
        <table:table-row table:style-name="ro1">
          <table:table-cell office:value-type="float" office:value="12.35" table:style-name="ce3">
            <text:p>12.35</text:p>
          </table:table-cell>
          <table:table-cell office:value-type="float" office:value="3.9500000000000001E-4" table:style-name="ce3">
            <text:p>0.000395</text:p>
          </table:table-cell>
          <table:table-cell office:value-type="float" office:value="2.15219856988757E-3" table:style-name="ce1">
            <text:p>0.002152199</text:p>
          </table:table-cell>
          <table:table-cell office:value-type="float" office:value="3.4699999999999998E-4" table:style-name="ce3">
            <text:p>0.000347</text:p>
          </table:table-cell>
          <table:table-cell office:value-type="float" office:value="1.3899999999999999E-4" table:style-name="ce3">
            <text:p>0.000139</text:p>
          </table:table-cell>
          <table:table-cell office:value-type="float" office:value="0.12593539323932801" table:style-name="ce1">
            <text:p>0.125935393</text:p>
          </table:table-cell>
          <table:table-cell table:number-columns-repeated="16378"/>
        </table:table-row>
        <table:table-row table:style-name="ro1">
          <table:table-cell office:value-type="float" office:value="12.4" table:style-name="ce3">
            <text:p>12.4</text:p>
          </table:table-cell>
          <table:table-cell office:value-type="float" office:value="4.15E-4" table:style-name="ce3">
            <text:p>0.000415</text:p>
          </table:table-cell>
          <table:table-cell office:value-type="float" office:value="1.3990855278124101E-3" table:style-name="ce1">
            <text:p>0.001399086</text:p>
          </table:table-cell>
          <table:table-cell office:value-type="float" office:value="3.5599999999999998E-4" table:style-name="ce3">
            <text:p>0.000356</text:p>
          </table:table-cell>
          <table:table-cell office:value-type="float" office:value="1.12E-4" table:style-name="ce3">
            <text:p>0.000112</text:p>
          </table:table-cell>
          <table:table-cell office:value-type="float" office:value="9.2605685932745402E-2" table:style-name="ce1">
            <text:p>0.092605686</text:p>
          </table:table-cell>
          <table:table-cell table:number-columns-repeated="16378"/>
        </table:table-row>
        <table:table-row table:style-name="ro1">
          <table:table-cell office:value-type="float" office:value="12.45" table:style-name="ce3">
            <text:p>12.45</text:p>
          </table:table-cell>
          <table:table-cell office:value-type="float" office:value="3.2200000000000002E-4" table:style-name="ce3">
            <text:p>0.000322</text:p>
          </table:table-cell>
          <table:table-cell office:value-type="float" office:value="1.46998279642965E-4" table:style-name="ce1">
            <text:p>0.000146998</text:p>
          </table:table-cell>
          <table:table-cell office:value-type="float" office:value="2.0900000000000001E-4" table:style-name="ce3">
            <text:p>0.000209</text:p>
          </table:table-cell>
          <table:table-cell office:value-type="float" office:value="1.7100000000000001E-4" table:style-name="ce3">
            <text:p>0.000171</text:p>
          </table:table-cell>
          <table:table-cell office:value-type="float" office:value="4.65373993938046E-2" table:style-name="ce1">
            <text:p>0.046537399</text:p>
          </table:table-cell>
          <table:table-cell table:number-columns-repeated="16378"/>
        </table:table-row>
        <table:table-row table:style-name="ro1">
          <table:table-cell office:value-type="float" office:value="12.5" table:style-name="ce3">
            <text:p>12.5</text:p>
          </table:table-cell>
          <table:table-cell office:value-type="float" office:value="2.0799999999999999E-4" table:style-name="ce3">
            <text:p>0.000208</text:p>
          </table:table-cell>
          <table:table-cell office:value-type="float" office:value="-1.2635596262658699E-3" table:style-name="ce1">
            <text:p>-0.00126356</text:p>
          </table:table-cell>
          <table:table-cell office:value-type="float" office:value="3.01E-5" table:style-name="ce3">
            <text:p>0.0000301</text:p>
          </table:table-cell>
          <table:table-cell office:value-type="float" office:value="2.5599999999999999E-4" table:style-name="ce3">
            <text:p>0.000256</text:p>
          </table:table-cell>
          <table:table-cell office:value-type="float" office:value="0.105606016793167" table:style-name="ce1">
            <text:p>0.105606017</text:p>
          </table:table-cell>
          <table:table-cell table:number-columns-repeated="16378"/>
        </table:table-row>
        <table:table-row table:style-name="ro1">
          <table:table-cell office:value-type="float" office:value="12.55" table:style-name="ce3">
            <text:p>12.55</text:p>
          </table:table-cell>
          <table:table-cell office:value-type="float" office:value="1.7799999999999999E-4" table:style-name="ce3">
            <text:p>0.000178</text:p>
          </table:table-cell>
          <table:table-cell office:value-type="float" office:value="-2.3728973917735699E-3" table:style-name="ce1">
            <text:p>-0.002372897</text:p>
          </table:table-cell>
          <table:table-cell office:value-type="float" office:value="-3.1000000000000001E-5" table:style-name="ce3">
            <text:p>-0.000031</text:p>
          </table:table-cell>
          <table:table-cell office:value-type="float" office:value="2.8899999999999998E-4" table:style-name="ce3">
            <text:p>0.000289</text:p>
          </table:table-cell>
          <table:table-cell office:value-type="float" office:value="0.104297258652855" table:style-name="ce1">
            <text:p>0.104297259</text:p>
          </table:table-cell>
          <table:table-cell table:number-columns-repeated="16378"/>
        </table:table-row>
        <table:table-row table:style-name="ro1">
          <table:table-cell office:value-type="float" office:value="12.6" table:style-name="ce3">
            <text:p>12.6</text:p>
          </table:table-cell>
          <table:table-cell office:value-type="float" office:value="2.5099999999999998E-4" table:style-name="ce3">
            <text:p>0.000251</text:p>
          </table:table-cell>
          <table:table-cell office:value-type="float" office:value="-2.80464071991285E-3" table:style-name="ce1">
            <text:p>-0.002804641</text:p>
          </table:table-cell>
          <table:table-cell office:value-type="float" office:value="6.5099999999999997E-5" table:style-name="ce3">
            <text:p>0.0000651</text:p>
          </table:table-cell>
          <table:table-cell office:value-type="float" office:value="2.41E-4" table:style-name="ce3">
            <text:p>0.000241</text:p>
          </table:table-cell>
          <table:table-cell office:value-type="float" office:value="7.2363560029271398E-2" table:style-name="ce1">
            <text:p>0.07236356</text:p>
          </table:table-cell>
          <table:table-cell table:number-columns-repeated="16378"/>
        </table:table-row>
        <table:table-row table:style-name="ro1">
          <table:table-cell office:value-type="float" office:value="12.65" table:style-name="ce3">
            <text:p>12.65</text:p>
          </table:table-cell>
          <table:table-cell office:value-type="float" office:value="3.4099999999999999E-4" table:style-name="ce3">
            <text:p>0.000341</text:p>
          </table:table-cell>
          <table:table-cell office:value-type="float" office:value="-2.4387462870649598E-3" table:style-name="ce1">
            <text:p>-0.002438746</text:p>
          </table:table-cell>
          <table:table-cell office:value-type="float" office:value="2.13E-4" table:style-name="ce3">
            <text:p>0.000213</text:p>
          </table:table-cell>
          <table:table-cell office:value-type="float" office:value="1.55E-4" table:style-name="ce3">
            <text:p>0.000155</text:p>
          </table:table-cell>
          <table:table-cell office:value-type="float" office:value="0.142774747977992" table:style-name="ce1">
            <text:p>0.142774748</text:p>
          </table:table-cell>
          <table:table-cell table:number-columns-repeated="16378"/>
        </table:table-row>
        <table:table-row table:style-name="ro1">
          <table:table-cell office:value-type="float" office:value="12.7" table:style-name="ce3">
            <text:p>12.7</text:p>
          </table:table-cell>
          <table:table-cell office:value-type="float" office:value="3.4099999999999999E-4" table:style-name="ce3">
            <text:p>0.000341</text:p>
          </table:table-cell>
          <table:table-cell office:value-type="float" office:value="-1.47301441714095E-3" table:style-name="ce1">
            <text:p>-0.001473014</text:p>
          </table:table-cell>
          <table:table-cell office:value-type="float" office:value="2.6600000000000001E-4" table:style-name="ce3">
            <text:p>0.000266</text:p>
          </table:table-cell>
          <table:table-cell office:value-type="float" office:value="1.07E-4" table:style-name="ce3">
            <text:p>0.000107</text:p>
          </table:table-cell>
          <table:table-cell office:value-type="float" office:value="0.167204899930461" table:style-name="ce1">
            <text:p>0.1672049</text:p>
          </table:table-cell>
          <table:table-cell table:number-columns-repeated="16378"/>
        </table:table-row>
        <table:table-row table:style-name="ro1">
          <table:table-cell office:value-type="float" office:value="12.75" table:style-name="ce3">
            <text:p>12.75</text:p>
          </table:table-cell>
          <table:table-cell office:value-type="float" office:value="2.24E-4" table:style-name="ce3">
            <text:p>0.000224</text:p>
          </table:table-cell>
          <table:table-cell office:value-type="float" office:value="-3.4181299855904203E-4" table:style-name="ce1">
            <text:p>-0.000341813</text:p>
          </table:table-cell>
          <table:table-cell office:value-type="float" office:value="1.6799999999999999E-4" table:style-name="ce3">
            <text:p>0.000168</text:p>
          </table:table-cell>
          <table:table-cell office:value-type="float" office:value="1.34E-4" table:style-name="ce3">
            <text:p>0.000134</text:p>
          </table:table-cell>
          <table:table-cell office:value-type="float" office:value="0.14696277402698801" table:style-name="ce1">
            <text:p>0.146962774</text:p>
          </table:table-cell>
          <table:table-cell table:number-columns-repeated="16378"/>
        </table:table-row>
        <table:table-row table:style-name="ro1">
          <table:table-cell office:value-type="float" office:value="12.8" table:style-name="ce3">
            <text:p>12.8</text:p>
          </table:table-cell>
          <table:table-cell office:value-type="float" office:value="6.8100000000000002E-5" table:style-name="ce3">
            <text:p>0.0000681</text:p>
          </table:table-cell>
          <table:table-cell office:value-type="float" office:value="4.73353246627161E-4" table:style-name="ce1">
            <text:p>0.000473353</text:p>
          </table:table-cell>
          <table:table-cell office:value-type="float" office:value="8.3499999999999997E-6" table:style-name="ce3">
            <text:p>0.00000835</text:p>
          </table:table-cell>
          <table:table-cell office:value-type="float" office:value="2.03E-4" table:style-name="ce3">
            <text:p>0.000203</text:p>
          </table:table-cell>
          <table:table-cell office:value-type="float" office:value="0.141204238209622" table:style-name="ce1">
            <text:p>0.141204238</text:p>
          </table:table-cell>
          <table:table-cell table:number-columns-repeated="16378"/>
        </table:table-row>
        <table:table-row table:style-name="ro1">
          <table:table-cell office:value-type="float" office:value="12.85" table:style-name="ce3">
            <text:p>12.85</text:p>
          </table:table-cell>
          <table:table-cell office:value-type="float" office:value="-1.1E-5" table:style-name="ce3">
            <text:p>-0.000011</text:p>
          </table:table-cell>
          <table:table-cell office:value-type="float" office:value="6.5635452574674404E-4" table:style-name="ce1">
            <text:p>0.000656355</text:p>
          </table:table-cell>
          <table:table-cell office:value-type="float" office:value="-6.7999999999999999E-5" table:style-name="ce3">
            <text:p>-0.000068</text:p>
          </table:table-cell>
          <table:table-cell office:value-type="float" office:value="2.34E-4" table:style-name="ce3">
            <text:p>0.000234</text:p>
          </table:table-cell>
          <table:table-cell office:value-type="float" office:value="0.106042269506603" table:style-name="ce1">
            <text:p>0.10604227</text:p>
          </table:table-cell>
          <table:table-cell table:number-columns-repeated="16378"/>
        </table:table-row>
        <table:table-row table:style-name="ro1">
          <table:table-cell office:value-type="float" office:value="12.9" table:style-name="ce3">
            <text:p>12.9</text:p>
          </table:table-cell>
          <table:table-cell office:value-type="float" office:value="3.7499999999999997E-5" table:style-name="ce3">
            <text:p>0.0000375</text:p>
          </table:table-cell>
          <table:table-cell office:value-type="float" office:value="1.95494968880531E-4" table:style-name="ce1">
            <text:p>0.000195495</text:p>
          </table:table-cell>
          <table:table-cell office:value-type="float" office:value="9.1600000000000004E-6" table:style-name="ce3">
            <text:p>0.00000916</text:p>
          </table:table-cell>
          <table:table-cell office:value-type="float" office:value="1.7899999999999999E-4" table:style-name="ce3">
            <text:p>0.000179</text:p>
          </table:table-cell>
          <table:table-cell office:value-type="float" office:value="7.9605355072325606E-2" table:style-name="ce1">
            <text:p>0.079605355</text:p>
          </table:table-cell>
          <table:table-cell table:number-columns-repeated="16378"/>
        </table:table-row>
        <table:table-row table:style-name="ro1">
          <table:table-cell office:value-type="float" office:value="12.95" table:style-name="ce3">
            <text:p>12.95</text:p>
          </table:table-cell>
          <table:table-cell office:value-type="float" office:value="1.54E-4" table:style-name="ce3">
            <text:p>0.000154</text:p>
          </table:table-cell>
          <table:table-cell office:value-type="float" office:value="-6.1450347264757599E-4" table:style-name="ce1">
            <text:p>-0.000614503</text:p>
          </table:table-cell>
          <table:table-cell office:value-type="float" office:value="1.73E-4" table:style-name="ce3">
            <text:p>0.000173</text:p>
          </table:table-cell>
          <table:table-cell office:value-type="float" office:value="6.2199999999999994E-5" table:style-name="ce3">
            <text:p>0.0000622</text:p>
          </table:table-cell>
          <table:table-cell office:value-type="float" office:value="6.4021497576053398E-3" table:style-name="ce1">
            <text:p>0.00640215</text:p>
          </table:table-cell>
          <table:table-cell table:number-columns-repeated="16378"/>
        </table:table-row>
        <table:table-row table:style-name="ro1">
          <table:table-cell office:value-type="float" office:value="13" table:style-name="ce3">
            <text:p>13</text:p>
          </table:table-cell>
          <table:table-cell office:value-type="float" office:value="2.2800000000000001E-4" table:style-name="ce3">
            <text:p>0.000228</text:p>
          </table:table-cell>
          <table:table-cell office:value-type="float" office:value="-1.3090728096178401E-3" table:style-name="ce1">
            <text:p>-0.001309073</text:p>
          </table:table-cell>
          <table:table-cell office:value-type="float" office:value="2.8499999999999999E-4" table:style-name="ce3">
            <text:p>0.000285</text:p>
          </table:table-cell>
          <table:table-cell office:value-type="float" office:value="-3.0000000000000001E-5" table:style-name="ce3">
            <text:p>-0.00003</text:p>
          </table:table-cell>
          <table:table-cell office:value-type="float" office:value="0.120002356336584" table:style-name="ce1">
            <text:p>0.120002356</text:p>
          </table:table-cell>
          <table:table-cell table:number-columns-repeated="16378"/>
        </table:table-row>
        <table:table-row table:style-name="ro1">
          <table:table-cell office:value-type="float" office:value="13.05" table:style-name="ce3">
            <text:p>13.05</text:p>
          </table:table-cell>
          <table:table-cell office:value-type="float" office:value="1.95E-4" table:style-name="ce3">
            <text:p>0.000195</text:p>
          </table:table-cell>
          <table:table-cell office:value-type="float" office:value="-1.4675850720541001E-3" table:style-name="ce1">
            <text:p>-0.001467585</text:p>
          </table:table-cell>
          <table:table-cell office:value-type="float" office:value="2.6499999999999999E-4" table:style-name="ce3">
            <text:p>0.000265</text:p>
          </table:table-cell>
          <table:table-cell office:value-type="float" office:value="-2.4000000000000001E-5" table:style-name="ce3">
            <text:p>-0.000024</text:p>
          </table:table-cell>
          <table:table-cell office:value-type="float" office:value="0.105431515707791" table:style-name="ce1">
            <text:p>0.105431516</text:p>
          </table:table-cell>
          <table:table-cell table:number-columns-repeated="16378"/>
        </table:table-row>
        <table:table-row table:style-name="ro1">
          <table:table-cell office:value-type="float" office:value="13.1" table:style-name="ce3">
            <text:p>13.1</text:p>
          </table:table-cell>
          <table:table-cell office:value-type="float" office:value="1E-4" table:style-name="ce3">
            <text:p>0.0001</text:p>
          </table:table-cell>
          <table:table-cell office:value-type="float" office:value="-9.0819892802280805E-4" table:style-name="ce1">
            <text:p>-0.000908199</text:p>
          </table:table-cell>
          <table:table-cell office:value-type="float" office:value="1.6200000000000001E-4" table:style-name="ce3">
            <text:p>0.000162</text:p>
          </table:table-cell>
          <table:table-cell office:value-type="float" office:value="8.1299999999999997E-5" table:style-name="ce3">
            <text:p>0.0000813</text:p>
          </table:table-cell>
          <table:table-cell office:value-type="float" office:value="0.10377375539672801" table:style-name="ce1">
            <text:p>0.103773755</text:p>
          </table:table-cell>
          <table:table-cell table:number-columns-repeated="16378"/>
        </table:table-row>
        <table:table-row table:style-name="ro1">
          <table:table-cell office:value-type="float" office:value="13.15" table:style-name="ce3">
            <text:p>13.15</text:p>
          </table:table-cell>
          <table:table-cell office:value-type="float" office:value="4.8900000000000003E-5" table:style-name="ce3">
            <text:p>0.0000489</text:p>
          </table:table-cell>
          <table:table-cell office:value-type="float" office:value="2.2354847239176401E-4" table:style-name="ce1">
            <text:p>0.000223548</text:p>
          </table:table-cell>
          <table:table-cell office:value-type="float" office:value="1.01E-4" table:style-name="ce3">
            <text:p>0.000101</text:p>
          </table:table-cell>
          <table:table-cell office:value-type="float" office:value="2.1699999999999999E-4" table:style-name="ce3">
            <text:p>0.000217</text:p>
          </table:table-cell>
          <table:table-cell office:value-type="float" office:value="7.55918301087046E-2" table:style-name="ce1">
            <text:p>0.07559183</text:p>
          </table:table-cell>
          <table:table-cell table:number-columns-repeated="16378"/>
        </table:table-row>
        <table:table-row table:style-name="ro1">
          <table:table-cell office:value-type="float" office:value="13.2" table:style-name="ce3">
            <text:p>13.2</text:p>
          </table:table-cell>
          <table:table-cell office:value-type="float" office:value="1.11E-4" table:style-name="ce3">
            <text:p>0.000111</text:p>
          </table:table-cell>
          <table:table-cell office:value-type="float" office:value="1.51165129358858E-3" table:style-name="ce1">
            <text:p>0.001511651</text:p>
          </table:table-cell>
          <table:table-cell office:value-type="float" office:value="1.5899999999999999E-4" table:style-name="ce3">
            <text:p>0.000159</text:p>
          </table:table-cell>
          <table:table-cell office:value-type="float" office:value="2.9999999999999997E-4" table:style-name="ce3">
            <text:p>0.0003</text:p>
          </table:table-cell>
          <table:table-cell office:value-type="float" office:value="8.6410897401938996E-2" table:style-name="ce1">
            <text:p>0.086410897</text:p>
          </table:table-cell>
          <table:table-cell table:number-columns-repeated="16378"/>
        </table:table-row>
        <table:table-row table:style-name="ro1">
          <table:table-cell office:value-type="float" office:value="13.25" table:style-name="ce3">
            <text:p>13.25</text:p>
          </table:table-cell>
          <table:table-cell office:value-type="float" office:value="2.5300000000000002E-4" table:style-name="ce3">
            <text:p>0.000253</text:p>
          </table:table-cell>
          <table:table-cell office:value-type="float" office:value="2.4461742477304301E-3" table:style-name="ce1">
            <text:p>0.002446174</text:p>
          </table:table-cell>
          <table:table-cell office:value-type="float" office:value="2.8699999999999998E-4" table:style-name="ce3">
            <text:p>0.000287</text:p>
          </table:table-cell>
          <table:table-cell office:value-type="float" office:value="2.9500000000000001E-4" table:style-name="ce3">
            <text:p>0.000295</text:p>
          </table:table-cell>
          <table:table-cell office:value-type="float" office:value="0.104471759738229" table:style-name="ce1">
            <text:p>0.10447176</text:p>
          </table:table-cell>
          <table:table-cell table:number-columns-repeated="16378"/>
        </table:table-row>
        <table:table-row table:style-name="ro1">
          <table:table-cell office:value-type="float" office:value="13.3" table:style-name="ce3">
            <text:p>13.3</text:p>
          </table:table-cell>
          <table:table-cell office:value-type="float" office:value="3.6600000000000001E-4" table:style-name="ce3">
            <text:p>0.000366</text:p>
          </table:table-cell>
          <table:table-cell office:value-type="float" office:value="2.6409207724507398E-3" table:style-name="ce1">
            <text:p>0.002640921</text:p>
          </table:table-cell>
          <table:table-cell office:value-type="float" office:value="3.5E-4" table:style-name="ce3">
            <text:p>0.00035</text:p>
          </table:table-cell>
          <table:table-cell office:value-type="float" office:value="2.3000000000000001E-4" table:style-name="ce3">
            <text:p>0.00023</text:p>
          </table:table-cell>
          <table:table-cell office:value-type="float" office:value="0.14382175449023901" table:style-name="ce1">
            <text:p>0.143821754</text:p>
          </table:table-cell>
          <table:table-cell table:number-columns-repeated="16378"/>
        </table:table-row>
        <table:table-row table:style-name="ro1">
          <table:table-cell office:value-type="float" office:value="13.35" table:style-name="ce3">
            <text:p>13.35</text:p>
          </table:table-cell>
          <table:table-cell office:value-type="float" office:value="3.6200000000000002E-4" table:style-name="ce3">
            <text:p>0.000362</text:p>
          </table:table-cell>
          <table:table-cell office:value-type="float" office:value="1.9969340228561199E-3" table:style-name="ce1">
            <text:p>0.001996934</text:p>
          </table:table-cell>
          <table:table-cell office:value-type="float" office:value="2.5799999999999998E-4" table:style-name="ce3">
            <text:p>0.000258</text:p>
          </table:table-cell>
          <table:table-cell office:value-type="float" office:value="1.65E-4" table:style-name="ce3">
            <text:p>0.000165</text:p>
          </table:table-cell>
          <table:table-cell office:value-type="float" office:value="0.12619714486739" table:style-name="ce1">
            <text:p>0.126197145</text:p>
          </table:table-cell>
          <table:table-cell table:number-columns-repeated="16378"/>
        </table:table-row>
        <table:table-row table:style-name="ro1">
          <table:table-cell office:value-type="float" office:value="13.4" table:style-name="ce3">
            <text:p>13.4</text:p>
          </table:table-cell>
          <table:table-cell office:value-type="float" office:value="2.5000000000000001E-4" table:style-name="ce3">
            <text:p>0.00025</text:p>
          </table:table-cell>
          <table:table-cell office:value-type="float" office:value="7.4227013093044905E-4" table:style-name="ce1">
            <text:p>0.00074227</text:p>
          </table:table-cell>
          <table:table-cell office:value-type="float" office:value="5.3600000000000002E-5" table:style-name="ce3">
            <text:p>0.0000536</text:p>
          </table:table-cell>
          <table:table-cell office:value-type="float" office:value="1.3799999999999999E-4" table:style-name="ce3">
            <text:p>0.000138</text:p>
          </table:table-cell>
          <table:table-cell office:value-type="float" office:value="0.171043923808709" table:style-name="ce1">
            <text:p>0.171043924</text:p>
          </table:table-cell>
          <table:table-cell table:number-columns-repeated="16378"/>
        </table:table-row>
        <table:table-row table:style-name="ro1">
          <table:table-cell office:value-type="float" office:value="13.45" table:style-name="ce3">
            <text:p>13.45</text:p>
          </table:table-cell>
          <table:table-cell office:value-type="float" office:value="1.25E-4" table:style-name="ce3">
            <text:p>0.000125</text:p>
          </table:table-cell>
          <table:table-cell office:value-type="float" office:value="-6.65816505074651E-4" table:style-name="ce1">
            <text:p>-0.000665817</text:p>
          </table:table-cell>
          <table:table-cell office:value-type="float" office:value="-1.1E-4" table:style-name="ce3">
            <text:p>-0.00011</text:p>
          </table:table-cell>
          <table:table-cell office:value-type="float" office:value="1.46E-4" table:style-name="ce3">
            <text:p>0.000146</text:p>
          </table:table-cell>
          <table:table-cell office:value-type="float" office:value="0.19721908661492399" table:style-name="ce1">
            <text:p>0.197219087</text:p>
          </table:table-cell>
          <table:table-cell table:number-columns-repeated="16378"/>
        </table:table-row>
        <table:table-row table:style-name="ro1">
          <table:table-cell office:value-type="float" office:value="13.5" table:style-name="ce3">
            <text:p>13.5</text:p>
          </table:table-cell>
          <table:table-cell office:value-type="float" office:value="8.2700000000000004E-5" table:style-name="ce3">
            <text:p>0.0000827</text:p>
          </table:table-cell>
          <table:table-cell office:value-type="float" office:value="-1.73010435507865E-3" table:style-name="ce1">
            <text:p>-0.001730104</text:p>
          </table:table-cell>
          <table:table-cell office:value-type="float" office:value="-1E-4" table:style-name="ce3">
            <text:p>-0.0001</text:p>
          </table:table-cell>
          <table:table-cell office:value-type="float" office:value="1.6000000000000001E-4" table:style-name="ce3">
            <text:p>0.00016</text:p>
          </table:table-cell>
          <table:table-cell office:value-type="float" office:value="0.118693598196273" table:style-name="ce1">
            <text:p>0.118693598</text:p>
          </table:table-cell>
          <table:table-cell table:number-columns-repeated="16378"/>
        </table:table-row>
        <table:table-row table:style-name="ro1">
          <table:table-cell office:value-type="float" office:value="13.55" table:style-name="ce3">
            <text:p>13.55</text:p>
          </table:table-cell>
          <table:table-cell office:value-type="float" office:value="1.34E-4" table:style-name="ce3">
            <text:p>0.000134</text:p>
          </table:table-cell>
          <table:table-cell office:value-type="float" office:value="-2.1102696450722601E-3" table:style-name="ce1">
            <text:p>-0.00211027</text:p>
          </table:table-cell>
          <table:table-cell office:value-type="float" office:value="6.97E-5" table:style-name="ce3">
            <text:p>0.0000697</text:p>
          </table:table-cell>
          <table:table-cell office:value-type="float" office:value="1.5699999999999999E-4" table:style-name="ce3">
            <text:p>0.000157</text:p>
          </table:table-cell>
          <table:table-cell office:value-type="float" office:value="0.107700029817662" table:style-name="ce1">
            <text:p>0.10770003</text:p>
          </table:table-cell>
          <table:table-cell table:number-columns-repeated="16378"/>
        </table:table-row>
        <table:table-row table:style-name="ro1">
          <table:table-cell office:value-type="float" office:value="13.6" table:style-name="ce3">
            <text:p>13.6</text:p>
          </table:table-cell>
          <table:table-cell office:value-type="float" office:value="2.0100000000000001E-4" table:style-name="ce3">
            <text:p>0.000201</text:p>
          </table:table-cell>
          <table:table-cell office:value-type="float" office:value="-1.74419988976817E-3" table:style-name="ce1">
            <text:p>-0.0017442</text:p>
          </table:table-cell>
          <table:table-cell office:value-type="float" office:value="2.6699999999999998E-4" table:style-name="ce3">
            <text:p>0.000267</text:p>
          </table:table-cell>
          <table:table-cell office:value-type="float" office:value="1.4100000000000001E-4" table:style-name="ce3">
            <text:p>0.000141</text:p>
          </table:table-cell>
          <table:table-cell office:value-type="float" office:value="0.11686133679984" table:style-name="ce1">
            <text:p>0.116861337</text:p>
          </table:table-cell>
          <table:table-cell table:number-columns-repeated="16378"/>
        </table:table-row>
        <table:table-row table:style-name="ro1">
          <table:table-cell office:value-type="float" office:value="13.65" table:style-name="ce3">
            <text:p>13.65</text:p>
          </table:table-cell>
          <table:table-cell office:value-type="float" office:value="1.92E-4" table:style-name="ce3">
            <text:p>0.000192</text:p>
          </table:table-cell>
          <table:table-cell office:value-type="float" office:value="-8.4748831441603702E-4" table:style-name="ce1">
            <text:p>-0.000847488</text:p>
          </table:table-cell>
          <table:table-cell office:value-type="float" office:value="3.3500000000000001E-4" table:style-name="ce3">
            <text:p>0.000335</text:p>
          </table:table-cell>
          <table:table-cell office:value-type="float" office:value="1.34E-4" table:style-name="ce3">
            <text:p>0.000134</text:p>
          </table:table-cell>
          <table:table-cell office:value-type="float" office:value="0.108834286872598" table:style-name="ce1">
            <text:p>0.108834287</text:p>
          </table:table-cell>
          <table:table-cell table:number-columns-repeated="16378"/>
        </table:table-row>
        <table:table-row table:style-name="ro1">
          <table:table-cell office:value-type="float" office:value="13.7" table:style-name="ce3">
            <text:p>13.7</text:p>
          </table:table-cell>
          <table:table-cell office:value-type="float" office:value="9.0600000000000007E-5" table:style-name="ce3">
            <text:p>0.0000906</text:p>
          </table:table-cell>
          <table:table-cell office:value-type="float" office:value="1.99956459892605E-4" table:style-name="ce1">
            <text:p>0.000199956</text:p>
          </table:table-cell>
          <table:table-cell office:value-type="float" office:value="2.4000000000000001E-4" table:style-name="ce3">
            <text:p>0.00024</text:p>
          </table:table-cell>
          <table:table-cell office:value-type="float" office:value="1.5300000000000001E-4" table:style-name="ce3">
            <text:p>0.000153</text:p>
          </table:table-cell>
          <table:table-cell office:value-type="float" office:value="8.9028413682562299E-2" table:style-name="ce1">
            <text:p>0.089028414</text:p>
          </table:table-cell>
          <table:table-cell table:number-columns-repeated="16378"/>
        </table:table-row>
        <table:table-row table:style-name="ro1">
          <table:table-cell office:value-type="float" office:value="13.75" table:style-name="ce3">
            <text:p>13.75</text:p>
          </table:table-cell>
          <table:table-cell office:value-type="float" office:value="-2.5000000000000001E-5" table:style-name="ce3">
            <text:p>-0.000025</text:p>
          </table:table-cell>
          <table:table-cell office:value-type="float" office:value="1.0231612534390699E-3" table:style-name="ce1">
            <text:p>0.001023161</text:p>
          </table:table-cell>
          <table:table-cell office:value-type="float" office:value="9.0299999999999999E-5" table:style-name="ce3">
            <text:p>0.0000903</text:p>
          </table:table-cell>
          <table:table-cell office:value-type="float" office:value="1.9000000000000001E-4" table:style-name="ce3">
            <text:p>0.00019</text:p>
          </table:table-cell>
          <table:table-cell office:value-type="float" office:value="0.10455901028091601" table:style-name="ce1">
            <text:p>0.10455901</text:p>
          </table:table-cell>
          <table:table-cell table:number-columns-repeated="16378"/>
        </table:table-row>
        <table:table-row table:style-name="ro1">
          <table:table-cell office:value-type="float" office:value="13.8" table:style-name="ce3">
            <text:p>13.8</text:p>
          </table:table-cell>
          <table:table-cell office:value-type="float" office:value="-5.3999999999999998E-5" table:style-name="ce3">
            <text:p>-0.000054</text:p>
          </table:table-cell>
          <table:table-cell office:value-type="float" office:value="1.4001883824296701E-3" table:style-name="ce1">
            <text:p>0.001400188</text:p>
          </table:table-cell>
          <table:table-cell office:value-type="float" office:value="3.7100000000000001E-5" table:style-name="ce3">
            <text:p>0.0000371</text:p>
          </table:table-cell>
          <table:table-cell office:value-type="float" office:value="2.2100000000000001E-4" table:style-name="ce3">
            <text:p>0.000221</text:p>
          </table:table-cell>
          <table:table-cell office:value-type="float" office:value="0.14059348441080999" table:style-name="ce1">
            <text:p>0.140593484</text:p>
          </table:table-cell>
          <table:table-cell table:number-columns-repeated="16378"/>
        </table:table-row>
        <table:table-row table:style-name="ro1">
          <table:table-cell office:value-type="float" office:value="13.85" table:style-name="ce3">
            <text:p>13.85</text:p>
          </table:table-cell>
          <table:table-cell office:value-type="float" office:value="4.0399999999999999E-5" table:style-name="ce3">
            <text:p>0.0000404</text:p>
          </table:table-cell>
          <table:table-cell office:value-type="float" office:value="1.3274945639709301E-3" table:style-name="ce1">
            <text:p>0.001327495</text:p>
          </table:table-cell>
          <table:table-cell office:value-type="float" office:value="1.3899999999999999E-4" table:style-name="ce3">
            <text:p>0.000139</text:p>
          </table:table-cell>
          <table:table-cell office:value-type="float" office:value="2.2599999999999999E-4" table:style-name="ce3">
            <text:p>0.000226</text:p>
          </table:table-cell>
          <table:table-cell office:value-type="float" office:value="0.16458738364984099" table:style-name="ce1">
            <text:p>0.164587384</text:p>
          </table:table-cell>
          <table:table-cell table:number-columns-repeated="16378"/>
        </table:table-row>
        <table:table-row table:style-name="ro1">
          <table:table-cell office:value-type="float" office:value="13.9" table:style-name="ce3">
            <text:p>13.9</text:p>
          </table:table-cell>
          <table:table-cell office:value-type="float" office:value="1.9599999999999999E-4" table:style-name="ce3">
            <text:p>0.000196</text:p>
          </table:table-cell>
          <table:table-cell office:value-type="float" office:value="9.8274648243212403E-4" table:style-name="ce1">
            <text:p>0.000982746</text:p>
          </table:table-cell>
          <table:table-cell office:value-type="float" office:value="3.1E-4" table:style-name="ce3">
            <text:p>0.00031</text:p>
          </table:table-cell>
          <table:table-cell office:value-type="float" office:value="2.05E-4" table:style-name="ce3">
            <text:p>0.000205</text:p>
          </table:table-cell>
          <table:table-cell office:value-type="float" office:value="0.14835878270998501" table:style-name="ce1">
            <text:p>0.148358783</text:p>
          </table:table-cell>
          <table:table-cell table:number-columns-repeated="16378"/>
        </table:table-row>
        <table:table-row table:style-name="ro1">
          <table:table-cell office:value-type="float" office:value="13.95" table:style-name="ce3">
            <text:p>13.95</text:p>
          </table:table-cell>
          <table:table-cell office:value-type="float" office:value="3.0699999999999998E-4" table:style-name="ce3">
            <text:p>0.000307</text:p>
          </table:table-cell>
          <table:table-cell office:value-type="float" office:value="6.12955563857758E-4" table:style-name="ce1">
            <text:p>0.000612956</text:p>
          </table:table-cell>
          <table:table-cell office:value-type="float" office:value="4.0000000000000002E-4" table:style-name="ce3">
            <text:p>0.0004</text:p>
          </table:table-cell>
          <table:table-cell office:value-type="float" office:value="1.85E-4" table:style-name="ce3">
            <text:p>0.000185</text:p>
          </table:table-cell>
          <table:table-cell office:value-type="float" office:value="0.11284781183622" table:style-name="ce1">
            <text:p>0.112847812</text:p>
          </table:table-cell>
          <table:table-cell table:number-columns-repeated="16378"/>
        </table:table-row>
        <table:table-row table:style-name="ro1">
          <table:table-cell office:value-type="float" office:value="14" table:style-name="ce3">
            <text:p>14</text:p>
          </table:table-cell>
          <table:table-cell office:value-type="float" office:value="3.1100000000000002E-4" table:style-name="ce3">
            <text:p>0.000311</text:p>
          </table:table-cell>
          <table:table-cell office:value-type="float" office:value="4.07292117931143E-4" table:style-name="ce1">
            <text:p>0.000407292</text:p>
          </table:table-cell>
          <table:table-cell office:value-type="float" office:value="3.28E-4" table:style-name="ce3">
            <text:p>0.000328</text:p>
          </table:table-cell>
          <table:table-cell office:value-type="float" office:value="1.9100000000000001E-4" table:style-name="ce3">
            <text:p>0.000191</text:p>
          </table:table-cell>
          <table:table-cell office:value-type="float" office:value="8.3531629493253795E-2" table:style-name="ce1">
            <text:p>0.083531629</text:p>
          </table:table-cell>
          <table:table-cell table:number-columns-repeated="16378"/>
        </table:table-row>
        <table:table-row table:style-name="ro1">
          <table:table-cell office:value-type="float" office:value="14.05" table:style-name="ce3">
            <text:p>14.05</text:p>
          </table:table-cell>
          <table:table-cell office:value-type="float" office:value="2.43E-4" table:style-name="ce3">
            <text:p>0.000243</text:p>
          </table:table-cell>
          <table:table-cell office:value-type="float" office:value="4.1582832712596198E-4" table:style-name="ce1">
            <text:p>0.000415828</text:p>
          </table:table-cell>
          <table:table-cell office:value-type="float" office:value="1.5699999999999999E-4" table:style-name="ce3">
            <text:p>0.000157</text:p>
          </table:table-cell>
          <table:table-cell office:value-type="float" office:value="2.2800000000000001E-4" table:style-name="ce3">
            <text:p>0.000228</text:p>
          </table:table-cell>
          <table:table-cell office:value-type="float" office:value="0.12637164595276601" table:style-name="ce1">
            <text:p>0.126371646</text:p>
          </table:table-cell>
          <table:table-cell table:number-columns-repeated="16378"/>
        </table:table-row>
        <table:table-row table:style-name="ro1">
          <table:table-cell office:value-type="float" office:value="14.1" table:style-name="ce3">
            <text:p>14.1</text:p>
          </table:table-cell>
          <table:table-cell office:value-type="float" office:value="1.8799999999999999E-4" table:style-name="ce3">
            <text:p>0.000188</text:p>
          </table:table-cell>
          <table:table-cell office:value-type="float" office:value="5.4865121283257203E-4" table:style-name="ce1">
            <text:p>0.000548651</text:p>
          </table:table-cell>
          <table:table-cell office:value-type="float" office:value="3.5599999999999998E-5" table:style-name="ce3">
            <text:p>0.0000356</text:p>
          </table:table-cell>
          <table:table-cell office:value-type="float" office:value="2.7E-4" table:style-name="ce3">
            <text:p>0.00027</text:p>
          </table:table-cell>
          <table:table-cell office:value-type="float" office:value="0.19433981870623901" table:style-name="ce1">
            <text:p>0.194339819</text:p>
          </table:table-cell>
          <table:table-cell table:number-columns-repeated="16378"/>
        </table:table-row>
        <table:table-row table:style-name="ro1">
          <table:table-cell office:value-type="float" office:value="14.15" table:style-name="ce3">
            <text:p>14.15</text:p>
          </table:table-cell>
          <table:table-cell office:value-type="float" office:value="2.05E-4" table:style-name="ce3">
            <text:p>0.000205</text:p>
          </table:table-cell>
          <table:table-cell office:value-type="float" office:value="6.4843653094732404E-4" table:style-name="ce1">
            <text:p>0.000648437</text:p>
          </table:table-cell>
          <table:table-cell office:value-type="float" office:value="7.0900000000000002E-5" table:style-name="ce3">
            <text:p>0.0000709</text:p>
          </table:table-cell>
          <table:table-cell office:value-type="float" office:value="2.8800000000000001E-4" table:style-name="ce3">
            <text:p>0.000288</text:p>
          </table:table-cell>
          <table:table-cell office:value-type="float" office:value="0.15350656472854399" table:style-name="ce1">
            <text:p>0.153506565</text:p>
          </table:table-cell>
          <table:table-cell table:number-columns-repeated="16378"/>
        </table:table-row>
        <table:table-row table:style-name="ro1">
          <table:table-cell office:value-type="float" office:value="14.2" table:style-name="ce3">
            <text:p>14.2</text:p>
          </table:table-cell>
          <table:table-cell office:value-type="float" office:value="2.6899999999999998E-4" table:style-name="ce3">
            <text:p>0.000269</text:p>
          </table:table-cell>
          <table:table-cell office:value-type="float" office:value="5.9392158363864704E-4" table:style-name="ce1">
            <text:p>0.000593922</text:p>
          </table:table-cell>
          <table:table-cell office:value-type="float" office:value="2.3499999999999999E-4" table:style-name="ce3">
            <text:p>0.000235</text:p>
          </table:table-cell>
          <table:table-cell office:value-type="float" office:value="2.7099999999999997E-4" table:style-name="ce3">
            <text:p>0.000271</text:p>
          </table:table-cell>
          <table:table-cell office:value-type="float" office:value="0.135969205648374" table:style-name="ce1">
            <text:p>0.135969206</text:p>
          </table:table-cell>
          <table:table-cell table:number-columns-repeated="16378"/>
        </table:table-row>
        <table:table-row table:style-name="ro1">
          <table:table-cell office:value-type="float" office:value="14.25" table:style-name="ce3">
            <text:p>14.25</text:p>
          </table:table-cell>
          <table:table-cell office:value-type="float" office:value="3.01E-4" table:style-name="ce3">
            <text:p>0.000301</text:p>
          </table:table-cell>
          <table:table-cell office:value-type="float" office:value="3.7841458856507898E-4" table:style-name="ce1">
            <text:p>0.000378415</text:p>
          </table:table-cell>
          <table:table-cell office:value-type="float" office:value="3.9399999999999998E-4" table:style-name="ce3">
            <text:p>0.000394</text:p>
          </table:table-cell>
          <table:table-cell office:value-type="float" office:value="2.3499999999999999E-4" table:style-name="ce3">
            <text:p>0.000235</text:p>
          </table:table-cell>
          <table:table-cell office:value-type="float" office:value="0.105867768421226" table:style-name="ce1">
            <text:p>0.105867768</text:p>
          </table:table-cell>
          <table:table-cell table:number-columns-repeated="16378"/>
        </table:table-row>
        <table:table-row table:style-name="ro1">
          <table:table-cell office:value-type="float" office:value="14.3" table:style-name="ce3">
            <text:p>14.3</text:p>
          </table:table-cell>
          <table:table-cell office:value-type="float" office:value="2.5099999999999998E-4" table:style-name="ce3">
            <text:p>0.000251</text:p>
          </table:table-cell>
          <table:table-cell office:value-type="float" office:value="1.21988960546545E-4" table:style-name="ce1">
            <text:p>0.000121989</text:p>
          </table:table-cell>
          <table:table-cell office:value-type="float" office:value="4.3100000000000001E-4" table:style-name="ce3">
            <text:p>0.000431</text:p>
          </table:table-cell>
          <table:table-cell office:value-type="float" office:value="2.0799999999999999E-4" table:style-name="ce3">
            <text:p>0.000208</text:p>
          </table:table-cell>
          <table:table-cell office:value-type="float" office:value="0.15874159728978601" table:style-name="ce1">
            <text:p>0.158741597</text:p>
          </table:table-cell>
          <table:table-cell table:number-columns-repeated="16378"/>
        </table:table-row>
        <table:table-row table:style-name="ro1">
          <table:table-cell office:value-type="float" office:value="14.35" table:style-name="ce3">
            <text:p>14.35</text:p>
          </table:table-cell>
          <table:table-cell office:value-type="float" office:value="1.4799999999999999E-4" table:style-name="ce3">
            <text:p>0.000148</text:p>
          </table:table-cell>
          <table:table-cell office:value-type="float" office:value="1.04657466150073E-5" table:style-name="ce1">
            <text:p>1.04657E-05</text:p>
          </table:table-cell>
          <table:table-cell office:value-type="float" office:value="3.39E-4" table:style-name="ce3">
            <text:p>0.000339</text:p>
          </table:table-cell>
          <table:table-cell office:value-type="float" office:value="2.03E-4" table:style-name="ce3">
            <text:p>0.000203</text:p>
          </table:table-cell>
          <table:table-cell office:value-type="float" office:value="0.14992929247836001" table:style-name="ce1">
            <text:p>0.149929292</text:p>
          </table:table-cell>
          <table:table-cell table:number-columns-repeated="16378"/>
        </table:table-row>
        <table:table-row table:style-name="ro1">
          <table:table-cell office:value-type="float" office:value="14.4" table:style-name="ce3">
            <text:p>14.4</text:p>
          </table:table-cell>
          <table:table-cell office:value-type="float" office:value="7.7399999999999998E-5" table:style-name="ce3">
            <text:p>0.0000774</text:p>
          </table:table-cell>
          <table:table-cell office:value-type="float" office:value="1.91624944924014E-4" table:style-name="ce1">
            <text:p>0.000191625</text:p>
          </table:table-cell>
          <table:table-cell office:value-type="float" office:value="2.1900000000000001E-4" table:style-name="ce3">
            <text:p>0.000219</text:p>
          </table:table-cell>
          <table:table-cell office:value-type="float" office:value="2.14E-4" table:style-name="ce3">
            <text:p>0.000214</text:p>
          </table:table-cell>
          <table:table-cell office:value-type="float" office:value="9.2780187018118507E-2" table:style-name="ce1">
            <text:p>0.092780187</text:p>
          </table:table-cell>
          <table:table-cell table:number-columns-repeated="16378"/>
        </table:table-row>
        <table:table-row table:style-name="ro1">
          <table:table-cell office:value-type="float" office:value="14.45" table:style-name="ce3">
            <text:p>14.45</text:p>
          </table:table-cell>
          <table:table-cell office:value-type="float" office:value="1.06E-4" table:style-name="ce3">
            <text:p>0.000106</text:p>
          </table:table-cell>
          <table:table-cell office:value-type="float" office:value="6.8130634641356798E-4" table:style-name="ce1">
            <text:p>0.000681306</text:p>
          </table:table-cell>
          <table:table-cell office:value-type="float" office:value="1.7899999999999999E-4" table:style-name="ce3">
            <text:p>0.000179</text:p>
          </table:table-cell>
          <table:table-cell office:value-type="float" office:value="2.2499999999999999E-4" table:style-name="ce3">
            <text:p>0.000225</text:p>
          </table:table-cell>
          <table:table-cell office:value-type="float" office:value="0.107787280360349" table:style-name="ce1">
            <text:p>0.10778728</text:p>
          </table:table-cell>
          <table:table-cell table:number-columns-repeated="16378"/>
        </table:table-row>
        <table:table-row table:style-name="ro1">
          <table:table-cell office:value-type="float" office:value="14.5" table:style-name="ce3">
            <text:p>14.5</text:p>
          </table:table-cell>
          <table:table-cell office:value-type="float" office:value="2.14E-4" table:style-name="ce3">
            <text:p>0.000214</text:p>
          </table:table-cell>
          <table:table-cell office:value-type="float" office:value="1.32865616664164E-3" table:style-name="ce1">
            <text:p>0.001328656</text:p>
          </table:table-cell>
          <table:table-cell office:value-type="float" office:value="2.3800000000000001E-4" table:style-name="ce3">
            <text:p>0.000238</text:p>
          </table:table-cell>
          <table:table-cell office:value-type="float" office:value="2.24E-4" table:style-name="ce3">
            <text:p>0.000224</text:p>
          </table:table-cell>
          <table:table-cell office:value-type="float" office:value="0.123405127501393" table:style-name="ce1">
            <text:p>0.123405128</text:p>
          </table:table-cell>
          <table:table-cell table:number-columns-repeated="16378"/>
        </table:table-row>
        <table:table-row table:style-name="ro1">
          <table:table-cell office:value-type="float" office:value="14.55" table:style-name="ce3">
            <text:p>14.55</text:p>
          </table:table-cell>
          <table:table-cell office:value-type="float" office:value="3.0899999999999998E-4" table:style-name="ce3">
            <text:p>0.000309</text:p>
          </table:table-cell>
          <table:table-cell office:value-type="float" office:value="1.8624551190729701E-3" table:style-name="ce1">
            <text:p>0.001862455</text:p>
          </table:table-cell>
          <table:table-cell office:value-type="float" office:value="3.1100000000000002E-4" table:style-name="ce3">
            <text:p>0.000311</text:p>
          </table:table-cell>
          <table:table-cell office:value-type="float" office:value="2.14E-4" table:style-name="ce3">
            <text:p>0.000214</text:p>
          </table:table-cell>
          <table:table-cell office:value-type="float" office:value="0.16127186302772201" table:style-name="ce1">
            <text:p>0.161271863</text:p>
          </table:table-cell>
          <table:table-cell table:number-columns-repeated="16378"/>
        </table:table-row>
        <table:table-row table:style-name="ro1">
          <table:table-cell office:value-type="float" office:value="14.6" table:style-name="ce3">
            <text:p>14.6</text:p>
          </table:table-cell>
          <table:table-cell office:value-type="float" office:value="3.0499999999999999E-4" table:style-name="ce3">
            <text:p>0.000305</text:p>
          </table:table-cell>
          <table:table-cell office:value-type="float" office:value="2.0021095509328299E-3" table:style-name="ce1">
            <text:p>0.00200211</text:p>
          </table:table-cell>
          <table:table-cell office:value-type="float" office:value="3.01E-4" table:style-name="ce3">
            <text:p>0.000301</text:p>
          </table:table-cell>
          <table:table-cell office:value-type="float" office:value="1.9699999999999999E-4" table:style-name="ce3">
            <text:p>0.000197</text:p>
          </table:table-cell>
          <table:table-cell office:value-type="float" office:value="0.13692896161794099" table:style-name="ce1">
            <text:p>0.136928962</text:p>
          </table:table-cell>
          <table:table-cell table:number-columns-repeated="16378"/>
        </table:table-row>
        <table:table-row table:style-name="ro1">
          <table:table-cell office:value-type="float" office:value="14.65" table:style-name="ce3">
            <text:p>14.65</text:p>
          </table:table-cell>
          <table:table-cell office:value-type="float" office:value="2.04E-4" table:style-name="ce3">
            <text:p>0.000204</text:p>
          </table:table-cell>
          <table:table-cell office:value-type="float" office:value="1.58540813284411E-3" table:style-name="ce1">
            <text:p>0.001585408</text:p>
          </table:table-cell>
          <table:table-cell office:value-type="float" office:value="1.92E-4" table:style-name="ce3">
            <text:p>0.000192</text:p>
          </table:table-cell>
          <table:table-cell office:value-type="float" office:value="1.7000000000000001E-4" table:style-name="ce3">
            <text:p>0.00017</text:p>
          </table:table-cell>
          <table:table-cell office:value-type="float" office:value="0.15734558860678499" table:style-name="ce1">
            <text:p>0.157345589</text:p>
          </table:table-cell>
          <table:table-cell table:number-columns-repeated="16378"/>
        </table:table-row>
        <table:table-row table:style-name="ro1">
          <table:table-cell office:value-type="float" office:value="14.7" table:style-name="ce3">
            <text:p>14.7</text:p>
          </table:table-cell>
          <table:table-cell office:value-type="float" office:value="9.0500000000000004E-5" table:style-name="ce3">
            <text:p>0.0000905</text:p>
          </table:table-cell>
          <table:table-cell office:value-type="float" office:value="6.5517346543531203E-4" table:style-name="ce1">
            <text:p>0.000655173</text:p>
          </table:table-cell>
          <table:table-cell office:value-type="float" office:value="7.0400000000000004E-5" table:style-name="ce3">
            <text:p>0.0000704</text:p>
          </table:table-cell>
          <table:table-cell office:value-type="float" office:value="1.2799999999999999E-4" table:style-name="ce3">
            <text:p>0.000128</text:p>
          </table:table-cell>
          <table:table-cell office:value-type="float" office:value="0.146352020228178" table:style-name="ce1">
            <text:p>0.14635202</text:p>
          </table:table-cell>
          <table:table-cell table:number-columns-repeated="16378"/>
        </table:table-row>
        <table:table-row table:style-name="ro1">
          <table:table-cell office:value-type="float" office:value="14.75" table:style-name="ce3">
            <text:p>14.75</text:p>
          </table:table-cell>
          <table:table-cell office:value-type="float" office:value="6.5199999999999999E-5" table:style-name="ce3">
            <text:p>0.0000652</text:p>
          </table:table-cell>
          <table:table-cell office:value-type="float" office:value="-5.3679794192621399E-4" table:style-name="ce1">
            <text:p>-0.000536798</text:p>
          </table:table-cell>
          <table:table-cell office:value-type="float" office:value="4.1499999999999999E-5" table:style-name="ce3">
            <text:p>0.0000415</text:p>
          </table:table-cell>
          <table:table-cell office:value-type="float" office:value="7.8499999999999997E-5" table:style-name="ce3">
            <text:p>0.0000785</text:p>
          </table:table-cell>
          <table:table-cell office:value-type="float" office:value="0.169037161326898" table:style-name="ce1">
            <text:p>0.169037161</text:p>
          </table:table-cell>
          <table:table-cell table:number-columns-repeated="16378"/>
        </table:table-row>
        <table:table-row table:style-name="ro1">
          <table:table-cell office:value-type="float" office:value="14.8" table:style-name="ce3">
            <text:p>14.8</text:p>
          </table:table-cell>
          <table:table-cell office:value-type="float" office:value="1.5200000000000001E-4" table:style-name="ce3">
            <text:p>0.000152</text:p>
          </table:table-cell>
          <table:table-cell office:value-type="float" office:value="-1.61477828744745E-3" table:style-name="ce1">
            <text:p>-0.001614778</text:p>
          </table:table-cell>
          <table:table-cell office:value-type="float" office:value="1.3200000000000001E-4" table:style-name="ce3">
            <text:p>0.000132</text:p>
          </table:table-cell>
          <table:table-cell office:value-type="float" office:value="4.7800000000000003E-5" table:style-name="ce3">
            <text:p>0.0000478</text:p>
          </table:table-cell>
          <table:table-cell office:value-type="float" office:value="0.14495601154517801" table:style-name="ce1">
            <text:p>0.144956012</text:p>
          </table:table-cell>
          <table:table-cell table:number-columns-repeated="16378"/>
        </table:table-row>
        <table:table-row table:style-name="ro1">
          <table:table-cell office:value-type="float" office:value="14.85" table:style-name="ce3">
            <text:p>14.85</text:p>
          </table:table-cell>
          <table:table-cell office:value-type="float" office:value="2.7599999999999999E-4" table:style-name="ce3">
            <text:p>0.000276</text:p>
          </table:table-cell>
          <table:table-cell office:value-type="float" office:value="-2.22066642596615E-3" table:style-name="ce1">
            <text:p>-0.002220666</text:p>
          </table:table-cell>
          <table:table-cell office:value-type="float" office:value="2.5999999999999998E-4" table:style-name="ce3">
            <text:p>0.00026</text:p>
          </table:table-cell>
          <table:table-cell office:value-type="float" office:value="6.2299999999999996E-5" table:style-name="ce3">
            <text:p>0.0000623</text:p>
          </table:table-cell>
          <table:table-cell office:value-type="float" office:value="0.123841380214829" table:style-name="ce1">
            <text:p>0.12384138</text:p>
          </table:table-cell>
          <table:table-cell table:number-columns-repeated="16378"/>
        </table:table-row>
        <table:table-row table:style-name="ro1">
          <table:table-cell office:value-type="float" office:value="14.9" table:style-name="ce3">
            <text:p>14.9</text:p>
          </table:table-cell>
          <table:table-cell office:value-type="float" office:value="3.3199999999999999E-4" table:style-name="ce3">
            <text:p>0.000332</text:p>
          </table:table-cell>
          <table:table-cell office:value-type="float" office:value="-2.1545145722280199E-3" table:style-name="ce1">
            <text:p>-0.002154515</text:p>
          </table:table-cell>
          <table:table-cell office:value-type="float" office:value="3.1E-4" table:style-name="ce3">
            <text:p>0.00031</text:p>
          </table:table-cell>
          <table:table-cell office:value-type="float" office:value="1.25E-4" table:style-name="ce3">
            <text:p>0.000125</text:p>
          </table:table-cell>
          <table:table-cell office:value-type="float" office:value="0.14172774146574699" table:style-name="ce1">
            <text:p>0.141727741</text:p>
          </table:table-cell>
          <table:table-cell table:number-columns-repeated="16378"/>
        </table:table-row>
        <table:table-row table:style-name="ro1">
          <table:table-cell office:value-type="float" office:value="14.95" table:style-name="ce3">
            <text:p>14.95</text:p>
          </table:table-cell>
          <table:table-cell office:value-type="float" office:value="2.7099999999999997E-4" table:style-name="ce3">
            <text:p>0.000271</text:p>
          </table:table-cell>
          <table:table-cell office:value-type="float" office:value="-1.45595560029441E-3" table:style-name="ce1">
            <text:p>-0.001455956</text:p>
          </table:table-cell>
          <table:table-cell office:value-type="float" office:value="2.3699999999999999E-4" table:style-name="ce3">
            <text:p>0.000237</text:p>
          </table:table-cell>
          <table:table-cell office:value-type="float" office:value="2.0699999999999999E-4" table:style-name="ce3">
            <text:p>0.000207</text:p>
          </table:table-cell>
          <table:table-cell office:value-type="float" office:value="0.15935235108859899" table:style-name="ce1">
            <text:p>0.159352351</text:p>
          </table:table-cell>
          <table:table-cell table:number-columns-repeated="16378"/>
        </table:table-row>
        <table:table-row table:style-name="ro1">
          <table:table-cell office:value-type="float" office:value="15" table:style-name="ce3">
            <text:p>15</text:p>
          </table:table-cell>
          <table:table-cell office:value-type="float" office:value="1.46E-4" table:style-name="ce3">
            <text:p>0.000146</text:p>
          </table:table-cell>
          <table:table-cell office:value-type="float" office:value="-3.9258552949709898E-4" table:style-name="ce1">
            <text:p>-0.000392586</text:p>
          </table:table-cell>
          <table:table-cell office:value-type="float" office:value="1.1E-4" table:style-name="ce3">
            <text:p>0.00011</text:p>
          </table:table-cell>
          <table:table-cell office:value-type="float" office:value="2.6200000000000003E-4" table:style-name="ce3">
            <text:p>0.000262</text:p>
          </table:table-cell>
          <table:table-cell office:value-type="float" office:value="0.15149980224673201" table:style-name="ce1">
            <text:p>0.151499802</text:p>
          </table:table-cell>
          <table:table-cell table:number-columns-repeated="16378"/>
        </table:table-row>
        <table:table-row table:style-name="ro1">
          <table:table-cell office:value-type="float" office:value="15.05" table:style-name="ce3">
            <text:p>15.05</text:p>
          </table:table-cell>
          <table:table-cell office:value-type="float" office:value="6.1400000000000002E-5" table:style-name="ce3">
            <text:p>0.0000614</text:p>
          </table:table-cell>
          <table:table-cell office:value-type="float" office:value="6.4040042625702605E-4" table:style-name="ce1">
            <text:p>0.0006404</text:p>
          </table:table-cell>
          <table:table-cell office:value-type="float" office:value="4.3600000000000003E-5" table:style-name="ce3">
            <text:p>0.0000436</text:p>
          </table:table-cell>
          <table:table-cell office:value-type="float" office:value="2.5999999999999998E-4" table:style-name="ce3">
            <text:p>0.00026</text:p>
          </table:table-cell>
          <table:table-cell office:value-type="float" office:value="0.16127186302772001" table:style-name="ce1">
            <text:p>0.161271863</text:p>
          </table:table-cell>
          <table:table-cell table:number-columns-repeated="16378"/>
        </table:table-row>
        <table:table-row table:style-name="ro1">
          <table:table-cell office:value-type="float" office:value="15.1" table:style-name="ce3">
            <text:p>15.1</text:p>
          </table:table-cell>
          <table:table-cell office:value-type="float" office:value="8.5699999999999996E-5" table:style-name="ce3">
            <text:p>0.0000857</text:p>
          </table:table-cell>
          <table:table-cell office:value-type="float" office:value="1.2689896987270199E-3" table:style-name="ce1">
            <text:p>0.00126899</text:p>
          </table:table-cell>
          <table:table-cell office:value-type="float" office:value="9.8300000000000004E-5" table:style-name="ce3">
            <text:p>0.0000983</text:p>
          </table:table-cell>
          <table:table-cell office:value-type="float" office:value="2.1000000000000001E-4" table:style-name="ce3">
            <text:p>0.00021</text:p>
          </table:table-cell>
          <table:table-cell office:value-type="float" office:value="0.18613826769362701" table:style-name="ce1">
            <text:p>0.186138268</text:p>
          </table:table-cell>
          <table:table-cell table:number-columns-repeated="16378"/>
        </table:table-row>
        <table:table-row table:style-name="ro1">
          <table:table-cell office:value-type="float" office:value="15.15" table:style-name="ce3">
            <text:p>15.15</text:p>
          </table:table-cell>
          <table:table-cell office:value-type="float" office:value="1.9100000000000001E-4" table:style-name="ce3">
            <text:p>0.000191</text:p>
          </table:table-cell>
          <table:table-cell office:value-type="float" office:value="1.2784066468362601E-3" table:style-name="ce1">
            <text:p>0.001278407</text:p>
          </table:table-cell>
          <table:table-cell office:value-type="float" office:value="2.1699999999999999E-4" table:style-name="ce3">
            <text:p>0.000217</text:p>
          </table:table-cell>
          <table:table-cell office:value-type="float" office:value="1.54E-4" table:style-name="ce3">
            <text:p>0.000154</text:p>
          </table:table-cell>
          <table:table-cell office:value-type="float" office:value="0.153593815271231" table:style-name="ce1">
            <text:p>0.153593815</text:p>
          </table:table-cell>
          <table:table-cell table:number-columns-repeated="16378"/>
        </table:table-row>
        <table:table-row table:style-name="ro1">
          <table:table-cell office:value-type="float" office:value="15.2" table:style-name="ce3">
            <text:p>15.2</text:p>
          </table:table-cell>
          <table:table-cell office:value-type="float" office:value="2.8200000000000002E-4" table:style-name="ce3">
            <text:p>0.000282</text:p>
          </table:table-cell>
          <table:table-cell office:value-type="float" office:value="6.8703138209199102E-4" table:style-name="ce1">
            <text:p>0.000687031</text:p>
          </table:table-cell>
          <table:table-cell office:value-type="float" office:value="2.7999999999999998E-4" table:style-name="ce3">
            <text:p>0.00028</text:p>
          </table:table-cell>
          <table:table-cell office:value-type="float" office:value="1.3200000000000001E-4" table:style-name="ce3">
            <text:p>0.000132</text:p>
          </table:table-cell>
          <table:table-cell office:value-type="float" office:value="0.14940578922223499" table:style-name="ce1">
            <text:p>0.149405789</text:p>
          </table:table-cell>
          <table:table-cell table:number-columns-repeated="16378"/>
        </table:table-row>
        <table:table-row table:style-name="ro1">
          <table:table-cell office:value-type="float" office:value="15.25" table:style-name="ce3">
            <text:p>15.25</text:p>
          </table:table-cell>
          <table:table-cell office:value-type="float" office:value="2.7900000000000001E-4" table:style-name="ce3">
            <text:p>0.000279</text:p>
          </table:table-cell>
          <table:table-cell office:value-type="float" office:value="-2.70075079722463E-4" table:style-name="ce1">
            <text:p>-0.000270075</text:p>
          </table:table-cell>
          <table:table-cell office:value-type="float" office:value="2.14E-4" table:style-name="ce3">
            <text:p>0.000214</text:p>
          </table:table-cell>
          <table:table-cell office:value-type="float" office:value="1.5799999999999999E-4" table:style-name="ce3">
            <text:p>0.000158</text:p>
          </table:table-cell>
          <table:table-cell office:value-type="float" office:value="0.182211993272692" table:style-name="ce1">
            <text:p>0.182211993</text:p>
          </table:table-cell>
          <table:table-cell table:number-columns-repeated="16378"/>
        </table:table-row>
        <table:table-row table:style-name="ro1">
          <table:table-cell office:value-type="float" office:value="15.3" table:style-name="ce3">
            <text:p>15.3</text:p>
          </table:table-cell>
          <table:table-cell office:value-type="float" office:value="1.8699999999999999E-4" table:style-name="ce3">
            <text:p>0.000187</text:p>
          </table:table-cell>
          <table:table-cell office:value-type="float" office:value="-1.23763677960602E-3" table:style-name="ce1">
            <text:p>-0.001237637</text:p>
          </table:table-cell>
          <table:table-cell office:value-type="float" office:value="6.41E-5" table:style-name="ce3">
            <text:p>0.0000641</text:p>
          </table:table-cell>
          <table:table-cell office:value-type="float" office:value="2.05E-4" table:style-name="ce3">
            <text:p>0.000205</text:p>
          </table:table-cell>
          <table:table-cell office:value-type="float" office:value="0.20533338708485299" table:style-name="ce1">
            <text:p>0.205333387</text:p>
          </table:table-cell>
          <table:table-cell table:number-columns-repeated="16378"/>
        </table:table-row>
        <table:table-row table:style-name="ro1">
          <table:table-cell office:value-type="float" office:value="15.35" table:style-name="ce3">
            <text:p>15.35</text:p>
          </table:table-cell>
          <table:table-cell office:value-type="float" office:value="8.4400000000000005E-5" table:style-name="ce3">
            <text:p>0.0000844</text:p>
          </table:table-cell>
          <table:table-cell office:value-type="float" office:value="-1.8753709309590101E-3" table:style-name="ce1">
            <text:p>-0.001875371</text:p>
          </table:table-cell>
          <table:table-cell office:value-type="float" office:value="-4.0000000000000003E-5" table:style-name="ce3">
            <text:p>-0.00004</text:p>
          </table:table-cell>
          <table:table-cell office:value-type="float" office:value="2.3499999999999999E-4" table:style-name="ce3">
            <text:p>0.000235</text:p>
          </table:table-cell>
          <table:table-cell office:value-type="float" office:value="0.15656033372259701" table:style-name="ce1">
            <text:p>0.156560334</text:p>
          </table:table-cell>
          <table:table-cell table:number-columns-repeated="16378"/>
        </table:table-row>
        <table:table-row table:style-name="ro1">
          <table:table-cell office:value-type="float" office:value="15.4" table:style-name="ce3">
            <text:p>15.4</text:p>
          </table:table-cell>
          <table:table-cell office:value-type="float" office:value="5.2299999999999997E-5" table:style-name="ce3">
            <text:p>0.0000523</text:p>
          </table:table-cell>
          <table:table-cell office:value-type="float" office:value="-1.97788817641307E-3" table:style-name="ce1">
            <text:p>-0.001977888</text:p>
          </table:table-cell>
          <table:table-cell office:value-type="float" office:value="-1.3E-6" table:style-name="ce3">
            <text:p>-0.0000013</text:p>
          </table:table-cell>
          <table:table-cell office:value-type="float" office:value="2.24E-4" table:style-name="ce3">
            <text:p>0.000224</text:p>
          </table:table-cell>
          <table:table-cell office:value-type="float" office:value="0.17148017652214301" table:style-name="ce1">
            <text:p>0.171480177</text:p>
          </table:table-cell>
          <table:table-cell table:number-columns-repeated="16378"/>
        </table:table-row>
        <table:table-row table:style-name="ro1">
          <table:table-cell office:value-type="float" office:value="15.45" table:style-name="ce3">
            <text:p>15.45</text:p>
          </table:table-cell>
          <table:table-cell office:value-type="float" office:value="1.05E-4" table:style-name="ce3">
            <text:p>0.000105</text:p>
          </table:table-cell>
          <table:table-cell office:value-type="float" office:value="-1.5347093041387799E-3" table:style-name="ce1">
            <text:p>-0.001534709</text:p>
          </table:table-cell>
          <table:table-cell office:value-type="float" office:value="1.5799999999999999E-4" table:style-name="ce3">
            <text:p>0.000158</text:p>
          </table:table-cell>
          <table:table-cell office:value-type="float" office:value="1.83E-4" table:style-name="ce3">
            <text:p>0.000183</text:p>
          </table:table-cell>
          <table:table-cell office:value-type="float" office:value="0.20437363111529" table:style-name="ce1">
            <text:p>0.204373631</text:p>
          </table:table-cell>
          <table:table-cell table:number-columns-repeated="16378"/>
        </table:table-row>
        <table:table-row table:style-name="ro1">
          <table:table-cell office:value-type="float" office:value="15.5" table:style-name="ce3">
            <text:p>15.5</text:p>
          </table:table-cell>
          <table:table-cell office:value-type="float" office:value="1.8100000000000001E-4" table:style-name="ce3">
            <text:p>0.000181</text:p>
          </table:table-cell>
          <table:table-cell office:value-type="float" office:value="-7.1247378412833803E-4" table:style-name="ce1">
            <text:p>-0.000712474</text:p>
          </table:table-cell>
          <table:table-cell office:value-type="float" office:value="3.1E-4" table:style-name="ce3">
            <text:p>0.00031</text:p>
          </table:table-cell>
          <table:table-cell office:value-type="float" office:value="1.47E-4" table:style-name="ce3">
            <text:p>0.000147</text:p>
          </table:table-cell>
          <table:table-cell office:value-type="float" office:value="0.17601720474188701" table:style-name="ce1">
            <text:p>0.176017205</text:p>
          </table:table-cell>
          <table:table-cell table:number-columns-repeated="16378"/>
        </table:table-row>
        <table:table-row table:style-name="ro1">
          <table:table-cell office:value-type="float" office:value="15.55" table:style-name="ce3">
            <text:p>15.55</text:p>
          </table:table-cell>
          <table:table-cell office:value-type="float" office:value="2.0799999999999999E-4" table:style-name="ce3">
            <text:p>0.000208</text:p>
          </table:table-cell>
          <table:table-cell office:value-type="float" office:value="2.26577090576606E-4" table:style-name="ce1">
            <text:p>0.000226577</text:p>
          </table:table-cell>
          <table:table-cell office:value-type="float" office:value="3.2600000000000001E-4" table:style-name="ce3">
            <text:p>0.000326</text:p>
          </table:table-cell>
          <table:table-cell office:value-type="float" office:value="1.4200000000000001E-4" table:style-name="ce3">
            <text:p>0.000142</text:p>
          </table:table-cell>
          <table:table-cell office:value-type="float" office:value="0.18482950955331601" table:style-name="ce1">
            <text:p>0.18482951</text:p>
          </table:table-cell>
          <table:table-cell table:number-columns-repeated="16378"/>
        </table:table-row>
        <table:table-row table:style-name="ro1">
          <table:table-cell office:value-type="float" office:value="15.6" table:style-name="ce3">
            <text:p>15.6</text:p>
          </table:table-cell>
          <table:table-cell office:value-type="float" office:value="1.65E-4" table:style-name="ce3">
            <text:p>0.000165</text:p>
          </table:table-cell>
          <table:table-cell office:value-type="float" office:value="1.0317013700706099E-3" table:style-name="ce1">
            <text:p>0.001031701</text:p>
          </table:table-cell>
          <table:table-cell office:value-type="float" office:value="1.9100000000000001E-4" table:style-name="ce3">
            <text:p>0.000191</text:p>
          </table:table-cell>
          <table:table-cell office:value-type="float" office:value="1.6100000000000001E-4" table:style-name="ce3">
            <text:p>0.000161</text:p>
          </table:table-cell>
          <table:table-cell office:value-type="float" office:value="9.5746705469490698E-2" table:style-name="ce1">
            <text:p>0.095746705</text:p>
          </table:table-cell>
          <table:table-cell table:number-columns-repeated="16378"/>
        </table:table-row>
        <table:table-row table:style-name="ro1">
          <table:table-cell office:value-type="float" office:value="15.65" table:style-name="ce3">
            <text:p>15.65</text:p>
          </table:table-cell>
          <table:table-cell office:value-type="float" office:value="1.03E-4" table:style-name="ce3">
            <text:p>0.000103</text:p>
          </table:table-cell>
          <table:table-cell office:value-type="float" office:value="1.5513363439024E-3" table:style-name="ce1">
            <text:p>0.001551336</text:p>
          </table:table-cell>
          <table:table-cell office:value-type="float" office:value="1.4100000000000001E-5" table:style-name="ce3">
            <text:p>0.0000141</text:p>
          </table:table-cell>
          <table:table-cell office:value-type="float" office:value="1.7000000000000001E-4" table:style-name="ce3">
            <text:p>0.00017</text:p>
          </table:table-cell>
          <table:table-cell office:value-type="float" office:value="9.4699698957239106E-2" table:style-name="ce1">
            <text:p>0.094699699</text:p>
          </table:table-cell>
          <table:table-cell table:number-columns-repeated="16378"/>
        </table:table-row>
        <table:table-row table:style-name="ro1">
          <table:table-cell office:value-type="float" office:value="15.7" table:style-name="ce3">
            <text:p>15.7</text:p>
          </table:table-cell>
          <table:table-cell office:value-type="float" office:value="8.7600000000000002E-5" table:style-name="ce3">
            <text:p>0.0000876</text:p>
          </table:table-cell>
          <table:table-cell office:value-type="float" office:value="1.7683160650175001E-3" table:style-name="ce1">
            <text:p>0.001768316</text:p>
          </table:table-cell>
          <table:table-cell office:value-type="float" office:value="-6.7000000000000002E-5" table:style-name="ce3">
            <text:p>-0.000067</text:p>
          </table:table-cell>
          <table:table-cell office:value-type="float" office:value="1.4300000000000001E-4" table:style-name="ce3">
            <text:p>0.000143</text:p>
          </table:table-cell>
          <table:table-cell office:value-type="float" office:value="0.14792252999654801" table:style-name="ce1">
            <text:p>0.14792253</text:p>
          </table:table-cell>
          <table:table-cell table:number-columns-repeated="16378"/>
        </table:table-row>
        <table:table-row table:style-name="ro1">
          <table:table-cell office:value-type="float" office:value="15.75" table:style-name="ce3">
            <text:p>15.75</text:p>
          </table:table-cell>
          <table:table-cell office:value-type="float" office:value="1.4100000000000001E-4" table:style-name="ce3">
            <text:p>0.000141</text:p>
          </table:table-cell>
          <table:table-cell office:value-type="float" office:value="1.7741933541582399E-3" table:style-name="ce1">
            <text:p>0.001774193</text:p>
          </table:table-cell>
          <table:table-cell office:value-type="float" office:value="9.7699999999999992E-7" table:style-name="ce3">
            <text:p>0.000000977</text:p>
          </table:table-cell>
          <table:table-cell office:value-type="float" office:value="8.4900000000000004E-5" table:style-name="ce3">
            <text:p>0.0000849</text:p>
          </table:table-cell>
          <table:table-cell office:value-type="float" office:value="0.19992385343823399" table:style-name="ce1">
            <text:p>0.199923853</text:p>
          </table:table-cell>
          <table:table-cell table:number-columns-repeated="16378"/>
        </table:table-row>
        <table:table-row table:style-name="ro1">
          <table:table-cell office:value-type="float" office:value="15.8" table:style-name="ce3">
            <text:p>15.8</text:p>
          </table:table-cell>
          <table:table-cell office:value-type="float" office:value="2.13E-4" table:style-name="ce3">
            <text:p>0.000213</text:p>
          </table:table-cell>
          <table:table-cell office:value-type="float" office:value="1.70048944049737E-3" table:style-name="ce1">
            <text:p>0.001700489</text:p>
          </table:table-cell>
          <table:table-cell office:value-type="float" office:value="1.45E-4" table:style-name="ce3">
            <text:p>0.000145</text:p>
          </table:table-cell>
          <table:table-cell office:value-type="float" office:value="3.4400000000000003E-5" table:style-name="ce3">
            <text:p>0.0000344</text:p>
          </table:table-cell>
          <table:table-cell office:value-type="float" office:value="0.19329281219399" table:style-name="ce1">
            <text:p>0.193292812</text:p>
          </table:table-cell>
          <table:table-cell table:number-columns-repeated="16378"/>
        </table:table-row>
        <table:table-row table:style-name="ro1">
          <table:table-cell office:value-type="float" office:value="15.85" table:style-name="ce3">
            <text:p>15.85</text:p>
          </table:table-cell>
          <table:table-cell office:value-type="float" office:value="2.34E-4" table:style-name="ce3">
            <text:p>0.000234</text:p>
          </table:table-cell>
          <table:table-cell office:value-type="float" office:value="1.6415982414162201E-3" table:style-name="ce1">
            <text:p>0.001641598</text:p>
          </table:table-cell>
          <table:table-cell office:value-type="float" office:value="2.3699999999999999E-4" table:style-name="ce3">
            <text:p>0.000237</text:p>
          </table:table-cell>
          <table:table-cell office:value-type="float" office:value="2.9499999999999999E-5" table:style-name="ce3">
            <text:p>0.0000295</text:p>
          </table:table-cell>
          <table:table-cell office:value-type="float" office:value="0.16258062116803301" table:style-name="ce1">
            <text:p>0.162580621</text:p>
          </table:table-cell>
          <table:table-cell table:number-columns-repeated="16378"/>
        </table:table-row>
        <table:table-row table:style-name="ro1">
          <table:table-cell office:value-type="float" office:value="15.9" table:style-name="ce3">
            <text:p>15.9</text:p>
          </table:table-cell>
          <table:table-cell office:value-type="float" office:value="1.76E-4" table:style-name="ce3">
            <text:p>0.000176</text:p>
          </table:table-cell>
          <table:table-cell office:value-type="float" office:value="1.60514142309579E-3" table:style-name="ce1">
            <text:p>0.001605141</text:p>
          </table:table-cell>
          <table:table-cell office:value-type="float" office:value="2.0799999999999999E-4" table:style-name="ce3">
            <text:p>0.000208</text:p>
          </table:table-cell>
          <table:table-cell office:value-type="float" office:value="7.4800000000000002E-5" table:style-name="ce3">
            <text:p>0.0000748</text:p>
          </table:table-cell>
          <table:table-cell office:value-type="float" office:value="0.20472263328603901" table:style-name="ce1">
            <text:p>0.204722633</text:p>
          </table:table-cell>
          <table:table-cell table:number-columns-repeated="16378"/>
        </table:table-row>
        <table:table-row table:style-name="ro1">
          <table:table-cell office:value-type="float" office:value="15.95" table:style-name="ce3">
            <text:p>15.95</text:p>
          </table:table-cell>
          <table:table-cell office:value-type="float" office:value="8.4900000000000004E-5" table:style-name="ce3">
            <text:p>0.0000849</text:p>
          </table:table-cell>
          <table:table-cell office:value-type="float" office:value="1.5112549504541801E-3" table:style-name="ce1">
            <text:p>0.001511255</text:p>
          </table:table-cell>
          <table:table-cell office:value-type="float" office:value="1.06E-4" table:style-name="ce3">
            <text:p>0.000106</text:p>
          </table:table-cell>
          <table:table-cell office:value-type="float" office:value="1.3799999999999999E-4" table:style-name="ce3">
            <text:p>0.000138</text:p>
          </table:table-cell>
          <table:table-cell office:value-type="float" office:value="0.20812540445084399" table:style-name="ce1">
            <text:p>0.208125404</text:p>
          </table:table-cell>
          <table:table-cell table:number-columns-repeated="16378"/>
        </table:table-row>
        <table:table-row table:style-name="ro1">
          <table:table-cell office:value-type="float" office:value="16" table:style-name="ce3">
            <text:p>16</text:p>
          </table:table-cell>
          <table:table-cell office:value-type="float" office:value="3.8999999999999999E-5" table:style-name="ce3">
            <text:p>0.000039</text:p>
          </table:table-cell>
          <table:table-cell office:value-type="float" office:value="1.23941224242845E-3" table:style-name="ce1">
            <text:p>0.001239412</text:p>
          </table:table-cell>
          <table:table-cell office:value-type="float" office:value="4.0000000000000003E-5" table:style-name="ce3">
            <text:p>0.00004</text:p>
          </table:table-cell>
          <table:table-cell office:value-type="float" office:value="1.7799999999999999E-4" table:style-name="ce3">
            <text:p>0.000178</text:p>
          </table:table-cell>
          <table:table-cell office:value-type="float" office:value="0.20428638057260301" table:style-name="ce1">
            <text:p>0.204286381</text:p>
          </table:table-cell>
          <table:table-cell table:number-columns-repeated="16378"/>
        </table:table-row>
        <table:table-row table:style-name="ro1">
          <table:table-cell office:value-type="float" office:value="16.05" table:style-name="ce3">
            <text:p>16.05</text:p>
          </table:table-cell>
          <table:table-cell office:value-type="float" office:value="8.0400000000000003E-5" table:style-name="ce3">
            <text:p>0.0000804</text:p>
          </table:table-cell>
          <table:table-cell office:value-type="float" office:value="7.0001611844412498E-4" table:style-name="ce1">
            <text:p>0.000700016</text:p>
          </table:table-cell>
          <table:table-cell office:value-type="float" office:value="8.3100000000000001E-5" table:style-name="ce3">
            <text:p>0.0000831</text:p>
          </table:table-cell>
          <table:table-cell office:value-type="float" office:value="1.8000000000000001E-4" table:style-name="ce3">
            <text:p>0.00018</text:p>
          </table:table-cell>
          <table:table-cell office:value-type="float" office:value="0.14984204193567099" table:style-name="ce1">
            <text:p>0.149842042</text:p>
          </table:table-cell>
          <table:table-cell table:number-columns-repeated="16378"/>
        </table:table-row>
        <table:table-row table:style-name="ro1">
          <table:table-cell office:value-type="float" office:value="16.100000000000001" table:style-name="ce3">
            <text:p>16.1</text:p>
          </table:table-cell>
          <table:table-cell office:value-type="float" office:value="1.75E-4" table:style-name="ce3">
            <text:p>0.000175</text:p>
          </table:table-cell>
          <table:table-cell office:value-type="float" office:value="-1.0287766003394E-4" table:style-name="ce1">
            <text:p>-0.000102878</text:p>
          </table:table-cell>
          <table:table-cell office:value-type="float" office:value="2.0000000000000001E-4" table:style-name="ce3">
            <text:p>0.0002</text:p>
          </table:table-cell>
          <table:table-cell office:value-type="float" office:value="1.6200000000000001E-4" table:style-name="ce3">
            <text:p>0.000162</text:p>
          </table:table-cell>
          <table:table-cell office:value-type="float" office:value="0.16711764938777501" table:style-name="ce1">
            <text:p>0.167117649</text:p>
          </table:table-cell>
          <table:table-cell table:number-columns-repeated="16378"/>
        </table:table-row>
        <table:table-row table:style-name="ro1">
          <table:table-cell office:value-type="float" office:value="16.149999999999999" table:style-name="ce3">
            <text:p>16.15</text:p>
          </table:table-cell>
          <table:table-cell office:value-type="float" office:value="2.4000000000000001E-4" table:style-name="ce3">
            <text:p>0.00024</text:p>
          </table:table-cell>
          <table:table-cell office:value-type="float" office:value="-1.04743044019759E-3" table:style-name="ce1">
            <text:p>-0.00104743</text:p>
          </table:table-cell>
          <table:table-cell office:value-type="float" office:value="2.8400000000000002E-4" table:style-name="ce3">
            <text:p>0.000284</text:p>
          </table:table-cell>
          <table:table-cell office:value-type="float" office:value="1.5100000000000001E-4" table:style-name="ce3">
            <text:p>0.000151</text:p>
          </table:table-cell>
          <table:table-cell office:value-type="float" office:value="0.16938616349764801" table:style-name="ce1">
            <text:p>0.169386163</text:p>
          </table:table-cell>
          <table:table-cell table:number-columns-repeated="16378"/>
        </table:table-row>
        <table:table-row table:style-name="ro1">
          <table:table-cell office:value-type="float" office:value="16.2" table:style-name="ce3">
            <text:p>16.2</text:p>
          </table:table-cell>
          <table:table-cell office:value-type="float" office:value="2.1599999999999999E-4" table:style-name="ce3">
            <text:p>0.000216</text:p>
          </table:table-cell>
          <table:table-cell office:value-type="float" office:value="-1.9215332076153099E-3" table:style-name="ce1">
            <text:p>-0.001921533</text:p>
          </table:table-cell>
          <table:table-cell office:value-type="float" office:value="2.5500000000000002E-4" table:style-name="ce3">
            <text:p>0.000255</text:p>
          </table:table-cell>
          <table:table-cell office:value-type="float" office:value="1.56E-4" table:style-name="ce3">
            <text:p>0.000156</text:p>
          </table:table-cell>
          <table:table-cell office:value-type="float" office:value="0.19905134801136001" table:style-name="ce1">
            <text:p>0.199051348</text:p>
          </table:table-cell>
          <table:table-cell table:number-columns-repeated="16378"/>
        </table:table-row>
        <table:table-row table:style-name="ro1">
          <table:table-cell office:value-type="float" office:value="16.25" table:style-name="ce3">
            <text:p>16.25</text:p>
          </table:table-cell>
          <table:table-cell office:value-type="float" office:value="1.18E-4" table:style-name="ce3">
            <text:p>0.000118</text:p>
          </table:table-cell>
          <table:table-cell office:value-type="float" office:value="-2.4928267722816901E-3" table:style-name="ce1">
            <text:p>-0.002492827</text:p>
          </table:table-cell>
          <table:table-cell office:value-type="float" office:value="1.37E-4" table:style-name="ce3">
            <text:p>0.000137</text:p>
          </table:table-cell>
          <table:table-cell office:value-type="float" office:value="1.54E-4" table:style-name="ce3">
            <text:p>0.000154</text:p>
          </table:table-cell>
          <table:table-cell office:value-type="float" office:value="0.18142673838850501" table:style-name="ce1">
            <text:p>0.181426738</text:p>
          </table:table-cell>
          <table:table-cell table:number-columns-repeated="16378"/>
        </table:table-row>
        <table:table-row table:style-name="ro1">
          <table:table-cell office:value-type="float" office:value="16.3" table:style-name="ce3">
            <text:p>16.3</text:p>
          </table:table-cell>
          <table:table-cell office:value-type="float" office:value="1.9599999999999999E-5" table:style-name="ce3">
            <text:p>0.0000196</text:p>
          </table:table-cell>
          <table:table-cell office:value-type="float" office:value="-2.59375770158725E-3" table:style-name="ce1">
            <text:p>-0.002593758</text:p>
          </table:table-cell>
          <table:table-cell office:value-type="float" office:value="3.5099999999999999E-5" table:style-name="ce3">
            <text:p>0.0000351</text:p>
          </table:table-cell>
          <table:table-cell office:value-type="float" office:value="1.22E-4" table:style-name="ce3">
            <text:p>0.000122</text:p>
          </table:table-cell>
          <table:table-cell office:value-type="float" office:value="0.219991478256331" table:style-name="ce1">
            <text:p>0.219991478</text:p>
          </table:table-cell>
          <table:table-cell table:number-columns-repeated="16378"/>
        </table:table-row>
        <table:table-row table:style-name="ro1">
          <table:table-cell office:value-type="float" office:value="16.350000000000001" table:style-name="ce3">
            <text:p>16.35</text:p>
          </table:table-cell>
          <table:table-cell office:value-type="float" office:value="-9.9000000000000001E-6" table:style-name="ce3">
            <text:p>-0.0000099</text:p>
          </table:table-cell>
          <table:table-cell office:value-type="float" office:value="-2.1872774753462399E-3" table:style-name="ce1">
            <text:p>-0.002187277</text:p>
          </table:table-cell>
          <table:table-cell office:value-type="float" office:value="3.93E-5" table:style-name="ce3">
            <text:p>0.0000393</text:p>
          </table:table-cell>
          <table:table-cell office:value-type="float" office:value="6.4200000000000002E-5" table:style-name="ce3">
            <text:p>0.0000642</text:p>
          </table:table-cell>
          <table:table-cell office:value-type="float" office:value="0.18142673838850601" table:style-name="ce1">
            <text:p>0.181426738</text:p>
          </table:table-cell>
          <table:table-cell table:number-columns-repeated="16378"/>
        </table:table-row>
        <table:table-row table:style-name="ro1">
          <table:table-cell office:value-type="float" office:value="16.399999999999999" table:style-name="ce3">
            <text:p>16.4</text:p>
          </table:table-cell>
          <table:table-cell office:value-type="float" office:value="3.8699999999999999E-5" table:style-name="ce3">
            <text:p>0.0000387</text:p>
          </table:table-cell>
          <table:table-cell office:value-type="float" office:value="-1.3860397898240401E-3" table:style-name="ce1">
            <text:p>-0.00138604</text:p>
          </table:table-cell>
          <table:table-cell office:value-type="float" office:value="1.4300000000000001E-4" table:style-name="ce3">
            <text:p>0.000143</text:p>
          </table:table-cell>
          <table:table-cell office:value-type="float" office:value="1.95E-5" table:style-name="ce3">
            <text:p>0.0000195</text:p>
          </table:table-cell>
          <table:table-cell office:value-type="float" office:value="0.21283693375596599" table:style-name="ce1">
            <text:p>0.212836934</text:p>
          </table:table-cell>
          <table:table-cell table:number-columns-repeated="16378"/>
        </table:table-row>
        <table:table-row table:style-name="ro1">
          <table:table-cell office:value-type="float" office:value="16.45" table:style-name="ce3">
            <text:p>16.45</text:p>
          </table:table-cell>
          <table:table-cell office:value-type="float" office:value="1.12E-4" table:style-name="ce3">
            <text:p>0.000112</text:p>
          </table:table-cell>
          <table:table-cell office:value-type="float" office:value="-4.1629909466610402E-4" table:style-name="ce1">
            <text:p>-0.000416299</text:p>
          </table:table-cell>
          <table:table-cell office:value-type="float" office:value="2.4399999999999999E-4" table:style-name="ce3">
            <text:p>0.000244</text:p>
          </table:table-cell>
          <table:table-cell office:value-type="float" office:value="3.04E-5" table:style-name="ce3">
            <text:p>0.0000304</text:p>
          </table:table-cell>
          <table:table-cell office:value-type="float" office:value="0.23168305097644101" table:style-name="ce1">
            <text:p>0.231683051</text:p>
          </table:table-cell>
          <table:table-cell table:number-columns-repeated="16378"/>
        </table:table-row>
        <table:table-row table:style-name="ro1">
          <table:table-cell office:value-type="float" office:value="16.5" table:style-name="ce3">
            <text:p>16.5</text:p>
          </table:table-cell>
          <table:table-cell office:value-type="float" office:value="1.47E-4" table:style-name="ce3">
            <text:p>0.000147</text:p>
          </table:table-cell>
          <table:table-cell office:value-type="float" office:value="4.6035683308063701E-4" table:style-name="ce1">
            <text:p>0.000460357</text:p>
          </table:table-cell>
          <table:table-cell office:value-type="float" office:value="2.3800000000000001E-4" table:style-name="ce3">
            <text:p>0.000238</text:p>
          </table:table-cell>
          <table:table-cell office:value-type="float" office:value="1.06E-4" table:style-name="ce3">
            <text:p>0.000106</text:p>
          </table:table-cell>
          <table:table-cell office:value-type="float" office:value="0.175406450943075" table:style-name="ce1">
            <text:p>0.175406451</text:p>
          </table:table-cell>
          <table:table-cell table:number-columns-repeated="16378"/>
        </table:table-row>
        <table:table-row table:style-name="ro1">
          <table:table-cell office:value-type="float" office:value="16.55" table:style-name="ce3">
            <text:p>16.55</text:p>
          </table:table-cell>
          <table:table-cell office:value-type="float" office:value="1.2799999999999999E-4" table:style-name="ce3">
            <text:p>0.000128</text:p>
          </table:table-cell>
          <table:table-cell office:value-type="float" office:value="1.0376490003422901E-3" table:style-name="ce1">
            <text:p>0.001037649</text:p>
          </table:table-cell>
          <table:table-cell office:value-type="float" office:value="1.1400000000000001E-4" table:style-name="ce3">
            <text:p>0.000114</text:p>
          </table:table-cell>
          <table:table-cell office:value-type="float" office:value="2.04E-4" table:style-name="ce3">
            <text:p>0.000204</text:p>
          </table:table-cell>
          <table:table-cell office:value-type="float" office:value="0.228367530354322" table:style-name="ce1">
            <text:p>0.22836753</text:p>
          </table:table-cell>
          <table:table-cell table:number-columns-repeated="16378"/>
        </table:table-row>
        <table:table-row table:style-name="ro1">
          <table:table-cell office:value-type="float" office:value="16.600000000000001" table:style-name="ce3">
            <text:p>16.6</text:p>
          </table:table-cell>
          <table:table-cell office:value-type="float" office:value="9.3399999999999993E-5" table:style-name="ce3">
            <text:p>0.0000934</text:p>
          </table:table-cell>
          <table:table-cell office:value-type="float" office:value="1.2330552799215801E-3" table:style-name="ce1">
            <text:p>0.001233055</text:p>
          </table:table-cell>
          <table:table-cell office:value-type="float" office:value="-3.3000000000000003E-5" table:style-name="ce3">
            <text:p>-0.000033</text:p>
          </table:table-cell>
          <table:table-cell office:value-type="float" office:value="2.61E-4" table:style-name="ce3">
            <text:p>0.000261</text:p>
          </table:table-cell>
          <table:table-cell office:value-type="float" office:value="0.20385012785916601" table:style-name="ce1">
            <text:p>0.203850128</text:p>
          </table:table-cell>
          <table:table-cell table:number-columns-repeated="16378"/>
        </table:table-row>
        <table:table-row table:style-name="ro1">
          <table:table-cell office:value-type="float" office:value="16.649999999999999" table:style-name="ce3">
            <text:p>16.65</text:p>
          </table:table-cell>
          <table:table-cell office:value-type="float" office:value="9.5299999999999999E-5" table:style-name="ce3">
            <text:p>0.0000953</text:p>
          </table:table-cell>
          <table:table-cell office:value-type="float" office:value="1.1083675512722801E-3" table:style-name="ce1">
            <text:p>0.001108368</text:p>
          </table:table-cell>
          <table:table-cell office:value-type="float" office:value="-8.2999999999999998E-5" table:style-name="ce3">
            <text:p>-0.000083</text:p>
          </table:table-cell>
          <table:table-cell office:value-type="float" office:value="2.3599999999999999E-4" table:style-name="ce3">
            <text:p>0.000236</text:p>
          </table:table-cell>
          <table:table-cell office:value-type="float" office:value="0.22130023639664301" table:style-name="ce1">
            <text:p>0.221300236</text:p>
          </table:table-cell>
          <table:table-cell table:number-columns-repeated="16378"/>
        </table:table-row>
        <table:table-row table:style-name="ro1">
          <table:table-cell office:value-type="float" office:value="16.7" table:style-name="ce3">
            <text:p>16.7</text:p>
          </table:table-cell>
          <table:table-cell office:value-type="float" office:value="1.46E-4" table:style-name="ce3">
            <text:p>0.000146</text:p>
          </table:table-cell>
          <table:table-cell office:value-type="float" office:value="8.3549794755415703E-4" table:style-name="ce1">
            <text:p>0.000835498</text:p>
          </table:table-cell>
          <table:table-cell office:value-type="float" office:value="1.01E-5" table:style-name="ce3">
            <text:p>0.0000101</text:p>
          </table:table-cell>
          <table:table-cell office:value-type="float" office:value="1.44E-4" table:style-name="ce3">
            <text:p>0.000144</text:p>
          </table:table-cell>
          <table:table-cell office:value-type="float" office:value="0.15385556689929" table:style-name="ce1">
            <text:p>0.153855567</text:p>
          </table:table-cell>
          <table:table-cell table:number-columns-repeated="16378"/>
        </table:table-row>
        <table:table-row table:style-name="ro1">
          <table:table-cell office:value-type="float" office:value="16.75" table:style-name="ce3">
            <text:p>16.75</text:p>
          </table:table-cell>
          <table:table-cell office:value-type="float" office:value="2.04E-4" table:style-name="ce3">
            <text:p>0.000204</text:p>
          </table:table-cell>
          <table:table-cell office:value-type="float" office:value="6.2191216436892295E-4" table:style-name="ce1">
            <text:p>0.000621912</text:p>
          </table:table-cell>
          <table:table-cell office:value-type="float" office:value="1.74E-4" table:style-name="ce3">
            <text:p>0.000174</text:p>
          </table:table-cell>
          <table:table-cell office:value-type="float" office:value="5.1100000000000002E-5" table:style-name="ce3">
            <text:p>0.0000511</text:p>
          </table:table-cell>
          <table:table-cell office:value-type="float" office:value="0.210917421816845" table:style-name="ce1">
            <text:p>0.210917422</text:p>
          </table:table-cell>
          <table:table-cell table:number-columns-repeated="16378"/>
        </table:table-row>
        <table:table-row table:style-name="ro1">
          <table:table-cell office:value-type="float" office:value="16.8" table:style-name="ce3">
            <text:p>16.8</text:p>
          </table:table-cell>
          <table:table-cell office:value-type="float" office:value="2.1800000000000001E-4" table:style-name="ce3">
            <text:p>0.000218</text:p>
          </table:table-cell>
          <table:table-cell office:value-type="float" office:value="6.2534064535634698E-4" table:style-name="ce1">
            <text:p>0.000625341</text:p>
          </table:table-cell>
          <table:table-cell office:value-type="float" office:value="2.8200000000000002E-4" table:style-name="ce3">
            <text:p>0.000282</text:p>
          </table:table-cell>
          <table:table-cell office:value-type="float" office:value="2.2099999999999998E-5" table:style-name="ce3">
            <text:p>0.0000221</text:p>
          </table:table-cell>
          <table:table-cell office:value-type="float" office:value="0.214145691896277" table:style-name="ce1">
            <text:p>0.214145692</text:p>
          </table:table-cell>
          <table:table-cell table:number-columns-repeated="16378"/>
        </table:table-row>
        <table:table-row table:style-name="ro1">
          <table:table-cell office:value-type="float" office:value="16.850000000000001" table:style-name="ce3">
            <text:p>16.85</text:p>
          </table:table-cell>
          <table:table-cell office:value-type="float" office:value="1.7200000000000001E-4" table:style-name="ce3">
            <text:p>0.000172</text:p>
          </table:table-cell>
          <table:table-cell office:value-type="float" office:value="8.9088355293297401E-4" table:style-name="ce1">
            <text:p>0.000890884</text:p>
          </table:table-cell>
          <table:table-cell office:value-type="float" office:value="2.5900000000000001E-4" table:style-name="ce3">
            <text:p>0.000259</text:p>
          </table:table-cell>
          <table:table-cell office:value-type="float" office:value="7.3499999999999998E-5" table:style-name="ce3">
            <text:p>0.0000735</text:p>
          </table:table-cell>
          <table:table-cell office:value-type="float" office:value="0.19905134801135799" table:style-name="ce1">
            <text:p>0.199051348</text:p>
          </table:table-cell>
          <table:table-cell table:number-columns-repeated="16378"/>
        </table:table-row>
        <table:table-row table:style-name="ro1">
          <table:table-cell office:value-type="float" office:value="16.899999999999999" table:style-name="ce3">
            <text:p>16.9</text:p>
          </table:table-cell>
          <table:table-cell office:value-type="float" office:value="1.06E-4" table:style-name="ce3">
            <text:p>0.000106</text:p>
          </table:table-cell>
          <table:table-cell office:value-type="float" office:value="1.33420724309459E-3" table:style-name="ce1">
            <text:p>0.001334207</text:p>
          </table:table-cell>
          <table:table-cell office:value-type="float" office:value="1.4100000000000001E-4" table:style-name="ce3">
            <text:p>0.000141</text:p>
          </table:table-cell>
          <table:table-cell office:value-type="float" office:value="1.6000000000000001E-4" table:style-name="ce3">
            <text:p>0.00016</text:p>
          </table:table-cell>
          <table:table-cell office:value-type="float" office:value="0.28446962930231101" table:style-name="ce1">
            <text:p>0.284469629</text:p>
          </table:table-cell>
          <table:table-cell table:number-columns-repeated="16378"/>
        </table:table-row>
        <table:table-row table:style-name="ro1">
          <table:table-cell office:value-type="float" office:value="16.95" table:style-name="ce3">
            <text:p>16.95</text:p>
          </table:table-cell>
          <table:table-cell office:value-type="float" office:value="7.6799999999999997E-5" table:style-name="ce3">
            <text:p>0.0000768</text:p>
          </table:table-cell>
          <table:table-cell office:value-type="float" office:value="1.7762180158012999E-3" table:style-name="ce1">
            <text:p>0.001776218</text:p>
          </table:table-cell>
          <table:table-cell office:value-type="float" office:value="3.6300000000000001E-5" table:style-name="ce3">
            <text:p>0.0000363</text:p>
          </table:table-cell>
          <table:table-cell office:value-type="float" office:value="2.1000000000000001E-4" table:style-name="ce3">
            <text:p>0.00021</text:p>
          </table:table-cell>
          <table:table-cell office:value-type="float" office:value="0.21266243267059101" table:style-name="ce1">
            <text:p>0.212662433</text:p>
          </table:table-cell>
          <table:table-cell table:number-columns-repeated="16378"/>
        </table:table-row>
        <table:table-row table:style-name="ro1">
          <table:table-cell office:value-type="float" office:value="17" table:style-name="ce3">
            <text:p>17</text:p>
          </table:table-cell>
          <table:table-cell office:value-type="float" office:value="1.06E-4" table:style-name="ce3">
            <text:p>0.000106</text:p>
          </table:table-cell>
          <table:table-cell office:value-type="float" office:value="2.0147333578211602E-3" table:style-name="ce1">
            <text:p>0.002014733</text:p>
          </table:table-cell>
          <table:table-cell office:value-type="float" office:value="2.83E-5" table:style-name="ce3">
            <text:p>0.0000283</text:p>
          </table:table-cell>
          <table:table-cell office:value-type="float" office:value="1.85E-4" table:style-name="ce3">
            <text:p>0.000185</text:p>
          </table:table-cell>
          <table:table-cell office:value-type="float" office:value="0.23848859330605901" table:style-name="ce1">
            <text:p>0.238488593</text:p>
          </table:table-cell>
          <table:table-cell table:number-columns-repeated="16378"/>
        </table:table-row>
        <table:table-row table:style-name="ro1">
          <table:table-cell office:value-type="float" office:value="17.05" table:style-name="ce3">
            <text:p>17.05</text:p>
          </table:table-cell>
          <table:table-cell office:value-type="float" office:value="1.5699999999999999E-4" table:style-name="ce3">
            <text:p>0.000157</text:p>
          </table:table-cell>
          <table:table-cell office:value-type="float" office:value="1.9049565228592301E-3" table:style-name="ce1">
            <text:p>0.001904957</text:p>
          </table:table-cell>
          <table:table-cell office:value-type="float" office:value="1.1E-4" table:style-name="ce3">
            <text:p>0.00011</text:p>
          </table:table-cell>
          <table:table-cell office:value-type="float" office:value="1.08E-4" table:style-name="ce3">
            <text:p>0.000108</text:p>
          </table:table-cell>
          <table:table-cell office:value-type="float" office:value="0.19878959638329799" table:style-name="ce1">
            <text:p>0.198789596</text:p>
          </table:table-cell>
          <table:table-cell table:number-columns-repeated="16378"/>
        </table:table-row>
        <table:table-row table:style-name="ro1">
          <table:table-cell office:value-type="float" office:value="17.100000000000001" table:style-name="ce3">
            <text:p>17.1</text:p>
          </table:table-cell>
          <table:table-cell office:value-type="float" office:value="1.6699999999999999E-4" table:style-name="ce3">
            <text:p>0.000167</text:p>
          </table:table-cell>
          <table:table-cell office:value-type="float" office:value="1.4180383050727799E-3" table:style-name="ce1">
            <text:p>0.001418038</text:p>
          </table:table-cell>
          <table:table-cell office:value-type="float" office:value="1.9699999999999999E-4" table:style-name="ce3">
            <text:p>0.000197</text:p>
          </table:table-cell>
          <table:table-cell office:value-type="float" office:value="4.2500000000000003E-5" table:style-name="ce3">
            <text:p>0.0000425</text:p>
          </table:table-cell>
          <table:table-cell office:value-type="float" office:value="0.20882340879234801" table:style-name="ce1">
            <text:p>0.208823409</text:p>
          </table:table-cell>
          <table:table-cell table:number-columns-repeated="16378"/>
        </table:table-row>
        <table:table-row table:style-name="ro1">
          <table:table-cell office:value-type="float" office:value="17.149999999999999" table:style-name="ce3">
            <text:p>17.15</text:p>
          </table:table-cell>
          <table:table-cell office:value-type="float" office:value="1.12E-4" table:style-name="ce3">
            <text:p>0.000112</text:p>
          </table:table-cell>
          <table:table-cell office:value-type="float" office:value="6.5619550436187099E-4" table:style-name="ce1">
            <text:p>0.000656196</text:p>
          </table:table-cell>
          <table:table-cell office:value-type="float" office:value="2.0900000000000001E-4" table:style-name="ce3">
            <text:p>0.000209</text:p>
          </table:table-cell>
          <table:table-cell office:value-type="float" office:value="4.18E-5" table:style-name="ce3">
            <text:p>0.0000418</text:p>
          </table:table-cell>
          <table:table-cell office:value-type="float" office:value="0.20515888599947399" table:style-name="ce1">
            <text:p>0.205158886</text:p>
          </table:table-cell>
          <table:table-cell table:number-columns-repeated="16378"/>
        </table:table-row>
        <table:table-row table:style-name="ro1">
          <table:table-cell office:value-type="float" office:value="17.2" table:style-name="ce3">
            <text:p>17.2</text:p>
          </table:table-cell>
          <table:table-cell office:value-type="float" office:value="2.65E-5" table:style-name="ce3">
            <text:p>0.0000265</text:p>
          </table:table-cell>
          <table:table-cell office:value-type="float" office:value="-1.8026090014482899E-4" table:style-name="ce1">
            <text:p>-0.000180261</text:p>
          </table:table-cell>
          <table:table-cell office:value-type="float" office:value="1.4200000000000001E-4" table:style-name="ce3">
            <text:p>0.000142</text:p>
          </table:table-cell>
          <table:table-cell office:value-type="float" office:value="1.0399999999999999E-4" table:style-name="ce3">
            <text:p>0.000104</text:p>
          </table:table-cell>
          <table:table-cell office:value-type="float" office:value="0.18997729157186999" table:style-name="ce1">
            <text:p>0.189977292</text:p>
          </table:table-cell>
          <table:table-cell table:number-columns-repeated="16378"/>
        </table:table-row>
        <table:table-row table:style-name="ro1">
          <table:table-cell office:value-type="float" office:value="17.25" table:style-name="ce3">
            <text:p>17.25</text:p>
          </table:table-cell>
          <table:table-cell office:value-type="float" office:value="-1.7E-5" table:style-name="ce3">
            <text:p>-0.000017</text:p>
          </table:table-cell>
          <table:table-cell office:value-type="float" office:value="-8.6080462705055195E-4" table:style-name="ce1">
            <text:p>-0.000860805</text:p>
          </table:table-cell>
          <table:table-cell office:value-type="float" office:value="6.4499999999999996E-5" table:style-name="ce3">
            <text:p>0.0000645</text:p>
          </table:table-cell>
          <table:table-cell office:value-type="float" office:value="1.76E-4" table:style-name="ce3">
            <text:p>0.000176</text:p>
          </table:table-cell>
          <table:table-cell office:value-type="float" office:value="0.21152817561565501" table:style-name="ce1">
            <text:p>0.211528176</text:p>
          </table:table-cell>
          <table:table-cell table:number-columns-repeated="16378"/>
        </table:table-row>
        <table:table-row table:style-name="ro1">
          <table:table-cell office:value-type="float" office:value="17.3" table:style-name="ce3">
            <text:p>17.3</text:p>
          </table:table-cell>
          <table:table-cell office:value-type="float" office:value="2.48E-5" table:style-name="ce3">
            <text:p>0.0000248</text:p>
          </table:table-cell>
          <table:table-cell office:value-type="float" office:value="-1.2022440974394401E-3" table:style-name="ce1">
            <text:p>-0.001202244</text:p>
          </table:table-cell>
          <table:table-cell office:value-type="float" office:value="5.0099999999999998E-5" table:style-name="ce3">
            <text:p>0.0000501</text:p>
          </table:table-cell>
          <table:table-cell office:value-type="float" office:value="2.02E-4" table:style-name="ce3">
            <text:p>0.000202</text:p>
          </table:table-cell>
          <table:table-cell office:value-type="float" office:value="0.25995222680715502" table:style-name="ce1">
            <text:p>0.259952227</text:p>
          </table:table-cell>
          <table:table-cell table:number-columns-repeated="16378"/>
        </table:table-row>
        <table:table-row table:style-name="ro1">
          <table:table-cell office:value-type="float" office:value="17.350000000000001" table:style-name="ce3">
            <text:p>17.35</text:p>
          </table:table-cell>
          <table:table-cell office:value-type="float" office:value="1.2899999999999999E-4" table:style-name="ce3">
            <text:p>0.000129</text:p>
          </table:table-cell>
          <table:table-cell office:value-type="float" office:value="-1.12853583634088E-3" table:style-name="ce1">
            <text:p>-0.001128536</text:p>
          </table:table-cell>
          <table:table-cell office:value-type="float" office:value="1.0900000000000001E-4" table:style-name="ce3">
            <text:p>0.000109</text:p>
          </table:table-cell>
          <table:table-cell office:value-type="float" office:value="1.64E-4" table:style-name="ce3">
            <text:p>0.000164</text:p>
          </table:table-cell>
          <table:table-cell office:value-type="float" office:value="0.218159216859898" table:style-name="ce1">
            <text:p>0.218159217</text:p>
          </table:table-cell>
          <table:table-cell table:number-columns-repeated="16378"/>
        </table:table-row>
        <table:table-row table:style-name="ro1">
          <table:table-cell office:value-type="float" office:value="17.399999999999999" table:style-name="ce3">
            <text:p>17.4</text:p>
          </table:table-cell>
          <table:table-cell office:value-type="float" office:value="2.22E-4" table:style-name="ce3">
            <text:p>0.000222</text:p>
          </table:table-cell>
          <table:table-cell office:value-type="float" office:value="-6.9325206975485304E-4" table:style-name="ce1">
            <text:p>-0.000693252</text:p>
          </table:table-cell>
          <table:table-cell office:value-type="float" office:value="1.8200000000000001E-4" table:style-name="ce3">
            <text:p>0.000182</text:p>
          </table:table-cell>
          <table:table-cell office:value-type="float" office:value="9.8800000000000003E-5" table:style-name="ce3">
            <text:p>0.0000988</text:p>
          </table:table-cell>
          <table:table-cell office:value-type="float" office:value="0.210917421816845" table:style-name="ce1">
            <text:p>0.210917422</text:p>
          </table:table-cell>
          <table:table-cell table:number-columns-repeated="16378"/>
        </table:table-row>
        <table:table-row table:style-name="ro1">
          <table:table-cell office:value-type="float" office:value="17.45" table:style-name="ce3">
            <text:p>17.45</text:p>
          </table:table-cell>
          <table:table-cell office:value-type="float" office:value="2.43E-4" table:style-name="ce3">
            <text:p>0.000243</text:p>
          </table:table-cell>
          <table:table-cell office:value-type="float" office:value="-5.9222379459542797E-5" table:style-name="ce1">
            <text:p>-5.92224E-05</text:p>
          </table:table-cell>
          <table:table-cell office:value-type="float" office:value="2.0100000000000001E-4" table:style-name="ce3">
            <text:p>0.000201</text:p>
          </table:table-cell>
          <table:table-cell office:value-type="float" office:value="6.2600000000000004E-5" table:style-name="ce3">
            <text:p>0.0000626</text:p>
          </table:table-cell>
          <table:table-cell office:value-type="float" office:value="0.226099016244451" table:style-name="ce1">
            <text:p>0.226099016</text:p>
          </table:table-cell>
          <table:table-cell table:number-columns-repeated="16378"/>
        </table:table-row>
        <table:table-row table:style-name="ro1">
          <table:table-cell office:value-type="float" office:value="17.5" table:style-name="ce3">
            <text:p>17.5</text:p>
          </table:table-cell>
          <table:table-cell office:value-type="float" office:value="1.9100000000000001E-4" table:style-name="ce3">
            <text:p>0.000191</text:p>
          </table:table-cell>
          <table:table-cell office:value-type="float" office:value="5.5531883556940703E-4" table:style-name="ce1">
            <text:p>0.000555319</text:p>
          </table:table-cell>
          <table:table-cell office:value-type="float" office:value="1.54E-4" table:style-name="ce3">
            <text:p>0.000154</text:p>
          </table:table-cell>
          <table:table-cell office:value-type="float" office:value="8.6000000000000003E-5" table:style-name="ce3">
            <text:p>0.000086</text:p>
          </table:table-cell>
          <table:table-cell office:value-type="float" office:value="0.23229380477525399" table:style-name="ce1">
            <text:p>0.232293805</text:p>
          </table:table-cell>
          <table:table-cell table:number-columns-repeated="16378"/>
        </table:table-row>
        <table:table-row table:style-name="ro1">
          <table:table-cell office:value-type="float" office:value="17.55" table:style-name="ce3">
            <text:p>17.55</text:p>
          </table:table-cell>
          <table:table-cell office:value-type="float" office:value="1.2400000000000001E-4" table:style-name="ce3">
            <text:p>0.000124</text:p>
          </table:table-cell>
          <table:table-cell office:value-type="float" office:value="9.4456254539885805E-4" table:style-name="ce1">
            <text:p>0.000944563</text:p>
          </table:table-cell>
          <table:table-cell office:value-type="float" office:value="9.7499999999999998E-5" table:style-name="ce3">
            <text:p>0.0000975</text:p>
          </table:table-cell>
          <table:table-cell office:value-type="float" office:value="1.5300000000000001E-4" table:style-name="ce3">
            <text:p>0.000153</text:p>
          </table:table-cell>
          <table:table-cell office:value-type="float" office:value="0.19652108227342499" table:style-name="ce1">
            <text:p>0.196521082</text:p>
          </table:table-cell>
          <table:table-cell table:number-columns-repeated="16378"/>
        </table:table-row>
        <table:table-row table:style-name="ro1">
          <table:table-cell office:value-type="float" office:value="17.600000000000001" table:style-name="ce3">
            <text:p>17.6</text:p>
          </table:table-cell>
          <table:table-cell office:value-type="float" office:value="1.03E-4" table:style-name="ce3">
            <text:p>0.000103</text:p>
          </table:table-cell>
          <table:table-cell office:value-type="float" office:value="9.7486361981037497E-4" table:style-name="ce1">
            <text:p>0.000974864</text:p>
          </table:table-cell>
          <table:table-cell office:value-type="float" office:value="9.98E-5" table:style-name="ce3">
            <text:p>0.0000998</text:p>
          </table:table-cell>
          <table:table-cell office:value-type="float" office:value="2.1800000000000001E-4" table:style-name="ce3">
            <text:p>0.000218</text:p>
          </table:table-cell>
          <table:table-cell office:value-type="float" office:value="0.193031060565927" table:style-name="ce1">
            <text:p>0.193031061</text:p>
          </table:table-cell>
          <table:table-cell table:number-columns-repeated="16378"/>
        </table:table-row>
        <table:table-row table:style-name="ro1">
          <table:table-cell office:value-type="float" office:value="17.649999999999999" table:style-name="ce3">
            <text:p>17.65</text:p>
          </table:table-cell>
          <table:table-cell office:value-type="float" office:value="1.35E-4" table:style-name="ce3">
            <text:p>0.000135</text:p>
          </table:table-cell>
          <table:table-cell office:value-type="float" office:value="6.1926331791623099E-4" table:style-name="ce1">
            <text:p>0.000619263</text:p>
          </table:table-cell>
          <table:table-cell office:value-type="float" office:value="1.7200000000000001E-4" table:style-name="ce3">
            <text:p>0.000172</text:p>
          </table:table-cell>
          <table:table-cell office:value-type="float" office:value="2.3800000000000001E-4" table:style-name="ce3">
            <text:p>0.000238</text:p>
          </table:table-cell>
          <table:table-cell office:value-type="float" office:value="0.27487206960670002" table:style-name="ce1">
            <text:p>0.27487207</text:p>
          </table:table-cell>
          <table:table-cell table:number-columns-repeated="16378"/>
        </table:table-row>
        <table:table-row table:style-name="ro1">
          <table:table-cell office:value-type="float" office:value="17.7" table:style-name="ce3">
            <text:p>17.7</text:p>
          </table:table-cell>
          <table:table-cell office:value-type="float" office:value="1.74E-4" table:style-name="ce3">
            <text:p>0.000174</text:p>
          </table:table-cell>
          <table:table-cell office:value-type="float" office:value="-4.06562083579443E-5" table:style-name="ce1">
            <text:p>-4.06562E-05</text:p>
          </table:table-cell>
          <table:table-cell office:value-type="float" office:value="2.5000000000000001E-4" table:style-name="ce3">
            <text:p>0.00025</text:p>
          </table:table-cell>
          <table:table-cell office:value-type="float" office:value="2.04E-4" table:style-name="ce3">
            <text:p>0.000204</text:p>
          </table:table-cell>
          <table:table-cell office:value-type="float" office:value="0.24791165191629599" table:style-name="ce1">
            <text:p>0.247911652</text:p>
          </table:table-cell>
          <table:table-cell table:number-columns-repeated="16378"/>
        </table:table-row>
        <table:table-row table:style-name="ro1">
          <table:table-cell office:value-type="float" office:value="17.75" table:style-name="ce3">
            <text:p>17.75</text:p>
          </table:table-cell>
          <table:table-cell office:value-type="float" office:value="1.63E-4" table:style-name="ce3">
            <text:p>0.000163</text:p>
          </table:table-cell>
          <table:table-cell office:value-type="float" office:value="-8.42583077343788E-4" table:style-name="ce1">
            <text:p>-0.000842583</text:p>
          </table:table-cell>
          <table:table-cell office:value-type="float" office:value="2.52E-4" table:style-name="ce3">
            <text:p>0.000252</text:p>
          </table:table-cell>
          <table:table-cell office:value-type="float" office:value="1.34E-4" table:style-name="ce3">
            <text:p>0.000134</text:p>
          </table:table-cell>
          <table:table-cell office:value-type="float" office:value="0.19407806707817801" table:style-name="ce1">
            <text:p>0.194078067</text:p>
          </table:table-cell>
          <table:table-cell table:number-columns-repeated="16378"/>
        </table:table-row>
        <table:table-row table:style-name="ro1">
          <table:table-cell office:value-type="float" office:value="17.8" table:style-name="ce3">
            <text:p>17.8</text:p>
          </table:table-cell>
          <table:table-cell office:value-type="float" office:value="9.6000000000000002E-5" table:style-name="ce3">
            <text:p>0.000096</text:p>
          </table:table-cell>
          <table:table-cell office:value-type="float" office:value="-1.59015967283998E-3" table:style-name="ce1">
            <text:p>-0.00159016</text:p>
          </table:table-cell>
          <table:table-cell office:value-type="float" office:value="1.5300000000000001E-4" table:style-name="ce3">
            <text:p>0.000153</text:p>
          </table:table-cell>
          <table:table-cell office:value-type="float" office:value="6.19E-5" table:style-name="ce3">
            <text:p>0.0000619</text:p>
          </table:table-cell>
          <table:table-cell office:value-type="float" office:value="0.21379668972552901" table:style-name="ce1">
            <text:p>0.21379669</text:p>
          </table:table-cell>
          <table:table-cell table:number-columns-repeated="16378"/>
        </table:table-row>
        <table:table-row table:style-name="ro1">
          <table:table-cell office:value-type="float" office:value="17.850000000000001" table:style-name="ce3">
            <text:p>17.85</text:p>
          </table:table-cell>
          <table:table-cell office:value-type="float" office:value="2.3300000000000001E-5" table:style-name="ce3">
            <text:p>0.0000233</text:p>
          </table:table-cell>
          <table:table-cell office:value-type="float" office:value="-2.1044076743117501E-3" table:style-name="ce1">
            <text:p>-0.002104408</text:p>
          </table:table-cell>
          <table:table-cell office:value-type="float" office:value="1.3499999999999999E-5" table:style-name="ce3">
            <text:p>0.0000135</text:p>
          </table:table-cell>
          <table:table-cell office:value-type="float" office:value="1.4100000000000001E-5" table:style-name="ce3">
            <text:p>0.0000141</text:p>
          </table:table-cell>
          <table:table-cell office:value-type="float" office:value="0.17680245962607499" table:style-name="ce1">
            <text:p>0.17680246</text:p>
          </table:table-cell>
          <table:table-cell table:number-columns-repeated="16378"/>
        </table:table-row>
        <table:table-row table:style-name="ro1">
          <table:table-cell office:value-type="float" office:value="17.899999999999999" table:style-name="ce3">
            <text:p>17.9</text:p>
          </table:table-cell>
          <table:table-cell office:value-type="float" office:value="1.06E-5" table:style-name="ce3">
            <text:p>0.0000106</text:p>
          </table:table-cell>
          <table:table-cell office:value-type="float" office:value="-2.26676142187472E-3" table:style-name="ce1">
            <text:p>-0.002266761</text:p>
          </table:table-cell>
          <table:table-cell office:value-type="float" office:value="-6.8999999999999997E-5" table:style-name="ce3">
            <text:p>-0.000069</text:p>
          </table:table-cell>
          <table:table-cell office:value-type="float" office:value="-1.1999999999999999E-7" table:style-name="ce3">
            <text:p>-0.00000012</text:p>
          </table:table-cell>
          <table:table-cell office:value-type="float" office:value="0.23936109873293299" table:style-name="ce1">
            <text:p>0.239361099</text:p>
          </table:table-cell>
          <table:table-cell table:number-columns-repeated="16378"/>
        </table:table-row>
        <table:table-row table:style-name="ro1">
          <table:table-cell office:value-type="float" office:value="17.95" table:style-name="ce3">
            <text:p>17.95</text:p>
          </table:table-cell>
          <table:table-cell office:value-type="float" office:value="7.7000000000000001E-5" table:style-name="ce3">
            <text:p>0.000077</text:p>
          </table:table-cell>
          <table:table-cell office:value-type="float" office:value="-2.0444892481341001E-3" table:style-name="ce1">
            <text:p>-0.002044489</text:p>
          </table:table-cell>
          <table:table-cell office:value-type="float" office:value="-4.1999999999999998E-5" table:style-name="ce3">
            <text:p>-0.000042</text:p>
          </table:table-cell>
          <table:table-cell office:value-type="float" office:value="1.6699999999999999E-5" table:style-name="ce3">
            <text:p>0.0000167</text:p>
          </table:table-cell>
          <table:table-cell office:value-type="float" office:value="0.18090323513238199" table:style-name="ce1">
            <text:p>0.180903235</text:p>
          </table:table-cell>
          <table:table-cell table:number-columns-repeated="16378"/>
        </table:table-row>
        <table:table-row table:style-name="ro1">
          <table:table-cell office:value-type="float" office:value="18" table:style-name="ce3">
            <text:p>18</text:p>
          </table:table-cell>
          <table:table-cell office:value-type="float" office:value="1.73E-4" table:style-name="ce3">
            <text:p>0.000173</text:p>
          </table:table-cell>
          <table:table-cell office:value-type="float" office:value="-1.49434018088875E-3" table:style-name="ce1">
            <text:p>-0.00149434</text:p>
          </table:table-cell>
          <table:table-cell office:value-type="float" office:value="5.6799999999999998E-5" table:style-name="ce3">
            <text:p>0.0000568</text:p>
          </table:table-cell>
          <table:table-cell office:value-type="float" office:value="5.5600000000000003E-5" table:style-name="ce3">
            <text:p>0.0000556</text:p>
          </table:table-cell>
          <table:table-cell office:value-type="float" office:value="0.19294381002324201" table:style-name="ce1">
            <text:p>0.19294381</text:p>
          </table:table-cell>
          <table:table-cell table:number-columns-repeated="16378"/>
        </table:table-row>
        <table:table-row table:style-name="ro1">
          <table:table-cell office:value-type="float" office:value="18.05" table:style-name="ce3">
            <text:p>18.05</text:p>
          </table:table-cell>
          <table:table-cell office:value-type="float" office:value="2.2100000000000001E-4" table:style-name="ce3">
            <text:p>0.000221</text:p>
          </table:table-cell>
          <table:table-cell office:value-type="float" office:value="-7.4513787000162499E-4" table:style-name="ce1">
            <text:p>-0.000745138</text:p>
          </table:table-cell>
          <table:table-cell office:value-type="float" office:value="1.36E-4" table:style-name="ce3">
            <text:p>0.000136</text:p>
          </table:table-cell>
          <table:table-cell office:value-type="float" office:value="1.0399999999999999E-4" table:style-name="ce3">
            <text:p>0.000104</text:p>
          </table:table-cell>
          <table:table-cell office:value-type="float" office:value="0.22435400539070099" table:style-name="ce1">
            <text:p>0.224354005</text:p>
          </table:table-cell>
          <table:table-cell table:number-columns-repeated="16378"/>
        </table:table-row>
        <table:table-row table:style-name="ro1">
          <table:table-cell office:value-type="float" office:value="18.100000000000001" table:style-name="ce3">
            <text:p>18.1</text:p>
          </table:table-cell>
          <table:table-cell office:value-type="float" office:value="1.8000000000000001E-4" table:style-name="ce3">
            <text:p>0.00018</text:p>
          </table:table-cell>
          <table:table-cell office:value-type="float" office:value="3.5857188929398702E-5" table:style-name="ce1">
            <text:p>3.58572E-05</text:p>
          </table:table-cell>
          <table:table-cell office:value-type="float" office:value="1.2999999999999999E-4" table:style-name="ce3">
            <text:p>0.00013</text:p>
          </table:table-cell>
          <table:table-cell office:value-type="float" office:value="1.46E-4" table:style-name="ce3">
            <text:p>0.000146</text:p>
          </table:table-cell>
          <table:table-cell office:value-type="float" office:value="0.210481169103406" table:style-name="ce1">
            <text:p>0.210481169</text:p>
          </table:table-cell>
          <table:table-cell table:number-columns-repeated="16378"/>
        </table:table-row>
        <table:table-row table:style-name="ro1">
          <table:table-cell office:value-type="float" office:value="18.149999999999999" table:style-name="ce3">
            <text:p>18.15</text:p>
          </table:table-cell>
          <table:table-cell office:value-type="float" office:value="8.2000000000000001E-5" table:style-name="ce3">
            <text:p>0.000082</text:p>
          </table:table-cell>
          <table:table-cell office:value-type="float" office:value="6.8485944518024695E-4" table:style-name="ce1">
            <text:p>0.000684859</text:p>
          </table:table-cell>
          <table:table-cell office:value-type="float" office:value="5.5699999999999999E-5" table:style-name="ce3">
            <text:p>0.0000557</text:p>
          </table:table-cell>
          <table:table-cell office:value-type="float" office:value="1.6200000000000001E-4" table:style-name="ce3">
            <text:p>0.000162</text:p>
          </table:table-cell>
          <table:table-cell office:value-type="float" office:value="0.251052671453044" table:style-name="ce1">
            <text:p>0.251052671</text:p>
          </table:table-cell>
          <table:table-cell table:number-columns-repeated="16378"/>
        </table:table-row>
        <table:table-row table:style-name="ro1">
          <table:table-cell office:value-type="float" office:value="18.2" table:style-name="ce3">
            <text:p>18.2</text:p>
          </table:table-cell>
          <table:table-cell office:value-type="float" office:value="5.3800000000000002E-6" table:style-name="ce3">
            <text:p>0.00000538</text:p>
          </table:table-cell>
          <table:table-cell office:value-type="float" office:value="1.0818365998590701E-3" table:style-name="ce1">
            <text:p>0.001081837</text:p>
          </table:table-cell>
          <table:table-cell office:value-type="float" office:value="-4.4000000000000002E-6" table:style-name="ce3">
            <text:p>-0.0000044</text:p>
          </table:table-cell>
          <table:table-cell office:value-type="float" office:value="1.4200000000000001E-4" table:style-name="ce3">
            <text:p>0.000142</text:p>
          </table:table-cell>
          <table:table-cell office:value-type="float" office:value="0.23351531237287601" table:style-name="ce1">
            <text:p>0.233515312</text:p>
          </table:table-cell>
          <table:table-cell table:number-columns-repeated="16378"/>
        </table:table-row>
        <table:table-row table:style-name="ro1">
          <table:table-cell office:value-type="float" office:value="18.25" table:style-name="ce3">
            <text:p>18.25</text:p>
          </table:table-cell>
          <table:table-cell office:value-type="float" office:value="7.6299999999999998E-6" table:style-name="ce3">
            <text:p>0.00000763</text:p>
          </table:table-cell>
          <table:table-cell office:value-type="float" office:value="1.17902644902252E-3" table:style-name="ce1">
            <text:p>0.001179026</text:p>
          </table:table-cell>
          <table:table-cell office:value-type="float" office:value="1.98E-5" table:style-name="ce3">
            <text:p>0.0000198</text:p>
          </table:table-cell>
          <table:table-cell office:value-type="float" office:value="9.4699999999999998E-5" table:style-name="ce3">
            <text:p>0.0000947</text:p>
          </table:table-cell>
          <table:table-cell office:value-type="float" office:value="0.20542063762753801" table:style-name="ce1">
            <text:p>0.205420638</text:p>
          </table:table-cell>
          <table:table-cell table:number-columns-repeated="16378"/>
        </table:table-row>
        <table:table-row table:style-name="ro1">
          <table:table-cell office:value-type="float" office:value="18.3" table:style-name="ce3">
            <text:p>18.3</text:p>
          </table:table-cell>
          <table:table-cell office:value-type="float" office:value="7.8300000000000006E-5" table:style-name="ce3">
            <text:p>0.0000783</text:p>
          </table:table-cell>
          <table:table-cell office:value-type="float" office:value="1.0097447660210399E-3" table:style-name="ce1">
            <text:p>0.001009745</text:p>
          </table:table-cell>
          <table:table-cell office:value-type="float" office:value="1.21E-4" table:style-name="ce3">
            <text:p>0.000121</text:p>
          </table:table-cell>
          <table:table-cell office:value-type="float" office:value="4.8099999999999997E-5" table:style-name="ce3">
            <text:p>0.0000481</text:p>
          </table:table-cell>
          <table:table-cell office:value-type="float" office:value="0.209783164761908" table:style-name="ce1">
            <text:p>0.209783165</text:p>
          </table:table-cell>
          <table:table-cell table:number-columns-repeated="16378"/>
        </table:table-row>
        <table:table-row table:style-name="ro1">
          <table:table-cell office:value-type="float" office:value="18.350000000000001" table:style-name="ce3">
            <text:p>18.35</text:p>
          </table:table-cell>
          <table:table-cell office:value-type="float" office:value="1.5100000000000001E-4" table:style-name="ce3">
            <text:p>0.000151</text:p>
          </table:table-cell>
          <table:table-cell office:value-type="float" office:value="6.7434809691672797E-4" table:style-name="ce1">
            <text:p>0.000674348</text:p>
          </table:table-cell>
          <table:table-cell office:value-type="float" office:value="2.1900000000000001E-4" table:style-name="ce3">
            <text:p>0.000219</text:p>
          </table:table-cell>
          <table:table-cell office:value-type="float" office:value="3.2700000000000002E-5" table:style-name="ce3">
            <text:p>0.0000327</text:p>
          </table:table-cell>
          <table:table-cell office:value-type="float" office:value="0.214756445695089" table:style-name="ce1">
            <text:p>0.214756446</text:p>
          </table:table-cell>
          <table:table-cell table:number-columns-repeated="16378"/>
        </table:table-row>
        <table:table-row table:style-name="ro1">
          <table:table-cell office:value-type="float" office:value="18.399999999999999" table:style-name="ce3">
            <text:p>18.4</text:p>
          </table:table-cell>
          <table:table-cell office:value-type="float" office:value="1.64E-4" table:style-name="ce3">
            <text:p>0.000164</text:p>
          </table:table-cell>
          <table:table-cell office:value-type="float" office:value="3.0686664900444501E-4" table:style-name="ce1">
            <text:p>0.000306867</text:p>
          </table:table-cell>
          <table:table-cell office:value-type="float" office:value="2.32E-4" table:style-name="ce3">
            <text:p>0.000232</text:p>
          </table:table-cell>
          <table:table-cell office:value-type="float" office:value="6.02E-5" table:style-name="ce3">
            <text:p>0.0000602</text:p>
          </table:table-cell>
          <table:table-cell office:value-type="float" office:value="0.235609325397377" table:style-name="ce1">
            <text:p>0.235609325</text:p>
          </table:table-cell>
          <table:table-cell table:number-columns-repeated="16378"/>
        </table:table-row>
        <table:table-row table:style-name="ro1">
          <table:table-cell office:value-type="float" office:value="18.45" table:style-name="ce3">
            <text:p>18.45</text:p>
          </table:table-cell>
          <table:table-cell office:value-type="float" office:value="1.11E-4" table:style-name="ce3">
            <text:p>0.000111</text:p>
          </table:table-cell>
          <table:table-cell office:value-type="float" office:value="3.2364984852569997E-5" table:style-name="ce1">
            <text:p>3.2365E-05</text:p>
          </table:table-cell>
          <table:table-cell office:value-type="float" office:value="1.4999999999999999E-4" table:style-name="ce3">
            <text:p>0.00015</text:p>
          </table:table-cell>
          <table:table-cell office:value-type="float" office:value="1.12E-4" table:style-name="ce3">
            <text:p>0.000112</text:p>
          </table:table-cell>
          <table:table-cell office:value-type="float" office:value="0.198266093127173" table:style-name="ce1">
            <text:p>0.198266093</text:p>
          </table:table-cell>
          <table:table-cell table:number-columns-repeated="16378"/>
        </table:table-row>
        <table:table-row table:style-name="ro1">
          <table:table-cell office:value-type="float" office:value="18.5" table:style-name="ce3">
            <text:p>18.5</text:p>
          </table:table-cell>
          <table:table-cell office:value-type="float" office:value="4.8099999999999997E-5" table:style-name="ce3">
            <text:p>0.0000481</text:p>
          </table:table-cell>
          <table:table-cell office:value-type="float" office:value="-7.1031560049459003E-5" table:style-name="ce1">
            <text:p>-7.10316E-05</text:p>
          </table:table-cell>
          <table:table-cell office:value-type="float" office:value="4.3999999999999999E-5" table:style-name="ce3">
            <text:p>0.000044</text:p>
          </table:table-cell>
          <table:table-cell office:value-type="float" office:value="1.5100000000000001E-4" table:style-name="ce3">
            <text:p>0.000151</text:p>
          </table:table-cell>
          <table:table-cell office:value-type="float" office:value="0.25637495455697301" table:style-name="ce1">
            <text:p>0.256374955</text:p>
          </table:table-cell>
          <table:table-cell table:number-columns-repeated="16378"/>
        </table:table-row>
        <table:table-row table:style-name="ro1">
          <table:table-cell office:value-type="float" office:value="18.55" table:style-name="ce3">
            <text:p>18.55</text:p>
          </table:table-cell>
          <table:table-cell office:value-type="float" office:value="3.5899999999999998E-5" table:style-name="ce3">
            <text:p>0.0000359</text:p>
          </table:table-cell>
          <table:table-cell office:value-type="float" office:value="7.6548073247090799E-6" table:style-name="ce1">
            <text:p>7.65481E-06</text:p>
          </table:table-cell>
          <table:table-cell office:value-type="float" office:value="7.6199999999999999E-6" table:style-name="ce3">
            <text:p>0.00000762</text:p>
          </table:table-cell>
          <table:table-cell office:value-type="float" office:value="1.4999999999999999E-4" table:style-name="ce3">
            <text:p>0.00015</text:p>
          </table:table-cell>
          <table:table-cell office:value-type="float" office:value="0.224266754848014" table:style-name="ce1">
            <text:p>0.224266755</text:p>
          </table:table-cell>
          <table:table-cell table:number-columns-repeated="16378"/>
        </table:table-row>
        <table:table-row table:style-name="ro1">
          <table:table-cell office:value-type="float" office:value="18.600000000000001" table:style-name="ce3">
            <text:p>18.6</text:p>
          </table:table-cell>
          <table:table-cell office:value-type="float" office:value="8.7899999999999995E-5" table:style-name="ce3">
            <text:p>0.0000879</text:p>
          </table:table-cell>
          <table:table-cell office:value-type="float" office:value="2.16941790385631E-4" table:style-name="ce1">
            <text:p>0.000216942</text:p>
          </table:table-cell>
          <table:table-cell office:value-type="float" office:value="7.3800000000000005E-5" table:style-name="ce3">
            <text:p>0.0000738</text:p>
          </table:table-cell>
          <table:table-cell office:value-type="float" office:value="1.16E-4" table:style-name="ce3">
            <text:p>0.000116</text:p>
          </table:table-cell>
          <table:table-cell office:value-type="float" office:value="0.25113992199572899" table:style-name="ce1">
            <text:p>0.251139922</text:p>
          </table:table-cell>
          <table:table-cell table:number-columns-repeated="16378"/>
        </table:table-row>
        <table:table-row table:style-name="ro1">
          <table:table-cell office:value-type="float" office:value="18.649999999999999" table:style-name="ce3">
            <text:p>18.65</text:p>
          </table:table-cell>
          <table:table-cell office:value-type="float" office:value="1.5699999999999999E-4" table:style-name="ce3">
            <text:p>0.000157</text:p>
          </table:table-cell>
          <table:table-cell office:value-type="float" office:value="4.7029404092460101E-4" table:style-name="ce1">
            <text:p>0.000470294</text:p>
          </table:table-cell>
          <table:table-cell office:value-type="float" office:value="1.8900000000000001E-4" table:style-name="ce3">
            <text:p>0.000189</text:p>
          </table:table-cell>
          <table:table-cell office:value-type="float" office:value="8.1199999999999995E-5" table:style-name="ce3">
            <text:p>0.0000812</text:p>
          </table:table-cell>
          <table:table-cell office:value-type="float" office:value="0.19922584909673499" table:style-name="ce1">
            <text:p>0.199225849</text:p>
          </table:table-cell>
          <table:table-cell table:number-columns-repeated="16378"/>
        </table:table-row>
        <table:table-row table:style-name="ro1">
          <table:table-cell office:value-type="float" office:value="18.7" table:style-name="ce3">
            <text:p>18.7</text:p>
          </table:table-cell>
          <table:table-cell office:value-type="float" office:value="1.8100000000000001E-4" table:style-name="ce3">
            <text:p>0.000181</text:p>
          </table:table-cell>
          <table:table-cell office:value-type="float" office:value="6.8498366054968798E-4" table:style-name="ce1">
            <text:p>0.000684984</text:p>
          </table:table-cell>
          <table:table-cell office:value-type="float" office:value="2.5999999999999998E-4" table:style-name="ce3">
            <text:p>0.00026</text:p>
          </table:table-cell>
          <table:table-cell office:value-type="float" office:value="7.7899999999999996E-5" table:style-name="ce3">
            <text:p>0.0000779</text:p>
          </table:table-cell>
          <table:table-cell office:value-type="float" office:value="0.22618626678713599" table:style-name="ce1">
            <text:p>0.226186267</text:p>
          </table:table-cell>
          <table:table-cell table:number-columns-repeated="16378"/>
        </table:table-row>
        <table:table-row table:style-name="ro1">
          <table:table-cell office:value-type="float" office:value="18.75" table:style-name="ce3">
            <text:p>18.75</text:p>
          </table:table-cell>
          <table:table-cell office:value-type="float" office:value="1.36E-4" table:style-name="ce3">
            <text:p>0.000136</text:p>
          </table:table-cell>
          <table:table-cell office:value-type="float" office:value="8.1618641122841601E-4" table:style-name="ce1">
            <text:p>0.000816186</text:p>
          </table:table-cell>
          <table:table-cell office:value-type="float" office:value="2.33E-4" table:style-name="ce3">
            <text:p>0.000233</text:p>
          </table:table-cell>
          <table:table-cell office:value-type="float" office:value="1.11E-4" table:style-name="ce3">
            <text:p>0.000111</text:p>
          </table:table-cell>
          <table:table-cell office:value-type="float" office:value="0.196695583358799" table:style-name="ce1">
            <text:p>0.196695583</text:p>
          </table:table-cell>
          <table:table-cell table:number-columns-repeated="16378"/>
        </table:table-row>
        <table:table-row table:style-name="ro1">
          <table:table-cell office:value-type="float" office:value="18.8" table:style-name="ce3">
            <text:p>18.8</text:p>
          </table:table-cell>
          <table:table-cell office:value-type="float" office:value="6.05E-5" table:style-name="ce3">
            <text:p>0.0000605</text:p>
          </table:table-cell>
          <table:table-cell office:value-type="float" office:value="8.7178862905562201E-4" table:style-name="ce1">
            <text:p>0.000871789</text:p>
          </table:table-cell>
          <table:table-cell office:value-type="float" office:value="1.3799999999999999E-4" table:style-name="ce3">
            <text:p>0.000138</text:p>
          </table:table-cell>
          <table:table-cell office:value-type="float" office:value="1.5300000000000001E-4" table:style-name="ce3">
            <text:p>0.000153</text:p>
          </table:table-cell>
          <table:table-cell office:value-type="float" office:value="0.20856165716428199" table:style-name="ce1">
            <text:p>0.208561657</text:p>
          </table:table-cell>
          <table:table-cell table:number-columns-repeated="16378"/>
        </table:table-row>
        <table:table-row table:style-name="ro1">
          <table:table-cell office:value-type="float" office:value="18.850000000000001" table:style-name="ce3">
            <text:p>18.85</text:p>
          </table:table-cell>
          <table:table-cell office:value-type="float" office:value="2.1800000000000001E-5" table:style-name="ce3">
            <text:p>0.0000218</text:p>
          </table:table-cell>
          <table:table-cell office:value-type="float" office:value="9.0147399687729596E-4" table:style-name="ce1">
            <text:p>0.000901474</text:p>
          </table:table-cell>
          <table:table-cell office:value-type="float" office:value="5.5800000000000001E-5" table:style-name="ce3">
            <text:p>0.0000558</text:p>
          </table:table-cell>
          <table:table-cell office:value-type="float" office:value="1.7100000000000001E-4" table:style-name="ce3">
            <text:p>0.000171</text:p>
          </table:table-cell>
          <table:table-cell office:value-type="float" office:value="0.24049535578787001" table:style-name="ce1">
            <text:p>0.240495356</text:p>
          </table:table-cell>
          <table:table-cell table:number-columns-repeated="16378"/>
        </table:table-row>
        <table:table-row table:style-name="ro1">
          <table:table-cell office:value-type="float" office:value="18.899999999999999" table:style-name="ce3">
            <text:p>18.9</text:p>
          </table:table-cell>
          <table:table-cell office:value-type="float" office:value="5.4799999999999997E-5" table:style-name="ce3">
            <text:p>0.0000548</text:p>
          </table:table-cell>
          <table:table-cell office:value-type="float" office:value="9.6499042609992497E-4" table:style-name="ce1">
            <text:p>0.00096499</text:p>
          </table:table-cell>
          <table:table-cell office:value-type="float" office:value="4.3999999999999999E-5" table:style-name="ce3">
            <text:p>0.000044</text:p>
          </table:table-cell>
          <table:table-cell office:value-type="float" office:value="1.5100000000000001E-4" table:style-name="ce3">
            <text:p>0.000151</text:p>
          </table:table-cell>
          <table:table-cell office:value-type="float" office:value="0.22810577872625901" table:style-name="ce1">
            <text:p>0.228105779</text:p>
          </table:table-cell>
          <table:table-cell table:number-columns-repeated="16378"/>
        </table:table-row>
        <table:table-row table:style-name="ro1">
          <table:table-cell office:value-type="float" office:value="18.95" table:style-name="ce3">
            <text:p>18.95</text:p>
          </table:table-cell>
          <table:table-cell office:value-type="float" office:value="1.34E-4" table:style-name="ce3">
            <text:p>0.000134</text:p>
          </table:table-cell>
          <table:table-cell office:value-type="float" office:value="1.0941783170704E-3" table:style-name="ce1">
            <text:p>0.001094178</text:p>
          </table:table-cell>
          <table:table-cell office:value-type="float" office:value="9.1100000000000005E-5" table:style-name="ce3">
            <text:p>0.0000911</text:p>
          </table:table-cell>
          <table:table-cell office:value-type="float" office:value="1.1E-4" table:style-name="ce3">
            <text:p>0.00011</text:p>
          </table:table-cell>
          <table:table-cell office:value-type="float" office:value="0.242240366641615" table:style-name="ce1">
            <text:p>0.242240367</text:p>
          </table:table-cell>
          <table:table-cell table:number-columns-repeated="16378"/>
        </table:table-row>
        <table:table-row table:style-name="ro1">
          <table:table-cell office:value-type="float" office:value="19" table:style-name="ce3">
            <text:p>19</text:p>
          </table:table-cell>
          <table:table-cell office:value-type="float" office:value="1.9699999999999999E-4" table:style-name="ce3">
            <text:p>0.000197</text:p>
          </table:table-cell>
          <table:table-cell office:value-type="float" office:value="1.2668871915596301E-3" table:style-name="ce1">
            <text:p>0.001266887</text:p>
          </table:table-cell>
          <table:table-cell office:value-type="float" office:value="1.3100000000000001E-4" table:style-name="ce3">
            <text:p>0.000131</text:p>
          </table:table-cell>
          <table:table-cell office:value-type="float" office:value="7.5699999999999997E-5" table:style-name="ce3">
            <text:p>0.0000757</text:p>
          </table:table-cell>
          <table:table-cell office:value-type="float" office:value="0.21170267670103199" table:style-name="ce1">
            <text:p>0.211702677</text:p>
          </table:table-cell>
          <table:table-cell table:number-columns-repeated="16378"/>
        </table:table-row>
        <table:table-row table:style-name="ro1">
          <table:table-cell office:value-type="float" office:value="19.05" table:style-name="ce3">
            <text:p>19.05</text:p>
          </table:table-cell>
          <table:table-cell office:value-type="float" office:value="1.9699999999999999E-4" table:style-name="ce3">
            <text:p>0.000197</text:p>
          </table:table-cell>
          <table:table-cell office:value-type="float" office:value="1.40634499402157E-3" table:style-name="ce1">
            <text:p>0.001406345</text:p>
          </table:table-cell>
          <table:table-cell office:value-type="float" office:value="1.08E-4" table:style-name="ce3">
            <text:p>0.000108</text:p>
          </table:table-cell>
          <table:table-cell office:value-type="float" office:value="6.7000000000000002E-5" table:style-name="ce3">
            <text:p>0.000067</text:p>
          </table:table-cell>
          <table:table-cell office:value-type="float" office:value="0.187883278547372" table:style-name="ce1">
            <text:p>0.187883279</text:p>
          </table:table-cell>
          <table:table-cell table:number-columns-repeated="16378"/>
        </table:table-row>
        <table:table-row table:style-name="ro1">
          <table:table-cell office:value-type="float" office:value="19.100000000000001" table:style-name="ce3">
            <text:p>19.1</text:p>
          </table:table-cell>
          <table:table-cell office:value-type="float" office:value="1.4100000000000001E-4" table:style-name="ce3">
            <text:p>0.000141</text:p>
          </table:table-cell>
          <table:table-cell office:value-type="float" office:value="1.4084989144688199E-3" table:style-name="ce1">
            <text:p>0.001408499</text:p>
          </table:table-cell>
          <table:table-cell office:value-type="float" office:value="2.87E-5" table:style-name="ce3">
            <text:p>0.0000287</text:p>
          </table:table-cell>
          <table:table-cell office:value-type="float" office:value="7.7299999999999995E-5" table:style-name="ce3">
            <text:p>0.0000773</text:p>
          </table:table-cell>
          <table:table-cell office:value-type="float" office:value="0.24590488943448699" table:style-name="ce1">
            <text:p>0.245904889</text:p>
          </table:table-cell>
          <table:table-cell table:number-columns-repeated="16378"/>
        </table:table-row>
        <table:table-row table:style-name="ro1">
          <table:table-cell office:value-type="float" office:value="19.149999999999999" table:style-name="ce3">
            <text:p>19.15</text:p>
          </table:table-cell>
          <table:table-cell office:value-type="float" office:value="7.7799999999999994E-5" table:style-name="ce3">
            <text:p>0.0000778</text:p>
          </table:table-cell>
          <table:table-cell office:value-type="float" office:value="1.18701535943646E-3" table:style-name="ce1">
            <text:p>0.001187015</text:p>
          </table:table-cell>
          <table:table-cell office:value-type="float" office:value="-4.1999999999999998E-5" table:style-name="ce3">
            <text:p>-0.000042</text:p>
          </table:table-cell>
          <table:table-cell office:value-type="float" office:value="8.6799999999999996E-5" table:style-name="ce3">
            <text:p>0.0000868</text:p>
          </table:table-cell>
          <table:table-cell office:value-type="float" office:value="0.17165467760751901" table:style-name="ce1">
            <text:p>0.171654678</text:p>
          </table:table-cell>
          <table:table-cell table:number-columns-repeated="16378"/>
        </table:table-row>
        <table:table-row table:style-name="ro1">
          <table:table-cell office:value-type="float" office:value="19.2" table:style-name="ce3">
            <text:p>19.2</text:p>
          </table:table-cell>
          <table:table-cell office:value-type="float" office:value="5.1E-5" table:style-name="ce3">
            <text:p>0.000051</text:p>
          </table:table-cell>
          <table:table-cell office:value-type="float" office:value="7.1678087676931501E-4" table:style-name="ce1">
            <text:p>0.000716781</text:p>
          </table:table-cell>
          <table:table-cell office:value-type="float" office:value="-4.3999999999999999E-5" table:style-name="ce3">
            <text:p>-0.000044</text:p>
          </table:table-cell>
          <table:table-cell office:value-type="float" office:value="8.3300000000000005E-5" table:style-name="ce3">
            <text:p>0.0000833</text:p>
          </table:table-cell>
          <table:table-cell office:value-type="float" office:value="0.22801852818357299" table:style-name="ce1">
            <text:p>0.228018528</text:p>
          </table:table-cell>
          <table:table-cell table:number-columns-repeated="16378"/>
        </table:table-row>
        <table:table-row table:style-name="ro1">
          <table:table-cell office:value-type="float" office:value="19.25" table:style-name="ce3">
            <text:p>19.25</text:p>
          </table:table-cell>
          <table:table-cell office:value-type="float" office:value="6.1699999999999995E-5" table:style-name="ce3">
            <text:p>0.0000617</text:p>
          </table:table-cell>
          <table:table-cell office:value-type="float" office:value="5.61204876701994E-5" table:style-name="ce1">
            <text:p>5.61205E-05</text:p>
          </table:table-cell>
          <table:table-cell office:value-type="float" office:value="2.6599999999999999E-5" table:style-name="ce3">
            <text:p>0.0000266</text:p>
          </table:table-cell>
          <table:table-cell office:value-type="float" office:value="7.2999999999999999E-5" table:style-name="ce3">
            <text:p>0.000073</text:p>
          </table:table-cell>
          <table:table-cell office:value-type="float" office:value="0.236743582452309" table:style-name="ce1">
            <text:p>0.236743582</text:p>
          </table:table-cell>
          <table:table-cell table:number-columns-repeated="16378"/>
        </table:table-row>
        <table:table-row table:style-name="ro1">
          <table:table-cell office:value-type="float" office:value="19.3" table:style-name="ce3">
            <text:p>19.3</text:p>
          </table:table-cell>
          <table:table-cell office:value-type="float" office:value="7.5099999999999996E-5" table:style-name="ce3">
            <text:p>0.0000751</text:p>
          </table:table-cell>
          <table:table-cell office:value-type="float" office:value="-6.6378334169314203E-4" table:style-name="ce1">
            <text:p>-0.000663783</text:p>
          </table:table-cell>
          <table:table-cell office:value-type="float" office:value="1.12E-4" table:style-name="ce3">
            <text:p>0.000112</text:p>
          </table:table-cell>
          <table:table-cell office:value-type="float" office:value="7.2700000000000005E-5" table:style-name="ce3">
            <text:p>0.0000727</text:p>
          </table:table-cell>
          <table:table-cell office:value-type="float" office:value="0.27609357720432298" table:style-name="ce1">
            <text:p>0.276093577</text:p>
          </table:table-cell>
          <table:table-cell table:number-columns-repeated="16378"/>
        </table:table-row>
        <table:table-row table:style-name="ro1">
          <table:table-cell office:value-type="float" office:value="19.350000000000001" table:style-name="ce3">
            <text:p>19.35</text:p>
          </table:table-cell>
          <table:table-cell office:value-type="float" office:value="5.9299999999999998E-5" table:style-name="ce3">
            <text:p>0.0000593</text:p>
          </table:table-cell>
          <table:table-cell office:value-type="float" office:value="-1.2799845688679899E-3" table:style-name="ce1">
            <text:p>-0.001279985</text:p>
          </table:table-cell>
          <table:table-cell office:value-type="float" office:value="1.44E-4" table:style-name="ce3">
            <text:p>0.000144</text:p>
          </table:table-cell>
          <table:table-cell office:value-type="float" office:value="9.1399999999999999E-5" table:style-name="ce3">
            <text:p>0.0000914</text:p>
          </table:table-cell>
          <table:table-cell office:value-type="float" office:value="0.18866853343156101" table:style-name="ce1">
            <text:p>0.188668533</text:p>
          </table:table-cell>
          <table:table-cell table:number-columns-repeated="16378"/>
        </table:table-row>
        <table:table-row table:style-name="ro1">
          <table:table-cell office:value-type="float" office:value="19.399999999999999" table:style-name="ce3">
            <text:p>19.4</text:p>
          </table:table-cell>
          <table:table-cell office:value-type="float" office:value="2.0800000000000001E-5" table:style-name="ce3">
            <text:p>0.0000208</text:p>
          </table:table-cell>
          <table:table-cell office:value-type="float" office:value="-1.65375201318279E-3" table:style-name="ce1">
            <text:p>-0.001653752</text:p>
          </table:table-cell>
          <table:table-cell office:value-type="float" office:value="1.07E-4" table:style-name="ce3">
            <text:p>0.000107</text:p>
          </table:table-cell>
          <table:table-cell office:value-type="float" office:value="1.1900000000000001E-4" table:style-name="ce3">
            <text:p>0.000119</text:p>
          </table:table-cell>
          <table:table-cell office:value-type="float" office:value="0.25087817036766902" table:style-name="ce1">
            <text:p>0.25087817</text:p>
          </table:table-cell>
          <table:table-cell table:number-columns-repeated="16378"/>
        </table:table-row>
        <table:table-row table:style-name="ro1">
          <table:table-cell office:value-type="float" office:value="19.45" table:style-name="ce3">
            <text:p>19.45</text:p>
          </table:table-cell>
          <table:table-cell office:value-type="float" office:value="-4.7999999999999996E-7" table:style-name="ce3">
            <text:p>-0.00000048</text:p>
          </table:table-cell>
          <table:table-cell office:value-type="float" office:value="-1.71890627061725E-3" table:style-name="ce1">
            <text:p>-0.001718906</text:p>
          </table:table-cell>
          <table:table-cell office:value-type="float" office:value="4.5300000000000003E-5" table:style-name="ce3">
            <text:p>0.0000453</text:p>
          </table:table-cell>
          <table:table-cell office:value-type="float" office:value="1.35E-4" table:style-name="ce3">
            <text:p>0.000135</text:p>
          </table:table-cell>
          <table:table-cell office:value-type="float" office:value="0.21213892941446599" table:style-name="ce1">
            <text:p>0.212138929</text:p>
          </table:table-cell>
          <table:table-cell table:number-columns-repeated="16378"/>
        </table:table-row>
        <table:table-row table:style-name="ro1">
          <table:table-cell office:value-type="float" office:value="19.5" table:style-name="ce3">
            <text:p>19.5</text:p>
          </table:table-cell>
          <table:table-cell office:value-type="float" office:value="2.8399999999999999E-5" table:style-name="ce3">
            <text:p>0.0000284</text:p>
          </table:table-cell>
          <table:table-cell office:value-type="float" office:value="-1.5027668259051E-3" table:style-name="ce1">
            <text:p>-0.001502767</text:p>
          </table:table-cell>
          <table:table-cell office:value-type="float" office:value="2.5000000000000001E-5" table:style-name="ce3">
            <text:p>0.000025</text:p>
          </table:table-cell>
          <table:table-cell office:value-type="float" office:value="1.22E-4" table:style-name="ce3">
            <text:p>0.000122</text:p>
          </table:table-cell>
          <table:table-cell office:value-type="float" office:value="0.231334048805692" table:style-name="ce1">
            <text:p>0.231334049</text:p>
          </table:table-cell>
          <table:table-cell table:number-columns-repeated="16378"/>
        </table:table-row>
        <table:table-row table:style-name="ro1">
          <table:table-cell office:value-type="float" office:value="19.55" table:style-name="ce3">
            <text:p>19.55</text:p>
          </table:table-cell>
          <table:table-cell office:value-type="float" office:value="9.7200000000000004E-5" table:style-name="ce3">
            <text:p>0.0000972</text:p>
          </table:table-cell>
          <table:table-cell office:value-type="float" office:value="-1.11135486960959E-3" table:style-name="ce1">
            <text:p>-0.001111355</text:p>
          </table:table-cell>
          <table:table-cell office:value-type="float" office:value="7.1500000000000003E-5" table:style-name="ce3">
            <text:p>0.0000715</text:p>
          </table:table-cell>
          <table:table-cell office:value-type="float" office:value="8.8800000000000004E-5" table:style-name="ce3">
            <text:p>0.0000888</text:p>
          </table:table-cell>
          <table:table-cell office:value-type="float" office:value="0.25175067579454302" table:style-name="ce1">
            <text:p>0.251750676</text:p>
          </table:table-cell>
          <table:table-cell table:number-columns-repeated="16378"/>
        </table:table-row>
        <table:table-row table:style-name="ro1">
          <table:table-cell office:value-type="float" office:value="19.600000000000001" table:style-name="ce3">
            <text:p>19.6</text:p>
          </table:table-cell>
          <table:table-cell office:value-type="float" office:value="1.55E-4" table:style-name="ce3">
            <text:p>0.000155</text:p>
          </table:table-cell>
          <table:table-cell office:value-type="float" office:value="-6.8555679317405002E-4" table:style-name="ce1">
            <text:p>-0.000685557</text:p>
          </table:table-cell>
          <table:table-cell office:value-type="float" office:value="1.4899999999999999E-4" table:style-name="ce3">
            <text:p>0.000149</text:p>
          </table:table-cell>
          <table:table-cell office:value-type="float" office:value="5.8100000000000003E-5" table:style-name="ce3">
            <text:p>0.0000581</text:p>
          </table:table-cell>
          <table:table-cell office:value-type="float" office:value="0.21850821903064699" table:style-name="ce1">
            <text:p>0.218508219</text:p>
          </table:table-cell>
          <table:table-cell table:number-columns-repeated="16378"/>
        </table:table-row>
        <table:table-row table:style-name="ro1">
          <table:table-cell office:value-type="float" office:value="19.649999999999999" table:style-name="ce3">
            <text:p>19.65</text:p>
          </table:table-cell>
          <table:table-cell office:value-type="float" office:value="1.55E-4" table:style-name="ce3">
            <text:p>0.000155</text:p>
          </table:table-cell>
          <table:table-cell office:value-type="float" office:value="-3.4703538099206801E-4" table:style-name="ce1">
            <text:p>-0.000347035</text:p>
          </table:table-cell>
          <table:table-cell office:value-type="float" office:value="1.95E-4" table:style-name="ce3">
            <text:p>0.000195</text:p>
          </table:table-cell>
          <table:table-cell office:value-type="float" office:value="5.1600000000000001E-5" table:style-name="ce3">
            <text:p>0.0000516</text:p>
          </table:table-cell>
          <table:table-cell office:value-type="float" office:value="0.21824646740258499" table:style-name="ce1">
            <text:p>0.218246467</text:p>
          </table:table-cell>
          <table:table-cell table:number-columns-repeated="16378"/>
        </table:table-row>
        <table:table-row table:style-name="ro1">
          <table:table-cell office:value-type="float" office:value="19.7" table:style-name="ce3">
            <text:p>19.7</text:p>
          </table:table-cell>
          <table:table-cell office:value-type="float" office:value="9.6399999999999999E-5" table:style-name="ce3">
            <text:p>0.0000964</text:p>
          </table:table-cell>
          <table:table-cell office:value-type="float" office:value="-1.5645086905197601E-4" table:style-name="ce1">
            <text:p>-0.000156451</text:p>
          </table:table-cell>
          <table:table-cell office:value-type="float" office:value="1.76E-4" table:style-name="ce3">
            <text:p>0.000176</text:p>
          </table:table-cell>
          <table:table-cell office:value-type="float" office:value="6.9999999999999994E-5" table:style-name="ce3">
            <text:p>0.00007</text:p>
          </table:table-cell>
          <table:table-cell office:value-type="float" office:value="0.249220410056608" table:style-name="ce1">
            <text:p>0.24922041</text:p>
          </table:table-cell>
          <table:table-cell table:number-columns-repeated="16378"/>
        </table:table-row>
        <table:table-row table:style-name="ro1">
          <table:table-cell office:value-type="float" office:value="19.75" table:style-name="ce3">
            <text:p>19.75</text:p>
          </table:table-cell>
          <table:table-cell office:value-type="float" office:value="2.97E-5" table:style-name="ce3">
            <text:p>0.0000297</text:p>
          </table:table-cell>
          <table:table-cell office:value-type="float" office:value="-1.00437662667987E-4" table:style-name="ce1">
            <text:p>-0.000100438</text:p>
          </table:table-cell>
          <table:table-cell office:value-type="float" office:value="1.15E-4" table:style-name="ce3">
            <text:p>0.000115</text:p>
          </table:table-cell>
          <table:table-cell office:value-type="float" office:value="9.2700000000000004E-5" table:style-name="ce3">
            <text:p>0.0000927</text:p>
          </table:table-cell>
          <table:table-cell office:value-type="float" office:value="0.19957485126748301" table:style-name="ce1">
            <text:p>0.199574851</text:p>
          </table:table-cell>
          <table:table-cell table:number-columns-repeated="16378"/>
        </table:table-row>
        <table:table-row table:style-name="ro1">
          <table:table-cell office:value-type="float" office:value="19.8" table:style-name="ce3">
            <text:p>19.8</text:p>
          </table:table-cell>
          <table:table-cell office:value-type="float" office:value="1.66E-5" table:style-name="ce3">
            <text:p>0.0000166</text:p>
          </table:table-cell>
          <table:table-cell office:value-type="float" office:value="-1.10656877149579E-4" table:style-name="ce1">
            <text:p>-0.000110657</text:p>
          </table:table-cell>
          <table:table-cell office:value-type="float" office:value="6.9400000000000006E-5" table:style-name="ce3">
            <text:p>0.0000694</text:p>
          </table:table-cell>
          <table:table-cell office:value-type="float" office:value="9.6399999999999999E-5" table:style-name="ce3">
            <text:p>0.0000964</text:p>
          </table:table-cell>
          <table:table-cell office:value-type="float" office:value="0.21336043701209101" table:style-name="ce1">
            <text:p>0.213360437</text:p>
          </table:table-cell>
          <table:table-cell table:number-columns-repeated="16378"/>
        </table:table-row>
        <table:table-row table:style-name="ro1">
          <table:table-cell office:value-type="float" office:value="19.850000000000001" table:style-name="ce3">
            <text:p>19.85</text:p>
          </table:table-cell>
          <table:table-cell office:value-type="float" office:value="7.5199999999999998E-5" table:style-name="ce3">
            <text:p>0.0000752</text:p>
          </table:table-cell>
          <table:table-cell office:value-type="float" office:value="-1.04125295469788E-4" table:style-name="ce1">
            <text:p>-0.000104125</text:p>
          </table:table-cell>
          <table:table-cell office:value-type="float" office:value="7.4599999999999997E-5" table:style-name="ce3">
            <text:p>0.0000746</text:p>
          </table:table-cell>
          <table:table-cell office:value-type="float" office:value="7.6799999999999997E-5" table:style-name="ce3">
            <text:p>0.0000768</text:p>
          </table:table-cell>
          <table:table-cell office:value-type="float" office:value="0.25532794804472497" table:style-name="ce1">
            <text:p>0.255327948</text:p>
          </table:table-cell>
          <table:table-cell table:number-columns-repeated="16378"/>
        </table:table-row>
        <table:table-row table:style-name="ro1">
          <table:table-cell office:value-type="float" office:value="19.899999999999999" table:style-name="ce3">
            <text:p>19.9</text:p>
          </table:table-cell>
          <table:table-cell office:value-type="float" office:value="1.63E-4" table:style-name="ce3">
            <text:p>0.000163</text:p>
          </table:table-cell>
          <table:table-cell office:value-type="float" office:value="-2.5278726044530101E-5" table:style-name="ce1">
            <text:p>-2.52787E-05</text:p>
          </table:table-cell>
          <table:table-cell office:value-type="float" office:value="1.1400000000000001E-4" table:style-name="ce3">
            <text:p>0.000114</text:p>
          </table:table-cell>
          <table:table-cell office:value-type="float" office:value="5.3000000000000001E-5" table:style-name="ce3">
            <text:p>0.000053</text:p>
          </table:table-cell>
          <table:table-cell office:value-type="float" office:value="0.20742740010934901" table:style-name="ce1">
            <text:p>0.2074274</text:p>
          </table:table-cell>
          <table:table-cell table:number-columns-repeated="16378"/>
        </table:table-row>
        <table:table-row table:number-rows-repeated="1048185" table:style-name="ro1">
          <table:table-cell table:number-columns-repeated="16384"/>
        </table:table-row>
      </table:table>
      <table:table table:name="experimental" table:style-name="ta1">
        <table:table-column table:style-name="co1" table:number-columns-repeated="16384" table:default-cell-style-name="ce1"/>
        <table:table-row table:style-name="ro1">
          <table:table-cell office:value-type="string" table:style-name="ce4">
            <text:p>Total scattering</text:p>
          </table:table-cell>
          <table:table-cell table:number-columns-repeated="4" table:style-name="ce4"/>
          <table:table-cell office:value-type="string" table:style-name="ce4">
            <text:p>First order differences</text:p>
          </table:table-cell>
          <table:table-cell table:style-name="ce4"/>
          <table:table-cell office:value-type="string" table:style-name="ce4">
            <text:p>Second order differences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Q</text:p>
          </table:table-cell>
          <table:table-cell office:value-type="string" table:style-name="ce4">
            <text:p>DTMA (D2O)</text:p>
          </table:table-cell>
          <table:table-cell office:value-type="string" table:style-name="ce4">
            <text:p>HTMA(D2O)</text:p>
          </table:table-cell>
          <table:table-cell office:value-type="string" table:style-name="ce4">
            <text:p>DTMA(H2O)</text:p>
          </table:table-cell>
          <table:table-cell office:value-type="string" table:style-name="ce4">
            <text:p>HTMA(H2O)</text:p>
          </table:table-cell>
          <table:table-cell office:value-type="string" table:style-name="ce4">
            <text:p>HTMA-X(D2O)</text:p>
          </table:table-cell>
          <table:table-cell office:value-type="string" table:style-name="ce4">
            <text:p>HTMA-X(H2O)</text:p>
          </table:table-cell>
          <table:table-cell office:value-type="string" table:style-name="ce4">
            <text:p>HTMA-Hw</text:p>
          </table:table-cell>
          <table:table-cell table:number-columns-repeated="16376"/>
        </table:table-row>
        <table:table-row table:style-name="ro1">
          <table:table-cell office:value-type="float" office:value="0.05" table:style-name="ce4">
            <text:p>0.0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6"/>
        </table:table-row>
        <table:table-row table:style-name="ro1">
          <table:table-cell office:value-type="float" office:value="0.1" table:style-name="ce4">
            <text:p>0.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6"/>
        </table:table-row>
        <table:table-row table:style-name="ro1">
          <table:table-cell office:value-type="float" office:value="0.15" table:style-name="ce4">
            <text:p>0.1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6"/>
        </table:table-row>
        <table:table-row table:style-name="ro1">
          <table:table-cell office:value-type="float" office:value="0.2" table:style-name="ce4">
            <text:p>0.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6"/>
        </table:table-row>
        <table:table-row table:style-name="ro1">
          <table:table-cell office:value-type="float" office:value="0.25" table:style-name="ce4">
            <text:p>0.2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6"/>
        </table:table-row>
        <table:table-row table:style-name="ro1">
          <table:table-cell office:value-type="float" office:value="0.3" table:style-name="ce4">
            <text:p>0.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6"/>
        </table:table-row>
        <table:table-row table:style-name="ro1">
          <table:table-cell office:value-type="float" office:value="0.35" table:style-name="ce4">
            <text:p>0.3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6"/>
        </table:table-row>
        <table:table-row table:style-name="ro1">
          <table:table-cell office:value-type="float" office:value="0.4" table:style-name="ce4">
            <text:p>0.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6"/>
        </table:table-row>
        <table:table-row table:style-name="ro1">
          <table:table-cell office:value-type="float" office:value="0.45" table:style-name="ce4">
            <text:p>0.45</text:p>
          </table:table-cell>
          <table:table-cell office:value-type="float" office:value="0.80625999999999998" table:style-name="ce4">
            <text:p>0.80626</text:p>
          </table:table-cell>
          <table:table-cell office:value-type="float" office:value="1.88741" table:style-name="ce4">
            <text:p>1.88741</text:p>
          </table:table-cell>
          <table:table-cell office:value-type="float" office:value="5.97058" table:style-name="ce4">
            <text:p>5.97058</text:p>
          </table:table-cell>
          <table:table-cell office:value-type="float" office:value="6.1909900000000002" table:style-name="ce4">
            <text:p>6.19099</text:p>
          </table:table-cell>
          <table:table-cell office:value-type="float" office:value="-1.0811500000000001" table:style-name="ce4">
            <text:p>-1.08115</text:p>
          </table:table-cell>
          <table:table-cell office:value-type="float" office:value="-0.22040999999999999" table:style-name="ce4">
            <text:p>-0.22041</text:p>
          </table:table-cell>
          <table:table-cell office:value-type="float" office:value="-0.86073999999999995" table:style-name="ce4">
            <text:p>-0.86074</text:p>
          </table:table-cell>
          <table:table-cell table:number-columns-repeated="16376"/>
        </table:table-row>
        <table:table-row table:style-name="ro1">
          <table:table-cell office:value-type="float" office:value="0.5" table:style-name="ce4">
            <text:p>0.5</text:p>
          </table:table-cell>
          <table:table-cell office:value-type="float" office:value="0.78390000000000004" table:style-name="ce4">
            <text:p>0.7839</text:p>
          </table:table-cell>
          <table:table-cell office:value-type="float" office:value="1.8755200000000001" table:style-name="ce4">
            <text:p>1.87552</text:p>
          </table:table-cell>
          <table:table-cell office:value-type="float" office:value="5.9939299999999998" table:style-name="ce4">
            <text:p>5.99393</text:p>
          </table:table-cell>
          <table:table-cell office:value-type="float" office:value="6.1815499999999997" table:style-name="ce4">
            <text:p>6.18155</text:p>
          </table:table-cell>
          <table:table-cell office:value-type="float" office:value="-1.09162" table:style-name="ce4">
            <text:p>-1.09162</text:p>
          </table:table-cell>
          <table:table-cell office:value-type="float" office:value="-0.18762000000000001" table:style-name="ce4">
            <text:p>-0.18762</text:p>
          </table:table-cell>
          <table:table-cell office:value-type="float" office:value="-0.90400000000000003" table:style-name="ce4">
            <text:p>-0.904</text:p>
          </table:table-cell>
          <table:table-cell table:number-columns-repeated="16376"/>
        </table:table-row>
        <table:table-row table:style-name="ro1">
          <table:table-cell office:value-type="float" office:value="0.55000000000000004" table:style-name="ce4">
            <text:p>0.55</text:p>
          </table:table-cell>
          <table:table-cell office:value-type="float" office:value="0.77034999999999998" table:style-name="ce4">
            <text:p>0.77035</text:p>
          </table:table-cell>
          <table:table-cell office:value-type="float" office:value="1.8674299999999999" table:style-name="ce4">
            <text:p>1.86743</text:p>
          </table:table-cell>
          <table:table-cell office:value-type="float" office:value="6.0333100000000002" table:style-name="ce4">
            <text:p>6.03331</text:p>
          </table:table-cell>
          <table:table-cell office:value-type="float" office:value="6.2142799999999996" table:style-name="ce4">
            <text:p>6.21428</text:p>
          </table:table-cell>
          <table:table-cell office:value-type="float" office:value="-1.0970800000000001" table:style-name="ce4">
            <text:p>-1.09708</text:p>
          </table:table-cell>
          <table:table-cell office:value-type="float" office:value="-0.18096999999999999" table:style-name="ce4">
            <text:p>-0.18097</text:p>
          </table:table-cell>
          <table:table-cell office:value-type="float" office:value="-0.91610999999999998" table:style-name="ce4">
            <text:p>-0.91611</text:p>
          </table:table-cell>
          <table:table-cell table:number-columns-repeated="16376"/>
        </table:table-row>
        <table:table-row table:style-name="ro1">
          <table:table-cell office:value-type="float" office:value="0.6" table:style-name="ce4">
            <text:p>0.6</text:p>
          </table:table-cell>
          <table:table-cell office:value-type="float" office:value="0.74675000000000002" table:style-name="ce4">
            <text:p>0.74675</text:p>
          </table:table-cell>
          <table:table-cell office:value-type="float" office:value="1.83582" table:style-name="ce4">
            <text:p>1.83582</text:p>
          </table:table-cell>
          <table:table-cell office:value-type="float" office:value="6.0317999999999996" table:style-name="ce4">
            <text:p>6.0318</text:p>
          </table:table-cell>
          <table:table-cell office:value-type="float" office:value="6.2062799999999996" table:style-name="ce4">
            <text:p>6.20628</text:p>
          </table:table-cell>
          <table:table-cell office:value-type="float" office:value="-1.08907" table:style-name="ce4">
            <text:p>-1.08907</text:p>
          </table:table-cell>
          <table:table-cell office:value-type="float" office:value="-0.17448" table:style-name="ce4">
            <text:p>-0.17448</text:p>
          </table:table-cell>
          <table:table-cell office:value-type="float" office:value="-0.91459000000000001" table:style-name="ce4">
            <text:p>-0.91459</text:p>
          </table:table-cell>
          <table:table-cell table:number-columns-repeated="16376"/>
        </table:table-row>
        <table:table-row table:style-name="ro1">
          <table:table-cell office:value-type="float" office:value="0.65" table:style-name="ce4">
            <text:p>0.65</text:p>
          </table:table-cell>
          <table:table-cell office:value-type="float" office:value="0.73889000000000005" table:style-name="ce4">
            <text:p>0.73889</text:p>
          </table:table-cell>
          <table:table-cell office:value-type="float" office:value="1.81958" table:style-name="ce4">
            <text:p>1.81958</text:p>
          </table:table-cell>
          <table:table-cell office:value-type="float" office:value="6.05288" table:style-name="ce4">
            <text:p>6.05288</text:p>
          </table:table-cell>
          <table:table-cell office:value-type="float" office:value="6.2303899999999999" table:style-name="ce4">
            <text:p>6.23039</text:p>
          </table:table-cell>
          <table:table-cell office:value-type="float" office:value="-1.0806899999999999" table:style-name="ce4">
            <text:p>-1.08069</text:p>
          </table:table-cell>
          <table:table-cell office:value-type="float" office:value="-0.17751" table:style-name="ce4">
            <text:p>-0.17751</text:p>
          </table:table-cell>
          <table:table-cell office:value-type="float" office:value="-0.90317999999999998" table:style-name="ce4">
            <text:p>-0.90318</text:p>
          </table:table-cell>
          <table:table-cell table:number-columns-repeated="16376"/>
        </table:table-row>
        <table:table-row table:style-name="ro1">
          <table:table-cell office:value-type="float" office:value="0.7" table:style-name="ce4">
            <text:p>0.7</text:p>
          </table:table-cell>
          <table:table-cell office:value-type="float" office:value="0.73004999999999998" table:style-name="ce4">
            <text:p>0.73005</text:p>
          </table:table-cell>
          <table:table-cell office:value-type="float" office:value="1.78295" table:style-name="ce4">
            <text:p>1.78295</text:p>
          </table:table-cell>
          <table:table-cell office:value-type="float" office:value="6.0208199999999996" table:style-name="ce4">
            <text:p>6.02082</text:p>
          </table:table-cell>
          <table:table-cell office:value-type="float" office:value="6.2120699999999998" table:style-name="ce4">
            <text:p>6.21207</text:p>
          </table:table-cell>
          <table:table-cell office:value-type="float" office:value="-1.0528999999999999" table:style-name="ce4">
            <text:p>-1.0529</text:p>
          </table:table-cell>
          <table:table-cell office:value-type="float" office:value="-0.19125" table:style-name="ce4">
            <text:p>-0.19125</text:p>
          </table:table-cell>
          <table:table-cell office:value-type="float" office:value="-0.86165000000000003" table:style-name="ce4">
            <text:p>-0.86165</text:p>
          </table:table-cell>
          <table:table-cell table:number-columns-repeated="16376"/>
        </table:table-row>
        <table:table-row table:style-name="ro1">
          <table:table-cell office:value-type="float" office:value="0.75" table:style-name="ce4">
            <text:p>0.75</text:p>
          </table:table-cell>
          <table:table-cell office:value-type="float" office:value="0.72565999999999997" table:style-name="ce4">
            <text:p>0.72566</text:p>
          </table:table-cell>
          <table:table-cell office:value-type="float" office:value="1.7513700000000001" table:style-name="ce4">
            <text:p>1.75137</text:p>
          </table:table-cell>
          <table:table-cell office:value-type="float" office:value="6.0096699999999998" table:style-name="ce4">
            <text:p>6.00967</text:p>
          </table:table-cell>
          <table:table-cell office:value-type="float" office:value="6.2320200000000003" table:style-name="ce4">
            <text:p>6.23202</text:p>
          </table:table-cell>
          <table:table-cell office:value-type="float" office:value="-1.0257099999999999" table:style-name="ce4">
            <text:p>-1.02571</text:p>
          </table:table-cell>
          <table:table-cell office:value-type="float" office:value="-0.22234999999999999" table:style-name="ce4">
            <text:p>-0.22235</text:p>
          </table:table-cell>
          <table:table-cell office:value-type="float" office:value="-0.80335999999999996" table:style-name="ce4">
            <text:p>-0.80336</text:p>
          </table:table-cell>
          <table:table-cell table:number-columns-repeated="16376"/>
        </table:table-row>
        <table:table-row table:style-name="ro1">
          <table:table-cell office:value-type="float" office:value="0.8" table:style-name="ce4">
            <text:p>0.8</text:p>
          </table:table-cell>
          <table:table-cell office:value-type="float" office:value="0.72257000000000005" table:style-name="ce4">
            <text:p>0.72257</text:p>
          </table:table-cell>
          <table:table-cell office:value-type="float" office:value="1.7094499999999999" table:style-name="ce4">
            <text:p>1.70945</text:p>
          </table:table-cell>
          <table:table-cell office:value-type="float" office:value="5.9511900000000004" table:style-name="ce4">
            <text:p>5.95119</text:p>
          </table:table-cell>
          <table:table-cell office:value-type="float" office:value="6.2264200000000001" table:style-name="ce4">
            <text:p>6.22642</text:p>
          </table:table-cell>
          <table:table-cell office:value-type="float" office:value="-0.98687999999999998" table:style-name="ce4">
            <text:p>-0.98688</text:p>
          </table:table-cell>
          <table:table-cell office:value-type="float" office:value="-0.27522999999999997" table:style-name="ce4">
            <text:p>-0.27523</text:p>
          </table:table-cell>
          <table:table-cell office:value-type="float" office:value="-0.71165" table:style-name="ce4">
            <text:p>-0.71165</text:p>
          </table:table-cell>
          <table:table-cell table:number-columns-repeated="16376"/>
        </table:table-row>
        <table:table-row table:style-name="ro1">
          <table:table-cell office:value-type="float" office:value="0.85" table:style-name="ce4">
            <text:p>0.85</text:p>
          </table:table-cell>
          <table:table-cell office:value-type="float" office:value="0.72457000000000005" table:style-name="ce4">
            <text:p>0.72457</text:p>
          </table:table-cell>
          <table:table-cell office:value-type="float" office:value="1.68059" table:style-name="ce4">
            <text:p>1.68059</text:p>
          </table:table-cell>
          <table:table-cell office:value-type="float" office:value="5.9146099999999997" table:style-name="ce4">
            <text:p>5.91461</text:p>
          </table:table-cell>
          <table:table-cell office:value-type="float" office:value="6.2532300000000003" table:style-name="ce4">
            <text:p>6.25323</text:p>
          </table:table-cell>
          <table:table-cell office:value-type="float" office:value="-0.95601999999999998" table:style-name="ce4">
            <text:p>-0.95602</text:p>
          </table:table-cell>
          <table:table-cell office:value-type="float" office:value="-0.33861999999999998" table:style-name="ce4">
            <text:p>-0.33862</text:p>
          </table:table-cell>
          <table:table-cell office:value-type="float" office:value="-0.61739999999999995" table:style-name="ce4">
            <text:p>-0.6174</text:p>
          </table:table-cell>
          <table:table-cell table:number-columns-repeated="16376"/>
        </table:table-row>
        <table:table-row table:style-name="ro1">
          <table:table-cell office:value-type="float" office:value="0.9" table:style-name="ce4">
            <text:p>0.9</text:p>
          </table:table-cell>
          <table:table-cell office:value-type="float" office:value="0.72604999999999997" table:style-name="ce4">
            <text:p>0.72605</text:p>
          </table:table-cell>
          <table:table-cell office:value-type="float" office:value="1.6439699999999999" table:style-name="ce4">
            <text:p>1.64397</text:p>
          </table:table-cell>
          <table:table-cell office:value-type="float" office:value="5.8387900000000004" table:style-name="ce4">
            <text:p>5.83879</text:p>
          </table:table-cell>
          <table:table-cell office:value-type="float" office:value="6.2545900000000003" table:style-name="ce4">
            <text:p>6.25459</text:p>
          </table:table-cell>
          <table:table-cell office:value-type="float" office:value="-0.91791999999999996" table:style-name="ce4">
            <text:p>-0.91792</text:p>
          </table:table-cell>
          <table:table-cell office:value-type="float" office:value="-0.4158" table:style-name="ce4">
            <text:p>-0.4158</text:p>
          </table:table-cell>
          <table:table-cell office:value-type="float" office:value="-0.50212000000000001" table:style-name="ce4">
            <text:p>-0.50212</text:p>
          </table:table-cell>
          <table:table-cell table:number-columns-repeated="16376"/>
        </table:table-row>
        <table:table-row table:style-name="ro1">
          <table:table-cell office:value-type="float" office:value="0.95" table:style-name="ce4">
            <text:p>0.95</text:p>
          </table:table-cell>
          <table:table-cell office:value-type="float" office:value="0.72487999999999997" table:style-name="ce4">
            <text:p>0.72488</text:p>
          </table:table-cell>
          <table:table-cell office:value-type="float" office:value="1.61551" table:style-name="ce4">
            <text:p>1.61551</text:p>
          </table:table-cell>
          <table:table-cell office:value-type="float" office:value="5.7606099999999998" table:style-name="ce4">
            <text:p>5.76061</text:p>
          </table:table-cell>
          <table:table-cell office:value-type="float" office:value="6.2358200000000004" table:style-name="ce4">
            <text:p>6.23582</text:p>
          </table:table-cell>
          <table:table-cell office:value-type="float" office:value="-0.89063000000000003" table:style-name="ce4">
            <text:p>-0.89063</text:p>
          </table:table-cell>
          <table:table-cell office:value-type="float" office:value="-0.47521000000000002" table:style-name="ce4">
            <text:p>-0.47521</text:p>
          </table:table-cell>
          <table:table-cell office:value-type="float" office:value="-0.41542000000000001" table:style-name="ce4">
            <text:p>-0.41542</text:p>
          </table:table-cell>
          <table:table-cell table:number-columns-repeated="16376"/>
        </table:table-row>
        <table:table-row table:style-name="ro1">
          <table:table-cell office:value-type="float" office:value="1" table:style-name="ce4">
            <text:p>1</text:p>
          </table:table-cell>
          <table:table-cell office:value-type="float" office:value="0.73234999999999995" table:style-name="ce4">
            <text:p>0.73235</text:p>
          </table:table-cell>
          <table:table-cell office:value-type="float" office:value="1.59737" table:style-name="ce4">
            <text:p>1.59737</text:p>
          </table:table-cell>
          <table:table-cell office:value-type="float" office:value="5.6886799999999997" table:style-name="ce4">
            <text:p>5.68868</text:p>
          </table:table-cell>
          <table:table-cell office:value-type="float" office:value="6.2458900000000002" table:style-name="ce4">
            <text:p>6.24589</text:p>
          </table:table-cell>
          <table:table-cell office:value-type="float" office:value="-0.86502000000000001" table:style-name="ce4">
            <text:p>-0.86502</text:p>
          </table:table-cell>
          <table:table-cell office:value-type="float" office:value="-0.55720999999999998" table:style-name="ce4">
            <text:p>-0.55721</text:p>
          </table:table-cell>
          <table:table-cell office:value-type="float" office:value="-0.30780999999999997" table:style-name="ce4">
            <text:p>-0.30781</text:p>
          </table:table-cell>
          <table:table-cell table:number-columns-repeated="16376"/>
        </table:table-row>
        <table:table-row table:style-name="ro1">
          <table:table-cell office:value-type="float" office:value="1.05" table:style-name="ce4">
            <text:p>1.05</text:p>
          </table:table-cell>
          <table:table-cell office:value-type="float" office:value="0.73845000000000005" table:style-name="ce4">
            <text:p>0.73845</text:p>
          </table:table-cell>
          <table:table-cell office:value-type="float" office:value="1.5829599999999999" table:style-name="ce4">
            <text:p>1.58296</text:p>
          </table:table-cell>
          <table:table-cell office:value-type="float" office:value="5.6181599999999996" table:style-name="ce4">
            <text:p>5.61816</text:p>
          </table:table-cell>
          <table:table-cell office:value-type="float" office:value="6.2330500000000004" table:style-name="ce4">
            <text:p>6.23305</text:p>
          </table:table-cell>
          <table:table-cell office:value-type="float" office:value="-0.84450999999999998" table:style-name="ce4">
            <text:p>-0.84451</text:p>
          </table:table-cell>
          <table:table-cell office:value-type="float" office:value="-0.61489000000000005" table:style-name="ce4">
            <text:p>-0.61489</text:p>
          </table:table-cell>
          <table:table-cell office:value-type="float" office:value="-0.22961999999999999" table:style-name="ce4">
            <text:p>-0.22962</text:p>
          </table:table-cell>
          <table:table-cell table:number-columns-repeated="16376"/>
        </table:table-row>
        <table:table-row table:style-name="ro1">
          <table:table-cell office:value-type="float" office:value="1.1000000000000001" table:style-name="ce4">
            <text:p>1.1</text:p>
          </table:table-cell>
          <table:table-cell office:value-type="float" office:value="0.74885000000000002" table:style-name="ce4">
            <text:p>0.74885</text:p>
          </table:table-cell>
          <table:table-cell office:value-type="float" office:value="1.5812200000000001" table:style-name="ce4">
            <text:p>1.58122</text:p>
          </table:table-cell>
          <table:table-cell office:value-type="float" office:value="5.5728299999999997" table:style-name="ce4">
            <text:p>5.57283</text:p>
          </table:table-cell>
          <table:table-cell office:value-type="float" office:value="6.2541399999999996" table:style-name="ce4">
            <text:p>6.25414</text:p>
          </table:table-cell>
          <table:table-cell office:value-type="float" office:value="-0.83237000000000005" table:style-name="ce4">
            <text:p>-0.83237</text:p>
          </table:table-cell>
          <table:table-cell office:value-type="float" office:value="-0.68130999999999997" table:style-name="ce4">
            <text:p>-0.68131</text:p>
          </table:table-cell>
          <table:table-cell office:value-type="float" office:value="-0.15106" table:style-name="ce4">
            <text:p>-0.15106</text:p>
          </table:table-cell>
          <table:table-cell table:number-columns-repeated="16376"/>
        </table:table-row>
        <table:table-row table:style-name="ro1">
          <table:table-cell office:value-type="float" office:value="1.1499999999999999" table:style-name="ce4">
            <text:p>1.15</text:p>
          </table:table-cell>
          <table:table-cell office:value-type="float" office:value="0.76054999999999995" table:style-name="ce4">
            <text:p>0.76055</text:p>
          </table:table-cell>
          <table:table-cell office:value-type="float" office:value="1.58399" table:style-name="ce4">
            <text:p>1.58399</text:p>
          </table:table-cell>
          <table:table-cell office:value-type="float" office:value="5.4937199999999997" table:style-name="ce4">
            <text:p>5.49372</text:p>
          </table:table-cell>
          <table:table-cell office:value-type="float" office:value="6.2254199999999997" table:style-name="ce4">
            <text:p>6.22542</text:p>
          </table:table-cell>
          <table:table-cell office:value-type="float" office:value="-0.82343999999999995" table:style-name="ce4">
            <text:p>-0.82344</text:p>
          </table:table-cell>
          <table:table-cell office:value-type="float" office:value="-0.73170000000000002" table:style-name="ce4">
            <text:p>-0.7317</text:p>
          </table:table-cell>
          <table:table-cell office:value-type="float" office:value="-9.1740000000000002E-2" table:style-name="ce4">
            <text:p>-0.09174</text:p>
          </table:table-cell>
          <table:table-cell table:number-columns-repeated="16376"/>
        </table:table-row>
        <table:table-row table:style-name="ro1">
          <table:table-cell office:value-type="float" office:value="1.2" table:style-name="ce4">
            <text:p>1.2</text:p>
          </table:table-cell>
          <table:table-cell office:value-type="float" office:value="0.78047999999999995" table:style-name="ce4">
            <text:p>0.78048</text:p>
          </table:table-cell>
          <table:table-cell office:value-type="float" office:value="1.60337" table:style-name="ce4">
            <text:p>1.60337</text:p>
          </table:table-cell>
          <table:table-cell office:value-type="float" office:value="5.4605399999999999" table:style-name="ce4">
            <text:p>5.46054</text:p>
          </table:table-cell>
          <table:table-cell office:value-type="float" office:value="6.2421300000000004" table:style-name="ce4">
            <text:p>6.24213</text:p>
          </table:table-cell>
          <table:table-cell office:value-type="float" office:value="-0.82289000000000001" table:style-name="ce4">
            <text:p>-0.82289</text:p>
          </table:table-cell>
          <table:table-cell office:value-type="float" office:value="-0.78159000000000001" table:style-name="ce4">
            <text:p>-0.78159</text:p>
          </table:table-cell>
          <table:table-cell office:value-type="float" office:value="-4.1300000000000003E-2" table:style-name="ce4">
            <text:p>-0.0413</text:p>
          </table:table-cell>
          <table:table-cell table:number-columns-repeated="16376"/>
        </table:table-row>
        <table:table-row table:style-name="ro1">
          <table:table-cell office:value-type="float" office:value="1.25" table:style-name="ce4">
            <text:p>1.25</text:p>
          </table:table-cell>
          <table:table-cell office:value-type="float" office:value="0.80271000000000003" table:style-name="ce4">
            <text:p>0.80271</text:p>
          </table:table-cell>
          <table:table-cell office:value-type="float" office:value="1.63117" table:style-name="ce4">
            <text:p>1.63117</text:p>
          </table:table-cell>
          <table:table-cell office:value-type="float" office:value="5.4282399999999997" table:style-name="ce4">
            <text:p>5.42824</text:p>
          </table:table-cell>
          <table:table-cell office:value-type="float" office:value="6.2438000000000002" table:style-name="ce4">
            <text:p>6.2438</text:p>
          </table:table-cell>
          <table:table-cell office:value-type="float" office:value="-0.82845999999999997" table:style-name="ce4">
            <text:p>-0.82846</text:p>
          </table:table-cell>
          <table:table-cell office:value-type="float" office:value="-0.81555999999999995" table:style-name="ce4">
            <text:p>-0.81556</text:p>
          </table:table-cell>
          <table:table-cell office:value-type="float" office:value="-1.29E-2" table:style-name="ce4">
            <text:p>-0.0129</text:p>
          </table:table-cell>
          <table:table-cell table:number-columns-repeated="16376"/>
        </table:table-row>
        <table:table-row table:style-name="ro1">
          <table:table-cell office:value-type="float" office:value="1.3" table:style-name="ce4">
            <text:p>1.3</text:p>
          </table:table-cell>
          <table:table-cell office:value-type="float" office:value="0.82950000000000002" table:style-name="ce4">
            <text:p>0.8295</text:p>
          </table:table-cell>
          <table:table-cell office:value-type="float" office:value="1.6650400000000001" table:style-name="ce4">
            <text:p>1.66504</text:p>
          </table:table-cell>
          <table:table-cell office:value-type="float" office:value="5.4016099999999998" table:style-name="ce4">
            <text:p>5.40161</text:p>
          </table:table-cell>
          <table:table-cell office:value-type="float" office:value="6.24918" table:style-name="ce4">
            <text:p>6.24918</text:p>
          </table:table-cell>
          <table:table-cell office:value-type="float" office:value="-0.83553999999999995" table:style-name="ce4">
            <text:p>-0.83554</text:p>
          </table:table-cell>
          <table:table-cell office:value-type="float" office:value="-0.84757000000000005" table:style-name="ce4">
            <text:p>-0.84757</text:p>
          </table:table-cell>
          <table:table-cell office:value-type="float" office:value="1.2030000000000001E-2" table:style-name="ce4">
            <text:p>0.01203</text:p>
          </table:table-cell>
          <table:table-cell table:number-columns-repeated="16376"/>
        </table:table-row>
        <table:table-row table:style-name="ro1">
          <table:table-cell office:value-type="float" office:value="1.35" table:style-name="ce4">
            <text:p>1.35</text:p>
          </table:table-cell>
          <table:table-cell office:value-type="float" office:value="0.86063999999999996" table:style-name="ce4">
            <text:p>0.86064</text:p>
          </table:table-cell>
          <table:table-cell office:value-type="float" office:value="1.71122" table:style-name="ce4">
            <text:p>1.71122</text:p>
          </table:table-cell>
          <table:table-cell office:value-type="float" office:value="5.3677099999999998" table:style-name="ce4">
            <text:p>5.36771</text:p>
          </table:table-cell>
          <table:table-cell office:value-type="float" office:value="6.2407199999999996" table:style-name="ce4">
            <text:p>6.24072</text:p>
          </table:table-cell>
          <table:table-cell office:value-type="float" office:value="-0.85058" table:style-name="ce4">
            <text:p>-0.85058</text:p>
          </table:table-cell>
          <table:table-cell office:value-type="float" office:value="-0.87300999999999995" table:style-name="ce4">
            <text:p>-0.87301</text:p>
          </table:table-cell>
          <table:table-cell office:value-type="float" office:value="2.2429999999999999E-2" table:style-name="ce4">
            <text:p>0.02243</text:p>
          </table:table-cell>
          <table:table-cell table:number-columns-repeated="16376"/>
        </table:table-row>
        <table:table-row table:style-name="ro1">
          <table:table-cell office:value-type="float" office:value="1.4" table:style-name="ce4">
            <text:p>1.4</text:p>
          </table:table-cell>
          <table:table-cell office:value-type="float" office:value="0.89371999999999996" table:style-name="ce4">
            <text:p>0.89372</text:p>
          </table:table-cell>
          <table:table-cell office:value-type="float" office:value="1.76173" table:style-name="ce4">
            <text:p>1.76173</text:p>
          </table:table-cell>
          <table:table-cell office:value-type="float" office:value="5.3502299999999998" table:style-name="ce4">
            <text:p>5.35023</text:p>
          </table:table-cell>
          <table:table-cell office:value-type="float" office:value="6.2483300000000002" table:style-name="ce4">
            <text:p>6.24833</text:p>
          </table:table-cell>
          <table:table-cell office:value-type="float" office:value="-0.86800999999999995" table:style-name="ce4">
            <text:p>-0.86801</text:p>
          </table:table-cell>
          <table:table-cell office:value-type="float" office:value="-0.89810000000000001" table:style-name="ce4">
            <text:p>-0.8981</text:p>
          </table:table-cell>
          <table:table-cell office:value-type="float" office:value="3.0089999999999999E-2" table:style-name="ce4">
            <text:p>0.03009</text:p>
          </table:table-cell>
          <table:table-cell table:number-columns-repeated="16376"/>
        </table:table-row>
        <table:table-row table:style-name="ro1">
          <table:table-cell office:value-type="float" office:value="1.45" table:style-name="ce4">
            <text:p>1.45</text:p>
          </table:table-cell>
          <table:table-cell office:value-type="float" office:value="0.93391000000000002" table:style-name="ce4">
            <text:p>0.93391</text:p>
          </table:table-cell>
          <table:table-cell office:value-type="float" office:value="1.8231299999999999" table:style-name="ce4">
            <text:p>1.82313</text:p>
          </table:table-cell>
          <table:table-cell office:value-type="float" office:value="5.3327400000000003" table:style-name="ce4">
            <text:p>5.33274</text:p>
          </table:table-cell>
          <table:table-cell office:value-type="float" office:value="6.2557200000000002" table:style-name="ce4">
            <text:p>6.25572</text:p>
          </table:table-cell>
          <table:table-cell office:value-type="float" office:value="-0.88922000000000001" table:style-name="ce4">
            <text:p>-0.88922</text:p>
          </table:table-cell>
          <table:table-cell office:value-type="float" office:value="-0.92298000000000002" table:style-name="ce4">
            <text:p>-0.92298</text:p>
          </table:table-cell>
          <table:table-cell office:value-type="float" office:value="3.3759999999999998E-2" table:style-name="ce4">
            <text:p>0.03376</text:p>
          </table:table-cell>
          <table:table-cell table:number-columns-repeated="16376"/>
        </table:table-row>
        <table:table-row table:style-name="ro1">
          <table:table-cell office:value-type="float" office:value="1.5" table:style-name="ce4">
            <text:p>1.5</text:p>
          </table:table-cell>
          <table:table-cell office:value-type="float" office:value="0.96575" table:style-name="ce4">
            <text:p>0.96575</text:p>
          </table:table-cell>
          <table:table-cell office:value-type="float" office:value="1.88151" table:style-name="ce4">
            <text:p>1.88151</text:p>
          </table:table-cell>
          <table:table-cell office:value-type="float" office:value="5.3120500000000002" table:style-name="ce4">
            <text:p>5.31205</text:p>
          </table:table-cell>
          <table:table-cell office:value-type="float" office:value="6.2431999999999999" table:style-name="ce4">
            <text:p>6.2432</text:p>
          </table:table-cell>
          <table:table-cell office:value-type="float" office:value="-0.91576000000000002" table:style-name="ce4">
            <text:p>-0.91576</text:p>
          </table:table-cell>
          <table:table-cell office:value-type="float" office:value="-0.93115000000000003" table:style-name="ce4">
            <text:p>-0.93115</text:p>
          </table:table-cell>
          <table:table-cell office:value-type="float" office:value="1.5389999999999999E-2" table:style-name="ce4">
            <text:p>0.01539</text:p>
          </table:table-cell>
          <table:table-cell table:number-columns-repeated="16376"/>
        </table:table-row>
        <table:table-row table:style-name="ro1">
          <table:table-cell office:value-type="float" office:value="1.55" table:style-name="ce4">
            <text:p>1.55</text:p>
          </table:table-cell>
          <table:table-cell office:value-type="float" office:value="1.0020500000000001" table:style-name="ce4">
            <text:p>1.00205</text:p>
          </table:table-cell>
          <table:table-cell office:value-type="float" office:value="1.9457800000000001" table:style-name="ce4">
            <text:p>1.94578</text:p>
          </table:table-cell>
          <table:table-cell office:value-type="float" office:value="5.3012800000000002" table:style-name="ce4">
            <text:p>5.30128</text:p>
          </table:table-cell>
          <table:table-cell office:value-type="float" office:value="6.2492700000000001" table:style-name="ce4">
            <text:p>6.24927</text:p>
          </table:table-cell>
          <table:table-cell office:value-type="float" office:value="-0.94372999999999996" table:style-name="ce4">
            <text:p>-0.94373</text:p>
          </table:table-cell>
          <table:table-cell office:value-type="float" office:value="-0.94799" table:style-name="ce4">
            <text:p>-0.94799</text:p>
          </table:table-cell>
          <table:table-cell office:value-type="float" office:value="4.2599999999999999E-3" table:style-name="ce4">
            <text:p>0.00426</text:p>
          </table:table-cell>
          <table:table-cell table:number-columns-repeated="16376"/>
        </table:table-row>
        <table:table-row table:style-name="ro1">
          <table:table-cell office:value-type="float" office:value="1.6" table:style-name="ce4">
            <text:p>1.6</text:p>
          </table:table-cell>
          <table:table-cell office:value-type="float" office:value="1.0351900000000001" table:style-name="ce4">
            <text:p>1.03519</text:p>
          </table:table-cell>
          <table:table-cell office:value-type="float" office:value="2.0015499999999999" table:style-name="ce4">
            <text:p>2.00155</text:p>
          </table:table-cell>
          <table:table-cell office:value-type="float" office:value="5.2935100000000004" table:style-name="ce4">
            <text:p>5.29351</text:p>
          </table:table-cell>
          <table:table-cell office:value-type="float" office:value="6.2496499999999999" table:style-name="ce4">
            <text:p>6.24965</text:p>
          </table:table-cell>
          <table:table-cell office:value-type="float" office:value="-0.96636" table:style-name="ce4">
            <text:p>-0.96636</text:p>
          </table:table-cell>
          <table:table-cell office:value-type="float" office:value="-0.95613999999999999" table:style-name="ce4">
            <text:p>-0.95614</text:p>
          </table:table-cell>
          <table:table-cell office:value-type="float" office:value="-1.022E-2" table:style-name="ce4">
            <text:p>-0.01022</text:p>
          </table:table-cell>
          <table:table-cell table:number-columns-repeated="16376"/>
        </table:table-row>
        <table:table-row table:style-name="ro1">
          <table:table-cell office:value-type="float" office:value="1.65" table:style-name="ce4">
            <text:p>1.65</text:p>
          </table:table-cell>
          <table:table-cell office:value-type="float" office:value="1.0624800000000001" table:style-name="ce4">
            <text:p>1.06248</text:p>
          </table:table-cell>
          <table:table-cell office:value-type="float" office:value="2.0429599999999999" table:style-name="ce4">
            <text:p>2.04296</text:p>
          </table:table-cell>
          <table:table-cell office:value-type="float" office:value="5.2920800000000003" table:style-name="ce4">
            <text:p>5.29208</text:p>
          </table:table-cell>
          <table:table-cell office:value-type="float" office:value="6.2563500000000003" table:style-name="ce4">
            <text:p>6.25635</text:p>
          </table:table-cell>
          <table:table-cell office:value-type="float" office:value="-0.98048000000000002" table:style-name="ce4">
            <text:p>-0.98048</text:p>
          </table:table-cell>
          <table:table-cell office:value-type="float" office:value="-0.96426999999999996" table:style-name="ce4">
            <text:p>-0.96427</text:p>
          </table:table-cell>
          <table:table-cell office:value-type="float" office:value="-1.6209999999999999E-2" table:style-name="ce4">
            <text:p>-0.01621</text:p>
          </table:table-cell>
          <table:table-cell table:number-columns-repeated="16376"/>
        </table:table-row>
        <table:table-row table:style-name="ro1">
          <table:table-cell office:value-type="float" office:value="1.7" table:style-name="ce4">
            <text:p>1.7</text:p>
          </table:table-cell>
          <table:table-cell office:value-type="float" office:value="1.08422" table:style-name="ce4">
            <text:p>1.08422</text:p>
          </table:table-cell>
          <table:table-cell office:value-type="float" office:value="2.08155" table:style-name="ce4">
            <text:p>2.08155</text:p>
          </table:table-cell>
          <table:table-cell office:value-type="float" office:value="5.2797799999999997" table:style-name="ce4">
            <text:p>5.27978</text:p>
          </table:table-cell>
          <table:table-cell office:value-type="float" office:value="6.2485600000000003" table:style-name="ce4">
            <text:p>6.24856</text:p>
          </table:table-cell>
          <table:table-cell office:value-type="float" office:value="-0.99733000000000005" table:style-name="ce4">
            <text:p>-0.99733</text:p>
          </table:table-cell>
          <table:table-cell office:value-type="float" office:value="-0.96877999999999997" table:style-name="ce4">
            <text:p>-0.96878</text:p>
          </table:table-cell>
          <table:table-cell office:value-type="float" office:value="-2.8549999999999999E-2" table:style-name="ce4">
            <text:p>-0.02855</text:p>
          </table:table-cell>
          <table:table-cell table:number-columns-repeated="16376"/>
        </table:table-row>
        <table:table-row table:style-name="ro1">
          <table:table-cell office:value-type="float" office:value="1.75" table:style-name="ce4">
            <text:p>1.75</text:p>
          </table:table-cell>
          <table:table-cell office:value-type="float" office:value="1.10337" table:style-name="ce4">
            <text:p>1.10337</text:p>
          </table:table-cell>
          <table:table-cell office:value-type="float" office:value="2.1053099999999998" table:style-name="ce4">
            <text:p>2.10531</text:p>
          </table:table-cell>
          <table:table-cell office:value-type="float" office:value="5.2828200000000001" table:style-name="ce4">
            <text:p>5.28282</text:p>
          </table:table-cell>
          <table:table-cell office:value-type="float" office:value="6.2654800000000002" table:style-name="ce4">
            <text:p>6.26548</text:p>
          </table:table-cell>
          <table:table-cell office:value-type="float" office:value="-1.0019400000000001" table:style-name="ce4">
            <text:p>-1.00194</text:p>
          </table:table-cell>
          <table:table-cell office:value-type="float" office:value="-0.98265999999999998" table:style-name="ce4">
            <text:p>-0.98266</text:p>
          </table:table-cell>
          <table:table-cell office:value-type="float" office:value="-1.9279999999999999E-2" table:style-name="ce4">
            <text:p>-0.01928</text:p>
          </table:table-cell>
          <table:table-cell table:number-columns-repeated="16376"/>
        </table:table-row>
        <table:table-row table:style-name="ro1">
          <table:table-cell office:value-type="float" office:value="1.8" table:style-name="ce4">
            <text:p>1.8</text:p>
          </table:table-cell>
          <table:table-cell office:value-type="float" office:value="1.11128" table:style-name="ce4">
            <text:p>1.11128</text:p>
          </table:table-cell>
          <table:table-cell office:value-type="float" office:value="2.1088900000000002" table:style-name="ce4">
            <text:p>2.10889</text:p>
          </table:table-cell>
          <table:table-cell office:value-type="float" office:value="5.2799100000000001" table:style-name="ce4">
            <text:p>5.27991</text:p>
          </table:table-cell>
          <table:table-cell office:value-type="float" office:value="6.2446200000000003" table:style-name="ce4">
            <text:p>6.24462</text:p>
          </table:table-cell>
          <table:table-cell office:value-type="float" office:value="-0.99761" table:style-name="ce4">
            <text:p>-0.99761</text:p>
          </table:table-cell>
          <table:table-cell office:value-type="float" office:value="-0.96470999999999996" table:style-name="ce4">
            <text:p>-0.96471</text:p>
          </table:table-cell>
          <table:table-cell office:value-type="float" office:value="-3.2899999999999999E-2" table:style-name="ce4">
            <text:p>-0.0329</text:p>
          </table:table-cell>
          <table:table-cell table:number-columns-repeated="16376"/>
        </table:table-row>
        <table:table-row table:style-name="ro1">
          <table:table-cell office:value-type="float" office:value="1.85" table:style-name="ce4">
            <text:p>1.85</text:p>
          </table:table-cell>
          <table:table-cell office:value-type="float" office:value="1.1254" table:style-name="ce4">
            <text:p>1.1254</text:p>
          </table:table-cell>
          <table:table-cell office:value-type="float" office:value="2.10385" table:style-name="ce4">
            <text:p>2.10385</text:p>
          </table:table-cell>
          <table:table-cell office:value-type="float" office:value="5.2854900000000002" table:style-name="ce4">
            <text:p>5.28549</text:p>
          </table:table-cell>
          <table:table-cell office:value-type="float" office:value="6.25387" table:style-name="ce4">
            <text:p>6.25387</text:p>
          </table:table-cell>
          <table:table-cell office:value-type="float" office:value="-0.97845000000000004" table:style-name="ce4">
            <text:p>-0.97845</text:p>
          </table:table-cell>
          <table:table-cell office:value-type="float" office:value="-0.96838000000000002" table:style-name="ce4">
            <text:p>-0.96838</text:p>
          </table:table-cell>
          <table:table-cell office:value-type="float" office:value="-1.0070000000000001E-2" table:style-name="ce4">
            <text:p>-0.01007</text:p>
          </table:table-cell>
          <table:table-cell table:number-columns-repeated="16376"/>
        </table:table-row>
        <table:table-row table:style-name="ro1">
          <table:table-cell office:value-type="float" office:value="1.9" table:style-name="ce4">
            <text:p>1.9</text:p>
          </table:table-cell>
          <table:table-cell office:value-type="float" office:value="1.1296999999999999" table:style-name="ce4">
            <text:p>1.1297</text:p>
          </table:table-cell>
          <table:table-cell office:value-type="float" office:value="2.0885699999999998" table:style-name="ce4">
            <text:p>2.08857</text:p>
          </table:table-cell>
          <table:table-cell office:value-type="float" office:value="5.27806" table:style-name="ce4">
            <text:p>5.27806</text:p>
          </table:table-cell>
          <table:table-cell office:value-type="float" office:value="6.2474100000000004" table:style-name="ce4">
            <text:p>6.24741</text:p>
          </table:table-cell>
          <table:table-cell office:value-type="float" office:value="-0.95887" table:style-name="ce4">
            <text:p>-0.95887</text:p>
          </table:table-cell>
          <table:table-cell office:value-type="float" office:value="-0.96935000000000004" table:style-name="ce4">
            <text:p>-0.96935</text:p>
          </table:table-cell>
          <table:table-cell office:value-type="float" office:value="1.048E-2" table:style-name="ce4">
            <text:p>0.01048</text:p>
          </table:table-cell>
          <table:table-cell table:number-columns-repeated="16376"/>
        </table:table-row>
        <table:table-row table:style-name="ro1">
          <table:table-cell office:value-type="float" office:value="1.95" table:style-name="ce4">
            <text:p>1.95</text:p>
          </table:table-cell>
          <table:table-cell office:value-type="float" office:value="1.14185" table:style-name="ce4">
            <text:p>1.14185</text:p>
          </table:table-cell>
          <table:table-cell office:value-type="float" office:value="2.0719099999999999" table:style-name="ce4">
            <text:p>2.07191</text:p>
          </table:table-cell>
          <table:table-cell office:value-type="float" office:value="5.2764699999999998" table:style-name="ce4">
            <text:p>5.27647</text:p>
          </table:table-cell>
          <table:table-cell office:value-type="float" office:value="6.2266199999999996" table:style-name="ce4">
            <text:p>6.22662</text:p>
          </table:table-cell>
          <table:table-cell office:value-type="float" office:value="-0.93006" table:style-name="ce4">
            <text:p>-0.93006</text:p>
          </table:table-cell>
          <table:table-cell office:value-type="float" office:value="-0.95015000000000005" table:style-name="ce4">
            <text:p>-0.95015</text:p>
          </table:table-cell>
          <table:table-cell office:value-type="float" office:value="2.009E-2" table:style-name="ce4">
            <text:p>0.02009</text:p>
          </table:table-cell>
          <table:table-cell table:number-columns-repeated="16376"/>
        </table:table-row>
        <table:table-row table:style-name="ro1">
          <table:table-cell office:value-type="float" office:value="2" table:style-name="ce4">
            <text:p>2</text:p>
          </table:table-cell>
          <table:table-cell office:value-type="float" office:value="1.15198" table:style-name="ce4">
            <text:p>1.15198</text:p>
          </table:table-cell>
          <table:table-cell office:value-type="float" office:value="2.0465599999999999" table:style-name="ce4">
            <text:p>2.04656</text:p>
          </table:table-cell>
          <table:table-cell office:value-type="float" office:value="5.2782900000000001" table:style-name="ce4">
            <text:p>5.27829</text:p>
          </table:table-cell>
          <table:table-cell office:value-type="float" office:value="6.2259900000000004" table:style-name="ce4">
            <text:p>6.22599</text:p>
          </table:table-cell>
          <table:table-cell office:value-type="float" office:value="-0.89458000000000004" table:style-name="ce4">
            <text:p>-0.89458</text:p>
          </table:table-cell>
          <table:table-cell office:value-type="float" office:value="-0.94769999999999999" table:style-name="ce4">
            <text:p>-0.9477</text:p>
          </table:table-cell>
          <table:table-cell office:value-type="float" office:value="5.3120000000000001E-2" table:style-name="ce4">
            <text:p>0.05312</text:p>
          </table:table-cell>
          <table:table-cell table:number-columns-repeated="16376"/>
        </table:table-row>
        <table:table-row table:style-name="ro1">
          <table:table-cell office:value-type="float" office:value="2.0499999999999998" table:style-name="ce4">
            <text:p>2.05</text:p>
          </table:table-cell>
          <table:table-cell office:value-type="float" office:value="1.16004" table:style-name="ce4">
            <text:p>1.16004</text:p>
          </table:table-cell>
          <table:table-cell office:value-type="float" office:value="2.03315" table:style-name="ce4">
            <text:p>2.03315</text:p>
          </table:table-cell>
          <table:table-cell office:value-type="float" office:value="5.2865900000000003" table:style-name="ce4">
            <text:p>5.28659</text:p>
          </table:table-cell>
          <table:table-cell office:value-type="float" office:value="6.21936" table:style-name="ce4">
            <text:p>6.21936</text:p>
          </table:table-cell>
          <table:table-cell office:value-type="float" office:value="-0.87311000000000005" table:style-name="ce4">
            <text:p>-0.87311</text:p>
          </table:table-cell>
          <table:table-cell office:value-type="float" office:value="-0.93276999999999999" table:style-name="ce4">
            <text:p>-0.93277</text:p>
          </table:table-cell>
          <table:table-cell office:value-type="float" office:value="5.9659999999999998E-2" table:style-name="ce4">
            <text:p>0.05966</text:p>
          </table:table-cell>
          <table:table-cell table:number-columns-repeated="16376"/>
        </table:table-row>
        <table:table-row table:style-name="ro1">
          <table:table-cell office:value-type="float" office:value="2.1" table:style-name="ce4">
            <text:p>2.1</text:p>
          </table:table-cell>
          <table:table-cell office:value-type="float" office:value="1.17214" table:style-name="ce4">
            <text:p>1.17214</text:p>
          </table:table-cell>
          <table:table-cell office:value-type="float" office:value="2.00854" table:style-name="ce4">
            <text:p>2.00854</text:p>
          </table:table-cell>
          <table:table-cell office:value-type="float" office:value="5.2957799999999997" table:style-name="ce4">
            <text:p>5.29578</text:p>
          </table:table-cell>
          <table:table-cell office:value-type="float" office:value="6.21495" table:style-name="ce4">
            <text:p>6.21495</text:p>
          </table:table-cell>
          <table:table-cell office:value-type="float" office:value="-0.83640000000000003" table:style-name="ce4">
            <text:p>-0.8364</text:p>
          </table:table-cell>
          <table:table-cell office:value-type="float" office:value="-0.91917000000000004" table:style-name="ce4">
            <text:p>-0.91917</text:p>
          </table:table-cell>
          <table:table-cell office:value-type="float" office:value="8.2769999999999996E-2" table:style-name="ce4">
            <text:p>0.08277</text:p>
          </table:table-cell>
          <table:table-cell table:number-columns-repeated="16376"/>
        </table:table-row>
        <table:table-row table:style-name="ro1">
          <table:table-cell office:value-type="float" office:value="2.15" table:style-name="ce4">
            <text:p>2.15</text:p>
          </table:table-cell>
          <table:table-cell office:value-type="float" office:value="1.1715599999999999" table:style-name="ce4">
            <text:p>1.17156</text:p>
          </table:table-cell>
          <table:table-cell office:value-type="float" office:value="1.9804600000000001" table:style-name="ce4">
            <text:p>1.98046</text:p>
          </table:table-cell>
          <table:table-cell office:value-type="float" office:value="5.2896900000000002" table:style-name="ce4">
            <text:p>5.28969</text:p>
          </table:table-cell>
          <table:table-cell office:value-type="float" office:value="6.2080000000000002" table:style-name="ce4">
            <text:p>6.208</text:p>
          </table:table-cell>
          <table:table-cell office:value-type="float" office:value="-0.80889999999999995" table:style-name="ce4">
            <text:p>-0.8089</text:p>
          </table:table-cell>
          <table:table-cell office:value-type="float" office:value="-0.91830999999999996" table:style-name="ce4">
            <text:p>-0.91831</text:p>
          </table:table-cell>
          <table:table-cell office:value-type="float" office:value="0.10940999999999999" table:style-name="ce4">
            <text:p>0.10941</text:p>
          </table:table-cell>
          <table:table-cell table:number-columns-repeated="16376"/>
        </table:table-row>
        <table:table-row table:style-name="ro1">
          <table:table-cell office:value-type="float" office:value="2.2000000000000002" table:style-name="ce4">
            <text:p>2.2</text:p>
          </table:table-cell>
          <table:table-cell office:value-type="float" office:value="1.17008" table:style-name="ce4">
            <text:p>1.17008</text:p>
          </table:table-cell>
          <table:table-cell office:value-type="float" office:value="1.9642299999999999" table:style-name="ce4">
            <text:p>1.96423</text:p>
          </table:table-cell>
          <table:table-cell office:value-type="float" office:value="5.2988900000000001" table:style-name="ce4">
            <text:p>5.29889</text:p>
          </table:table-cell>
          <table:table-cell office:value-type="float" office:value="6.2073600000000004" table:style-name="ce4">
            <text:p>6.20736</text:p>
          </table:table-cell>
          <table:table-cell office:value-type="float" office:value="-0.79415000000000002" table:style-name="ce4">
            <text:p>-0.79415</text:p>
          </table:table-cell>
          <table:table-cell office:value-type="float" office:value="-0.90847" table:style-name="ce4">
            <text:p>-0.90847</text:p>
          </table:table-cell>
          <table:table-cell office:value-type="float" office:value="0.11432" table:style-name="ce4">
            <text:p>0.11432</text:p>
          </table:table-cell>
          <table:table-cell table:number-columns-repeated="16376"/>
        </table:table-row>
        <table:table-row table:style-name="ro1">
          <table:table-cell office:value-type="float" office:value="2.25" table:style-name="ce4">
            <text:p>2.25</text:p>
          </table:table-cell>
          <table:table-cell office:value-type="float" office:value="1.15778" table:style-name="ce4">
            <text:p>1.15778</text:p>
          </table:table-cell>
          <table:table-cell office:value-type="float" office:value="1.93686" table:style-name="ce4">
            <text:p>1.93686</text:p>
          </table:table-cell>
          <table:table-cell office:value-type="float" office:value="5.3016399999999999" table:style-name="ce4">
            <text:p>5.30164</text:p>
          </table:table-cell>
          <table:table-cell office:value-type="float" office:value="6.20167" table:style-name="ce4">
            <text:p>6.20167</text:p>
          </table:table-cell>
          <table:table-cell office:value-type="float" office:value="-0.77907999999999999" table:style-name="ce4">
            <text:p>-0.77908</text:p>
          </table:table-cell>
          <table:table-cell office:value-type="float" office:value="-0.90003" table:style-name="ce4">
            <text:p>-0.90003</text:p>
          </table:table-cell>
          <table:table-cell office:value-type="float" office:value="0.12095" table:style-name="ce4">
            <text:p>0.12095</text:p>
          </table:table-cell>
          <table:table-cell table:number-columns-repeated="16376"/>
        </table:table-row>
        <table:table-row table:style-name="ro1">
          <table:table-cell office:value-type="float" office:value="2.2999999999999998" table:style-name="ce4">
            <text:p>2.3</text:p>
          </table:table-cell>
          <table:table-cell office:value-type="float" office:value="1.14137" table:style-name="ce4">
            <text:p>1.14137</text:p>
          </table:table-cell>
          <table:table-cell office:value-type="float" office:value="1.9144399999999999" table:style-name="ce4">
            <text:p>1.91444</text:p>
          </table:table-cell>
          <table:table-cell office:value-type="float" office:value="5.31067" table:style-name="ce4">
            <text:p>5.31067</text:p>
          </table:table-cell>
          <table:table-cell office:value-type="float" office:value="6.2038799999999998" table:style-name="ce4">
            <text:p>6.20388</text:p>
          </table:table-cell>
          <table:table-cell office:value-type="float" office:value="-0.77307000000000003" table:style-name="ce4">
            <text:p>-0.77307</text:p>
          </table:table-cell>
          <table:table-cell office:value-type="float" office:value="-0.89320999999999995" table:style-name="ce4">
            <text:p>-0.89321</text:p>
          </table:table-cell>
          <table:table-cell office:value-type="float" office:value="0.12014" table:style-name="ce4">
            <text:p>0.12014</text:p>
          </table:table-cell>
          <table:table-cell table:number-columns-repeated="16376"/>
        </table:table-row>
        <table:table-row table:style-name="ro1">
          <table:table-cell office:value-type="float" office:value="2.35" table:style-name="ce4">
            <text:p>2.35</text:p>
          </table:table-cell>
          <table:table-cell office:value-type="float" office:value="1.1144700000000001" table:style-name="ce4">
            <text:p>1.11447</text:p>
          </table:table-cell>
          <table:table-cell office:value-type="float" office:value="1.8903300000000001" table:style-name="ce4">
            <text:p>1.89033</text:p>
          </table:table-cell>
          <table:table-cell office:value-type="float" office:value="5.3088100000000003" table:style-name="ce4">
            <text:p>5.30881</text:p>
          </table:table-cell>
          <table:table-cell office:value-type="float" office:value="6.2013400000000001" table:style-name="ce4">
            <text:p>6.20134</text:p>
          </table:table-cell>
          <table:table-cell office:value-type="float" office:value="-0.77585999999999999" table:style-name="ce4">
            <text:p>-0.77586</text:p>
          </table:table-cell>
          <table:table-cell office:value-type="float" office:value="-0.89253000000000005" table:style-name="ce4">
            <text:p>-0.89253</text:p>
          </table:table-cell>
          <table:table-cell office:value-type="float" office:value="0.11667" table:style-name="ce4">
            <text:p>0.11667</text:p>
          </table:table-cell>
          <table:table-cell table:number-columns-repeated="16376"/>
        </table:table-row>
        <table:table-row table:style-name="ro1">
          <table:table-cell office:value-type="float" office:value="2.4" table:style-name="ce4">
            <text:p>2.4</text:p>
          </table:table-cell>
          <table:table-cell office:value-type="float" office:value="1.0880099999999999" table:style-name="ce4">
            <text:p>1.08801</text:p>
          </table:table-cell>
          <table:table-cell office:value-type="float" office:value="1.8686100000000001" table:style-name="ce4">
            <text:p>1.86861</text:p>
          </table:table-cell>
          <table:table-cell office:value-type="float" office:value="5.3239000000000001" table:style-name="ce4">
            <text:p>5.3239</text:p>
          </table:table-cell>
          <table:table-cell office:value-type="float" office:value="6.2099900000000003" table:style-name="ce4">
            <text:p>6.20999</text:p>
          </table:table-cell>
          <table:table-cell office:value-type="float" office:value="-0.78059999999999996" table:style-name="ce4">
            <text:p>-0.7806</text:p>
          </table:table-cell>
          <table:table-cell office:value-type="float" office:value="-0.88609000000000004" table:style-name="ce4">
            <text:p>-0.88609</text:p>
          </table:table-cell>
          <table:table-cell office:value-type="float" office:value="0.10549" table:style-name="ce4">
            <text:p>0.10549</text:p>
          </table:table-cell>
          <table:table-cell table:number-columns-repeated="16376"/>
        </table:table-row>
        <table:table-row table:style-name="ro1">
          <table:table-cell office:value-type="float" office:value="2.4500000000000002" table:style-name="ce4">
            <text:p>2.45</text:p>
          </table:table-cell>
          <table:table-cell office:value-type="float" office:value="1.05684" table:style-name="ce4">
            <text:p>1.05684</text:p>
          </table:table-cell>
          <table:table-cell office:value-type="float" office:value="1.8469199999999999" table:style-name="ce4">
            <text:p>1.84692</text:p>
          </table:table-cell>
          <table:table-cell office:value-type="float" office:value="5.3230000000000004" table:style-name="ce4">
            <text:p>5.323</text:p>
          </table:table-cell>
          <table:table-cell office:value-type="float" office:value="6.2074999999999996" table:style-name="ce4">
            <text:p>6.2075</text:p>
          </table:table-cell>
          <table:table-cell office:value-type="float" office:value="-0.79008" table:style-name="ce4">
            <text:p>-0.79008</text:p>
          </table:table-cell>
          <table:table-cell office:value-type="float" office:value="-0.88449999999999995" table:style-name="ce4">
            <text:p>-0.8845</text:p>
          </table:table-cell>
          <table:table-cell office:value-type="float" office:value="9.4420000000000004E-2" table:style-name="ce4">
            <text:p>0.09442</text:p>
          </table:table-cell>
          <table:table-cell table:number-columns-repeated="16376"/>
        </table:table-row>
        <table:table-row table:style-name="ro1">
          <table:table-cell office:value-type="float" office:value="2.5" table:style-name="ce4">
            <text:p>2.5</text:p>
          </table:table-cell>
          <table:table-cell office:value-type="float" office:value="1.0297799999999999" table:style-name="ce4">
            <text:p>1.02978</text:p>
          </table:table-cell>
          <table:table-cell office:value-type="float" office:value="1.83026" table:style-name="ce4">
            <text:p>1.83026</text:p>
          </table:table-cell>
          <table:table-cell office:value-type="float" office:value="5.3264399999999998" table:style-name="ce4">
            <text:p>5.32644</text:p>
          </table:table-cell>
          <table:table-cell office:value-type="float" office:value="6.2121399999999998" table:style-name="ce4">
            <text:p>6.21214</text:p>
          </table:table-cell>
          <table:table-cell office:value-type="float" office:value="-0.80047999999999997" table:style-name="ce4">
            <text:p>-0.80048</text:p>
          </table:table-cell>
          <table:table-cell office:value-type="float" office:value="-0.88570000000000004" table:style-name="ce4">
            <text:p>-0.8857</text:p>
          </table:table-cell>
          <table:table-cell office:value-type="float" office:value="8.5220000000000004E-2" table:style-name="ce4">
            <text:p>0.08522</text:p>
          </table:table-cell>
          <table:table-cell table:number-columns-repeated="16376"/>
        </table:table-row>
        <table:table-row table:style-name="ro1">
          <table:table-cell office:value-type="float" office:value="2.5499999999999998" table:style-name="ce4">
            <text:p>2.55</text:p>
          </table:table-cell>
          <table:table-cell office:value-type="float" office:value="1.00651" table:style-name="ce4">
            <text:p>1.00651</text:p>
          </table:table-cell>
          <table:table-cell office:value-type="float" office:value="1.80941" table:style-name="ce4">
            <text:p>1.80941</text:p>
          </table:table-cell>
          <table:table-cell office:value-type="float" office:value="5.3372900000000003" table:style-name="ce4">
            <text:p>5.33729</text:p>
          </table:table-cell>
          <table:table-cell office:value-type="float" office:value="6.2227699999999997" table:style-name="ce4">
            <text:p>6.22277</text:p>
          </table:table-cell>
          <table:table-cell office:value-type="float" office:value="-0.80289999999999995" table:style-name="ce4">
            <text:p>-0.8029</text:p>
          </table:table-cell>
          <table:table-cell office:value-type="float" office:value="-0.88548000000000004" table:style-name="ce4">
            <text:p>-0.88548</text:p>
          </table:table-cell>
          <table:table-cell office:value-type="float" office:value="8.2580000000000001E-2" table:style-name="ce4">
            <text:p>0.08258</text:p>
          </table:table-cell>
          <table:table-cell table:number-columns-repeated="16376"/>
        </table:table-row>
        <table:table-row table:style-name="ro1">
          <table:table-cell office:value-type="float" office:value="2.6" table:style-name="ce4">
            <text:p>2.6</text:p>
          </table:table-cell>
          <table:table-cell office:value-type="float" office:value="0.97953000000000001" table:style-name="ce4">
            <text:p>0.97953</text:p>
          </table:table-cell>
          <table:table-cell office:value-type="float" office:value="1.7998000000000001" table:style-name="ce4">
            <text:p>1.7998</text:p>
          </table:table-cell>
          <table:table-cell office:value-type="float" office:value="5.3361799999999997" table:style-name="ce4">
            <text:p>5.33618</text:p>
          </table:table-cell>
          <table:table-cell office:value-type="float" office:value="6.21488" table:style-name="ce4">
            <text:p>6.21488</text:p>
          </table:table-cell>
          <table:table-cell office:value-type="float" office:value="-0.82027000000000005" table:style-name="ce4">
            <text:p>-0.82027</text:p>
          </table:table-cell>
          <table:table-cell office:value-type="float" office:value="-0.87870000000000004" table:style-name="ce4">
            <text:p>-0.8787</text:p>
          </table:table-cell>
          <table:table-cell office:value-type="float" office:value="5.8430000000000003E-2" table:style-name="ce4">
            <text:p>0.05843</text:p>
          </table:table-cell>
          <table:table-cell table:number-columns-repeated="16376"/>
        </table:table-row>
        <table:table-row table:style-name="ro1">
          <table:table-cell office:value-type="float" office:value="2.65" table:style-name="ce4">
            <text:p>2.65</text:p>
          </table:table-cell>
          <table:table-cell office:value-type="float" office:value="0.95972000000000002" table:style-name="ce4">
            <text:p>0.95972</text:p>
          </table:table-cell>
          <table:table-cell office:value-type="float" office:value="1.78037" table:style-name="ce4">
            <text:p>1.78037</text:p>
          </table:table-cell>
          <table:table-cell office:value-type="float" office:value="5.3514299999999997" table:style-name="ce4">
            <text:p>5.35143</text:p>
          </table:table-cell>
          <table:table-cell office:value-type="float" office:value="6.2300899999999997" table:style-name="ce4">
            <text:p>6.23009</text:p>
          </table:table-cell>
          <table:table-cell office:value-type="float" office:value="-0.82064999999999999" table:style-name="ce4">
            <text:p>-0.82065</text:p>
          </table:table-cell>
          <table:table-cell office:value-type="float" office:value="-0.87866" table:style-name="ce4">
            <text:p>-0.87866</text:p>
          </table:table-cell>
          <table:table-cell office:value-type="float" office:value="5.8009999999999999E-2" table:style-name="ce4">
            <text:p>0.05801</text:p>
          </table:table-cell>
          <table:table-cell table:number-columns-repeated="16376"/>
        </table:table-row>
        <table:table-row table:style-name="ro1">
          <table:table-cell office:value-type="float" office:value="2.7" table:style-name="ce4">
            <text:p>2.7</text:p>
          </table:table-cell>
          <table:table-cell office:value-type="float" office:value="0.94401999999999997" table:style-name="ce4">
            <text:p>0.94402</text:p>
          </table:table-cell>
          <table:table-cell office:value-type="float" office:value="1.76864" table:style-name="ce4">
            <text:p>1.76864</text:p>
          </table:table-cell>
          <table:table-cell office:value-type="float" office:value="5.3588300000000002" table:style-name="ce4">
            <text:p>5.35883</text:p>
          </table:table-cell>
          <table:table-cell office:value-type="float" office:value="6.2354399999999996" table:style-name="ce4">
            <text:p>6.23544</text:p>
          </table:table-cell>
          <table:table-cell office:value-type="float" office:value="-0.82462000000000002" table:style-name="ce4">
            <text:p>-0.82462</text:p>
          </table:table-cell>
          <table:table-cell office:value-type="float" office:value="-0.87661" table:style-name="ce4">
            <text:p>-0.87661</text:p>
          </table:table-cell>
          <table:table-cell office:value-type="float" office:value="5.1990000000000001E-2" table:style-name="ce4">
            <text:p>0.05199</text:p>
          </table:table-cell>
          <table:table-cell table:number-columns-repeated="16376"/>
        </table:table-row>
        <table:table-row table:style-name="ro1">
          <table:table-cell office:value-type="float" office:value="2.75" table:style-name="ce4">
            <text:p>2.75</text:p>
          </table:table-cell>
          <table:table-cell office:value-type="float" office:value="0.92773000000000005" table:style-name="ce4">
            <text:p>0.92773</text:p>
          </table:table-cell>
          <table:table-cell office:value-type="float" office:value="1.7523899999999999" table:style-name="ce4">
            <text:p>1.75239</text:p>
          </table:table-cell>
          <table:table-cell office:value-type="float" office:value="5.37141" table:style-name="ce4">
            <text:p>5.37141</text:p>
          </table:table-cell>
          <table:table-cell office:value-type="float" office:value="6.2445700000000004" table:style-name="ce4">
            <text:p>6.24457</text:p>
          </table:table-cell>
          <table:table-cell office:value-type="float" office:value="-0.82465999999999995" table:style-name="ce4">
            <text:p>-0.82466</text:p>
          </table:table-cell>
          <table:table-cell office:value-type="float" office:value="-0.87316000000000005" table:style-name="ce4">
            <text:p>-0.87316</text:p>
          </table:table-cell>
          <table:table-cell office:value-type="float" office:value="4.8500000000000001E-2" table:style-name="ce4">
            <text:p>0.0485</text:p>
          </table:table-cell>
          <table:table-cell table:number-columns-repeated="16376"/>
        </table:table-row>
        <table:table-row table:style-name="ro1">
          <table:table-cell office:value-type="float" office:value="2.8" table:style-name="ce4">
            <text:p>2.8</text:p>
          </table:table-cell>
          <table:table-cell office:value-type="float" office:value="0.91613999999999995" table:style-name="ce4">
            <text:p>0.91614</text:p>
          </table:table-cell>
          <table:table-cell office:value-type="float" office:value="1.7420199999999999" table:style-name="ce4">
            <text:p>1.74202</text:p>
          </table:table-cell>
          <table:table-cell office:value-type="float" office:value="5.3826599999999996" table:style-name="ce4">
            <text:p>5.38266</text:p>
          </table:table-cell>
          <table:table-cell office:value-type="float" office:value="6.24709" table:style-name="ce4">
            <text:p>6.24709</text:p>
          </table:table-cell>
          <table:table-cell office:value-type="float" office:value="-0.82587999999999995" table:style-name="ce4">
            <text:p>-0.82588</text:p>
          </table:table-cell>
          <table:table-cell office:value-type="float" office:value="-0.86443000000000003" table:style-name="ce4">
            <text:p>-0.86443</text:p>
          </table:table-cell>
          <table:table-cell office:value-type="float" office:value="3.8550000000000001E-2" table:style-name="ce4">
            <text:p>0.03855</text:p>
          </table:table-cell>
          <table:table-cell table:number-columns-repeated="16376"/>
        </table:table-row>
        <table:table-row table:style-name="ro1">
          <table:table-cell office:value-type="float" office:value="2.85" table:style-name="ce4">
            <text:p>2.85</text:p>
          </table:table-cell>
          <table:table-cell office:value-type="float" office:value="0.90234999999999999" table:style-name="ce4">
            <text:p>0.90235</text:p>
          </table:table-cell>
          <table:table-cell office:value-type="float" office:value="1.7314799999999999" table:style-name="ce4">
            <text:p>1.73148</text:p>
          </table:table-cell>
          <table:table-cell office:value-type="float" office:value="5.3911199999999999" table:style-name="ce4">
            <text:p>5.39112</text:p>
          </table:table-cell>
          <table:table-cell office:value-type="float" office:value="6.2647000000000004" table:style-name="ce4">
            <text:p>6.2647</text:p>
          </table:table-cell>
          <table:table-cell office:value-type="float" office:value="-0.82913000000000003" table:style-name="ce4">
            <text:p>-0.82913</text:p>
          </table:table-cell>
          <table:table-cell office:value-type="float" office:value="-0.87358000000000002" table:style-name="ce4">
            <text:p>-0.87358</text:p>
          </table:table-cell>
          <table:table-cell office:value-type="float" office:value="4.4450000000000003E-2" table:style-name="ce4">
            <text:p>0.04445</text:p>
          </table:table-cell>
          <table:table-cell table:number-columns-repeated="16376"/>
        </table:table-row>
        <table:table-row table:style-name="ro1">
          <table:table-cell office:value-type="float" office:value="2.9" table:style-name="ce4">
            <text:p>2.9</text:p>
          </table:table-cell>
          <table:table-cell office:value-type="float" office:value="0.89500999999999997" table:style-name="ce4">
            <text:p>0.89501</text:p>
          </table:table-cell>
          <table:table-cell office:value-type="float" office:value="1.71743" table:style-name="ce4">
            <text:p>1.71743</text:p>
          </table:table-cell>
          <table:table-cell office:value-type="float" office:value="5.4105400000000001" table:style-name="ce4">
            <text:p>5.41054</text:p>
          </table:table-cell>
          <table:table-cell office:value-type="float" office:value="6.27658" table:style-name="ce4">
            <text:p>6.27658</text:p>
          </table:table-cell>
          <table:table-cell office:value-type="float" office:value="-0.82242000000000004" table:style-name="ce4">
            <text:p>-0.82242</text:p>
          </table:table-cell>
          <table:table-cell office:value-type="float" office:value="-0.86604000000000003" table:style-name="ce4">
            <text:p>-0.86604</text:p>
          </table:table-cell>
          <table:table-cell office:value-type="float" office:value="4.3619999999999999E-2" table:style-name="ce4">
            <text:p>0.04362</text:p>
          </table:table-cell>
          <table:table-cell table:number-columns-repeated="16376"/>
        </table:table-row>
        <table:table-row table:style-name="ro1">
          <table:table-cell office:value-type="float" office:value="2.95" table:style-name="ce4">
            <text:p>2.95</text:p>
          </table:table-cell>
          <table:table-cell office:value-type="float" office:value="0.88810999999999996" table:style-name="ce4">
            <text:p>0.88811</text:p>
          </table:table-cell>
          <table:table-cell office:value-type="float" office:value="1.7026300000000001" table:style-name="ce4">
            <text:p>1.70263</text:p>
          </table:table-cell>
          <table:table-cell office:value-type="float" office:value="5.4132899999999999" table:style-name="ce4">
            <text:p>5.41329</text:p>
          </table:table-cell>
          <table:table-cell office:value-type="float" office:value="6.2805600000000004" table:style-name="ce4">
            <text:p>6.28056</text:p>
          </table:table-cell>
          <table:table-cell office:value-type="float" office:value="-0.81452000000000002" table:style-name="ce4">
            <text:p>-0.81452</text:p>
          </table:table-cell>
          <table:table-cell office:value-type="float" office:value="-0.86726999999999999" table:style-name="ce4">
            <text:p>-0.86727</text:p>
          </table:table-cell>
          <table:table-cell office:value-type="float" office:value="5.2749999999999998E-2" table:style-name="ce4">
            <text:p>0.05275</text:p>
          </table:table-cell>
          <table:table-cell table:number-columns-repeated="16376"/>
        </table:table-row>
        <table:table-row table:style-name="ro1">
          <table:table-cell office:value-type="float" office:value="3" table:style-name="ce4">
            <text:p>3</text:p>
          </table:table-cell>
          <table:table-cell office:value-type="float" office:value="0.88248000000000004" table:style-name="ce4">
            <text:p>0.88248</text:p>
          </table:table-cell>
          <table:table-cell office:value-type="float" office:value="1.6937500000000001" table:style-name="ce4">
            <text:p>1.69375</text:p>
          </table:table-cell>
          <table:table-cell office:value-type="float" office:value="5.4157000000000002" table:style-name="ce4">
            <text:p>5.4157</text:p>
          </table:table-cell>
          <table:table-cell office:value-type="float" office:value="6.2850599999999996" table:style-name="ce4">
            <text:p>6.28506</text:p>
          </table:table-cell>
          <table:table-cell office:value-type="float" office:value="-0.81127000000000005" table:style-name="ce4">
            <text:p>-0.81127</text:p>
          </table:table-cell>
          <table:table-cell office:value-type="float" office:value="-0.86936000000000002" table:style-name="ce4">
            <text:p>-0.86936</text:p>
          </table:table-cell>
          <table:table-cell office:value-type="float" office:value="5.8090000000000003E-2" table:style-name="ce4">
            <text:p>0.05809</text:p>
          </table:table-cell>
          <table:table-cell table:number-columns-repeated="16376"/>
        </table:table-row>
        <table:table-row table:style-name="ro1">
          <table:table-cell office:value-type="float" office:value="3.05" table:style-name="ce4">
            <text:p>3.05</text:p>
          </table:table-cell>
          <table:table-cell office:value-type="float" office:value="0.87707999999999997" table:style-name="ce4">
            <text:p>0.87708</text:p>
          </table:table-cell>
          <table:table-cell office:value-type="float" office:value="1.6854199999999999" table:style-name="ce4">
            <text:p>1.68542</text:p>
          </table:table-cell>
          <table:table-cell office:value-type="float" office:value="5.4242499999999998" table:style-name="ce4">
            <text:p>5.42425</text:p>
          </table:table-cell>
          <table:table-cell office:value-type="float" office:value="6.2944699999999996" table:style-name="ce4">
            <text:p>6.29447</text:p>
          </table:table-cell>
          <table:table-cell office:value-type="float" office:value="-0.80833999999999995" table:style-name="ce4">
            <text:p>-0.80834</text:p>
          </table:table-cell>
          <table:table-cell office:value-type="float" office:value="-0.87021999999999999" table:style-name="ce4">
            <text:p>-0.87022</text:p>
          </table:table-cell>
          <table:table-cell office:value-type="float" office:value="6.1879999999999998E-2" table:style-name="ce4">
            <text:p>0.06188</text:p>
          </table:table-cell>
          <table:table-cell table:number-columns-repeated="16376"/>
        </table:table-row>
        <table:table-row table:style-name="ro1">
          <table:table-cell office:value-type="float" office:value="3.1" table:style-name="ce4">
            <text:p>3.1</text:p>
          </table:table-cell>
          <table:table-cell office:value-type="float" office:value="0.87263999999999997" table:style-name="ce4">
            <text:p>0.87264</text:p>
          </table:table-cell>
          <table:table-cell office:value-type="float" office:value="1.6785000000000001" table:style-name="ce4">
            <text:p>1.6785</text:p>
          </table:table-cell>
          <table:table-cell office:value-type="float" office:value="5.4287099999999997" table:style-name="ce4">
            <text:p>5.42871</text:p>
          </table:table-cell>
          <table:table-cell office:value-type="float" office:value="6.2909199999999998" table:style-name="ce4">
            <text:p>6.29092</text:p>
          </table:table-cell>
          <table:table-cell office:value-type="float" office:value="-0.80586000000000002" table:style-name="ce4">
            <text:p>-0.80586</text:p>
          </table:table-cell>
          <table:table-cell office:value-type="float" office:value="-0.86221000000000003" table:style-name="ce4">
            <text:p>-0.86221</text:p>
          </table:table-cell>
          <table:table-cell office:value-type="float" office:value="5.6349999999999997E-2" table:style-name="ce4">
            <text:p>0.05635</text:p>
          </table:table-cell>
          <table:table-cell table:number-columns-repeated="16376"/>
        </table:table-row>
        <table:table-row table:style-name="ro1">
          <table:table-cell office:value-type="float" office:value="3.15" table:style-name="ce4">
            <text:p>3.15</text:p>
          </table:table-cell>
          <table:table-cell office:value-type="float" office:value="0.87163999999999997" table:style-name="ce4">
            <text:p>0.87164</text:p>
          </table:table-cell>
          <table:table-cell office:value-type="float" office:value="1.6714199999999999" table:style-name="ce4">
            <text:p>1.67142</text:p>
          </table:table-cell>
          <table:table-cell office:value-type="float" office:value="5.4214599999999997" table:style-name="ce4">
            <text:p>5.42146</text:p>
          </table:table-cell>
          <table:table-cell office:value-type="float" office:value="6.2788199999999996" table:style-name="ce4">
            <text:p>6.27882</text:p>
          </table:table-cell>
          <table:table-cell office:value-type="float" office:value="-0.79978000000000005" table:style-name="ce4">
            <text:p>-0.79978</text:p>
          </table:table-cell>
          <table:table-cell office:value-type="float" office:value="-0.85736000000000001" table:style-name="ce4">
            <text:p>-0.85736</text:p>
          </table:table-cell>
          <table:table-cell office:value-type="float" office:value="5.7579999999999999E-2" table:style-name="ce4">
            <text:p>0.05758</text:p>
          </table:table-cell>
          <table:table-cell table:number-columns-repeated="16376"/>
        </table:table-row>
        <table:table-row table:style-name="ro1">
          <table:table-cell office:value-type="float" office:value="3.2" table:style-name="ce4">
            <text:p>3.2</text:p>
          </table:table-cell>
          <table:table-cell office:value-type="float" office:value="0.87356999999999996" table:style-name="ce4">
            <text:p>0.87357</text:p>
          </table:table-cell>
          <table:table-cell office:value-type="float" office:value="1.6728400000000001" table:style-name="ce4">
            <text:p>1.67284</text:p>
          </table:table-cell>
          <table:table-cell office:value-type="float" office:value="5.4161799999999998" table:style-name="ce4">
            <text:p>5.41618</text:p>
          </table:table-cell>
          <table:table-cell office:value-type="float" office:value="6.2781700000000003" table:style-name="ce4">
            <text:p>6.27817</text:p>
          </table:table-cell>
          <table:table-cell office:value-type="float" office:value="-0.79927000000000004" table:style-name="ce4">
            <text:p>-0.79927</text:p>
          </table:table-cell>
          <table:table-cell office:value-type="float" office:value="-0.86199000000000003" table:style-name="ce4">
            <text:p>-0.86199</text:p>
          </table:table-cell>
          <table:table-cell office:value-type="float" office:value="6.2719999999999998E-2" table:style-name="ce4">
            <text:p>0.06272</text:p>
          </table:table-cell>
          <table:table-cell table:number-columns-repeated="16376"/>
        </table:table-row>
        <table:table-row table:style-name="ro1">
          <table:table-cell office:value-type="float" office:value="3.25" table:style-name="ce4">
            <text:p>3.25</text:p>
          </table:table-cell>
          <table:table-cell office:value-type="float" office:value="0.87561999999999995" table:style-name="ce4">
            <text:p>0.87562</text:p>
          </table:table-cell>
          <table:table-cell office:value-type="float" office:value="1.6735" table:style-name="ce4">
            <text:p>1.6735</text:p>
          </table:table-cell>
          <table:table-cell office:value-type="float" office:value="5.4209199999999997" table:style-name="ce4">
            <text:p>5.42092</text:p>
          </table:table-cell>
          <table:table-cell office:value-type="float" office:value="6.2836400000000001" table:style-name="ce4">
            <text:p>6.28364</text:p>
          </table:table-cell>
          <table:table-cell office:value-type="float" office:value="-0.79788000000000003" table:style-name="ce4">
            <text:p>-0.79788</text:p>
          </table:table-cell>
          <table:table-cell office:value-type="float" office:value="-0.86272000000000004" table:style-name="ce4">
            <text:p>-0.86272</text:p>
          </table:table-cell>
          <table:table-cell office:value-type="float" office:value="6.4839999999999995E-2" table:style-name="ce4">
            <text:p>0.06484</text:p>
          </table:table-cell>
          <table:table-cell table:number-columns-repeated="16376"/>
        </table:table-row>
        <table:table-row table:style-name="ro1">
          <table:table-cell office:value-type="float" office:value="3.3" table:style-name="ce4">
            <text:p>3.3</text:p>
          </table:table-cell>
          <table:table-cell office:value-type="float" office:value="0.87817999999999996" table:style-name="ce4">
            <text:p>0.87818</text:p>
          </table:table-cell>
          <table:table-cell office:value-type="float" office:value="1.6788099999999999" table:style-name="ce4">
            <text:p>1.67881</text:p>
          </table:table-cell>
          <table:table-cell office:value-type="float" office:value="5.4084199999999996" table:style-name="ce4">
            <text:p>5.40842</text:p>
          </table:table-cell>
          <table:table-cell office:value-type="float" office:value="6.2657299999999996" table:style-name="ce4">
            <text:p>6.26573</text:p>
          </table:table-cell>
          <table:table-cell office:value-type="float" office:value="-0.80062999999999995" table:style-name="ce4">
            <text:p>-0.80063</text:p>
          </table:table-cell>
          <table:table-cell office:value-type="float" office:value="-0.85731000000000002" table:style-name="ce4">
            <text:p>-0.85731</text:p>
          </table:table-cell>
          <table:table-cell office:value-type="float" office:value="5.6680000000000001E-2" table:style-name="ce4">
            <text:p>0.05668</text:p>
          </table:table-cell>
          <table:table-cell table:number-columns-repeated="16376"/>
        </table:table-row>
        <table:table-row table:style-name="ro1">
          <table:table-cell office:value-type="float" office:value="3.35" table:style-name="ce4">
            <text:p>3.35</text:p>
          </table:table-cell>
          <table:table-cell office:value-type="float" office:value="0.88083" table:style-name="ce4">
            <text:p>0.88083</text:p>
          </table:table-cell>
          <table:table-cell office:value-type="float" office:value="1.68157" table:style-name="ce4">
            <text:p>1.68157</text:p>
          </table:table-cell>
          <table:table-cell office:value-type="float" office:value="5.3971499999999999" table:style-name="ce4">
            <text:p>5.39715</text:p>
          </table:table-cell>
          <table:table-cell office:value-type="float" office:value="6.2655700000000003" table:style-name="ce4">
            <text:p>6.26557</text:p>
          </table:table-cell>
          <table:table-cell office:value-type="float" office:value="-0.80074000000000001" table:style-name="ce4">
            <text:p>-0.80074</text:p>
          </table:table-cell>
          <table:table-cell office:value-type="float" office:value="-0.86841999999999997" table:style-name="ce4">
            <text:p>-0.86842</text:p>
          </table:table-cell>
          <table:table-cell office:value-type="float" office:value="6.7680000000000004E-2" table:style-name="ce4">
            <text:p>0.06768</text:p>
          </table:table-cell>
          <table:table-cell table:number-columns-repeated="16376"/>
        </table:table-row>
        <table:table-row table:style-name="ro1">
          <table:table-cell office:value-type="float" office:value="3.4" table:style-name="ce4">
            <text:p>3.4</text:p>
          </table:table-cell>
          <table:table-cell office:value-type="float" office:value="0.88268999999999997" table:style-name="ce4">
            <text:p>0.88269</text:p>
          </table:table-cell>
          <table:table-cell office:value-type="float" office:value="1.6929000000000001" table:style-name="ce4">
            <text:p>1.6929</text:p>
          </table:table-cell>
          <table:table-cell office:value-type="float" office:value="5.37188" table:style-name="ce4">
            <text:p>5.37188</text:p>
          </table:table-cell>
          <table:table-cell office:value-type="float" office:value="6.2415799999999999" table:style-name="ce4">
            <text:p>6.24158</text:p>
          </table:table-cell>
          <table:table-cell office:value-type="float" office:value="-0.81020999999999999" table:style-name="ce4">
            <text:p>-0.81021</text:p>
          </table:table-cell>
          <table:table-cell office:value-type="float" office:value="-0.86970000000000003" table:style-name="ce4">
            <text:p>-0.8697</text:p>
          </table:table-cell>
          <table:table-cell office:value-type="float" office:value="5.9490000000000001E-2" table:style-name="ce4">
            <text:p>0.05949</text:p>
          </table:table-cell>
          <table:table-cell table:number-columns-repeated="16376"/>
        </table:table-row>
        <table:table-row table:style-name="ro1">
          <table:table-cell office:value-type="float" office:value="3.45" table:style-name="ce4">
            <text:p>3.45</text:p>
          </table:table-cell>
          <table:table-cell office:value-type="float" office:value="0.88275999999999999" table:style-name="ce4">
            <text:p>0.88276</text:p>
          </table:table-cell>
          <table:table-cell office:value-type="float" office:value="1.69462" table:style-name="ce4">
            <text:p>1.69462</text:p>
          </table:table-cell>
          <table:table-cell office:value-type="float" office:value="5.3617699999999999" table:style-name="ce4">
            <text:p>5.36177</text:p>
          </table:table-cell>
          <table:table-cell office:value-type="float" office:value="6.2196699999999998" table:style-name="ce4">
            <text:p>6.21967</text:p>
          </table:table-cell>
          <table:table-cell office:value-type="float" office:value="-0.81186000000000003" table:style-name="ce4">
            <text:p>-0.81186</text:p>
          </table:table-cell>
          <table:table-cell office:value-type="float" office:value="-0.8579" table:style-name="ce4">
            <text:p>-0.8579</text:p>
          </table:table-cell>
          <table:table-cell office:value-type="float" office:value="4.6039999999999998E-2" table:style-name="ce4">
            <text:p>0.04604</text:p>
          </table:table-cell>
          <table:table-cell table:number-columns-repeated="16376"/>
        </table:table-row>
        <table:table-row table:style-name="ro1">
          <table:table-cell office:value-type="float" office:value="3.5" table:style-name="ce4">
            <text:p>3.5</text:p>
          </table:table-cell>
          <table:table-cell office:value-type="float" office:value="0.88697000000000004" table:style-name="ce4">
            <text:p>0.88697</text:p>
          </table:table-cell>
          <table:table-cell office:value-type="float" office:value="1.6985399999999999" table:style-name="ce4">
            <text:p>1.69854</text:p>
          </table:table-cell>
          <table:table-cell office:value-type="float" office:value="5.3501300000000001" table:style-name="ce4">
            <text:p>5.35013</text:p>
          </table:table-cell>
          <table:table-cell office:value-type="float" office:value="6.2135400000000001" table:style-name="ce4">
            <text:p>6.21354</text:p>
          </table:table-cell>
          <table:table-cell office:value-type="float" office:value="-0.81157000000000001" table:style-name="ce4">
            <text:p>-0.81157</text:p>
          </table:table-cell>
          <table:table-cell office:value-type="float" office:value="-0.86341000000000001" table:style-name="ce4">
            <text:p>-0.86341</text:p>
          </table:table-cell>
          <table:table-cell office:value-type="float" office:value="5.1839999999999997E-2" table:style-name="ce4">
            <text:p>0.05184</text:p>
          </table:table-cell>
          <table:table-cell table:number-columns-repeated="16376"/>
        </table:table-row>
        <table:table-row table:style-name="ro1">
          <table:table-cell office:value-type="float" office:value="3.55" table:style-name="ce4">
            <text:p>3.55</text:p>
          </table:table-cell>
          <table:table-cell office:value-type="float" office:value="0.88612999999999997" table:style-name="ce4">
            <text:p>0.88613</text:p>
          </table:table-cell>
          <table:table-cell office:value-type="float" office:value="1.7008000000000001" table:style-name="ce4">
            <text:p>1.7008</text:p>
          </table:table-cell>
          <table:table-cell office:value-type="float" office:value="5.32517" table:style-name="ce4">
            <text:p>5.32517</text:p>
          </table:table-cell>
          <table:table-cell office:value-type="float" office:value="6.1859799999999998" table:style-name="ce4">
            <text:p>6.18598</text:p>
          </table:table-cell>
          <table:table-cell office:value-type="float" office:value="-0.81467000000000001" table:style-name="ce4">
            <text:p>-0.81467</text:p>
          </table:table-cell>
          <table:table-cell office:value-type="float" office:value="-0.86080999999999996" table:style-name="ce4">
            <text:p>-0.86081</text:p>
          </table:table-cell>
          <table:table-cell office:value-type="float" office:value="4.614E-2" table:style-name="ce4">
            <text:p>0.04614</text:p>
          </table:table-cell>
          <table:table-cell table:number-columns-repeated="16376"/>
        </table:table-row>
        <table:table-row table:style-name="ro1">
          <table:table-cell office:value-type="float" office:value="3.6" table:style-name="ce4">
            <text:p>3.6</text:p>
          </table:table-cell>
          <table:table-cell office:value-type="float" office:value="0.88295999999999997" table:style-name="ce4">
            <text:p>0.88296</text:p>
          </table:table-cell>
          <table:table-cell office:value-type="float" office:value="1.7055" table:style-name="ce4">
            <text:p>1.7055</text:p>
          </table:table-cell>
          <table:table-cell office:value-type="float" office:value="5.3114699999999999" table:style-name="ce4">
            <text:p>5.31147</text:p>
          </table:table-cell>
          <table:table-cell office:value-type="float" office:value="6.1731299999999996" table:style-name="ce4">
            <text:p>6.17313</text:p>
          </table:table-cell>
          <table:table-cell office:value-type="float" office:value="-0.82254000000000005" table:style-name="ce4">
            <text:p>-0.82254</text:p>
          </table:table-cell>
          <table:table-cell office:value-type="float" office:value="-0.86165999999999998" table:style-name="ce4">
            <text:p>-0.86166</text:p>
          </table:table-cell>
          <table:table-cell office:value-type="float" office:value="3.9120000000000002E-2" table:style-name="ce4">
            <text:p>0.03912</text:p>
          </table:table-cell>
          <table:table-cell table:number-columns-repeated="16376"/>
        </table:table-row>
        <table:table-row table:style-name="ro1">
          <table:table-cell office:value-type="float" office:value="3.65" table:style-name="ce4">
            <text:p>3.65</text:p>
          </table:table-cell>
          <table:table-cell office:value-type="float" office:value="0.88282000000000005" table:style-name="ce4">
            <text:p>0.88282</text:p>
          </table:table-cell>
          <table:table-cell office:value-type="float" office:value="1.70577" table:style-name="ce4">
            <text:p>1.70577</text:p>
          </table:table-cell>
          <table:table-cell office:value-type="float" office:value="5.3022099999999996" table:style-name="ce4">
            <text:p>5.30221</text:p>
          </table:table-cell>
          <table:table-cell office:value-type="float" office:value="6.1656300000000002" table:style-name="ce4">
            <text:p>6.16563</text:p>
          </table:table-cell>
          <table:table-cell office:value-type="float" office:value="-0.82294999999999996" table:style-name="ce4">
            <text:p>-0.82295</text:p>
          </table:table-cell>
          <table:table-cell office:value-type="float" office:value="-0.86341999999999997" table:style-name="ce4">
            <text:p>-0.86342</text:p>
          </table:table-cell>
          <table:table-cell office:value-type="float" office:value="4.0469999999999999E-2" table:style-name="ce4">
            <text:p>0.04047</text:p>
          </table:table-cell>
          <table:table-cell table:number-columns-repeated="16376"/>
        </table:table-row>
        <table:table-row table:style-name="ro1">
          <table:table-cell office:value-type="float" office:value="3.7" table:style-name="ce4">
            <text:p>3.7</text:p>
          </table:table-cell>
          <table:table-cell office:value-type="float" office:value="0.87936999999999999" table:style-name="ce4">
            <text:p>0.87937</text:p>
          </table:table-cell>
          <table:table-cell office:value-type="float" office:value="1.7112400000000001" table:style-name="ce4">
            <text:p>1.71124</text:p>
          </table:table-cell>
          <table:table-cell office:value-type="float" office:value="5.2885999999999997" table:style-name="ce4">
            <text:p>5.2886</text:p>
          </table:table-cell>
          <table:table-cell office:value-type="float" office:value="6.1470399999999996" table:style-name="ce4">
            <text:p>6.14704</text:p>
          </table:table-cell>
          <table:table-cell office:value-type="float" office:value="-0.83187" table:style-name="ce4">
            <text:p>-0.83187</text:p>
          </table:table-cell>
          <table:table-cell office:value-type="float" office:value="-0.85843999999999998" table:style-name="ce4">
            <text:p>-0.85844</text:p>
          </table:table-cell>
          <table:table-cell office:value-type="float" office:value="2.657E-2" table:style-name="ce4">
            <text:p>0.02657</text:p>
          </table:table-cell>
          <table:table-cell table:number-columns-repeated="16376"/>
        </table:table-row>
        <table:table-row table:style-name="ro1">
          <table:table-cell office:value-type="float" office:value="3.75" table:style-name="ce4">
            <text:p>3.75</text:p>
          </table:table-cell>
          <table:table-cell office:value-type="float" office:value="0.88183999999999996" table:style-name="ce4">
            <text:p>0.88184</text:p>
          </table:table-cell>
          <table:table-cell office:value-type="float" office:value="1.7051000000000001" table:style-name="ce4">
            <text:p>1.7051</text:p>
          </table:table-cell>
          <table:table-cell office:value-type="float" office:value="5.2629200000000003" table:style-name="ce4">
            <text:p>5.26292</text:p>
          </table:table-cell>
          <table:table-cell office:value-type="float" office:value="6.12019" table:style-name="ce4">
            <text:p>6.12019</text:p>
          </table:table-cell>
          <table:table-cell office:value-type="float" office:value="-0.82325999999999999" table:style-name="ce4">
            <text:p>-0.82326</text:p>
          </table:table-cell>
          <table:table-cell office:value-type="float" office:value="-0.85726999999999998" table:style-name="ce4">
            <text:p>-0.85727</text:p>
          </table:table-cell>
          <table:table-cell office:value-type="float" office:value="3.4009999999999999E-2" table:style-name="ce4">
            <text:p>0.03401</text:p>
          </table:table-cell>
          <table:table-cell table:number-columns-repeated="16376"/>
        </table:table-row>
        <table:table-row table:style-name="ro1">
          <table:table-cell office:value-type="float" office:value="3.8" table:style-name="ce4">
            <text:p>3.8</text:p>
          </table:table-cell>
          <table:table-cell office:value-type="float" office:value="0.87417" table:style-name="ce4">
            <text:p>0.87417</text:p>
          </table:table-cell>
          <table:table-cell office:value-type="float" office:value="1.70903" table:style-name="ce4">
            <text:p>1.70903</text:p>
          </table:table-cell>
          <table:table-cell office:value-type="float" office:value="5.2492599999999996" table:style-name="ce4">
            <text:p>5.24926</text:p>
          </table:table-cell>
          <table:table-cell office:value-type="float" office:value="6.1185799999999997" table:style-name="ce4">
            <text:p>6.11858</text:p>
          </table:table-cell>
          <table:table-cell office:value-type="float" office:value="-0.83486000000000005" table:style-name="ce4">
            <text:p>-0.83486</text:p>
          </table:table-cell>
          <table:table-cell office:value-type="float" office:value="-0.86931999999999998" table:style-name="ce4">
            <text:p>-0.86932</text:p>
          </table:table-cell>
          <table:table-cell office:value-type="float" office:value="3.4459999999999998E-2" table:style-name="ce4">
            <text:p>0.03446</text:p>
          </table:table-cell>
          <table:table-cell table:number-columns-repeated="16376"/>
        </table:table-row>
        <table:table-row table:style-name="ro1">
          <table:table-cell office:value-type="float" office:value="3.85" table:style-name="ce4">
            <text:p>3.85</text:p>
          </table:table-cell>
          <table:table-cell office:value-type="float" office:value="0.87316000000000005" table:style-name="ce4">
            <text:p>0.87316</text:p>
          </table:table-cell>
          <table:table-cell office:value-type="float" office:value="1.70814" table:style-name="ce4">
            <text:p>1.70814</text:p>
          </table:table-cell>
          <table:table-cell office:value-type="float" office:value="5.2456500000000004" table:style-name="ce4">
            <text:p>5.24565</text:p>
          </table:table-cell>
          <table:table-cell office:value-type="float" office:value="6.11334" table:style-name="ce4">
            <text:p>6.11334</text:p>
          </table:table-cell>
          <table:table-cell office:value-type="float" office:value="-0.83498000000000006" table:style-name="ce4">
            <text:p>-0.83498</text:p>
          </table:table-cell>
          <table:table-cell office:value-type="float" office:value="-0.86768999999999996" table:style-name="ce4">
            <text:p>-0.86769</text:p>
          </table:table-cell>
          <table:table-cell office:value-type="float" office:value="3.2710000000000003E-2" table:style-name="ce4">
            <text:p>0.03271</text:p>
          </table:table-cell>
          <table:table-cell table:number-columns-repeated="16376"/>
        </table:table-row>
        <table:table-row table:style-name="ro1">
          <table:table-cell office:value-type="float" office:value="3.9" table:style-name="ce4">
            <text:p>3.9</text:p>
          </table:table-cell>
          <table:table-cell office:value-type="float" office:value="0.86858999999999997" table:style-name="ce4">
            <text:p>0.86859</text:p>
          </table:table-cell>
          <table:table-cell office:value-type="float" office:value="1.70295" table:style-name="ce4">
            <text:p>1.70295</text:p>
          </table:table-cell>
          <table:table-cell office:value-type="float" office:value="5.22166" table:style-name="ce4">
            <text:p>5.22166</text:p>
          </table:table-cell>
          <table:table-cell office:value-type="float" office:value="6.09232" table:style-name="ce4">
            <text:p>6.09232</text:p>
          </table:table-cell>
          <table:table-cell office:value-type="float" office:value="-0.83435999999999999" table:style-name="ce4">
            <text:p>-0.83436</text:p>
          </table:table-cell>
          <table:table-cell office:value-type="float" office:value="-0.87065999999999999" table:style-name="ce4">
            <text:p>-0.87066</text:p>
          </table:table-cell>
          <table:table-cell office:value-type="float" office:value="3.6299999999999999E-2" table:style-name="ce4">
            <text:p>0.0363</text:p>
          </table:table-cell>
          <table:table-cell table:number-columns-repeated="16376"/>
        </table:table-row>
        <table:table-row table:style-name="ro1">
          <table:table-cell office:value-type="float" office:value="3.95" table:style-name="ce4">
            <text:p>3.95</text:p>
          </table:table-cell>
          <table:table-cell office:value-type="float" office:value="0.86238999999999999" table:style-name="ce4">
            <text:p>0.86239</text:p>
          </table:table-cell>
          <table:table-cell office:value-type="float" office:value="1.7023699999999999" table:style-name="ce4">
            <text:p>1.70237</text:p>
          </table:table-cell>
          <table:table-cell office:value-type="float" office:value="5.22471" table:style-name="ce4">
            <text:p>5.22471</text:p>
          </table:table-cell>
          <table:table-cell office:value-type="float" office:value="6.0924300000000002" table:style-name="ce4">
            <text:p>6.09243</text:p>
          </table:table-cell>
          <table:table-cell office:value-type="float" office:value="-0.83997999999999995" table:style-name="ce4">
            <text:p>-0.83998</text:p>
          </table:table-cell>
          <table:table-cell office:value-type="float" office:value="-0.86772000000000005" table:style-name="ce4">
            <text:p>-0.86772</text:p>
          </table:table-cell>
          <table:table-cell office:value-type="float" office:value="2.7740000000000001E-2" table:style-name="ce4">
            <text:p>0.02774</text:p>
          </table:table-cell>
          <table:table-cell table:number-columns-repeated="16376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0.86053999999999997" table:style-name="ce4">
            <text:p>0.86054</text:p>
          </table:table-cell>
          <table:table-cell office:value-type="float" office:value="1.6899200000000001" table:style-name="ce4">
            <text:p>1.68992</text:p>
          </table:table-cell>
          <table:table-cell office:value-type="float" office:value="5.21265" table:style-name="ce4">
            <text:p>5.21265</text:p>
          </table:table-cell>
          <table:table-cell office:value-type="float" office:value="6.0829300000000002" table:style-name="ce4">
            <text:p>6.08293</text:p>
          </table:table-cell>
          <table:table-cell office:value-type="float" office:value="-0.82938000000000001" table:style-name="ce4">
            <text:p>-0.82938</text:p>
          </table:table-cell>
          <table:table-cell office:value-type="float" office:value="-0.87028000000000005" table:style-name="ce4">
            <text:p>-0.87028</text:p>
          </table:table-cell>
          <table:table-cell office:value-type="float" office:value="4.0899999999999999E-2" table:style-name="ce4">
            <text:p>0.0409</text:p>
          </table:table-cell>
          <table:table-cell table:number-columns-repeated="16376"/>
        </table:table-row>
        <table:table-row table:style-name="ro1">
          <table:table-cell office:value-type="float" office:value="4.05" table:style-name="ce4">
            <text:p>4.05</text:p>
          </table:table-cell>
          <table:table-cell office:value-type="float" office:value="0.85950000000000004" table:style-name="ce4">
            <text:p>0.8595</text:p>
          </table:table-cell>
          <table:table-cell office:value-type="float" office:value="1.69262" table:style-name="ce4">
            <text:p>1.69262</text:p>
          </table:table-cell>
          <table:table-cell office:value-type="float" office:value="5.2124499999999996" table:style-name="ce4">
            <text:p>5.21245</text:p>
          </table:table-cell>
          <table:table-cell office:value-type="float" office:value="6.0861299999999998" table:style-name="ce4">
            <text:p>6.08613</text:p>
          </table:table-cell>
          <table:table-cell office:value-type="float" office:value="-0.83311999999999997" table:style-name="ce4">
            <text:p>-0.83312</text:p>
          </table:table-cell>
          <table:table-cell office:value-type="float" office:value="-0.87368000000000001" table:style-name="ce4">
            <text:p>-0.87368</text:p>
          </table:table-cell>
          <table:table-cell office:value-type="float" office:value="4.0559999999999999E-2" table:style-name="ce4">
            <text:p>0.04056</text:p>
          </table:table-cell>
          <table:table-cell table:number-columns-repeated="16376"/>
        </table:table-row>
        <table:table-row table:style-name="ro1">
          <table:table-cell office:value-type="float" office:value="4.0999999999999996" table:style-name="ce4">
            <text:p>4.1</text:p>
          </table:table-cell>
          <table:table-cell office:value-type="float" office:value="0.85297999999999996" table:style-name="ce4">
            <text:p>0.85298</text:p>
          </table:table-cell>
          <table:table-cell office:value-type="float" office:value="1.6828700000000001" table:style-name="ce4">
            <text:p>1.68287</text:p>
          </table:table-cell>
          <table:table-cell office:value-type="float" office:value="5.20364" table:style-name="ce4">
            <text:p>5.20364</text:p>
          </table:table-cell>
          <table:table-cell office:value-type="float" office:value="6.0789799999999996" table:style-name="ce4">
            <text:p>6.07898</text:p>
          </table:table-cell>
          <table:table-cell office:value-type="float" office:value="-0.82989000000000002" table:style-name="ce4">
            <text:p>-0.82989</text:p>
          </table:table-cell>
          <table:table-cell office:value-type="float" office:value="-0.87534000000000001" table:style-name="ce4">
            <text:p>-0.87534</text:p>
          </table:table-cell>
          <table:table-cell office:value-type="float" office:value="4.5449999999999997E-2" table:style-name="ce4">
            <text:p>0.04545</text:p>
          </table:table-cell>
          <table:table-cell table:number-columns-repeated="16376"/>
        </table:table-row>
        <table:table-row table:style-name="ro1">
          <table:table-cell office:value-type="float" office:value="4.1500000000000004" table:style-name="ce4">
            <text:p>4.15</text:p>
          </table:table-cell>
          <table:table-cell office:value-type="float" office:value="0.85333999999999999" table:style-name="ce4">
            <text:p>0.85334</text:p>
          </table:table-cell>
          <table:table-cell office:value-type="float" office:value="1.6811499999999999" table:style-name="ce4">
            <text:p>1.68115</text:p>
          </table:table-cell>
          <table:table-cell office:value-type="float" office:value="5.1913099999999996" table:style-name="ce4">
            <text:p>5.19131</text:p>
          </table:table-cell>
          <table:table-cell office:value-type="float" office:value="6.0706100000000003" table:style-name="ce4">
            <text:p>6.07061</text:p>
          </table:table-cell>
          <table:table-cell office:value-type="float" office:value="-0.82781000000000005" table:style-name="ce4">
            <text:p>-0.82781</text:p>
          </table:table-cell>
          <table:table-cell office:value-type="float" office:value="-0.87929999999999997" table:style-name="ce4">
            <text:p>-0.8793</text:p>
          </table:table-cell>
          <table:table-cell office:value-type="float" office:value="5.1490000000000001E-2" table:style-name="ce4">
            <text:p>0.05149</text:p>
          </table:table-cell>
          <table:table-cell table:number-columns-repeated="16376"/>
        </table:table-row>
        <table:table-row table:style-name="ro1">
          <table:table-cell office:value-type="float" office:value="4.2" table:style-name="ce4">
            <text:p>4.2</text:p>
          </table:table-cell>
          <table:table-cell office:value-type="float" office:value="0.84562000000000004" table:style-name="ce4">
            <text:p>0.84562</text:p>
          </table:table-cell>
          <table:table-cell office:value-type="float" office:value="1.67001" table:style-name="ce4">
            <text:p>1.67001</text:p>
          </table:table-cell>
          <table:table-cell office:value-type="float" office:value="5.18424" table:style-name="ce4">
            <text:p>5.18424</text:p>
          </table:table-cell>
          <table:table-cell office:value-type="float" office:value="6.0674599999999996" table:style-name="ce4">
            <text:p>6.06746</text:p>
          </table:table-cell>
          <table:table-cell office:value-type="float" office:value="-0.82438999999999996" table:style-name="ce4">
            <text:p>-0.82439</text:p>
          </table:table-cell>
          <table:table-cell office:value-type="float" office:value="-0.88322000000000001" table:style-name="ce4">
            <text:p>-0.88322</text:p>
          </table:table-cell>
          <table:table-cell office:value-type="float" office:value="5.883E-2" table:style-name="ce4">
            <text:p>0.05883</text:p>
          </table:table-cell>
          <table:table-cell table:number-columns-repeated="16376"/>
        </table:table-row>
        <table:table-row table:style-name="ro1">
          <table:table-cell office:value-type="float" office:value="4.25" table:style-name="ce4">
            <text:p>4.25</text:p>
          </table:table-cell>
          <table:table-cell office:value-type="float" office:value="0.84713000000000005" table:style-name="ce4">
            <text:p>0.84713</text:p>
          </table:table-cell>
          <table:table-cell office:value-type="float" office:value="1.6680299999999999" table:style-name="ce4">
            <text:p>1.66803</text:p>
          </table:table-cell>
          <table:table-cell office:value-type="float" office:value="5.1745599999999996" table:style-name="ce4">
            <text:p>5.17456</text:p>
          </table:table-cell>
          <table:table-cell office:value-type="float" office:value="6.0609999999999999" table:style-name="ce4">
            <text:p>6.061</text:p>
          </table:table-cell>
          <table:table-cell office:value-type="float" office:value="-0.82089999999999996" table:style-name="ce4">
            <text:p>-0.8209</text:p>
          </table:table-cell>
          <table:table-cell office:value-type="float" office:value="-0.88644000000000001" table:style-name="ce4">
            <text:p>-0.88644</text:p>
          </table:table-cell>
          <table:table-cell office:value-type="float" office:value="6.5540000000000001E-2" table:style-name="ce4">
            <text:p>0.06554</text:p>
          </table:table-cell>
          <table:table-cell table:number-columns-repeated="16376"/>
        </table:table-row>
        <table:table-row table:style-name="ro1">
          <table:table-cell office:value-type="float" office:value="4.3" table:style-name="ce4">
            <text:p>4.3</text:p>
          </table:table-cell>
          <table:table-cell office:value-type="float" office:value="0.84104000000000001" table:style-name="ce4">
            <text:p>0.84104</text:p>
          </table:table-cell>
          <table:table-cell office:value-type="float" office:value="1.66018" table:style-name="ce4">
            <text:p>1.66018</text:p>
          </table:table-cell>
          <table:table-cell office:value-type="float" office:value="5.1680999999999999" table:style-name="ce4">
            <text:p>5.1681</text:p>
          </table:table-cell>
          <table:table-cell office:value-type="float" office:value="6.0547000000000004" table:style-name="ce4">
            <text:p>6.0547</text:p>
          </table:table-cell>
          <table:table-cell office:value-type="float" office:value="-0.81913999999999998" table:style-name="ce4">
            <text:p>-0.81914</text:p>
          </table:table-cell>
          <table:table-cell office:value-type="float" office:value="-0.88660000000000005" table:style-name="ce4">
            <text:p>-0.8866</text:p>
          </table:table-cell>
          <table:table-cell office:value-type="float" office:value="6.7460000000000006E-2" table:style-name="ce4">
            <text:p>0.06746</text:p>
          </table:table-cell>
          <table:table-cell table:number-columns-repeated="16376"/>
        </table:table-row>
        <table:table-row table:style-name="ro1">
          <table:table-cell office:value-type="float" office:value="4.3499999999999996" table:style-name="ce4">
            <text:p>4.35</text:p>
          </table:table-cell>
          <table:table-cell office:value-type="float" office:value="0.83769000000000005" table:style-name="ce4">
            <text:p>0.83769</text:p>
          </table:table-cell>
          <table:table-cell office:value-type="float" office:value="1.65516" table:style-name="ce4">
            <text:p>1.65516</text:p>
          </table:table-cell>
          <table:table-cell office:value-type="float" office:value="5.1683399999999997" table:style-name="ce4">
            <text:p>5.16834</text:p>
          </table:table-cell>
          <table:table-cell office:value-type="float" office:value="6.0563700000000003" table:style-name="ce4">
            <text:p>6.05637</text:p>
          </table:table-cell>
          <table:table-cell office:value-type="float" office:value="-0.81747000000000003" table:style-name="ce4">
            <text:p>-0.81747</text:p>
          </table:table-cell>
          <table:table-cell office:value-type="float" office:value="-0.88802999999999999" table:style-name="ce4">
            <text:p>-0.88803</text:p>
          </table:table-cell>
          <table:table-cell office:value-type="float" office:value="7.0559999999999998E-2" table:style-name="ce4">
            <text:p>0.07056</text:p>
          </table:table-cell>
          <table:table-cell table:number-columns-repeated="16376"/>
        </table:table-row>
        <table:table-row table:style-name="ro1">
          <table:table-cell office:value-type="float" office:value="4.4000000000000004" table:style-name="ce4">
            <text:p>4.4</text:p>
          </table:table-cell>
          <table:table-cell office:value-type="float" office:value="0.83318000000000003" table:style-name="ce4">
            <text:p>0.83318</text:p>
          </table:table-cell>
          <table:table-cell office:value-type="float" office:value="1.6493199999999999" table:style-name="ce4">
            <text:p>1.64932</text:p>
          </table:table-cell>
          <table:table-cell office:value-type="float" office:value="5.1612900000000002" table:style-name="ce4">
            <text:p>5.16129</text:p>
          </table:table-cell>
          <table:table-cell office:value-type="float" office:value="6.0384099999999998" table:style-name="ce4">
            <text:p>6.03841</text:p>
          </table:table-cell>
          <table:table-cell office:value-type="float" office:value="-0.81613999999999998" table:style-name="ce4">
            <text:p>-0.81614</text:p>
          </table:table-cell>
          <table:table-cell office:value-type="float" office:value="-0.87712000000000001" table:style-name="ce4">
            <text:p>-0.87712</text:p>
          </table:table-cell>
          <table:table-cell office:value-type="float" office:value="6.0979999999999999E-2" table:style-name="ce4">
            <text:p>0.06098</text:p>
          </table:table-cell>
          <table:table-cell table:number-columns-repeated="16376"/>
        </table:table-row>
        <table:table-row table:style-name="ro1">
          <table:table-cell office:value-type="float" office:value="4.45" table:style-name="ce4">
            <text:p>4.45</text:p>
          </table:table-cell>
          <table:table-cell office:value-type="float" office:value="0.83013999999999999" table:style-name="ce4">
            <text:p>0.83014</text:p>
          </table:table-cell>
          <table:table-cell office:value-type="float" office:value="1.64299" table:style-name="ce4">
            <text:p>1.64299</text:p>
          </table:table-cell>
          <table:table-cell office:value-type="float" office:value="5.1464400000000001" table:style-name="ce4">
            <text:p>5.14644</text:p>
          </table:table-cell>
          <table:table-cell office:value-type="float" office:value="6.0262599999999997" table:style-name="ce4">
            <text:p>6.02626</text:p>
          </table:table-cell>
          <table:table-cell office:value-type="float" office:value="-0.81284999999999996" table:style-name="ce4">
            <text:p>-0.81285</text:p>
          </table:table-cell>
          <table:table-cell office:value-type="float" office:value="-0.87982000000000005" table:style-name="ce4">
            <text:p>-0.87982</text:p>
          </table:table-cell>
          <table:table-cell office:value-type="float" office:value="6.6970000000000002E-2" table:style-name="ce4">
            <text:p>0.06697</text:p>
          </table:table-cell>
          <table:table-cell table:number-columns-repeated="16376"/>
        </table:table-row>
        <table:table-row table:style-name="ro1">
          <table:table-cell office:value-type="float" office:value="4.5" table:style-name="ce4">
            <text:p>4.5</text:p>
          </table:table-cell>
          <table:table-cell office:value-type="float" office:value="0.82448999999999995" table:style-name="ce4">
            <text:p>0.82449</text:p>
          </table:table-cell>
          <table:table-cell office:value-type="float" office:value="1.6398999999999999" table:style-name="ce4">
            <text:p>1.6399</text:p>
          </table:table-cell>
          <table:table-cell office:value-type="float" office:value="5.14825" table:style-name="ce4">
            <text:p>5.14825</text:p>
          </table:table-cell>
          <table:table-cell office:value-type="float" office:value="6.0246899999999997" table:style-name="ce4">
            <text:p>6.02469</text:p>
          </table:table-cell>
          <table:table-cell office:value-type="float" office:value="-0.81540999999999997" table:style-name="ce4">
            <text:p>-0.81541</text:p>
          </table:table-cell>
          <table:table-cell office:value-type="float" office:value="-0.87644" table:style-name="ce4">
            <text:p>-0.87644</text:p>
          </table:table-cell>
          <table:table-cell office:value-type="float" office:value="6.1030000000000001E-2" table:style-name="ce4">
            <text:p>0.06103</text:p>
          </table:table-cell>
          <table:table-cell table:number-columns-repeated="16376"/>
        </table:table-row>
        <table:table-row table:style-name="ro1">
          <table:table-cell office:value-type="float" office:value="4.55" table:style-name="ce4">
            <text:p>4.55</text:p>
          </table:table-cell>
          <table:table-cell office:value-type="float" office:value="0.82623999999999997" table:style-name="ce4">
            <text:p>0.82624</text:p>
          </table:table-cell>
          <table:table-cell office:value-type="float" office:value="1.6409899999999999" table:style-name="ce4">
            <text:p>1.64099</text:p>
          </table:table-cell>
          <table:table-cell office:value-type="float" office:value="5.1524299999999998" table:style-name="ce4">
            <text:p>5.15243</text:p>
          </table:table-cell>
          <table:table-cell office:value-type="float" office:value="6.0363100000000003" table:style-name="ce4">
            <text:p>6.03631</text:p>
          </table:table-cell>
          <table:table-cell office:value-type="float" office:value="-0.81474999999999997" table:style-name="ce4">
            <text:p>-0.81475</text:p>
          </table:table-cell>
          <table:table-cell office:value-type="float" office:value="-0.88388" table:style-name="ce4">
            <text:p>-0.88388</text:p>
          </table:table-cell>
          <table:table-cell office:value-type="float" office:value="6.9129999999999997E-2" table:style-name="ce4">
            <text:p>0.06913</text:p>
          </table:table-cell>
          <table:table-cell table:number-columns-repeated="16376"/>
        </table:table-row>
        <table:table-row table:style-name="ro1">
          <table:table-cell office:value-type="float" office:value="4.5999999999999996" table:style-name="ce4">
            <text:p>4.6</text:p>
          </table:table-cell>
          <table:table-cell office:value-type="float" office:value="0.82133999999999996" table:style-name="ce4">
            <text:p>0.82134</text:p>
          </table:table-cell>
          <table:table-cell office:value-type="float" office:value="1.6327100000000001" table:style-name="ce4">
            <text:p>1.63271</text:p>
          </table:table-cell>
          <table:table-cell office:value-type="float" office:value="5.1452600000000004" table:style-name="ce4">
            <text:p>5.14526</text:p>
          </table:table-cell>
          <table:table-cell office:value-type="float" office:value="6.0215699999999996" table:style-name="ce4">
            <text:p>6.02157</text:p>
          </table:table-cell>
          <table:table-cell office:value-type="float" office:value="-0.81137000000000004" table:style-name="ce4">
            <text:p>-0.81137</text:p>
          </table:table-cell>
          <table:table-cell office:value-type="float" office:value="-0.87631000000000003" table:style-name="ce4">
            <text:p>-0.87631</text:p>
          </table:table-cell>
          <table:table-cell office:value-type="float" office:value="6.4939999999999998E-2" table:style-name="ce4">
            <text:p>0.06494</text:p>
          </table:table-cell>
          <table:table-cell table:number-columns-repeated="16376"/>
        </table:table-row>
        <table:table-row table:style-name="ro1">
          <table:table-cell office:value-type="float" office:value="4.6500000000000004" table:style-name="ce4">
            <text:p>4.65</text:p>
          </table:table-cell>
          <table:table-cell office:value-type="float" office:value="0.81810000000000005" table:style-name="ce4">
            <text:p>0.8181</text:p>
          </table:table-cell>
          <table:table-cell office:value-type="float" office:value="1.6293899999999999" table:style-name="ce4">
            <text:p>1.62939</text:p>
          </table:table-cell>
          <table:table-cell office:value-type="float" office:value="5.13957" table:style-name="ce4">
            <text:p>5.13957</text:p>
          </table:table-cell>
          <table:table-cell office:value-type="float" office:value="6.0127600000000001" table:style-name="ce4">
            <text:p>6.01276</text:p>
          </table:table-cell>
          <table:table-cell office:value-type="float" office:value="-0.81128999999999996" table:style-name="ce4">
            <text:p>-0.81129</text:p>
          </table:table-cell>
          <table:table-cell office:value-type="float" office:value="-0.87319000000000002" table:style-name="ce4">
            <text:p>-0.87319</text:p>
          </table:table-cell>
          <table:table-cell office:value-type="float" office:value="6.1899999999999997E-2" table:style-name="ce4">
            <text:p>0.0619</text:p>
          </table:table-cell>
          <table:table-cell table:number-columns-repeated="16376"/>
        </table:table-row>
        <table:table-row table:style-name="ro1">
          <table:table-cell office:value-type="float" office:value="4.7" table:style-name="ce4">
            <text:p>4.7</text:p>
          </table:table-cell>
          <table:table-cell office:value-type="float" office:value="0.81689000000000001" table:style-name="ce4">
            <text:p>0.81689</text:p>
          </table:table-cell>
          <table:table-cell office:value-type="float" office:value="1.62483" table:style-name="ce4">
            <text:p>1.62483</text:p>
          </table:table-cell>
          <table:table-cell office:value-type="float" office:value="5.1385399999999999" table:style-name="ce4">
            <text:p>5.13854</text:p>
          </table:table-cell>
          <table:table-cell office:value-type="float" office:value="6.00692" table:style-name="ce4">
            <text:p>6.00692</text:p>
          </table:table-cell>
          <table:table-cell office:value-type="float" office:value="-0.80793999999999999" table:style-name="ce4">
            <text:p>-0.80794</text:p>
          </table:table-cell>
          <table:table-cell office:value-type="float" office:value="-0.86838000000000004" table:style-name="ce4">
            <text:p>-0.86838</text:p>
          </table:table-cell>
          <table:table-cell office:value-type="float" office:value="6.0440000000000001E-2" table:style-name="ce4">
            <text:p>0.06044</text:p>
          </table:table-cell>
          <table:table-cell table:number-columns-repeated="16376"/>
        </table:table-row>
        <table:table-row table:style-name="ro1">
          <table:table-cell office:value-type="float" office:value="4.75" table:style-name="ce4">
            <text:p>4.75</text:p>
          </table:table-cell>
          <table:table-cell office:value-type="float" office:value="0.81621999999999995" table:style-name="ce4">
            <text:p>0.81622</text:p>
          </table:table-cell>
          <table:table-cell office:value-type="float" office:value="1.6251199999999999" table:style-name="ce4">
            <text:p>1.62512</text:p>
          </table:table-cell>
          <table:table-cell office:value-type="float" office:value="5.1411899999999999" table:style-name="ce4">
            <text:p>5.14119</text:p>
          </table:table-cell>
          <table:table-cell office:value-type="float" office:value="6.0163900000000003" table:style-name="ce4">
            <text:p>6.01639</text:p>
          </table:table-cell>
          <table:table-cell office:value-type="float" office:value="-0.80889999999999995" table:style-name="ce4">
            <text:p>-0.8089</text:p>
          </table:table-cell>
          <table:table-cell office:value-type="float" office:value="-0.87519999999999998" table:style-name="ce4">
            <text:p>-0.8752</text:p>
          </table:table-cell>
          <table:table-cell office:value-type="float" office:value="6.6299999999999998E-2" table:style-name="ce4">
            <text:p>0.0663</text:p>
          </table:table-cell>
          <table:table-cell table:number-columns-repeated="16376"/>
        </table:table-row>
        <table:table-row table:style-name="ro1">
          <table:table-cell office:value-type="float" office:value="4.8" table:style-name="ce4">
            <text:p>4.8</text:p>
          </table:table-cell>
          <table:table-cell office:value-type="float" office:value="0.81574000000000002" table:style-name="ce4">
            <text:p>0.81574</text:p>
          </table:table-cell>
          <table:table-cell office:value-type="float" office:value="1.62626" table:style-name="ce4">
            <text:p>1.62626</text:p>
          </table:table-cell>
          <table:table-cell office:value-type="float" office:value="5.1462399999999997" table:style-name="ce4">
            <text:p>5.14624</text:p>
          </table:table-cell>
          <table:table-cell office:value-type="float" office:value="6.0121399999999996" table:style-name="ce4">
            <text:p>6.01214</text:p>
          </table:table-cell>
          <table:table-cell office:value-type="float" office:value="-0.81052000000000002" table:style-name="ce4">
            <text:p>-0.81052</text:p>
          </table:table-cell>
          <table:table-cell office:value-type="float" office:value="-0.8659" table:style-name="ce4">
            <text:p>-0.8659</text:p>
          </table:table-cell>
          <table:table-cell office:value-type="float" office:value="5.5379999999999999E-2" table:style-name="ce4">
            <text:p>0.05538</text:p>
          </table:table-cell>
          <table:table-cell table:number-columns-repeated="16376"/>
        </table:table-row>
        <table:table-row table:style-name="ro1">
          <table:table-cell office:value-type="float" office:value="4.8499999999999996" table:style-name="ce4">
            <text:p>4.85</text:p>
          </table:table-cell>
          <table:table-cell office:value-type="float" office:value="0.81369999999999998" table:style-name="ce4">
            <text:p>0.8137</text:p>
          </table:table-cell>
          <table:table-cell office:value-type="float" office:value="1.62202" table:style-name="ce4">
            <text:p>1.62202</text:p>
          </table:table-cell>
          <table:table-cell office:value-type="float" office:value="5.1482400000000004" table:style-name="ce4">
            <text:p>5.14824</text:p>
          </table:table-cell>
          <table:table-cell office:value-type="float" office:value="6.0141099999999996" table:style-name="ce4">
            <text:p>6.01411</text:p>
          </table:table-cell>
          <table:table-cell office:value-type="float" office:value="-0.80832000000000004" table:style-name="ce4">
            <text:p>-0.80832</text:p>
          </table:table-cell>
          <table:table-cell office:value-type="float" office:value="-0.86587000000000003" table:style-name="ce4">
            <text:p>-0.86587</text:p>
          </table:table-cell>
          <table:table-cell office:value-type="float" office:value="5.7549999999999997E-2" table:style-name="ce4">
            <text:p>0.05755</text:p>
          </table:table-cell>
          <table:table-cell table:number-columns-repeated="16376"/>
        </table:table-row>
        <table:table-row table:style-name="ro1">
          <table:table-cell office:value-type="float" office:value="4.9000000000000004" table:style-name="ce4">
            <text:p>4.9</text:p>
          </table:table-cell>
          <table:table-cell office:value-type="float" office:value="0.81713999999999998" table:style-name="ce4">
            <text:p>0.81714</text:p>
          </table:table-cell>
          <table:table-cell office:value-type="float" office:value="1.6212200000000001" table:style-name="ce4">
            <text:p>1.62122</text:p>
          </table:table-cell>
          <table:table-cell office:value-type="float" office:value="5.1503399999999999" table:style-name="ce4">
            <text:p>5.15034</text:p>
          </table:table-cell>
          <table:table-cell office:value-type="float" office:value="6.0098099999999999" table:style-name="ce4">
            <text:p>6.00981</text:p>
          </table:table-cell>
          <table:table-cell office:value-type="float" office:value="-0.80408000000000002" table:style-name="ce4">
            <text:p>-0.80408</text:p>
          </table:table-cell>
          <table:table-cell office:value-type="float" office:value="-0.85946999999999996" table:style-name="ce4">
            <text:p>-0.85947</text:p>
          </table:table-cell>
          <table:table-cell office:value-type="float" office:value="5.5390000000000002E-2" table:style-name="ce4">
            <text:p>0.05539</text:p>
          </table:table-cell>
          <table:table-cell table:number-columns-repeated="16376"/>
        </table:table-row>
        <table:table-row table:style-name="ro1">
          <table:table-cell office:value-type="float" office:value="4.95" table:style-name="ce4">
            <text:p>4.95</text:p>
          </table:table-cell>
          <table:table-cell office:value-type="float" office:value="0.81618000000000002" table:style-name="ce4">
            <text:p>0.81618</text:p>
          </table:table-cell>
          <table:table-cell office:value-type="float" office:value="1.61974" table:style-name="ce4">
            <text:p>1.61974</text:p>
          </table:table-cell>
          <table:table-cell office:value-type="float" office:value="5.1465699999999996" table:style-name="ce4">
            <text:p>5.14657</text:p>
          </table:table-cell>
          <table:table-cell office:value-type="float" office:value="6.0076599999999996" table:style-name="ce4">
            <text:p>6.00766</text:p>
          </table:table-cell>
          <table:table-cell office:value-type="float" office:value="-0.80356000000000005" table:style-name="ce4">
            <text:p>-0.80356</text:p>
          </table:table-cell>
          <table:table-cell office:value-type="float" office:value="-0.86109000000000002" table:style-name="ce4">
            <text:p>-0.86109</text:p>
          </table:table-cell>
          <table:table-cell office:value-type="float" office:value="5.7529999999999998E-2" table:style-name="ce4">
            <text:p>0.05753</text:p>
          </table:table-cell>
          <table:table-cell table:number-columns-repeated="16376"/>
        </table:table-row>
        <table:table-row table:style-name="ro1">
          <table:table-cell office:value-type="float" office:value="5" table:style-name="ce4">
            <text:p>5</text:p>
          </table:table-cell>
          <table:table-cell office:value-type="float" office:value="0.82033" table:style-name="ce4">
            <text:p>0.82033</text:p>
          </table:table-cell>
          <table:table-cell office:value-type="float" office:value="1.61842" table:style-name="ce4">
            <text:p>1.61842</text:p>
          </table:table-cell>
          <table:table-cell office:value-type="float" office:value="5.1383099999999997" table:style-name="ce4">
            <text:p>5.13831</text:p>
          </table:table-cell>
          <table:table-cell office:value-type="float" office:value="5.9937950000000004" table:style-name="ce4">
            <text:p>5.993795</text:p>
          </table:table-cell>
          <table:table-cell office:value-type="float" office:value="-0.79808999999999997" table:style-name="ce4">
            <text:p>-0.79809</text:p>
          </table:table-cell>
          <table:table-cell office:value-type="float" office:value="-0.85548500000000005" table:style-name="ce4">
            <text:p>-0.855485</text:p>
          </table:table-cell>
          <table:table-cell office:value-type="float" office:value="5.7395000000000002E-2" table:style-name="ce4">
            <text:p>0.057395</text:p>
          </table:table-cell>
          <table:table-cell table:number-columns-repeated="16376"/>
        </table:table-row>
        <table:table-row table:style-name="ro1">
          <table:table-cell office:value-type="float" office:value="5.05" table:style-name="ce4">
            <text:p>5.05</text:p>
          </table:table-cell>
          <table:table-cell office:value-type="float" office:value="0.82447999999999999" table:style-name="ce4">
            <text:p>0.82448</text:p>
          </table:table-cell>
          <table:table-cell office:value-type="float" office:value="1.6171" table:style-name="ce4">
            <text:p>1.6171</text:p>
          </table:table-cell>
          <table:table-cell office:value-type="float" office:value="5.1300499999999998" table:style-name="ce4">
            <text:p>5.13005</text:p>
          </table:table-cell>
          <table:table-cell office:value-type="float" office:value="5.9799300000000004" table:style-name="ce4">
            <text:p>5.97993</text:p>
          </table:table-cell>
          <table:table-cell office:value-type="float" office:value="-0.79261999999999999" table:style-name="ce4">
            <text:p>-0.79262</text:p>
          </table:table-cell>
          <table:table-cell office:value-type="float" office:value="-0.84987999999999997" table:style-name="ce4">
            <text:p>-0.84988</text:p>
          </table:table-cell>
          <table:table-cell office:value-type="float" office:value="5.7259999999999998E-2" table:style-name="ce4">
            <text:p>0.05726</text:p>
          </table:table-cell>
          <table:table-cell table:number-columns-repeated="16376"/>
        </table:table-row>
        <table:table-row table:style-name="ro1">
          <table:table-cell office:value-type="float" office:value="5.0999999999999996" table:style-name="ce4">
            <text:p>5.1</text:p>
          </table:table-cell>
          <table:table-cell office:value-type="float" office:value="0.82340999999999998" table:style-name="ce4">
            <text:p>0.82341</text:p>
          </table:table-cell>
          <table:table-cell office:value-type="float" office:value="1.60406" table:style-name="ce4">
            <text:p>1.60406</text:p>
          </table:table-cell>
          <table:table-cell office:value-type="float" office:value="5.1209600000000002" table:style-name="ce4">
            <text:p>5.12096</text:p>
          </table:table-cell>
          <table:table-cell office:value-type="float" office:value="5.9644300000000001" table:style-name="ce4">
            <text:p>5.96443</text:p>
          </table:table-cell>
          <table:table-cell office:value-type="float" office:value="-0.78064999999999996" table:style-name="ce4">
            <text:p>-0.78065</text:p>
          </table:table-cell>
          <table:table-cell office:value-type="float" office:value="-0.84347000000000005" table:style-name="ce4">
            <text:p>-0.84347</text:p>
          </table:table-cell>
          <table:table-cell office:value-type="float" office:value="6.2820000000000001E-2" table:style-name="ce4">
            <text:p>0.06282</text:p>
          </table:table-cell>
          <table:table-cell table:number-columns-repeated="16376"/>
        </table:table-row>
        <table:table-row table:style-name="ro1">
          <table:table-cell office:value-type="float" office:value="5.15" table:style-name="ce4">
            <text:p>5.15</text:p>
          </table:table-cell>
          <table:table-cell office:value-type="float" office:value="0.83004999999999995" table:style-name="ce4">
            <text:p>0.83005</text:p>
          </table:table-cell>
          <table:table-cell office:value-type="float" office:value="1.60788" table:style-name="ce4">
            <text:p>1.60788</text:p>
          </table:table-cell>
          <table:table-cell office:value-type="float" office:value="5.1164800000000001" table:style-name="ce4">
            <text:p>5.11648</text:p>
          </table:table-cell>
          <table:table-cell office:value-type="float" office:value="5.9518300000000002" table:style-name="ce4">
            <text:p>5.95183</text:p>
          </table:table-cell>
          <table:table-cell office:value-type="float" office:value="-0.77783000000000002" table:style-name="ce4">
            <text:p>-0.77783</text:p>
          </table:table-cell>
          <table:table-cell office:value-type="float" office:value="-0.83535000000000004" table:style-name="ce4">
            <text:p>-0.83535</text:p>
          </table:table-cell>
          <table:table-cell office:value-type="float" office:value="5.7520000000000002E-2" table:style-name="ce4">
            <text:p>0.05752</text:p>
          </table:table-cell>
          <table:table-cell table:number-columns-repeated="16376"/>
        </table:table-row>
        <table:table-row table:style-name="ro1">
          <table:table-cell office:value-type="float" office:value="5.2" table:style-name="ce4">
            <text:p>5.2</text:p>
          </table:table-cell>
          <table:table-cell office:value-type="float" office:value="0.83048999999999995" table:style-name="ce4">
            <text:p>0.83049</text:p>
          </table:table-cell>
          <table:table-cell office:value-type="float" office:value="1.60548" table:style-name="ce4">
            <text:p>1.60548</text:p>
          </table:table-cell>
          <table:table-cell office:value-type="float" office:value="5.1073399999999998" table:style-name="ce4">
            <text:p>5.10734</text:p>
          </table:table-cell>
          <table:table-cell office:value-type="float" office:value="5.9414899999999999" table:style-name="ce4">
            <text:p>5.94149</text:p>
          </table:table-cell>
          <table:table-cell office:value-type="float" office:value="-0.77498999999999996" table:style-name="ce4">
            <text:p>-0.77499</text:p>
          </table:table-cell>
          <table:table-cell office:value-type="float" office:value="-0.83414999999999995" table:style-name="ce4">
            <text:p>-0.83415</text:p>
          </table:table-cell>
          <table:table-cell office:value-type="float" office:value="5.9159999999999997E-2" table:style-name="ce4">
            <text:p>0.05916</text:p>
          </table:table-cell>
          <table:table-cell table:number-columns-repeated="16376"/>
        </table:table-row>
        <table:table-row table:style-name="ro1">
          <table:table-cell office:value-type="float" office:value="5.25" table:style-name="ce4">
            <text:p>5.25</text:p>
          </table:table-cell>
          <table:table-cell office:value-type="float" office:value="0.83335999999999999" table:style-name="ce4">
            <text:p>0.83336</text:p>
          </table:table-cell>
          <table:table-cell office:value-type="float" office:value="1.6052999999999999" table:style-name="ce4">
            <text:p>1.6053</text:p>
          </table:table-cell>
          <table:table-cell office:value-type="float" office:value="5.1015899999999998" table:style-name="ce4">
            <text:p>5.10159</text:p>
          </table:table-cell>
          <table:table-cell office:value-type="float" office:value="5.9265600000000003" table:style-name="ce4">
            <text:p>5.92656</text:p>
          </table:table-cell>
          <table:table-cell office:value-type="float" office:value="-0.77193999999999996" table:style-name="ce4">
            <text:p>-0.77194</text:p>
          </table:table-cell>
          <table:table-cell office:value-type="float" office:value="-0.82496999999999998" table:style-name="ce4">
            <text:p>-0.82497</text:p>
          </table:table-cell>
          <table:table-cell office:value-type="float" office:value="5.3030000000000001E-2" table:style-name="ce4">
            <text:p>0.05303</text:p>
          </table:table-cell>
          <table:table-cell table:number-columns-repeated="16376"/>
        </table:table-row>
        <table:table-row table:style-name="ro1">
          <table:table-cell office:value-type="float" office:value="5.3" table:style-name="ce4">
            <text:p>5.3</text:p>
          </table:table-cell>
          <table:table-cell office:value-type="float" office:value="0.83877000000000002" table:style-name="ce4">
            <text:p>0.83877</text:p>
          </table:table-cell>
          <table:table-cell office:value-type="float" office:value="1.6079600000000001" table:style-name="ce4">
            <text:p>1.60796</text:p>
          </table:table-cell>
          <table:table-cell office:value-type="float" office:value="5.10968" table:style-name="ce4">
            <text:p>5.10968</text:p>
          </table:table-cell>
          <table:table-cell office:value-type="float" office:value="5.9307800000000004" table:style-name="ce4">
            <text:p>5.93078</text:p>
          </table:table-cell>
          <table:table-cell office:value-type="float" office:value="-0.76919000000000004" table:style-name="ce4">
            <text:p>-0.76919</text:p>
          </table:table-cell>
          <table:table-cell office:value-type="float" office:value="-0.82110000000000005" table:style-name="ce4">
            <text:p>-0.8211</text:p>
          </table:table-cell>
          <table:table-cell office:value-type="float" office:value="5.1909999999999998E-2" table:style-name="ce4">
            <text:p>0.05191</text:p>
          </table:table-cell>
          <table:table-cell table:number-columns-repeated="16376"/>
        </table:table-row>
        <table:table-row table:style-name="ro1">
          <table:table-cell office:value-type="float" office:value="5.35" table:style-name="ce4">
            <text:p>5.35</text:p>
          </table:table-cell>
          <table:table-cell office:value-type="float" office:value="0.84053999999999995" table:style-name="ce4">
            <text:p>0.84054</text:p>
          </table:table-cell>
          <table:table-cell office:value-type="float" office:value="1.6060300000000001" table:style-name="ce4">
            <text:p>1.60603</text:p>
          </table:table-cell>
          <table:table-cell office:value-type="float" office:value="5.0787599999999999" table:style-name="ce4">
            <text:p>5.07876</text:p>
          </table:table-cell>
          <table:table-cell office:value-type="float" office:value="5.9010999999999996" table:style-name="ce4">
            <text:p>5.9011</text:p>
          </table:table-cell>
          <table:table-cell office:value-type="float" office:value="-0.76549" table:style-name="ce4">
            <text:p>-0.76549</text:p>
          </table:table-cell>
          <table:table-cell office:value-type="float" office:value="-0.82233999999999996" table:style-name="ce4">
            <text:p>-0.82234</text:p>
          </table:table-cell>
          <table:table-cell office:value-type="float" office:value="5.6849999999999998E-2" table:style-name="ce4">
            <text:p>0.05685</text:p>
          </table:table-cell>
          <table:table-cell table:number-columns-repeated="16376"/>
        </table:table-row>
        <table:table-row table:style-name="ro1">
          <table:table-cell office:value-type="float" office:value="5.4" table:style-name="ce4">
            <text:p>5.4</text:p>
          </table:table-cell>
          <table:table-cell office:value-type="float" office:value="0.84567999999999999" table:style-name="ce4">
            <text:p>0.84568</text:p>
          </table:table-cell>
          <table:table-cell office:value-type="float" office:value="1.60426" table:style-name="ce4">
            <text:p>1.60426</text:p>
          </table:table-cell>
          <table:table-cell office:value-type="float" office:value="5.06473" table:style-name="ce4">
            <text:p>5.06473</text:p>
          </table:table-cell>
          <table:table-cell office:value-type="float" office:value="5.8819499999999998" table:style-name="ce4">
            <text:p>5.88195</text:p>
          </table:table-cell>
          <table:table-cell office:value-type="float" office:value="-0.75858000000000003" table:style-name="ce4">
            <text:p>-0.75858</text:p>
          </table:table-cell>
          <table:table-cell office:value-type="float" office:value="-0.81721999999999995" table:style-name="ce4">
            <text:p>-0.81722</text:p>
          </table:table-cell>
          <table:table-cell office:value-type="float" office:value="5.8639999999999998E-2" table:style-name="ce4">
            <text:p>0.05864</text:p>
          </table:table-cell>
          <table:table-cell table:number-columns-repeated="16376"/>
        </table:table-row>
        <table:table-row table:style-name="ro1">
          <table:table-cell office:value-type="float" office:value="5.45" table:style-name="ce4">
            <text:p>5.45</text:p>
          </table:table-cell>
          <table:table-cell office:value-type="float" office:value="0.84845000000000004" table:style-name="ce4">
            <text:p>0.84845</text:p>
          </table:table-cell>
          <table:table-cell office:value-type="float" office:value="1.6047499999999999" table:style-name="ce4">
            <text:p>1.60475</text:p>
          </table:table-cell>
          <table:table-cell office:value-type="float" office:value="5.0572900000000001" table:style-name="ce4">
            <text:p>5.05729</text:p>
          </table:table-cell>
          <table:table-cell office:value-type="float" office:value="5.8624799999999997" table:style-name="ce4">
            <text:p>5.86248</text:p>
          </table:table-cell>
          <table:table-cell office:value-type="float" office:value="-0.75629999999999997" table:style-name="ce4">
            <text:p>-0.7563</text:p>
          </table:table-cell>
          <table:table-cell office:value-type="float" office:value="-0.80518999999999996" table:style-name="ce4">
            <text:p>-0.80519</text:p>
          </table:table-cell>
          <table:table-cell office:value-type="float" office:value="4.8890000000000003E-2" table:style-name="ce4">
            <text:p>0.04889</text:p>
          </table:table-cell>
          <table:table-cell table:number-columns-repeated="16376"/>
        </table:table-row>
        <table:table-row table:style-name="ro1">
          <table:table-cell office:value-type="float" office:value="5.5" table:style-name="ce4">
            <text:p>5.5</text:p>
          </table:table-cell>
          <table:table-cell office:value-type="float" office:value="0.85623000000000005" table:style-name="ce4">
            <text:p>0.85623</text:p>
          </table:table-cell>
          <table:table-cell office:value-type="float" office:value="1.60179" table:style-name="ce4">
            <text:p>1.60179</text:p>
          </table:table-cell>
          <table:table-cell office:value-type="float" office:value="5.0389999999999997" table:style-name="ce4">
            <text:p>5.039</text:p>
          </table:table-cell>
          <table:table-cell office:value-type="float" office:value="5.84781" table:style-name="ce4">
            <text:p>5.84781</text:p>
          </table:table-cell>
          <table:table-cell office:value-type="float" office:value="-0.74556" table:style-name="ce4">
            <text:p>-0.74556</text:p>
          </table:table-cell>
          <table:table-cell office:value-type="float" office:value="-0.80881000000000003" table:style-name="ce4">
            <text:p>-0.80881</text:p>
          </table:table-cell>
          <table:table-cell office:value-type="float" office:value="6.3250000000000001E-2" table:style-name="ce4">
            <text:p>0.06325</text:p>
          </table:table-cell>
          <table:table-cell table:number-columns-repeated="16376"/>
        </table:table-row>
        <table:table-row table:style-name="ro1">
          <table:table-cell office:value-type="float" office:value="5.55" table:style-name="ce4">
            <text:p>5.55</text:p>
          </table:table-cell>
          <table:table-cell office:value-type="float" office:value="0.85831000000000002" table:style-name="ce4">
            <text:p>0.85831</text:p>
          </table:table-cell>
          <table:table-cell office:value-type="float" office:value="1.6019600000000001" table:style-name="ce4">
            <text:p>1.60196</text:p>
          </table:table-cell>
          <table:table-cell office:value-type="float" office:value="5.0372300000000001" table:style-name="ce4">
            <text:p>5.03723</text:p>
          </table:table-cell>
          <table:table-cell office:value-type="float" office:value="5.8310500000000003" table:style-name="ce4">
            <text:p>5.83105</text:p>
          </table:table-cell>
          <table:table-cell office:value-type="float" office:value="-0.74365000000000003" table:style-name="ce4">
            <text:p>-0.74365</text:p>
          </table:table-cell>
          <table:table-cell office:value-type="float" office:value="-0.79381999999999997" table:style-name="ce4">
            <text:p>-0.79382</text:p>
          </table:table-cell>
          <table:table-cell office:value-type="float" office:value="5.0169999999999999E-2" table:style-name="ce4">
            <text:p>0.05017</text:p>
          </table:table-cell>
          <table:table-cell table:number-columns-repeated="16376"/>
        </table:table-row>
        <table:table-row table:style-name="ro1">
          <table:table-cell office:value-type="float" office:value="5.6" table:style-name="ce4">
            <text:p>5.6</text:p>
          </table:table-cell>
          <table:table-cell office:value-type="float" office:value="0.86095999999999995" table:style-name="ce4">
            <text:p>0.86096</text:p>
          </table:table-cell>
          <table:table-cell office:value-type="float" office:value="1.6030899999999999" table:style-name="ce4">
            <text:p>1.60309</text:p>
          </table:table-cell>
          <table:table-cell office:value-type="float" office:value="5.0244099999999996" table:style-name="ce4">
            <text:p>5.02441</text:p>
          </table:table-cell>
          <table:table-cell office:value-type="float" office:value="5.8136000000000001" table:style-name="ce4">
            <text:p>5.8136</text:p>
          </table:table-cell>
          <table:table-cell office:value-type="float" office:value="-0.74212999999999996" table:style-name="ce4">
            <text:p>-0.74213</text:p>
          </table:table-cell>
          <table:table-cell office:value-type="float" office:value="-0.78918999999999995" table:style-name="ce4">
            <text:p>-0.78919</text:p>
          </table:table-cell>
          <table:table-cell office:value-type="float" office:value="4.7059999999999998E-2" table:style-name="ce4">
            <text:p>0.04706</text:p>
          </table:table-cell>
          <table:table-cell table:number-columns-repeated="16376"/>
        </table:table-row>
        <table:table-row table:style-name="ro1">
          <table:table-cell office:value-type="float" office:value="5.65" table:style-name="ce4">
            <text:p>5.65</text:p>
          </table:table-cell>
          <table:table-cell office:value-type="float" office:value="0.86260999999999999" table:style-name="ce4">
            <text:p>0.86261</text:p>
          </table:table-cell>
          <table:table-cell office:value-type="float" office:value="1.59649" table:style-name="ce4">
            <text:p>1.59649</text:p>
          </table:table-cell>
          <table:table-cell office:value-type="float" office:value="4.9916200000000002" table:style-name="ce4">
            <text:p>4.99162</text:p>
          </table:table-cell>
          <table:table-cell office:value-type="float" office:value="5.7863300000000004" table:style-name="ce4">
            <text:p>5.78633</text:p>
          </table:table-cell>
          <table:table-cell office:value-type="float" office:value="-0.73387999999999998" table:style-name="ce4">
            <text:p>-0.73388</text:p>
          </table:table-cell>
          <table:table-cell office:value-type="float" office:value="-0.79471000000000003" table:style-name="ce4">
            <text:p>-0.79471</text:p>
          </table:table-cell>
          <table:table-cell office:value-type="float" office:value="6.0830000000000002E-2" table:style-name="ce4">
            <text:p>0.06083</text:p>
          </table:table-cell>
          <table:table-cell table:number-columns-repeated="16376"/>
        </table:table-row>
        <table:table-row table:style-name="ro1">
          <table:table-cell office:value-type="float" office:value="5.7" table:style-name="ce4">
            <text:p>5.7</text:p>
          </table:table-cell>
          <table:table-cell office:value-type="float" office:value="0.86821999999999999" table:style-name="ce4">
            <text:p>0.86822</text:p>
          </table:table-cell>
          <table:table-cell office:value-type="float" office:value="1.6039699999999999" table:style-name="ce4">
            <text:p>1.60397</text:p>
          </table:table-cell>
          <table:table-cell office:value-type="float" office:value="4.9832700000000001" table:style-name="ce4">
            <text:p>4.98327</text:p>
          </table:table-cell>
          <table:table-cell office:value-type="float" office:value="5.7755099999999997" table:style-name="ce4">
            <text:p>5.77551</text:p>
          </table:table-cell>
          <table:table-cell office:value-type="float" office:value="-0.73575000000000002" table:style-name="ce4">
            <text:p>-0.73575</text:p>
          </table:table-cell>
          <table:table-cell office:value-type="float" office:value="-0.79224000000000006" table:style-name="ce4">
            <text:p>-0.79224</text:p>
          </table:table-cell>
          <table:table-cell office:value-type="float" office:value="5.6489999999999999E-2" table:style-name="ce4">
            <text:p>0.05649</text:p>
          </table:table-cell>
          <table:table-cell table:number-columns-repeated="16376"/>
        </table:table-row>
        <table:table-row table:style-name="ro1">
          <table:table-cell office:value-type="float" office:value="5.75" table:style-name="ce4">
            <text:p>5.75</text:p>
          </table:table-cell>
          <table:table-cell office:value-type="float" office:value="0.87158000000000002" table:style-name="ce4">
            <text:p>0.87158</text:p>
          </table:table-cell>
          <table:table-cell office:value-type="float" office:value="1.59623" table:style-name="ce4">
            <text:p>1.59623</text:p>
          </table:table-cell>
          <table:table-cell office:value-type="float" office:value="4.9692400000000001" table:style-name="ce4">
            <text:p>4.96924</text:p>
          </table:table-cell>
          <table:table-cell office:value-type="float" office:value="5.7484000000000002" table:style-name="ce4">
            <text:p>5.7484</text:p>
          </table:table-cell>
          <table:table-cell office:value-type="float" office:value="-0.72465000000000002" table:style-name="ce4">
            <text:p>-0.72465</text:p>
          </table:table-cell>
          <table:table-cell office:value-type="float" office:value="-0.77915999999999996" table:style-name="ce4">
            <text:p>-0.77916</text:p>
          </table:table-cell>
          <table:table-cell office:value-type="float" office:value="5.4510000000000003E-2" table:style-name="ce4">
            <text:p>0.05451</text:p>
          </table:table-cell>
          <table:table-cell table:number-columns-repeated="16376"/>
        </table:table-row>
        <table:table-row table:style-name="ro1">
          <table:table-cell office:value-type="float" office:value="5.8" table:style-name="ce4">
            <text:p>5.8</text:p>
          </table:table-cell>
          <table:table-cell office:value-type="float" office:value="0.86965000000000003" table:style-name="ce4">
            <text:p>0.86965</text:p>
          </table:table-cell>
          <table:table-cell office:value-type="float" office:value="1.5962499999999999" table:style-name="ce4">
            <text:p>1.59625</text:p>
          </table:table-cell>
          <table:table-cell office:value-type="float" office:value="4.9497099999999996" table:style-name="ce4">
            <text:p>4.94971</text:p>
          </table:table-cell>
          <table:table-cell office:value-type="float" office:value="5.7286799999999998" table:style-name="ce4">
            <text:p>5.72868</text:p>
          </table:table-cell>
          <table:table-cell office:value-type="float" office:value="-0.72660000000000002" table:style-name="ce4">
            <text:p>-0.7266</text:p>
          </table:table-cell>
          <table:table-cell office:value-type="float" office:value="-0.77897000000000005" table:style-name="ce4">
            <text:p>-0.77897</text:p>
          </table:table-cell>
          <table:table-cell office:value-type="float" office:value="5.237E-2" table:style-name="ce4">
            <text:p>0.05237</text:p>
          </table:table-cell>
          <table:table-cell table:number-columns-repeated="16376"/>
        </table:table-row>
        <table:table-row table:style-name="ro1">
          <table:table-cell office:value-type="float" office:value="5.85" table:style-name="ce4">
            <text:p>5.85</text:p>
          </table:table-cell>
          <table:table-cell office:value-type="float" office:value="0.86950000000000005" table:style-name="ce4">
            <text:p>0.8695</text:p>
          </table:table-cell>
          <table:table-cell office:value-type="float" office:value="1.59118" table:style-name="ce4">
            <text:p>1.59118</text:p>
          </table:table-cell>
          <table:table-cell office:value-type="float" office:value="4.9356200000000001" table:style-name="ce4">
            <text:p>4.93562</text:p>
          </table:table-cell>
          <table:table-cell office:value-type="float" office:value="5.7070800000000004" table:style-name="ce4">
            <text:p>5.70708</text:p>
          </table:table-cell>
          <table:table-cell office:value-type="float" office:value="-0.72167999999999999" table:style-name="ce4">
            <text:p>-0.72168</text:p>
          </table:table-cell>
          <table:table-cell office:value-type="float" office:value="-0.77146000000000003" table:style-name="ce4">
            <text:p>-0.77146</text:p>
          </table:table-cell>
          <table:table-cell office:value-type="float" office:value="4.9779999999999998E-2" table:style-name="ce4">
            <text:p>0.04978</text:p>
          </table:table-cell>
          <table:table-cell table:number-columns-repeated="16376"/>
        </table:table-row>
        <table:table-row table:style-name="ro1">
          <table:table-cell office:value-type="float" office:value="5.9" table:style-name="ce4">
            <text:p>5.9</text:p>
          </table:table-cell>
          <table:table-cell office:value-type="float" office:value="0.87043999999999999" table:style-name="ce4">
            <text:p>0.87044</text:p>
          </table:table-cell>
          <table:table-cell office:value-type="float" office:value="1.59111" table:style-name="ce4">
            <text:p>1.59111</text:p>
          </table:table-cell>
          <table:table-cell office:value-type="float" office:value="4.9099599999999999" table:style-name="ce4">
            <text:p>4.90996</text:p>
          </table:table-cell>
          <table:table-cell office:value-type="float" office:value="5.6831399999999999" table:style-name="ce4">
            <text:p>5.68314</text:p>
          </table:table-cell>
          <table:table-cell office:value-type="float" office:value="-0.72067000000000003" table:style-name="ce4">
            <text:p>-0.72067</text:p>
          </table:table-cell>
          <table:table-cell office:value-type="float" office:value="-0.77317999999999998" table:style-name="ce4">
            <text:p>-0.77318</text:p>
          </table:table-cell>
          <table:table-cell office:value-type="float" office:value="5.2510000000000001E-2" table:style-name="ce4">
            <text:p>0.05251</text:p>
          </table:table-cell>
          <table:table-cell table:number-columns-repeated="16376"/>
        </table:table-row>
        <table:table-row table:style-name="ro1">
          <table:table-cell office:value-type="float" office:value="5.95" table:style-name="ce4">
            <text:p>5.95</text:p>
          </table:table-cell>
          <table:table-cell office:value-type="float" office:value="0.87295999999999996" table:style-name="ce4">
            <text:p>0.87296</text:p>
          </table:table-cell>
          <table:table-cell office:value-type="float" office:value="1.5896699999999999" table:style-name="ce4">
            <text:p>1.58967</text:p>
          </table:table-cell>
          <table:table-cell office:value-type="float" office:value="4.9072899999999997" table:style-name="ce4">
            <text:p>4.90729</text:p>
          </table:table-cell>
          <table:table-cell office:value-type="float" office:value="5.6715799999999996" table:style-name="ce4">
            <text:p>5.67158</text:p>
          </table:table-cell>
          <table:table-cell office:value-type="float" office:value="-0.71670999999999996" table:style-name="ce4">
            <text:p>-0.71671</text:p>
          </table:table-cell>
          <table:table-cell office:value-type="float" office:value="-0.76429000000000002" table:style-name="ce4">
            <text:p>-0.76429</text:p>
          </table:table-cell>
          <table:table-cell office:value-type="float" office:value="4.7579999999999997E-2" table:style-name="ce4">
            <text:p>0.04758</text:p>
          </table:table-cell>
          <table:table-cell table:number-columns-repeated="16376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0.86968000000000001" table:style-name="ce4">
            <text:p>0.86968</text:p>
          </table:table-cell>
          <table:table-cell office:value-type="float" office:value="1.58632" table:style-name="ce4">
            <text:p>1.58632</text:p>
          </table:table-cell>
          <table:table-cell office:value-type="float" office:value="4.8673799999999998" table:style-name="ce4">
            <text:p>4.86738</text:p>
          </table:table-cell>
          <table:table-cell office:value-type="float" office:value="5.6323299999999996" table:style-name="ce4">
            <text:p>5.63233</text:p>
          </table:table-cell>
          <table:table-cell office:value-type="float" office:value="-0.71664000000000005" table:style-name="ce4">
            <text:p>-0.71664</text:p>
          </table:table-cell>
          <table:table-cell office:value-type="float" office:value="-0.76495000000000002" table:style-name="ce4">
            <text:p>-0.76495</text:p>
          </table:table-cell>
          <table:table-cell office:value-type="float" office:value="4.8309999999999999E-2" table:style-name="ce4">
            <text:p>0.04831</text:p>
          </table:table-cell>
          <table:table-cell table:number-columns-repeated="16376"/>
        </table:table-row>
        <table:table-row table:style-name="ro1">
          <table:table-cell office:value-type="float" office:value="6.05" table:style-name="ce4">
            <text:p>6.05</text:p>
          </table:table-cell>
          <table:table-cell office:value-type="float" office:value="0.86897000000000002" table:style-name="ce4">
            <text:p>0.86897</text:p>
          </table:table-cell>
          <table:table-cell office:value-type="float" office:value="1.5793699999999999" table:style-name="ce4">
            <text:p>1.57937</text:p>
          </table:table-cell>
          <table:table-cell office:value-type="float" office:value="4.8434100000000004" table:style-name="ce4">
            <text:p>4.84341</text:p>
          </table:table-cell>
          <table:table-cell office:value-type="float" office:value="5.5981500000000004" table:style-name="ce4">
            <text:p>5.59815</text:p>
          </table:table-cell>
          <table:table-cell office:value-type="float" office:value="-0.71040000000000003" table:style-name="ce4">
            <text:p>-0.7104</text:p>
          </table:table-cell>
          <table:table-cell office:value-type="float" office:value="-0.75473999999999997" table:style-name="ce4">
            <text:p>-0.75474</text:p>
          </table:table-cell>
          <table:table-cell office:value-type="float" office:value="4.4339999999999997E-2" table:style-name="ce4">
            <text:p>0.04434</text:p>
          </table:table-cell>
          <table:table-cell table:number-columns-repeated="16376"/>
        </table:table-row>
        <table:table-row table:style-name="ro1">
          <table:table-cell office:value-type="float" office:value="6.1" table:style-name="ce4">
            <text:p>6.1</text:p>
          </table:table-cell>
          <table:table-cell office:value-type="float" office:value="0.86543999999999999" table:style-name="ce4">
            <text:p>0.86544</text:p>
          </table:table-cell>
          <table:table-cell office:value-type="float" office:value="1.5779799999999999" table:style-name="ce4">
            <text:p>1.57798</text:p>
          </table:table-cell>
          <table:table-cell office:value-type="float" office:value="4.8265700000000002" table:style-name="ce4">
            <text:p>4.82657</text:p>
          </table:table-cell>
          <table:table-cell office:value-type="float" office:value="5.5876799999999998" table:style-name="ce4">
            <text:p>5.58768</text:p>
          </table:table-cell>
          <table:table-cell office:value-type="float" office:value="-0.71253999999999995" table:style-name="ce4">
            <text:p>-0.71254</text:p>
          </table:table-cell>
          <table:table-cell office:value-type="float" office:value="-0.76110999999999995" table:style-name="ce4">
            <text:p>-0.76111</text:p>
          </table:table-cell>
          <table:table-cell office:value-type="float" office:value="4.8570000000000002E-2" table:style-name="ce4">
            <text:p>0.04857</text:p>
          </table:table-cell>
          <table:table-cell table:number-columns-repeated="16376"/>
        </table:table-row>
        <table:table-row table:style-name="ro1">
          <table:table-cell office:value-type="float" office:value="6.15" table:style-name="ce4">
            <text:p>6.15</text:p>
          </table:table-cell>
          <table:table-cell office:value-type="float" office:value="0.86468999999999996" table:style-name="ce4">
            <text:p>0.86469</text:p>
          </table:table-cell>
          <table:table-cell office:value-type="float" office:value="1.57101" table:style-name="ce4">
            <text:p>1.57101</text:p>
          </table:table-cell>
          <table:table-cell office:value-type="float" office:value="4.8073300000000003" table:style-name="ce4">
            <text:p>4.80733</text:p>
          </table:table-cell>
          <table:table-cell office:value-type="float" office:value="5.5646899999999997" table:style-name="ce4">
            <text:p>5.56469</text:p>
          </table:table-cell>
          <table:table-cell office:value-type="float" office:value="-0.70631999999999995" table:style-name="ce4">
            <text:p>-0.70632</text:p>
          </table:table-cell>
          <table:table-cell office:value-type="float" office:value="-0.75736000000000003" table:style-name="ce4">
            <text:p>-0.75736</text:p>
          </table:table-cell>
          <table:table-cell office:value-type="float" office:value="5.1040000000000002E-2" table:style-name="ce4">
            <text:p>0.05104</text:p>
          </table:table-cell>
          <table:table-cell table:number-columns-repeated="16376"/>
        </table:table-row>
        <table:table-row table:style-name="ro1">
          <table:table-cell office:value-type="float" office:value="6.2" table:style-name="ce4">
            <text:p>6.2</text:p>
          </table:table-cell>
          <table:table-cell office:value-type="float" office:value="0.86385999999999996" table:style-name="ce4">
            <text:p>0.86386</text:p>
          </table:table-cell>
          <table:table-cell office:value-type="float" office:value="1.57043" table:style-name="ce4">
            <text:p>1.57043</text:p>
          </table:table-cell>
          <table:table-cell office:value-type="float" office:value="4.7939299999999996" table:style-name="ce4">
            <text:p>4.79393</text:p>
          </table:table-cell>
          <table:table-cell office:value-type="float" office:value="5.5449099999999998" table:style-name="ce4">
            <text:p>5.54491</text:p>
          </table:table-cell>
          <table:table-cell office:value-type="float" office:value="-0.70657000000000003" table:style-name="ce4">
            <text:p>-0.70657</text:p>
          </table:table-cell>
          <table:table-cell office:value-type="float" office:value="-0.75097999999999998" table:style-name="ce4">
            <text:p>-0.75098</text:p>
          </table:table-cell>
          <table:table-cell office:value-type="float" office:value="4.4409999999999998E-2" table:style-name="ce4">
            <text:p>0.04441</text:p>
          </table:table-cell>
          <table:table-cell table:number-columns-repeated="16376"/>
        </table:table-row>
        <table:table-row table:style-name="ro1">
          <table:table-cell office:value-type="float" office:value="6.25" table:style-name="ce4">
            <text:p>6.25</text:p>
          </table:table-cell>
          <table:table-cell office:value-type="float" office:value="0.86224000000000001" table:style-name="ce4">
            <text:p>0.86224</text:p>
          </table:table-cell>
          <table:table-cell office:value-type="float" office:value="1.5679700000000001" table:style-name="ce4">
            <text:p>1.56797</text:p>
          </table:table-cell>
          <table:table-cell office:value-type="float" office:value="4.7755700000000001" table:style-name="ce4">
            <text:p>4.77557</text:p>
          </table:table-cell>
          <table:table-cell office:value-type="float" office:value="5.5344100000000003" table:style-name="ce4">
            <text:p>5.53441</text:p>
          </table:table-cell>
          <table:table-cell office:value-type="float" office:value="-0.70572999999999997" table:style-name="ce4">
            <text:p>-0.70573</text:p>
          </table:table-cell>
          <table:table-cell office:value-type="float" office:value="-0.75883999999999996" table:style-name="ce4">
            <text:p>-0.75884</text:p>
          </table:table-cell>
          <table:table-cell office:value-type="float" office:value="5.3109999999999997E-2" table:style-name="ce4">
            <text:p>0.05311</text:p>
          </table:table-cell>
          <table:table-cell table:number-columns-repeated="16376"/>
        </table:table-row>
        <table:table-row table:style-name="ro1">
          <table:table-cell office:value-type="float" office:value="6.3" table:style-name="ce4">
            <text:p>6.3</text:p>
          </table:table-cell>
          <table:table-cell office:value-type="float" office:value="0.86121000000000003" table:style-name="ce4">
            <text:p>0.86121</text:p>
          </table:table-cell>
          <table:table-cell office:value-type="float" office:value="1.5592299999999999" table:style-name="ce4">
            <text:p>1.55923</text:p>
          </table:table-cell>
          <table:table-cell office:value-type="float" office:value="4.7618499999999999" table:style-name="ce4">
            <text:p>4.76185</text:p>
          </table:table-cell>
          <table:table-cell office:value-type="float" office:value="5.5032899999999998" table:style-name="ce4">
            <text:p>5.50329</text:p>
          </table:table-cell>
          <table:table-cell office:value-type="float" office:value="-0.69801999999999997" table:style-name="ce4">
            <text:p>-0.69802</text:p>
          </table:table-cell>
          <table:table-cell office:value-type="float" office:value="-0.74143999999999999" table:style-name="ce4">
            <text:p>-0.74144</text:p>
          </table:table-cell>
          <table:table-cell office:value-type="float" office:value="4.342E-2" table:style-name="ce4">
            <text:p>0.04342</text:p>
          </table:table-cell>
          <table:table-cell table:number-columns-repeated="16376"/>
        </table:table-row>
        <table:table-row table:style-name="ro1">
          <table:table-cell office:value-type="float" office:value="6.35" table:style-name="ce4">
            <text:p>6.35</text:p>
          </table:table-cell>
          <table:table-cell office:value-type="float" office:value="0.85992999999999997" table:style-name="ce4">
            <text:p>0.85993</text:p>
          </table:table-cell>
          <table:table-cell office:value-type="float" office:value="1.5571600000000001" table:style-name="ce4">
            <text:p>1.55716</text:p>
          </table:table-cell>
          <table:table-cell office:value-type="float" office:value="4.7443499999999998" table:style-name="ce4">
            <text:p>4.74435</text:p>
          </table:table-cell>
          <table:table-cell office:value-type="float" office:value="5.49613" table:style-name="ce4">
            <text:p>5.49613</text:p>
          </table:table-cell>
          <table:table-cell office:value-type="float" office:value="-0.69723000000000002" table:style-name="ce4">
            <text:p>-0.69723</text:p>
          </table:table-cell>
          <table:table-cell office:value-type="float" office:value="-0.75178" table:style-name="ce4">
            <text:p>-0.75178</text:p>
          </table:table-cell>
          <table:table-cell office:value-type="float" office:value="5.4550000000000001E-2" table:style-name="ce4">
            <text:p>0.05455</text:p>
          </table:table-cell>
          <table:table-cell table:number-columns-repeated="16376"/>
        </table:table-row>
        <table:table-row table:style-name="ro1">
          <table:table-cell office:value-type="float" office:value="6.4" table:style-name="ce4">
            <text:p>6.4</text:p>
          </table:table-cell>
          <table:table-cell office:value-type="float" office:value="0.85762000000000005" table:style-name="ce4">
            <text:p>0.85762</text:p>
          </table:table-cell>
          <table:table-cell office:value-type="float" office:value="1.55426" table:style-name="ce4">
            <text:p>1.55426</text:p>
          </table:table-cell>
          <table:table-cell office:value-type="float" office:value="4.7229900000000002" table:style-name="ce4">
            <text:p>4.72299</text:p>
          </table:table-cell>
          <table:table-cell office:value-type="float" office:value="5.4656599999999997" table:style-name="ce4">
            <text:p>5.46566</text:p>
          </table:table-cell>
          <table:table-cell office:value-type="float" office:value="-0.69664000000000004" table:style-name="ce4">
            <text:p>-0.69664</text:p>
          </table:table-cell>
          <table:table-cell office:value-type="float" office:value="-0.74267000000000005" table:style-name="ce4">
            <text:p>-0.74267</text:p>
          </table:table-cell>
          <table:table-cell office:value-type="float" office:value="4.6030000000000001E-2" table:style-name="ce4">
            <text:p>0.04603</text:p>
          </table:table-cell>
          <table:table-cell table:number-columns-repeated="16376"/>
        </table:table-row>
        <table:table-row table:style-name="ro1">
          <table:table-cell office:value-type="float" office:value="6.45" table:style-name="ce4">
            <text:p>6.45</text:p>
          </table:table-cell>
          <table:table-cell office:value-type="float" office:value="0.85702" table:style-name="ce4">
            <text:p>0.85702</text:p>
          </table:table-cell>
          <table:table-cell office:value-type="float" office:value="1.5498099999999999" table:style-name="ce4">
            <text:p>1.54981</text:p>
          </table:table-cell>
          <table:table-cell office:value-type="float" office:value="4.7099900000000003" table:style-name="ce4">
            <text:p>4.70999</text:p>
          </table:table-cell>
          <table:table-cell office:value-type="float" office:value="5.4537000000000004" table:style-name="ce4">
            <text:p>5.4537</text:p>
          </table:table-cell>
          <table:table-cell office:value-type="float" office:value="-0.69279000000000002" table:style-name="ce4">
            <text:p>-0.69279</text:p>
          </table:table-cell>
          <table:table-cell office:value-type="float" office:value="-0.74370999999999998" table:style-name="ce4">
            <text:p>-0.74371</text:p>
          </table:table-cell>
          <table:table-cell office:value-type="float" office:value="5.092E-2" table:style-name="ce4">
            <text:p>0.05092</text:p>
          </table:table-cell>
          <table:table-cell table:number-columns-repeated="16376"/>
        </table:table-row>
        <table:table-row table:style-name="ro1">
          <table:table-cell office:value-type="float" office:value="6.5" table:style-name="ce4">
            <text:p>6.5</text:p>
          </table:table-cell>
          <table:table-cell office:value-type="float" office:value="0.85553000000000001" table:style-name="ce4">
            <text:p>0.85553</text:p>
          </table:table-cell>
          <table:table-cell office:value-type="float" office:value="1.5453300000000001" table:style-name="ce4">
            <text:p>1.54533</text:p>
          </table:table-cell>
          <table:table-cell office:value-type="float" office:value="4.6965899999999996" table:style-name="ce4">
            <text:p>4.69659</text:p>
          </table:table-cell>
          <table:table-cell office:value-type="float" office:value="5.4435500000000001" table:style-name="ce4">
            <text:p>5.44355</text:p>
          </table:table-cell>
          <table:table-cell office:value-type="float" office:value="-0.68979999999999997" table:style-name="ce4">
            <text:p>-0.6898</text:p>
          </table:table-cell>
          <table:table-cell office:value-type="float" office:value="-0.74695999999999996" table:style-name="ce4">
            <text:p>-0.74696</text:p>
          </table:table-cell>
          <table:table-cell office:value-type="float" office:value="5.7160000000000002E-2" table:style-name="ce4">
            <text:p>0.05716</text:p>
          </table:table-cell>
          <table:table-cell table:number-columns-repeated="16376"/>
        </table:table-row>
        <table:table-row table:style-name="ro1">
          <table:table-cell office:value-type="float" office:value="6.55" table:style-name="ce4">
            <text:p>6.55</text:p>
          </table:table-cell>
          <table:table-cell office:value-type="float" office:value="0.85582000000000003" table:style-name="ce4">
            <text:p>0.85582</text:p>
          </table:table-cell>
          <table:table-cell office:value-type="float" office:value="1.5456399999999999" table:style-name="ce4">
            <text:p>1.54564</text:p>
          </table:table-cell>
          <table:table-cell office:value-type="float" office:value="4.6827699999999997" table:style-name="ce4">
            <text:p>4.68277</text:p>
          </table:table-cell>
          <table:table-cell office:value-type="float" office:value="5.4236300000000002" table:style-name="ce4">
            <text:p>5.42363</text:p>
          </table:table-cell>
          <table:table-cell office:value-type="float" office:value="-0.68981999999999999" table:style-name="ce4">
            <text:p>-0.68982</text:p>
          </table:table-cell>
          <table:table-cell office:value-type="float" office:value="-0.74085999999999996" table:style-name="ce4">
            <text:p>-0.74086</text:p>
          </table:table-cell>
          <table:table-cell office:value-type="float" office:value="5.1040000000000002E-2" table:style-name="ce4">
            <text:p>0.05104</text:p>
          </table:table-cell>
          <table:table-cell table:number-columns-repeated="16376"/>
        </table:table-row>
        <table:table-row table:style-name="ro1">
          <table:table-cell office:value-type="float" office:value="6.6" table:style-name="ce4">
            <text:p>6.6</text:p>
          </table:table-cell>
          <table:table-cell office:value-type="float" office:value="0.85124" table:style-name="ce4">
            <text:p>0.85124</text:p>
          </table:table-cell>
          <table:table-cell office:value-type="float" office:value="1.5365599999999999" table:style-name="ce4">
            <text:p>1.53656</text:p>
          </table:table-cell>
          <table:table-cell office:value-type="float" office:value="4.6575699999999998" table:style-name="ce4">
            <text:p>4.65757</text:p>
          </table:table-cell>
          <table:table-cell office:value-type="float" office:value="5.3932799999999999" table:style-name="ce4">
            <text:p>5.39328</text:p>
          </table:table-cell>
          <table:table-cell office:value-type="float" office:value="-0.68532000000000004" table:style-name="ce4">
            <text:p>-0.68532</text:p>
          </table:table-cell>
          <table:table-cell office:value-type="float" office:value="-0.73570999999999998" table:style-name="ce4">
            <text:p>-0.73571</text:p>
          </table:table-cell>
          <table:table-cell office:value-type="float" office:value="5.0389999999999997E-2" table:style-name="ce4">
            <text:p>0.05039</text:p>
          </table:table-cell>
          <table:table-cell table:number-columns-repeated="16376"/>
        </table:table-row>
        <table:table-row table:style-name="ro1">
          <table:table-cell office:value-type="float" office:value="6.65" table:style-name="ce4">
            <text:p>6.65</text:p>
          </table:table-cell>
          <table:table-cell office:value-type="float" office:value="0.85436999999999996" table:style-name="ce4">
            <text:p>0.85437</text:p>
          </table:table-cell>
          <table:table-cell office:value-type="float" office:value="1.53494" table:style-name="ce4">
            <text:p>1.53494</text:p>
          </table:table-cell>
          <table:table-cell office:value-type="float" office:value="4.6403699999999999" table:style-name="ce4">
            <text:p>4.64037</text:p>
          </table:table-cell>
          <table:table-cell office:value-type="float" office:value="5.38422" table:style-name="ce4">
            <text:p>5.38422</text:p>
          </table:table-cell>
          <table:table-cell office:value-type="float" office:value="-0.68057000000000001" table:style-name="ce4">
            <text:p>-0.68057</text:p>
          </table:table-cell>
          <table:table-cell office:value-type="float" office:value="-0.74385000000000001" table:style-name="ce4">
            <text:p>-0.74385</text:p>
          </table:table-cell>
          <table:table-cell office:value-type="float" office:value="6.3280000000000003E-2" table:style-name="ce4">
            <text:p>0.06328</text:p>
          </table:table-cell>
          <table:table-cell table:number-columns-repeated="16376"/>
        </table:table-row>
        <table:table-row table:style-name="ro1">
          <table:table-cell office:value-type="float" office:value="6.7" table:style-name="ce4">
            <text:p>6.7</text:p>
          </table:table-cell>
          <table:table-cell office:value-type="float" office:value="0.85602" table:style-name="ce4">
            <text:p>0.85602</text:p>
          </table:table-cell>
          <table:table-cell office:value-type="float" office:value="1.5295300000000001" table:style-name="ce4">
            <text:p>1.52953</text:p>
          </table:table-cell>
          <table:table-cell office:value-type="float" office:value="4.6419499999999996" table:style-name="ce4">
            <text:p>4.64195</text:p>
          </table:table-cell>
          <table:table-cell office:value-type="float" office:value="5.3814799999999998" table:style-name="ce4">
            <text:p>5.38148</text:p>
          </table:table-cell>
          <table:table-cell office:value-type="float" office:value="-0.67351000000000005" table:style-name="ce4">
            <text:p>-0.67351</text:p>
          </table:table-cell>
          <table:table-cell office:value-type="float" office:value="-0.73953000000000002" table:style-name="ce4">
            <text:p>-0.73953</text:p>
          </table:table-cell>
          <table:table-cell office:value-type="float" office:value="6.6019999999999995E-2" table:style-name="ce4">
            <text:p>0.06602</text:p>
          </table:table-cell>
          <table:table-cell table:number-columns-repeated="16376"/>
        </table:table-row>
        <table:table-row table:style-name="ro1">
          <table:table-cell office:value-type="float" office:value="6.75" table:style-name="ce4">
            <text:p>6.75</text:p>
          </table:table-cell>
          <table:table-cell office:value-type="float" office:value="0.85340000000000005" table:style-name="ce4">
            <text:p>0.8534</text:p>
          </table:table-cell>
          <table:table-cell office:value-type="float" office:value="1.52915" table:style-name="ce4">
            <text:p>1.52915</text:p>
          </table:table-cell>
          <table:table-cell office:value-type="float" office:value="4.6185200000000002" table:style-name="ce4">
            <text:p>4.61852</text:p>
          </table:table-cell>
          <table:table-cell office:value-type="float" office:value="5.3483900000000002" table:style-name="ce4">
            <text:p>5.34839</text:p>
          </table:table-cell>
          <table:table-cell office:value-type="float" office:value="-0.67574999999999996" table:style-name="ce4">
            <text:p>-0.67575</text:p>
          </table:table-cell>
          <table:table-cell office:value-type="float" office:value="-0.72987000000000002" table:style-name="ce4">
            <text:p>-0.72987</text:p>
          </table:table-cell>
          <table:table-cell office:value-type="float" office:value="5.4120000000000001E-2" table:style-name="ce4">
            <text:p>0.05412</text:p>
          </table:table-cell>
          <table:table-cell table:number-columns-repeated="16376"/>
        </table:table-row>
        <table:table-row table:style-name="ro1">
          <table:table-cell office:value-type="float" office:value="6.8" table:style-name="ce4">
            <text:p>6.8</text:p>
          </table:table-cell>
          <table:table-cell office:value-type="float" office:value="0.85468" table:style-name="ce4">
            <text:p>0.85468</text:p>
          </table:table-cell>
          <table:table-cell office:value-type="float" office:value="1.5257499999999999" table:style-name="ce4">
            <text:p>1.52575</text:p>
          </table:table-cell>
          <table:table-cell office:value-type="float" office:value="4.6063200000000002" table:style-name="ce4">
            <text:p>4.60632</text:p>
          </table:table-cell>
          <table:table-cell office:value-type="float" office:value="5.3276399999999997" table:style-name="ce4">
            <text:p>5.32764</text:p>
          </table:table-cell>
          <table:table-cell office:value-type="float" office:value="-0.67107000000000006" table:style-name="ce4">
            <text:p>-0.67107</text:p>
          </table:table-cell>
          <table:table-cell office:value-type="float" office:value="-0.72131999999999996" table:style-name="ce4">
            <text:p>-0.72132</text:p>
          </table:table-cell>
          <table:table-cell office:value-type="float" office:value="5.0250000000000003E-2" table:style-name="ce4">
            <text:p>0.05025</text:p>
          </table:table-cell>
          <table:table-cell table:number-columns-repeated="16376"/>
        </table:table-row>
        <table:table-row table:style-name="ro1">
          <table:table-cell office:value-type="float" office:value="6.85" table:style-name="ce4">
            <text:p>6.85</text:p>
          </table:table-cell>
          <table:table-cell office:value-type="float" office:value="0.85370000000000001" table:style-name="ce4">
            <text:p>0.8537</text:p>
          </table:table-cell>
          <table:table-cell office:value-type="float" office:value="1.5220800000000001" table:style-name="ce4">
            <text:p>1.52208</text:p>
          </table:table-cell>
          <table:table-cell office:value-type="float" office:value="4.5921799999999999" table:style-name="ce4">
            <text:p>4.59218</text:p>
          </table:table-cell>
          <table:table-cell office:value-type="float" office:value="5.32254" table:style-name="ce4">
            <text:p>5.32254</text:p>
          </table:table-cell>
          <table:table-cell office:value-type="float" office:value="-0.66837999999999997" table:style-name="ce4">
            <text:p>-0.66838</text:p>
          </table:table-cell>
          <table:table-cell office:value-type="float" office:value="-0.73036000000000001" table:style-name="ce4">
            <text:p>-0.73036</text:p>
          </table:table-cell>
          <table:table-cell office:value-type="float" office:value="6.198E-2" table:style-name="ce4">
            <text:p>0.06198</text:p>
          </table:table-cell>
          <table:table-cell table:number-columns-repeated="16376"/>
        </table:table-row>
        <table:table-row table:style-name="ro1">
          <table:table-cell office:value-type="float" office:value="6.9" table:style-name="ce4">
            <text:p>6.9</text:p>
          </table:table-cell>
          <table:table-cell office:value-type="float" office:value="0.85541999999999996" table:style-name="ce4">
            <text:p>0.85542</text:p>
          </table:table-cell>
          <table:table-cell office:value-type="float" office:value="1.5194000000000001" table:style-name="ce4">
            <text:p>1.5194</text:p>
          </table:table-cell>
          <table:table-cell office:value-type="float" office:value="4.5847199999999999" table:style-name="ce4">
            <text:p>4.58472</text:p>
          </table:table-cell>
          <table:table-cell office:value-type="float" office:value="5.2990399999999998" table:style-name="ce4">
            <text:p>5.29904</text:p>
          </table:table-cell>
          <table:table-cell office:value-type="float" office:value="-0.66398000000000001" table:style-name="ce4">
            <text:p>-0.66398</text:p>
          </table:table-cell>
          <table:table-cell office:value-type="float" office:value="-0.71431999999999995" table:style-name="ce4">
            <text:p>-0.71432</text:p>
          </table:table-cell>
          <table:table-cell office:value-type="float" office:value="5.0340000000000003E-2" table:style-name="ce4">
            <text:p>0.05034</text:p>
          </table:table-cell>
          <table:table-cell table:number-columns-repeated="16376"/>
        </table:table-row>
        <table:table-row table:style-name="ro1">
          <table:table-cell office:value-type="float" office:value="6.95" table:style-name="ce4">
            <text:p>6.95</text:p>
          </table:table-cell>
          <table:table-cell office:value-type="float" office:value="0.85877000000000003" table:style-name="ce4">
            <text:p>0.85877</text:p>
          </table:table-cell>
          <table:table-cell office:value-type="float" office:value="1.5170300000000001" table:style-name="ce4">
            <text:p>1.51703</text:p>
          </table:table-cell>
          <table:table-cell office:value-type="float" office:value="4.5719599999999998" table:style-name="ce4">
            <text:p>4.57196</text:p>
          </table:table-cell>
          <table:table-cell office:value-type="float" office:value="5.27895" table:style-name="ce4">
            <text:p>5.27895</text:p>
          </table:table-cell>
          <table:table-cell office:value-type="float" office:value="-0.65825999999999996" table:style-name="ce4">
            <text:p>-0.65826</text:p>
          </table:table-cell>
          <table:table-cell office:value-type="float" office:value="-0.70699000000000001" table:style-name="ce4">
            <text:p>-0.70699</text:p>
          </table:table-cell>
          <table:table-cell office:value-type="float" office:value="4.8730000000000002E-2" table:style-name="ce4">
            <text:p>0.04873</text:p>
          </table:table-cell>
          <table:table-cell table:number-columns-repeated="16376"/>
        </table:table-row>
        <table:table-row table:style-name="ro1">
          <table:table-cell office:value-type="float" office:value="7" table:style-name="ce4">
            <text:p>7</text:p>
          </table:table-cell>
          <table:table-cell office:value-type="float" office:value="0.86077999999999999" table:style-name="ce4">
            <text:p>0.86078</text:p>
          </table:table-cell>
          <table:table-cell office:value-type="float" office:value="1.5157499999999999" table:style-name="ce4">
            <text:p>1.51575</text:p>
          </table:table-cell>
          <table:table-cell office:value-type="float" office:value="4.5561400000000001" table:style-name="ce4">
            <text:p>4.55614</text:p>
          </table:table-cell>
          <table:table-cell office:value-type="float" office:value="5.2578300000000002" table:style-name="ce4">
            <text:p>5.25783</text:p>
          </table:table-cell>
          <table:table-cell office:value-type="float" office:value="-0.65497000000000005" table:style-name="ce4">
            <text:p>-0.65497</text:p>
          </table:table-cell>
          <table:table-cell office:value-type="float" office:value="-0.70169000000000004" table:style-name="ce4">
            <text:p>-0.70169</text:p>
          </table:table-cell>
          <table:table-cell office:value-type="float" office:value="4.6719999999999998E-2" table:style-name="ce4">
            <text:p>0.04672</text:p>
          </table:table-cell>
          <table:table-cell table:number-columns-repeated="16376"/>
        </table:table-row>
        <table:table-row table:style-name="ro1">
          <table:table-cell office:value-type="float" office:value="7.05" table:style-name="ce4">
            <text:p>7.05</text:p>
          </table:table-cell>
          <table:table-cell office:value-type="float" office:value="0.85877000000000003" table:style-name="ce4">
            <text:p>0.85877</text:p>
          </table:table-cell>
          <table:table-cell office:value-type="float" office:value="1.51037" table:style-name="ce4">
            <text:p>1.51037</text:p>
          </table:table-cell>
          <table:table-cell office:value-type="float" office:value="4.5438400000000003" table:style-name="ce4">
            <text:p>4.54384</text:p>
          </table:table-cell>
          <table:table-cell office:value-type="float" office:value="5.2400200000000003" table:style-name="ce4">
            <text:p>5.24002</text:p>
          </table:table-cell>
          <table:table-cell office:value-type="float" office:value="-0.65159999999999996" table:style-name="ce4">
            <text:p>-0.6516</text:p>
          </table:table-cell>
          <table:table-cell office:value-type="float" office:value="-0.69618000000000002" table:style-name="ce4">
            <text:p>-0.69618</text:p>
          </table:table-cell>
          <table:table-cell office:value-type="float" office:value="4.4580000000000002E-2" table:style-name="ce4">
            <text:p>0.04458</text:p>
          </table:table-cell>
          <table:table-cell table:number-columns-repeated="16376"/>
        </table:table-row>
        <table:table-row table:style-name="ro1">
          <table:table-cell office:value-type="float" office:value="7.1" table:style-name="ce4">
            <text:p>7.1</text:p>
          </table:table-cell>
          <table:table-cell office:value-type="float" office:value="0.86134999999999995" table:style-name="ce4">
            <text:p>0.86135</text:p>
          </table:table-cell>
          <table:table-cell office:value-type="float" office:value="1.5188999999999999" table:style-name="ce4">
            <text:p>1.5189</text:p>
          </table:table-cell>
          <table:table-cell office:value-type="float" office:value="4.5328799999999996" table:style-name="ce4">
            <text:p>4.53288</text:p>
          </table:table-cell>
          <table:table-cell office:value-type="float" office:value="5.2374700000000001" table:style-name="ce4">
            <text:p>5.23747</text:p>
          </table:table-cell>
          <table:table-cell office:value-type="float" office:value="-0.65754999999999997" table:style-name="ce4">
            <text:p>-0.65755</text:p>
          </table:table-cell>
          <table:table-cell office:value-type="float" office:value="-0.70459000000000005" table:style-name="ce4">
            <text:p>-0.70459</text:p>
          </table:table-cell>
          <table:table-cell office:value-type="float" office:value="4.7039999999999998E-2" table:style-name="ce4">
            <text:p>0.04704</text:p>
          </table:table-cell>
          <table:table-cell table:number-columns-repeated="16376"/>
        </table:table-row>
        <table:table-row table:style-name="ro1">
          <table:table-cell office:value-type="float" office:value="7.15" table:style-name="ce4">
            <text:p>7.15</text:p>
          </table:table-cell>
          <table:table-cell office:value-type="float" office:value="0.87024000000000001" table:style-name="ce4">
            <text:p>0.87024</text:p>
          </table:table-cell>
          <table:table-cell office:value-type="float" office:value="1.5142800000000001" table:style-name="ce4">
            <text:p>1.51428</text:p>
          </table:table-cell>
          <table:table-cell office:value-type="float" office:value="4.5153600000000003" table:style-name="ce4">
            <text:p>4.51536</text:p>
          </table:table-cell>
          <table:table-cell office:value-type="float" office:value="5.2194200000000004" table:style-name="ce4">
            <text:p>5.21942</text:p>
          </table:table-cell>
          <table:table-cell office:value-type="float" office:value="-0.64403999999999995" table:style-name="ce4">
            <text:p>-0.64404</text:p>
          </table:table-cell>
          <table:table-cell office:value-type="float" office:value="-0.70406000000000002" table:style-name="ce4">
            <text:p>-0.70406</text:p>
          </table:table-cell>
          <table:table-cell office:value-type="float" office:value="6.0019999999999997E-2" table:style-name="ce4">
            <text:p>0.06002</text:p>
          </table:table-cell>
          <table:table-cell table:number-columns-repeated="16376"/>
        </table:table-row>
        <table:table-row table:style-name="ro1">
          <table:table-cell office:value-type="float" office:value="7.2" table:style-name="ce4">
            <text:p>7.2</text:p>
          </table:table-cell>
          <table:table-cell office:value-type="float" office:value="0.87005999999999994" table:style-name="ce4">
            <text:p>0.87006</text:p>
          </table:table-cell>
          <table:table-cell office:value-type="float" office:value="1.51162" table:style-name="ce4">
            <text:p>1.51162</text:p>
          </table:table-cell>
          <table:table-cell office:value-type="float" office:value="4.5080499999999999" table:style-name="ce4">
            <text:p>4.50805</text:p>
          </table:table-cell>
          <table:table-cell office:value-type="float" office:value="5.20472" table:style-name="ce4">
            <text:p>5.20472</text:p>
          </table:table-cell>
          <table:table-cell office:value-type="float" office:value="-0.64156000000000002" table:style-name="ce4">
            <text:p>-0.64156</text:p>
          </table:table-cell>
          <table:table-cell office:value-type="float" office:value="-0.69667000000000001" table:style-name="ce4">
            <text:p>-0.69667</text:p>
          </table:table-cell>
          <table:table-cell office:value-type="float" office:value="5.5109999999999999E-2" table:style-name="ce4">
            <text:p>0.05511</text:p>
          </table:table-cell>
          <table:table-cell table:number-columns-repeated="16376"/>
        </table:table-row>
        <table:table-row table:style-name="ro1">
          <table:table-cell office:value-type="float" office:value="7.25" table:style-name="ce4">
            <text:p>7.25</text:p>
          </table:table-cell>
          <table:table-cell office:value-type="float" office:value="0.87177000000000004" table:style-name="ce4">
            <text:p>0.87177</text:p>
          </table:table-cell>
          <table:table-cell office:value-type="float" office:value="1.5090699999999999" table:style-name="ce4">
            <text:p>1.50907</text:p>
          </table:table-cell>
          <table:table-cell office:value-type="float" office:value="4.5074699999999996" table:style-name="ce4">
            <text:p>4.50747</text:p>
          </table:table-cell>
          <table:table-cell office:value-type="float" office:value="5.1979800000000003" table:style-name="ce4">
            <text:p>5.19798</text:p>
          </table:table-cell>
          <table:table-cell office:value-type="float" office:value="-0.63729999999999998" table:style-name="ce4">
            <text:p>-0.6373</text:p>
          </table:table-cell>
          <table:table-cell office:value-type="float" office:value="-0.69050999999999996" table:style-name="ce4">
            <text:p>-0.69051</text:p>
          </table:table-cell>
          <table:table-cell office:value-type="float" office:value="5.321E-2" table:style-name="ce4">
            <text:p>0.05321</text:p>
          </table:table-cell>
          <table:table-cell table:number-columns-repeated="16376"/>
        </table:table-row>
        <table:table-row table:style-name="ro1">
          <table:table-cell office:value-type="float" office:value="7.3" table:style-name="ce4">
            <text:p>7.3</text:p>
          </table:table-cell>
          <table:table-cell office:value-type="float" office:value="0.86729000000000001" table:style-name="ce4">
            <text:p>0.86729</text:p>
          </table:table-cell>
          <table:table-cell office:value-type="float" office:value="1.50342" table:style-name="ce4">
            <text:p>1.50342</text:p>
          </table:table-cell>
          <table:table-cell office:value-type="float" office:value="4.4710700000000001" table:style-name="ce4">
            <text:p>4.47107</text:p>
          </table:table-cell>
          <table:table-cell office:value-type="float" office:value="5.1575499999999996" table:style-name="ce4">
            <text:p>5.15755</text:p>
          </table:table-cell>
          <table:table-cell office:value-type="float" office:value="-0.63612999999999997" table:style-name="ce4">
            <text:p>-0.63613</text:p>
          </table:table-cell>
          <table:table-cell office:value-type="float" office:value="-0.68647999999999998" table:style-name="ce4">
            <text:p>-0.68648</text:p>
          </table:table-cell>
          <table:table-cell office:value-type="float" office:value="5.0349999999999999E-2" table:style-name="ce4">
            <text:p>0.05035</text:p>
          </table:table-cell>
          <table:table-cell table:number-columns-repeated="16376"/>
        </table:table-row>
        <table:table-row table:style-name="ro1">
          <table:table-cell office:value-type="float" office:value="7.35" table:style-name="ce4">
            <text:p>7.35</text:p>
          </table:table-cell>
          <table:table-cell office:value-type="float" office:value="0.87460000000000004" table:style-name="ce4">
            <text:p>0.8746</text:p>
          </table:table-cell>
          <table:table-cell office:value-type="float" office:value="1.5014799999999999" table:style-name="ce4">
            <text:p>1.50148</text:p>
          </table:table-cell>
          <table:table-cell office:value-type="float" office:value="4.4557399999999996" table:style-name="ce4">
            <text:p>4.45574</text:p>
          </table:table-cell>
          <table:table-cell office:value-type="float" office:value="5.1463000000000001" table:style-name="ce4">
            <text:p>5.1463</text:p>
          </table:table-cell>
          <table:table-cell office:value-type="float" office:value="-0.62687999999999999" table:style-name="ce4">
            <text:p>-0.62688</text:p>
          </table:table-cell>
          <table:table-cell office:value-type="float" office:value="-0.69055999999999995" table:style-name="ce4">
            <text:p>-0.69056</text:p>
          </table:table-cell>
          <table:table-cell office:value-type="float" office:value="6.368E-2" table:style-name="ce4">
            <text:p>0.06368</text:p>
          </table:table-cell>
          <table:table-cell table:number-columns-repeated="16376"/>
        </table:table-row>
        <table:table-row table:style-name="ro1">
          <table:table-cell office:value-type="float" office:value="7.4" table:style-name="ce4">
            <text:p>7.4</text:p>
          </table:table-cell>
          <table:table-cell office:value-type="float" office:value="0.87397000000000002" table:style-name="ce4">
            <text:p>0.87397</text:p>
          </table:table-cell>
          <table:table-cell office:value-type="float" office:value="1.5028900000000001" table:style-name="ce4">
            <text:p>1.50289</text:p>
          </table:table-cell>
          <table:table-cell office:value-type="float" office:value="4.4413200000000002" table:style-name="ce4">
            <text:p>4.44132</text:p>
          </table:table-cell>
          <table:table-cell office:value-type="float" office:value="5.1337299999999999" table:style-name="ce4">
            <text:p>5.13373</text:p>
          </table:table-cell>
          <table:table-cell office:value-type="float" office:value="-0.62892000000000003" table:style-name="ce4">
            <text:p>-0.62892</text:p>
          </table:table-cell>
          <table:table-cell office:value-type="float" office:value="-0.69240999999999997" table:style-name="ce4">
            <text:p>-0.69241</text:p>
          </table:table-cell>
          <table:table-cell office:value-type="float" office:value="6.3490000000000005E-2" table:style-name="ce4">
            <text:p>0.06349</text:p>
          </table:table-cell>
          <table:table-cell table:number-columns-repeated="16376"/>
        </table:table-row>
        <table:table-row table:style-name="ro1">
          <table:table-cell office:value-type="float" office:value="7.45" table:style-name="ce4">
            <text:p>7.45</text:p>
          </table:table-cell>
          <table:table-cell office:value-type="float" office:value="0.87590999999999997" table:style-name="ce4">
            <text:p>0.87591</text:p>
          </table:table-cell>
          <table:table-cell office:value-type="float" office:value="1.5053399999999999" table:style-name="ce4">
            <text:p>1.50534</text:p>
          </table:table-cell>
          <table:table-cell office:value-type="float" office:value="4.4308399999999999" table:style-name="ce4">
            <text:p>4.43084</text:p>
          </table:table-cell>
          <table:table-cell office:value-type="float" office:value="5.1155400000000002" table:style-name="ce4">
            <text:p>5.11554</text:p>
          </table:table-cell>
          <table:table-cell office:value-type="float" office:value="-0.62943000000000005" table:style-name="ce4">
            <text:p>-0.62943</text:p>
          </table:table-cell>
          <table:table-cell office:value-type="float" office:value="-0.68469999999999998" table:style-name="ce4">
            <text:p>-0.6847</text:p>
          </table:table-cell>
          <table:table-cell office:value-type="float" office:value="5.527E-2" table:style-name="ce4">
            <text:p>0.05527</text:p>
          </table:table-cell>
          <table:table-cell table:number-columns-repeated="16376"/>
        </table:table-row>
        <table:table-row table:style-name="ro1">
          <table:table-cell office:value-type="float" office:value="7.5" table:style-name="ce4">
            <text:p>7.5</text:p>
          </table:table-cell>
          <table:table-cell office:value-type="float" office:value="0.87748000000000004" table:style-name="ce4">
            <text:p>0.87748</text:p>
          </table:table-cell>
          <table:table-cell office:value-type="float" office:value="1.4999800000000001" table:style-name="ce4">
            <text:p>1.49998</text:p>
          </table:table-cell>
          <table:table-cell office:value-type="float" office:value="4.4173099999999996" table:style-name="ce4">
            <text:p>4.41731</text:p>
          </table:table-cell>
          <table:table-cell office:value-type="float" office:value="5.09206" table:style-name="ce4">
            <text:p>5.09206</text:p>
          </table:table-cell>
          <table:table-cell office:value-type="float" office:value="-0.62250000000000005" table:style-name="ce4">
            <text:p>-0.6225</text:p>
          </table:table-cell>
          <table:table-cell office:value-type="float" office:value="-0.67474999999999996" table:style-name="ce4">
            <text:p>-0.67475</text:p>
          </table:table-cell>
          <table:table-cell office:value-type="float" office:value="5.2249999999999998E-2" table:style-name="ce4">
            <text:p>0.05225</text:p>
          </table:table-cell>
          <table:table-cell table:number-columns-repeated="16376"/>
        </table:table-row>
        <table:table-row table:style-name="ro1">
          <table:table-cell office:value-type="float" office:value="7.55" table:style-name="ce4">
            <text:p>7.55</text:p>
          </table:table-cell>
          <table:table-cell office:value-type="float" office:value="0.87844" table:style-name="ce4">
            <text:p>0.87844</text:p>
          </table:table-cell>
          <table:table-cell office:value-type="float" office:value="1.49617" table:style-name="ce4">
            <text:p>1.49617</text:p>
          </table:table-cell>
          <table:table-cell office:value-type="float" office:value="4.39757" table:style-name="ce4">
            <text:p>4.39757</text:p>
          </table:table-cell>
          <table:table-cell office:value-type="float" office:value="5.0701599999999996" table:style-name="ce4">
            <text:p>5.07016</text:p>
          </table:table-cell>
          <table:table-cell office:value-type="float" office:value="-0.61773" table:style-name="ce4">
            <text:p>-0.61773</text:p>
          </table:table-cell>
          <table:table-cell office:value-type="float" office:value="-0.67259000000000002" table:style-name="ce4">
            <text:p>-0.67259</text:p>
          </table:table-cell>
          <table:table-cell office:value-type="float" office:value="5.4859999999999999E-2" table:style-name="ce4">
            <text:p>0.05486</text:p>
          </table:table-cell>
          <table:table-cell table:number-columns-repeated="16376"/>
        </table:table-row>
        <table:table-row table:style-name="ro1">
          <table:table-cell office:value-type="float" office:value="7.6" table:style-name="ce4">
            <text:p>7.6</text:p>
          </table:table-cell>
          <table:table-cell office:value-type="float" office:value="0.87748000000000004" table:style-name="ce4">
            <text:p>0.87748</text:p>
          </table:table-cell>
          <table:table-cell office:value-type="float" office:value="1.4960199999999999" table:style-name="ce4">
            <text:p>1.49602</text:p>
          </table:table-cell>
          <table:table-cell office:value-type="float" office:value="4.3853099999999996" table:style-name="ce4">
            <text:p>4.38531</text:p>
          </table:table-cell>
          <table:table-cell office:value-type="float" office:value="5.0547899999999997" table:style-name="ce4">
            <text:p>5.05479</text:p>
          </table:table-cell>
          <table:table-cell office:value-type="float" office:value="-0.61853999999999998" table:style-name="ce4">
            <text:p>-0.61854</text:p>
          </table:table-cell>
          <table:table-cell office:value-type="float" office:value="-0.66947999999999996" table:style-name="ce4">
            <text:p>-0.66948</text:p>
          </table:table-cell>
          <table:table-cell office:value-type="float" office:value="5.0939999999999999E-2" table:style-name="ce4">
            <text:p>0.05094</text:p>
          </table:table-cell>
          <table:table-cell table:number-columns-repeated="16376"/>
        </table:table-row>
        <table:table-row table:style-name="ro1">
          <table:table-cell office:value-type="float" office:value="7.65" table:style-name="ce4">
            <text:p>7.65</text:p>
          </table:table-cell>
          <table:table-cell office:value-type="float" office:value="0.87929999999999997" table:style-name="ce4">
            <text:p>0.8793</text:p>
          </table:table-cell>
          <table:table-cell office:value-type="float" office:value="1.4980500000000001" table:style-name="ce4">
            <text:p>1.49805</text:p>
          </table:table-cell>
          <table:table-cell office:value-type="float" office:value="4.3709100000000003" table:style-name="ce4">
            <text:p>4.37091</text:p>
          </table:table-cell>
          <table:table-cell office:value-type="float" office:value="5.0423999999999998" table:style-name="ce4">
            <text:p>5.0424</text:p>
          </table:table-cell>
          <table:table-cell office:value-type="float" office:value="-0.61875000000000002" table:style-name="ce4">
            <text:p>-0.61875</text:p>
          </table:table-cell>
          <table:table-cell office:value-type="float" office:value="-0.67149000000000003" table:style-name="ce4">
            <text:p>-0.67149</text:p>
          </table:table-cell>
          <table:table-cell office:value-type="float" office:value="5.2740000000000002E-2" table:style-name="ce4">
            <text:p>0.05274</text:p>
          </table:table-cell>
          <table:table-cell table:number-columns-repeated="16376"/>
        </table:table-row>
        <table:table-row table:style-name="ro1">
          <table:table-cell office:value-type="float" office:value="7.7" table:style-name="ce4">
            <text:p>7.7</text:p>
          </table:table-cell>
          <table:table-cell office:value-type="float" office:value="0.87839" table:style-name="ce4">
            <text:p>0.87839</text:p>
          </table:table-cell>
          <table:table-cell office:value-type="float" office:value="1.49861" table:style-name="ce4">
            <text:p>1.49861</text:p>
          </table:table-cell>
          <table:table-cell office:value-type="float" office:value="4.3537800000000004" table:style-name="ce4">
            <text:p>4.35378</text:p>
          </table:table-cell>
          <table:table-cell office:value-type="float" office:value="5.0204399999999998" table:style-name="ce4">
            <text:p>5.02044</text:p>
          </table:table-cell>
          <table:table-cell office:value-type="float" office:value="-0.62021999999999999" table:style-name="ce4">
            <text:p>-0.62022</text:p>
          </table:table-cell>
          <table:table-cell office:value-type="float" office:value="-0.66666000000000003" table:style-name="ce4">
            <text:p>-0.66666</text:p>
          </table:table-cell>
          <table:table-cell office:value-type="float" office:value="4.6440000000000002E-2" table:style-name="ce4">
            <text:p>0.04644</text:p>
          </table:table-cell>
          <table:table-cell table:number-columns-repeated="16376"/>
        </table:table-row>
        <table:table-row table:style-name="ro1">
          <table:table-cell office:value-type="float" office:value="7.75" table:style-name="ce4">
            <text:p>7.75</text:p>
          </table:table-cell>
          <table:table-cell office:value-type="float" office:value="0.88024000000000002" table:style-name="ce4">
            <text:p>0.88024</text:p>
          </table:table-cell>
          <table:table-cell office:value-type="float" office:value="1.49847" table:style-name="ce4">
            <text:p>1.49847</text:p>
          </table:table-cell>
          <table:table-cell office:value-type="float" office:value="4.3435199999999998" table:style-name="ce4">
            <text:p>4.34352</text:p>
          </table:table-cell>
          <table:table-cell office:value-type="float" office:value="5.0050499999999998" table:style-name="ce4">
            <text:p>5.00505</text:p>
          </table:table-cell>
          <table:table-cell office:value-type="float" office:value="-0.61822999999999995" table:style-name="ce4">
            <text:p>-0.61823</text:p>
          </table:table-cell>
          <table:table-cell office:value-type="float" office:value="-0.66152999999999995" table:style-name="ce4">
            <text:p>-0.66153</text:p>
          </table:table-cell>
          <table:table-cell office:value-type="float" office:value="4.3299999999999998E-2" table:style-name="ce4">
            <text:p>0.0433</text:p>
          </table:table-cell>
          <table:table-cell table:number-columns-repeated="16376"/>
        </table:table-row>
        <table:table-row table:style-name="ro1">
          <table:table-cell office:value-type="float" office:value="7.8" table:style-name="ce4">
            <text:p>7.8</text:p>
          </table:table-cell>
          <table:table-cell office:value-type="float" office:value="0.87931999999999999" table:style-name="ce4">
            <text:p>0.87932</text:p>
          </table:table-cell>
          <table:table-cell office:value-type="float" office:value="1.4928300000000001" table:style-name="ce4">
            <text:p>1.49283</text:p>
          </table:table-cell>
          <table:table-cell office:value-type="float" office:value="4.3254999999999999" table:style-name="ce4">
            <text:p>4.3255</text:p>
          </table:table-cell>
          <table:table-cell office:value-type="float" office:value="4.9924600000000003" table:style-name="ce4">
            <text:p>4.99246</text:p>
          </table:table-cell>
          <table:table-cell office:value-type="float" office:value="-0.61351" table:style-name="ce4">
            <text:p>-0.61351</text:p>
          </table:table-cell>
          <table:table-cell office:value-type="float" office:value="-0.66696" table:style-name="ce4">
            <text:p>-0.66696</text:p>
          </table:table-cell>
          <table:table-cell office:value-type="float" office:value="5.3449999999999998E-2" table:style-name="ce4">
            <text:p>0.05345</text:p>
          </table:table-cell>
          <table:table-cell table:number-columns-repeated="16376"/>
        </table:table-row>
        <table:table-row table:style-name="ro1">
          <table:table-cell office:value-type="float" office:value="7.85" table:style-name="ce4">
            <text:p>7.85</text:p>
          </table:table-cell>
          <table:table-cell office:value-type="float" office:value="0.87895000000000001" table:style-name="ce4">
            <text:p>0.87895</text:p>
          </table:table-cell>
          <table:table-cell office:value-type="float" office:value="1.49126" table:style-name="ce4">
            <text:p>1.49126</text:p>
          </table:table-cell>
          <table:table-cell office:value-type="float" office:value="4.3053699999999999" table:style-name="ce4">
            <text:p>4.30537</text:p>
          </table:table-cell>
          <table:table-cell office:value-type="float" office:value="4.9719100000000003" table:style-name="ce4">
            <text:p>4.97191</text:p>
          </table:table-cell>
          <table:table-cell office:value-type="float" office:value="-0.61231000000000002" table:style-name="ce4">
            <text:p>-0.61231</text:p>
          </table:table-cell>
          <table:table-cell office:value-type="float" office:value="-0.66654000000000002" table:style-name="ce4">
            <text:p>-0.66654</text:p>
          </table:table-cell>
          <table:table-cell office:value-type="float" office:value="5.423E-2" table:style-name="ce4">
            <text:p>0.05423</text:p>
          </table:table-cell>
          <table:table-cell table:number-columns-repeated="16376"/>
        </table:table-row>
        <table:table-row table:style-name="ro1">
          <table:table-cell office:value-type="float" office:value="7.9" table:style-name="ce4">
            <text:p>7.9</text:p>
          </table:table-cell>
          <table:table-cell office:value-type="float" office:value="0.87492999999999999" table:style-name="ce4">
            <text:p>0.87493</text:p>
          </table:table-cell>
          <table:table-cell office:value-type="float" office:value="1.4915499999999999" table:style-name="ce4">
            <text:p>1.49155</text:p>
          </table:table-cell>
          <table:table-cell office:value-type="float" office:value="4.2912400000000002" table:style-name="ce4">
            <text:p>4.29124</text:p>
          </table:table-cell>
          <table:table-cell office:value-type="float" office:value="4.9580700000000002" table:style-name="ce4">
            <text:p>4.95807</text:p>
          </table:table-cell>
          <table:table-cell office:value-type="float" office:value="-0.61661999999999995" table:style-name="ce4">
            <text:p>-0.61662</text:p>
          </table:table-cell>
          <table:table-cell office:value-type="float" office:value="-0.66683000000000003" table:style-name="ce4">
            <text:p>-0.66683</text:p>
          </table:table-cell>
          <table:table-cell office:value-type="float" office:value="5.0209999999999998E-2" table:style-name="ce4">
            <text:p>0.05021</text:p>
          </table:table-cell>
          <table:table-cell table:number-columns-repeated="16376"/>
        </table:table-row>
        <table:table-row table:style-name="ro1">
          <table:table-cell office:value-type="float" office:value="7.95" table:style-name="ce4">
            <text:p>7.95</text:p>
          </table:table-cell>
          <table:table-cell office:value-type="float" office:value="0.87595000000000001" table:style-name="ce4">
            <text:p>0.87595</text:p>
          </table:table-cell>
          <table:table-cell office:value-type="float" office:value="1.48942" table:style-name="ce4">
            <text:p>1.48942</text:p>
          </table:table-cell>
          <table:table-cell office:value-type="float" office:value="4.2742399999999998" table:style-name="ce4">
            <text:p>4.27424</text:p>
          </table:table-cell>
          <table:table-cell office:value-type="float" office:value="4.9357600000000001" table:style-name="ce4">
            <text:p>4.93576</text:p>
          </table:table-cell>
          <table:table-cell office:value-type="float" office:value="-0.61346999999999996" table:style-name="ce4">
            <text:p>-0.61347</text:p>
          </table:table-cell>
          <table:table-cell office:value-type="float" office:value="-0.66152" table:style-name="ce4">
            <text:p>-0.66152</text:p>
          </table:table-cell>
          <table:table-cell office:value-type="float" office:value="4.8050000000000002E-2" table:style-name="ce4">
            <text:p>0.04805</text:p>
          </table:table-cell>
          <table:table-cell table:number-columns-repeated="16376"/>
        </table:table-row>
        <table:table-row table:style-name="ro1">
          <table:table-cell office:value-type="float" office:value="8" table:style-name="ce4">
            <text:p>8</text:p>
          </table:table-cell>
          <table:table-cell office:value-type="float" office:value="0.87416000000000005" table:style-name="ce4">
            <text:p>0.87416</text:p>
          </table:table-cell>
          <table:table-cell office:value-type="float" office:value="1.4876199999999999" table:style-name="ce4">
            <text:p>1.48762</text:p>
          </table:table-cell>
          <table:table-cell office:value-type="float" office:value="4.2580200000000001" table:style-name="ce4">
            <text:p>4.25802</text:p>
          </table:table-cell>
          <table:table-cell office:value-type="float" office:value="4.9278199999999996" table:style-name="ce4">
            <text:p>4.92782</text:p>
          </table:table-cell>
          <table:table-cell office:value-type="float" office:value="-0.61346000000000001" table:style-name="ce4">
            <text:p>-0.61346</text:p>
          </table:table-cell>
          <table:table-cell office:value-type="float" office:value="-0.66979999999999995" table:style-name="ce4">
            <text:p>-0.6698</text:p>
          </table:table-cell>
          <table:table-cell office:value-type="float" office:value="5.6340000000000001E-2" table:style-name="ce4">
            <text:p>0.05634</text:p>
          </table:table-cell>
          <table:table-cell table:number-columns-repeated="16376"/>
        </table:table-row>
        <table:table-row table:style-name="ro1">
          <table:table-cell office:value-type="float" office:value="8.0500000000000007" table:style-name="ce4">
            <text:p>8.05</text:p>
          </table:table-cell>
          <table:table-cell office:value-type="float" office:value="0.87334000000000001" table:style-name="ce4">
            <text:p>0.87334</text:p>
          </table:table-cell>
          <table:table-cell office:value-type="float" office:value="1.4889399999999999" table:style-name="ce4">
            <text:p>1.48894</text:p>
          </table:table-cell>
          <table:table-cell office:value-type="float" office:value="4.2504400000000002" table:style-name="ce4">
            <text:p>4.25044</text:p>
          </table:table-cell>
          <table:table-cell office:value-type="float" office:value="4.9175000000000004" table:style-name="ce4">
            <text:p>4.9175</text:p>
          </table:table-cell>
          <table:table-cell office:value-type="float" office:value="-0.61560000000000004" table:style-name="ce4">
            <text:p>-0.6156</text:p>
          </table:table-cell>
          <table:table-cell office:value-type="float" office:value="-0.66705999999999999" table:style-name="ce4">
            <text:p>-0.66706</text:p>
          </table:table-cell>
          <table:table-cell office:value-type="float" office:value="5.1459999999999999E-2" table:style-name="ce4">
            <text:p>0.05146</text:p>
          </table:table-cell>
          <table:table-cell table:number-columns-repeated="16376"/>
        </table:table-row>
        <table:table-row table:style-name="ro1">
          <table:table-cell office:value-type="float" office:value="8.1" table:style-name="ce4">
            <text:p>8.1</text:p>
          </table:table-cell>
          <table:table-cell office:value-type="float" office:value="0.87361" table:style-name="ce4">
            <text:p>0.87361</text:p>
          </table:table-cell>
          <table:table-cell office:value-type="float" office:value="1.4852099999999999" table:style-name="ce4">
            <text:p>1.48521</text:p>
          </table:table-cell>
          <table:table-cell office:value-type="float" office:value="4.2364300000000004" table:style-name="ce4">
            <text:p>4.23643</text:p>
          </table:table-cell>
          <table:table-cell office:value-type="float" office:value="4.9031399999999996" table:style-name="ce4">
            <text:p>4.90314</text:p>
          </table:table-cell>
          <table:table-cell office:value-type="float" office:value="-0.61160000000000003" table:style-name="ce4">
            <text:p>-0.6116</text:p>
          </table:table-cell>
          <table:table-cell office:value-type="float" office:value="-0.66671000000000002" table:style-name="ce4">
            <text:p>-0.66671</text:p>
          </table:table-cell>
          <table:table-cell office:value-type="float" office:value="5.5109999999999999E-2" table:style-name="ce4">
            <text:p>0.05511</text:p>
          </table:table-cell>
          <table:table-cell table:number-columns-repeated="16376"/>
        </table:table-row>
        <table:table-row table:style-name="ro1">
          <table:table-cell office:value-type="float" office:value="8.15" table:style-name="ce4">
            <text:p>8.15</text:p>
          </table:table-cell>
          <table:table-cell office:value-type="float" office:value="0.86899999999999999" table:style-name="ce4">
            <text:p>0.869</text:p>
          </table:table-cell>
          <table:table-cell office:value-type="float" office:value="1.4837400000000001" table:style-name="ce4">
            <text:p>1.48374</text:p>
          </table:table-cell>
          <table:table-cell office:value-type="float" office:value="4.2251599999999998" table:style-name="ce4">
            <text:p>4.22516</text:p>
          </table:table-cell>
          <table:table-cell office:value-type="float" office:value="4.8923300000000003" table:style-name="ce4">
            <text:p>4.89233</text:p>
          </table:table-cell>
          <table:table-cell office:value-type="float" office:value="-0.61473999999999995" table:style-name="ce4">
            <text:p>-0.61474</text:p>
          </table:table-cell>
          <table:table-cell office:value-type="float" office:value="-0.66717000000000004" table:style-name="ce4">
            <text:p>-0.66717</text:p>
          </table:table-cell>
          <table:table-cell office:value-type="float" office:value="5.2429999999999997E-2" table:style-name="ce4">
            <text:p>0.05243</text:p>
          </table:table-cell>
          <table:table-cell table:number-columns-repeated="16376"/>
        </table:table-row>
        <table:table-row table:style-name="ro1">
          <table:table-cell office:value-type="float" office:value="8.1999999999999993" table:style-name="ce4">
            <text:p>8.2</text:p>
          </table:table-cell>
          <table:table-cell office:value-type="float" office:value="0.86895999999999995" table:style-name="ce4">
            <text:p>0.86896</text:p>
          </table:table-cell>
          <table:table-cell office:value-type="float" office:value="1.47899" table:style-name="ce4">
            <text:p>1.47899</text:p>
          </table:table-cell>
          <table:table-cell office:value-type="float" office:value="4.2095500000000001" table:style-name="ce4">
            <text:p>4.20955</text:p>
          </table:table-cell>
          <table:table-cell office:value-type="float" office:value="4.8769600000000004" table:style-name="ce4">
            <text:p>4.87696</text:p>
          </table:table-cell>
          <table:table-cell office:value-type="float" office:value="-0.61002999999999996" table:style-name="ce4">
            <text:p>-0.61003</text:p>
          </table:table-cell>
          <table:table-cell office:value-type="float" office:value="-0.66740999999999995" table:style-name="ce4">
            <text:p>-0.66741</text:p>
          </table:table-cell>
          <table:table-cell office:value-type="float" office:value="5.738E-2" table:style-name="ce4">
            <text:p>0.05738</text:p>
          </table:table-cell>
          <table:table-cell table:number-columns-repeated="16376"/>
        </table:table-row>
        <table:table-row table:style-name="ro1">
          <table:table-cell office:value-type="float" office:value="8.25" table:style-name="ce4">
            <text:p>8.25</text:p>
          </table:table-cell>
          <table:table-cell office:value-type="float" office:value="0.86463000000000001" table:style-name="ce4">
            <text:p>0.86463</text:p>
          </table:table-cell>
          <table:table-cell office:value-type="float" office:value="1.4812099999999999" table:style-name="ce4">
            <text:p>1.48121</text:p>
          </table:table-cell>
          <table:table-cell office:value-type="float" office:value="4.1848900000000002" table:style-name="ce4">
            <text:p>4.18489</text:p>
          </table:table-cell>
          <table:table-cell office:value-type="float" office:value="4.8552499999999998" table:style-name="ce4">
            <text:p>4.85525</text:p>
          </table:table-cell>
          <table:table-cell office:value-type="float" office:value="-0.61658000000000002" table:style-name="ce4">
            <text:p>-0.61658</text:p>
          </table:table-cell>
          <table:table-cell office:value-type="float" office:value="-0.67035999999999996" table:style-name="ce4">
            <text:p>-0.67036</text:p>
          </table:table-cell>
          <table:table-cell office:value-type="float" office:value="5.3780000000000001E-2" table:style-name="ce4">
            <text:p>0.05378</text:p>
          </table:table-cell>
          <table:table-cell table:number-columns-repeated="16376"/>
        </table:table-row>
        <table:table-row table:style-name="ro1">
          <table:table-cell office:value-type="float" office:value="8.3000000000000007" table:style-name="ce4">
            <text:p>8.3</text:p>
          </table:table-cell>
          <table:table-cell office:value-type="float" office:value="0.86490999999999996" table:style-name="ce4">
            <text:p>0.86491</text:p>
          </table:table-cell>
          <table:table-cell office:value-type="float" office:value="1.47715" table:style-name="ce4">
            <text:p>1.47715</text:p>
          </table:table-cell>
          <table:table-cell office:value-type="float" office:value="4.1745799999999997" table:style-name="ce4">
            <text:p>4.17458</text:p>
          </table:table-cell>
          <table:table-cell office:value-type="float" office:value="4.8456799999999998" table:style-name="ce4">
            <text:p>4.84568</text:p>
          </table:table-cell>
          <table:table-cell office:value-type="float" office:value="-0.61224000000000001" table:style-name="ce4">
            <text:p>-0.61224</text:p>
          </table:table-cell>
          <table:table-cell office:value-type="float" office:value="-0.67110000000000003" table:style-name="ce4">
            <text:p>-0.6711</text:p>
          </table:table-cell>
          <table:table-cell office:value-type="float" office:value="5.8860000000000003E-2" table:style-name="ce4">
            <text:p>0.05886</text:p>
          </table:table-cell>
          <table:table-cell table:number-columns-repeated="16376"/>
        </table:table-row>
        <table:table-row table:style-name="ro1">
          <table:table-cell office:value-type="float" office:value="8.35" table:style-name="ce4">
            <text:p>8.35</text:p>
          </table:table-cell>
          <table:table-cell office:value-type="float" office:value="0.86034999999999995" table:style-name="ce4">
            <text:p>0.86035</text:p>
          </table:table-cell>
          <table:table-cell office:value-type="float" office:value="1.47092" table:style-name="ce4">
            <text:p>1.47092</text:p>
          </table:table-cell>
          <table:table-cell office:value-type="float" office:value="4.1568899999999998" table:style-name="ce4">
            <text:p>4.15689</text:p>
          </table:table-cell>
          <table:table-cell office:value-type="float" office:value="4.8218300000000003" table:style-name="ce4">
            <text:p>4.82183</text:p>
          </table:table-cell>
          <table:table-cell office:value-type="float" office:value="-0.61056999999999995" table:style-name="ce4">
            <text:p>-0.61057</text:p>
          </table:table-cell>
          <table:table-cell office:value-type="float" office:value="-0.66493999999999998" table:style-name="ce4">
            <text:p>-0.66494</text:p>
          </table:table-cell>
          <table:table-cell office:value-type="float" office:value="5.4370000000000002E-2" table:style-name="ce4">
            <text:p>0.05437</text:p>
          </table:table-cell>
          <table:table-cell table:number-columns-repeated="16376"/>
        </table:table-row>
        <table:table-row table:style-name="ro1">
          <table:table-cell office:value-type="float" office:value="8.4" table:style-name="ce4">
            <text:p>8.4</text:p>
          </table:table-cell>
          <table:table-cell office:value-type="float" office:value="0.86094000000000004" table:style-name="ce4">
            <text:p>0.86094</text:p>
          </table:table-cell>
          <table:table-cell office:value-type="float" office:value="1.4726900000000001" table:style-name="ce4">
            <text:p>1.47269</text:p>
          </table:table-cell>
          <table:table-cell office:value-type="float" office:value="4.1458000000000004" table:style-name="ce4">
            <text:p>4.1458</text:p>
          </table:table-cell>
          <table:table-cell office:value-type="float" office:value="4.8196300000000001" table:style-name="ce4">
            <text:p>4.81963</text:p>
          </table:table-cell>
          <table:table-cell office:value-type="float" office:value="-0.61175000000000002" table:style-name="ce4">
            <text:p>-0.61175</text:p>
          </table:table-cell>
          <table:table-cell office:value-type="float" office:value="-0.67383000000000004" table:style-name="ce4">
            <text:p>-0.67383</text:p>
          </table:table-cell>
          <table:table-cell office:value-type="float" office:value="6.2080000000000003E-2" table:style-name="ce4">
            <text:p>0.06208</text:p>
          </table:table-cell>
          <table:table-cell table:number-columns-repeated="16376"/>
        </table:table-row>
        <table:table-row table:style-name="ro1">
          <table:table-cell office:value-type="float" office:value="8.4499999999999993" table:style-name="ce4">
            <text:p>8.45</text:p>
          </table:table-cell>
          <table:table-cell office:value-type="float" office:value="0.85512999999999995" table:style-name="ce4">
            <text:p>0.85513</text:p>
          </table:table-cell>
          <table:table-cell office:value-type="float" office:value="1.4666399999999999" table:style-name="ce4">
            <text:p>1.46664</text:p>
          </table:table-cell>
          <table:table-cell office:value-type="float" office:value="4.1234400000000004" table:style-name="ce4">
            <text:p>4.12344</text:p>
          </table:table-cell>
          <table:table-cell office:value-type="float" office:value="4.7895399999999997" table:style-name="ce4">
            <text:p>4.78954</text:p>
          </table:table-cell>
          <table:table-cell office:value-type="float" office:value="-0.61151" table:style-name="ce4">
            <text:p>-0.61151</text:p>
          </table:table-cell>
          <table:table-cell office:value-type="float" office:value="-0.66610000000000003" table:style-name="ce4">
            <text:p>-0.6661</text:p>
          </table:table-cell>
          <table:table-cell office:value-type="float" office:value="5.459E-2" table:style-name="ce4">
            <text:p>0.05459</text:p>
          </table:table-cell>
          <table:table-cell table:number-columns-repeated="16376"/>
        </table:table-row>
        <table:table-row table:style-name="ro1">
          <table:table-cell office:value-type="float" office:value="8.5" table:style-name="ce4">
            <text:p>8.5</text:p>
          </table:table-cell>
          <table:table-cell office:value-type="float" office:value="0.85307999999999995" table:style-name="ce4">
            <text:p>0.85308</text:p>
          </table:table-cell>
          <table:table-cell office:value-type="float" office:value="1.4631700000000001" table:style-name="ce4">
            <text:p>1.46317</text:p>
          </table:table-cell>
          <table:table-cell office:value-type="float" office:value="4.1164399999999999" table:style-name="ce4">
            <text:p>4.11644</text:p>
          </table:table-cell>
          <table:table-cell office:value-type="float" office:value="4.7784700000000004" table:style-name="ce4">
            <text:p>4.77847</text:p>
          </table:table-cell>
          <table:table-cell office:value-type="float" office:value="-0.61009000000000002" table:style-name="ce4">
            <text:p>-0.61009</text:p>
          </table:table-cell>
          <table:table-cell office:value-type="float" office:value="-0.66203000000000001" table:style-name="ce4">
            <text:p>-0.66203</text:p>
          </table:table-cell>
          <table:table-cell office:value-type="float" office:value="5.194E-2" table:style-name="ce4">
            <text:p>0.05194</text:p>
          </table:table-cell>
          <table:table-cell table:number-columns-repeated="16376"/>
        </table:table-row>
        <table:table-row table:style-name="ro1">
          <table:table-cell office:value-type="float" office:value="8.5500000000000007" table:style-name="ce4">
            <text:p>8.55</text:p>
          </table:table-cell>
          <table:table-cell office:value-type="float" office:value="0.84930000000000005" table:style-name="ce4">
            <text:p>0.8493</text:p>
          </table:table-cell>
          <table:table-cell office:value-type="float" office:value="1.4561999999999999" table:style-name="ce4">
            <text:p>1.4562</text:p>
          </table:table-cell>
          <table:table-cell office:value-type="float" office:value="4.09321" table:style-name="ce4">
            <text:p>4.09321</text:p>
          </table:table-cell>
          <table:table-cell office:value-type="float" office:value="4.7651000000000003" table:style-name="ce4">
            <text:p>4.7651</text:p>
          </table:table-cell>
          <table:table-cell office:value-type="float" office:value="-0.6069" table:style-name="ce4">
            <text:p>-0.6069</text:p>
          </table:table-cell>
          <table:table-cell office:value-type="float" office:value="-0.67188999999999999" table:style-name="ce4">
            <text:p>-0.67189</text:p>
          </table:table-cell>
          <table:table-cell office:value-type="float" office:value="6.4990000000000006E-2" table:style-name="ce4">
            <text:p>0.06499</text:p>
          </table:table-cell>
          <table:table-cell table:number-columns-repeated="16376"/>
        </table:table-row>
        <table:table-row table:style-name="ro1">
          <table:table-cell office:value-type="float" office:value="8.6" table:style-name="ce4">
            <text:p>8.6</text:p>
          </table:table-cell>
          <table:table-cell office:value-type="float" office:value="0.84711999999999998" table:style-name="ce4">
            <text:p>0.84712</text:p>
          </table:table-cell>
          <table:table-cell office:value-type="float" office:value="1.4543299999999999" table:style-name="ce4">
            <text:p>1.45433</text:p>
          </table:table-cell>
          <table:table-cell office:value-type="float" office:value="4.0883200000000004" table:style-name="ce4">
            <text:p>4.08832</text:p>
          </table:table-cell>
          <table:table-cell office:value-type="float" office:value="4.75021" table:style-name="ce4">
            <text:p>4.75021</text:p>
          </table:table-cell>
          <table:table-cell office:value-type="float" office:value="-0.60721000000000003" table:style-name="ce4">
            <text:p>-0.60721</text:p>
          </table:table-cell>
          <table:table-cell office:value-type="float" office:value="-0.66188999999999998" table:style-name="ce4">
            <text:p>-0.66189</text:p>
          </table:table-cell>
          <table:table-cell office:value-type="float" office:value="5.4679999999999999E-2" table:style-name="ce4">
            <text:p>0.05468</text:p>
          </table:table-cell>
          <table:table-cell table:number-columns-repeated="16376"/>
        </table:table-row>
        <table:table-row table:style-name="ro1">
          <table:table-cell office:value-type="float" office:value="8.65" table:style-name="ce4">
            <text:p>8.65</text:p>
          </table:table-cell>
          <table:table-cell office:value-type="float" office:value="0.84148000000000001" table:style-name="ce4">
            <text:p>0.84148</text:p>
          </table:table-cell>
          <table:table-cell office:value-type="float" office:value="1.4450499999999999" table:style-name="ce4">
            <text:p>1.44505</text:p>
          </table:table-cell>
          <table:table-cell office:value-type="float" office:value="4.0746599999999997" table:style-name="ce4">
            <text:p>4.07466</text:p>
          </table:table-cell>
          <table:table-cell office:value-type="float" office:value="4.7384300000000001" table:style-name="ce4">
            <text:p>4.73843</text:p>
          </table:table-cell>
          <table:table-cell office:value-type="float" office:value="-0.60357000000000005" table:style-name="ce4">
            <text:p>-0.60357</text:p>
          </table:table-cell>
          <table:table-cell office:value-type="float" office:value="-0.66376999999999997" table:style-name="ce4">
            <text:p>-0.66377</text:p>
          </table:table-cell>
          <table:table-cell office:value-type="float" office:value="6.0199999999999997E-2" table:style-name="ce4">
            <text:p>0.0602</text:p>
          </table:table-cell>
          <table:table-cell table:number-columns-repeated="16376"/>
        </table:table-row>
        <table:table-row table:style-name="ro1">
          <table:table-cell office:value-type="float" office:value="8.6999999999999993" table:style-name="ce4">
            <text:p>8.7</text:p>
          </table:table-cell>
          <table:table-cell office:value-type="float" office:value="0.83967999999999998" table:style-name="ce4">
            <text:p>0.83968</text:p>
          </table:table-cell>
          <table:table-cell office:value-type="float" office:value="1.44337" table:style-name="ce4">
            <text:p>1.44337</text:p>
          </table:table-cell>
          <table:table-cell office:value-type="float" office:value="4.06088" table:style-name="ce4">
            <text:p>4.06088</text:p>
          </table:table-cell>
          <table:table-cell office:value-type="float" office:value="4.7186700000000004" table:style-name="ce4">
            <text:p>4.71867</text:p>
          </table:table-cell>
          <table:table-cell office:value-type="float" office:value="-0.60368999999999995" table:style-name="ce4">
            <text:p>-0.60369</text:p>
          </table:table-cell>
          <table:table-cell office:value-type="float" office:value="-0.65778999999999999" table:style-name="ce4">
            <text:p>-0.65779</text:p>
          </table:table-cell>
          <table:table-cell office:value-type="float" office:value="5.4100000000000002E-2" table:style-name="ce4">
            <text:p>0.0541</text:p>
          </table:table-cell>
          <table:table-cell table:number-columns-repeated="16376"/>
        </table:table-row>
        <table:table-row table:style-name="ro1">
          <table:table-cell office:value-type="float" office:value="8.75" table:style-name="ce4">
            <text:p>8.75</text:p>
          </table:table-cell>
          <table:table-cell office:value-type="float" office:value="0.83445000000000003" table:style-name="ce4">
            <text:p>0.83445</text:p>
          </table:table-cell>
          <table:table-cell office:value-type="float" office:value="1.43607" table:style-name="ce4">
            <text:p>1.43607</text:p>
          </table:table-cell>
          <table:table-cell office:value-type="float" office:value="4.0426099999999998" table:style-name="ce4">
            <text:p>4.04261</text:p>
          </table:table-cell>
          <table:table-cell office:value-type="float" office:value="4.7030200000000004" table:style-name="ce4">
            <text:p>4.70302</text:p>
          </table:table-cell>
          <table:table-cell office:value-type="float" office:value="-0.60162000000000004" table:style-name="ce4">
            <text:p>-0.60162</text:p>
          </table:table-cell>
          <table:table-cell office:value-type="float" office:value="-0.66041000000000005" table:style-name="ce4">
            <text:p>-0.66041</text:p>
          </table:table-cell>
          <table:table-cell office:value-type="float" office:value="5.8790000000000002E-2" table:style-name="ce4">
            <text:p>0.05879</text:p>
          </table:table-cell>
          <table:table-cell table:number-columns-repeated="16376"/>
        </table:table-row>
        <table:table-row table:style-name="ro1">
          <table:table-cell office:value-type="float" office:value="8.8000000000000007" table:style-name="ce4">
            <text:p>8.8</text:p>
          </table:table-cell>
          <table:table-cell office:value-type="float" office:value="0.83308000000000004" table:style-name="ce4">
            <text:p>0.83308</text:p>
          </table:table-cell>
          <table:table-cell office:value-type="float" office:value="1.43249" table:style-name="ce4">
            <text:p>1.43249</text:p>
          </table:table-cell>
          <table:table-cell office:value-type="float" office:value="4.0313499999999998" table:style-name="ce4">
            <text:p>4.03135</text:p>
          </table:table-cell>
          <table:table-cell office:value-type="float" office:value="4.6895800000000003" table:style-name="ce4">
            <text:p>4.68958</text:p>
          </table:table-cell>
          <table:table-cell office:value-type="float" office:value="-0.59941" table:style-name="ce4">
            <text:p>-0.59941</text:p>
          </table:table-cell>
          <table:table-cell office:value-type="float" office:value="-0.65822999999999998" table:style-name="ce4">
            <text:p>-0.65823</text:p>
          </table:table-cell>
          <table:table-cell office:value-type="float" office:value="5.8819999999999997E-2" table:style-name="ce4">
            <text:p>0.05882</text:p>
          </table:table-cell>
          <table:table-cell table:number-columns-repeated="16376"/>
        </table:table-row>
        <table:table-row table:style-name="ro1">
          <table:table-cell office:value-type="float" office:value="8.85" table:style-name="ce4">
            <text:p>8.85</text:p>
          </table:table-cell>
          <table:table-cell office:value-type="float" office:value="0.82842000000000005" table:style-name="ce4">
            <text:p>0.82842</text:p>
          </table:table-cell>
          <table:table-cell office:value-type="float" office:value="1.4236200000000001" table:style-name="ce4">
            <text:p>1.42362</text:p>
          </table:table-cell>
          <table:table-cell office:value-type="float" office:value="4.0161600000000002" table:style-name="ce4">
            <text:p>4.01616</text:p>
          </table:table-cell>
          <table:table-cell office:value-type="float" office:value="4.6710799999999999" table:style-name="ce4">
            <text:p>4.67108</text:p>
          </table:table-cell>
          <table:table-cell office:value-type="float" office:value="-0.59519999999999995" table:style-name="ce4">
            <text:p>-0.5952</text:p>
          </table:table-cell>
          <table:table-cell office:value-type="float" office:value="-0.65491999999999995" table:style-name="ce4">
            <text:p>-0.65492</text:p>
          </table:table-cell>
          <table:table-cell office:value-type="float" office:value="5.9720000000000002E-2" table:style-name="ce4">
            <text:p>0.05972</text:p>
          </table:table-cell>
          <table:table-cell table:number-columns-repeated="16376"/>
        </table:table-row>
        <table:table-row table:style-name="ro1">
          <table:table-cell office:value-type="float" office:value="8.9" table:style-name="ce4">
            <text:p>8.9</text:p>
          </table:table-cell>
          <table:table-cell office:value-type="float" office:value="0.82955999999999996" table:style-name="ce4">
            <text:p>0.82956</text:p>
          </table:table-cell>
          <table:table-cell office:value-type="float" office:value="1.4230700000000001" table:style-name="ce4">
            <text:p>1.42307</text:p>
          </table:table-cell>
          <table:table-cell office:value-type="float" office:value="4.0101599999999999" table:style-name="ce4">
            <text:p>4.01016</text:p>
          </table:table-cell>
          <table:table-cell office:value-type="float" office:value="4.6547200000000002" table:style-name="ce4">
            <text:p>4.65472</text:p>
          </table:table-cell>
          <table:table-cell office:value-type="float" office:value="-0.59350999999999998" table:style-name="ce4">
            <text:p>-0.59351</text:p>
          </table:table-cell>
          <table:table-cell office:value-type="float" office:value="-0.64456000000000002" table:style-name="ce4">
            <text:p>-0.64456</text:p>
          </table:table-cell>
          <table:table-cell office:value-type="float" office:value="5.1049999999999998E-2" table:style-name="ce4">
            <text:p>0.05105</text:p>
          </table:table-cell>
          <table:table-cell table:number-columns-repeated="16376"/>
        </table:table-row>
        <table:table-row table:style-name="ro1">
          <table:table-cell office:value-type="float" office:value="8.9499999999999993" table:style-name="ce4">
            <text:p>8.95</text:p>
          </table:table-cell>
          <table:table-cell office:value-type="float" office:value="0.82471000000000005" table:style-name="ce4">
            <text:p>0.82471</text:p>
          </table:table-cell>
          <table:table-cell office:value-type="float" office:value="1.41289" table:style-name="ce4">
            <text:p>1.41289</text:p>
          </table:table-cell>
          <table:table-cell office:value-type="float" office:value="3.9925600000000001" table:style-name="ce4">
            <text:p>3.99256</text:p>
          </table:table-cell>
          <table:table-cell office:value-type="float" office:value="4.64147" table:style-name="ce4">
            <text:p>4.64147</text:p>
          </table:table-cell>
          <table:table-cell office:value-type="float" office:value="-0.58818000000000004" table:style-name="ce4">
            <text:p>-0.58818</text:p>
          </table:table-cell>
          <table:table-cell office:value-type="float" office:value="-0.64890999999999999" table:style-name="ce4">
            <text:p>-0.64891</text:p>
          </table:table-cell>
          <table:table-cell office:value-type="float" office:value="6.0729999999999999E-2" table:style-name="ce4">
            <text:p>0.06073</text:p>
          </table:table-cell>
          <table:table-cell table:number-columns-repeated="16376"/>
        </table:table-row>
        <table:table-row table:style-name="ro1">
          <table:table-cell office:value-type="float" office:value="9" table:style-name="ce4">
            <text:p>9</text:p>
          </table:table-cell>
          <table:table-cell office:value-type="float" office:value="0.82062000000000002" table:style-name="ce4">
            <text:p>0.82062</text:p>
          </table:table-cell>
          <table:table-cell office:value-type="float" office:value="1.40866" table:style-name="ce4">
            <text:p>1.40866</text:p>
          </table:table-cell>
          <table:table-cell office:value-type="float" office:value="3.9839799999999999" table:style-name="ce4">
            <text:p>3.98398</text:p>
          </table:table-cell>
          <table:table-cell office:value-type="float" office:value="4.6312899999999999" table:style-name="ce4">
            <text:p>4.63129</text:p>
          </table:table-cell>
          <table:table-cell office:value-type="float" office:value="-0.58804000000000001" table:style-name="ce4">
            <text:p>-0.58804</text:p>
          </table:table-cell>
          <table:table-cell office:value-type="float" office:value="-0.64731000000000005" table:style-name="ce4">
            <text:p>-0.64731</text:p>
          </table:table-cell>
          <table:table-cell office:value-type="float" office:value="5.9270000000000003E-2" table:style-name="ce4">
            <text:p>0.05927</text:p>
          </table:table-cell>
          <table:table-cell table:number-columns-repeated="16376"/>
        </table:table-row>
        <table:table-row table:style-name="ro1">
          <table:table-cell office:value-type="float" office:value="9.0500000000000007" table:style-name="ce4">
            <text:p>9.05</text:p>
          </table:table-cell>
          <table:table-cell office:value-type="float" office:value="0.81972" table:style-name="ce4">
            <text:p>0.81972</text:p>
          </table:table-cell>
          <table:table-cell office:value-type="float" office:value="1.4018900000000001" table:style-name="ce4">
            <text:p>1.40189</text:p>
          </table:table-cell>
          <table:table-cell office:value-type="float" office:value="3.9709099999999999" table:style-name="ce4">
            <text:p>3.97091</text:p>
          </table:table-cell>
          <table:table-cell office:value-type="float" office:value="4.6124900000000002" table:style-name="ce4">
            <text:p>4.61249</text:p>
          </table:table-cell>
          <table:table-cell office:value-type="float" office:value="-0.58216999999999997" table:style-name="ce4">
            <text:p>-0.58217</text:p>
          </table:table-cell>
          <table:table-cell office:value-type="float" office:value="-0.64158000000000004" table:style-name="ce4">
            <text:p>-0.64158</text:p>
          </table:table-cell>
          <table:table-cell office:value-type="float" office:value="5.9409999999999998E-2" table:style-name="ce4">
            <text:p>0.05941</text:p>
          </table:table-cell>
          <table:table-cell table:number-columns-repeated="16376"/>
        </table:table-row>
        <table:table-row table:style-name="ro1">
          <table:table-cell office:value-type="float" office:value="9.1" table:style-name="ce4">
            <text:p>9.1</text:p>
          </table:table-cell>
          <table:table-cell office:value-type="float" office:value="0.81554000000000004" table:style-name="ce4">
            <text:p>0.81554</text:p>
          </table:table-cell>
          <table:table-cell office:value-type="float" office:value="1.39608" table:style-name="ce4">
            <text:p>1.39608</text:p>
          </table:table-cell>
          <table:table-cell office:value-type="float" office:value="3.9606499999999998" table:style-name="ce4">
            <text:p>3.96065</text:p>
          </table:table-cell>
          <table:table-cell office:value-type="float" office:value="4.5982399999999997" table:style-name="ce4">
            <text:p>4.59824</text:p>
          </table:table-cell>
          <table:table-cell office:value-type="float" office:value="-0.58053999999999994" table:style-name="ce4">
            <text:p>-0.58054</text:p>
          </table:table-cell>
          <table:table-cell office:value-type="float" office:value="-0.63758999999999999" table:style-name="ce4">
            <text:p>-0.63759</text:p>
          </table:table-cell>
          <table:table-cell office:value-type="float" office:value="5.7049999999999997E-2" table:style-name="ce4">
            <text:p>0.05705</text:p>
          </table:table-cell>
          <table:table-cell table:number-columns-repeated="16376"/>
        </table:table-row>
        <table:table-row table:style-name="ro1">
          <table:table-cell office:value-type="float" office:value="9.15" table:style-name="ce4">
            <text:p>9.15</text:p>
          </table:table-cell>
          <table:table-cell office:value-type="float" office:value="0.81049000000000004" table:style-name="ce4">
            <text:p>0.81049</text:p>
          </table:table-cell>
          <table:table-cell office:value-type="float" office:value="1.38714" table:style-name="ce4">
            <text:p>1.38714</text:p>
          </table:table-cell>
          <table:table-cell office:value-type="float" office:value="3.9408400000000001" table:style-name="ce4">
            <text:p>3.94084</text:p>
          </table:table-cell>
          <table:table-cell office:value-type="float" office:value="4.5725499999999997" table:style-name="ce4">
            <text:p>4.57255</text:p>
          </table:table-cell>
          <table:table-cell office:value-type="float" office:value="-0.57665" table:style-name="ce4">
            <text:p>-0.57665</text:p>
          </table:table-cell>
          <table:table-cell office:value-type="float" office:value="-0.63170999999999999" table:style-name="ce4">
            <text:p>-0.63171</text:p>
          </table:table-cell>
          <table:table-cell office:value-type="float" office:value="5.5059999999999998E-2" table:style-name="ce4">
            <text:p>0.05506</text:p>
          </table:table-cell>
          <table:table-cell table:number-columns-repeated="16376"/>
        </table:table-row>
        <table:table-row table:style-name="ro1">
          <table:table-cell office:value-type="float" office:value="9.1999999999999993" table:style-name="ce4">
            <text:p>9.2</text:p>
          </table:table-cell>
          <table:table-cell office:value-type="float" office:value="0.81089999999999995" table:style-name="ce4">
            <text:p>0.8109</text:p>
          </table:table-cell>
          <table:table-cell office:value-type="float" office:value="1.3803799999999999" table:style-name="ce4">
            <text:p>1.38038</text:p>
          </table:table-cell>
          <table:table-cell office:value-type="float" office:value="3.9331" table:style-name="ce4">
            <text:p>3.9331</text:p>
          </table:table-cell>
          <table:table-cell office:value-type="float" office:value="4.5579799999999997" table:style-name="ce4">
            <text:p>4.55798</text:p>
          </table:table-cell>
          <table:table-cell office:value-type="float" office:value="-0.56947999999999999" table:style-name="ce4">
            <text:p>-0.56948</text:p>
          </table:table-cell>
          <table:table-cell office:value-type="float" office:value="-0.62487999999999999" table:style-name="ce4">
            <text:p>-0.62488</text:p>
          </table:table-cell>
          <table:table-cell office:value-type="float" office:value="5.5399999999999998E-2" table:style-name="ce4">
            <text:p>0.0554</text:p>
          </table:table-cell>
          <table:table-cell table:number-columns-repeated="16376"/>
        </table:table-row>
        <table:table-row table:style-name="ro1">
          <table:table-cell office:value-type="float" office:value="9.25" table:style-name="ce4">
            <text:p>9.25</text:p>
          </table:table-cell>
          <table:table-cell office:value-type="float" office:value="0.80513999999999997" table:style-name="ce4">
            <text:p>0.80514</text:p>
          </table:table-cell>
          <table:table-cell office:value-type="float" office:value="1.37469" table:style-name="ce4">
            <text:p>1.37469</text:p>
          </table:table-cell>
          <table:table-cell office:value-type="float" office:value="3.9127200000000002" table:style-name="ce4">
            <text:p>3.91272</text:p>
          </table:table-cell>
          <table:table-cell office:value-type="float" office:value="4.5397499999999997" table:style-name="ce4">
            <text:p>4.53975</text:p>
          </table:table-cell>
          <table:table-cell office:value-type="float" office:value="-0.56955" table:style-name="ce4">
            <text:p>-0.56955</text:p>
          </table:table-cell>
          <table:table-cell office:value-type="float" office:value="-0.62702999999999998" table:style-name="ce4">
            <text:p>-0.62703</text:p>
          </table:table-cell>
          <table:table-cell office:value-type="float" office:value="5.7480000000000003E-2" table:style-name="ce4">
            <text:p>0.05748</text:p>
          </table:table-cell>
          <table:table-cell table:number-columns-repeated="16376"/>
        </table:table-row>
        <table:table-row table:style-name="ro1">
          <table:table-cell office:value-type="float" office:value="9.3000000000000007" table:style-name="ce4">
            <text:p>9.3</text:p>
          </table:table-cell>
          <table:table-cell office:value-type="float" office:value="0.80393999999999999" table:style-name="ce4">
            <text:p>0.80394</text:p>
          </table:table-cell>
          <table:table-cell office:value-type="float" office:value="1.3675600000000001" table:style-name="ce4">
            <text:p>1.36756</text:p>
          </table:table-cell>
          <table:table-cell office:value-type="float" office:value="3.9026299999999998" table:style-name="ce4">
            <text:p>3.90263</text:p>
          </table:table-cell>
          <table:table-cell office:value-type="float" office:value="4.5200699999999996" table:style-name="ce4">
            <text:p>4.52007</text:p>
          </table:table-cell>
          <table:table-cell office:value-type="float" office:value="-0.56362000000000001" table:style-name="ce4">
            <text:p>-0.56362</text:p>
          </table:table-cell>
          <table:table-cell office:value-type="float" office:value="-0.61743999999999999" table:style-name="ce4">
            <text:p>-0.61744</text:p>
          </table:table-cell>
          <table:table-cell office:value-type="float" office:value="5.382E-2" table:style-name="ce4">
            <text:p>0.05382</text:p>
          </table:table-cell>
          <table:table-cell table:number-columns-repeated="16376"/>
        </table:table-row>
        <table:table-row table:style-name="ro1">
          <table:table-cell office:value-type="float" office:value="9.35" table:style-name="ce4">
            <text:p>9.35</text:p>
          </table:table-cell>
          <table:table-cell office:value-type="float" office:value="0.79620999999999997" table:style-name="ce4">
            <text:p>0.79621</text:p>
          </table:table-cell>
          <table:table-cell office:value-type="float" office:value="1.3546100000000001" table:style-name="ce4">
            <text:p>1.35461</text:p>
          </table:table-cell>
          <table:table-cell office:value-type="float" office:value="3.8810600000000002" table:style-name="ce4">
            <text:p>3.88106</text:p>
          </table:table-cell>
          <table:table-cell office:value-type="float" office:value="4.5021000000000004" table:style-name="ce4">
            <text:p>4.5021</text:p>
          </table:table-cell>
          <table:table-cell office:value-type="float" office:value="-0.55840000000000001" table:style-name="ce4">
            <text:p>-0.5584</text:p>
          </table:table-cell>
          <table:table-cell office:value-type="float" office:value="-0.62104000000000004" table:style-name="ce4">
            <text:p>-0.62104</text:p>
          </table:table-cell>
          <table:table-cell office:value-type="float" office:value="6.2640000000000001E-2" table:style-name="ce4">
            <text:p>0.06264</text:p>
          </table:table-cell>
          <table:table-cell table:number-columns-repeated="16376"/>
        </table:table-row>
        <table:table-row table:style-name="ro1">
          <table:table-cell office:value-type="float" office:value="9.4" table:style-name="ce4">
            <text:p>9.4</text:p>
          </table:table-cell>
          <table:table-cell office:value-type="float" office:value="0.79418999999999995" table:style-name="ce4">
            <text:p>0.79419</text:p>
          </table:table-cell>
          <table:table-cell office:value-type="float" office:value="1.3477399999999999" table:style-name="ce4">
            <text:p>1.34774</text:p>
          </table:table-cell>
          <table:table-cell office:value-type="float" office:value="3.8700399999999999" table:style-name="ce4">
            <text:p>3.87004</text:p>
          </table:table-cell>
          <table:table-cell office:value-type="float" office:value="4.4844299999999997" table:style-name="ce4">
            <text:p>4.48443</text:p>
          </table:table-cell>
          <table:table-cell office:value-type="float" office:value="-0.55354999999999999" table:style-name="ce4">
            <text:p>-0.55355</text:p>
          </table:table-cell>
          <table:table-cell office:value-type="float" office:value="-0.61438999999999999" table:style-name="ce4">
            <text:p>-0.61439</text:p>
          </table:table-cell>
          <table:table-cell office:value-type="float" office:value="6.0839999999999998E-2" table:style-name="ce4">
            <text:p>0.06084</text:p>
          </table:table-cell>
          <table:table-cell table:number-columns-repeated="16376"/>
        </table:table-row>
        <table:table-row table:style-name="ro1">
          <table:table-cell office:value-type="float" office:value="9.4499999999999993" table:style-name="ce4">
            <text:p>9.45</text:p>
          </table:table-cell>
          <table:table-cell office:value-type="float" office:value="0.79008" table:style-name="ce4">
            <text:p>0.79008</text:p>
          </table:table-cell>
          <table:table-cell office:value-type="float" office:value="1.3454299999999999" table:style-name="ce4">
            <text:p>1.34543</text:p>
          </table:table-cell>
          <table:table-cell office:value-type="float" office:value="3.8593000000000002" table:style-name="ce4">
            <text:p>3.8593</text:p>
          </table:table-cell>
          <table:table-cell office:value-type="float" office:value="4.4725000000000001" table:style-name="ce4">
            <text:p>4.4725</text:p>
          </table:table-cell>
          <table:table-cell office:value-type="float" office:value="-0.55535000000000001" table:style-name="ce4">
            <text:p>-0.55535</text:p>
          </table:table-cell>
          <table:table-cell office:value-type="float" office:value="-0.61319999999999997" table:style-name="ce4">
            <text:p>-0.6132</text:p>
          </table:table-cell>
          <table:table-cell office:value-type="float" office:value="5.7849999999999999E-2" table:style-name="ce4">
            <text:p>0.05785</text:p>
          </table:table-cell>
          <table:table-cell table:number-columns-repeated="16376"/>
        </table:table-row>
        <table:table-row table:style-name="ro1">
          <table:table-cell office:value-type="float" office:value="9.5" table:style-name="ce4">
            <text:p>9.5</text:p>
          </table:table-cell>
          <table:table-cell office:value-type="float" office:value="0.78639999999999999" table:style-name="ce4">
            <text:p>0.7864</text:p>
          </table:table-cell>
          <table:table-cell office:value-type="float" office:value="1.3369899999999999" table:style-name="ce4">
            <text:p>1.33699</text:p>
          </table:table-cell>
          <table:table-cell office:value-type="float" office:value="3.8455400000000002" table:style-name="ce4">
            <text:p>3.84554</text:p>
          </table:table-cell>
          <table:table-cell office:value-type="float" office:value="4.4498199999999999" table:style-name="ce4">
            <text:p>4.44982</text:p>
          </table:table-cell>
          <table:table-cell office:value-type="float" office:value="-0.55059000000000002" table:style-name="ce4">
            <text:p>-0.55059</text:p>
          </table:table-cell>
          <table:table-cell office:value-type="float" office:value="-0.60428000000000004" table:style-name="ce4">
            <text:p>-0.60428</text:p>
          </table:table-cell>
          <table:table-cell office:value-type="float" office:value="5.3690000000000002E-2" table:style-name="ce4">
            <text:p>0.05369</text:p>
          </table:table-cell>
          <table:table-cell table:number-columns-repeated="16376"/>
        </table:table-row>
        <table:table-row table:style-name="ro1">
          <table:table-cell office:value-type="float" office:value="9.5500000000000007" table:style-name="ce4">
            <text:p>9.55</text:p>
          </table:table-cell>
          <table:table-cell office:value-type="float" office:value="0.78142999999999996" table:style-name="ce4">
            <text:p>0.78143</text:p>
          </table:table-cell>
          <table:table-cell office:value-type="float" office:value="1.3295699999999999" table:style-name="ce4">
            <text:p>1.32957</text:p>
          </table:table-cell>
          <table:table-cell office:value-type="float" office:value="3.8264399999999998" table:style-name="ce4">
            <text:p>3.82644</text:p>
          </table:table-cell>
          <table:table-cell office:value-type="float" office:value="4.4340599999999997" table:style-name="ce4">
            <text:p>4.43406</text:p>
          </table:table-cell>
          <table:table-cell office:value-type="float" office:value="-0.54813999999999996" table:style-name="ce4">
            <text:p>-0.54814</text:p>
          </table:table-cell>
          <table:table-cell office:value-type="float" office:value="-0.60762000000000005" table:style-name="ce4">
            <text:p>-0.60762</text:p>
          </table:table-cell>
          <table:table-cell office:value-type="float" office:value="5.9479999999999998E-2" table:style-name="ce4">
            <text:p>0.05948</text:p>
          </table:table-cell>
          <table:table-cell table:number-columns-repeated="16376"/>
        </table:table-row>
        <table:table-row table:style-name="ro1">
          <table:table-cell office:value-type="float" office:value="9.6" table:style-name="ce4">
            <text:p>9.6</text:p>
          </table:table-cell>
          <table:table-cell office:value-type="float" office:value="0.78073999999999999" table:style-name="ce4">
            <text:p>0.78074</text:p>
          </table:table-cell>
          <table:table-cell office:value-type="float" office:value="1.32494" table:style-name="ce4">
            <text:p>1.32494</text:p>
          </table:table-cell>
          <table:table-cell office:value-type="float" office:value="3.8205200000000001" table:style-name="ce4">
            <text:p>3.82052</text:p>
          </table:table-cell>
          <table:table-cell office:value-type="float" office:value="4.4159499999999996" table:style-name="ce4">
            <text:p>4.41595</text:p>
          </table:table-cell>
          <table:table-cell office:value-type="float" office:value="-0.54420000000000002" table:style-name="ce4">
            <text:p>-0.5442</text:p>
          </table:table-cell>
          <table:table-cell office:value-type="float" office:value="-0.59543000000000001" table:style-name="ce4">
            <text:p>-0.59543</text:p>
          </table:table-cell>
          <table:table-cell office:value-type="float" office:value="5.1229999999999998E-2" table:style-name="ce4">
            <text:p>0.05123</text:p>
          </table:table-cell>
          <table:table-cell table:number-columns-repeated="16376"/>
        </table:table-row>
        <table:table-row table:style-name="ro1">
          <table:table-cell office:value-type="float" office:value="9.65" table:style-name="ce4">
            <text:p>9.65</text:p>
          </table:table-cell>
          <table:table-cell office:value-type="float" office:value="0.77354999999999996" table:style-name="ce4">
            <text:p>0.77355</text:p>
          </table:table-cell>
          <table:table-cell office:value-type="float" office:value="1.31599" table:style-name="ce4">
            <text:p>1.31599</text:p>
          </table:table-cell>
          <table:table-cell office:value-type="float" office:value="3.8032699999999999" table:style-name="ce4">
            <text:p>3.80327</text:p>
          </table:table-cell>
          <table:table-cell office:value-type="float" office:value="4.4035799999999998" table:style-name="ce4">
            <text:p>4.40358</text:p>
          </table:table-cell>
          <table:table-cell office:value-type="float" office:value="-0.54244000000000003" table:style-name="ce4">
            <text:p>-0.54244</text:p>
          </table:table-cell>
          <table:table-cell office:value-type="float" office:value="-0.60031000000000001" table:style-name="ce4">
            <text:p>-0.60031</text:p>
          </table:table-cell>
          <table:table-cell office:value-type="float" office:value="5.7869999999999998E-2" table:style-name="ce4">
            <text:p>0.05787</text:p>
          </table:table-cell>
          <table:table-cell table:number-columns-repeated="16376"/>
        </table:table-row>
        <table:table-row table:style-name="ro1">
          <table:table-cell office:value-type="float" office:value="9.6999999999999993" table:style-name="ce4">
            <text:p>9.7</text:p>
          </table:table-cell>
          <table:table-cell office:value-type="float" office:value="0.77141999999999999" table:style-name="ce4">
            <text:p>0.77142</text:p>
          </table:table-cell>
          <table:table-cell office:value-type="float" office:value="1.3090900000000001" table:style-name="ce4">
            <text:p>1.30909</text:p>
          </table:table-cell>
          <table:table-cell office:value-type="float" office:value="3.7886799999999998" table:style-name="ce4">
            <text:p>3.78868</text:p>
          </table:table-cell>
          <table:table-cell office:value-type="float" office:value="4.3912699999999996" table:style-name="ce4">
            <text:p>4.39127</text:p>
          </table:table-cell>
          <table:table-cell office:value-type="float" office:value="-0.53766999999999998" table:style-name="ce4">
            <text:p>-0.53767</text:p>
          </table:table-cell>
          <table:table-cell office:value-type="float" office:value="-0.60258999999999996" table:style-name="ce4">
            <text:p>-0.60259</text:p>
          </table:table-cell>
          <table:table-cell office:value-type="float" office:value="6.4920000000000005E-2" table:style-name="ce4">
            <text:p>0.06492</text:p>
          </table:table-cell>
          <table:table-cell table:number-columns-repeated="16376"/>
        </table:table-row>
        <table:table-row table:style-name="ro1">
          <table:table-cell office:value-type="float" office:value="9.75" table:style-name="ce4">
            <text:p>9.75</text:p>
          </table:table-cell>
          <table:table-cell office:value-type="float" office:value="0.76620999999999995" table:style-name="ce4">
            <text:p>0.76621</text:p>
          </table:table-cell>
          <table:table-cell office:value-type="float" office:value="1.30281" table:style-name="ce4">
            <text:p>1.30281</text:p>
          </table:table-cell>
          <table:table-cell office:value-type="float" office:value="3.7707700000000002" table:style-name="ce4">
            <text:p>3.77077</text:p>
          </table:table-cell>
          <table:table-cell office:value-type="float" office:value="4.3693" table:style-name="ce4">
            <text:p>4.3693</text:p>
          </table:table-cell>
          <table:table-cell office:value-type="float" office:value="-0.53659999999999997" table:style-name="ce4">
            <text:p>-0.5366</text:p>
          </table:table-cell>
          <table:table-cell office:value-type="float" office:value="-0.59853000000000001" table:style-name="ce4">
            <text:p>-0.59853</text:p>
          </table:table-cell>
          <table:table-cell office:value-type="float" office:value="6.1929999999999999E-2" table:style-name="ce4">
            <text:p>0.06193</text:p>
          </table:table-cell>
          <table:table-cell table:number-columns-repeated="16376"/>
        </table:table-row>
        <table:table-row table:style-name="ro1">
          <table:table-cell office:value-type="float" office:value="9.8000000000000007" table:style-name="ce4">
            <text:p>9.8</text:p>
          </table:table-cell>
          <table:table-cell office:value-type="float" office:value="0.76365000000000005" table:style-name="ce4">
            <text:p>0.76365</text:p>
          </table:table-cell>
          <table:table-cell office:value-type="float" office:value="1.29342" table:style-name="ce4">
            <text:p>1.29342</text:p>
          </table:table-cell>
          <table:table-cell office:value-type="float" office:value="3.7536999999999998" table:style-name="ce4">
            <text:p>3.7537</text:p>
          </table:table-cell>
          <table:table-cell office:value-type="float" office:value="4.3446499999999997" table:style-name="ce4">
            <text:p>4.34465</text:p>
          </table:table-cell>
          <table:table-cell office:value-type="float" office:value="-0.52976999999999996" table:style-name="ce4">
            <text:p>-0.52977</text:p>
          </table:table-cell>
          <table:table-cell office:value-type="float" office:value="-0.59094999999999998" table:style-name="ce4">
            <text:p>-0.59095</text:p>
          </table:table-cell>
          <table:table-cell office:value-type="float" office:value="6.1179999999999998E-2" table:style-name="ce4">
            <text:p>0.06118</text:p>
          </table:table-cell>
          <table:table-cell table:number-columns-repeated="16376"/>
        </table:table-row>
        <table:table-row table:style-name="ro1">
          <table:table-cell office:value-type="float" office:value="9.85" table:style-name="ce4">
            <text:p>9.85</text:p>
          </table:table-cell>
          <table:table-cell office:value-type="float" office:value="0.75683" table:style-name="ce4">
            <text:p>0.75683</text:p>
          </table:table-cell>
          <table:table-cell office:value-type="float" office:value="1.2861199999999999" table:style-name="ce4">
            <text:p>1.28612</text:p>
          </table:table-cell>
          <table:table-cell office:value-type="float" office:value="3.7378300000000002" table:style-name="ce4">
            <text:p>3.73783</text:p>
          </table:table-cell>
          <table:table-cell office:value-type="float" office:value="4.3306800000000001" table:style-name="ce4">
            <text:p>4.33068</text:p>
          </table:table-cell>
          <table:table-cell office:value-type="float" office:value="-0.52929000000000004" table:style-name="ce4">
            <text:p>-0.52929</text:p>
          </table:table-cell>
          <table:table-cell office:value-type="float" office:value="-0.59284999999999999" table:style-name="ce4">
            <text:p>-0.59285</text:p>
          </table:table-cell>
          <table:table-cell office:value-type="float" office:value="6.3560000000000005E-2" table:style-name="ce4">
            <text:p>0.06356</text:p>
          </table:table-cell>
          <table:table-cell table:number-columns-repeated="16376"/>
        </table:table-row>
        <table:table-row table:style-name="ro1">
          <table:table-cell office:value-type="float" office:value="9.9" table:style-name="ce4">
            <text:p>9.9</text:p>
          </table:table-cell>
          <table:table-cell office:value-type="float" office:value="0.75456999999999996" table:style-name="ce4">
            <text:p>0.75457</text:p>
          </table:table-cell>
          <table:table-cell office:value-type="float" office:value="1.28338" table:style-name="ce4">
            <text:p>1.28338</text:p>
          </table:table-cell>
          <table:table-cell office:value-type="float" office:value="3.7230099999999999" table:style-name="ce4">
            <text:p>3.72301</text:p>
          </table:table-cell>
          <table:table-cell office:value-type="float" office:value="4.3185000000000002" table:style-name="ce4">
            <text:p>4.3185</text:p>
          </table:table-cell>
          <table:table-cell office:value-type="float" office:value="-0.52881" table:style-name="ce4">
            <text:p>-0.52881</text:p>
          </table:table-cell>
          <table:table-cell office:value-type="float" office:value="-0.59548999999999996" table:style-name="ce4">
            <text:p>-0.59549</text:p>
          </table:table-cell>
          <table:table-cell office:value-type="float" office:value="6.6680000000000003E-2" table:style-name="ce4">
            <text:p>0.06668</text:p>
          </table:table-cell>
          <table:table-cell table:number-columns-repeated="16376"/>
        </table:table-row>
        <table:table-row table:style-name="ro1">
          <table:table-cell office:value-type="float" office:value="9.9499999999999993" table:style-name="ce4">
            <text:p>9.95</text:p>
          </table:table-cell>
          <table:table-cell office:value-type="float" office:value="0.74878" table:style-name="ce4">
            <text:p>0.74878</text:p>
          </table:table-cell>
          <table:table-cell office:value-type="float" office:value="1.2763199999999999" table:style-name="ce4">
            <text:p>1.27632</text:p>
          </table:table-cell>
          <table:table-cell office:value-type="float" office:value="3.7081599999999999" table:style-name="ce4">
            <text:p>3.70816</text:p>
          </table:table-cell>
          <table:table-cell office:value-type="float" office:value="4.2953400000000004" table:style-name="ce4">
            <text:p>4.29534</text:p>
          </table:table-cell>
          <table:table-cell office:value-type="float" office:value="-0.52754000000000001" table:style-name="ce4">
            <text:p>-0.52754</text:p>
          </table:table-cell>
          <table:table-cell office:value-type="float" office:value="-0.58718000000000004" table:style-name="ce4">
            <text:p>-0.58718</text:p>
          </table:table-cell>
          <table:table-cell office:value-type="float" office:value="5.9639999999999999E-2" table:style-name="ce4">
            <text:p>0.05964</text:p>
          </table:table-cell>
          <table:table-cell table:number-columns-repeated="16376"/>
        </table:table-row>
        <table:table-row table:style-name="ro1">
          <table:table-cell office:value-type="float" office:value="10" table:style-name="ce4">
            <text:p>10</text:p>
          </table:table-cell>
          <table:table-cell office:value-type="float" office:value="0.74597999999999998" table:style-name="ce4">
            <text:p>0.74598</text:p>
          </table:table-cell>
          <table:table-cell office:value-type="float" office:value="1.2685500000000001" table:style-name="ce4">
            <text:p>1.26855</text:p>
          </table:table-cell>
          <table:table-cell office:value-type="float" office:value="3.7025299999999999" table:style-name="ce4">
            <text:p>3.70253</text:p>
          </table:table-cell>
          <table:table-cell office:value-type="float" office:value="4.2878299999999996" table:style-name="ce4">
            <text:p>4.28783</text:p>
          </table:table-cell>
          <table:table-cell office:value-type="float" office:value="-0.52256999999999998" table:style-name="ce4">
            <text:p>-0.52257</text:p>
          </table:table-cell>
          <table:table-cell office:value-type="float" office:value="-0.58530000000000004" table:style-name="ce4">
            <text:p>-0.5853</text:p>
          </table:table-cell>
          <table:table-cell office:value-type="float" office:value="6.2729999999999994E-2" table:style-name="ce4">
            <text:p>0.06273</text:p>
          </table:table-cell>
          <table:table-cell table:number-columns-repeated="16376"/>
        </table:table-row>
        <table:table-row table:style-name="ro1">
          <table:table-cell office:value-type="float" office:value="10.050000000000001" table:style-name="ce4">
            <text:p>10.05</text:p>
          </table:table-cell>
          <table:table-cell office:value-type="float" office:value="0.74348999999999998" table:style-name="ce4">
            <text:p>0.74349</text:p>
          </table:table-cell>
          <table:table-cell office:value-type="float" office:value="1.26206" table:style-name="ce4">
            <text:p>1.26206</text:p>
          </table:table-cell>
          <table:table-cell office:value-type="float" office:value="3.6819999999999999" table:style-name="ce4">
            <text:p>3.682</text:p>
          </table:table-cell>
          <table:table-cell office:value-type="float" office:value="4.2657499999999997" table:style-name="ce4">
            <text:p>4.26575</text:p>
          </table:table-cell>
          <table:table-cell office:value-type="float" office:value="-0.51856999999999998" table:style-name="ce4">
            <text:p>-0.51857</text:p>
          </table:table-cell>
          <table:table-cell office:value-type="float" office:value="-0.58374999999999999" table:style-name="ce4">
            <text:p>-0.58375</text:p>
          </table:table-cell>
          <table:table-cell office:value-type="float" office:value="6.5180000000000002E-2" table:style-name="ce4">
            <text:p>0.06518</text:p>
          </table:table-cell>
          <table:table-cell table:number-columns-repeated="16376"/>
        </table:table-row>
        <table:table-row table:style-name="ro1">
          <table:table-cell office:value-type="float" office:value="10.1" table:style-name="ce4">
            <text:p>10.1</text:p>
          </table:table-cell>
          <table:table-cell office:value-type="float" office:value="0.73514999999999997" table:style-name="ce4">
            <text:p>0.73515</text:p>
          </table:table-cell>
          <table:table-cell office:value-type="float" office:value="1.2554099999999999" table:style-name="ce4">
            <text:p>1.25541</text:p>
          </table:table-cell>
          <table:table-cell office:value-type="float" office:value="3.6565699999999999" table:style-name="ce4">
            <text:p>3.65657</text:p>
          </table:table-cell>
          <table:table-cell office:value-type="float" office:value="4.2382499999999999" table:style-name="ce4">
            <text:p>4.23825</text:p>
          </table:table-cell>
          <table:table-cell office:value-type="float" office:value="-0.52025999999999994" table:style-name="ce4">
            <text:p>-0.52026</text:p>
          </table:table-cell>
          <table:table-cell office:value-type="float" office:value="-0.58167999999999997" table:style-name="ce4">
            <text:p>-0.58168</text:p>
          </table:table-cell>
          <table:table-cell office:value-type="float" office:value="6.1420000000000002E-2" table:style-name="ce4">
            <text:p>0.06142</text:p>
          </table:table-cell>
          <table:table-cell table:number-columns-repeated="16376"/>
        </table:table-row>
        <table:table-row table:style-name="ro1">
          <table:table-cell office:value-type="float" office:value="10.15" table:style-name="ce4">
            <text:p>10.15</text:p>
          </table:table-cell>
          <table:table-cell office:value-type="float" office:value="0.73255000000000003" table:style-name="ce4">
            <text:p>0.73255</text:p>
          </table:table-cell>
          <table:table-cell office:value-type="float" office:value="1.2488600000000001" table:style-name="ce4">
            <text:p>1.24886</text:p>
          </table:table-cell>
          <table:table-cell office:value-type="float" office:value="3.6490200000000002" table:style-name="ce4">
            <text:p>3.64902</text:p>
          </table:table-cell>
          <table:table-cell office:value-type="float" office:value="4.2320200000000003" table:style-name="ce4">
            <text:p>4.23202</text:p>
          </table:table-cell>
          <table:table-cell office:value-type="float" office:value="-0.51631000000000005" table:style-name="ce4">
            <text:p>-0.51631</text:p>
          </table:table-cell>
          <table:table-cell office:value-type="float" office:value="-0.58299999999999996" table:style-name="ce4">
            <text:p>-0.583</text:p>
          </table:table-cell>
          <table:table-cell office:value-type="float" office:value="6.6689999999999999E-2" table:style-name="ce4">
            <text:p>0.06669</text:p>
          </table:table-cell>
          <table:table-cell table:number-columns-repeated="16376"/>
        </table:table-row>
        <table:table-row table:style-name="ro1">
          <table:table-cell office:value-type="float" office:value="10.199999999999999" table:style-name="ce4">
            <text:p>10.2</text:p>
          </table:table-cell>
          <table:table-cell office:value-type="float" office:value="0.73104000000000002" table:style-name="ce4">
            <text:p>0.73104</text:p>
          </table:table-cell>
          <table:table-cell office:value-type="float" office:value="1.2465200000000001" table:style-name="ce4">
            <text:p>1.24652</text:p>
          </table:table-cell>
          <table:table-cell office:value-type="float" office:value="3.63022" table:style-name="ce4">
            <text:p>3.63022</text:p>
          </table:table-cell>
          <table:table-cell office:value-type="float" office:value="4.2082199999999998" table:style-name="ce4">
            <text:p>4.20822</text:p>
          </table:table-cell>
          <table:table-cell office:value-type="float" office:value="-0.51548000000000005" table:style-name="ce4">
            <text:p>-0.51548</text:p>
          </table:table-cell>
          <table:table-cell office:value-type="float" office:value="-0.57799999999999996" table:style-name="ce4">
            <text:p>-0.578</text:p>
          </table:table-cell>
          <table:table-cell office:value-type="float" office:value="6.2520000000000006E-2" table:style-name="ce4">
            <text:p>0.06252</text:p>
          </table:table-cell>
          <table:table-cell table:number-columns-repeated="16376"/>
        </table:table-row>
        <table:table-row table:style-name="ro1">
          <table:table-cell office:value-type="float" office:value="10.25" table:style-name="ce4">
            <text:p>10.25</text:p>
          </table:table-cell>
          <table:table-cell office:value-type="float" office:value="0.72641" table:style-name="ce4">
            <text:p>0.72641</text:p>
          </table:table-cell>
          <table:table-cell office:value-type="float" office:value="1.2366699999999999" table:style-name="ce4">
            <text:p>1.23667</text:p>
          </table:table-cell>
          <table:table-cell office:value-type="float" office:value="3.6179700000000001" table:style-name="ce4">
            <text:p>3.61797</text:p>
          </table:table-cell>
          <table:table-cell office:value-type="float" office:value="4.1925499999999998" table:style-name="ce4">
            <text:p>4.19255</text:p>
          </table:table-cell>
          <table:table-cell office:value-type="float" office:value="-0.51026000000000005" table:style-name="ce4">
            <text:p>-0.51026</text:p>
          </table:table-cell>
          <table:table-cell office:value-type="float" office:value="-0.57457999999999998" table:style-name="ce4">
            <text:p>-0.57458</text:p>
          </table:table-cell>
          <table:table-cell office:value-type="float" office:value="6.4320000000000002E-2" table:style-name="ce4">
            <text:p>0.06432</text:p>
          </table:table-cell>
          <table:table-cell table:number-columns-repeated="16376"/>
        </table:table-row>
        <table:table-row table:style-name="ro1">
          <table:table-cell office:value-type="float" office:value="10.3" table:style-name="ce4">
            <text:p>10.3</text:p>
          </table:table-cell>
          <table:table-cell office:value-type="float" office:value="0.72238000000000002" table:style-name="ce4">
            <text:p>0.72238</text:p>
          </table:table-cell>
          <table:table-cell office:value-type="float" office:value="1.23699" table:style-name="ce4">
            <text:p>1.23699</text:p>
          </table:table-cell>
          <table:table-cell office:value-type="float" office:value="3.6081599999999998" table:style-name="ce4">
            <text:p>3.60816</text:p>
          </table:table-cell>
          <table:table-cell office:value-type="float" office:value="4.1870099999999999" table:style-name="ce4">
            <text:p>4.18701</text:p>
          </table:table-cell>
          <table:table-cell office:value-type="float" office:value="-0.51461000000000001" table:style-name="ce4">
            <text:p>-0.51461</text:p>
          </table:table-cell>
          <table:table-cell office:value-type="float" office:value="-0.57884999999999998" table:style-name="ce4">
            <text:p>-0.57885</text:p>
          </table:table-cell>
          <table:table-cell office:value-type="float" office:value="6.4240000000000005E-2" table:style-name="ce4">
            <text:p>0.06424</text:p>
          </table:table-cell>
          <table:table-cell table:number-columns-repeated="16376"/>
        </table:table-row>
        <table:table-row table:style-name="ro1">
          <table:table-cell office:value-type="float" office:value="10.35" table:style-name="ce4">
            <text:p>10.35</text:p>
          </table:table-cell>
          <table:table-cell office:value-type="float" office:value="0.71858" table:style-name="ce4">
            <text:p>0.71858</text:p>
          </table:table-cell>
          <table:table-cell office:value-type="float" office:value="1.22712" table:style-name="ce4">
            <text:p>1.22712</text:p>
          </table:table-cell>
          <table:table-cell office:value-type="float" office:value="3.5940099999999999" table:style-name="ce4">
            <text:p>3.59401</text:p>
          </table:table-cell>
          <table:table-cell office:value-type="float" office:value="4.1688099999999997" table:style-name="ce4">
            <text:p>4.16881</text:p>
          </table:table-cell>
          <table:table-cell office:value-type="float" office:value="-0.50853999999999999" table:style-name="ce4">
            <text:p>-0.50854</text:p>
          </table:table-cell>
          <table:table-cell office:value-type="float" office:value="-0.57479999999999998" table:style-name="ce4">
            <text:p>-0.5748</text:p>
          </table:table-cell>
          <table:table-cell office:value-type="float" office:value="6.6259999999999999E-2" table:style-name="ce4">
            <text:p>0.06626</text:p>
          </table:table-cell>
          <table:table-cell table:number-columns-repeated="16376"/>
        </table:table-row>
        <table:table-row table:style-name="ro1">
          <table:table-cell office:value-type="float" office:value="10.4" table:style-name="ce4">
            <text:p>10.4</text:p>
          </table:table-cell>
          <table:table-cell office:value-type="float" office:value="0.71747000000000005" table:style-name="ce4">
            <text:p>0.71747</text:p>
          </table:table-cell>
          <table:table-cell office:value-type="float" office:value="1.22417" table:style-name="ce4">
            <text:p>1.22417</text:p>
          </table:table-cell>
          <table:table-cell office:value-type="float" office:value="3.5828199999999999" table:style-name="ce4">
            <text:p>3.58282</text:p>
          </table:table-cell>
          <table:table-cell office:value-type="float" office:value="4.1596399999999996" table:style-name="ce4">
            <text:p>4.15964</text:p>
          </table:table-cell>
          <table:table-cell office:value-type="float" office:value="-0.50670000000000004" table:style-name="ce4">
            <text:p>-0.5067</text:p>
          </table:table-cell>
          <table:table-cell office:value-type="float" office:value="-0.57682" table:style-name="ce4">
            <text:p>-0.57682</text:p>
          </table:table-cell>
          <table:table-cell office:value-type="float" office:value="7.0120000000000002E-2" table:style-name="ce4">
            <text:p>0.07012</text:p>
          </table:table-cell>
          <table:table-cell table:number-columns-repeated="16376"/>
        </table:table-row>
        <table:table-row table:style-name="ro1">
          <table:table-cell office:value-type="float" office:value="10.45" table:style-name="ce4">
            <text:p>10.45</text:p>
          </table:table-cell>
          <table:table-cell office:value-type="float" office:value="0.71375" table:style-name="ce4">
            <text:p>0.71375</text:p>
          </table:table-cell>
          <table:table-cell office:value-type="float" office:value="1.2216899999999999" table:style-name="ce4">
            <text:p>1.22169</text:p>
          </table:table-cell>
          <table:table-cell office:value-type="float" office:value="3.5729600000000001" table:style-name="ce4">
            <text:p>3.57296</text:p>
          </table:table-cell>
          <table:table-cell office:value-type="float" office:value="4.1469300000000002" table:style-name="ce4">
            <text:p>4.14693</text:p>
          </table:table-cell>
          <table:table-cell office:value-type="float" office:value="-0.50793999999999995" table:style-name="ce4">
            <text:p>-0.50794</text:p>
          </table:table-cell>
          <table:table-cell office:value-type="float" office:value="-0.57396999999999998" table:style-name="ce4">
            <text:p>-0.57397</text:p>
          </table:table-cell>
          <table:table-cell office:value-type="float" office:value="6.6030000000000005E-2" table:style-name="ce4">
            <text:p>0.06603</text:p>
          </table:table-cell>
          <table:table-cell table:number-columns-repeated="16376"/>
        </table:table-row>
        <table:table-row table:style-name="ro1">
          <table:table-cell office:value-type="float" office:value="10.5" table:style-name="ce4">
            <text:p>10.5</text:p>
          </table:table-cell>
          <table:table-cell office:value-type="float" office:value="0.71162000000000003" table:style-name="ce4">
            <text:p>0.71162</text:p>
          </table:table-cell>
          <table:table-cell office:value-type="float" office:value="1.2153700000000001" table:style-name="ce4">
            <text:p>1.21537</text:p>
          </table:table-cell>
          <table:table-cell office:value-type="float" office:value="3.5587" table:style-name="ce4">
            <text:p>3.5587</text:p>
          </table:table-cell>
          <table:table-cell office:value-type="float" office:value="4.1285499999999997" table:style-name="ce4">
            <text:p>4.12855</text:p>
          </table:table-cell>
          <table:table-cell office:value-type="float" office:value="-0.50375000000000003" table:style-name="ce4">
            <text:p>-0.50375</text:p>
          </table:table-cell>
          <table:table-cell office:value-type="float" office:value="-0.56984999999999997" table:style-name="ce4">
            <text:p>-0.56985</text:p>
          </table:table-cell>
          <table:table-cell office:value-type="float" office:value="6.6100000000000006E-2" table:style-name="ce4">
            <text:p>0.0661</text:p>
          </table:table-cell>
          <table:table-cell table:number-columns-repeated="16376"/>
        </table:table-row>
        <table:table-row table:style-name="ro1">
          <table:table-cell office:value-type="float" office:value="10.55" table:style-name="ce4">
            <text:p>10.55</text:p>
          </table:table-cell>
          <table:table-cell office:value-type="float" office:value="0.70964000000000005" table:style-name="ce4">
            <text:p>0.70964</text:p>
          </table:table-cell>
          <table:table-cell office:value-type="float" office:value="1.2118100000000001" table:style-name="ce4">
            <text:p>1.21181</text:p>
          </table:table-cell>
          <table:table-cell office:value-type="float" office:value="3.5395500000000002" table:style-name="ce4">
            <text:p>3.53955</text:p>
          </table:table-cell>
          <table:table-cell office:value-type="float" office:value="4.1099899999999998" table:style-name="ce4">
            <text:p>4.10999</text:p>
          </table:table-cell>
          <table:table-cell office:value-type="float" office:value="-0.50217000000000001" table:style-name="ce4">
            <text:p>-0.50217</text:p>
          </table:table-cell>
          <table:table-cell office:value-type="float" office:value="-0.57043999999999995" table:style-name="ce4">
            <text:p>-0.57044</text:p>
          </table:table-cell>
          <table:table-cell office:value-type="float" office:value="6.8269999999999997E-2" table:style-name="ce4">
            <text:p>0.06827</text:p>
          </table:table-cell>
          <table:table-cell table:number-columns-repeated="16376"/>
        </table:table-row>
        <table:table-row table:style-name="ro1">
          <table:table-cell office:value-type="float" office:value="10.6" table:style-name="ce4">
            <text:p>10.6</text:p>
          </table:table-cell>
          <table:table-cell office:value-type="float" office:value="0.70374000000000003" table:style-name="ce4">
            <text:p>0.70374</text:p>
          </table:table-cell>
          <table:table-cell office:value-type="float" office:value="1.2044900000000001" table:style-name="ce4">
            <text:p>1.20449</text:p>
          </table:table-cell>
          <table:table-cell office:value-type="float" office:value="3.5208599999999999" table:style-name="ce4">
            <text:p>3.52086</text:p>
          </table:table-cell>
          <table:table-cell office:value-type="float" office:value="4.0899599999999996" table:style-name="ce4">
            <text:p>4.08996</text:p>
          </table:table-cell>
          <table:table-cell office:value-type="float" office:value="-0.50075000000000003" table:style-name="ce4">
            <text:p>-0.50075</text:p>
          </table:table-cell>
          <table:table-cell office:value-type="float" office:value="-0.56910000000000005" table:style-name="ce4">
            <text:p>-0.5691</text:p>
          </table:table-cell>
          <table:table-cell office:value-type="float" office:value="6.8349999999999994E-2" table:style-name="ce4">
            <text:p>0.06835</text:p>
          </table:table-cell>
          <table:table-cell table:number-columns-repeated="16376"/>
        </table:table-row>
        <table:table-row table:style-name="ro1">
          <table:table-cell office:value-type="float" office:value="10.65" table:style-name="ce4">
            <text:p>10.65</text:p>
          </table:table-cell>
          <table:table-cell office:value-type="float" office:value="0.70154000000000005" table:style-name="ce4">
            <text:p>0.70154</text:p>
          </table:table-cell>
          <table:table-cell office:value-type="float" office:value="1.20051" table:style-name="ce4">
            <text:p>1.20051</text:p>
          </table:table-cell>
          <table:table-cell office:value-type="float" office:value="3.49952" table:style-name="ce4">
            <text:p>3.49952</text:p>
          </table:table-cell>
          <table:table-cell office:value-type="float" office:value="4.0676699999999997" table:style-name="ce4">
            <text:p>4.06767</text:p>
          </table:table-cell>
          <table:table-cell office:value-type="float" office:value="-0.49897000000000002" table:style-name="ce4">
            <text:p>-0.49897</text:p>
          </table:table-cell>
          <table:table-cell office:value-type="float" office:value="-0.56815000000000004" table:style-name="ce4">
            <text:p>-0.56815</text:p>
          </table:table-cell>
          <table:table-cell office:value-type="float" office:value="6.9180000000000005E-2" table:style-name="ce4">
            <text:p>0.06918</text:p>
          </table:table-cell>
          <table:table-cell table:number-columns-repeated="16376"/>
        </table:table-row>
        <table:table-row table:style-name="ro1">
          <table:table-cell office:value-type="float" office:value="10.7" table:style-name="ce4">
            <text:p>10.7</text:p>
          </table:table-cell>
          <table:table-cell office:value-type="float" office:value="0.69996000000000003" table:style-name="ce4">
            <text:p>0.69996</text:p>
          </table:table-cell>
          <table:table-cell office:value-type="float" office:value="1.19554" table:style-name="ce4">
            <text:p>1.19554</text:p>
          </table:table-cell>
          <table:table-cell office:value-type="float" office:value="3.4909500000000002" table:style-name="ce4">
            <text:p>3.49095</text:p>
          </table:table-cell>
          <table:table-cell office:value-type="float" office:value="4.0555899999999996" table:style-name="ce4">
            <text:p>4.05559</text:p>
          </table:table-cell>
          <table:table-cell office:value-type="float" office:value="-0.49558000000000002" table:style-name="ce4">
            <text:p>-0.49558</text:p>
          </table:table-cell>
          <table:table-cell office:value-type="float" office:value="-0.56464000000000003" table:style-name="ce4">
            <text:p>-0.56464</text:p>
          </table:table-cell>
          <table:table-cell office:value-type="float" office:value="6.9059999999999996E-2" table:style-name="ce4">
            <text:p>0.06906</text:p>
          </table:table-cell>
          <table:table-cell table:number-columns-repeated="16376"/>
        </table:table-row>
        <table:table-row table:style-name="ro1">
          <table:table-cell office:value-type="float" office:value="10.75" table:style-name="ce4">
            <text:p>10.75</text:p>
          </table:table-cell>
          <table:table-cell office:value-type="float" office:value="0.69613000000000003" table:style-name="ce4">
            <text:p>0.69613</text:p>
          </table:table-cell>
          <table:table-cell office:value-type="float" office:value="1.18943" table:style-name="ce4">
            <text:p>1.18943</text:p>
          </table:table-cell>
          <table:table-cell office:value-type="float" office:value="3.47221" table:style-name="ce4">
            <text:p>3.47221</text:p>
          </table:table-cell>
          <table:table-cell office:value-type="float" office:value="4.0337699999999996" table:style-name="ce4">
            <text:p>4.03377</text:p>
          </table:table-cell>
          <table:table-cell office:value-type="float" office:value="-0.49330000000000002" table:style-name="ce4">
            <text:p>-0.4933</text:p>
          </table:table-cell>
          <table:table-cell office:value-type="float" office:value="-0.56155999999999995" table:style-name="ce4">
            <text:p>-0.56156</text:p>
          </table:table-cell>
          <table:table-cell office:value-type="float" office:value="6.8260000000000001E-2" table:style-name="ce4">
            <text:p>0.06826</text:p>
          </table:table-cell>
          <table:table-cell table:number-columns-repeated="16376"/>
        </table:table-row>
        <table:table-row table:style-name="ro1">
          <table:table-cell office:value-type="float" office:value="10.8" table:style-name="ce4">
            <text:p>10.8</text:p>
          </table:table-cell>
          <table:table-cell office:value-type="float" office:value="0.69374000000000002" table:style-name="ce4">
            <text:p>0.69374</text:p>
          </table:table-cell>
          <table:table-cell office:value-type="float" office:value="1.1833400000000001" table:style-name="ce4">
            <text:p>1.18334</text:p>
          </table:table-cell>
          <table:table-cell office:value-type="float" office:value="3.4564499999999998" table:style-name="ce4">
            <text:p>3.45645</text:p>
          </table:table-cell>
          <table:table-cell office:value-type="float" office:value="4.0137799999999997" table:style-name="ce4">
            <text:p>4.01378</text:p>
          </table:table-cell>
          <table:table-cell office:value-type="float" office:value="-0.48959999999999998" table:style-name="ce4">
            <text:p>-0.4896</text:p>
          </table:table-cell>
          <table:table-cell office:value-type="float" office:value="-0.55732999999999999" table:style-name="ce4">
            <text:p>-0.55733</text:p>
          </table:table-cell>
          <table:table-cell office:value-type="float" office:value="6.7729999999999999E-2" table:style-name="ce4">
            <text:p>0.06773</text:p>
          </table:table-cell>
          <table:table-cell table:number-columns-repeated="16376"/>
        </table:table-row>
        <table:table-row table:style-name="ro1">
          <table:table-cell office:value-type="float" office:value="10.85" table:style-name="ce4">
            <text:p>10.85</text:p>
          </table:table-cell>
          <table:table-cell office:value-type="float" office:value="0.69120999999999999" table:style-name="ce4">
            <text:p>0.69121</text:p>
          </table:table-cell>
          <table:table-cell office:value-type="float" office:value="1.1790700000000001" table:style-name="ce4">
            <text:p>1.17907</text:p>
          </table:table-cell>
          <table:table-cell office:value-type="float" office:value="3.44591" table:style-name="ce4">
            <text:p>3.44591</text:p>
          </table:table-cell>
          <table:table-cell office:value-type="float" office:value="3.99837" table:style-name="ce4">
            <text:p>3.99837</text:p>
          </table:table-cell>
          <table:table-cell office:value-type="float" office:value="-0.48786000000000002" table:style-name="ce4">
            <text:p>-0.48786</text:p>
          </table:table-cell>
          <table:table-cell office:value-type="float" office:value="-0.55245999999999995" table:style-name="ce4">
            <text:p>-0.55246</text:p>
          </table:table-cell>
          <table:table-cell office:value-type="float" office:value="6.4600000000000005E-2" table:style-name="ce4">
            <text:p>0.0646</text:p>
          </table:table-cell>
          <table:table-cell table:number-columns-repeated="16376"/>
        </table:table-row>
        <table:table-row table:style-name="ro1">
          <table:table-cell office:value-type="float" office:value="10.9" table:style-name="ce4">
            <text:p>10.9</text:p>
          </table:table-cell>
          <table:table-cell office:value-type="float" office:value="0.69037999999999999" table:style-name="ce4">
            <text:p>0.69038</text:p>
          </table:table-cell>
          <table:table-cell office:value-type="float" office:value="1.17096" table:style-name="ce4">
            <text:p>1.17096</text:p>
          </table:table-cell>
          <table:table-cell office:value-type="float" office:value="3.4268900000000002" table:style-name="ce4">
            <text:p>3.42689</text:p>
          </table:table-cell>
          <table:table-cell office:value-type="float" office:value="3.9824999999999999" table:style-name="ce4">
            <text:p>3.9825</text:p>
          </table:table-cell>
          <table:table-cell office:value-type="float" office:value="-0.48058000000000001" table:style-name="ce4">
            <text:p>-0.48058</text:p>
          </table:table-cell>
          <table:table-cell office:value-type="float" office:value="-0.55561000000000005" table:style-name="ce4">
            <text:p>-0.55561</text:p>
          </table:table-cell>
          <table:table-cell office:value-type="float" office:value="7.5029999999999999E-2" table:style-name="ce4">
            <text:p>0.07503</text:p>
          </table:table-cell>
          <table:table-cell table:number-columns-repeated="16376"/>
        </table:table-row>
        <table:table-row table:style-name="ro1">
          <table:table-cell office:value-type="float" office:value="10.95" table:style-name="ce4">
            <text:p>10.95</text:p>
          </table:table-cell>
          <table:table-cell office:value-type="float" office:value="0.68503999999999998" table:style-name="ce4">
            <text:p>0.68504</text:p>
          </table:table-cell>
          <table:table-cell office:value-type="float" office:value="1.1696599999999999" table:style-name="ce4">
            <text:p>1.16966</text:p>
          </table:table-cell>
          <table:table-cell office:value-type="float" office:value="3.4144600000000001" table:style-name="ce4">
            <text:p>3.41446</text:p>
          </table:table-cell>
          <table:table-cell office:value-type="float" office:value="3.9615399999999998" table:style-name="ce4">
            <text:p>3.96154</text:p>
          </table:table-cell>
          <table:table-cell office:value-type="float" office:value="-0.48462" table:style-name="ce4">
            <text:p>-0.48462</text:p>
          </table:table-cell>
          <table:table-cell office:value-type="float" office:value="-0.54708000000000001" table:style-name="ce4">
            <text:p>-0.54708</text:p>
          </table:table-cell>
          <table:table-cell office:value-type="float" office:value="6.2460000000000002E-2" table:style-name="ce4">
            <text:p>0.06246</text:p>
          </table:table-cell>
          <table:table-cell table:number-columns-repeated="16376"/>
        </table:table-row>
        <table:table-row table:style-name="ro1">
          <table:table-cell office:value-type="float" office:value="11" table:style-name="ce4">
            <text:p>11</text:p>
          </table:table-cell>
          <table:table-cell office:value-type="float" office:value="0.68371999999999999" table:style-name="ce4">
            <text:p>0.68372</text:p>
          </table:table-cell>
          <table:table-cell office:value-type="float" office:value="1.1646099999999999" table:style-name="ce4">
            <text:p>1.16461</text:p>
          </table:table-cell>
          <table:table-cell office:value-type="float" office:value="3.4029099999999999" table:style-name="ce4">
            <text:p>3.40291</text:p>
          </table:table-cell>
          <table:table-cell office:value-type="float" office:value="3.94312" table:style-name="ce4">
            <text:p>3.94312</text:p>
          </table:table-cell>
          <table:table-cell office:value-type="float" office:value="-0.48088999999999998" table:style-name="ce4">
            <text:p>-0.48089</text:p>
          </table:table-cell>
          <table:table-cell office:value-type="float" office:value="-0.54020999999999997" table:style-name="ce4">
            <text:p>-0.54021</text:p>
          </table:table-cell>
          <table:table-cell office:value-type="float" office:value="5.9319999999999998E-2" table:style-name="ce4">
            <text:p>0.05932</text:p>
          </table:table-cell>
          <table:table-cell table:number-columns-repeated="16376"/>
        </table:table-row>
        <table:table-row table:style-name="ro1">
          <table:table-cell office:value-type="float" office:value="11.05" table:style-name="ce4">
            <text:p>11.05</text:p>
          </table:table-cell>
          <table:table-cell office:value-type="float" office:value="0.68247000000000002" table:style-name="ce4">
            <text:p>0.68247</text:p>
          </table:table-cell>
          <table:table-cell office:value-type="float" office:value="1.1595599999999999" table:style-name="ce4">
            <text:p>1.15956</text:p>
          </table:table-cell>
          <table:table-cell office:value-type="float" office:value="3.38422" table:style-name="ce4">
            <text:p>3.38422</text:p>
          </table:table-cell>
          <table:table-cell office:value-type="float" office:value="3.9332600000000002" table:style-name="ce4">
            <text:p>3.93326</text:p>
          </table:table-cell>
          <table:table-cell office:value-type="float" office:value="-0.47709000000000001" table:style-name="ce4">
            <text:p>-0.47709</text:p>
          </table:table-cell>
          <table:table-cell office:value-type="float" office:value="-0.54903999999999997" table:style-name="ce4">
            <text:p>-0.54904</text:p>
          </table:table-cell>
          <table:table-cell office:value-type="float" office:value="7.195E-2" table:style-name="ce4">
            <text:p>0.07195</text:p>
          </table:table-cell>
          <table:table-cell table:number-columns-repeated="16376"/>
        </table:table-row>
        <table:table-row table:style-name="ro1">
          <table:table-cell office:value-type="float" office:value="11.1" table:style-name="ce4">
            <text:p>11.1</text:p>
          </table:table-cell>
          <table:table-cell office:value-type="float" office:value="0.67918999999999996" table:style-name="ce4">
            <text:p>0.67919</text:p>
          </table:table-cell>
          <table:table-cell office:value-type="float" office:value="1.1529700000000001" table:style-name="ce4">
            <text:p>1.15297</text:p>
          </table:table-cell>
          <table:table-cell office:value-type="float" office:value="3.3749500000000001" table:style-name="ce4">
            <text:p>3.37495</text:p>
          </table:table-cell>
          <table:table-cell office:value-type="float" office:value="3.91473" table:style-name="ce4">
            <text:p>3.91473</text:p>
          </table:table-cell>
          <table:table-cell office:value-type="float" office:value="-0.47377999999999998" table:style-name="ce4">
            <text:p>-0.47378</text:p>
          </table:table-cell>
          <table:table-cell office:value-type="float" office:value="-0.53978000000000004" table:style-name="ce4">
            <text:p>-0.53978</text:p>
          </table:table-cell>
          <table:table-cell office:value-type="float" office:value="6.6000000000000003E-2" table:style-name="ce4">
            <text:p>0.066</text:p>
          </table:table-cell>
          <table:table-cell table:number-columns-repeated="16376"/>
        </table:table-row>
        <table:table-row table:style-name="ro1">
          <table:table-cell office:value-type="float" office:value="11.15" table:style-name="ce4">
            <text:p>11.15</text:p>
          </table:table-cell>
          <table:table-cell office:value-type="float" office:value="0.67911999999999995" table:style-name="ce4">
            <text:p>0.67912</text:p>
          </table:table-cell>
          <table:table-cell office:value-type="float" office:value="1.14459" table:style-name="ce4">
            <text:p>1.14459</text:p>
          </table:table-cell>
          <table:table-cell office:value-type="float" office:value="3.3493200000000001" table:style-name="ce4">
            <text:p>3.34932</text:p>
          </table:table-cell>
          <table:table-cell office:value-type="float" office:value="3.8878599999999999" table:style-name="ce4">
            <text:p>3.88786</text:p>
          </table:table-cell>
          <table:table-cell office:value-type="float" office:value="-0.46546999999999999" table:style-name="ce4">
            <text:p>-0.46547</text:p>
          </table:table-cell>
          <table:table-cell office:value-type="float" office:value="-0.53854000000000002" table:style-name="ce4">
            <text:p>-0.53854</text:p>
          </table:table-cell>
          <table:table-cell office:value-type="float" office:value="7.3069999999999996E-2" table:style-name="ce4">
            <text:p>0.07307</text:p>
          </table:table-cell>
          <table:table-cell table:number-columns-repeated="16376"/>
        </table:table-row>
        <table:table-row table:style-name="ro1">
          <table:table-cell office:value-type="float" office:value="11.2" table:style-name="ce4">
            <text:p>11.2</text:p>
          </table:table-cell>
          <table:table-cell office:value-type="float" office:value="0.67567999999999995" table:style-name="ce4">
            <text:p>0.67568</text:p>
          </table:table-cell>
          <table:table-cell office:value-type="float" office:value="1.1426700000000001" table:style-name="ce4">
            <text:p>1.14267</text:p>
          </table:table-cell>
          <table:table-cell office:value-type="float" office:value="3.3370000000000002" table:style-name="ce4">
            <text:p>3.337</text:p>
          </table:table-cell>
          <table:table-cell office:value-type="float" office:value="3.8772099999999998" table:style-name="ce4">
            <text:p>3.87721</text:p>
          </table:table-cell>
          <table:table-cell office:value-type="float" office:value="-0.46699000000000002" table:style-name="ce4">
            <text:p>-0.46699</text:p>
          </table:table-cell>
          <table:table-cell office:value-type="float" office:value="-0.54020999999999997" table:style-name="ce4">
            <text:p>-0.54021</text:p>
          </table:table-cell>
          <table:table-cell office:value-type="float" office:value="7.3219999999999993E-2" table:style-name="ce4">
            <text:p>0.07322</text:p>
          </table:table-cell>
          <table:table-cell table:number-columns-repeated="16376"/>
        </table:table-row>
        <table:table-row table:style-name="ro1">
          <table:table-cell office:value-type="float" office:value="11.25" table:style-name="ce4">
            <text:p>11.25</text:p>
          </table:table-cell>
          <table:table-cell office:value-type="float" office:value="0.67600000000000005" table:style-name="ce4">
            <text:p>0.676</text:p>
          </table:table-cell>
          <table:table-cell office:value-type="float" office:value="1.1389800000000001" table:style-name="ce4">
            <text:p>1.13898</text:p>
          </table:table-cell>
          <table:table-cell office:value-type="float" office:value="3.3250799999999998" table:style-name="ce4">
            <text:p>3.32508</text:p>
          </table:table-cell>
          <table:table-cell office:value-type="float" office:value="3.8569200000000001" table:style-name="ce4">
            <text:p>3.85692</text:p>
          </table:table-cell>
          <table:table-cell office:value-type="float" office:value="-0.46298" table:style-name="ce4">
            <text:p>-0.46298</text:p>
          </table:table-cell>
          <table:table-cell office:value-type="float" office:value="-0.53183999999999998" table:style-name="ce4">
            <text:p>-0.53184</text:p>
          </table:table-cell>
          <table:table-cell office:value-type="float" office:value="6.8860000000000005E-2" table:style-name="ce4">
            <text:p>0.06886</text:p>
          </table:table-cell>
          <table:table-cell table:number-columns-repeated="16376"/>
        </table:table-row>
        <table:table-row table:style-name="ro1">
          <table:table-cell office:value-type="float" office:value="11.3" table:style-name="ce4">
            <text:p>11.3</text:p>
          </table:table-cell>
          <table:table-cell office:value-type="float" office:value="0.67352999999999996" table:style-name="ce4">
            <text:p>0.67353</text:p>
          </table:table-cell>
          <table:table-cell office:value-type="float" office:value="1.13452" table:style-name="ce4">
            <text:p>1.13452</text:p>
          </table:table-cell>
          <table:table-cell office:value-type="float" office:value="3.3190200000000001" table:style-name="ce4">
            <text:p>3.31902</text:p>
          </table:table-cell>
          <table:table-cell office:value-type="float" office:value="3.84775" table:style-name="ce4">
            <text:p>3.84775</text:p>
          </table:table-cell>
          <table:table-cell office:value-type="float" office:value="-0.46099000000000001" table:style-name="ce4">
            <text:p>-0.46099</text:p>
          </table:table-cell>
          <table:table-cell office:value-type="float" office:value="-0.52873000000000003" table:style-name="ce4">
            <text:p>-0.52873</text:p>
          </table:table-cell>
          <table:table-cell office:value-type="float" office:value="6.7739999999999995E-2" table:style-name="ce4">
            <text:p>0.06774</text:p>
          </table:table-cell>
          <table:table-cell table:number-columns-repeated="16376"/>
        </table:table-row>
        <table:table-row table:style-name="ro1">
          <table:table-cell office:value-type="float" office:value="11.35" table:style-name="ce4">
            <text:p>11.35</text:p>
          </table:table-cell>
          <table:table-cell office:value-type="float" office:value="0.67154999999999998" table:style-name="ce4">
            <text:p>0.67155</text:p>
          </table:table-cell>
          <table:table-cell office:value-type="float" office:value="1.1309899999999999" table:style-name="ce4">
            <text:p>1.13099</text:p>
          </table:table-cell>
          <table:table-cell office:value-type="float" office:value="3.2950599999999999" table:style-name="ce4">
            <text:p>3.29506</text:p>
          </table:table-cell>
          <table:table-cell office:value-type="float" office:value="3.8250500000000001" table:style-name="ce4">
            <text:p>3.82505</text:p>
          </table:table-cell>
          <table:table-cell office:value-type="float" office:value="-0.45944000000000002" table:style-name="ce4">
            <text:p>-0.45944</text:p>
          </table:table-cell>
          <table:table-cell office:value-type="float" office:value="-0.52998999999999996" table:style-name="ce4">
            <text:p>-0.52999</text:p>
          </table:table-cell>
          <table:table-cell office:value-type="float" office:value="7.0550000000000002E-2" table:style-name="ce4">
            <text:p>0.07055</text:p>
          </table:table-cell>
          <table:table-cell table:number-columns-repeated="16376"/>
        </table:table-row>
        <table:table-row table:style-name="ro1">
          <table:table-cell office:value-type="float" office:value="11.4" table:style-name="ce4">
            <text:p>11.4</text:p>
          </table:table-cell>
          <table:table-cell office:value-type="float" office:value="0.67339000000000004" table:style-name="ce4">
            <text:p>0.67339</text:p>
          </table:table-cell>
          <table:table-cell office:value-type="float" office:value="1.12809" table:style-name="ce4">
            <text:p>1.12809</text:p>
          </table:table-cell>
          <table:table-cell office:value-type="float" office:value="3.2894600000000001" table:style-name="ce4">
            <text:p>3.28946</text:p>
          </table:table-cell>
          <table:table-cell office:value-type="float" office:value="3.8088199999999999" table:style-name="ce4">
            <text:p>3.80882</text:p>
          </table:table-cell>
          <table:table-cell office:value-type="float" office:value="-0.45469999999999999" table:style-name="ce4">
            <text:p>-0.4547</text:p>
          </table:table-cell>
          <table:table-cell office:value-type="float" office:value="-0.51936000000000004" table:style-name="ce4">
            <text:p>-0.51936</text:p>
          </table:table-cell>
          <table:table-cell office:value-type="float" office:value="6.4659999999999995E-2" table:style-name="ce4">
            <text:p>0.06466</text:p>
          </table:table-cell>
          <table:table-cell table:number-columns-repeated="16376"/>
        </table:table-row>
        <table:table-row table:style-name="ro1">
          <table:table-cell office:value-type="float" office:value="11.45" table:style-name="ce4">
            <text:p>11.45</text:p>
          </table:table-cell>
          <table:table-cell office:value-type="float" office:value="0.66956000000000004" table:style-name="ce4">
            <text:p>0.66956</text:p>
          </table:table-cell>
          <table:table-cell office:value-type="float" office:value="1.12249" table:style-name="ce4">
            <text:p>1.12249</text:p>
          </table:table-cell>
          <table:table-cell office:value-type="float" office:value="3.27156" table:style-name="ce4">
            <text:p>3.27156</text:p>
          </table:table-cell>
          <table:table-cell office:value-type="float" office:value="3.7839700000000001" table:style-name="ce4">
            <text:p>3.78397</text:p>
          </table:table-cell>
          <table:table-cell office:value-type="float" office:value="-0.45293" table:style-name="ce4">
            <text:p>-0.45293</text:p>
          </table:table-cell>
          <table:table-cell office:value-type="float" office:value="-0.51241000000000003" table:style-name="ce4">
            <text:p>-0.51241</text:p>
          </table:table-cell>
          <table:table-cell office:value-type="float" office:value="5.9479999999999998E-2" table:style-name="ce4">
            <text:p>0.05948</text:p>
          </table:table-cell>
          <table:table-cell table:number-columns-repeated="16376"/>
        </table:table-row>
        <table:table-row table:style-name="ro1">
          <table:table-cell office:value-type="float" office:value="11.5" table:style-name="ce4">
            <text:p>11.5</text:p>
          </table:table-cell>
          <table:table-cell office:value-type="float" office:value="0.67" table:style-name="ce4">
            <text:p>0.67</text:p>
          </table:table-cell>
          <table:table-cell office:value-type="float" office:value="1.1145799999999999" table:style-name="ce4">
            <text:p>1.11458</text:p>
          </table:table-cell>
          <table:table-cell office:value-type="float" office:value="3.2507100000000002" table:style-name="ce4">
            <text:p>3.25071</text:p>
          </table:table-cell>
          <table:table-cell office:value-type="float" office:value="3.7666300000000001" table:style-name="ce4">
            <text:p>3.76663</text:p>
          </table:table-cell>
          <table:table-cell office:value-type="float" office:value="-0.44457999999999998" table:style-name="ce4">
            <text:p>-0.44458</text:p>
          </table:table-cell>
          <table:table-cell office:value-type="float" office:value="-0.51592000000000005" table:style-name="ce4">
            <text:p>-0.51592</text:p>
          </table:table-cell>
          <table:table-cell office:value-type="float" office:value="7.1340000000000001E-2" table:style-name="ce4">
            <text:p>0.07134</text:p>
          </table:table-cell>
          <table:table-cell table:number-columns-repeated="16376"/>
        </table:table-row>
        <table:table-row table:style-name="ro1">
          <table:table-cell office:value-type="float" office:value="11.55" table:style-name="ce4">
            <text:p>11.55</text:p>
          </table:table-cell>
          <table:table-cell office:value-type="float" office:value="0.66635" table:style-name="ce4">
            <text:p>0.66635</text:p>
          </table:table-cell>
          <table:table-cell office:value-type="float" office:value="1.1095900000000001" table:style-name="ce4">
            <text:p>1.10959</text:p>
          </table:table-cell>
          <table:table-cell office:value-type="float" office:value="3.23468" table:style-name="ce4">
            <text:p>3.23468</text:p>
          </table:table-cell>
          <table:table-cell office:value-type="float" office:value="3.73712" table:style-name="ce4">
            <text:p>3.73712</text:p>
          </table:table-cell>
          <table:table-cell office:value-type="float" office:value="-0.44324000000000002" table:style-name="ce4">
            <text:p>-0.44324</text:p>
          </table:table-cell>
          <table:table-cell office:value-type="float" office:value="-0.50244" table:style-name="ce4">
            <text:p>-0.50244</text:p>
          </table:table-cell>
          <table:table-cell office:value-type="float" office:value="5.9200000000000003E-2" table:style-name="ce4">
            <text:p>0.0592</text:p>
          </table:table-cell>
          <table:table-cell table:number-columns-repeated="16376"/>
        </table:table-row>
        <table:table-row table:style-name="ro1">
          <table:table-cell office:value-type="float" office:value="11.6" table:style-name="ce4">
            <text:p>11.6</text:p>
          </table:table-cell>
          <table:table-cell office:value-type="float" office:value="0.66627000000000003" table:style-name="ce4">
            <text:p>0.66627</text:p>
          </table:table-cell>
          <table:table-cell office:value-type="float" office:value="1.10612" table:style-name="ce4">
            <text:p>1.10612</text:p>
          </table:table-cell>
          <table:table-cell office:value-type="float" office:value="3.2171799999999999" table:style-name="ce4">
            <text:p>3.21718</text:p>
          </table:table-cell>
          <table:table-cell office:value-type="float" office:value="3.7247599999999998" table:style-name="ce4">
            <text:p>3.72476</text:p>
          </table:table-cell>
          <table:table-cell office:value-type="float" office:value="-0.43985000000000002" table:style-name="ce4">
            <text:p>-0.43985</text:p>
          </table:table-cell>
          <table:table-cell office:value-type="float" office:value="-0.50758000000000003" table:style-name="ce4">
            <text:p>-0.50758</text:p>
          </table:table-cell>
          <table:table-cell office:value-type="float" office:value="6.7729999999999999E-2" table:style-name="ce4">
            <text:p>0.06773</text:p>
          </table:table-cell>
          <table:table-cell table:number-columns-repeated="16376"/>
        </table:table-row>
        <table:table-row table:style-name="ro1">
          <table:table-cell office:value-type="float" office:value="11.65" table:style-name="ce4">
            <text:p>11.65</text:p>
          </table:table-cell>
          <table:table-cell office:value-type="float" office:value="0.66683000000000003" table:style-name="ce4">
            <text:p>0.66683</text:p>
          </table:table-cell>
          <table:table-cell office:value-type="float" office:value="1.0989899999999999" table:style-name="ce4">
            <text:p>1.09899</text:p>
          </table:table-cell>
          <table:table-cell office:value-type="float" office:value="3.19624" table:style-name="ce4">
            <text:p>3.19624</text:p>
          </table:table-cell>
          <table:table-cell office:value-type="float" office:value="3.6993499999999999" table:style-name="ce4">
            <text:p>3.69935</text:p>
          </table:table-cell>
          <table:table-cell office:value-type="float" office:value="-0.43215999999999999" table:style-name="ce4">
            <text:p>-0.43216</text:p>
          </table:table-cell>
          <table:table-cell office:value-type="float" office:value="-0.50310999999999995" table:style-name="ce4">
            <text:p>-0.50311</text:p>
          </table:table-cell>
          <table:table-cell office:value-type="float" office:value="7.0949999999999999E-2" table:style-name="ce4">
            <text:p>0.07095</text:p>
          </table:table-cell>
          <table:table-cell table:number-columns-repeated="16376"/>
        </table:table-row>
        <table:table-row table:style-name="ro1">
          <table:table-cell office:value-type="float" office:value="11.7" table:style-name="ce4">
            <text:p>11.7</text:p>
          </table:table-cell>
          <table:table-cell office:value-type="float" office:value="0.66361999999999999" table:style-name="ce4">
            <text:p>0.66362</text:p>
          </table:table-cell>
          <table:table-cell office:value-type="float" office:value="1.09321" table:style-name="ce4">
            <text:p>1.09321</text:p>
          </table:table-cell>
          <table:table-cell office:value-type="float" office:value="3.1871399999999999" table:style-name="ce4">
            <text:p>3.18714</text:p>
          </table:table-cell>
          <table:table-cell office:value-type="float" office:value="3.68689" table:style-name="ce4">
            <text:p>3.68689</text:p>
          </table:table-cell>
          <table:table-cell office:value-type="float" office:value="-0.42959000000000003" table:style-name="ce4">
            <text:p>-0.42959</text:p>
          </table:table-cell>
          <table:table-cell office:value-type="float" office:value="-0.49975000000000003" table:style-name="ce4">
            <text:p>-0.49975</text:p>
          </table:table-cell>
          <table:table-cell office:value-type="float" office:value="7.016E-2" table:style-name="ce4">
            <text:p>0.07016</text:p>
          </table:table-cell>
          <table:table-cell table:number-columns-repeated="16376"/>
        </table:table-row>
        <table:table-row table:style-name="ro1">
          <table:table-cell office:value-type="float" office:value="11.75" table:style-name="ce4">
            <text:p>11.75</text:p>
          </table:table-cell>
          <table:table-cell office:value-type="float" office:value="0.66862999999999995" table:style-name="ce4">
            <text:p>0.66863</text:p>
          </table:table-cell>
          <table:table-cell office:value-type="float" office:value="1.0940000000000001" table:style-name="ce4">
            <text:p>1.094</text:p>
          </table:table-cell>
          <table:table-cell office:value-type="float" office:value="3.18282" table:style-name="ce4">
            <text:p>3.18282</text:p>
          </table:table-cell>
          <table:table-cell office:value-type="float" office:value="3.6772100000000001" table:style-name="ce4">
            <text:p>3.67721</text:p>
          </table:table-cell>
          <table:table-cell office:value-type="float" office:value="-0.42537000000000003" table:style-name="ce4">
            <text:p>-0.42537</text:p>
          </table:table-cell>
          <table:table-cell office:value-type="float" office:value="-0.49439" table:style-name="ce4">
            <text:p>-0.49439</text:p>
          </table:table-cell>
          <table:table-cell office:value-type="float" office:value="6.9019999999999998E-2" table:style-name="ce4">
            <text:p>0.06902</text:p>
          </table:table-cell>
          <table:table-cell table:number-columns-repeated="16376"/>
        </table:table-row>
        <table:table-row table:style-name="ro1">
          <table:table-cell office:value-type="float" office:value="11.8" table:style-name="ce4">
            <text:p>11.8</text:p>
          </table:table-cell>
          <table:table-cell office:value-type="float" office:value="0.66937999999999998" table:style-name="ce4">
            <text:p>0.66938</text:p>
          </table:table-cell>
          <table:table-cell office:value-type="float" office:value="1.08927" table:style-name="ce4">
            <text:p>1.08927</text:p>
          </table:table-cell>
          <table:table-cell office:value-type="float" office:value="3.1601300000000001" table:style-name="ce4">
            <text:p>3.16013</text:p>
          </table:table-cell>
          <table:table-cell office:value-type="float" office:value="3.6547800000000001" table:style-name="ce4">
            <text:p>3.65478</text:p>
          </table:table-cell>
          <table:table-cell office:value-type="float" office:value="-0.41988999999999999" table:style-name="ce4">
            <text:p>-0.41989</text:p>
          </table:table-cell>
          <table:table-cell office:value-type="float" office:value="-0.49464999999999998" table:style-name="ce4">
            <text:p>-0.49465</text:p>
          </table:table-cell>
          <table:table-cell office:value-type="float" office:value="7.4759999999999993E-2" table:style-name="ce4">
            <text:p>0.07476</text:p>
          </table:table-cell>
          <table:table-cell table:number-columns-repeated="16376"/>
        </table:table-row>
        <table:table-row table:style-name="ro1">
          <table:table-cell office:value-type="float" office:value="11.85" table:style-name="ce4">
            <text:p>11.85</text:p>
          </table:table-cell>
          <table:table-cell office:value-type="float" office:value="0.66522999999999999" table:style-name="ce4">
            <text:p>0.66523</text:p>
          </table:table-cell>
          <table:table-cell office:value-type="float" office:value="1.0836399999999999" table:style-name="ce4">
            <text:p>1.08364</text:p>
          </table:table-cell>
          <table:table-cell office:value-type="float" office:value="3.14568" table:style-name="ce4">
            <text:p>3.14568</text:p>
          </table:table-cell>
          <table:table-cell office:value-type="float" office:value="3.6299000000000001" table:style-name="ce4">
            <text:p>3.6299</text:p>
          </table:table-cell>
          <table:table-cell office:value-type="float" office:value="-0.41841" table:style-name="ce4">
            <text:p>-0.41841</text:p>
          </table:table-cell>
          <table:table-cell office:value-type="float" office:value="-0.48421999999999998" table:style-name="ce4">
            <text:p>-0.48422</text:p>
          </table:table-cell>
          <table:table-cell office:value-type="float" office:value="6.5809999999999994E-2" table:style-name="ce4">
            <text:p>0.06581</text:p>
          </table:table-cell>
          <table:table-cell table:number-columns-repeated="16376"/>
        </table:table-row>
        <table:table-row table:style-name="ro1">
          <table:table-cell office:value-type="float" office:value="11.9" table:style-name="ce4">
            <text:p>11.9</text:p>
          </table:table-cell>
          <table:table-cell office:value-type="float" office:value="0.66598999999999997" table:style-name="ce4">
            <text:p>0.66599</text:p>
          </table:table-cell>
          <table:table-cell office:value-type="float" office:value="1.0838699999999999" table:style-name="ce4">
            <text:p>1.08387</text:p>
          </table:table-cell>
          <table:table-cell office:value-type="float" office:value="3.1395400000000002" table:style-name="ce4">
            <text:p>3.13954</text:p>
          </table:table-cell>
          <table:table-cell office:value-type="float" office:value="3.6179600000000001" table:style-name="ce4">
            <text:p>3.61796</text:p>
          </table:table-cell>
          <table:table-cell office:value-type="float" office:value="-0.41787999999999997" table:style-name="ce4">
            <text:p>-0.41788</text:p>
          </table:table-cell>
          <table:table-cell office:value-type="float" office:value="-0.47842000000000001" table:style-name="ce4">
            <text:p>-0.47842</text:p>
          </table:table-cell>
          <table:table-cell office:value-type="float" office:value="6.0539999999999997E-2" table:style-name="ce4">
            <text:p>0.06054</text:p>
          </table:table-cell>
          <table:table-cell table:number-columns-repeated="16376"/>
        </table:table-row>
        <table:table-row table:style-name="ro1">
          <table:table-cell office:value-type="float" office:value="11.95" table:style-name="ce4">
            <text:p>11.95</text:p>
          </table:table-cell>
          <table:table-cell office:value-type="float" office:value="0.66727999999999998" table:style-name="ce4">
            <text:p>0.66728</text:p>
          </table:table-cell>
          <table:table-cell office:value-type="float" office:value="1.07853" table:style-name="ce4">
            <text:p>1.07853</text:p>
          </table:table-cell>
          <table:table-cell office:value-type="float" office:value="3.1187499999999999" table:style-name="ce4">
            <text:p>3.11875</text:p>
          </table:table-cell>
          <table:table-cell office:value-type="float" office:value="3.6019399999999999" table:style-name="ce4">
            <text:p>3.60194</text:p>
          </table:table-cell>
          <table:table-cell office:value-type="float" office:value="-0.41125" table:style-name="ce4">
            <text:p>-0.41125</text:p>
          </table:table-cell>
          <table:table-cell office:value-type="float" office:value="-0.48319000000000001" table:style-name="ce4">
            <text:p>-0.48319</text:p>
          </table:table-cell>
          <table:table-cell office:value-type="float" office:value="7.1940000000000004E-2" table:style-name="ce4">
            <text:p>0.07194</text:p>
          </table:table-cell>
          <table:table-cell table:number-columns-repeated="16376"/>
        </table:table-row>
        <table:table-row table:style-name="ro1">
          <table:table-cell office:value-type="float" office:value="12" table:style-name="ce4">
            <text:p>12</text:p>
          </table:table-cell>
          <table:table-cell office:value-type="float" office:value="0.66666000000000003" table:style-name="ce4">
            <text:p>0.66666</text:p>
          </table:table-cell>
          <table:table-cell office:value-type="float" office:value="1.0719700000000001" table:style-name="ce4">
            <text:p>1.07197</text:p>
          </table:table-cell>
          <table:table-cell office:value-type="float" office:value="3.10412" table:style-name="ce4">
            <text:p>3.10412</text:p>
          </table:table-cell>
          <table:table-cell office:value-type="float" office:value="3.5824400000000001" table:style-name="ce4">
            <text:p>3.58244</text:p>
          </table:table-cell>
          <table:table-cell office:value-type="float" office:value="-0.40531" table:style-name="ce4">
            <text:p>-0.40531</text:p>
          </table:table-cell>
          <table:table-cell office:value-type="float" office:value="-0.47832000000000002" table:style-name="ce4">
            <text:p>-0.47832</text:p>
          </table:table-cell>
          <table:table-cell office:value-type="float" office:value="7.3010000000000005E-2" table:style-name="ce4">
            <text:p>0.07301</text:p>
          </table:table-cell>
          <table:table-cell table:number-columns-repeated="16376"/>
        </table:table-row>
        <table:table-row table:style-name="ro1">
          <table:table-cell office:value-type="float" office:value="12.05" table:style-name="ce4">
            <text:p>12.05</text:p>
          </table:table-cell>
          <table:table-cell office:value-type="float" office:value="0.66200999999999999" table:style-name="ce4">
            <text:p>0.66201</text:p>
          </table:table-cell>
          <table:table-cell office:value-type="float" office:value="1.0694699999999999" table:style-name="ce4">
            <text:p>1.06947</text:p>
          </table:table-cell>
          <table:table-cell office:value-type="float" office:value="3.0857199999999998" table:style-name="ce4">
            <text:p>3.08572</text:p>
          </table:table-cell>
          <table:table-cell office:value-type="float" office:value="3.5553499999999998" table:style-name="ce4">
            <text:p>3.55535</text:p>
          </table:table-cell>
          <table:table-cell office:value-type="float" office:value="-0.40745999999999999" table:style-name="ce4">
            <text:p>-0.40746</text:p>
          </table:table-cell>
          <table:table-cell office:value-type="float" office:value="-0.46962999999999999" table:style-name="ce4">
            <text:p>-0.46963</text:p>
          </table:table-cell>
          <table:table-cell office:value-type="float" office:value="6.2170000000000003E-2" table:style-name="ce4">
            <text:p>0.06217</text:p>
          </table:table-cell>
          <table:table-cell table:number-columns-repeated="16376"/>
        </table:table-row>
        <table:table-row table:style-name="ro1">
          <table:table-cell office:value-type="float" office:value="12.1" table:style-name="ce4">
            <text:p>12.1</text:p>
          </table:table-cell>
          <table:table-cell office:value-type="float" office:value="0.66185000000000005" table:style-name="ce4">
            <text:p>0.66185</text:p>
          </table:table-cell>
          <table:table-cell office:value-type="float" office:value="1.0627599999999999" table:style-name="ce4">
            <text:p>1.06276</text:p>
          </table:table-cell>
          <table:table-cell office:value-type="float" office:value="3.0686900000000001" table:style-name="ce4">
            <text:p>3.06869</text:p>
          </table:table-cell>
          <table:table-cell office:value-type="float" office:value="3.5376699999999999" table:style-name="ce4">
            <text:p>3.53767</text:p>
          </table:table-cell>
          <table:table-cell office:value-type="float" office:value="-0.40090999999999999" table:style-name="ce4">
            <text:p>-0.40091</text:p>
          </table:table-cell>
          <table:table-cell office:value-type="float" office:value="-0.46898000000000001" table:style-name="ce4">
            <text:p>-0.46898</text:p>
          </table:table-cell>
          <table:table-cell office:value-type="float" office:value="6.8070000000000006E-2" table:style-name="ce4">
            <text:p>0.06807</text:p>
          </table:table-cell>
          <table:table-cell table:number-columns-repeated="16376"/>
        </table:table-row>
        <table:table-row table:style-name="ro1">
          <table:table-cell office:value-type="float" office:value="12.15" table:style-name="ce4">
            <text:p>12.15</text:p>
          </table:table-cell>
          <table:table-cell office:value-type="float" office:value="0.66547000000000001" table:style-name="ce4">
            <text:p>0.66547</text:p>
          </table:table-cell>
          <table:table-cell office:value-type="float" office:value="1.06467" table:style-name="ce4">
            <text:p>1.06467</text:p>
          </table:table-cell>
          <table:table-cell office:value-type="float" office:value="3.04989" table:style-name="ce4">
            <text:p>3.04989</text:p>
          </table:table-cell>
          <table:table-cell office:value-type="float" office:value="3.5216599999999998" table:style-name="ce4">
            <text:p>3.52166</text:p>
          </table:table-cell>
          <table:table-cell office:value-type="float" office:value="-0.3992" table:style-name="ce4">
            <text:p>-0.3992</text:p>
          </table:table-cell>
          <table:table-cell office:value-type="float" office:value="-0.47177000000000002" table:style-name="ce4">
            <text:p>-0.47177</text:p>
          </table:table-cell>
          <table:table-cell office:value-type="float" office:value="7.2569999999999996E-2" table:style-name="ce4">
            <text:p>0.07257</text:p>
          </table:table-cell>
          <table:table-cell table:number-columns-repeated="16376"/>
        </table:table-row>
        <table:table-row table:style-name="ro1">
          <table:table-cell office:value-type="float" office:value="12.2" table:style-name="ce4">
            <text:p>12.2</text:p>
          </table:table-cell>
          <table:table-cell office:value-type="float" office:value="0.66342999999999996" table:style-name="ce4">
            <text:p>0.66343</text:p>
          </table:table-cell>
          <table:table-cell office:value-type="float" office:value="1.05732" table:style-name="ce4">
            <text:p>1.05732</text:p>
          </table:table-cell>
          <table:table-cell office:value-type="float" office:value="3.0396100000000001" table:style-name="ce4">
            <text:p>3.03961</text:p>
          </table:table-cell>
          <table:table-cell office:value-type="float" office:value="3.5031699999999999" table:style-name="ce4">
            <text:p>3.50317</text:p>
          </table:table-cell>
          <table:table-cell office:value-type="float" office:value="-0.39389000000000002" table:style-name="ce4">
            <text:p>-0.39389</text:p>
          </table:table-cell>
          <table:table-cell office:value-type="float" office:value="-0.46356000000000003" table:style-name="ce4">
            <text:p>-0.46356</text:p>
          </table:table-cell>
          <table:table-cell office:value-type="float" office:value="6.9669999999999996E-2" table:style-name="ce4">
            <text:p>0.06967</text:p>
          </table:table-cell>
          <table:table-cell table:number-columns-repeated="16376"/>
        </table:table-row>
        <table:table-row table:style-name="ro1">
          <table:table-cell office:value-type="float" office:value="12.25" table:style-name="ce4">
            <text:p>12.25</text:p>
          </table:table-cell>
          <table:table-cell office:value-type="float" office:value="0.66427000000000003" table:style-name="ce4">
            <text:p>0.66427</text:p>
          </table:table-cell>
          <table:table-cell office:value-type="float" office:value="1.0588599999999999" table:style-name="ce4">
            <text:p>1.05886</text:p>
          </table:table-cell>
          <table:table-cell office:value-type="float" office:value="3.02691" table:style-name="ce4">
            <text:p>3.02691</text:p>
          </table:table-cell>
          <table:table-cell office:value-type="float" office:value="3.4834000000000001" table:style-name="ce4">
            <text:p>3.4834</text:p>
          </table:table-cell>
          <table:table-cell office:value-type="float" office:value="-0.39459" table:style-name="ce4">
            <text:p>-0.39459</text:p>
          </table:table-cell>
          <table:table-cell office:value-type="float" office:value="-0.45649000000000001" table:style-name="ce4">
            <text:p>-0.45649</text:p>
          </table:table-cell>
          <table:table-cell office:value-type="float" office:value="6.1899999999999997E-2" table:style-name="ce4">
            <text:p>0.0619</text:p>
          </table:table-cell>
          <table:table-cell table:number-columns-repeated="16376"/>
        </table:table-row>
        <table:table-row table:style-name="ro1">
          <table:table-cell office:value-type="float" office:value="12.3" table:style-name="ce4">
            <text:p>12.3</text:p>
          </table:table-cell>
          <table:table-cell office:value-type="float" office:value="0.66447999999999996" table:style-name="ce4">
            <text:p>0.66448</text:p>
          </table:table-cell>
          <table:table-cell office:value-type="float" office:value="1.0546199999999999" table:style-name="ce4">
            <text:p>1.05462</text:p>
          </table:table-cell>
          <table:table-cell office:value-type="float" office:value="3.0081799999999999" table:style-name="ce4">
            <text:p>3.00818</text:p>
          </table:table-cell>
          <table:table-cell office:value-type="float" office:value="3.4708000000000001" table:style-name="ce4">
            <text:p>3.4708</text:p>
          </table:table-cell>
          <table:table-cell office:value-type="float" office:value="-0.39013999999999999" table:style-name="ce4">
            <text:p>-0.39014</text:p>
          </table:table-cell>
          <table:table-cell office:value-type="float" office:value="-0.46261999999999998" table:style-name="ce4">
            <text:p>-0.46262</text:p>
          </table:table-cell>
          <table:table-cell office:value-type="float" office:value="7.2480000000000003E-2" table:style-name="ce4">
            <text:p>0.07248</text:p>
          </table:table-cell>
          <table:table-cell table:number-columns-repeated="16376"/>
        </table:table-row>
        <table:table-row table:style-name="ro1">
          <table:table-cell office:value-type="float" office:value="12.35" table:style-name="ce4">
            <text:p>12.35</text:p>
          </table:table-cell>
          <table:table-cell office:value-type="float" office:value="0.66474999999999995" table:style-name="ce4">
            <text:p>0.66475</text:p>
          </table:table-cell>
          <table:table-cell office:value-type="float" office:value="1.05101" table:style-name="ce4">
            <text:p>1.05101</text:p>
          </table:table-cell>
          <table:table-cell office:value-type="float" office:value="2.99539" table:style-name="ce4">
            <text:p>2.99539</text:p>
          </table:table-cell>
          <table:table-cell office:value-type="float" office:value="3.4533900000000002" table:style-name="ce4">
            <text:p>3.45339</text:p>
          </table:table-cell>
          <table:table-cell office:value-type="float" office:value="-0.38625999999999999" table:style-name="ce4">
            <text:p>-0.38626</text:p>
          </table:table-cell>
          <table:table-cell office:value-type="float" office:value="-0.45800000000000002" table:style-name="ce4">
            <text:p>-0.458</text:p>
          </table:table-cell>
          <table:table-cell office:value-type="float" office:value="7.1739999999999998E-2" table:style-name="ce4">
            <text:p>0.07174</text:p>
          </table:table-cell>
          <table:table-cell table:number-columns-repeated="16376"/>
        </table:table-row>
        <table:table-row table:style-name="ro1">
          <table:table-cell office:value-type="float" office:value="12.4" table:style-name="ce4">
            <text:p>12.4</text:p>
          </table:table-cell>
          <table:table-cell office:value-type="float" office:value="0.66279999999999994" table:style-name="ce4">
            <text:p>0.6628</text:p>
          </table:table-cell>
          <table:table-cell office:value-type="float" office:value="1.0487899999999999" table:style-name="ce4">
            <text:p>1.04879</text:p>
          </table:table-cell>
          <table:table-cell office:value-type="float" office:value="2.9798100000000001" table:style-name="ce4">
            <text:p>2.97981</text:p>
          </table:table-cell>
          <table:table-cell office:value-type="float" office:value="3.4337200000000001" table:style-name="ce4">
            <text:p>3.43372</text:p>
          </table:table-cell>
          <table:table-cell office:value-type="float" office:value="-0.38599" table:style-name="ce4">
            <text:p>-0.38599</text:p>
          </table:table-cell>
          <table:table-cell office:value-type="float" office:value="-0.45390999999999998" table:style-name="ce4">
            <text:p>-0.45391</text:p>
          </table:table-cell>
          <table:table-cell office:value-type="float" office:value="6.7919999999999994E-2" table:style-name="ce4">
            <text:p>0.06792</text:p>
          </table:table-cell>
          <table:table-cell table:number-columns-repeated="16376"/>
        </table:table-row>
        <table:table-row table:style-name="ro1">
          <table:table-cell office:value-type="float" office:value="12.45" table:style-name="ce4">
            <text:p>12.45</text:p>
          </table:table-cell>
          <table:table-cell office:value-type="float" office:value="0.66193000000000002" table:style-name="ce4">
            <text:p>0.66193</text:p>
          </table:table-cell>
          <table:table-cell office:value-type="float" office:value="1.0459499999999999" table:style-name="ce4">
            <text:p>1.04595</text:p>
          </table:table-cell>
          <table:table-cell office:value-type="float" office:value="2.96347" table:style-name="ce4">
            <text:p>2.96347</text:p>
          </table:table-cell>
          <table:table-cell office:value-type="float" office:value="3.4101300000000001" table:style-name="ce4">
            <text:p>3.41013</text:p>
          </table:table-cell>
          <table:table-cell office:value-type="float" office:value="-0.38401999999999997" table:style-name="ce4">
            <text:p>-0.38402</text:p>
          </table:table-cell>
          <table:table-cell office:value-type="float" office:value="-0.44666" table:style-name="ce4">
            <text:p>-0.44666</text:p>
          </table:table-cell>
          <table:table-cell office:value-type="float" office:value="6.2640000000000001E-2" table:style-name="ce4">
            <text:p>0.06264</text:p>
          </table:table-cell>
          <table:table-cell table:number-columns-repeated="16376"/>
        </table:table-row>
        <table:table-row table:style-name="ro1">
          <table:table-cell office:value-type="float" office:value="12.5" table:style-name="ce4">
            <text:p>12.5</text:p>
          </table:table-cell>
          <table:table-cell office:value-type="float" office:value="0.66444999999999999" table:style-name="ce4">
            <text:p>0.66445</text:p>
          </table:table-cell>
          <table:table-cell office:value-type="float" office:value="1.0419799999999999" table:style-name="ce4">
            <text:p>1.04198</text:p>
          </table:table-cell>
          <table:table-cell office:value-type="float" office:value="2.94916" table:style-name="ce4">
            <text:p>2.94916</text:p>
          </table:table-cell>
          <table:table-cell office:value-type="float" office:value="3.3961000000000001" table:style-name="ce4">
            <text:p>3.3961</text:p>
          </table:table-cell>
          <table:table-cell office:value-type="float" office:value="-0.37752999999999998" table:style-name="ce4">
            <text:p>-0.37753</text:p>
          </table:table-cell>
          <table:table-cell office:value-type="float" office:value="-0.44694" table:style-name="ce4">
            <text:p>-0.44694</text:p>
          </table:table-cell>
          <table:table-cell office:value-type="float" office:value="6.9409999999999999E-2" table:style-name="ce4">
            <text:p>0.06941</text:p>
          </table:table-cell>
          <table:table-cell table:number-columns-repeated="16376"/>
        </table:table-row>
        <table:table-row table:style-name="ro1">
          <table:table-cell office:value-type="float" office:value="12.55" table:style-name="ce4">
            <text:p>12.55</text:p>
          </table:table-cell>
          <table:table-cell office:value-type="float" office:value="0.66176000000000001" table:style-name="ce4">
            <text:p>0.66176</text:p>
          </table:table-cell>
          <table:table-cell office:value-type="float" office:value="1.03928" table:style-name="ce4">
            <text:p>1.03928</text:p>
          </table:table-cell>
          <table:table-cell office:value-type="float" office:value="2.9339200000000001" table:style-name="ce4">
            <text:p>2.93392</text:p>
          </table:table-cell>
          <table:table-cell office:value-type="float" office:value="3.3807" table:style-name="ce4">
            <text:p>3.3807</text:p>
          </table:table-cell>
          <table:table-cell office:value-type="float" office:value="-0.37752000000000002" table:style-name="ce4">
            <text:p>-0.37752</text:p>
          </table:table-cell>
          <table:table-cell office:value-type="float" office:value="-0.44678000000000001" table:style-name="ce4">
            <text:p>-0.44678</text:p>
          </table:table-cell>
          <table:table-cell office:value-type="float" office:value="6.9260000000000002E-2" table:style-name="ce4">
            <text:p>0.06926</text:p>
          </table:table-cell>
          <table:table-cell table:number-columns-repeated="16376"/>
        </table:table-row>
        <table:table-row table:style-name="ro1">
          <table:table-cell office:value-type="float" office:value="12.6" table:style-name="ce4">
            <text:p>12.6</text:p>
          </table:table-cell>
          <table:table-cell office:value-type="float" office:value="0.66271999999999998" table:style-name="ce4">
            <text:p>0.66272</text:p>
          </table:table-cell>
          <table:table-cell office:value-type="float" office:value="1.03687" table:style-name="ce4">
            <text:p>1.03687</text:p>
          </table:table-cell>
          <table:table-cell office:value-type="float" office:value="2.9172099999999999" table:style-name="ce4">
            <text:p>2.91721</text:p>
          </table:table-cell>
          <table:table-cell office:value-type="float" office:value="3.3569599999999999" table:style-name="ce4">
            <text:p>3.35696</text:p>
          </table:table-cell>
          <table:table-cell office:value-type="float" office:value="-0.37414999999999998" table:style-name="ce4">
            <text:p>-0.37415</text:p>
          </table:table-cell>
          <table:table-cell office:value-type="float" office:value="-0.43974999999999997" table:style-name="ce4">
            <text:p>-0.43975</text:p>
          </table:table-cell>
          <table:table-cell office:value-type="float" office:value="6.5600000000000006E-2" table:style-name="ce4">
            <text:p>0.0656</text:p>
          </table:table-cell>
          <table:table-cell table:number-columns-repeated="16376"/>
        </table:table-row>
        <table:table-row table:style-name="ro1">
          <table:table-cell office:value-type="float" office:value="12.65" table:style-name="ce4">
            <text:p>12.65</text:p>
          </table:table-cell>
          <table:table-cell office:value-type="float" office:value="0.66391" table:style-name="ce4">
            <text:p>0.66391</text:p>
          </table:table-cell>
          <table:table-cell office:value-type="float" office:value="1.0358700000000001" table:style-name="ce4">
            <text:p>1.03587</text:p>
          </table:table-cell>
          <table:table-cell office:value-type="float" office:value="2.9014799999999998" table:style-name="ce4">
            <text:p>2.90148</text:p>
          </table:table-cell>
          <table:table-cell office:value-type="float" office:value="3.3471099999999998" table:style-name="ce4">
            <text:p>3.34711</text:p>
          </table:table-cell>
          <table:table-cell office:value-type="float" office:value="-0.37196000000000001" table:style-name="ce4">
            <text:p>-0.37196</text:p>
          </table:table-cell>
          <table:table-cell office:value-type="float" office:value="-0.44563000000000003" table:style-name="ce4">
            <text:p>-0.44563</text:p>
          </table:table-cell>
          <table:table-cell office:value-type="float" office:value="7.3669999999999999E-2" table:style-name="ce4">
            <text:p>0.07367</text:p>
          </table:table-cell>
          <table:table-cell table:number-columns-repeated="16376"/>
        </table:table-row>
        <table:table-row table:style-name="ro1">
          <table:table-cell office:value-type="float" office:value="12.7" table:style-name="ce4">
            <text:p>12.7</text:p>
          </table:table-cell>
          <table:table-cell office:value-type="float" office:value="0.66291999999999995" table:style-name="ce4">
            <text:p>0.66292</text:p>
          </table:table-cell>
          <table:table-cell office:value-type="float" office:value="1.0313300000000001" table:style-name="ce4">
            <text:p>1.03133</text:p>
          </table:table-cell>
          <table:table-cell office:value-type="float" office:value="2.88856" table:style-name="ce4">
            <text:p>2.88856</text:p>
          </table:table-cell>
          <table:table-cell office:value-type="float" office:value="3.33344" table:style-name="ce4">
            <text:p>3.33344</text:p>
          </table:table-cell>
          <table:table-cell office:value-type="float" office:value="-0.36841000000000002" table:style-name="ce4">
            <text:p>-0.36841</text:p>
          </table:table-cell>
          <table:table-cell office:value-type="float" office:value="-0.44488" table:style-name="ce4">
            <text:p>-0.44488</text:p>
          </table:table-cell>
          <table:table-cell office:value-type="float" office:value="7.6469999999999996E-2" table:style-name="ce4">
            <text:p>0.07647</text:p>
          </table:table-cell>
          <table:table-cell table:number-columns-repeated="16376"/>
        </table:table-row>
        <table:table-row table:style-name="ro1">
          <table:table-cell office:value-type="float" office:value="12.75" table:style-name="ce4">
            <text:p>12.75</text:p>
          </table:table-cell>
          <table:table-cell office:value-type="float" office:value="0.66181999999999996" table:style-name="ce4">
            <text:p>0.66182</text:p>
          </table:table-cell>
          <table:table-cell office:value-type="float" office:value="1.0302800000000001" table:style-name="ce4">
            <text:p>1.03028</text:p>
          </table:table-cell>
          <table:table-cell office:value-type="float" office:value="2.87079" table:style-name="ce4">
            <text:p>2.87079</text:p>
          </table:table-cell>
          <table:table-cell office:value-type="float" office:value="3.3134000000000001" table:style-name="ce4">
            <text:p>3.3134</text:p>
          </table:table-cell>
          <table:table-cell office:value-type="float" office:value="-0.36846000000000001" table:style-name="ce4">
            <text:p>-0.36846</text:p>
          </table:table-cell>
          <table:table-cell office:value-type="float" office:value="-0.44261" table:style-name="ce4">
            <text:p>-0.44261</text:p>
          </table:table-cell>
          <table:table-cell office:value-type="float" office:value="7.4149999999999994E-2" table:style-name="ce4">
            <text:p>0.07415</text:p>
          </table:table-cell>
          <table:table-cell table:number-columns-repeated="16376"/>
        </table:table-row>
        <table:table-row table:style-name="ro1">
          <table:table-cell office:value-type="float" office:value="12.8" table:style-name="ce4">
            <text:p>12.8</text:p>
          </table:table-cell>
          <table:table-cell office:value-type="float" office:value="0.66244000000000003" table:style-name="ce4">
            <text:p>0.66244</text:p>
          </table:table-cell>
          <table:table-cell office:value-type="float" office:value="1.0281100000000001" table:style-name="ce4">
            <text:p>1.02811</text:p>
          </table:table-cell>
          <table:table-cell office:value-type="float" office:value="2.8597899999999998" table:style-name="ce4">
            <text:p>2.85979</text:p>
          </table:table-cell>
          <table:table-cell office:value-type="float" office:value="3.29895" table:style-name="ce4">
            <text:p>3.29895</text:p>
          </table:table-cell>
          <table:table-cell office:value-type="float" office:value="-0.36567" table:style-name="ce4">
            <text:p>-0.36567</text:p>
          </table:table-cell>
          <table:table-cell office:value-type="float" office:value="-0.43915999999999999" table:style-name="ce4">
            <text:p>-0.43916</text:p>
          </table:table-cell>
          <table:table-cell office:value-type="float" office:value="7.349E-2" table:style-name="ce4">
            <text:p>0.07349</text:p>
          </table:table-cell>
          <table:table-cell table:number-columns-repeated="16376"/>
        </table:table-row>
        <table:table-row table:style-name="ro1">
          <table:table-cell office:value-type="float" office:value="12.85" table:style-name="ce4">
            <text:p>12.85</text:p>
          </table:table-cell>
          <table:table-cell office:value-type="float" office:value="0.66420999999999997" table:style-name="ce4">
            <text:p>0.66421</text:p>
          </table:table-cell>
          <table:table-cell office:value-type="float" office:value="1.0246" table:style-name="ce4">
            <text:p>1.0246</text:p>
          </table:table-cell>
          <table:table-cell office:value-type="float" office:value="2.84579" table:style-name="ce4">
            <text:p>2.84579</text:p>
          </table:table-cell>
          <table:table-cell office:value-type="float" office:value="3.2756400000000001" table:style-name="ce4">
            <text:p>3.27564</text:p>
          </table:table-cell>
          <table:table-cell office:value-type="float" office:value="-0.36038999999999999" table:style-name="ce4">
            <text:p>-0.36039</text:p>
          </table:table-cell>
          <table:table-cell office:value-type="float" office:value="-0.42985000000000001" table:style-name="ce4">
            <text:p>-0.42985</text:p>
          </table:table-cell>
          <table:table-cell office:value-type="float" office:value="6.9459999999999994E-2" table:style-name="ce4">
            <text:p>0.06946</text:p>
          </table:table-cell>
          <table:table-cell table:number-columns-repeated="16376"/>
        </table:table-row>
        <table:table-row table:style-name="ro1">
          <table:table-cell office:value-type="float" office:value="12.9" table:style-name="ce4">
            <text:p>12.9</text:p>
          </table:table-cell>
          <table:table-cell office:value-type="float" office:value="0.66344000000000003" table:style-name="ce4">
            <text:p>0.66344</text:p>
          </table:table-cell>
          <table:table-cell office:value-type="float" office:value="1.0257099999999999" table:style-name="ce4">
            <text:p>1.02571</text:p>
          </table:table-cell>
          <table:table-cell office:value-type="float" office:value="2.83134" table:style-name="ce4">
            <text:p>2.83134</text:p>
          </table:table-cell>
          <table:table-cell office:value-type="float" office:value="3.26004" table:style-name="ce4">
            <text:p>3.26004</text:p>
          </table:table-cell>
          <table:table-cell office:value-type="float" office:value="-0.36226999999999998" table:style-name="ce4">
            <text:p>-0.36227</text:p>
          </table:table-cell>
          <table:table-cell office:value-type="float" office:value="-0.42870000000000003" table:style-name="ce4">
            <text:p>-0.4287</text:p>
          </table:table-cell>
          <table:table-cell office:value-type="float" office:value="6.6430000000000003E-2" table:style-name="ce4">
            <text:p>0.06643</text:p>
          </table:table-cell>
          <table:table-cell table:number-columns-repeated="16376"/>
        </table:table-row>
        <table:table-row table:style-name="ro1">
          <table:table-cell office:value-type="float" office:value="12.95" table:style-name="ce4">
            <text:p>12.95</text:p>
          </table:table-cell>
          <table:table-cell office:value-type="float" office:value="0.66124000000000005" table:style-name="ce4">
            <text:p>0.66124</text:p>
          </table:table-cell>
          <table:table-cell office:value-type="float" office:value="1.02207" table:style-name="ce4">
            <text:p>1.02207</text:p>
          </table:table-cell>
          <table:table-cell office:value-type="float" office:value="2.81264" table:style-name="ce4">
            <text:p>2.81264</text:p>
          </table:table-cell>
          <table:table-cell office:value-type="float" office:value="3.2315100000000001" table:style-name="ce4">
            <text:p>3.23151</text:p>
          </table:table-cell>
          <table:table-cell office:value-type="float" office:value="-0.36082999999999998" table:style-name="ce4">
            <text:p>-0.36083</text:p>
          </table:table-cell>
          <table:table-cell office:value-type="float" office:value="-0.41887000000000002" table:style-name="ce4">
            <text:p>-0.41887</text:p>
          </table:table-cell>
          <table:table-cell office:value-type="float" office:value="5.8040000000000001E-2" table:style-name="ce4">
            <text:p>0.05804</text:p>
          </table:table-cell>
          <table:table-cell table:number-columns-repeated="16376"/>
        </table:table-row>
        <table:table-row table:style-name="ro1">
          <table:table-cell office:value-type="float" office:value="13" table:style-name="ce4">
            <text:p>13</text:p>
          </table:table-cell>
          <table:table-cell office:value-type="float" office:value="0.66159999999999997" table:style-name="ce4">
            <text:p>0.6616</text:p>
          </table:table-cell>
          <table:table-cell office:value-type="float" office:value="1.0205900000000001" table:style-name="ce4">
            <text:p>1.02059</text:p>
          </table:table-cell>
          <table:table-cell office:value-type="float" office:value="2.79921" table:style-name="ce4">
            <text:p>2.79921</text:p>
          </table:table-cell>
          <table:table-cell office:value-type="float" office:value="3.22926" table:style-name="ce4">
            <text:p>3.22926</text:p>
          </table:table-cell>
          <table:table-cell office:value-type="float" office:value="-0.35898999999999998" table:style-name="ce4">
            <text:p>-0.35899</text:p>
          </table:table-cell>
          <table:table-cell office:value-type="float" office:value="-0.43004999999999999" table:style-name="ce4">
            <text:p>-0.43005</text:p>
          </table:table-cell>
          <table:table-cell office:value-type="float" office:value="7.1059999999999998E-2" table:style-name="ce4">
            <text:p>0.07106</text:p>
          </table:table-cell>
          <table:table-cell table:number-columns-repeated="16376"/>
        </table:table-row>
        <table:table-row table:style-name="ro1">
          <table:table-cell office:value-type="float" office:value="13.05" table:style-name="ce4">
            <text:p>13.05</text:p>
          </table:table-cell>
          <table:table-cell office:value-type="float" office:value="0.65954000000000002" table:style-name="ce4">
            <text:p>0.65954</text:p>
          </table:table-cell>
          <table:table-cell office:value-type="float" office:value="1.0184299999999999" table:style-name="ce4">
            <text:p>1.01843</text:p>
          </table:table-cell>
          <table:table-cell office:value-type="float" office:value="2.7850199999999998" table:style-name="ce4">
            <text:p>2.78502</text:p>
          </table:table-cell>
          <table:table-cell office:value-type="float" office:value="3.2132999999999998" table:style-name="ce4">
            <text:p>3.2133</text:p>
          </table:table-cell>
          <table:table-cell office:value-type="float" office:value="-0.35888999999999999" table:style-name="ce4">
            <text:p>-0.35889</text:p>
          </table:table-cell>
          <table:table-cell office:value-type="float" office:value="-0.42827999999999999" table:style-name="ce4">
            <text:p>-0.42828</text:p>
          </table:table-cell>
          <table:table-cell office:value-type="float" office:value="6.9389999999999993E-2" table:style-name="ce4">
            <text:p>0.06939</text:p>
          </table:table-cell>
          <table:table-cell table:number-columns-repeated="16376"/>
        </table:table-row>
        <table:table-row table:style-name="ro1">
          <table:table-cell office:value-type="float" office:value="13.1" table:style-name="ce4">
            <text:p>13.1</text:p>
          </table:table-cell>
          <table:table-cell office:value-type="float" office:value="0.66320000000000001" table:style-name="ce4">
            <text:p>0.6632</text:p>
          </table:table-cell>
          <table:table-cell office:value-type="float" office:value="1.01715" table:style-name="ce4">
            <text:p>1.01715</text:p>
          </table:table-cell>
          <table:table-cell office:value-type="float" office:value="2.7688100000000002" table:style-name="ce4">
            <text:p>2.76881</text:p>
          </table:table-cell>
          <table:table-cell office:value-type="float" office:value="3.1919599999999999" table:style-name="ce4">
            <text:p>3.19196</text:p>
          </table:table-cell>
          <table:table-cell office:value-type="float" office:value="-0.35394999999999999" table:style-name="ce4">
            <text:p>-0.35395</text:p>
          </table:table-cell>
          <table:table-cell office:value-type="float" office:value="-0.42315000000000003" table:style-name="ce4">
            <text:p>-0.42315</text:p>
          </table:table-cell>
          <table:table-cell office:value-type="float" office:value="6.9199999999999998E-2" table:style-name="ce4">
            <text:p>0.0692</text:p>
          </table:table-cell>
          <table:table-cell table:number-columns-repeated="16376"/>
        </table:table-row>
        <table:table-row table:style-name="ro1">
          <table:table-cell office:value-type="float" office:value="13.15" table:style-name="ce4">
            <text:p>13.15</text:p>
          </table:table-cell>
          <table:table-cell office:value-type="float" office:value="0.66320000000000001" table:style-name="ce4">
            <text:p>0.6632</text:p>
          </table:table-cell>
          <table:table-cell office:value-type="float" office:value="1.0142599999999999" table:style-name="ce4">
            <text:p>1.01426</text:p>
          </table:table-cell>
          <table:table-cell office:value-type="float" office:value="2.7625700000000002" table:style-name="ce4">
            <text:p>2.76257</text:p>
          </table:table-cell>
          <table:table-cell office:value-type="float" office:value="3.1796000000000002" table:style-name="ce4">
            <text:p>3.1796</text:p>
          </table:table-cell>
          <table:table-cell office:value-type="float" office:value="-0.35105999999999998" table:style-name="ce4">
            <text:p>-0.35106</text:p>
          </table:table-cell>
          <table:table-cell office:value-type="float" office:value="-0.41703000000000001" table:style-name="ce4">
            <text:p>-0.41703</text:p>
          </table:table-cell>
          <table:table-cell office:value-type="float" office:value="6.5970000000000001E-2" table:style-name="ce4">
            <text:p>0.06597</text:p>
          </table:table-cell>
          <table:table-cell table:number-columns-repeated="16376"/>
        </table:table-row>
        <table:table-row table:style-name="ro1">
          <table:table-cell office:value-type="float" office:value="13.2" table:style-name="ce4">
            <text:p>13.2</text:p>
          </table:table-cell>
          <table:table-cell office:value-type="float" office:value="0.66386000000000001" table:style-name="ce4">
            <text:p>0.66386</text:p>
          </table:table-cell>
          <table:table-cell office:value-type="float" office:value="1.01326" table:style-name="ce4">
            <text:p>1.01326</text:p>
          </table:table-cell>
          <table:table-cell office:value-type="float" office:value="2.7431700000000001" table:style-name="ce4">
            <text:p>2.74317</text:p>
          </table:table-cell>
          <table:table-cell office:value-type="float" office:value="3.15978" table:style-name="ce4">
            <text:p>3.15978</text:p>
          </table:table-cell>
          <table:table-cell office:value-type="float" office:value="-0.34939999999999999" table:style-name="ce4">
            <text:p>-0.3494</text:p>
          </table:table-cell>
          <table:table-cell office:value-type="float" office:value="-0.41660999999999998" table:style-name="ce4">
            <text:p>-0.41661</text:p>
          </table:table-cell>
          <table:table-cell office:value-type="float" office:value="6.7210000000000006E-2" table:style-name="ce4">
            <text:p>0.06721</text:p>
          </table:table-cell>
          <table:table-cell table:number-columns-repeated="16376"/>
        </table:table-row>
        <table:table-row table:style-name="ro1">
          <table:table-cell office:value-type="float" office:value="13.25" table:style-name="ce4">
            <text:p>13.25</text:p>
          </table:table-cell>
          <table:table-cell office:value-type="float" office:value="0.66181999999999996" table:style-name="ce4">
            <text:p>0.66182</text:p>
          </table:table-cell>
          <table:table-cell office:value-type="float" office:value="1.0123899999999999" table:style-name="ce4">
            <text:p>1.01239</text:p>
          </table:table-cell>
          <table:table-cell office:value-type="float" office:value="2.7252900000000002" table:style-name="ce4">
            <text:p>2.72529</text:p>
          </table:table-cell>
          <table:table-cell office:value-type="float" office:value="3.14514" table:style-name="ce4">
            <text:p>3.14514</text:p>
          </table:table-cell>
          <table:table-cell office:value-type="float" office:value="-0.35056999999999999" table:style-name="ce4">
            <text:p>-0.35057</text:p>
          </table:table-cell>
          <table:table-cell office:value-type="float" office:value="-0.41985" table:style-name="ce4">
            <text:p>-0.41985</text:p>
          </table:table-cell>
          <table:table-cell office:value-type="float" office:value="6.9279999999999994E-2" table:style-name="ce4">
            <text:p>0.06928</text:p>
          </table:table-cell>
          <table:table-cell table:number-columns-repeated="16376"/>
        </table:table-row>
        <table:table-row table:style-name="ro1">
          <table:table-cell office:value-type="float" office:value="13.3" table:style-name="ce4">
            <text:p>13.3</text:p>
          </table:table-cell>
          <table:table-cell office:value-type="float" office:value="0.66093999999999997" table:style-name="ce4">
            <text:p>0.66094</text:p>
          </table:table-cell>
          <table:table-cell office:value-type="float" office:value="1.0088900000000001" table:style-name="ce4">
            <text:p>1.00889</text:p>
          </table:table-cell>
          <table:table-cell office:value-type="float" office:value="2.7139700000000002" table:style-name="ce4">
            <text:p>2.71397</text:p>
          </table:table-cell>
          <table:table-cell office:value-type="float" office:value="3.13571" table:style-name="ce4">
            <text:p>3.13571</text:p>
          </table:table-cell>
          <table:table-cell office:value-type="float" office:value="-0.34794999999999998" table:style-name="ce4">
            <text:p>-0.34795</text:p>
          </table:table-cell>
          <table:table-cell office:value-type="float" office:value="-0.42174" table:style-name="ce4">
            <text:p>-0.42174</text:p>
          </table:table-cell>
          <table:table-cell office:value-type="float" office:value="7.3789999999999994E-2" table:style-name="ce4">
            <text:p>0.07379</text:p>
          </table:table-cell>
          <table:table-cell table:number-columns-repeated="16376"/>
        </table:table-row>
        <table:table-row table:style-name="ro1">
          <table:table-cell office:value-type="float" office:value="13.35" table:style-name="ce4">
            <text:p>13.35</text:p>
          </table:table-cell>
          <table:table-cell office:value-type="float" office:value="0.66252" table:style-name="ce4">
            <text:p>0.66252</text:p>
          </table:table-cell>
          <table:table-cell office:value-type="float" office:value="1.00881" table:style-name="ce4">
            <text:p>1.00881</text:p>
          </table:table-cell>
          <table:table-cell office:value-type="float" office:value="2.70139" table:style-name="ce4">
            <text:p>2.70139</text:p>
          </table:table-cell>
          <table:table-cell office:value-type="float" office:value="3.1194500000000001" table:style-name="ce4">
            <text:p>3.11945</text:p>
          </table:table-cell>
          <table:table-cell office:value-type="float" office:value="-0.34628999999999999" table:style-name="ce4">
            <text:p>-0.34629</text:p>
          </table:table-cell>
          <table:table-cell office:value-type="float" office:value="-0.41805999999999999" table:style-name="ce4">
            <text:p>-0.41806</text:p>
          </table:table-cell>
          <table:table-cell office:value-type="float" office:value="7.177E-2" table:style-name="ce4">
            <text:p>0.07177</text:p>
          </table:table-cell>
          <table:table-cell table:number-columns-repeated="16376"/>
        </table:table-row>
        <table:table-row table:style-name="ro1">
          <table:table-cell office:value-type="float" office:value="13.4" table:style-name="ce4">
            <text:p>13.4</text:p>
          </table:table-cell>
          <table:table-cell office:value-type="float" office:value="0.66142999999999996" table:style-name="ce4">
            <text:p>0.66143</text:p>
          </table:table-cell>
          <table:table-cell office:value-type="float" office:value="1.0065500000000001" table:style-name="ce4">
            <text:p>1.00655</text:p>
          </table:table-cell>
          <table:table-cell office:value-type="float" office:value="2.6833999999999998" table:style-name="ce4">
            <text:p>2.6834</text:p>
          </table:table-cell>
          <table:table-cell office:value-type="float" office:value="3.1054300000000001" table:style-name="ce4">
            <text:p>3.10543</text:p>
          </table:table-cell>
          <table:table-cell office:value-type="float" office:value="-0.34511999999999998" table:style-name="ce4">
            <text:p>-0.34512</text:p>
          </table:table-cell>
          <table:table-cell office:value-type="float" office:value="-0.42203000000000002" table:style-name="ce4">
            <text:p>-0.42203</text:p>
          </table:table-cell>
          <table:table-cell office:value-type="float" office:value="7.6910000000000006E-2" table:style-name="ce4">
            <text:p>0.07691</text:p>
          </table:table-cell>
          <table:table-cell table:number-columns-repeated="16376"/>
        </table:table-row>
        <table:table-row table:style-name="ro1">
          <table:table-cell office:value-type="float" office:value="13.45" table:style-name="ce4">
            <text:p>13.45</text:p>
          </table:table-cell>
          <table:table-cell office:value-type="float" office:value="0.66346000000000005" table:style-name="ce4">
            <text:p>0.66346</text:p>
          </table:table-cell>
          <table:table-cell office:value-type="float" office:value="1.0033700000000001" table:style-name="ce4">
            <text:p>1.00337</text:p>
          </table:table-cell>
          <table:table-cell office:value-type="float" office:value="2.6703000000000001" table:style-name="ce4">
            <text:p>2.6703</text:p>
          </table:table-cell>
          <table:table-cell office:value-type="float" office:value="3.0901200000000002" table:style-name="ce4">
            <text:p>3.09012</text:p>
          </table:table-cell>
          <table:table-cell office:value-type="float" office:value="-0.33990999999999999" table:style-name="ce4">
            <text:p>-0.33991</text:p>
          </table:table-cell>
          <table:table-cell office:value-type="float" office:value="-0.41982000000000003" table:style-name="ce4">
            <text:p>-0.41982</text:p>
          </table:table-cell>
          <table:table-cell office:value-type="float" office:value="7.9909999999999995E-2" table:style-name="ce4">
            <text:p>0.07991</text:p>
          </table:table-cell>
          <table:table-cell table:number-columns-repeated="16376"/>
        </table:table-row>
        <table:table-row table:style-name="ro1">
          <table:table-cell office:value-type="float" office:value="13.5" table:style-name="ce4">
            <text:p>13.5</text:p>
          </table:table-cell>
          <table:table-cell office:value-type="float" office:value="0.66154999999999997" table:style-name="ce4">
            <text:p>0.66155</text:p>
          </table:table-cell>
          <table:table-cell office:value-type="float" office:value="1.0048900000000001" table:style-name="ce4">
            <text:p>1.00489</text:p>
          </table:table-cell>
          <table:table-cell office:value-type="float" office:value="2.657" table:style-name="ce4">
            <text:p>2.657</text:p>
          </table:table-cell>
          <table:table-cell office:value-type="float" office:value="3.07125" table:style-name="ce4">
            <text:p>3.07125</text:p>
          </table:table-cell>
          <table:table-cell office:value-type="float" office:value="-0.34333999999999998" table:style-name="ce4">
            <text:p>-0.34334</text:p>
          </table:table-cell>
          <table:table-cell office:value-type="float" office:value="-0.41425000000000001" table:style-name="ce4">
            <text:p>-0.41425</text:p>
          </table:table-cell>
          <table:table-cell office:value-type="float" office:value="7.0910000000000001E-2" table:style-name="ce4">
            <text:p>0.07091</text:p>
          </table:table-cell>
          <table:table-cell table:number-columns-repeated="16376"/>
        </table:table-row>
        <table:table-row table:style-name="ro1">
          <table:table-cell office:value-type="float" office:value="13.55" table:style-name="ce4">
            <text:p>13.55</text:p>
          </table:table-cell>
          <table:table-cell office:value-type="float" office:value="0.66247" table:style-name="ce4">
            <text:p>0.66247</text:p>
          </table:table-cell>
          <table:table-cell office:value-type="float" office:value="1.0016400000000001" table:style-name="ce4">
            <text:p>1.00164</text:p>
          </table:table-cell>
          <table:table-cell office:value-type="float" office:value="2.63903" table:style-name="ce4">
            <text:p>2.63903</text:p>
          </table:table-cell>
          <table:table-cell office:value-type="float" office:value="3.0478499999999999" table:style-name="ce4">
            <text:p>3.04785</text:p>
          </table:table-cell>
          <table:table-cell office:value-type="float" office:value="-0.33917000000000003" table:style-name="ce4">
            <text:p>-0.33917</text:p>
          </table:table-cell>
          <table:table-cell office:value-type="float" office:value="-0.40882000000000002" table:style-name="ce4">
            <text:p>-0.40882</text:p>
          </table:table-cell>
          <table:table-cell office:value-type="float" office:value="6.9650000000000004E-2" table:style-name="ce4">
            <text:p>0.06965</text:p>
          </table:table-cell>
          <table:table-cell table:number-columns-repeated="16376"/>
        </table:table-row>
        <table:table-row table:style-name="ro1">
          <table:table-cell office:value-type="float" office:value="13.6" table:style-name="ce4">
            <text:p>13.6</text:p>
          </table:table-cell>
          <table:table-cell office:value-type="float" office:value="0.66095999999999999" table:style-name="ce4">
            <text:p>0.66096</text:p>
          </table:table-cell>
          <table:table-cell office:value-type="float" office:value="0.99999000000000005" table:style-name="ce4">
            <text:p>0.99999</text:p>
          </table:table-cell>
          <table:table-cell office:value-type="float" office:value="2.6281599999999998" table:style-name="ce4">
            <text:p>2.62816</text:p>
          </table:table-cell>
          <table:table-cell office:value-type="float" office:value="3.03789" table:style-name="ce4">
            <text:p>3.03789</text:p>
          </table:table-cell>
          <table:table-cell office:value-type="float" office:value="-0.33903" table:style-name="ce4">
            <text:p>-0.33903</text:p>
          </table:table-cell>
          <table:table-cell office:value-type="float" office:value="-0.40972999999999998" table:style-name="ce4">
            <text:p>-0.40973</text:p>
          </table:table-cell>
          <table:table-cell office:value-type="float" office:value="7.0699999999999999E-2" table:style-name="ce4">
            <text:p>0.0707</text:p>
          </table:table-cell>
          <table:table-cell table:number-columns-repeated="16376"/>
        </table:table-row>
        <table:table-row table:style-name="ro1">
          <table:table-cell office:value-type="float" office:value="13.65" table:style-name="ce4">
            <text:p>13.65</text:p>
          </table:table-cell>
          <table:table-cell office:value-type="float" office:value="0.65788999999999997" table:style-name="ce4">
            <text:p>0.65789</text:p>
          </table:table-cell>
          <table:table-cell office:value-type="float" office:value="0.99699000000000004" table:style-name="ce4">
            <text:p>0.99699</text:p>
          </table:table-cell>
          <table:table-cell office:value-type="float" office:value="2.6109" table:style-name="ce4">
            <text:p>2.6109</text:p>
          </table:table-cell>
          <table:table-cell office:value-type="float" office:value="3.0197799999999999" table:style-name="ce4">
            <text:p>3.01978</text:p>
          </table:table-cell>
          <table:table-cell office:value-type="float" office:value="-0.33910000000000001" table:style-name="ce4">
            <text:p>-0.3391</text:p>
          </table:table-cell>
          <table:table-cell office:value-type="float" office:value="-0.40888000000000002" table:style-name="ce4">
            <text:p>-0.40888</text:p>
          </table:table-cell>
          <table:table-cell office:value-type="float" office:value="6.9779999999999995E-2" table:style-name="ce4">
            <text:p>0.06978</text:p>
          </table:table-cell>
          <table:table-cell table:number-columns-repeated="16376"/>
        </table:table-row>
        <table:table-row table:style-name="ro1">
          <table:table-cell office:value-type="float" office:value="13.7" table:style-name="ce4">
            <text:p>13.7</text:p>
          </table:table-cell>
          <table:table-cell office:value-type="float" office:value="0.66027000000000002" table:style-name="ce4">
            <text:p>0.66027</text:p>
          </table:table-cell>
          <table:table-cell office:value-type="float" office:value="0.99760000000000004" table:style-name="ce4">
            <text:p>0.9976</text:p>
          </table:table-cell>
          <table:table-cell office:value-type="float" office:value="2.6062099999999999" table:style-name="ce4">
            <text:p>2.60621</text:p>
          </table:table-cell>
          <table:table-cell office:value-type="float" office:value="3.01105" table:style-name="ce4">
            <text:p>3.01105</text:p>
          </table:table-cell>
          <table:table-cell office:value-type="float" office:value="-0.33733000000000002" table:style-name="ce4">
            <text:p>-0.33733</text:p>
          </table:table-cell>
          <table:table-cell office:value-type="float" office:value="-0.40483999999999998" table:style-name="ce4">
            <text:p>-0.40484</text:p>
          </table:table-cell>
          <table:table-cell office:value-type="float" office:value="6.7510000000000001E-2" table:style-name="ce4">
            <text:p>0.06751</text:p>
          </table:table-cell>
          <table:table-cell table:number-columns-repeated="16376"/>
        </table:table-row>
        <table:table-row table:style-name="ro1">
          <table:table-cell office:value-type="float" office:value="13.75" table:style-name="ce4">
            <text:p>13.75</text:p>
          </table:table-cell>
          <table:table-cell office:value-type="float" office:value="0.65822000000000003" table:style-name="ce4">
            <text:p>0.65822</text:p>
          </table:table-cell>
          <table:table-cell office:value-type="float" office:value="0.99141999999999997" table:style-name="ce4">
            <text:p>0.99142</text:p>
          </table:table-cell>
          <table:table-cell office:value-type="float" office:value="2.59185" table:style-name="ce4">
            <text:p>2.59185</text:p>
          </table:table-cell>
          <table:table-cell office:value-type="float" office:value="2.9943399999999998" table:style-name="ce4">
            <text:p>2.99434</text:p>
          </table:table-cell>
          <table:table-cell office:value-type="float" office:value="-0.3332" table:style-name="ce4">
            <text:p>-0.3332</text:p>
          </table:table-cell>
          <table:table-cell office:value-type="float" office:value="-0.40249000000000001" table:style-name="ce4">
            <text:p>-0.40249</text:p>
          </table:table-cell>
          <table:table-cell office:value-type="float" office:value="6.9290000000000004E-2" table:style-name="ce4">
            <text:p>0.06929</text:p>
          </table:table-cell>
          <table:table-cell table:number-columns-repeated="16376"/>
        </table:table-row>
        <table:table-row table:style-name="ro1">
          <table:table-cell office:value-type="float" office:value="13.8" table:style-name="ce4">
            <text:p>13.8</text:p>
          </table:table-cell>
          <table:table-cell office:value-type="float" office:value="0.65966000000000002" table:style-name="ce4">
            <text:p>0.65966</text:p>
          </table:table-cell>
          <table:table-cell office:value-type="float" office:value="0.99114999999999998" table:style-name="ce4">
            <text:p>0.99115</text:p>
          </table:table-cell>
          <table:table-cell office:value-type="float" office:value="2.57633" table:style-name="ce4">
            <text:p>2.57633</text:p>
          </table:table-cell>
          <table:table-cell office:value-type="float" office:value="2.9812400000000001" table:style-name="ce4">
            <text:p>2.98124</text:p>
          </table:table-cell>
          <table:table-cell office:value-type="float" office:value="-0.33149000000000001" table:style-name="ce4">
            <text:p>-0.33149</text:p>
          </table:table-cell>
          <table:table-cell office:value-type="float" office:value="-0.40490999999999999" table:style-name="ce4">
            <text:p>-0.40491</text:p>
          </table:table-cell>
          <table:table-cell office:value-type="float" office:value="7.3419999999999999E-2" table:style-name="ce4">
            <text:p>0.07342</text:p>
          </table:table-cell>
          <table:table-cell table:number-columns-repeated="16376"/>
        </table:table-row>
        <table:table-row table:style-name="ro1">
          <table:table-cell office:value-type="float" office:value="13.85" table:style-name="ce4">
            <text:p>13.85</text:p>
          </table:table-cell>
          <table:table-cell office:value-type="float" office:value="0.65732999999999997" table:style-name="ce4">
            <text:p>0.65733</text:p>
          </table:table-cell>
          <table:table-cell office:value-type="float" office:value="0.98463999999999996" table:style-name="ce4">
            <text:p>0.98464</text:p>
          </table:table-cell>
          <table:table-cell office:value-type="float" office:value="2.5622799999999999" table:style-name="ce4">
            <text:p>2.56228</text:p>
          </table:table-cell>
          <table:table-cell office:value-type="float" office:value="2.96576" table:style-name="ce4">
            <text:p>2.96576</text:p>
          </table:table-cell>
          <table:table-cell office:value-type="float" office:value="-0.32730999999999999" table:style-name="ce4">
            <text:p>-0.32731</text:p>
          </table:table-cell>
          <table:table-cell office:value-type="float" office:value="-0.40348000000000001" table:style-name="ce4">
            <text:p>-0.40348</text:p>
          </table:table-cell>
          <table:table-cell office:value-type="float" office:value="7.6170000000000002E-2" table:style-name="ce4">
            <text:p>0.07617</text:p>
          </table:table-cell>
          <table:table-cell table:number-columns-repeated="16376"/>
        </table:table-row>
        <table:table-row table:style-name="ro1">
          <table:table-cell office:value-type="float" office:value="13.9" table:style-name="ce4">
            <text:p>13.9</text:p>
          </table:table-cell>
          <table:table-cell office:value-type="float" office:value="0.65856000000000003" table:style-name="ce4">
            <text:p>0.65856</text:p>
          </table:table-cell>
          <table:table-cell office:value-type="float" office:value="0.98633999999999999" table:style-name="ce4">
            <text:p>0.98634</text:p>
          </table:table-cell>
          <table:table-cell office:value-type="float" office:value="2.5512000000000001" table:style-name="ce4">
            <text:p>2.5512</text:p>
          </table:table-cell>
          <table:table-cell office:value-type="float" office:value="2.95329" table:style-name="ce4">
            <text:p>2.95329</text:p>
          </table:table-cell>
          <table:table-cell office:value-type="float" office:value="-0.32778000000000002" table:style-name="ce4">
            <text:p>-0.32778</text:p>
          </table:table-cell>
          <table:table-cell office:value-type="float" office:value="-0.40209" table:style-name="ce4">
            <text:p>-0.40209</text:p>
          </table:table-cell>
          <table:table-cell office:value-type="float" office:value="7.4310000000000001E-2" table:style-name="ce4">
            <text:p>0.07431</text:p>
          </table:table-cell>
          <table:table-cell table:number-columns-repeated="16376"/>
        </table:table-row>
        <table:table-row table:style-name="ro1">
          <table:table-cell office:value-type="float" office:value="13.95" table:style-name="ce4">
            <text:p>13.95</text:p>
          </table:table-cell>
          <table:table-cell office:value-type="float" office:value="0.65773000000000004" table:style-name="ce4">
            <text:p>0.65773</text:p>
          </table:table-cell>
          <table:table-cell office:value-type="float" office:value="0.98614999999999997" table:style-name="ce4">
            <text:p>0.98615</text:p>
          </table:table-cell>
          <table:table-cell office:value-type="float" office:value="2.5427900000000001" table:style-name="ce4">
            <text:p>2.54279</text:p>
          </table:table-cell>
          <table:table-cell office:value-type="float" office:value="2.9414500000000001" table:style-name="ce4">
            <text:p>2.94145</text:p>
          </table:table-cell>
          <table:table-cell office:value-type="float" office:value="-0.32841999999999999" table:style-name="ce4">
            <text:p>-0.32842</text:p>
          </table:table-cell>
          <table:table-cell office:value-type="float" office:value="-0.39866000000000001" table:style-name="ce4">
            <text:p>-0.39866</text:p>
          </table:table-cell>
          <table:table-cell office:value-type="float" office:value="7.0239999999999997E-2" table:style-name="ce4">
            <text:p>0.07024</text:p>
          </table:table-cell>
          <table:table-cell table:number-columns-repeated="16376"/>
        </table:table-row>
        <table:table-row table:style-name="ro1">
          <table:table-cell office:value-type="float" office:value="14" table:style-name="ce4">
            <text:p>14</text:p>
          </table:table-cell>
          <table:table-cell office:value-type="float" office:value="0.65186999999999995" table:style-name="ce4">
            <text:p>0.65187</text:p>
          </table:table-cell>
          <table:table-cell office:value-type="float" office:value="0.98204999999999998" table:style-name="ce4">
            <text:p>0.98205</text:p>
          </table:table-cell>
          <table:table-cell office:value-type="float" office:value="2.5227900000000001" table:style-name="ce4">
            <text:p>2.52279</text:p>
          </table:table-cell>
          <table:table-cell office:value-type="float" office:value="2.9198499999999998" table:style-name="ce4">
            <text:p>2.91985</text:p>
          </table:table-cell>
          <table:table-cell office:value-type="float" office:value="-0.33017999999999997" table:style-name="ce4">
            <text:p>-0.33018</text:p>
          </table:table-cell>
          <table:table-cell office:value-type="float" office:value="-0.39706000000000002" table:style-name="ce4">
            <text:p>-0.39706</text:p>
          </table:table-cell>
          <table:table-cell office:value-type="float" office:value="6.6879999999999995E-2" table:style-name="ce4">
            <text:p>0.06688</text:p>
          </table:table-cell>
          <table:table-cell table:number-columns-repeated="16376"/>
        </table:table-row>
        <table:table-row table:style-name="ro1">
          <table:table-cell office:value-type="float" office:value="14.05" table:style-name="ce4">
            <text:p>14.05</text:p>
          </table:table-cell>
          <table:table-cell office:value-type="float" office:value="0.65508999999999995" table:style-name="ce4">
            <text:p>0.65509</text:p>
          </table:table-cell>
          <table:table-cell office:value-type="float" office:value="0.97921999999999998" table:style-name="ce4">
            <text:p>0.97922</text:p>
          </table:table-cell>
          <table:table-cell office:value-type="float" office:value="2.5080499999999999" table:style-name="ce4">
            <text:p>2.50805</text:p>
          </table:table-cell>
          <table:table-cell office:value-type="float" office:value="2.9039700000000002" table:style-name="ce4">
            <text:p>2.90397</text:p>
          </table:table-cell>
          <table:table-cell office:value-type="float" office:value="-0.32412999999999997" table:style-name="ce4">
            <text:p>-0.32413</text:p>
          </table:table-cell>
          <table:table-cell office:value-type="float" office:value="-0.39591999999999999" table:style-name="ce4">
            <text:p>-0.39592</text:p>
          </table:table-cell>
          <table:table-cell office:value-type="float" office:value="7.1790000000000007E-2" table:style-name="ce4">
            <text:p>0.07179</text:p>
          </table:table-cell>
          <table:table-cell table:number-columns-repeated="16376"/>
        </table:table-row>
        <table:table-row table:style-name="ro1">
          <table:table-cell office:value-type="float" office:value="14.1" table:style-name="ce4">
            <text:p>14.1</text:p>
          </table:table-cell>
          <table:table-cell office:value-type="float" office:value="0.65530999999999995" table:style-name="ce4">
            <text:p>0.65531</text:p>
          </table:table-cell>
          <table:table-cell office:value-type="float" office:value="0.97504999999999997" table:style-name="ce4">
            <text:p>0.97505</text:p>
          </table:table-cell>
          <table:table-cell office:value-type="float" office:value="2.49431" table:style-name="ce4">
            <text:p>2.49431</text:p>
          </table:table-cell>
          <table:table-cell office:value-type="float" office:value="2.8936299999999999" table:style-name="ce4">
            <text:p>2.89363</text:p>
          </table:table-cell>
          <table:table-cell office:value-type="float" office:value="-0.31974000000000002" table:style-name="ce4">
            <text:p>-0.31974</text:p>
          </table:table-cell>
          <table:table-cell office:value-type="float" office:value="-0.39932000000000001" table:style-name="ce4">
            <text:p>-0.39932</text:p>
          </table:table-cell>
          <table:table-cell office:value-type="float" office:value="7.9579999999999998E-2" table:style-name="ce4">
            <text:p>0.07958</text:p>
          </table:table-cell>
          <table:table-cell table:number-columns-repeated="16376"/>
        </table:table-row>
        <table:table-row table:style-name="ro1">
          <table:table-cell office:value-type="float" office:value="14.15" table:style-name="ce4">
            <text:p>14.15</text:p>
          </table:table-cell>
          <table:table-cell office:value-type="float" office:value="0.64902000000000004" table:style-name="ce4">
            <text:p>0.64902</text:p>
          </table:table-cell>
          <table:table-cell office:value-type="float" office:value="0.96840000000000004" table:style-name="ce4">
            <text:p>0.9684</text:p>
          </table:table-cell>
          <table:table-cell office:value-type="float" office:value="2.4758599999999999" table:style-name="ce4">
            <text:p>2.47586</text:p>
          </table:table-cell>
          <table:table-cell office:value-type="float" office:value="2.8701400000000001" table:style-name="ce4">
            <text:p>2.87014</text:p>
          </table:table-cell>
          <table:table-cell office:value-type="float" office:value="-0.31938" table:style-name="ce4">
            <text:p>-0.31938</text:p>
          </table:table-cell>
          <table:table-cell office:value-type="float" office:value="-0.39428000000000002" table:style-name="ce4">
            <text:p>-0.39428</text:p>
          </table:table-cell>
          <table:table-cell office:value-type="float" office:value="7.4899999999999994E-2" table:style-name="ce4">
            <text:p>0.0749</text:p>
          </table:table-cell>
          <table:table-cell table:number-columns-repeated="16376"/>
        </table:table-row>
        <table:table-row table:style-name="ro1">
          <table:table-cell office:value-type="float" office:value="14.2" table:style-name="ce4">
            <text:p>14.2</text:p>
          </table:table-cell>
          <table:table-cell office:value-type="float" office:value="0.65095999999999998" table:style-name="ce4">
            <text:p>0.65096</text:p>
          </table:table-cell>
          <table:table-cell office:value-type="float" office:value="0.97084999999999999" table:style-name="ce4">
            <text:p>0.97085</text:p>
          </table:table-cell>
          <table:table-cell office:value-type="float" office:value="2.4718200000000001" table:style-name="ce4">
            <text:p>2.47182</text:p>
          </table:table-cell>
          <table:table-cell office:value-type="float" office:value="2.8645999999999998" table:style-name="ce4">
            <text:p>2.8646</text:p>
          </table:table-cell>
          <table:table-cell office:value-type="float" office:value="-0.31989000000000001" table:style-name="ce4">
            <text:p>-0.31989</text:p>
          </table:table-cell>
          <table:table-cell office:value-type="float" office:value="-0.39278000000000002" table:style-name="ce4">
            <text:p>-0.39278</text:p>
          </table:table-cell>
          <table:table-cell office:value-type="float" office:value="7.2889999999999996E-2" table:style-name="ce4">
            <text:p>0.07289</text:p>
          </table:table-cell>
          <table:table-cell table:number-columns-repeated="16376"/>
        </table:table-row>
        <table:table-row table:style-name="ro1">
          <table:table-cell office:value-type="float" office:value="14.25" table:style-name="ce4">
            <text:p>14.25</text:p>
          </table:table-cell>
          <table:table-cell office:value-type="float" office:value="0.65037999999999996" table:style-name="ce4">
            <text:p>0.65038</text:p>
          </table:table-cell>
          <table:table-cell office:value-type="float" office:value="0.96792" table:style-name="ce4">
            <text:p>0.96792</text:p>
          </table:table-cell>
          <table:table-cell office:value-type="float" office:value="2.4620000000000002" table:style-name="ce4">
            <text:p>2.462</text:p>
          </table:table-cell>
          <table:table-cell office:value-type="float" office:value="2.8489800000000001" table:style-name="ce4">
            <text:p>2.84898</text:p>
          </table:table-cell>
          <table:table-cell office:value-type="float" office:value="-0.31753999999999999" table:style-name="ce4">
            <text:p>-0.31754</text:p>
          </table:table-cell>
          <table:table-cell office:value-type="float" office:value="-0.38697999999999999" table:style-name="ce4">
            <text:p>-0.38698</text:p>
          </table:table-cell>
          <table:table-cell office:value-type="float" office:value="6.9440000000000002E-2" table:style-name="ce4">
            <text:p>0.06944</text:p>
          </table:table-cell>
          <table:table-cell table:number-columns-repeated="16376"/>
        </table:table-row>
        <table:table-row table:style-name="ro1">
          <table:table-cell office:value-type="float" office:value="14.3" table:style-name="ce4">
            <text:p>14.3</text:p>
          </table:table-cell>
          <table:table-cell office:value-type="float" office:value="0.64734000000000003" table:style-name="ce4">
            <text:p>0.64734</text:p>
          </table:table-cell>
          <table:table-cell office:value-type="float" office:value="0.96006999999999998" table:style-name="ce4">
            <text:p>0.96007</text:p>
          </table:table-cell>
          <table:table-cell office:value-type="float" office:value="2.4403899999999998" table:style-name="ce4">
            <text:p>2.44039</text:p>
          </table:table-cell>
          <table:table-cell office:value-type="float" office:value="2.8286199999999999" table:style-name="ce4">
            <text:p>2.82862</text:p>
          </table:table-cell>
          <table:table-cell office:value-type="float" office:value="-0.31273000000000001" table:style-name="ce4">
            <text:p>-0.31273</text:p>
          </table:table-cell>
          <table:table-cell office:value-type="float" office:value="-0.38823000000000002" table:style-name="ce4">
            <text:p>-0.38823</text:p>
          </table:table-cell>
          <table:table-cell office:value-type="float" office:value="7.5499999999999998E-2" table:style-name="ce4">
            <text:p>0.0755</text:p>
          </table:table-cell>
          <table:table-cell table:number-columns-repeated="16376"/>
        </table:table-row>
        <table:table-row table:style-name="ro1">
          <table:table-cell office:value-type="float" office:value="14.35" table:style-name="ce4">
            <text:p>14.35</text:p>
          </table:table-cell>
          <table:table-cell office:value-type="float" office:value="0.64590000000000003" table:style-name="ce4">
            <text:p>0.6459</text:p>
          </table:table-cell>
          <table:table-cell office:value-type="float" office:value="0.95740000000000003" table:style-name="ce4">
            <text:p>0.9574</text:p>
          </table:table-cell>
          <table:table-cell office:value-type="float" office:value="2.4251" table:style-name="ce4">
            <text:p>2.4251</text:p>
          </table:table-cell>
          <table:table-cell office:value-type="float" office:value="2.8110900000000001" table:style-name="ce4">
            <text:p>2.81109</text:p>
          </table:table-cell>
          <table:table-cell office:value-type="float" office:value="-0.3115" table:style-name="ce4">
            <text:p>-0.3115</text:p>
          </table:table-cell>
          <table:table-cell office:value-type="float" office:value="-0.38599" table:style-name="ce4">
            <text:p>-0.38599</text:p>
          </table:table-cell>
          <table:table-cell office:value-type="float" office:value="7.4490000000000001E-2" table:style-name="ce4">
            <text:p>0.07449</text:p>
          </table:table-cell>
          <table:table-cell table:number-columns-repeated="16376"/>
        </table:table-row>
        <table:table-row table:style-name="ro1">
          <table:table-cell office:value-type="float" office:value="14.4" table:style-name="ce4">
            <text:p>14.4</text:p>
          </table:table-cell>
          <table:table-cell office:value-type="float" office:value="0.64153000000000004" table:style-name="ce4">
            <text:p>0.64153</text:p>
          </table:table-cell>
          <table:table-cell office:value-type="float" office:value="0.95413000000000003" table:style-name="ce4">
            <text:p>0.95413</text:p>
          </table:table-cell>
          <table:table-cell office:value-type="float" office:value="2.41561" table:style-name="ce4">
            <text:p>2.41561</text:p>
          </table:table-cell>
          <table:table-cell office:value-type="float" office:value="2.7961499999999999" table:style-name="ce4">
            <text:p>2.79615</text:p>
          </table:table-cell>
          <table:table-cell office:value-type="float" office:value="-0.31259999999999999" table:style-name="ce4">
            <text:p>-0.3126</text:p>
          </table:table-cell>
          <table:table-cell office:value-type="float" office:value="-0.38053999999999999" table:style-name="ce4">
            <text:p>-0.38054</text:p>
          </table:table-cell>
          <table:table-cell office:value-type="float" office:value="6.794E-2" table:style-name="ce4">
            <text:p>0.06794</text:p>
          </table:table-cell>
          <table:table-cell table:number-columns-repeated="16376"/>
        </table:table-row>
        <table:table-row table:style-name="ro1">
          <table:table-cell office:value-type="float" office:value="14.45" table:style-name="ce4">
            <text:p>14.45</text:p>
          </table:table-cell>
          <table:table-cell office:value-type="float" office:value="0.64198" table:style-name="ce4">
            <text:p>0.64198</text:p>
          </table:table-cell>
          <table:table-cell office:value-type="float" office:value="0.94877999999999996" table:style-name="ce4">
            <text:p>0.94878</text:p>
          </table:table-cell>
          <table:table-cell office:value-type="float" office:value="2.40395" table:style-name="ce4">
            <text:p>2.40395</text:p>
          </table:table-cell>
          <table:table-cell office:value-type="float" office:value="2.7804099999999998" table:style-name="ce4">
            <text:p>2.78041</text:p>
          </table:table-cell>
          <table:table-cell office:value-type="float" office:value="-0.30680000000000002" table:style-name="ce4">
            <text:p>-0.3068</text:p>
          </table:table-cell>
          <table:table-cell office:value-type="float" office:value="-0.37646000000000002" table:style-name="ce4">
            <text:p>-0.37646</text:p>
          </table:table-cell>
          <table:table-cell office:value-type="float" office:value="6.966E-2" table:style-name="ce4">
            <text:p>0.06966</text:p>
          </table:table-cell>
          <table:table-cell table:number-columns-repeated="16376"/>
        </table:table-row>
        <table:table-row table:style-name="ro1">
          <table:table-cell office:value-type="float" office:value="14.5" table:style-name="ce4">
            <text:p>14.5</text:p>
          </table:table-cell>
          <table:table-cell office:value-type="float" office:value="0.63737999999999995" table:style-name="ce4">
            <text:p>0.63738</text:p>
          </table:table-cell>
          <table:table-cell office:value-type="float" office:value="0.94411999999999996" table:style-name="ce4">
            <text:p>0.94412</text:p>
          </table:table-cell>
          <table:table-cell office:value-type="float" office:value="2.3866299999999998" table:style-name="ce4">
            <text:p>2.38663</text:p>
          </table:table-cell>
          <table:table-cell office:value-type="float" office:value="2.7648199999999998" table:style-name="ce4">
            <text:p>2.76482</text:p>
          </table:table-cell>
          <table:table-cell office:value-type="float" office:value="-0.30674000000000001" table:style-name="ce4">
            <text:p>-0.30674</text:p>
          </table:table-cell>
          <table:table-cell office:value-type="float" office:value="-0.37819000000000003" table:style-name="ce4">
            <text:p>-0.37819</text:p>
          </table:table-cell>
          <table:table-cell office:value-type="float" office:value="7.145E-2" table:style-name="ce4">
            <text:p>0.07145</text:p>
          </table:table-cell>
          <table:table-cell table:number-columns-repeated="16376"/>
        </table:table-row>
        <table:table-row table:style-name="ro1">
          <table:table-cell office:value-type="float" office:value="14.55" table:style-name="ce4">
            <text:p>14.55</text:p>
          </table:table-cell>
          <table:table-cell office:value-type="float" office:value="0.63773000000000002" table:style-name="ce4">
            <text:p>0.63773</text:p>
          </table:table-cell>
          <table:table-cell office:value-type="float" office:value="0.94342000000000004" table:style-name="ce4">
            <text:p>0.94342</text:p>
          </table:table-cell>
          <table:table-cell office:value-type="float" office:value="2.3737499999999998" table:style-name="ce4">
            <text:p>2.37375</text:p>
          </table:table-cell>
          <table:table-cell office:value-type="float" office:value="2.7552300000000001" table:style-name="ce4">
            <text:p>2.75523</text:p>
          </table:table-cell>
          <table:table-cell office:value-type="float" office:value="-0.30569000000000002" table:style-name="ce4">
            <text:p>-0.30569</text:p>
          </table:table-cell>
          <table:table-cell office:value-type="float" office:value="-0.38147999999999999" table:style-name="ce4">
            <text:p>-0.38148</text:p>
          </table:table-cell>
          <table:table-cell office:value-type="float" office:value="7.5789999999999996E-2" table:style-name="ce4">
            <text:p>0.07579</text:p>
          </table:table-cell>
          <table:table-cell table:number-columns-repeated="16376"/>
        </table:table-row>
        <table:table-row table:style-name="ro1">
          <table:table-cell office:value-type="float" office:value="14.6" table:style-name="ce4">
            <text:p>14.6</text:p>
          </table:table-cell>
          <table:table-cell office:value-type="float" office:value="0.63758999999999999" table:style-name="ce4">
            <text:p>0.63759</text:p>
          </table:table-cell>
          <table:table-cell office:value-type="float" office:value="0.93862000000000001" table:style-name="ce4">
            <text:p>0.93862</text:p>
          </table:table-cell>
          <table:table-cell office:value-type="float" office:value="2.3659599999999998" table:style-name="ce4">
            <text:p>2.36596</text:p>
          </table:table-cell>
          <table:table-cell office:value-type="float" office:value="2.7399900000000001" table:style-name="ce4">
            <text:p>2.73999</text:p>
          </table:table-cell>
          <table:table-cell office:value-type="float" office:value="-0.30103000000000002" table:style-name="ce4">
            <text:p>-0.30103</text:p>
          </table:table-cell>
          <table:table-cell office:value-type="float" office:value="-0.37402999999999997" table:style-name="ce4">
            <text:p>-0.37403</text:p>
          </table:table-cell>
          <table:table-cell office:value-type="float" office:value="7.2999999999999995E-2" table:style-name="ce4">
            <text:p>0.073</text:p>
          </table:table-cell>
          <table:table-cell table:number-columns-repeated="16376"/>
        </table:table-row>
        <table:table-row table:style-name="ro1">
          <table:table-cell office:value-type="float" office:value="14.65" table:style-name="ce4">
            <text:p>14.65</text:p>
          </table:table-cell>
          <table:table-cell office:value-type="float" office:value="0.63324999999999998" table:style-name="ce4">
            <text:p>0.63325</text:p>
          </table:table-cell>
          <table:table-cell office:value-type="float" office:value="0.93383000000000005" table:style-name="ce4">
            <text:p>0.93383</text:p>
          </table:table-cell>
          <table:table-cell office:value-type="float" office:value="2.3489100000000001" table:style-name="ce4">
            <text:p>2.34891</text:p>
          </table:table-cell>
          <table:table-cell office:value-type="float" office:value="2.7248299999999999" table:style-name="ce4">
            <text:p>2.72483</text:p>
          </table:table-cell>
          <table:table-cell office:value-type="float" office:value="-0.30058000000000001" table:style-name="ce4">
            <text:p>-0.30058</text:p>
          </table:table-cell>
          <table:table-cell office:value-type="float" office:value="-0.37591999999999998" table:style-name="ce4">
            <text:p>-0.37592</text:p>
          </table:table-cell>
          <table:table-cell office:value-type="float" office:value="7.5340000000000004E-2" table:style-name="ce4">
            <text:p>0.07534</text:p>
          </table:table-cell>
          <table:table-cell table:number-columns-repeated="16376"/>
        </table:table-row>
        <table:table-row table:style-name="ro1">
          <table:table-cell office:value-type="float" office:value="14.7" table:style-name="ce4">
            <text:p>14.7</text:p>
          </table:table-cell>
          <table:table-cell office:value-type="float" office:value="0.63051000000000001" table:style-name="ce4">
            <text:p>0.63051</text:p>
          </table:table-cell>
          <table:table-cell office:value-type="float" office:value="0.93235000000000001" table:style-name="ce4">
            <text:p>0.93235</text:p>
          </table:table-cell>
          <table:table-cell office:value-type="float" office:value="2.3369599999999999" table:style-name="ce4">
            <text:p>2.33696</text:p>
          </table:table-cell>
          <table:table-cell office:value-type="float" office:value="2.7128800000000002" table:style-name="ce4">
            <text:p>2.71288</text:p>
          </table:table-cell>
          <table:table-cell office:value-type="float" office:value="-0.30184" table:style-name="ce4">
            <text:p>-0.30184</text:p>
          </table:table-cell>
          <table:table-cell office:value-type="float" office:value="-0.37591999999999998" table:style-name="ce4">
            <text:p>-0.37592</text:p>
          </table:table-cell>
          <table:table-cell office:value-type="float" office:value="7.4079999999999993E-2" table:style-name="ce4">
            <text:p>0.07408</text:p>
          </table:table-cell>
          <table:table-cell table:number-columns-repeated="16376"/>
        </table:table-row>
        <table:table-row table:style-name="ro1">
          <table:table-cell office:value-type="float" office:value="14.75" table:style-name="ce4">
            <text:p>14.75</text:p>
          </table:table-cell>
          <table:table-cell office:value-type="float" office:value="0.62766" table:style-name="ce4">
            <text:p>0.62766</text:p>
          </table:table-cell>
          <table:table-cell office:value-type="float" office:value="0.92430000000000001" table:style-name="ce4">
            <text:p>0.9243</text:p>
          </table:table-cell>
          <table:table-cell office:value-type="float" office:value="2.3239899999999998" table:style-name="ce4">
            <text:p>2.32399</text:p>
          </table:table-cell>
          <table:table-cell office:value-type="float" office:value="2.6973099999999999" table:style-name="ce4">
            <text:p>2.69731</text:p>
          </table:table-cell>
          <table:table-cell office:value-type="float" office:value="-0.29664000000000001" table:style-name="ce4">
            <text:p>-0.29664</text:p>
          </table:table-cell>
          <table:table-cell office:value-type="float" office:value="-0.37331999999999999" table:style-name="ce4">
            <text:p>-0.37332</text:p>
          </table:table-cell>
          <table:table-cell office:value-type="float" office:value="7.6679999999999998E-2" table:style-name="ce4">
            <text:p>0.07668</text:p>
          </table:table-cell>
          <table:table-cell table:number-columns-repeated="16376"/>
        </table:table-row>
        <table:table-row table:style-name="ro1">
          <table:table-cell office:value-type="float" office:value="14.8" table:style-name="ce4">
            <text:p>14.8</text:p>
          </table:table-cell>
          <table:table-cell office:value-type="float" office:value="0.62685000000000002" table:style-name="ce4">
            <text:p>0.62685</text:p>
          </table:table-cell>
          <table:table-cell office:value-type="float" office:value="0.92120999999999997" table:style-name="ce4">
            <text:p>0.92121</text:p>
          </table:table-cell>
          <table:table-cell office:value-type="float" office:value="2.3109999999999999" table:style-name="ce4">
            <text:p>2.311</text:p>
          </table:table-cell>
          <table:table-cell office:value-type="float" office:value="2.6792799999999999" table:style-name="ce4">
            <text:p>2.67928</text:p>
          </table:table-cell>
          <table:table-cell office:value-type="float" office:value="-0.29436000000000001" table:style-name="ce4">
            <text:p>-0.29436</text:p>
          </table:table-cell>
          <table:table-cell office:value-type="float" office:value="-0.36828" table:style-name="ce4">
            <text:p>-0.36828</text:p>
          </table:table-cell>
          <table:table-cell office:value-type="float" office:value="7.392E-2" table:style-name="ce4">
            <text:p>0.07392</text:p>
          </table:table-cell>
          <table:table-cell table:number-columns-repeated="16376"/>
        </table:table-row>
        <table:table-row table:style-name="ro1">
          <table:table-cell office:value-type="float" office:value="14.85" table:style-name="ce4">
            <text:p>14.85</text:p>
          </table:table-cell>
          <table:table-cell office:value-type="float" office:value="0.62278" table:style-name="ce4">
            <text:p>0.62278</text:p>
          </table:table-cell>
          <table:table-cell office:value-type="float" office:value="0.91386000000000001" table:style-name="ce4">
            <text:p>0.91386</text:p>
          </table:table-cell>
          <table:table-cell office:value-type="float" office:value="2.2965300000000002" table:style-name="ce4">
            <text:p>2.29653</text:p>
          </table:table-cell>
          <table:table-cell office:value-type="float" office:value="2.6591100000000001" table:style-name="ce4">
            <text:p>2.65911</text:p>
          </table:table-cell>
          <table:table-cell office:value-type="float" office:value="-0.29108000000000001" table:style-name="ce4">
            <text:p>-0.29108</text:p>
          </table:table-cell>
          <table:table-cell office:value-type="float" office:value="-0.36258000000000001" table:style-name="ce4">
            <text:p>-0.36258</text:p>
          </table:table-cell>
          <table:table-cell office:value-type="float" office:value="7.1499999999999994E-2" table:style-name="ce4">
            <text:p>0.0715</text:p>
          </table:table-cell>
          <table:table-cell table:number-columns-repeated="16376"/>
        </table:table-row>
        <table:table-row table:style-name="ro1">
          <table:table-cell office:value-type="float" office:value="14.9" table:style-name="ce4">
            <text:p>14.9</text:p>
          </table:table-cell>
          <table:table-cell office:value-type="float" office:value="0.62139" table:style-name="ce4">
            <text:p>0.62139</text:p>
          </table:table-cell>
          <table:table-cell office:value-type="float" office:value="0.90883999999999998" table:style-name="ce4">
            <text:p>0.90884</text:p>
          </table:table-cell>
          <table:table-cell office:value-type="float" office:value="2.28728" table:style-name="ce4">
            <text:p>2.28728</text:p>
          </table:table-cell>
          <table:table-cell office:value-type="float" office:value="2.6482800000000002" table:style-name="ce4">
            <text:p>2.64828</text:p>
          </table:table-cell>
          <table:table-cell office:value-type="float" office:value="-0.28744999999999998" table:style-name="ce4">
            <text:p>-0.28745</text:p>
          </table:table-cell>
          <table:table-cell office:value-type="float" office:value="-0.36099999999999999" table:style-name="ce4">
            <text:p>-0.361</text:p>
          </table:table-cell>
          <table:table-cell office:value-type="float" office:value="7.3550000000000004E-2" table:style-name="ce4">
            <text:p>0.07355</text:p>
          </table:table-cell>
          <table:table-cell table:number-columns-repeated="16376"/>
        </table:table-row>
        <table:table-row table:style-name="ro1">
          <table:table-cell office:value-type="float" office:value="14.95" table:style-name="ce4">
            <text:p>14.95</text:p>
          </table:table-cell>
          <table:table-cell office:value-type="float" office:value="0.62009999999999998" table:style-name="ce4">
            <text:p>0.6201</text:p>
          </table:table-cell>
          <table:table-cell office:value-type="float" office:value="0.90464999999999995" table:style-name="ce4">
            <text:p>0.90465</text:p>
          </table:table-cell>
          <table:table-cell office:value-type="float" office:value="2.2770199999999998" table:style-name="ce4">
            <text:p>2.27702</text:p>
          </table:table-cell>
          <table:table-cell office:value-type="float" office:value="2.63714" table:style-name="ce4">
            <text:p>2.63714</text:p>
          </table:table-cell>
          <table:table-cell office:value-type="float" office:value="-0.28455000000000003" table:style-name="ce4">
            <text:p>-0.28455</text:p>
          </table:table-cell>
          <table:table-cell office:value-type="float" office:value="-0.36012" table:style-name="ce4">
            <text:p>-0.36012</text:p>
          </table:table-cell>
          <table:table-cell office:value-type="float" office:value="7.5569999999999998E-2" table:style-name="ce4">
            <text:p>0.07557</text:p>
          </table:table-cell>
          <table:table-cell table:number-columns-repeated="16376"/>
        </table:table-row>
        <table:table-row table:style-name="ro1">
          <table:table-cell office:value-type="float" office:value="15" table:style-name="ce4">
            <text:p>15</text:p>
          </table:table-cell>
          <table:table-cell office:value-type="float" office:value="0.61641000000000001" table:style-name="ce4">
            <text:p>0.61641</text:p>
          </table:table-cell>
          <table:table-cell office:value-type="float" office:value="0.90303999999999995" table:style-name="ce4">
            <text:p>0.90304</text:p>
          </table:table-cell>
          <table:table-cell office:value-type="float" office:value="2.2578399999999998" table:style-name="ce4">
            <text:p>2.25784</text:p>
          </table:table-cell>
          <table:table-cell office:value-type="float" office:value="2.6191399999999998" table:style-name="ce4">
            <text:p>2.61914</text:p>
          </table:table-cell>
          <table:table-cell office:value-type="float" office:value="-0.28663" table:style-name="ce4">
            <text:p>-0.28663</text:p>
          </table:table-cell>
          <table:table-cell office:value-type="float" office:value="-0.36130000000000001" table:style-name="ce4">
            <text:p>-0.3613</text:p>
          </table:table-cell>
          <table:table-cell office:value-type="float" office:value="7.467E-2" table:style-name="ce4">
            <text:p>0.07467</text:p>
          </table:table-cell>
          <table:table-cell table:number-columns-repeated="16376"/>
        </table:table-row>
        <table:table-row table:style-name="ro1">
          <table:table-cell office:value-type="float" office:value="15.05" table:style-name="ce4">
            <text:p>15.05</text:p>
          </table:table-cell>
          <table:table-cell office:value-type="float" office:value="0.61521000000000003" table:style-name="ce4">
            <text:p>0.61521</text:p>
          </table:table-cell>
          <table:table-cell office:value-type="float" office:value="0.89759999999999995" table:style-name="ce4">
            <text:p>0.8976</text:p>
          </table:table-cell>
          <table:table-cell office:value-type="float" office:value="2.24932" table:style-name="ce4">
            <text:p>2.24932</text:p>
          </table:table-cell>
          <table:table-cell office:value-type="float" office:value="2.6074999999999999" table:style-name="ce4">
            <text:p>2.6075</text:p>
          </table:table-cell>
          <table:table-cell office:value-type="float" office:value="-0.28238999999999997" table:style-name="ce4">
            <text:p>-0.28239</text:p>
          </table:table-cell>
          <table:table-cell office:value-type="float" office:value="-0.35818" table:style-name="ce4">
            <text:p>-0.35818</text:p>
          </table:table-cell>
          <table:table-cell office:value-type="float" office:value="7.5789999999999996E-2" table:style-name="ce4">
            <text:p>0.07579</text:p>
          </table:table-cell>
          <table:table-cell table:number-columns-repeated="16376"/>
        </table:table-row>
        <table:table-row table:style-name="ro1">
          <table:table-cell office:value-type="float" office:value="15.1" table:style-name="ce4">
            <text:p>15.1</text:p>
          </table:table-cell>
          <table:table-cell office:value-type="float" office:value="0.61180000000000001" table:style-name="ce4">
            <text:p>0.6118</text:p>
          </table:table-cell>
          <table:table-cell office:value-type="float" office:value="0.89163999999999999" table:style-name="ce4">
            <text:p>0.89164</text:p>
          </table:table-cell>
          <table:table-cell office:value-type="float" office:value="2.2349199999999998" table:style-name="ce4">
            <text:p>2.23492</text:p>
          </table:table-cell>
          <table:table-cell office:value-type="float" office:value="2.5933999999999999" table:style-name="ce4">
            <text:p>2.5934</text:p>
          </table:table-cell>
          <table:table-cell office:value-type="float" office:value="-0.27983999999999998" table:style-name="ce4">
            <text:p>-0.27984</text:p>
          </table:table-cell>
          <table:table-cell office:value-type="float" office:value="-0.35848000000000002" table:style-name="ce4">
            <text:p>-0.35848</text:p>
          </table:table-cell>
          <table:table-cell office:value-type="float" office:value="7.8640000000000002E-2" table:style-name="ce4">
            <text:p>0.07864</text:p>
          </table:table-cell>
          <table:table-cell table:number-columns-repeated="16376"/>
        </table:table-row>
        <table:table-row table:style-name="ro1">
          <table:table-cell office:value-type="float" office:value="15.15" table:style-name="ce4">
            <text:p>15.15</text:p>
          </table:table-cell>
          <table:table-cell office:value-type="float" office:value="0.60921000000000003" table:style-name="ce4">
            <text:p>0.60921</text:p>
          </table:table-cell>
          <table:table-cell office:value-type="float" office:value="0.88849999999999996" table:style-name="ce4">
            <text:p>0.8885</text:p>
          </table:table-cell>
          <table:table-cell office:value-type="float" office:value="2.2236500000000001" table:style-name="ce4">
            <text:p>2.22365</text:p>
          </table:table-cell>
          <table:table-cell office:value-type="float" office:value="2.5778500000000002" table:style-name="ce4">
            <text:p>2.57785</text:p>
          </table:table-cell>
          <table:table-cell office:value-type="float" office:value="-0.27928999999999998" table:style-name="ce4">
            <text:p>-0.27929</text:p>
          </table:table-cell>
          <table:table-cell office:value-type="float" office:value="-0.35420000000000001" table:style-name="ce4">
            <text:p>-0.3542</text:p>
          </table:table-cell>
          <table:table-cell office:value-type="float" office:value="7.4910000000000004E-2" table:style-name="ce4">
            <text:p>0.07491</text:p>
          </table:table-cell>
          <table:table-cell table:number-columns-repeated="16376"/>
        </table:table-row>
        <table:table-row table:style-name="ro1">
          <table:table-cell office:value-type="float" office:value="15.2" table:style-name="ce4">
            <text:p>15.2</text:p>
          </table:table-cell>
          <table:table-cell office:value-type="float" office:value="0.60775999999999997" table:style-name="ce4">
            <text:p>0.60776</text:p>
          </table:table-cell>
          <table:table-cell office:value-type="float" office:value="0.88527999999999996" table:style-name="ce4">
            <text:p>0.88528</text:p>
          </table:table-cell>
          <table:table-cell office:value-type="float" office:value="2.2112699999999998" table:style-name="ce4">
            <text:p>2.21127</text:p>
          </table:table-cell>
          <table:table-cell office:value-type="float" office:value="2.5632199999999998" table:style-name="ce4">
            <text:p>2.56322</text:p>
          </table:table-cell>
          <table:table-cell office:value-type="float" office:value="-0.27751999999999999" table:style-name="ce4">
            <text:p>-0.27752</text:p>
          </table:table-cell>
          <table:table-cell office:value-type="float" office:value="-0.35194999999999999" table:style-name="ce4">
            <text:p>-0.35195</text:p>
          </table:table-cell>
          <table:table-cell office:value-type="float" office:value="7.4429999999999996E-2" table:style-name="ce4">
            <text:p>0.07443</text:p>
          </table:table-cell>
          <table:table-cell table:number-columns-repeated="16376"/>
        </table:table-row>
        <table:table-row table:style-name="ro1">
          <table:table-cell office:value-type="float" office:value="15.25" table:style-name="ce4">
            <text:p>15.25</text:p>
          </table:table-cell>
          <table:table-cell office:value-type="float" office:value="0.60612999999999995" table:style-name="ce4">
            <text:p>0.60613</text:p>
          </table:table-cell>
          <table:table-cell office:value-type="float" office:value="0.88022" table:style-name="ce4">
            <text:p>0.88022</text:p>
          </table:table-cell>
          <table:table-cell office:value-type="float" office:value="2.2016100000000001" table:style-name="ce4">
            <text:p>2.20161</text:p>
          </table:table-cell>
          <table:table-cell office:value-type="float" office:value="2.55389" table:style-name="ce4">
            <text:p>2.55389</text:p>
          </table:table-cell>
          <table:table-cell office:value-type="float" office:value="-0.27409" table:style-name="ce4">
            <text:p>-0.27409</text:p>
          </table:table-cell>
          <table:table-cell office:value-type="float" office:value="-0.35227999999999998" table:style-name="ce4">
            <text:p>-0.35228</text:p>
          </table:table-cell>
          <table:table-cell office:value-type="float" office:value="7.8189999999999996E-2" table:style-name="ce4">
            <text:p>0.07819</text:p>
          </table:table-cell>
          <table:table-cell table:number-columns-repeated="16376"/>
        </table:table-row>
        <table:table-row table:style-name="ro1">
          <table:table-cell office:value-type="float" office:value="15.3" table:style-name="ce4">
            <text:p>15.3</text:p>
          </table:table-cell>
          <table:table-cell office:value-type="float" office:value="0.60197999999999996" table:style-name="ce4">
            <text:p>0.60198</text:p>
          </table:table-cell>
          <table:table-cell office:value-type="float" office:value="0.87522999999999995" table:style-name="ce4">
            <text:p>0.87523</text:p>
          </table:table-cell>
          <table:table-cell office:value-type="float" office:value="2.1869499999999999" table:style-name="ce4">
            <text:p>2.18695</text:p>
          </table:table-cell>
          <table:table-cell office:value-type="float" office:value="2.5410400000000002" table:style-name="ce4">
            <text:p>2.54104</text:p>
          </table:table-cell>
          <table:table-cell office:value-type="float" office:value="-0.27324999999999999" table:style-name="ce4">
            <text:p>-0.27325</text:p>
          </table:table-cell>
          <table:table-cell office:value-type="float" office:value="-0.35409000000000002" table:style-name="ce4">
            <text:p>-0.35409</text:p>
          </table:table-cell>
          <table:table-cell office:value-type="float" office:value="8.0839999999999995E-2" table:style-name="ce4">
            <text:p>0.08084</text:p>
          </table:table-cell>
          <table:table-cell table:number-columns-repeated="16376"/>
        </table:table-row>
        <table:table-row table:style-name="ro1">
          <table:table-cell office:value-type="float" office:value="15.35" table:style-name="ce4">
            <text:p>15.35</text:p>
          </table:table-cell>
          <table:table-cell office:value-type="float" office:value="0.60348999999999997" table:style-name="ce4">
            <text:p>0.60349</text:p>
          </table:table-cell>
          <table:table-cell office:value-type="float" office:value="0.87302000000000002" table:style-name="ce4">
            <text:p>0.87302</text:p>
          </table:table-cell>
          <table:table-cell office:value-type="float" office:value="2.1795900000000001" table:style-name="ce4">
            <text:p>2.17959</text:p>
          </table:table-cell>
          <table:table-cell office:value-type="float" office:value="2.5243699999999998" table:style-name="ce4">
            <text:p>2.52437</text:p>
          </table:table-cell>
          <table:table-cell office:value-type="float" office:value="-0.26952999999999999" table:style-name="ce4">
            <text:p>-0.26953</text:p>
          </table:table-cell>
          <table:table-cell office:value-type="float" office:value="-0.34477999999999998" table:style-name="ce4">
            <text:p>-0.34478</text:p>
          </table:table-cell>
          <table:table-cell office:value-type="float" office:value="7.5249999999999997E-2" table:style-name="ce4">
            <text:p>0.07525</text:p>
          </table:table-cell>
          <table:table-cell table:number-columns-repeated="16376"/>
        </table:table-row>
        <table:table-row table:style-name="ro1">
          <table:table-cell office:value-type="float" office:value="15.4" table:style-name="ce4">
            <text:p>15.4</text:p>
          </table:table-cell>
          <table:table-cell office:value-type="float" office:value="0.59804999999999997" table:style-name="ce4">
            <text:p>0.59805</text:p>
          </table:table-cell>
          <table:table-cell office:value-type="float" office:value="0.86780999999999997" table:style-name="ce4">
            <text:p>0.86781</text:p>
          </table:table-cell>
          <table:table-cell office:value-type="float" office:value="2.16689" table:style-name="ce4">
            <text:p>2.16689</text:p>
          </table:table-cell>
          <table:table-cell office:value-type="float" office:value="2.5136099999999999" table:style-name="ce4">
            <text:p>2.51361</text:p>
          </table:table-cell>
          <table:table-cell office:value-type="float" office:value="-0.26976" table:style-name="ce4">
            <text:p>-0.26976</text:p>
          </table:table-cell>
          <table:table-cell office:value-type="float" office:value="-0.34671999999999997" table:style-name="ce4">
            <text:p>-0.34672</text:p>
          </table:table-cell>
          <table:table-cell office:value-type="float" office:value="7.6960000000000001E-2" table:style-name="ce4">
            <text:p>0.07696</text:p>
          </table:table-cell>
          <table:table-cell table:number-columns-repeated="16376"/>
        </table:table-row>
        <table:table-row table:style-name="ro1">
          <table:table-cell office:value-type="float" office:value="15.45" table:style-name="ce4">
            <text:p>15.45</text:p>
          </table:table-cell>
          <table:table-cell office:value-type="float" office:value="0.59758999999999995" table:style-name="ce4">
            <text:p>0.59759</text:p>
          </table:table-cell>
          <table:table-cell office:value-type="float" office:value="0.86075999999999997" table:style-name="ce4">
            <text:p>0.86076</text:p>
          </table:table-cell>
          <table:table-cell office:value-type="float" office:value="2.15435" table:style-name="ce4">
            <text:p>2.15435</text:p>
          </table:table-cell>
          <table:table-cell office:value-type="float" office:value="2.4982500000000001" table:style-name="ce4">
            <text:p>2.49825</text:p>
          </table:table-cell>
          <table:table-cell office:value-type="float" office:value="-0.26317000000000002" table:style-name="ce4">
            <text:p>-0.26317</text:p>
          </table:table-cell>
          <table:table-cell office:value-type="float" office:value="-0.34389999999999998" table:style-name="ce4">
            <text:p>-0.3439</text:p>
          </table:table-cell>
          <table:table-cell office:value-type="float" office:value="8.0729999999999996E-2" table:style-name="ce4">
            <text:p>0.08073</text:p>
          </table:table-cell>
          <table:table-cell table:number-columns-repeated="16376"/>
        </table:table-row>
        <table:table-row table:style-name="ro1">
          <table:table-cell office:value-type="float" office:value="15.5" table:style-name="ce4">
            <text:p>15.5</text:p>
          </table:table-cell>
          <table:table-cell office:value-type="float" office:value="0.59387999999999996" table:style-name="ce4">
            <text:p>0.59388</text:p>
          </table:table-cell>
          <table:table-cell office:value-type="float" office:value="0.85741999999999996" table:style-name="ce4">
            <text:p>0.85742</text:p>
          </table:table-cell>
          <table:table-cell office:value-type="float" office:value="2.14453" table:style-name="ce4">
            <text:p>2.14453</text:p>
          </table:table-cell>
          <table:table-cell office:value-type="float" office:value="2.4855499999999999" table:style-name="ce4">
            <text:p>2.48555</text:p>
          </table:table-cell>
          <table:table-cell office:value-type="float" office:value="-0.26354" table:style-name="ce4">
            <text:p>-0.26354</text:p>
          </table:table-cell>
          <table:table-cell office:value-type="float" office:value="-0.34101999999999999" table:style-name="ce4">
            <text:p>-0.34102</text:p>
          </table:table-cell>
          <table:table-cell office:value-type="float" office:value="7.7479999999999993E-2" table:style-name="ce4">
            <text:p>0.07748</text:p>
          </table:table-cell>
          <table:table-cell table:number-columns-repeated="16376"/>
        </table:table-row>
        <table:table-row table:style-name="ro1">
          <table:table-cell office:value-type="float" office:value="15.55" table:style-name="ce4">
            <text:p>15.55</text:p>
          </table:table-cell>
          <table:table-cell office:value-type="float" office:value="0.59501999999999999" table:style-name="ce4">
            <text:p>0.59502</text:p>
          </table:table-cell>
          <table:table-cell office:value-type="float" office:value="0.85672000000000004" table:style-name="ce4">
            <text:p>0.85672</text:p>
          </table:table-cell>
          <table:table-cell office:value-type="float" office:value="2.13713" table:style-name="ce4">
            <text:p>2.13713</text:p>
          </table:table-cell>
          <table:table-cell office:value-type="float" office:value="2.4773200000000002" table:style-name="ce4">
            <text:p>2.47732</text:p>
          </table:table-cell>
          <table:table-cell office:value-type="float" office:value="-0.26169999999999999" table:style-name="ce4">
            <text:p>-0.2617</text:p>
          </table:table-cell>
          <table:table-cell office:value-type="float" office:value="-0.34018999999999999" table:style-name="ce4">
            <text:p>-0.34019</text:p>
          </table:table-cell>
          <table:table-cell office:value-type="float" office:value="7.8490000000000004E-2" table:style-name="ce4">
            <text:p>0.07849</text:p>
          </table:table-cell>
          <table:table-cell table:number-columns-repeated="16376"/>
        </table:table-row>
        <table:table-row table:style-name="ro1">
          <table:table-cell office:value-type="float" office:value="15.6" table:style-name="ce4">
            <text:p>15.6</text:p>
          </table:table-cell>
          <table:table-cell office:value-type="float" office:value="0.58996999999999999" table:style-name="ce4">
            <text:p>0.58997</text:p>
          </table:table-cell>
          <table:table-cell office:value-type="float" office:value="0.85207999999999995" table:style-name="ce4">
            <text:p>0.85208</text:p>
          </table:table-cell>
          <table:table-cell office:value-type="float" office:value="2.1280100000000002" table:style-name="ce4">
            <text:p>2.12801</text:p>
          </table:table-cell>
          <table:table-cell office:value-type="float" office:value="2.4584000000000001" table:style-name="ce4">
            <text:p>2.4584</text:p>
          </table:table-cell>
          <table:table-cell office:value-type="float" office:value="-0.26211000000000001" table:style-name="ce4">
            <text:p>-0.26211</text:p>
          </table:table-cell>
          <table:table-cell office:value-type="float" office:value="-0.33039000000000002" table:style-name="ce4">
            <text:p>-0.33039</text:p>
          </table:table-cell>
          <table:table-cell office:value-type="float" office:value="6.8279999999999993E-2" table:style-name="ce4">
            <text:p>0.06828</text:p>
          </table:table-cell>
          <table:table-cell table:number-columns-repeated="16376"/>
        </table:table-row>
        <table:table-row table:style-name="ro1">
          <table:table-cell office:value-type="float" office:value="15.65" table:style-name="ce4">
            <text:p>15.65</text:p>
          </table:table-cell>
          <table:table-cell office:value-type="float" office:value="0.58572000000000002" table:style-name="ce4">
            <text:p>0.58572</text:p>
          </table:table-cell>
          <table:table-cell office:value-type="float" office:value="0.84762999999999999" table:style-name="ce4">
            <text:p>0.84763</text:p>
          </table:table-cell>
          <table:table-cell office:value-type="float" office:value="2.1106500000000001" table:style-name="ce4">
            <text:p>2.11065</text:p>
          </table:table-cell>
          <table:table-cell office:value-type="float" office:value="2.4407199999999998" table:style-name="ce4">
            <text:p>2.44072</text:p>
          </table:table-cell>
          <table:table-cell office:value-type="float" office:value="-0.26190999999999998" table:style-name="ce4">
            <text:p>-0.26191</text:p>
          </table:table-cell>
          <table:table-cell office:value-type="float" office:value="-0.33006999999999997" table:style-name="ce4">
            <text:p>-0.33007</text:p>
          </table:table-cell>
          <table:table-cell office:value-type="float" office:value="6.8159999999999998E-2" table:style-name="ce4">
            <text:p>0.06816</text:p>
          </table:table-cell>
          <table:table-cell table:number-columns-repeated="16376"/>
        </table:table-row>
        <table:table-row table:style-name="ro1">
          <table:table-cell office:value-type="float" office:value="15.7" table:style-name="ce4">
            <text:p>15.7</text:p>
          </table:table-cell>
          <table:table-cell office:value-type="float" office:value="0.58811000000000002" table:style-name="ce4">
            <text:p>0.58811</text:p>
          </table:table-cell>
          <table:table-cell office:value-type="float" office:value="0.84626000000000001" table:style-name="ce4">
            <text:p>0.84626</text:p>
          </table:table-cell>
          <table:table-cell office:value-type="float" office:value="2.1007899999999999" table:style-name="ce4">
            <text:p>2.10079</text:p>
          </table:table-cell>
          <table:table-cell office:value-type="float" office:value="2.4331999999999998" table:style-name="ce4">
            <text:p>2.4332</text:p>
          </table:table-cell>
          <table:table-cell office:value-type="float" office:value="-0.25814999999999999" table:style-name="ce4">
            <text:p>-0.25815</text:p>
          </table:table-cell>
          <table:table-cell office:value-type="float" office:value="-0.33240999999999998" table:style-name="ce4">
            <text:p>-0.33241</text:p>
          </table:table-cell>
          <table:table-cell office:value-type="float" office:value="7.4260000000000007E-2" table:style-name="ce4">
            <text:p>0.07426</text:p>
          </table:table-cell>
          <table:table-cell table:number-columns-repeated="16376"/>
        </table:table-row>
        <table:table-row table:style-name="ro1">
          <table:table-cell office:value-type="float" office:value="15.75" table:style-name="ce4">
            <text:p>15.75</text:p>
          </table:table-cell>
          <table:table-cell office:value-type="float" office:value="0.58350000000000002" table:style-name="ce4">
            <text:p>0.5835</text:p>
          </table:table-cell>
          <table:table-cell office:value-type="float" office:value="0.84289999999999998" table:style-name="ce4">
            <text:p>0.8429</text:p>
          </table:table-cell>
          <table:table-cell office:value-type="float" office:value="2.0879799999999999" table:style-name="ce4">
            <text:p>2.08798</text:p>
          </table:table-cell>
          <table:table-cell office:value-type="float" office:value="2.4276" table:style-name="ce4">
            <text:p>2.4276</text:p>
          </table:table-cell>
          <table:table-cell office:value-type="float" office:value="-0.25940000000000002" table:style-name="ce4">
            <text:p>-0.2594</text:p>
          </table:table-cell>
          <table:table-cell office:value-type="float" office:value="-0.33961999999999998" table:style-name="ce4">
            <text:p>-0.33962</text:p>
          </table:table-cell>
          <table:table-cell office:value-type="float" office:value="8.022E-2" table:style-name="ce4">
            <text:p>0.08022</text:p>
          </table:table-cell>
          <table:table-cell table:number-columns-repeated="16376"/>
        </table:table-row>
        <table:table-row table:style-name="ro1">
          <table:table-cell office:value-type="float" office:value="15.8" table:style-name="ce4">
            <text:p>15.8</text:p>
          </table:table-cell>
          <table:table-cell office:value-type="float" office:value="0.58052999999999999" table:style-name="ce4">
            <text:p>0.58053</text:p>
          </table:table-cell>
          <table:table-cell office:value-type="float" office:value="0.83753999999999995" table:style-name="ce4">
            <text:p>0.83754</text:p>
          </table:table-cell>
          <table:table-cell office:value-type="float" office:value="2.08066" table:style-name="ce4">
            <text:p>2.08066</text:p>
          </table:table-cell>
          <table:table-cell office:value-type="float" office:value="2.4171299999999998" table:style-name="ce4">
            <text:p>2.41713</text:p>
          </table:table-cell>
          <table:table-cell office:value-type="float" office:value="-0.25701000000000002" table:style-name="ce4">
            <text:p>-0.25701</text:p>
          </table:table-cell>
          <table:table-cell office:value-type="float" office:value="-0.33646999999999999" table:style-name="ce4">
            <text:p>-0.33647</text:p>
          </table:table-cell>
          <table:table-cell office:value-type="float" office:value="7.9460000000000003E-2" table:style-name="ce4">
            <text:p>0.07946</text:p>
          </table:table-cell>
          <table:table-cell table:number-columns-repeated="16376"/>
        </table:table-row>
        <table:table-row table:style-name="ro1">
          <table:table-cell office:value-type="float" office:value="15.85" table:style-name="ce4">
            <text:p>15.85</text:p>
          </table:table-cell>
          <table:table-cell office:value-type="float" office:value="0.58104999999999996" table:style-name="ce4">
            <text:p>0.58105</text:p>
          </table:table-cell>
          <table:table-cell office:value-type="float" office:value="0.83318000000000003" table:style-name="ce4">
            <text:p>0.83318</text:p>
          </table:table-cell>
          <table:table-cell office:value-type="float" office:value="2.0746199999999999" table:style-name="ce4">
            <text:p>2.07462</text:p>
          </table:table-cell>
          <table:table-cell office:value-type="float" office:value="2.4026900000000002" table:style-name="ce4">
            <text:p>2.40269</text:p>
          </table:table-cell>
          <table:table-cell office:value-type="float" office:value="-0.25213000000000002" table:style-name="ce4">
            <text:p>-0.25213</text:p>
          </table:table-cell>
          <table:table-cell office:value-type="float" office:value="-0.32806999999999997" table:style-name="ce4">
            <text:p>-0.32807</text:p>
          </table:table-cell>
          <table:table-cell office:value-type="float" office:value="7.5939999999999994E-2" table:style-name="ce4">
            <text:p>0.07594</text:p>
          </table:table-cell>
          <table:table-cell table:number-columns-repeated="16376"/>
        </table:table-row>
        <table:table-row table:style-name="ro1">
          <table:table-cell office:value-type="float" office:value="15.9" table:style-name="ce4">
            <text:p>15.9</text:p>
          </table:table-cell>
          <table:table-cell office:value-type="float" office:value="0.5776" table:style-name="ce4">
            <text:p>0.5776</text:p>
          </table:table-cell>
          <table:table-cell office:value-type="float" office:value="0.82904999999999995" table:style-name="ce4">
            <text:p>0.82905</text:p>
          </table:table-cell>
          <table:table-cell office:value-type="float" office:value="2.0679699999999999" table:style-name="ce4">
            <text:p>2.06797</text:p>
          </table:table-cell>
          <table:table-cell office:value-type="float" office:value="2.4001899999999998" table:style-name="ce4">
            <text:p>2.40019</text:p>
          </table:table-cell>
          <table:table-cell office:value-type="float" office:value="-0.25145000000000001" table:style-name="ce4">
            <text:p>-0.25145</text:p>
          </table:table-cell>
          <table:table-cell office:value-type="float" office:value="-0.33222000000000002" table:style-name="ce4">
            <text:p>-0.33222</text:p>
          </table:table-cell>
          <table:table-cell office:value-type="float" office:value="8.0769999999999995E-2" table:style-name="ce4">
            <text:p>0.08077</text:p>
          </table:table-cell>
          <table:table-cell table:number-columns-repeated="16376"/>
        </table:table-row>
        <table:table-row table:style-name="ro1">
          <table:table-cell office:value-type="float" office:value="15.95" table:style-name="ce4">
            <text:p>15.95</text:p>
          </table:table-cell>
          <table:table-cell office:value-type="float" office:value="0.57560999999999996" table:style-name="ce4">
            <text:p>0.57561</text:p>
          </table:table-cell>
          <table:table-cell office:value-type="float" office:value="0.82464999999999999" table:style-name="ce4">
            <text:p>0.82465</text:p>
          </table:table-cell>
          <table:table-cell office:value-type="float" office:value="2.0511400000000002" table:style-name="ce4">
            <text:p>2.05114</text:p>
          </table:table-cell>
          <table:table-cell office:value-type="float" office:value="2.3813399999999998" table:style-name="ce4">
            <text:p>2.38134</text:p>
          </table:table-cell>
          <table:table-cell office:value-type="float" office:value="-0.24904000000000001" table:style-name="ce4">
            <text:p>-0.24904</text:p>
          </table:table-cell>
          <table:table-cell office:value-type="float" office:value="-0.33019999999999999" table:style-name="ce4">
            <text:p>-0.3302</text:p>
          </table:table-cell>
          <table:table-cell office:value-type="float" office:value="8.1159999999999996E-2" table:style-name="ce4">
            <text:p>0.08116</text:p>
          </table:table-cell>
          <table:table-cell table:number-columns-repeated="16376"/>
        </table:table-row>
        <table:table-row table:style-name="ro1">
          <table:table-cell office:value-type="float" office:value="16" table:style-name="ce4">
            <text:p>16</text:p>
          </table:table-cell>
          <table:table-cell office:value-type="float" office:value="0.57386000000000004" table:style-name="ce4">
            <text:p>0.57386</text:p>
          </table:table-cell>
          <table:table-cell office:value-type="float" office:value="0.82430000000000003" table:style-name="ce4">
            <text:p>0.8243</text:p>
          </table:table-cell>
          <table:table-cell office:value-type="float" office:value="2.0407999999999999" table:style-name="ce4">
            <text:p>2.0408</text:p>
          </table:table-cell>
          <table:table-cell office:value-type="float" office:value="2.3719600000000001" table:style-name="ce4">
            <text:p>2.37196</text:p>
          </table:table-cell>
          <table:table-cell office:value-type="float" office:value="-0.25044" table:style-name="ce4">
            <text:p>-0.25044</text:p>
          </table:table-cell>
          <table:table-cell office:value-type="float" office:value="-0.33116000000000001" table:style-name="ce4">
            <text:p>-0.33116</text:p>
          </table:table-cell>
          <table:table-cell office:value-type="float" office:value="8.072E-2" table:style-name="ce4">
            <text:p>0.08072</text:p>
          </table:table-cell>
          <table:table-cell table:number-columns-repeated="16376"/>
        </table:table-row>
        <table:table-row table:style-name="ro1">
          <table:table-cell office:value-type="float" office:value="16.05" table:style-name="ce4">
            <text:p>16.05</text:p>
          </table:table-cell>
          <table:table-cell office:value-type="float" office:value="0.57176000000000005" table:style-name="ce4">
            <text:p>0.57176</text:p>
          </table:table-cell>
          <table:table-cell office:value-type="float" office:value="0.82228999999999997" table:style-name="ce4">
            <text:p>0.82229</text:p>
          </table:table-cell>
          <table:table-cell office:value-type="float" office:value="2.0330900000000001" table:style-name="ce4">
            <text:p>2.03309</text:p>
          </table:table-cell>
          <table:table-cell office:value-type="float" office:value="2.3580999999999999" table:style-name="ce4">
            <text:p>2.3581</text:p>
          </table:table-cell>
          <table:table-cell office:value-type="float" office:value="-0.25052999999999997" table:style-name="ce4">
            <text:p>-0.25053</text:p>
          </table:table-cell>
          <table:table-cell office:value-type="float" office:value="-0.32501000000000002" table:style-name="ce4">
            <text:p>-0.32501</text:p>
          </table:table-cell>
          <table:table-cell office:value-type="float" office:value="7.4480000000000005E-2" table:style-name="ce4">
            <text:p>0.07448</text:p>
          </table:table-cell>
          <table:table-cell table:number-columns-repeated="16376"/>
        </table:table-row>
        <table:table-row table:style-name="ro1">
          <table:table-cell office:value-type="float" office:value="16.100000000000001" table:style-name="ce4">
            <text:p>16.1</text:p>
          </table:table-cell>
          <table:table-cell office:value-type="float" office:value="0.56833999999999996" table:style-name="ce4">
            <text:p>0.56834</text:p>
          </table:table-cell>
          <table:table-cell office:value-type="float" office:value="0.81530999999999998" table:style-name="ce4">
            <text:p>0.81531</text:p>
          </table:table-cell>
          <table:table-cell office:value-type="float" office:value="2.0210599999999999" table:style-name="ce4">
            <text:p>2.02106</text:p>
          </table:table-cell>
          <table:table-cell office:value-type="float" office:value="2.34449" table:style-name="ce4">
            <text:p>2.34449</text:p>
          </table:table-cell>
          <table:table-cell office:value-type="float" office:value="-0.24697" table:style-name="ce4">
            <text:p>-0.24697</text:p>
          </table:table-cell>
          <table:table-cell office:value-type="float" office:value="-0.32343" table:style-name="ce4">
            <text:p>-0.32343</text:p>
          </table:table-cell>
          <table:table-cell office:value-type="float" office:value="7.646E-2" table:style-name="ce4">
            <text:p>0.07646</text:p>
          </table:table-cell>
          <table:table-cell table:number-columns-repeated="16376"/>
        </table:table-row>
        <table:table-row table:style-name="ro1">
          <table:table-cell office:value-type="float" office:value="16.149999999999999" table:style-name="ce4">
            <text:p>16.15</text:p>
          </table:table-cell>
          <table:table-cell office:value-type="float" office:value="0.56608000000000003" table:style-name="ce4">
            <text:p>0.56608</text:p>
          </table:table-cell>
          <table:table-cell office:value-type="float" office:value="0.81162999999999996" table:style-name="ce4">
            <text:p>0.81163</text:p>
          </table:table-cell>
          <table:table-cell office:value-type="float" office:value="2.0097700000000001" table:style-name="ce4">
            <text:p>2.00977</text:p>
          </table:table-cell>
          <table:table-cell office:value-type="float" office:value="2.3320400000000001" table:style-name="ce4">
            <text:p>2.33204</text:p>
          </table:table-cell>
          <table:table-cell office:value-type="float" office:value="-0.24554999999999999" table:style-name="ce4">
            <text:p>-0.24555</text:p>
          </table:table-cell>
          <table:table-cell office:value-type="float" office:value="-0.32227" table:style-name="ce4">
            <text:p>-0.32227</text:p>
          </table:table-cell>
          <table:table-cell office:value-type="float" office:value="7.6719999999999997E-2" table:style-name="ce4">
            <text:p>0.07672</text:p>
          </table:table-cell>
          <table:table-cell table:number-columns-repeated="16376"/>
        </table:table-row>
        <table:table-row table:style-name="ro1">
          <table:table-cell office:value-type="float" office:value="16.2" table:style-name="ce4">
            <text:p>16.2</text:p>
          </table:table-cell>
          <table:table-cell office:value-type="float" office:value="0.56366000000000005" table:style-name="ce4">
            <text:p>0.56366</text:p>
          </table:table-cell>
          <table:table-cell office:value-type="float" office:value="0.80703000000000003" table:style-name="ce4">
            <text:p>0.80703</text:p>
          </table:table-cell>
          <table:table-cell office:value-type="float" office:value="1.99342" table:style-name="ce4">
            <text:p>1.99342</text:p>
          </table:table-cell>
          <table:table-cell office:value-type="float" office:value="2.31691" table:style-name="ce4">
            <text:p>2.31691</text:p>
          </table:table-cell>
          <table:table-cell office:value-type="float" office:value="-0.24337" table:style-name="ce4">
            <text:p>-0.24337</text:p>
          </table:table-cell>
          <table:table-cell office:value-type="float" office:value="-0.32349" table:style-name="ce4">
            <text:p>-0.32349</text:p>
          </table:table-cell>
          <table:table-cell office:value-type="float" office:value="8.0119999999999997E-2" table:style-name="ce4">
            <text:p>0.08012</text:p>
          </table:table-cell>
          <table:table-cell table:number-columns-repeated="16376"/>
        </table:table-row>
        <table:table-row table:style-name="ro1">
          <table:table-cell office:value-type="float" office:value="16.25" table:style-name="ce4">
            <text:p>16.25</text:p>
          </table:table-cell>
          <table:table-cell office:value-type="float" office:value="0.56259999999999999" table:style-name="ce4">
            <text:p>0.5626</text:p>
          </table:table-cell>
          <table:table-cell office:value-type="float" office:value="0.80386000000000002" table:style-name="ce4">
            <text:p>0.80386</text:p>
          </table:table-cell>
          <table:table-cell office:value-type="float" office:value="1.9894499999999999" table:style-name="ce4">
            <text:p>1.98945</text:p>
          </table:table-cell>
          <table:table-cell office:value-type="float" office:value="2.3088099999999998" table:style-name="ce4">
            <text:p>2.30881</text:p>
          </table:table-cell>
          <table:table-cell office:value-type="float" office:value="-0.24126" table:style-name="ce4">
            <text:p>-0.24126</text:p>
          </table:table-cell>
          <table:table-cell office:value-type="float" office:value="-0.31935999999999998" table:style-name="ce4">
            <text:p>-0.31936</text:p>
          </table:table-cell>
          <table:table-cell office:value-type="float" office:value="7.8100000000000003E-2" table:style-name="ce4">
            <text:p>0.0781</text:p>
          </table:table-cell>
          <table:table-cell table:number-columns-repeated="16376"/>
        </table:table-row>
        <table:table-row table:style-name="ro1">
          <table:table-cell office:value-type="float" office:value="16.3" table:style-name="ce4">
            <text:p>16.3</text:p>
          </table:table-cell>
          <table:table-cell office:value-type="float" office:value="0.56076999999999999" table:style-name="ce4">
            <text:p>0.56077</text:p>
          </table:table-cell>
          <table:table-cell office:value-type="float" office:value="0.79942999999999997" table:style-name="ce4">
            <text:p>0.79943</text:p>
          </table:table-cell>
          <table:table-cell office:value-type="float" office:value="1.97658" table:style-name="ce4">
            <text:p>1.97658</text:p>
          </table:table-cell>
          <table:table-cell office:value-type="float" office:value="2.2977599999999998" table:style-name="ce4">
            <text:p>2.29776</text:p>
          </table:table-cell>
          <table:table-cell office:value-type="float" office:value="-0.23866000000000001" table:style-name="ce4">
            <text:p>-0.23866</text:p>
          </table:table-cell>
          <table:table-cell office:value-type="float" office:value="-0.32118000000000002" table:style-name="ce4">
            <text:p>-0.32118</text:p>
          </table:table-cell>
          <table:table-cell office:value-type="float" office:value="8.2519999999999996E-2" table:style-name="ce4">
            <text:p>0.08252</text:p>
          </table:table-cell>
          <table:table-cell table:number-columns-repeated="16376"/>
        </table:table-row>
        <table:table-row table:style-name="ro1">
          <table:table-cell office:value-type="float" office:value="16.350000000000001" table:style-name="ce4">
            <text:p>16.35</text:p>
          </table:table-cell>
          <table:table-cell office:value-type="float" office:value="0.55596999999999996" table:style-name="ce4">
            <text:p>0.55597</text:p>
          </table:table-cell>
          <table:table-cell office:value-type="float" office:value="0.79583000000000004" table:style-name="ce4">
            <text:p>0.79583</text:p>
          </table:table-cell>
          <table:table-cell office:value-type="float" office:value="1.9658100000000001" table:style-name="ce4">
            <text:p>1.96581</text:p>
          </table:table-cell>
          <table:table-cell office:value-type="float" office:value="2.2837700000000001" table:style-name="ce4">
            <text:p>2.28377</text:p>
          </table:table-cell>
          <table:table-cell office:value-type="float" office:value="-0.23985999999999999" table:style-name="ce4">
            <text:p>-0.23986</text:p>
          </table:table-cell>
          <table:table-cell office:value-type="float" office:value="-0.31796000000000002" table:style-name="ce4">
            <text:p>-0.31796</text:p>
          </table:table-cell>
          <table:table-cell office:value-type="float" office:value="7.8100000000000003E-2" table:style-name="ce4">
            <text:p>0.0781</text:p>
          </table:table-cell>
          <table:table-cell table:number-columns-repeated="16376"/>
        </table:table-row>
        <table:table-row table:style-name="ro1">
          <table:table-cell office:value-type="float" office:value="16.399999999999999" table:style-name="ce4">
            <text:p>16.4</text:p>
          </table:table-cell>
          <table:table-cell office:value-type="float" office:value="0.55432000000000003" table:style-name="ce4">
            <text:p>0.55432</text:p>
          </table:table-cell>
          <table:table-cell office:value-type="float" office:value="0.79034000000000004" table:style-name="ce4">
            <text:p>0.79034</text:p>
          </table:table-cell>
          <table:table-cell office:value-type="float" office:value="1.9574400000000001" table:style-name="ce4">
            <text:p>1.95744</text:p>
          </table:table-cell>
          <table:table-cell office:value-type="float" office:value="2.2751600000000001" table:style-name="ce4">
            <text:p>2.27516</text:p>
          </table:table-cell>
          <table:table-cell office:value-type="float" office:value="-0.23602000000000001" table:style-name="ce4">
            <text:p>-0.23602</text:p>
          </table:table-cell>
          <table:table-cell office:value-type="float" office:value="-0.31772" table:style-name="ce4">
            <text:p>-0.31772</text:p>
          </table:table-cell>
          <table:table-cell office:value-type="float" office:value="8.1699999999999995E-2" table:style-name="ce4">
            <text:p>0.0817</text:p>
          </table:table-cell>
          <table:table-cell table:number-columns-repeated="16376"/>
        </table:table-row>
        <table:table-row table:style-name="ro1">
          <table:table-cell office:value-type="float" office:value="16.45" table:style-name="ce4">
            <text:p>16.45</text:p>
          </table:table-cell>
          <table:table-cell office:value-type="float" office:value="0.55415999999999999" table:style-name="ce4">
            <text:p>0.55416</text:p>
          </table:table-cell>
          <table:table-cell office:value-type="float" office:value="0.78939000000000004" table:style-name="ce4">
            <text:p>0.78939</text:p>
          </table:table-cell>
          <table:table-cell office:value-type="float" office:value="1.94709" table:style-name="ce4">
            <text:p>1.94709</text:p>
          </table:table-cell>
          <table:table-cell office:value-type="float" office:value="2.2661799999999999" table:style-name="ce4">
            <text:p>2.26618</text:p>
          </table:table-cell>
          <table:table-cell office:value-type="float" office:value="-0.23522999999999999" table:style-name="ce4">
            <text:p>-0.23523</text:p>
          </table:table-cell>
          <table:table-cell office:value-type="float" office:value="-0.31908999999999998" table:style-name="ce4">
            <text:p>-0.31909</text:p>
          </table:table-cell>
          <table:table-cell office:value-type="float" office:value="8.3860000000000004E-2" table:style-name="ce4">
            <text:p>0.08386</text:p>
          </table:table-cell>
          <table:table-cell table:number-columns-repeated="16376"/>
        </table:table-row>
        <table:table-row table:style-name="ro1">
          <table:table-cell office:value-type="float" office:value="16.5" table:style-name="ce4">
            <text:p>16.5</text:p>
          </table:table-cell>
          <table:table-cell office:value-type="float" office:value="0.55039000000000005" table:style-name="ce4">
            <text:p>0.55039</text:p>
          </table:table-cell>
          <table:table-cell office:value-type="float" office:value="0.78608" table:style-name="ce4">
            <text:p>0.78608</text:p>
          </table:table-cell>
          <table:table-cell office:value-type="float" office:value="1.9409400000000001" table:style-name="ce4">
            <text:p>1.94094</text:p>
          </table:table-cell>
          <table:table-cell office:value-type="float" office:value="2.2540399999999998" table:style-name="ce4">
            <text:p>2.25404</text:p>
          </table:table-cell>
          <table:table-cell office:value-type="float" office:value="-0.23569000000000001" table:style-name="ce4">
            <text:p>-0.23569</text:p>
          </table:table-cell>
          <table:table-cell office:value-type="float" office:value="-0.31309999999999999" table:style-name="ce4">
            <text:p>-0.3131</text:p>
          </table:table-cell>
          <table:table-cell office:value-type="float" office:value="7.7410000000000007E-2" table:style-name="ce4">
            <text:p>0.07741</text:p>
          </table:table-cell>
          <table:table-cell table:number-columns-repeated="16376"/>
        </table:table-row>
        <table:table-row table:style-name="ro1">
          <table:table-cell office:value-type="float" office:value="16.55" table:style-name="ce4">
            <text:p>16.55</text:p>
          </table:table-cell>
          <table:table-cell office:value-type="float" office:value="0.55025000000000002" table:style-name="ce4">
            <text:p>0.55025</text:p>
          </table:table-cell>
          <table:table-cell office:value-type="float" office:value="0.78247999999999995" table:style-name="ce4">
            <text:p>0.78248</text:p>
          </table:table-cell>
          <table:table-cell office:value-type="float" office:value="1.93069" table:style-name="ce4">
            <text:p>1.93069</text:p>
          </table:table-cell>
          <table:table-cell office:value-type="float" office:value="2.2464" table:style-name="ce4">
            <text:p>2.2464</text:p>
          </table:table-cell>
          <table:table-cell office:value-type="float" office:value="-0.23222999999999999" table:style-name="ce4">
            <text:p>-0.23223</text:p>
          </table:table-cell>
          <table:table-cell office:value-type="float" office:value="-0.31570999999999999" table:style-name="ce4">
            <text:p>-0.31571</text:p>
          </table:table-cell>
          <table:table-cell office:value-type="float" office:value="8.3479999999999999E-2" table:style-name="ce4">
            <text:p>0.08348</text:p>
          </table:table-cell>
          <table:table-cell table:number-columns-repeated="16376"/>
        </table:table-row>
        <table:table-row table:style-name="ro1">
          <table:table-cell office:value-type="float" office:value="16.600000000000001" table:style-name="ce4">
            <text:p>16.6</text:p>
          </table:table-cell>
          <table:table-cell office:value-type="float" office:value="0.54993000000000003" table:style-name="ce4">
            <text:p>0.54993</text:p>
          </table:table-cell>
          <table:table-cell office:value-type="float" office:value="0.77930999999999995" table:style-name="ce4">
            <text:p>0.77931</text:p>
          </table:table-cell>
          <table:table-cell office:value-type="float" office:value="1.9255599999999999" table:style-name="ce4">
            <text:p>1.92556</text:p>
          </table:table-cell>
          <table:table-cell office:value-type="float" office:value="2.2356099999999999" table:style-name="ce4">
            <text:p>2.23561</text:p>
          </table:table-cell>
          <table:table-cell office:value-type="float" office:value="-0.22938" table:style-name="ce4">
            <text:p>-0.22938</text:p>
          </table:table-cell>
          <table:table-cell office:value-type="float" office:value="-0.31004999999999999" table:style-name="ce4">
            <text:p>-0.31005</text:p>
          </table:table-cell>
          <table:table-cell office:value-type="float" office:value="8.0670000000000006E-2" table:style-name="ce4">
            <text:p>0.08067</text:p>
          </table:table-cell>
          <table:table-cell table:number-columns-repeated="16376"/>
        </table:table-row>
        <table:table-row table:style-name="ro1">
          <table:table-cell office:value-type="float" office:value="16.649999999999999" table:style-name="ce4">
            <text:p>16.65</text:p>
          </table:table-cell>
          <table:table-cell office:value-type="float" office:value="0.54696999999999996" table:style-name="ce4">
            <text:p>0.54697</text:p>
          </table:table-cell>
          <table:table-cell office:value-type="float" office:value="0.77339000000000002" table:style-name="ce4">
            <text:p>0.77339</text:p>
          </table:table-cell>
          <table:table-cell office:value-type="float" office:value="1.9077200000000001" table:style-name="ce4">
            <text:p>1.90772</text:p>
          </table:table-cell>
          <table:table-cell office:value-type="float" office:value="2.2168100000000002" table:style-name="ce4">
            <text:p>2.21681</text:p>
          </table:table-cell>
          <table:table-cell office:value-type="float" office:value="-0.22642000000000001" table:style-name="ce4">
            <text:p>-0.22642</text:p>
          </table:table-cell>
          <table:table-cell office:value-type="float" office:value="-0.30908999999999998" table:style-name="ce4">
            <text:p>-0.30909</text:p>
          </table:table-cell>
          <table:table-cell office:value-type="float" office:value="8.2669999999999993E-2" table:style-name="ce4">
            <text:p>0.08267</text:p>
          </table:table-cell>
          <table:table-cell table:number-columns-repeated="16376"/>
        </table:table-row>
        <table:table-row table:style-name="ro1">
          <table:table-cell office:value-type="float" office:value="16.7" table:style-name="ce4">
            <text:p>16.7</text:p>
          </table:table-cell>
          <table:table-cell office:value-type="float" office:value="0.54403000000000001" table:style-name="ce4">
            <text:p>0.54403</text:p>
          </table:table-cell>
          <table:table-cell office:value-type="float" office:value="0.77388999999999997" table:style-name="ce4">
            <text:p>0.77389</text:p>
          </table:table-cell>
          <table:table-cell office:value-type="float" office:value="1.9011800000000001" table:style-name="ce4">
            <text:p>1.90118</text:p>
          </table:table-cell>
          <table:table-cell office:value-type="float" office:value="2.2059799999999998" table:style-name="ce4">
            <text:p>2.20598</text:p>
          </table:table-cell>
          <table:table-cell office:value-type="float" office:value="-0.22986000000000001" table:style-name="ce4">
            <text:p>-0.22986</text:p>
          </table:table-cell>
          <table:table-cell office:value-type="float" office:value="-0.30480000000000002" table:style-name="ce4">
            <text:p>-0.3048</text:p>
          </table:table-cell>
          <table:table-cell office:value-type="float" office:value="7.4940000000000007E-2" table:style-name="ce4">
            <text:p>0.07494</text:p>
          </table:table-cell>
          <table:table-cell table:number-columns-repeated="16376"/>
        </table:table-row>
        <table:table-row table:style-name="ro1">
          <table:table-cell office:value-type="float" office:value="16.75" table:style-name="ce4">
            <text:p>16.75</text:p>
          </table:table-cell>
          <table:table-cell office:value-type="float" office:value="0.54393000000000002" table:style-name="ce4">
            <text:p>0.54393</text:p>
          </table:table-cell>
          <table:table-cell office:value-type="float" office:value="0.77129999999999999" table:style-name="ce4">
            <text:p>0.7713</text:p>
          </table:table-cell>
          <table:table-cell office:value-type="float" office:value="1.8911199999999999" table:style-name="ce4">
            <text:p>1.89112</text:p>
          </table:table-cell>
          <table:table-cell office:value-type="float" office:value="2.19997" table:style-name="ce4">
            <text:p>2.19997</text:p>
          </table:table-cell>
          <table:table-cell office:value-type="float" office:value="-0.22736999999999999" table:style-name="ce4">
            <text:p>-0.22737</text:p>
          </table:table-cell>
          <table:table-cell office:value-type="float" office:value="-0.30885000000000001" table:style-name="ce4">
            <text:p>-0.30885</text:p>
          </table:table-cell>
          <table:table-cell office:value-type="float" office:value="8.1479999999999997E-2" table:style-name="ce4">
            <text:p>0.08148</text:p>
          </table:table-cell>
          <table:table-cell table:number-columns-repeated="16376"/>
        </table:table-row>
        <table:table-row table:style-name="ro1">
          <table:table-cell office:value-type="float" office:value="16.8" table:style-name="ce4">
            <text:p>16.8</text:p>
          </table:table-cell>
          <table:table-cell office:value-type="float" office:value="0.54137999999999997" table:style-name="ce4">
            <text:p>0.54138</text:p>
          </table:table-cell>
          <table:table-cell office:value-type="float" office:value="0.76326000000000005" table:style-name="ce4">
            <text:p>0.76326</text:p>
          </table:table-cell>
          <table:table-cell office:value-type="float" office:value="1.8824799999999999" table:style-name="ce4">
            <text:p>1.88248</text:p>
          </table:table-cell>
          <table:table-cell office:value-type="float" office:value="2.18621" table:style-name="ce4">
            <text:p>2.18621</text:p>
          </table:table-cell>
          <table:table-cell office:value-type="float" office:value="-0.22187999999999999" table:style-name="ce4">
            <text:p>-0.22188</text:p>
          </table:table-cell>
          <table:table-cell office:value-type="float" office:value="-0.30373" table:style-name="ce4">
            <text:p>-0.30373</text:p>
          </table:table-cell>
          <table:table-cell office:value-type="float" office:value="8.1850000000000006E-2" table:style-name="ce4">
            <text:p>0.08185</text:p>
          </table:table-cell>
          <table:table-cell table:number-columns-repeated="16376"/>
        </table:table-row>
        <table:table-row table:style-name="ro1">
          <table:table-cell office:value-type="float" office:value="16.850000000000001" table:style-name="ce4">
            <text:p>16.85</text:p>
          </table:table-cell>
          <table:table-cell office:value-type="float" office:value="0.53886000000000001" table:style-name="ce4">
            <text:p>0.53886</text:p>
          </table:table-cell>
          <table:table-cell office:value-type="float" office:value="0.76193" table:style-name="ce4">
            <text:p>0.76193</text:p>
          </table:table-cell>
          <table:table-cell office:value-type="float" office:value="1.8652299999999999" table:style-name="ce4">
            <text:p>1.86523</text:p>
          </table:table-cell>
          <table:table-cell office:value-type="float" office:value="2.1684199999999998" table:style-name="ce4">
            <text:p>2.16842</text:p>
          </table:table-cell>
          <table:table-cell office:value-type="float" office:value="-0.22306999999999999" table:style-name="ce4">
            <text:p>-0.22307</text:p>
          </table:table-cell>
          <table:table-cell office:value-type="float" office:value="-0.30319000000000002" table:style-name="ce4">
            <text:p>-0.30319</text:p>
          </table:table-cell>
          <table:table-cell office:value-type="float" office:value="8.0119999999999997E-2" table:style-name="ce4">
            <text:p>0.08012</text:p>
          </table:table-cell>
          <table:table-cell table:number-columns-repeated="16376"/>
        </table:table-row>
        <table:table-row table:style-name="ro1">
          <table:table-cell office:value-type="float" office:value="16.899999999999999" table:style-name="ce4">
            <text:p>16.9</text:p>
          </table:table-cell>
          <table:table-cell office:value-type="float" office:value="0.53795000000000004" table:style-name="ce4">
            <text:p>0.53795</text:p>
          </table:table-cell>
          <table:table-cell office:value-type="float" office:value="0.75638000000000005" table:style-name="ce4">
            <text:p>0.75638</text:p>
          </table:table-cell>
          <table:table-cell office:value-type="float" office:value="1.8567100000000001" table:style-name="ce4">
            <text:p>1.85671</text:p>
          </table:table-cell>
          <table:table-cell office:value-type="float" office:value="2.1650499999999999" table:style-name="ce4">
            <text:p>2.16505</text:p>
          </table:table-cell>
          <table:table-cell office:value-type="float" office:value="-0.21843000000000001" table:style-name="ce4">
            <text:p>-0.21843</text:p>
          </table:table-cell>
          <table:table-cell office:value-type="float" office:value="-0.30834" table:style-name="ce4">
            <text:p>-0.30834</text:p>
          </table:table-cell>
          <table:table-cell office:value-type="float" office:value="8.9910000000000004E-2" table:style-name="ce4">
            <text:p>0.08991</text:p>
          </table:table-cell>
          <table:table-cell table:number-columns-repeated="16376"/>
        </table:table-row>
        <table:table-row table:style-name="ro1">
          <table:table-cell office:value-type="float" office:value="16.95" table:style-name="ce4">
            <text:p>16.95</text:p>
          </table:table-cell>
          <table:table-cell office:value-type="float" office:value="0.53083999999999998" table:style-name="ce4">
            <text:p>0.53084</text:p>
          </table:table-cell>
          <table:table-cell office:value-type="float" office:value="0.74973000000000001" table:style-name="ce4">
            <text:p>0.74973</text:p>
          </table:table-cell>
          <table:table-cell office:value-type="float" office:value="1.84253" table:style-name="ce4">
            <text:p>1.84253</text:p>
          </table:table-cell>
          <table:table-cell office:value-type="float" office:value="2.1431" table:style-name="ce4">
            <text:p>2.1431</text:p>
          </table:table-cell>
          <table:table-cell office:value-type="float" office:value="-0.21889" table:style-name="ce4">
            <text:p>-0.21889</text:p>
          </table:table-cell>
          <table:table-cell office:value-type="float" office:value="-0.30057" table:style-name="ce4">
            <text:p>-0.30057</text:p>
          </table:table-cell>
          <table:table-cell office:value-type="float" office:value="8.1680000000000003E-2" table:style-name="ce4">
            <text:p>0.08168</text:p>
          </table:table-cell>
          <table:table-cell table:number-columns-repeated="16376"/>
        </table:table-row>
        <table:table-row table:style-name="ro1">
          <table:table-cell office:value-type="float" office:value="17" table:style-name="ce4">
            <text:p>17</text:p>
          </table:table-cell>
          <table:table-cell office:value-type="float" office:value="0.53315999999999997" table:style-name="ce4">
            <text:p>0.53316</text:p>
          </table:table-cell>
          <table:table-cell office:value-type="float" office:value="0.74931000000000003" table:style-name="ce4">
            <text:p>0.74931</text:p>
          </table:table-cell>
          <table:table-cell office:value-type="float" office:value="1.83846" table:style-name="ce4">
            <text:p>1.83846</text:p>
          </table:table-cell>
          <table:table-cell office:value-type="float" office:value="2.1392500000000001" table:style-name="ce4">
            <text:p>2.13925</text:p>
          </table:table-cell>
          <table:table-cell office:value-type="float" office:value="-0.21615000000000001" table:style-name="ce4">
            <text:p>-0.21615</text:p>
          </table:table-cell>
          <table:table-cell office:value-type="float" office:value="-0.30079" table:style-name="ce4">
            <text:p>-0.30079</text:p>
          </table:table-cell>
          <table:table-cell office:value-type="float" office:value="8.4640000000000007E-2" table:style-name="ce4">
            <text:p>0.08464</text:p>
          </table:table-cell>
          <table:table-cell table:number-columns-repeated="16376"/>
        </table:table-row>
        <table:table-row table:style-name="ro1">
          <table:table-cell office:value-type="float" office:value="17.05" table:style-name="ce4">
            <text:p>17.05</text:p>
          </table:table-cell>
          <table:table-cell office:value-type="float" office:value="0.53219000000000005" table:style-name="ce4">
            <text:p>0.53219</text:p>
          </table:table-cell>
          <table:table-cell office:value-type="float" office:value="0.74465000000000003" table:style-name="ce4">
            <text:p>0.74465</text:p>
          </table:table-cell>
          <table:table-cell office:value-type="float" office:value="1.83199" table:style-name="ce4">
            <text:p>1.83199</text:p>
          </table:table-cell>
          <table:table-cell office:value-type="float" office:value="2.1245400000000001" table:style-name="ce4">
            <text:p>2.12454</text:p>
          </table:table-cell>
          <table:table-cell office:value-type="float" office:value="-0.21246000000000001" table:style-name="ce4">
            <text:p>-0.21246</text:p>
          </table:table-cell>
          <table:table-cell office:value-type="float" office:value="-0.29254999999999998" table:style-name="ce4">
            <text:p>-0.29255</text:p>
          </table:table-cell>
          <table:table-cell office:value-type="float" office:value="8.0089999999999995E-2" table:style-name="ce4">
            <text:p>0.08009</text:p>
          </table:table-cell>
          <table:table-cell table:number-columns-repeated="16376"/>
        </table:table-row>
        <table:table-row table:style-name="ro1">
          <table:table-cell office:value-type="float" office:value="17.100000000000001" table:style-name="ce4">
            <text:p>17.1</text:p>
          </table:table-cell>
          <table:table-cell office:value-type="float" office:value="0.53019000000000005" table:style-name="ce4">
            <text:p>0.53019</text:p>
          </table:table-cell>
          <table:table-cell office:value-type="float" office:value="0.74163999999999997" table:style-name="ce4">
            <text:p>0.74164</text:p>
          </table:table-cell>
          <table:table-cell office:value-type="float" office:value="1.82039" table:style-name="ce4">
            <text:p>1.82039</text:p>
          </table:table-cell>
          <table:table-cell office:value-type="float" office:value="2.1130800000000001" table:style-name="ce4">
            <text:p>2.11308</text:p>
          </table:table-cell>
          <table:table-cell office:value-type="float" office:value="-0.21145" table:style-name="ce4">
            <text:p>-0.21145</text:p>
          </table:table-cell>
          <table:table-cell office:value-type="float" office:value="-0.29269000000000001" table:style-name="ce4">
            <text:p>-0.29269</text:p>
          </table:table-cell>
          <table:table-cell office:value-type="float" office:value="8.1240000000000007E-2" table:style-name="ce4">
            <text:p>0.08124</text:p>
          </table:table-cell>
          <table:table-cell table:number-columns-repeated="16376"/>
        </table:table-row>
        <table:table-row table:style-name="ro1">
          <table:table-cell office:value-type="float" office:value="17.149999999999999" table:style-name="ce4">
            <text:p>17.15</text:p>
          </table:table-cell>
          <table:table-cell office:value-type="float" office:value="0.5262" table:style-name="ce4">
            <text:p>0.5262</text:p>
          </table:table-cell>
          <table:table-cell office:value-type="float" office:value="0.73606000000000005" table:style-name="ce4">
            <text:p>0.73606</text:p>
          </table:table-cell>
          <table:table-cell office:value-type="float" office:value="1.8114600000000001" table:style-name="ce4">
            <text:p>1.81146</text:p>
          </table:table-cell>
          <table:table-cell office:value-type="float" office:value="2.1021399999999999" table:style-name="ce4">
            <text:p>2.10214</text:p>
          </table:table-cell>
          <table:table-cell office:value-type="float" office:value="-0.20985999999999999" table:style-name="ce4">
            <text:p>-0.20986</text:p>
          </table:table-cell>
          <table:table-cell office:value-type="float" office:value="-0.29067999999999999" table:style-name="ce4">
            <text:p>-0.29068</text:p>
          </table:table-cell>
          <table:table-cell office:value-type="float" office:value="8.0820000000000003E-2" table:style-name="ce4">
            <text:p>0.08082</text:p>
          </table:table-cell>
          <table:table-cell table:number-columns-repeated="16376"/>
        </table:table-row>
        <table:table-row table:style-name="ro1">
          <table:table-cell office:value-type="float" office:value="17.2" table:style-name="ce4">
            <text:p>17.2</text:p>
          </table:table-cell>
          <table:table-cell office:value-type="float" office:value="0.52673000000000003" table:style-name="ce4">
            <text:p>0.52673</text:p>
          </table:table-cell>
          <table:table-cell office:value-type="float" office:value="0.73619999999999997" table:style-name="ce4">
            <text:p>0.7362</text:p>
          </table:table-cell>
          <table:table-cell office:value-type="float" office:value="1.80199" table:style-name="ce4">
            <text:p>1.80199</text:p>
          </table:table-cell>
          <table:table-cell office:value-type="float" office:value="2.0905399999999998" table:style-name="ce4">
            <text:p>2.09054</text:p>
          </table:table-cell>
          <table:table-cell office:value-type="float" office:value="-0.20946999999999999" table:style-name="ce4">
            <text:p>-0.20947</text:p>
          </table:table-cell>
          <table:table-cell office:value-type="float" office:value="-0.28854999999999997" table:style-name="ce4">
            <text:p>-0.28855</text:p>
          </table:table-cell>
          <table:table-cell office:value-type="float" office:value="7.9079999999999998E-2" table:style-name="ce4">
            <text:p>0.07908</text:p>
          </table:table-cell>
          <table:table-cell table:number-columns-repeated="16376"/>
        </table:table-row>
        <table:table-row table:style-name="ro1">
          <table:table-cell office:value-type="float" office:value="17.25" table:style-name="ce4">
            <text:p>17.25</text:p>
          </table:table-cell>
          <table:table-cell office:value-type="float" office:value="0.52412999999999998" table:style-name="ce4">
            <text:p>0.52413</text:p>
          </table:table-cell>
          <table:table-cell office:value-type="float" office:value="0.73258000000000001" table:style-name="ce4">
            <text:p>0.73258</text:p>
          </table:table-cell>
          <table:table-cell office:value-type="float" office:value="1.7936099999999999" table:style-name="ce4">
            <text:p>1.79361</text:p>
          </table:table-cell>
          <table:table-cell office:value-type="float" office:value="2.0836100000000002" table:style-name="ce4">
            <text:p>2.08361</text:p>
          </table:table-cell>
          <table:table-cell office:value-type="float" office:value="-0.20845" table:style-name="ce4">
            <text:p>-0.20845</text:p>
          </table:table-cell>
          <table:table-cell office:value-type="float" office:value="-0.28999999999999998" table:style-name="ce4">
            <text:p>-0.29</text:p>
          </table:table-cell>
          <table:table-cell office:value-type="float" office:value="8.1549999999999997E-2" table:style-name="ce4">
            <text:p>0.08155</text:p>
          </table:table-cell>
          <table:table-cell table:number-columns-repeated="16376"/>
        </table:table-row>
        <table:table-row table:style-name="ro1">
          <table:table-cell office:value-type="float" office:value="17.3" table:style-name="ce4">
            <text:p>17.3</text:p>
          </table:table-cell>
          <table:table-cell office:value-type="float" office:value="0.52286999999999995" table:style-name="ce4">
            <text:p>0.52287</text:p>
          </table:table-cell>
          <table:table-cell office:value-type="float" office:value="0.72816000000000003" table:style-name="ce4">
            <text:p>0.72816</text:p>
          </table:table-cell>
          <table:table-cell office:value-type="float" office:value="1.78379" table:style-name="ce4">
            <text:p>1.78379</text:p>
          </table:table-cell>
          <table:table-cell office:value-type="float" office:value="2.0761799999999999" table:style-name="ce4">
            <text:p>2.07618</text:p>
          </table:table-cell>
          <table:table-cell office:value-type="float" office:value="-0.20529" table:style-name="ce4">
            <text:p>-0.20529</text:p>
          </table:table-cell>
          <table:table-cell office:value-type="float" office:value="-0.29238999999999998" table:style-name="ce4">
            <text:p>-0.29239</text:p>
          </table:table-cell>
          <table:table-cell office:value-type="float" office:value="8.7099999999999997E-2" table:style-name="ce4">
            <text:p>0.0871</text:p>
          </table:table-cell>
          <table:table-cell table:number-columns-repeated="16376"/>
        </table:table-row>
        <table:table-row table:style-name="ro1">
          <table:table-cell office:value-type="float" office:value="17.350000000000001" table:style-name="ce4">
            <text:p>17.35</text:p>
          </table:table-cell>
          <table:table-cell office:value-type="float" office:value="0.52205000000000001" table:style-name="ce4">
            <text:p>0.52205</text:p>
          </table:table-cell>
          <table:table-cell office:value-type="float" office:value="0.72541" table:style-name="ce4">
            <text:p>0.72541</text:p>
          </table:table-cell>
          <table:table-cell office:value-type="float" office:value="1.7745899999999999" table:style-name="ce4">
            <text:p>1.77459</text:p>
          </table:table-cell>
          <table:table-cell office:value-type="float" office:value="2.06026" table:style-name="ce4">
            <text:p>2.06026</text:p>
          </table:table-cell>
          <table:table-cell office:value-type="float" office:value="-0.20336000000000001" table:style-name="ce4">
            <text:p>-0.20336</text:p>
          </table:table-cell>
          <table:table-cell office:value-type="float" office:value="-0.28566999999999998" table:style-name="ce4">
            <text:p>-0.28567</text:p>
          </table:table-cell>
          <table:table-cell office:value-type="float" office:value="8.2309999999999994E-2" table:style-name="ce4">
            <text:p>0.08231</text:p>
          </table:table-cell>
          <table:table-cell table:number-columns-repeated="16376"/>
        </table:table-row>
        <table:table-row table:style-name="ro1">
          <table:table-cell office:value-type="float" office:value="17.399999999999999" table:style-name="ce4">
            <text:p>17.4</text:p>
          </table:table-cell>
          <table:table-cell office:value-type="float" office:value="0.51876" table:style-name="ce4">
            <text:p>0.51876</text:p>
          </table:table-cell>
          <table:table-cell office:value-type="float" office:value="0.71967000000000003" table:style-name="ce4">
            <text:p>0.71967</text:p>
          </table:table-cell>
          <table:table-cell office:value-type="float" office:value="1.7642100000000001" table:style-name="ce4">
            <text:p>1.76421</text:p>
          </table:table-cell>
          <table:table-cell office:value-type="float" office:value="2.0466000000000002" table:style-name="ce4">
            <text:p>2.0466</text:p>
          </table:table-cell>
          <table:table-cell office:value-type="float" office:value="-0.20091000000000001" table:style-name="ce4">
            <text:p>-0.20091</text:p>
          </table:table-cell>
          <table:table-cell office:value-type="float" office:value="-0.28238999999999997" table:style-name="ce4">
            <text:p>-0.28239</text:p>
          </table:table-cell>
          <table:table-cell office:value-type="float" office:value="8.1479999999999997E-2" table:style-name="ce4">
            <text:p>0.08148</text:p>
          </table:table-cell>
          <table:table-cell table:number-columns-repeated="16376"/>
        </table:table-row>
        <table:table-row table:style-name="ro1">
          <table:table-cell office:value-type="float" office:value="17.45" table:style-name="ce4">
            <text:p>17.45</text:p>
          </table:table-cell>
          <table:table-cell office:value-type="float" office:value="0.51983000000000001" table:style-name="ce4">
            <text:p>0.51983</text:p>
          </table:table-cell>
          <table:table-cell office:value-type="float" office:value="0.71682999999999997" table:style-name="ce4">
            <text:p>0.71683</text:p>
          </table:table-cell>
          <table:table-cell office:value-type="float" office:value="1.75641" table:style-name="ce4">
            <text:p>1.75641</text:p>
          </table:table-cell>
          <table:table-cell office:value-type="float" office:value="2.0366300000000002" table:style-name="ce4">
            <text:p>2.03663</text:p>
          </table:table-cell>
          <table:table-cell office:value-type="float" office:value="-0.19700000000000001" table:style-name="ce4">
            <text:p>-0.197</text:p>
          </table:table-cell>
          <table:table-cell office:value-type="float" office:value="-0.28022000000000002" table:style-name="ce4">
            <text:p>-0.28022</text:p>
          </table:table-cell>
          <table:table-cell office:value-type="float" office:value="8.3220000000000002E-2" table:style-name="ce4">
            <text:p>0.08322</text:p>
          </table:table-cell>
          <table:table-cell table:number-columns-repeated="16376"/>
        </table:table-row>
        <table:table-row table:style-name="ro1">
          <table:table-cell office:value-type="float" office:value="17.5" table:style-name="ce4">
            <text:p>17.5</text:p>
          </table:table-cell>
          <table:table-cell office:value-type="float" office:value="0.51639999999999997" table:style-name="ce4">
            <text:p>0.5164</text:p>
          </table:table-cell>
          <table:table-cell office:value-type="float" office:value="0.71494000000000002" table:style-name="ce4">
            <text:p>0.71494</text:p>
          </table:table-cell>
          <table:table-cell office:value-type="float" office:value="1.7479100000000001" table:style-name="ce4">
            <text:p>1.74791</text:p>
          </table:table-cell>
          <table:table-cell office:value-type="float" office:value="2.0303800000000001" table:style-name="ce4">
            <text:p>2.03038</text:p>
          </table:table-cell>
          <table:table-cell office:value-type="float" office:value="-0.19853999999999999" table:style-name="ce4">
            <text:p>-0.19854</text:p>
          </table:table-cell>
          <table:table-cell office:value-type="float" office:value="-0.28247" table:style-name="ce4">
            <text:p>-0.28247</text:p>
          </table:table-cell>
          <table:table-cell office:value-type="float" office:value="8.3930000000000005E-2" table:style-name="ce4">
            <text:p>0.08393</text:p>
          </table:table-cell>
          <table:table-cell table:number-columns-repeated="16376"/>
        </table:table-row>
        <table:table-row table:style-name="ro1">
          <table:table-cell office:value-type="float" office:value="17.55" table:style-name="ce4">
            <text:p>17.55</text:p>
          </table:table-cell>
          <table:table-cell office:value-type="float" office:value="0.51646000000000003" table:style-name="ce4">
            <text:p>0.51646</text:p>
          </table:table-cell>
          <table:table-cell office:value-type="float" office:value="0.71231999999999995" table:style-name="ce4">
            <text:p>0.71232</text:p>
          </table:table-cell>
          <table:table-cell office:value-type="float" office:value="1.7377899999999999" table:style-name="ce4">
            <text:p>1.73779</text:p>
          </table:table-cell>
          <table:table-cell office:value-type="float" office:value="2.0134799999999999" table:style-name="ce4">
            <text:p>2.01348</text:p>
          </table:table-cell>
          <table:table-cell office:value-type="float" office:value="-0.19586000000000001" table:style-name="ce4">
            <text:p>-0.19586</text:p>
          </table:table-cell>
          <table:table-cell office:value-type="float" office:value="-0.27568999999999999" table:style-name="ce4">
            <text:p>-0.27569</text:p>
          </table:table-cell>
          <table:table-cell office:value-type="float" office:value="7.9829999999999998E-2" table:style-name="ce4">
            <text:p>0.07983</text:p>
          </table:table-cell>
          <table:table-cell table:number-columns-repeated="16376"/>
        </table:table-row>
        <table:table-row table:style-name="ro1">
          <table:table-cell office:value-type="float" office:value="17.600000000000001" table:style-name="ce4">
            <text:p>17.6</text:p>
          </table:table-cell>
          <table:table-cell office:value-type="float" office:value="0.51395999999999997" table:style-name="ce4">
            <text:p>0.51396</text:p>
          </table:table-cell>
          <table:table-cell office:value-type="float" office:value="0.70931" table:style-name="ce4">
            <text:p>0.70931</text:p>
          </table:table-cell>
          <table:table-cell office:value-type="float" office:value="1.72777" table:style-name="ce4">
            <text:p>1.72777</text:p>
          </table:table-cell>
          <table:table-cell office:value-type="float" office:value="2.0025499999999998" table:style-name="ce4">
            <text:p>2.00255</text:p>
          </table:table-cell>
          <table:table-cell office:value-type="float" office:value="-0.19535" table:style-name="ce4">
            <text:p>-0.19535</text:p>
          </table:table-cell>
          <table:table-cell office:value-type="float" office:value="-0.27478000000000002" table:style-name="ce4">
            <text:p>-0.27478</text:p>
          </table:table-cell>
          <table:table-cell office:value-type="float" office:value="7.9430000000000001E-2" table:style-name="ce4">
            <text:p>0.07943</text:p>
          </table:table-cell>
          <table:table-cell table:number-columns-repeated="16376"/>
        </table:table-row>
        <table:table-row table:style-name="ro1">
          <table:table-cell office:value-type="float" office:value="17.649999999999999" table:style-name="ce4">
            <text:p>17.65</text:p>
          </table:table-cell>
          <table:table-cell office:value-type="float" office:value="0.51490999999999998" table:style-name="ce4">
            <text:p>0.51491</text:p>
          </table:table-cell>
          <table:table-cell office:value-type="float" office:value="0.70467999999999997" table:style-name="ce4">
            <text:p>0.70468</text:p>
          </table:table-cell>
          <table:table-cell office:value-type="float" office:value="1.72038" table:style-name="ce4">
            <text:p>1.72038</text:p>
          </table:table-cell>
          <table:table-cell office:value-type="float" office:value="1.9989600000000001" table:style-name="ce4">
            <text:p>1.99896</text:p>
          </table:table-cell>
          <table:table-cell office:value-type="float" office:value="-0.18976999999999999" table:style-name="ce4">
            <text:p>-0.18977</text:p>
          </table:table-cell>
          <table:table-cell office:value-type="float" office:value="-0.27857999999999999" table:style-name="ce4">
            <text:p>-0.27858</text:p>
          </table:table-cell>
          <table:table-cell office:value-type="float" office:value="8.881E-2" table:style-name="ce4">
            <text:p>0.08881</text:p>
          </table:table-cell>
          <table:table-cell table:number-columns-repeated="16376"/>
        </table:table-row>
        <table:table-row table:style-name="ro1">
          <table:table-cell office:value-type="float" office:value="17.7" table:style-name="ce4">
            <text:p>17.7</text:p>
          </table:table-cell>
          <table:table-cell office:value-type="float" office:value="0.51361000000000001" table:style-name="ce4">
            <text:p>0.51361</text:p>
          </table:table-cell>
          <table:table-cell office:value-type="float" office:value="0.70340000000000003" table:style-name="ce4">
            <text:p>0.7034</text:p>
          </table:table-cell>
          <table:table-cell office:value-type="float" office:value="1.7099800000000001" table:style-name="ce4">
            <text:p>1.70998</text:p>
          </table:table-cell>
          <table:table-cell office:value-type="float" office:value="1.98549" table:style-name="ce4">
            <text:p>1.98549</text:p>
          </table:table-cell>
          <table:table-cell office:value-type="float" office:value="-0.18978999999999999" table:style-name="ce4">
            <text:p>-0.18979</text:p>
          </table:table-cell>
          <table:table-cell office:value-type="float" office:value="-0.27550999999999998" table:style-name="ce4">
            <text:p>-0.27551</text:p>
          </table:table-cell>
          <table:table-cell office:value-type="float" office:value="8.5720000000000005E-2" table:style-name="ce4">
            <text:p>0.08572</text:p>
          </table:table-cell>
          <table:table-cell table:number-columns-repeated="16376"/>
        </table:table-row>
        <table:table-row table:style-name="ro1">
          <table:table-cell office:value-type="float" office:value="17.75" table:style-name="ce4">
            <text:p>17.75</text:p>
          </table:table-cell>
          <table:table-cell office:value-type="float" office:value="0.51234000000000002" table:style-name="ce4">
            <text:p>0.51234</text:p>
          </table:table-cell>
          <table:table-cell office:value-type="float" office:value="0.70137000000000005" table:style-name="ce4">
            <text:p>0.70137</text:p>
          </table:table-cell>
          <table:table-cell office:value-type="float" office:value="1.7047399999999999" table:style-name="ce4">
            <text:p>1.70474</text:p>
          </table:table-cell>
          <table:table-cell office:value-type="float" office:value="1.97332" table:style-name="ce4">
            <text:p>1.97332</text:p>
          </table:table-cell>
          <table:table-cell office:value-type="float" office:value="-0.18903" table:style-name="ce4">
            <text:p>-0.18903</text:p>
          </table:table-cell>
          <table:table-cell office:value-type="float" office:value="-0.26857999999999999" table:style-name="ce4">
            <text:p>-0.26858</text:p>
          </table:table-cell>
          <table:table-cell office:value-type="float" office:value="7.9549999999999996E-2" table:style-name="ce4">
            <text:p>0.07955</text:p>
          </table:table-cell>
          <table:table-cell table:number-columns-repeated="16376"/>
        </table:table-row>
        <table:table-row table:style-name="ro1">
          <table:table-cell office:value-type="float" office:value="17.8" table:style-name="ce4">
            <text:p>17.8</text:p>
          </table:table-cell>
          <table:table-cell office:value-type="float" office:value="0.51246000000000003" table:style-name="ce4">
            <text:p>0.51246</text:p>
          </table:table-cell>
          <table:table-cell office:value-type="float" office:value="0.69962000000000002" table:style-name="ce4">
            <text:p>0.69962</text:p>
          </table:table-cell>
          <table:table-cell office:value-type="float" office:value="1.6989799999999999" table:style-name="ce4">
            <text:p>1.69898</text:p>
          </table:table-cell>
          <table:table-cell office:value-type="float" office:value="1.9679500000000001" table:style-name="ce4">
            <text:p>1.96795</text:p>
          </table:table-cell>
          <table:table-cell office:value-type="float" office:value="-0.18715999999999999" table:style-name="ce4">
            <text:p>-0.18716</text:p>
          </table:table-cell>
          <table:table-cell office:value-type="float" office:value="-0.26896999999999999" table:style-name="ce4">
            <text:p>-0.26897</text:p>
          </table:table-cell>
          <table:table-cell office:value-type="float" office:value="8.1809999999999994E-2" table:style-name="ce4">
            <text:p>0.08181</text:p>
          </table:table-cell>
          <table:table-cell table:number-columns-repeated="16376"/>
        </table:table-row>
        <table:table-row table:style-name="ro1">
          <table:table-cell office:value-type="float" office:value="17.850000000000001" table:style-name="ce4">
            <text:p>17.85</text:p>
          </table:table-cell>
          <table:table-cell office:value-type="float" office:value="0.51219000000000003" table:style-name="ce4">
            <text:p>0.51219</text:p>
          </table:table-cell>
          <table:table-cell office:value-type="float" office:value="0.69877999999999996" table:style-name="ce4">
            <text:p>0.69878</text:p>
          </table:table-cell>
          <table:table-cell office:value-type="float" office:value="1.68716" table:style-name="ce4">
            <text:p>1.68716</text:p>
          </table:table-cell>
          <table:table-cell office:value-type="float" office:value="1.9513199999999999" table:style-name="ce4">
            <text:p>1.95132</text:p>
          </table:table-cell>
          <table:table-cell office:value-type="float" office:value="-0.18659000000000001" table:style-name="ce4">
            <text:p>-0.18659</text:p>
          </table:table-cell>
          <table:table-cell office:value-type="float" office:value="-0.26416000000000001" table:style-name="ce4">
            <text:p>-0.26416</text:p>
          </table:table-cell>
          <table:table-cell office:value-type="float" office:value="7.757E-2" table:style-name="ce4">
            <text:p>0.07757</text:p>
          </table:table-cell>
          <table:table-cell table:number-columns-repeated="16376"/>
        </table:table-row>
        <table:table-row table:style-name="ro1">
          <table:table-cell office:value-type="float" office:value="17.899999999999999" table:style-name="ce4">
            <text:p>17.9</text:p>
          </table:table-cell>
          <table:table-cell office:value-type="float" office:value="0.51148000000000005" table:style-name="ce4">
            <text:p>0.51148</text:p>
          </table:table-cell>
          <table:table-cell office:value-type="float" office:value="0.69501000000000002" table:style-name="ce4">
            <text:p>0.69501</text:p>
          </table:table-cell>
          <table:table-cell office:value-type="float" office:value="1.6778299999999999" table:style-name="ce4">
            <text:p>1.67783</text:p>
          </table:table-cell>
          <table:table-cell office:value-type="float" office:value="1.9460999999999999" table:style-name="ce4">
            <text:p>1.9461</text:p>
          </table:table-cell>
          <table:table-cell office:value-type="float" office:value="-0.18353" table:style-name="ce4">
            <text:p>-0.18353</text:p>
          </table:table-cell>
          <table:table-cell office:value-type="float" office:value="-0.26827000000000001" table:style-name="ce4">
            <text:p>-0.26827</text:p>
          </table:table-cell>
          <table:table-cell office:value-type="float" office:value="8.4739999999999996E-2" table:style-name="ce4">
            <text:p>0.08474</text:p>
          </table:table-cell>
          <table:table-cell table:number-columns-repeated="16376"/>
        </table:table-row>
        <table:table-row table:style-name="ro1">
          <table:table-cell office:value-type="float" office:value="17.95" table:style-name="ce4">
            <text:p>17.95</text:p>
          </table:table-cell>
          <table:table-cell office:value-type="float" office:value="0.50848000000000004" table:style-name="ce4">
            <text:p>0.50848</text:p>
          </table:table-cell>
          <table:table-cell office:value-type="float" office:value="0.6946" table:style-name="ce4">
            <text:p>0.6946</text:p>
          </table:table-cell>
          <table:table-cell office:value-type="float" office:value="1.66947" table:style-name="ce4">
            <text:p>1.66947</text:p>
          </table:table-cell>
          <table:table-cell office:value-type="float" office:value="1.93363" table:style-name="ce4">
            <text:p>1.93363</text:p>
          </table:table-cell>
          <table:table-cell office:value-type="float" office:value="-0.18612000000000001" table:style-name="ce4">
            <text:p>-0.18612</text:p>
          </table:table-cell>
          <table:table-cell office:value-type="float" office:value="-0.26416000000000001" table:style-name="ce4">
            <text:p>-0.26416</text:p>
          </table:table-cell>
          <table:table-cell office:value-type="float" office:value="7.8039999999999998E-2" table:style-name="ce4">
            <text:p>0.07804</text:p>
          </table:table-cell>
          <table:table-cell table:number-columns-repeated="16376"/>
        </table:table-row>
        <table:table-row table:style-name="ro1">
          <table:table-cell office:value-type="float" office:value="18" table:style-name="ce4">
            <text:p>18</text:p>
          </table:table-cell>
          <table:table-cell office:value-type="float" office:value="0.50707000000000002" table:style-name="ce4">
            <text:p>0.50707</text:p>
          </table:table-cell>
          <table:table-cell office:value-type="float" office:value="0.68922000000000005" table:style-name="ce4">
            <text:p>0.68922</text:p>
          </table:table-cell>
          <table:table-cell office:value-type="float" office:value="1.6648799999999999" table:style-name="ce4">
            <text:p>1.66488</text:p>
          </table:table-cell>
          <table:table-cell office:value-type="float" office:value="1.92645" table:style-name="ce4">
            <text:p>1.92645</text:p>
          </table:table-cell>
          <table:table-cell office:value-type="float" office:value="-0.18215000000000001" table:style-name="ce4">
            <text:p>-0.18215</text:p>
          </table:table-cell>
          <table:table-cell office:value-type="float" office:value="-0.26157000000000002" table:style-name="ce4">
            <text:p>-0.26157</text:p>
          </table:table-cell>
          <table:table-cell office:value-type="float" office:value="7.9420000000000004E-2" table:style-name="ce4">
            <text:p>0.07942</text:p>
          </table:table-cell>
          <table:table-cell table:number-columns-repeated="16376"/>
        </table:table-row>
        <table:table-row table:style-name="ro1">
          <table:table-cell office:value-type="float" office:value="18.05" table:style-name="ce4">
            <text:p>18.05</text:p>
          </table:table-cell>
          <table:table-cell office:value-type="float" office:value="0.50612999999999997" table:style-name="ce4">
            <text:p>0.50613</text:p>
          </table:table-cell>
          <table:table-cell office:value-type="float" office:value="0.68528999999999995" table:style-name="ce4">
            <text:p>0.68529</text:p>
          </table:table-cell>
          <table:table-cell office:value-type="float" office:value="1.6569" table:style-name="ce4">
            <text:p>1.6569</text:p>
          </table:table-cell>
          <table:table-cell office:value-type="float" office:value="1.9190799999999999" table:style-name="ce4">
            <text:p>1.91908</text:p>
          </table:table-cell>
          <table:table-cell office:value-type="float" office:value="-0.17916000000000001" table:style-name="ce4">
            <text:p>-0.17916</text:p>
          </table:table-cell>
          <table:table-cell office:value-type="float" office:value="-0.26218000000000002" table:style-name="ce4">
            <text:p>-0.26218</text:p>
          </table:table-cell>
          <table:table-cell office:value-type="float" office:value="8.3019999999999997E-2" table:style-name="ce4">
            <text:p>0.08302</text:p>
          </table:table-cell>
          <table:table-cell table:number-columns-repeated="16376"/>
        </table:table-row>
        <table:table-row table:style-name="ro1">
          <table:table-cell office:value-type="float" office:value="18.100000000000001" table:style-name="ce4">
            <text:p>18.1</text:p>
          </table:table-cell>
          <table:table-cell office:value-type="float" office:value="0.50824999999999998" table:style-name="ce4">
            <text:p>0.50825</text:p>
          </table:table-cell>
          <table:table-cell office:value-type="float" office:value="0.68552000000000002" table:style-name="ce4">
            <text:p>0.68552</text:p>
          </table:table-cell>
          <table:table-cell office:value-type="float" office:value="1.64544" table:style-name="ce4">
            <text:p>1.64544</text:p>
          </table:table-cell>
          <table:table-cell office:value-type="float" office:value="1.9041399999999999" table:style-name="ce4">
            <text:p>1.90414</text:p>
          </table:table-cell>
          <table:table-cell office:value-type="float" office:value="-0.17727000000000001" table:style-name="ce4">
            <text:p>-0.17727</text:p>
          </table:table-cell>
          <table:table-cell office:value-type="float" office:value="-0.25869999999999999" table:style-name="ce4">
            <text:p>-0.2587</text:p>
          </table:table-cell>
          <table:table-cell office:value-type="float" office:value="8.1430000000000002E-2" table:style-name="ce4">
            <text:p>0.08143</text:p>
          </table:table-cell>
          <table:table-cell table:number-columns-repeated="16376"/>
        </table:table-row>
        <table:table-row table:style-name="ro1">
          <table:table-cell office:value-type="float" office:value="18.149999999999999" table:style-name="ce4">
            <text:p>18.15</text:p>
          </table:table-cell>
          <table:table-cell office:value-type="float" office:value="0.50527999999999995" table:style-name="ce4">
            <text:p>0.50528</text:p>
          </table:table-cell>
          <table:table-cell office:value-type="float" office:value="0.67979999999999996" table:style-name="ce4">
            <text:p>0.6798</text:p>
          </table:table-cell>
          <table:table-cell office:value-type="float" office:value="1.6332599999999999" table:style-name="ce4">
            <text:p>1.63326</text:p>
          </table:table-cell>
          <table:table-cell office:value-type="float" office:value="1.8938600000000001" table:style-name="ce4">
            <text:p>1.89386</text:p>
          </table:table-cell>
          <table:table-cell office:value-type="float" office:value="-0.17452000000000001" table:style-name="ce4">
            <text:p>-0.17452</text:p>
          </table:table-cell>
          <table:table-cell office:value-type="float" office:value="-0.2606" table:style-name="ce4">
            <text:p>-0.2606</text:p>
          </table:table-cell>
          <table:table-cell office:value-type="float" office:value="8.6080000000000004E-2" table:style-name="ce4">
            <text:p>0.08608</text:p>
          </table:table-cell>
          <table:table-cell table:number-columns-repeated="16376"/>
        </table:table-row>
        <table:table-row table:style-name="ro1">
          <table:table-cell office:value-type="float" office:value="18.2" table:style-name="ce4">
            <text:p>18.2</text:p>
          </table:table-cell>
          <table:table-cell office:value-type="float" office:value="0.50636000000000003" table:style-name="ce4">
            <text:p>0.50636</text:p>
          </table:table-cell>
          <table:table-cell office:value-type="float" office:value="0.67647000000000002" table:style-name="ce4">
            <text:p>0.67647</text:p>
          </table:table-cell>
          <table:table-cell office:value-type="float" office:value="1.62948" table:style-name="ce4">
            <text:p>1.62948</text:p>
          </table:table-cell>
          <table:table-cell office:value-type="float" office:value="1.8836599999999999" table:style-name="ce4">
            <text:p>1.88366</text:p>
          </table:table-cell>
          <table:table-cell office:value-type="float" office:value="-0.17011000000000001" table:style-name="ce4">
            <text:p>-0.17011</text:p>
          </table:table-cell>
          <table:table-cell office:value-type="float" office:value="-0.25418000000000002" table:style-name="ce4">
            <text:p>-0.25418</text:p>
          </table:table-cell>
          <table:table-cell office:value-type="float" office:value="8.4070000000000006E-2" table:style-name="ce4">
            <text:p>0.08407</text:p>
          </table:table-cell>
          <table:table-cell table:number-columns-repeated="16376"/>
        </table:table-row>
        <table:table-row table:style-name="ro1">
          <table:table-cell office:value-type="float" office:value="18.25" table:style-name="ce4">
            <text:p>18.25</text:p>
          </table:table-cell>
          <table:table-cell office:value-type="float" office:value="0.50478000000000001" table:style-name="ce4">
            <text:p>0.50478</text:p>
          </table:table-cell>
          <table:table-cell office:value-type="float" office:value="0.67857000000000001" table:style-name="ce4">
            <text:p>0.67857</text:p>
          </table:table-cell>
          <table:table-cell office:value-type="float" office:value="1.62381" table:style-name="ce4">
            <text:p>1.62381</text:p>
          </table:table-cell>
          <table:table-cell office:value-type="float" office:value="1.87845" table:style-name="ce4">
            <text:p>1.87845</text:p>
          </table:table-cell>
          <table:table-cell office:value-type="float" office:value="-0.17379" table:style-name="ce4">
            <text:p>-0.17379</text:p>
          </table:table-cell>
          <table:table-cell office:value-type="float" office:value="-0.25463999999999998" table:style-name="ce4">
            <text:p>-0.25464</text:p>
          </table:table-cell>
          <table:table-cell office:value-type="float" office:value="8.0850000000000005E-2" table:style-name="ce4">
            <text:p>0.08085</text:p>
          </table:table-cell>
          <table:table-cell table:number-columns-repeated="16376"/>
        </table:table-row>
        <table:table-row table:style-name="ro1">
          <table:table-cell office:value-type="float" office:value="18.3" table:style-name="ce4">
            <text:p>18.3</text:p>
          </table:table-cell>
          <table:table-cell office:value-type="float" office:value="0.50546000000000002" table:style-name="ce4">
            <text:p>0.50546</text:p>
          </table:table-cell>
          <table:table-cell office:value-type="float" office:value="0.67667999999999995" table:style-name="ce4">
            <text:p>0.67668</text:p>
          </table:table-cell>
          <table:table-cell office:value-type="float" office:value="1.62032" table:style-name="ce4">
            <text:p>1.62032</text:p>
          </table:table-cell>
          <table:table-cell office:value-type="float" office:value="1.8728899999999999" table:style-name="ce4">
            <text:p>1.87289</text:p>
          </table:table-cell>
          <table:table-cell office:value-type="float" office:value="-0.17122000000000001" table:style-name="ce4">
            <text:p>-0.17122</text:p>
          </table:table-cell>
          <table:table-cell office:value-type="float" office:value="-0.25257000000000002" table:style-name="ce4">
            <text:p>-0.25257</text:p>
          </table:table-cell>
          <table:table-cell office:value-type="float" office:value="8.1350000000000006E-2" table:style-name="ce4">
            <text:p>0.08135</text:p>
          </table:table-cell>
          <table:table-cell table:number-columns-repeated="16376"/>
        </table:table-row>
        <table:table-row table:style-name="ro1">
          <table:table-cell office:value-type="float" office:value="18.350000000000001" table:style-name="ce4">
            <text:p>18.35</text:p>
          </table:table-cell>
          <table:table-cell office:value-type="float" office:value="0.50455000000000005" table:style-name="ce4">
            <text:p>0.50455</text:p>
          </table:table-cell>
          <table:table-cell office:value-type="float" office:value="0.67542999999999997" table:style-name="ce4">
            <text:p>0.67543</text:p>
          </table:table-cell>
          <table:table-cell office:value-type="float" office:value="1.61243" table:style-name="ce4">
            <text:p>1.61243</text:p>
          </table:table-cell>
          <table:table-cell office:value-type="float" office:value="1.8652299999999999" table:style-name="ce4">
            <text:p>1.86523</text:p>
          </table:table-cell>
          <table:table-cell office:value-type="float" office:value="-0.17088" table:style-name="ce4">
            <text:p>-0.17088</text:p>
          </table:table-cell>
          <table:table-cell office:value-type="float" office:value="-0.25280000000000002" table:style-name="ce4">
            <text:p>-0.2528</text:p>
          </table:table-cell>
          <table:table-cell office:value-type="float" office:value="8.1920000000000007E-2" table:style-name="ce4">
            <text:p>0.08192</text:p>
          </table:table-cell>
          <table:table-cell table:number-columns-repeated="16376"/>
        </table:table-row>
        <table:table-row table:style-name="ro1">
          <table:table-cell office:value-type="float" office:value="18.399999999999999" table:style-name="ce4">
            <text:p>18.4</text:p>
          </table:table-cell>
          <table:table-cell office:value-type="float" office:value="0.50351000000000001" table:style-name="ce4">
            <text:p>0.50351</text:p>
          </table:table-cell>
          <table:table-cell office:value-type="float" office:value="0.6734" table:style-name="ce4">
            <text:p>0.6734</text:p>
          </table:table-cell>
          <table:table-cell office:value-type="float" office:value="1.6029199999999999" table:style-name="ce4">
            <text:p>1.60292</text:p>
          </table:table-cell>
          <table:table-cell office:value-type="float" office:value="1.8571200000000001" table:style-name="ce4">
            <text:p>1.85712</text:p>
          </table:table-cell>
          <table:table-cell office:value-type="float" office:value="-0.16989000000000001" table:style-name="ce4">
            <text:p>-0.16989</text:p>
          </table:table-cell>
          <table:table-cell office:value-type="float" office:value="-0.25419999999999998" table:style-name="ce4">
            <text:p>-0.2542</text:p>
          </table:table-cell>
          <table:table-cell office:value-type="float" office:value="8.4309999999999996E-2" table:style-name="ce4">
            <text:p>0.08431</text:p>
          </table:table-cell>
          <table:table-cell table:number-columns-repeated="16376"/>
        </table:table-row>
        <table:table-row table:style-name="ro1">
          <table:table-cell office:value-type="float" office:value="18.45" table:style-name="ce4">
            <text:p>18.45</text:p>
          </table:table-cell>
          <table:table-cell office:value-type="float" office:value="0.50309999999999999" table:style-name="ce4">
            <text:p>0.5031</text:p>
          </table:table-cell>
          <table:table-cell office:value-type="float" office:value="0.67110999999999998" table:style-name="ce4">
            <text:p>0.67111</text:p>
          </table:table-cell>
          <table:table-cell office:value-type="float" office:value="1.59707" table:style-name="ce4">
            <text:p>1.59707</text:p>
          </table:table-cell>
          <table:table-cell office:value-type="float" office:value="1.84511" table:style-name="ce4">
            <text:p>1.84511</text:p>
          </table:table-cell>
          <table:table-cell office:value-type="float" office:value="-0.16800999999999999" table:style-name="ce4">
            <text:p>-0.16801</text:p>
          </table:table-cell>
          <table:table-cell office:value-type="float" office:value="-0.24804000000000001" table:style-name="ce4">
            <text:p>-0.24804</text:p>
          </table:table-cell>
          <table:table-cell office:value-type="float" office:value="8.0030000000000004E-2" table:style-name="ce4">
            <text:p>0.08003</text:p>
          </table:table-cell>
          <table:table-cell table:number-columns-repeated="16376"/>
        </table:table-row>
        <table:table-row table:style-name="ro1">
          <table:table-cell office:value-type="float" office:value="18.5" table:style-name="ce4">
            <text:p>18.5</text:p>
          </table:table-cell>
          <table:table-cell office:value-type="float" office:value="0.50309999999999999" table:style-name="ce4">
            <text:p>0.5031</text:p>
          </table:table-cell>
          <table:table-cell office:value-type="float" office:value="0.66586000000000001" table:style-name="ce4">
            <text:p>0.66586</text:p>
          </table:table-cell>
          <table:table-cell office:value-type="float" office:value="1.5871999999999999" table:style-name="ce4">
            <text:p>1.5872</text:p>
          </table:table-cell>
          <table:table-cell office:value-type="float" office:value="1.8366499999999999" table:style-name="ce4">
            <text:p>1.83665</text:p>
          </table:table-cell>
          <table:table-cell office:value-type="float" office:value="-0.16275999999999999" table:style-name="ce4">
            <text:p>-0.16276</text:p>
          </table:table-cell>
          <table:table-cell office:value-type="float" office:value="-0.24945000000000001" table:style-name="ce4">
            <text:p>-0.24945</text:p>
          </table:table-cell>
          <table:table-cell office:value-type="float" office:value="8.6690000000000003E-2" table:style-name="ce4">
            <text:p>0.08669</text:p>
          </table:table-cell>
          <table:table-cell table:number-columns-repeated="16376"/>
        </table:table-row>
        <table:table-row table:style-name="ro1">
          <table:table-cell office:value-type="float" office:value="18.55" table:style-name="ce4">
            <text:p>18.55</text:p>
          </table:table-cell>
          <table:table-cell office:value-type="float" office:value="0.50280000000000002" table:style-name="ce4">
            <text:p>0.5028</text:p>
          </table:table-cell>
          <table:table-cell office:value-type="float" office:value="0.66676000000000002" table:style-name="ce4">
            <text:p>0.66676</text:p>
          </table:table-cell>
          <table:table-cell office:value-type="float" office:value="1.58002" table:style-name="ce4">
            <text:p>1.58002</text:p>
          </table:table-cell>
          <table:table-cell office:value-type="float" office:value="1.8269899999999999" table:style-name="ce4">
            <text:p>1.82699</text:p>
          </table:table-cell>
          <table:table-cell office:value-type="float" office:value="-0.16395999999999999" table:style-name="ce4">
            <text:p>-0.16396</text:p>
          </table:table-cell>
          <table:table-cell office:value-type="float" office:value="-0.24697" table:style-name="ce4">
            <text:p>-0.24697</text:p>
          </table:table-cell>
          <table:table-cell office:value-type="float" office:value="8.301E-2" table:style-name="ce4">
            <text:p>0.08301</text:p>
          </table:table-cell>
          <table:table-cell table:number-columns-repeated="16376"/>
        </table:table-row>
        <table:table-row table:style-name="ro1">
          <table:table-cell office:value-type="float" office:value="18.600000000000001" table:style-name="ce4">
            <text:p>18.6</text:p>
          </table:table-cell>
          <table:table-cell office:value-type="float" office:value="0.50197999999999998" table:style-name="ce4">
            <text:p>0.50198</text:p>
          </table:table-cell>
          <table:table-cell office:value-type="float" office:value="0.66405000000000003" table:style-name="ce4">
            <text:p>0.66405</text:p>
          </table:table-cell>
          <table:table-cell office:value-type="float" office:value="1.5697700000000001" table:style-name="ce4">
            <text:p>1.56977</text:p>
          </table:table-cell>
          <table:table-cell office:value-type="float" office:value="1.81793" table:style-name="ce4">
            <text:p>1.81793</text:p>
          </table:table-cell>
          <table:table-cell office:value-type="float" office:value="-0.16206999999999999" table:style-name="ce4">
            <text:p>-0.16207</text:p>
          </table:table-cell>
          <table:table-cell office:value-type="float" office:value="-0.24815999999999999" table:style-name="ce4">
            <text:p>-0.24816</text:p>
          </table:table-cell>
          <table:table-cell office:value-type="float" office:value="8.609E-2" table:style-name="ce4">
            <text:p>0.08609</text:p>
          </table:table-cell>
          <table:table-cell table:number-columns-repeated="16376"/>
        </table:table-row>
        <table:table-row table:style-name="ro1">
          <table:table-cell office:value-type="float" office:value="18.649999999999999" table:style-name="ce4">
            <text:p>18.65</text:p>
          </table:table-cell>
          <table:table-cell office:value-type="float" office:value="0.50073999999999996" table:style-name="ce4">
            <text:p>0.50074</text:p>
          </table:table-cell>
          <table:table-cell office:value-type="float" office:value="0.66281999999999996" table:style-name="ce4">
            <text:p>0.66282</text:p>
          </table:table-cell>
          <table:table-cell office:value-type="float" office:value="1.5661799999999999" table:style-name="ce4">
            <text:p>1.56618</text:p>
          </table:table-cell>
          <table:table-cell office:value-type="float" office:value="1.8084" table:style-name="ce4">
            <text:p>1.8084</text:p>
          </table:table-cell>
          <table:table-cell office:value-type="float" office:value="-0.16208" table:style-name="ce4">
            <text:p>-0.16208</text:p>
          </table:table-cell>
          <table:table-cell office:value-type="float" office:value="-0.24221999999999999" table:style-name="ce4">
            <text:p>-0.24222</text:p>
          </table:table-cell>
          <table:table-cell office:value-type="float" office:value="8.0140000000000003E-2" table:style-name="ce4">
            <text:p>0.08014</text:p>
          </table:table-cell>
          <table:table-cell table:number-columns-repeated="16376"/>
        </table:table-row>
        <table:table-row table:style-name="ro1">
          <table:table-cell office:value-type="float" office:value="18.7" table:style-name="ce4">
            <text:p>18.7</text:p>
          </table:table-cell>
          <table:table-cell office:value-type="float" office:value="0.50290999999999997" table:style-name="ce4">
            <text:p>0.50291</text:p>
          </table:table-cell>
          <table:table-cell office:value-type="float" office:value="0.66229000000000005" table:style-name="ce4">
            <text:p>0.66229</text:p>
          </table:table-cell>
          <table:table-cell office:value-type="float" office:value="1.55843" table:style-name="ce4">
            <text:p>1.55843</text:p>
          </table:table-cell>
          <table:table-cell office:value-type="float" office:value="1.80104" table:style-name="ce4">
            <text:p>1.80104</text:p>
          </table:table-cell>
          <table:table-cell office:value-type="float" office:value="-0.15937999999999999" table:style-name="ce4">
            <text:p>-0.15938</text:p>
          </table:table-cell>
          <table:table-cell office:value-type="float" office:value="-0.24260999999999999" table:style-name="ce4">
            <text:p>-0.24261</text:p>
          </table:table-cell>
          <table:table-cell office:value-type="float" office:value="8.3229999999999998E-2" table:style-name="ce4">
            <text:p>0.08323</text:p>
          </table:table-cell>
          <table:table-cell table:number-columns-repeated="16376"/>
        </table:table-row>
        <table:table-row table:style-name="ro1">
          <table:table-cell office:value-type="float" office:value="18.75" table:style-name="ce4">
            <text:p>18.75</text:p>
          </table:table-cell>
          <table:table-cell office:value-type="float" office:value="0.50149999999999995" table:style-name="ce4">
            <text:p>0.5015</text:p>
          </table:table-cell>
          <table:table-cell office:value-type="float" office:value="0.66191999999999995" table:style-name="ce4">
            <text:p>0.66192</text:p>
          </table:table-cell>
          <table:table-cell office:value-type="float" office:value="1.5523" table:style-name="ce4">
            <text:p>1.5523</text:p>
          </table:table-cell>
          <table:table-cell office:value-type="float" office:value="1.79257" table:style-name="ce4">
            <text:p>1.79257</text:p>
          </table:table-cell>
          <table:table-cell office:value-type="float" office:value="-0.16042000000000001" table:style-name="ce4">
            <text:p>-0.16042</text:p>
          </table:table-cell>
          <table:table-cell office:value-type="float" office:value="-0.24027000000000001" table:style-name="ce4">
            <text:p>-0.24027</text:p>
          </table:table-cell>
          <table:table-cell office:value-type="float" office:value="7.9850000000000004E-2" table:style-name="ce4">
            <text:p>0.07985</text:p>
          </table:table-cell>
          <table:table-cell table:number-columns-repeated="16376"/>
        </table:table-row>
        <table:table-row table:style-name="ro1">
          <table:table-cell office:value-type="float" office:value="18.8" table:style-name="ce4">
            <text:p>18.8</text:p>
          </table:table-cell>
          <table:table-cell office:value-type="float" office:value="0.50285999999999997" table:style-name="ce4">
            <text:p>0.50286</text:p>
          </table:table-cell>
          <table:table-cell office:value-type="float" office:value="0.65851000000000004" table:style-name="ce4">
            <text:p>0.65851</text:p>
          </table:table-cell>
          <table:table-cell office:value-type="float" office:value="1.5446500000000001" table:style-name="ce4">
            <text:p>1.54465</text:p>
          </table:table-cell>
          <table:table-cell office:value-type="float" office:value="1.7815099999999999" table:style-name="ce4">
            <text:p>1.78151</text:p>
          </table:table-cell>
          <table:table-cell office:value-type="float" office:value="-0.15565000000000001" table:style-name="ce4">
            <text:p>-0.15565</text:p>
          </table:table-cell>
          <table:table-cell office:value-type="float" office:value="-0.23685999999999999" table:style-name="ce4">
            <text:p>-0.23686</text:p>
          </table:table-cell>
          <table:table-cell office:value-type="float" office:value="8.1210000000000004E-2" table:style-name="ce4">
            <text:p>0.08121</text:p>
          </table:table-cell>
          <table:table-cell table:number-columns-repeated="16376"/>
        </table:table-row>
        <table:table-row table:style-name="ro1">
          <table:table-cell office:value-type="float" office:value="18.850000000000001" table:style-name="ce4">
            <text:p>18.85</text:p>
          </table:table-cell>
          <table:table-cell office:value-type="float" office:value="0.50182000000000004" table:style-name="ce4">
            <text:p>0.50182</text:p>
          </table:table-cell>
          <table:table-cell office:value-type="float" office:value="0.65769999999999995" table:style-name="ce4">
            <text:p>0.6577</text:p>
          </table:table-cell>
          <table:table-cell office:value-type="float" office:value="1.53867" table:style-name="ce4">
            <text:p>1.53867</text:p>
          </table:table-cell>
          <table:table-cell office:value-type="float" office:value="1.77942" table:style-name="ce4">
            <text:p>1.77942</text:p>
          </table:table-cell>
          <table:table-cell office:value-type="float" office:value="-0.15587999999999999" table:style-name="ce4">
            <text:p>-0.15588</text:p>
          </table:table-cell>
          <table:table-cell office:value-type="float" office:value="-0.24074999999999999" table:style-name="ce4">
            <text:p>-0.24075</text:p>
          </table:table-cell>
          <table:table-cell office:value-type="float" office:value="8.4870000000000001E-2" table:style-name="ce4">
            <text:p>0.08487</text:p>
          </table:table-cell>
          <table:table-cell table:number-columns-repeated="16376"/>
        </table:table-row>
        <table:table-row table:style-name="ro1">
          <table:table-cell office:value-type="float" office:value="18.899999999999999" table:style-name="ce4">
            <text:p>18.9</text:p>
          </table:table-cell>
          <table:table-cell office:value-type="float" office:value="0.50060000000000004" table:style-name="ce4">
            <text:p>0.5006</text:p>
          </table:table-cell>
          <table:table-cell office:value-type="float" office:value="0.65595000000000003" table:style-name="ce4">
            <text:p>0.65595</text:p>
          </table:table-cell>
          <table:table-cell office:value-type="float" office:value="1.5288900000000001" table:style-name="ce4">
            <text:p>1.52889</text:p>
          </table:table-cell>
          <table:table-cell office:value-type="float" office:value="1.76769" table:style-name="ce4">
            <text:p>1.76769</text:p>
          </table:table-cell>
          <table:table-cell office:value-type="float" office:value="-0.15534999999999999" table:style-name="ce4">
            <text:p>-0.15535</text:p>
          </table:table-cell>
          <table:table-cell office:value-type="float" office:value="-0.23880000000000001" table:style-name="ce4">
            <text:p>-0.2388</text:p>
          </table:table-cell>
          <table:table-cell office:value-type="float" office:value="8.3449999999999996E-2" table:style-name="ce4">
            <text:p>0.08345</text:p>
          </table:table-cell>
          <table:table-cell table:number-columns-repeated="16376"/>
        </table:table-row>
        <table:table-row table:style-name="ro1">
          <table:table-cell office:value-type="float" office:value="18.95" table:style-name="ce4">
            <text:p>18.95</text:p>
          </table:table-cell>
          <table:table-cell office:value-type="float" office:value="0.49808999999999998" table:style-name="ce4">
            <text:p>0.49809</text:p>
          </table:table-cell>
          <table:table-cell office:value-type="float" office:value="0.65256000000000003" table:style-name="ce4">
            <text:p>0.65256</text:p>
          </table:table-cell>
          <table:table-cell office:value-type="float" office:value="1.5168200000000001" table:style-name="ce4">
            <text:p>1.51682</text:p>
          </table:table-cell>
          <table:table-cell office:value-type="float" office:value="1.7563599999999999" table:style-name="ce4">
            <text:p>1.75636</text:p>
          </table:table-cell>
          <table:table-cell office:value-type="float" office:value="-0.15447" table:style-name="ce4">
            <text:p>-0.15447</text:p>
          </table:table-cell>
          <table:table-cell office:value-type="float" office:value="-0.23954" table:style-name="ce4">
            <text:p>-0.23954</text:p>
          </table:table-cell>
          <table:table-cell office:value-type="float" office:value="8.5070000000000007E-2" table:style-name="ce4">
            <text:p>0.08507</text:p>
          </table:table-cell>
          <table:table-cell table:number-columns-repeated="16376"/>
        </table:table-row>
        <table:table-row table:style-name="ro1">
          <table:table-cell office:value-type="float" office:value="19" table:style-name="ce4">
            <text:p>19</text:p>
          </table:table-cell>
          <table:table-cell office:value-type="float" office:value="0.49814999999999998" table:style-name="ce4">
            <text:p>0.49815</text:p>
          </table:table-cell>
          <table:table-cell office:value-type="float" office:value="0.64988999999999997" table:style-name="ce4">
            <text:p>0.64989</text:p>
          </table:table-cell>
          <table:table-cell office:value-type="float" office:value="1.51013" table:style-name="ce4">
            <text:p>1.51013</text:p>
          </table:table-cell>
          <table:table-cell office:value-type="float" office:value="1.7434400000000001" table:style-name="ce4">
            <text:p>1.74344</text:p>
          </table:table-cell>
          <table:table-cell office:value-type="float" office:value="-0.15174000000000001" table:style-name="ce4">
            <text:p>-0.15174</text:p>
          </table:table-cell>
          <table:table-cell office:value-type="float" office:value="-0.23330999999999999" table:style-name="ce4">
            <text:p>-0.23331</text:p>
          </table:table-cell>
          <table:table-cell office:value-type="float" office:value="8.1570000000000004E-2" table:style-name="ce4">
            <text:p>0.08157</text:p>
          </table:table-cell>
          <table:table-cell table:number-columns-repeated="16376"/>
        </table:table-row>
        <table:table-row table:style-name="ro1">
          <table:table-cell office:value-type="float" office:value="19.05" table:style-name="ce4">
            <text:p>19.05</text:p>
          </table:table-cell>
          <table:table-cell office:value-type="float" office:value="0.49961" table:style-name="ce4">
            <text:p>0.49961</text:p>
          </table:table-cell>
          <table:table-cell office:value-type="float" office:value="0.65108999999999995" table:style-name="ce4">
            <text:p>0.65109</text:p>
          </table:table-cell>
          <table:table-cell office:value-type="float" office:value="1.5056700000000001" table:style-name="ce4">
            <text:p>1.50567</text:p>
          </table:table-cell>
          <table:table-cell office:value-type="float" office:value="1.7359899999999999" table:style-name="ce4">
            <text:p>1.73599</text:p>
          </table:table-cell>
          <table:table-cell office:value-type="float" office:value="-0.15148" table:style-name="ce4">
            <text:p>-0.15148</text:p>
          </table:table-cell>
          <table:table-cell office:value-type="float" office:value="-0.23032" table:style-name="ce4">
            <text:p>-0.23032</text:p>
          </table:table-cell>
          <table:table-cell office:value-type="float" office:value="7.8839999999999993E-2" table:style-name="ce4">
            <text:p>0.07884</text:p>
          </table:table-cell>
          <table:table-cell table:number-columns-repeated="16376"/>
        </table:table-row>
        <table:table-row table:style-name="ro1">
          <table:table-cell office:value-type="float" office:value="19.100000000000001" table:style-name="ce4">
            <text:p>19.1</text:p>
          </table:table-cell>
          <table:table-cell office:value-type="float" office:value="0.49952000000000002" table:style-name="ce4">
            <text:p>0.49952</text:p>
          </table:table-cell>
          <table:table-cell office:value-type="float" office:value="0.64471000000000001" table:style-name="ce4">
            <text:p>0.64471</text:p>
          </table:table-cell>
          <table:table-cell office:value-type="float" office:value="1.4967200000000001" table:style-name="ce4">
            <text:p>1.49672</text:p>
          </table:table-cell>
          <table:table-cell office:value-type="float" office:value="1.7274" table:style-name="ce4">
            <text:p>1.7274</text:p>
          </table:table-cell>
          <table:table-cell office:value-type="float" office:value="-0.14519000000000001" table:style-name="ce4">
            <text:p>-0.14519</text:p>
          </table:table-cell>
          <table:table-cell office:value-type="float" office:value="-0.23068" table:style-name="ce4">
            <text:p>-0.23068</text:p>
          </table:table-cell>
          <table:table-cell office:value-type="float" office:value="8.5489999999999997E-2" table:style-name="ce4">
            <text:p>0.08549</text:p>
          </table:table-cell>
          <table:table-cell table:number-columns-repeated="16376"/>
        </table:table-row>
        <table:table-row table:style-name="ro1">
          <table:table-cell office:value-type="float" office:value="19.149999999999999" table:style-name="ce4">
            <text:p>19.15</text:p>
          </table:table-cell>
          <table:table-cell office:value-type="float" office:value="0.49525000000000002" table:style-name="ce4">
            <text:p>0.49525</text:p>
          </table:table-cell>
          <table:table-cell office:value-type="float" office:value="0.64844000000000002" table:style-name="ce4">
            <text:p>0.64844</text:p>
          </table:table-cell>
          <table:table-cell office:value-type="float" office:value="1.48986" table:style-name="ce4">
            <text:p>1.48986</text:p>
          </table:table-cell>
          <table:table-cell office:value-type="float" office:value="1.7200299999999999" table:style-name="ce4">
            <text:p>1.72003</text:p>
          </table:table-cell>
          <table:table-cell office:value-type="float" office:value="-0.15318999999999999" table:style-name="ce4">
            <text:p>-0.15319</text:p>
          </table:table-cell>
          <table:table-cell office:value-type="float" office:value="-0.23017000000000001" table:style-name="ce4">
            <text:p>-0.23017</text:p>
          </table:table-cell>
          <table:table-cell office:value-type="float" office:value="7.6980000000000007E-2" table:style-name="ce4">
            <text:p>0.07698</text:p>
          </table:table-cell>
          <table:table-cell table:number-columns-repeated="16376"/>
        </table:table-row>
        <table:table-row table:style-name="ro1">
          <table:table-cell office:value-type="float" office:value="19.2" table:style-name="ce4">
            <text:p>19.2</text:p>
          </table:table-cell>
          <table:table-cell office:value-type="float" office:value="0.49545" table:style-name="ce4">
            <text:p>0.49545</text:p>
          </table:table-cell>
          <table:table-cell office:value-type="float" office:value="0.64273999999999998" table:style-name="ce4">
            <text:p>0.64274</text:p>
          </table:table-cell>
          <table:table-cell office:value-type="float" office:value="1.47898" table:style-name="ce4">
            <text:p>1.47898</text:p>
          </table:table-cell>
          <table:table-cell office:value-type="float" office:value="1.7097100000000001" table:style-name="ce4">
            <text:p>1.70971</text:p>
          </table:table-cell>
          <table:table-cell office:value-type="float" office:value="-0.14729" table:style-name="ce4">
            <text:p>-0.14729</text:p>
          </table:table-cell>
          <table:table-cell office:value-type="float" office:value="-0.23072999999999999" table:style-name="ce4">
            <text:p>-0.23073</text:p>
          </table:table-cell>
          <table:table-cell office:value-type="float" office:value="8.344E-2" table:style-name="ce4">
            <text:p>0.08344</text:p>
          </table:table-cell>
          <table:table-cell table:number-columns-repeated="16376"/>
        </table:table-row>
        <table:table-row table:style-name="ro1">
          <table:table-cell office:value-type="float" office:value="19.25" table:style-name="ce4">
            <text:p>19.25</text:p>
          </table:table-cell>
          <table:table-cell office:value-type="float" office:value="0.49359999999999998" table:style-name="ce4">
            <text:p>0.4936</text:p>
          </table:table-cell>
          <table:table-cell office:value-type="float" office:value="0.63997999999999999" table:style-name="ce4">
            <text:p>0.63998</text:p>
          </table:table-cell>
          <table:table-cell office:value-type="float" office:value="1.4657500000000001" table:style-name="ce4">
            <text:p>1.46575</text:p>
          </table:table-cell>
          <table:table-cell office:value-type="float" office:value="1.6965699999999999" table:style-name="ce4">
            <text:p>1.69657</text:p>
          </table:table-cell>
          <table:table-cell office:value-type="float" office:value="-0.14638000000000001" table:style-name="ce4">
            <text:p>-0.14638</text:p>
          </table:table-cell>
          <table:table-cell office:value-type="float" office:value="-0.23082" table:style-name="ce4">
            <text:p>-0.23082</text:p>
          </table:table-cell>
          <table:table-cell office:value-type="float" office:value="8.4440000000000001E-2" table:style-name="ce4">
            <text:p>0.08444</text:p>
          </table:table-cell>
          <table:table-cell table:number-columns-repeated="16376"/>
        </table:table-row>
        <table:table-row table:style-name="ro1">
          <table:table-cell office:value-type="float" office:value="19.3" table:style-name="ce4">
            <text:p>19.3</text:p>
          </table:table-cell>
          <table:table-cell office:value-type="float" office:value="0.49675999999999998" table:style-name="ce4">
            <text:p>0.49676</text:p>
          </table:table-cell>
          <table:table-cell office:value-type="float" office:value="0.63895999999999997" table:style-name="ce4">
            <text:p>0.63896</text:p>
          </table:table-cell>
          <table:table-cell office:value-type="float" office:value="1.4618100000000001" table:style-name="ce4">
            <text:p>1.46181</text:p>
          </table:table-cell>
          <table:table-cell office:value-type="float" office:value="1.69296" table:style-name="ce4">
            <text:p>1.69296</text:p>
          </table:table-cell>
          <table:table-cell office:value-type="float" office:value="-0.14219999999999999" table:style-name="ce4">
            <text:p>-0.1422</text:p>
          </table:table-cell>
          <table:table-cell office:value-type="float" office:value="-0.23114999999999999" table:style-name="ce4">
            <text:p>-0.23115</text:p>
          </table:table-cell>
          <table:table-cell office:value-type="float" office:value="8.8950000000000001E-2" table:style-name="ce4">
            <text:p>0.08895</text:p>
          </table:table-cell>
          <table:table-cell table:number-columns-repeated="16376"/>
        </table:table-row>
        <table:table-row table:style-name="ro1">
          <table:table-cell office:value-type="float" office:value="19.350000000000001" table:style-name="ce4">
            <text:p>19.35</text:p>
          </table:table-cell>
          <table:table-cell office:value-type="float" office:value="0.49436999999999998" table:style-name="ce4">
            <text:p>0.49437</text:p>
          </table:table-cell>
          <table:table-cell office:value-type="float" office:value="0.64051999999999998" table:style-name="ce4">
            <text:p>0.64052</text:p>
          </table:table-cell>
          <table:table-cell office:value-type="float" office:value="1.4604299999999999" table:style-name="ce4">
            <text:p>1.46043</text:p>
          </table:table-cell>
          <table:table-cell office:value-type="float" office:value="1.6855100000000001" table:style-name="ce4">
            <text:p>1.68551</text:p>
          </table:table-cell>
          <table:table-cell office:value-type="float" office:value="-0.14615" table:style-name="ce4">
            <text:p>-0.14615</text:p>
          </table:table-cell>
          <table:table-cell office:value-type="float" office:value="-0.22508" table:style-name="ce4">
            <text:p>-0.22508</text:p>
          </table:table-cell>
          <table:table-cell office:value-type="float" office:value="7.893E-2" table:style-name="ce4">
            <text:p>0.07893</text:p>
          </table:table-cell>
          <table:table-cell table:number-columns-repeated="16376"/>
        </table:table-row>
        <table:table-row table:style-name="ro1">
          <table:table-cell office:value-type="float" office:value="19.399999999999999" table:style-name="ce4">
            <text:p>19.4</text:p>
          </table:table-cell>
          <table:table-cell office:value-type="float" office:value="0.49297000000000002" table:style-name="ce4">
            <text:p>0.49297</text:p>
          </table:table-cell>
          <table:table-cell office:value-type="float" office:value="0.63585000000000003" table:style-name="ce4">
            <text:p>0.63585</text:p>
          </table:table-cell>
          <table:table-cell office:value-type="float" office:value="1.4462999999999999" table:style-name="ce4">
            <text:p>1.4463</text:p>
          </table:table-cell>
          <table:table-cell office:value-type="float" office:value="1.6752400000000001" table:style-name="ce4">
            <text:p>1.67524</text:p>
          </table:table-cell>
          <table:table-cell office:value-type="float" office:value="-0.14288000000000001" table:style-name="ce4">
            <text:p>-0.14288</text:p>
          </table:table-cell>
          <table:table-cell office:value-type="float" office:value="-0.22894" table:style-name="ce4">
            <text:p>-0.22894</text:p>
          </table:table-cell>
          <table:table-cell office:value-type="float" office:value="8.6059999999999998E-2" table:style-name="ce4">
            <text:p>0.08606</text:p>
          </table:table-cell>
          <table:table-cell table:number-columns-repeated="16376"/>
        </table:table-row>
        <table:table-row table:style-name="ro1">
          <table:table-cell office:value-type="float" office:value="19.45" table:style-name="ce4">
            <text:p>19.45</text:p>
          </table:table-cell>
          <table:table-cell office:value-type="float" office:value="0.49363000000000001" table:style-name="ce4">
            <text:p>0.49363</text:p>
          </table:table-cell>
          <table:table-cell office:value-type="float" office:value="0.63643000000000005" table:style-name="ce4">
            <text:p>0.63643</text:p>
          </table:table-cell>
          <table:table-cell office:value-type="float" office:value="1.4433100000000001" table:style-name="ce4">
            <text:p>1.44331</text:p>
          </table:table-cell>
          <table:table-cell office:value-type="float" office:value="1.6677299999999999" table:style-name="ce4">
            <text:p>1.66773</text:p>
          </table:table-cell>
          <table:table-cell office:value-type="float" office:value="-0.14280000000000001" table:style-name="ce4">
            <text:p>-0.1428</text:p>
          </table:table-cell>
          <table:table-cell office:value-type="float" office:value="-0.22442000000000001" table:style-name="ce4">
            <text:p>-0.22442</text:p>
          </table:table-cell>
          <table:table-cell office:value-type="float" office:value="8.1619999999999998E-2" table:style-name="ce4">
            <text:p>0.08162</text:p>
          </table:table-cell>
          <table:table-cell table:number-columns-repeated="16376"/>
        </table:table-row>
        <table:table-row table:style-name="ro1">
          <table:table-cell office:value-type="float" office:value="19.5" table:style-name="ce4">
            <text:p>19.5</text:p>
          </table:table-cell>
          <table:table-cell office:value-type="float" office:value="0.49414999999999998" table:style-name="ce4">
            <text:p>0.49415</text:p>
          </table:table-cell>
          <table:table-cell office:value-type="float" office:value="0.63392000000000004" table:style-name="ce4">
            <text:p>0.63392</text:p>
          </table:table-cell>
          <table:table-cell office:value-type="float" office:value="1.43665" table:style-name="ce4">
            <text:p>1.43665</text:p>
          </table:table-cell>
          <table:table-cell office:value-type="float" office:value="1.6602399999999999" table:style-name="ce4">
            <text:p>1.66024</text:p>
          </table:table-cell>
          <table:table-cell office:value-type="float" office:value="-0.13977000000000001" table:style-name="ce4">
            <text:p>-0.13977</text:p>
          </table:table-cell>
          <table:table-cell office:value-type="float" office:value="-0.22359000000000001" table:style-name="ce4">
            <text:p>-0.22359</text:p>
          </table:table-cell>
          <table:table-cell office:value-type="float" office:value="8.3820000000000006E-2" table:style-name="ce4">
            <text:p>0.08382</text:p>
          </table:table-cell>
          <table:table-cell table:number-columns-repeated="16376"/>
        </table:table-row>
        <table:table-row table:style-name="ro1">
          <table:table-cell office:value-type="float" office:value="19.55" table:style-name="ce4">
            <text:p>19.55</text:p>
          </table:table-cell>
          <table:table-cell office:value-type="float" office:value="0.49343999999999999" table:style-name="ce4">
            <text:p>0.49344</text:p>
          </table:table-cell>
          <table:table-cell office:value-type="float" office:value="0.63254999999999995" table:style-name="ce4">
            <text:p>0.63255</text:p>
          </table:table-cell>
          <table:table-cell office:value-type="float" office:value="1.42465" table:style-name="ce4">
            <text:p>1.42465</text:p>
          </table:table-cell>
          <table:table-cell office:value-type="float" office:value="1.6499200000000001" table:style-name="ce4">
            <text:p>1.64992</text:p>
          </table:table-cell>
          <table:table-cell office:value-type="float" office:value="-0.13911000000000001" table:style-name="ce4">
            <text:p>-0.13911</text:p>
          </table:table-cell>
          <table:table-cell office:value-type="float" office:value="-0.22527" table:style-name="ce4">
            <text:p>-0.22527</text:p>
          </table:table-cell>
          <table:table-cell office:value-type="float" office:value="8.616E-2" table:style-name="ce4">
            <text:p>0.08616</text:p>
          </table:table-cell>
          <table:table-cell table:number-columns-repeated="16376"/>
        </table:table-row>
        <table:table-row table:style-name="ro1">
          <table:table-cell office:value-type="float" office:value="19.600000000000001" table:style-name="ce4">
            <text:p>19.6</text:p>
          </table:table-cell>
          <table:table-cell office:value-type="float" office:value="0.49247999999999997" table:style-name="ce4">
            <text:p>0.49248</text:p>
          </table:table-cell>
          <table:table-cell office:value-type="float" office:value="0.63183" table:style-name="ce4">
            <text:p>0.63183</text:p>
          </table:table-cell>
          <table:table-cell office:value-type="float" office:value="1.41788" table:style-name="ce4">
            <text:p>1.41788</text:p>
          </table:table-cell>
          <table:table-cell office:value-type="float" office:value="1.63958" table:style-name="ce4">
            <text:p>1.63958</text:p>
          </table:table-cell>
          <table:table-cell office:value-type="float" office:value="-0.13935" table:style-name="ce4">
            <text:p>-0.13935</text:p>
          </table:table-cell>
          <table:table-cell office:value-type="float" office:value="-0.22170000000000001" table:style-name="ce4">
            <text:p>-0.2217</text:p>
          </table:table-cell>
          <table:table-cell office:value-type="float" office:value="8.2350000000000007E-2" table:style-name="ce4">
            <text:p>0.08235</text:p>
          </table:table-cell>
          <table:table-cell table:number-columns-repeated="16376"/>
        </table:table-row>
        <table:table-row table:style-name="ro1">
          <table:table-cell office:value-type="float" office:value="19.649999999999999" table:style-name="ce4">
            <text:p>19.65</text:p>
          </table:table-cell>
          <table:table-cell office:value-type="float" office:value="0.48952000000000001" table:style-name="ce4">
            <text:p>0.48952</text:p>
          </table:table-cell>
          <table:table-cell office:value-type="float" office:value="0.62968000000000002" table:style-name="ce4">
            <text:p>0.62968</text:p>
          </table:table-cell>
          <table:table-cell office:value-type="float" office:value="1.4084399999999999" table:style-name="ce4">
            <text:p>1.40844</text:p>
          </table:table-cell>
          <table:table-cell office:value-type="float" office:value="1.6309199999999999" table:style-name="ce4">
            <text:p>1.63092</text:p>
          </table:table-cell>
          <table:table-cell office:value-type="float" office:value="-0.14016000000000001" table:style-name="ce4">
            <text:p>-0.14016</text:p>
          </table:table-cell>
          <table:table-cell office:value-type="float" office:value="-0.22248000000000001" table:style-name="ce4">
            <text:p>-0.22248</text:p>
          </table:table-cell>
          <table:table-cell office:value-type="float" office:value="8.2320000000000004E-2" table:style-name="ce4">
            <text:p>0.08232</text:p>
          </table:table-cell>
          <table:table-cell table:number-columns-repeated="16376"/>
        </table:table-row>
        <table:table-row table:style-name="ro1">
          <table:table-cell office:value-type="float" office:value="19.7" table:style-name="ce4">
            <text:p>19.7</text:p>
          </table:table-cell>
          <table:table-cell office:value-type="float" office:value="0.49070999999999998" table:style-name="ce4">
            <text:p>0.49071</text:p>
          </table:table-cell>
          <table:table-cell office:value-type="float" office:value="0.62656999999999996" table:style-name="ce4">
            <text:p>0.62657</text:p>
          </table:table-cell>
          <table:table-cell office:value-type="float" office:value="1.4047700000000001" table:style-name="ce4">
            <text:p>1.40477</text:p>
          </table:table-cell>
          <table:table-cell office:value-type="float" office:value="1.6265000000000001" table:style-name="ce4">
            <text:p>1.6265</text:p>
          </table:table-cell>
          <table:table-cell office:value-type="float" office:value="-0.13586000000000001" table:style-name="ce4">
            <text:p>-0.13586</text:p>
          </table:table-cell>
          <table:table-cell office:value-type="float" office:value="-0.22173000000000001" table:style-name="ce4">
            <text:p>-0.22173</text:p>
          </table:table-cell>
          <table:table-cell office:value-type="float" office:value="8.5870000000000002E-2" table:style-name="ce4">
            <text:p>0.08587</text:p>
          </table:table-cell>
          <table:table-cell table:number-columns-repeated="16376"/>
        </table:table-row>
        <table:table-row table:style-name="ro1">
          <table:table-cell office:value-type="float" office:value="19.75" table:style-name="ce4">
            <text:p>19.75</text:p>
          </table:table-cell>
          <table:table-cell office:value-type="float" office:value="0.48792000000000002" table:style-name="ce4">
            <text:p>0.48792</text:p>
          </table:table-cell>
          <table:table-cell office:value-type="float" office:value="0.62516000000000005" table:style-name="ce4">
            <text:p>0.62516</text:p>
          </table:table-cell>
          <table:table-cell office:value-type="float" office:value="1.39663" table:style-name="ce4">
            <text:p>1.39663</text:p>
          </table:table-cell>
          <table:table-cell office:value-type="float" office:value="1.61405" table:style-name="ce4">
            <text:p>1.61405</text:p>
          </table:table-cell>
          <table:table-cell office:value-type="float" office:value="-0.13724" table:style-name="ce4">
            <text:p>-0.13724</text:p>
          </table:table-cell>
          <table:table-cell office:value-type="float" office:value="-0.21742" table:style-name="ce4">
            <text:p>-0.21742</text:p>
          </table:table-cell>
          <table:table-cell office:value-type="float" office:value="8.0180000000000001E-2" table:style-name="ce4">
            <text:p>0.08018</text:p>
          </table:table-cell>
          <table:table-cell table:number-columns-repeated="16376"/>
        </table:table-row>
        <table:table-row table:style-name="ro1">
          <table:table-cell office:value-type="float" office:value="19.8" table:style-name="ce4">
            <text:p>19.8</text:p>
          </table:table-cell>
          <table:table-cell office:value-type="float" office:value="0.48742000000000002" table:style-name="ce4">
            <text:p>0.48742</text:p>
          </table:table-cell>
          <table:table-cell office:value-type="float" office:value="0.62407000000000001" table:style-name="ce4">
            <text:p>0.62407</text:p>
          </table:table-cell>
          <table:table-cell office:value-type="float" office:value="1.38978" table:style-name="ce4">
            <text:p>1.38978</text:p>
          </table:table-cell>
          <table:table-cell office:value-type="float" office:value="1.60819" table:style-name="ce4">
            <text:p>1.60819</text:p>
          </table:table-cell>
          <table:table-cell office:value-type="float" office:value="-0.13664999999999999" table:style-name="ce4">
            <text:p>-0.13665</text:p>
          </table:table-cell>
          <table:table-cell office:value-type="float" office:value="-0.21840999999999999" table:style-name="ce4">
            <text:p>-0.21841</text:p>
          </table:table-cell>
          <table:table-cell office:value-type="float" office:value="8.1759999999999999E-2" table:style-name="ce4">
            <text:p>0.08176</text:p>
          </table:table-cell>
          <table:table-cell table:number-columns-repeated="16376"/>
        </table:table-row>
        <table:table-row table:style-name="ro1">
          <table:table-cell office:value-type="float" office:value="19.850000000000001" table:style-name="ce4">
            <text:p>19.85</text:p>
          </table:table-cell>
          <table:table-cell office:value-type="float" office:value="0.48737000000000003" table:style-name="ce4">
            <text:p>0.48737</text:p>
          </table:table-cell>
          <table:table-cell office:value-type="float" office:value="0.62229000000000001" table:style-name="ce4">
            <text:p>0.62229</text:p>
          </table:table-cell>
          <table:table-cell office:value-type="float" office:value="1.3808800000000001" table:style-name="ce4">
            <text:p>1.38088</text:p>
          </table:table-cell>
          <table:table-cell office:value-type="float" office:value="1.6023700000000001" table:style-name="ce4">
            <text:p>1.60237</text:p>
          </table:table-cell>
          <table:table-cell office:value-type="float" office:value="-0.13492000000000001" table:style-name="ce4">
            <text:p>-0.13492</text:p>
          </table:table-cell>
          <table:table-cell office:value-type="float" office:value="-0.22148999999999999" table:style-name="ce4">
            <text:p>-0.22149</text:p>
          </table:table-cell>
          <table:table-cell office:value-type="float" office:value="8.6569999999999994E-2" table:style-name="ce4">
            <text:p>0.08657</text:p>
          </table:table-cell>
          <table:table-cell table:number-columns-repeated="16376"/>
        </table:table-row>
        <table:table-row table:style-name="ro1">
          <table:table-cell office:value-type="float" office:value="19.899999999999999" table:style-name="ce4">
            <text:p>19.9</text:p>
          </table:table-cell>
          <table:table-cell office:value-type="float" office:value="0.48626999999999998" table:style-name="ce4">
            <text:p>0.48627</text:p>
          </table:table-cell>
          <table:table-cell office:value-type="float" office:value="0.62224999999999997" table:style-name="ce4">
            <text:p>0.62225</text:p>
          </table:table-cell>
          <table:table-cell office:value-type="float" office:value="1.3757999999999999" table:style-name="ce4">
            <text:p>1.3758</text:p>
          </table:table-cell>
          <table:table-cell office:value-type="float" office:value="1.5928599999999999" table:style-name="ce4">
            <text:p>1.59286</text:p>
          </table:table-cell>
          <table:table-cell office:value-type="float" office:value="-0.13597999999999999" table:style-name="ce4">
            <text:p>-0.13598</text:p>
          </table:table-cell>
          <table:table-cell office:value-type="float" office:value="-0.21706" table:style-name="ce4">
            <text:p>-0.21706</text:p>
          </table:table-cell>
          <table:table-cell office:value-type="float" office:value="8.1079999999999999E-2" table:style-name="ce4">
            <text:p>0.08108</text:p>
          </table:table-cell>
          <table:table-cell table:number-columns-repeated="16376"/>
        </table:table-row>
        <table:table-row table:style-name="ro1">
          <table:table-cell office:value-type="float" office:value="19.95" table:style-name="ce4">
            <text:p>19.95</text:p>
          </table:table-cell>
          <table:table-cell office:value-type="float" office:value="0.48703000000000002" table:style-name="ce4">
            <text:p>0.48703</text:p>
          </table:table-cell>
          <table:table-cell office:value-type="float" office:value="0.62114000000000003" table:style-name="ce4">
            <text:p>0.62114</text:p>
          </table:table-cell>
          <table:table-cell office:value-type="float" office:value="1.3682300000000001" table:style-name="ce4">
            <text:p>1.36823</text:p>
          </table:table-cell>
          <table:table-cell office:value-type="float" office:value="1.58464" table:style-name="ce4">
            <text:p>1.58464</text:p>
          </table:table-cell>
          <table:table-cell office:value-type="float" office:value="-0.13411000000000001" table:style-name="ce4">
            <text:p>-0.13411</text:p>
          </table:table-cell>
          <table:table-cell office:value-type="float" office:value="-0.21640999999999999" table:style-name="ce4">
            <text:p>-0.21641</text:p>
          </table:table-cell>
          <table:table-cell office:value-type="float" office:value="8.2299999999999998E-2" table:style-name="ce4">
            <text:p>0.0823</text:p>
          </table:table-cell>
          <table:table-cell table:number-columns-repeated="16376"/>
        </table:table-row>
        <table:table-row table:style-name="ro1">
          <table:table-cell office:value-type="float" office:value="20" table:style-name="ce4">
            <text:p>20</text:p>
          </table:table-cell>
          <table:table-cell office:value-type="float" office:value="0.48570999999999998" table:style-name="ce4">
            <text:p>0.48571</text:p>
          </table:table-cell>
          <table:table-cell office:value-type="float" office:value="0.62061999999999995" table:style-name="ce4">
            <text:p>0.62062</text:p>
          </table:table-cell>
          <table:table-cell office:value-type="float" office:value="1.3619399999999999" table:style-name="ce4">
            <text:p>1.36194</text:p>
          </table:table-cell>
          <table:table-cell office:value-type="float" office:value="1.5737300000000001" table:style-name="ce4">
            <text:p>1.57373</text:p>
          </table:table-cell>
          <table:table-cell office:value-type="float" office:value="-0.13491" table:style-name="ce4">
            <text:p>-0.13491</text:p>
          </table:table-cell>
          <table:table-cell office:value-type="float" office:value="-0.21179000000000001" table:style-name="ce4">
            <text:p>-0.21179</text:p>
          </table:table-cell>
          <table:table-cell office:value-type="float" office:value="7.6880000000000004E-2" table:style-name="ce4">
            <text:p>0.07688</text:p>
          </table:table-cell>
          <table:table-cell table:number-columns-repeated="16376"/>
        </table:table-row>
        <table:table-row table:style-name="ro1">
          <table:table-cell office:value-type="float" office:value="20.05" table:style-name="ce4">
            <text:p>20.05</text:p>
          </table:table-cell>
          <table:table-cell office:value-type="float" office:value="0.48576000000000003" table:style-name="ce4">
            <text:p>0.48576</text:p>
          </table:table-cell>
          <table:table-cell office:value-type="float" office:value="0.61812" table:style-name="ce4">
            <text:p>0.61812</text:p>
          </table:table-cell>
          <table:table-cell office:value-type="float" office:value="1.3500700000000001" table:style-name="ce4">
            <text:p>1.35007</text:p>
          </table:table-cell>
          <table:table-cell office:value-type="float" office:value="1.5683" table:style-name="ce4">
            <text:p>1.5683</text:p>
          </table:table-cell>
          <table:table-cell office:value-type="float" office:value="-0.13236000000000001" table:style-name="ce4">
            <text:p>-0.13236</text:p>
          </table:table-cell>
          <table:table-cell office:value-type="float" office:value="-0.21823000000000001" table:style-name="ce4">
            <text:p>-0.21823</text:p>
          </table:table-cell>
          <table:table-cell office:value-type="float" office:value="8.5870000000000002E-2" table:style-name="ce4">
            <text:p>0.08587</text:p>
          </table:table-cell>
          <table:table-cell table:number-columns-repeated="16376"/>
        </table:table-row>
        <table:table-row table:style-name="ro1">
          <table:table-cell office:value-type="float" office:value="20.100000000000001" table:style-name="ce4">
            <text:p>20.1</text:p>
          </table:table-cell>
          <table:table-cell office:value-type="float" office:value="0.48393000000000003" table:style-name="ce4">
            <text:p>0.48393</text:p>
          </table:table-cell>
          <table:table-cell office:value-type="float" office:value="0.61641999999999997" table:style-name="ce4">
            <text:p>0.61642</text:p>
          </table:table-cell>
          <table:table-cell office:value-type="float" office:value="1.3432299999999999" table:style-name="ce4">
            <text:p>1.34323</text:p>
          </table:table-cell>
          <table:table-cell office:value-type="float" office:value="1.56054" table:style-name="ce4">
            <text:p>1.56054</text:p>
          </table:table-cell>
          <table:table-cell office:value-type="float" office:value="-0.13249" table:style-name="ce4">
            <text:p>-0.13249</text:p>
          </table:table-cell>
          <table:table-cell office:value-type="float" office:value="-0.21731" table:style-name="ce4">
            <text:p>-0.21731</text:p>
          </table:table-cell>
          <table:table-cell office:value-type="float" office:value="8.4820000000000007E-2" table:style-name="ce4">
            <text:p>0.08482</text:p>
          </table:table-cell>
          <table:table-cell table:number-columns-repeated="16376"/>
        </table:table-row>
        <table:table-row table:style-name="ro1">
          <table:table-cell office:value-type="float" office:value="20.149999999999999" table:style-name="ce4">
            <text:p>20.15</text:p>
          </table:table-cell>
          <table:table-cell office:value-type="float" office:value="0.48424" table:style-name="ce4">
            <text:p>0.48424</text:p>
          </table:table-cell>
          <table:table-cell office:value-type="float" office:value="0.61609000000000003" table:style-name="ce4">
            <text:p>0.61609</text:p>
          </table:table-cell>
          <table:table-cell office:value-type="float" office:value="1.3395999999999999" table:style-name="ce4">
            <text:p>1.3396</text:p>
          </table:table-cell>
          <table:table-cell office:value-type="float" office:value="1.55067" table:style-name="ce4">
            <text:p>1.55067</text:p>
          </table:table-cell>
          <table:table-cell office:value-type="float" office:value="-0.13184999999999999" table:style-name="ce4">
            <text:p>-0.13185</text:p>
          </table:table-cell>
          <table:table-cell office:value-type="float" office:value="-0.21107000000000001" table:style-name="ce4">
            <text:p>-0.21107</text:p>
          </table:table-cell>
          <table:table-cell office:value-type="float" office:value="7.9219999999999999E-2" table:style-name="ce4">
            <text:p>0.07922</text:p>
          </table:table-cell>
          <table:table-cell table:number-columns-repeated="16376"/>
        </table:table-row>
        <table:table-row table:style-name="ro1">
          <table:table-cell office:value-type="float" office:value="20.2" table:style-name="ce4">
            <text:p>20.2</text:p>
          </table:table-cell>
          <table:table-cell office:value-type="float" office:value="0.48377999999999999" table:style-name="ce4">
            <text:p>0.48378</text:p>
          </table:table-cell>
          <table:table-cell office:value-type="float" office:value="0.61528000000000005" table:style-name="ce4">
            <text:p>0.61528</text:p>
          </table:table-cell>
          <table:table-cell office:value-type="float" office:value="1.3301499999999999" table:style-name="ce4">
            <text:p>1.33015</text:p>
          </table:table-cell>
          <table:table-cell office:value-type="float" office:value="1.53867" table:style-name="ce4">
            <text:p>1.53867</text:p>
          </table:table-cell>
          <table:table-cell office:value-type="float" office:value="-0.13150000000000001" table:style-name="ce4">
            <text:p>-0.1315</text:p>
          </table:table-cell>
          <table:table-cell office:value-type="float" office:value="-0.20852000000000001" table:style-name="ce4">
            <text:p>-0.20852</text:p>
          </table:table-cell>
          <table:table-cell office:value-type="float" office:value="7.7020000000000005E-2" table:style-name="ce4">
            <text:p>0.07702</text:p>
          </table:table-cell>
          <table:table-cell table:number-columns-repeated="16376"/>
        </table:table-row>
        <table:table-row table:style-name="ro1">
          <table:table-cell office:value-type="float" office:value="20.25" table:style-name="ce4">
            <text:p>20.25</text:p>
          </table:table-cell>
          <table:table-cell office:value-type="float" office:value="0.48386000000000001" table:style-name="ce4">
            <text:p>0.48386</text:p>
          </table:table-cell>
          <table:table-cell office:value-type="float" office:value="0.61065999999999998" table:style-name="ce4">
            <text:p>0.61066</text:p>
          </table:table-cell>
          <table:table-cell office:value-type="float" office:value="1.32551" table:style-name="ce4">
            <text:p>1.32551</text:p>
          </table:table-cell>
          <table:table-cell office:value-type="float" office:value="1.53589" table:style-name="ce4">
            <text:p>1.53589</text:p>
          </table:table-cell>
          <table:table-cell office:value-type="float" office:value="-0.1268" table:style-name="ce4">
            <text:p>-0.1268</text:p>
          </table:table-cell>
          <table:table-cell office:value-type="float" office:value="-0.21038000000000001" table:style-name="ce4">
            <text:p>-0.21038</text:p>
          </table:table-cell>
          <table:table-cell office:value-type="float" office:value="8.3580000000000002E-2" table:style-name="ce4">
            <text:p>0.08358</text:p>
          </table:table-cell>
          <table:table-cell table:number-columns-repeated="16376"/>
        </table:table-row>
        <table:table-row table:style-name="ro1">
          <table:table-cell office:value-type="float" office:value="20.3" table:style-name="ce4">
            <text:p>20.3</text:p>
          </table:table-cell>
          <table:table-cell office:value-type="float" office:value="0.48231000000000002" table:style-name="ce4">
            <text:p>0.48231</text:p>
          </table:table-cell>
          <table:table-cell office:value-type="float" office:value="0.60772000000000004" table:style-name="ce4">
            <text:p>0.60772</text:p>
          </table:table-cell>
          <table:table-cell office:value-type="float" office:value="1.31755" table:style-name="ce4">
            <text:p>1.31755</text:p>
          </table:table-cell>
          <table:table-cell office:value-type="float" office:value="1.53138" table:style-name="ce4">
            <text:p>1.53138</text:p>
          </table:table-cell>
          <table:table-cell office:value-type="float" office:value="-0.12540999999999999" table:style-name="ce4">
            <text:p>-0.12541</text:p>
          </table:table-cell>
          <table:table-cell office:value-type="float" office:value="-0.21382999999999999" table:style-name="ce4">
            <text:p>-0.21383</text:p>
          </table:table-cell>
          <table:table-cell office:value-type="float" office:value="8.8419999999999999E-2" table:style-name="ce4">
            <text:p>0.08842</text:p>
          </table:table-cell>
          <table:table-cell table:number-columns-repeated="16376"/>
        </table:table-row>
        <table:table-row table:style-name="ro1">
          <table:table-cell office:value-type="float" office:value="20.350000000000001" table:style-name="ce4">
            <text:p>20.35</text:p>
          </table:table-cell>
          <table:table-cell office:value-type="float" office:value="0.48310999999999998" table:style-name="ce4">
            <text:p>0.48311</text:p>
          </table:table-cell>
          <table:table-cell office:value-type="float" office:value="0.60792999999999997" table:style-name="ce4">
            <text:p>0.60793</text:p>
          </table:table-cell>
          <table:table-cell office:value-type="float" office:value="1.31853" table:style-name="ce4">
            <text:p>1.31853</text:p>
          </table:table-cell>
          <table:table-cell office:value-type="float" office:value="1.5245599999999999" table:style-name="ce4">
            <text:p>1.52456</text:p>
          </table:table-cell>
          <table:table-cell office:value-type="float" office:value="-0.12482" table:style-name="ce4">
            <text:p>-0.12482</text:p>
          </table:table-cell>
          <table:table-cell office:value-type="float" office:value="-0.20602999999999999" table:style-name="ce4">
            <text:p>-0.20603</text:p>
          </table:table-cell>
          <table:table-cell office:value-type="float" office:value="8.1210000000000004E-2" table:style-name="ce4">
            <text:p>0.08121</text:p>
          </table:table-cell>
          <table:table-cell table:number-columns-repeated="16376"/>
        </table:table-row>
        <table:table-row table:style-name="ro1">
          <table:table-cell office:value-type="float" office:value="20.399999999999999" table:style-name="ce4">
            <text:p>20.4</text:p>
          </table:table-cell>
          <table:table-cell office:value-type="float" office:value="0.48010999999999998" table:style-name="ce4">
            <text:p>0.48011</text:p>
          </table:table-cell>
          <table:table-cell office:value-type="float" office:value="0.60687999999999998" table:style-name="ce4">
            <text:p>0.60688</text:p>
          </table:table-cell>
          <table:table-cell office:value-type="float" office:value="1.30261" table:style-name="ce4">
            <text:p>1.30261</text:p>
          </table:table-cell>
          <table:table-cell office:value-type="float" office:value="1.5121500000000001" table:style-name="ce4">
            <text:p>1.51215</text:p>
          </table:table-cell>
          <table:table-cell office:value-type="float" office:value="-0.12676999999999999" table:style-name="ce4">
            <text:p>-0.12677</text:p>
          </table:table-cell>
          <table:table-cell office:value-type="float" office:value="-0.20954" table:style-name="ce4">
            <text:p>-0.20954</text:p>
          </table:table-cell>
          <table:table-cell office:value-type="float" office:value="8.2769999999999996E-2" table:style-name="ce4">
            <text:p>0.08277</text:p>
          </table:table-cell>
          <table:table-cell table:number-columns-repeated="16376"/>
        </table:table-row>
        <table:table-row table:style-name="ro1">
          <table:table-cell office:value-type="float" office:value="20.45" table:style-name="ce4">
            <text:p>20.45</text:p>
          </table:table-cell>
          <table:table-cell office:value-type="float" office:value="0.47908000000000001" table:style-name="ce4">
            <text:p>0.47908</text:p>
          </table:table-cell>
          <table:table-cell office:value-type="float" office:value="0.60567000000000004" table:style-name="ce4">
            <text:p>0.60567</text:p>
          </table:table-cell>
          <table:table-cell office:value-type="float" office:value="1.2931699999999999" table:style-name="ce4">
            <text:p>1.29317</text:p>
          </table:table-cell>
          <table:table-cell office:value-type="float" office:value="1.5040500000000001" table:style-name="ce4">
            <text:p>1.50405</text:p>
          </table:table-cell>
          <table:table-cell office:value-type="float" office:value="-0.12659000000000001" table:style-name="ce4">
            <text:p>-0.12659</text:p>
          </table:table-cell>
          <table:table-cell office:value-type="float" office:value="-0.21088000000000001" table:style-name="ce4">
            <text:p>-0.21088</text:p>
          </table:table-cell>
          <table:table-cell office:value-type="float" office:value="8.4290000000000004E-2" table:style-name="ce4">
            <text:p>0.08429</text:p>
          </table:table-cell>
          <table:table-cell table:number-columns-repeated="16376"/>
        </table:table-row>
        <table:table-row table:style-name="ro1">
          <table:table-cell office:value-type="float" office:value="20.5" table:style-name="ce4">
            <text:p>20.5</text:p>
          </table:table-cell>
          <table:table-cell office:value-type="float" office:value="0.48163" table:style-name="ce4">
            <text:p>0.48163</text:p>
          </table:table-cell>
          <table:table-cell office:value-type="float" office:value="0.60541" table:style-name="ce4">
            <text:p>0.60541</text:p>
          </table:table-cell>
          <table:table-cell office:value-type="float" office:value="1.29762" table:style-name="ce4">
            <text:p>1.29762</text:p>
          </table:table-cell>
          <table:table-cell office:value-type="float" office:value="1.5050300000000001" table:style-name="ce4">
            <text:p>1.50503</text:p>
          </table:table-cell>
          <table:table-cell office:value-type="float" office:value="-0.12378" table:style-name="ce4">
            <text:p>-0.12378</text:p>
          </table:table-cell>
          <table:table-cell office:value-type="float" office:value="-0.20741000000000001" table:style-name="ce4">
            <text:p>-0.20741</text:p>
          </table:table-cell>
          <table:table-cell office:value-type="float" office:value="8.3629999999999996E-2" table:style-name="ce4">
            <text:p>0.08363</text:p>
          </table:table-cell>
          <table:table-cell table:number-columns-repeated="16376"/>
        </table:table-row>
        <table:table-row table:style-name="ro1">
          <table:table-cell office:value-type="float" office:value="20.55" table:style-name="ce4">
            <text:p>20.55</text:p>
          </table:table-cell>
          <table:table-cell office:value-type="float" office:value="0.47953000000000001" table:style-name="ce4">
            <text:p>0.47953</text:p>
          </table:table-cell>
          <table:table-cell office:value-type="float" office:value="0.60445000000000004" table:style-name="ce4">
            <text:p>0.60445</text:p>
          </table:table-cell>
          <table:table-cell office:value-type="float" office:value="1.28356" table:style-name="ce4">
            <text:p>1.28356</text:p>
          </table:table-cell>
          <table:table-cell office:value-type="float" office:value="1.49275" table:style-name="ce4">
            <text:p>1.49275</text:p>
          </table:table-cell>
          <table:table-cell office:value-type="float" office:value="-0.12492" table:style-name="ce4">
            <text:p>-0.12492</text:p>
          </table:table-cell>
          <table:table-cell office:value-type="float" office:value="-0.20918999999999999" table:style-name="ce4">
            <text:p>-0.20919</text:p>
          </table:table-cell>
          <table:table-cell office:value-type="float" office:value="8.4269999999999998E-2" table:style-name="ce4">
            <text:p>0.08427</text:p>
          </table:table-cell>
          <table:table-cell table:number-columns-repeated="16376"/>
        </table:table-row>
        <table:table-row table:style-name="ro1">
          <table:table-cell office:value-type="float" office:value="20.6" table:style-name="ce4">
            <text:p>20.6</text:p>
          </table:table-cell>
          <table:table-cell office:value-type="float" office:value="0.47832999999999998" table:style-name="ce4">
            <text:p>0.47833</text:p>
          </table:table-cell>
          <table:table-cell office:value-type="float" office:value="0.60287000000000002" table:style-name="ce4">
            <text:p>0.60287</text:p>
          </table:table-cell>
          <table:table-cell office:value-type="float" office:value="1.2784599999999999" table:style-name="ce4">
            <text:p>1.27846</text:p>
          </table:table-cell>
          <table:table-cell office:value-type="float" office:value="1.4864599999999999" table:style-name="ce4">
            <text:p>1.48646</text:p>
          </table:table-cell>
          <table:table-cell office:value-type="float" office:value="-0.12454" table:style-name="ce4">
            <text:p>-0.12454</text:p>
          </table:table-cell>
          <table:table-cell office:value-type="float" office:value="-0.20799999999999999" table:style-name="ce4">
            <text:p>-0.208</text:p>
          </table:table-cell>
          <table:table-cell office:value-type="float" office:value="8.3460000000000006E-2" table:style-name="ce4">
            <text:p>0.08346</text:p>
          </table:table-cell>
          <table:table-cell table:number-columns-repeated="16376"/>
        </table:table-row>
        <table:table-row table:style-name="ro1">
          <table:table-cell office:value-type="float" office:value="20.65" table:style-name="ce4">
            <text:p>20.65</text:p>
          </table:table-cell>
          <table:table-cell office:value-type="float" office:value="0.47756999999999999" table:style-name="ce4">
            <text:p>0.47757</text:p>
          </table:table-cell>
          <table:table-cell office:value-type="float" office:value="0.60146999999999995" table:style-name="ce4">
            <text:p>0.60147</text:p>
          </table:table-cell>
          <table:table-cell office:value-type="float" office:value="1.2697099999999999" table:style-name="ce4">
            <text:p>1.26971</text:p>
          </table:table-cell>
          <table:table-cell office:value-type="float" office:value="1.47557" table:style-name="ce4">
            <text:p>1.47557</text:p>
          </table:table-cell>
          <table:table-cell office:value-type="float" office:value="-0.1239" table:style-name="ce4">
            <text:p>-0.1239</text:p>
          </table:table-cell>
          <table:table-cell office:value-type="float" office:value="-0.20585999999999999" table:style-name="ce4">
            <text:p>-0.20586</text:p>
          </table:table-cell>
          <table:table-cell office:value-type="float" office:value="8.1960000000000005E-2" table:style-name="ce4">
            <text:p>0.08196</text:p>
          </table:table-cell>
          <table:table-cell table:number-columns-repeated="16376"/>
        </table:table-row>
        <table:table-row table:style-name="ro1">
          <table:table-cell office:value-type="float" office:value="20.7" table:style-name="ce4">
            <text:p>20.7</text:p>
          </table:table-cell>
          <table:table-cell office:value-type="float" office:value="0.47954000000000002" table:style-name="ce4">
            <text:p>0.47954</text:p>
          </table:table-cell>
          <table:table-cell office:value-type="float" office:value="0.59814000000000001" table:style-name="ce4">
            <text:p>0.59814</text:p>
          </table:table-cell>
          <table:table-cell office:value-type="float" office:value="1.26709" table:style-name="ce4">
            <text:p>1.26709</text:p>
          </table:table-cell>
          <table:table-cell office:value-type="float" office:value="1.47502" table:style-name="ce4">
            <text:p>1.47502</text:p>
          </table:table-cell>
          <table:table-cell office:value-type="float" office:value="-0.1186" table:style-name="ce4">
            <text:p>-0.1186</text:p>
          </table:table-cell>
          <table:table-cell office:value-type="float" office:value="-0.20793" table:style-name="ce4">
            <text:p>-0.20793</text:p>
          </table:table-cell>
          <table:table-cell office:value-type="float" office:value="8.9330000000000007E-2" table:style-name="ce4">
            <text:p>0.08933</text:p>
          </table:table-cell>
          <table:table-cell table:number-columns-repeated="16376"/>
        </table:table-row>
        <table:table-row table:style-name="ro1">
          <table:table-cell office:value-type="float" office:value="20.75" table:style-name="ce4">
            <text:p>20.75</text:p>
          </table:table-cell>
          <table:table-cell office:value-type="float" office:value="0.47854000000000002" table:style-name="ce4">
            <text:p>0.47854</text:p>
          </table:table-cell>
          <table:table-cell office:value-type="float" office:value="0.59958999999999996" table:style-name="ce4">
            <text:p>0.59959</text:p>
          </table:table-cell>
          <table:table-cell office:value-type="float" office:value="1.2632300000000001" table:style-name="ce4">
            <text:p>1.26323</text:p>
          </table:table-cell>
          <table:table-cell office:value-type="float" office:value="1.4649000000000001" table:style-name="ce4">
            <text:p>1.4649</text:p>
          </table:table-cell>
          <table:table-cell office:value-type="float" office:value="-0.12105" table:style-name="ce4">
            <text:p>-0.12105</text:p>
          </table:table-cell>
          <table:table-cell office:value-type="float" office:value="-0.20166999999999999" table:style-name="ce4">
            <text:p>-0.20167</text:p>
          </table:table-cell>
          <table:table-cell office:value-type="float" office:value="8.0619999999999997E-2" table:style-name="ce4">
            <text:p>0.08062</text:p>
          </table:table-cell>
          <table:table-cell table:number-columns-repeated="16376"/>
        </table:table-row>
        <table:table-row table:style-name="ro1">
          <table:table-cell office:value-type="float" office:value="20.8" table:style-name="ce4">
            <text:p>20.8</text:p>
          </table:table-cell>
          <table:table-cell office:value-type="float" office:value="0.47839999999999999" table:style-name="ce4">
            <text:p>0.4784</text:p>
          </table:table-cell>
          <table:table-cell office:value-type="float" office:value="0.59699000000000002" table:style-name="ce4">
            <text:p>0.59699</text:p>
          </table:table-cell>
          <table:table-cell office:value-type="float" office:value="1.2563599999999999" table:style-name="ce4">
            <text:p>1.25636</text:p>
          </table:table-cell>
          <table:table-cell office:value-type="float" office:value="1.45977" table:style-name="ce4">
            <text:p>1.45977</text:p>
          </table:table-cell>
          <table:table-cell office:value-type="float" office:value="-0.11859" table:style-name="ce4">
            <text:p>-0.11859</text:p>
          </table:table-cell>
          <table:table-cell office:value-type="float" office:value="-0.20341000000000001" table:style-name="ce4">
            <text:p>-0.20341</text:p>
          </table:table-cell>
          <table:table-cell office:value-type="float" office:value="8.4820000000000007E-2" table:style-name="ce4">
            <text:p>0.08482</text:p>
          </table:table-cell>
          <table:table-cell table:number-columns-repeated="16376"/>
        </table:table-row>
        <table:table-row table:style-name="ro1">
          <table:table-cell office:value-type="float" office:value="20.85" table:style-name="ce4">
            <text:p>20.85</text:p>
          </table:table-cell>
          <table:table-cell office:value-type="float" office:value="0.47788000000000003" table:style-name="ce4">
            <text:p>0.47788</text:p>
          </table:table-cell>
          <table:table-cell office:value-type="float" office:value="0.59628999999999999" table:style-name="ce4">
            <text:p>0.59629</text:p>
          </table:table-cell>
          <table:table-cell office:value-type="float" office:value="1.2513000000000001" table:style-name="ce4">
            <text:p>1.2513</text:p>
          </table:table-cell>
          <table:table-cell office:value-type="float" office:value="1.45472" table:style-name="ce4">
            <text:p>1.45472</text:p>
          </table:table-cell>
          <table:table-cell office:value-type="float" office:value="-0.11841" table:style-name="ce4">
            <text:p>-0.11841</text:p>
          </table:table-cell>
          <table:table-cell office:value-type="float" office:value="-0.20341999999999999" table:style-name="ce4">
            <text:p>-0.20342</text:p>
          </table:table-cell>
          <table:table-cell office:value-type="float" office:value="8.5010000000000002E-2" table:style-name="ce4">
            <text:p>0.08501</text:p>
          </table:table-cell>
          <table:table-cell table:number-columns-repeated="16376"/>
        </table:table-row>
        <table:table-row table:style-name="ro1">
          <table:table-cell office:value-type="float" office:value="20.9" table:style-name="ce4">
            <text:p>20.9</text:p>
          </table:table-cell>
          <table:table-cell office:value-type="float" office:value="0.47826999999999997" table:style-name="ce4">
            <text:p>0.47827</text:p>
          </table:table-cell>
          <table:table-cell office:value-type="float" office:value="0.59535000000000005" table:style-name="ce4">
            <text:p>0.59535</text:p>
          </table:table-cell>
          <table:table-cell office:value-type="float" office:value="1.24627" table:style-name="ce4">
            <text:p>1.24627</text:p>
          </table:table-cell>
          <table:table-cell office:value-type="float" office:value="1.4426099999999999" table:style-name="ce4">
            <text:p>1.44261</text:p>
          </table:table-cell>
          <table:table-cell office:value-type="float" office:value="-0.11708" table:style-name="ce4">
            <text:p>-0.11708</text:p>
          </table:table-cell>
          <table:table-cell office:value-type="float" office:value="-0.19633999999999999" table:style-name="ce4">
            <text:p>-0.19634</text:p>
          </table:table-cell>
          <table:table-cell office:value-type="float" office:value="7.9259999999999997E-2" table:style-name="ce4">
            <text:p>0.07926</text:p>
          </table:table-cell>
          <table:table-cell table:number-columns-repeated="16376"/>
        </table:table-row>
        <table:table-row table:style-name="ro1">
          <table:table-cell office:value-type="float" office:value="20.95" table:style-name="ce4">
            <text:p>20.95</text:p>
          </table:table-cell>
          <table:table-cell office:value-type="float" office:value="0.47959000000000002" table:style-name="ce4">
            <text:p>0.47959</text:p>
          </table:table-cell>
          <table:table-cell office:value-type="float" office:value="0.59496000000000004" table:style-name="ce4">
            <text:p>0.59496</text:p>
          </table:table-cell>
          <table:table-cell office:value-type="float" office:value="1.2366699999999999" table:style-name="ce4">
            <text:p>1.23667</text:p>
          </table:table-cell>
          <table:table-cell office:value-type="float" office:value="1.43638" table:style-name="ce4">
            <text:p>1.43638</text:p>
          </table:table-cell>
          <table:table-cell office:value-type="float" office:value="-0.11537" table:style-name="ce4">
            <text:p>-0.11537</text:p>
          </table:table-cell>
          <table:table-cell office:value-type="float" office:value="-0.19971" table:style-name="ce4">
            <text:p>-0.19971</text:p>
          </table:table-cell>
          <table:table-cell office:value-type="float" office:value="8.4339999999999998E-2" table:style-name="ce4">
            <text:p>0.08434</text:p>
          </table:table-cell>
          <table:table-cell table:number-columns-repeated="16376"/>
        </table:table-row>
        <table:table-row table:style-name="ro1">
          <table:table-cell office:value-type="float" office:value="21" table:style-name="ce4">
            <text:p>21</text:p>
          </table:table-cell>
          <table:table-cell office:value-type="float" office:value="0.47532999999999997" table:style-name="ce4">
            <text:p>0.47533</text:p>
          </table:table-cell>
          <table:table-cell office:value-type="float" office:value="0.59443000000000001" table:style-name="ce4">
            <text:p>0.59443</text:p>
          </table:table-cell>
          <table:table-cell office:value-type="float" office:value="1.23017" table:style-name="ce4">
            <text:p>1.23017</text:p>
          </table:table-cell>
          <table:table-cell office:value-type="float" office:value="1.4313100000000001" table:style-name="ce4">
            <text:p>1.43131</text:p>
          </table:table-cell>
          <table:table-cell office:value-type="float" office:value="-0.1191" table:style-name="ce4">
            <text:p>-0.1191</text:p>
          </table:table-cell>
          <table:table-cell office:value-type="float" office:value="-0.20114000000000001" table:style-name="ce4">
            <text:p>-0.20114</text:p>
          </table:table-cell>
          <table:table-cell office:value-type="float" office:value="8.2040000000000002E-2" table:style-name="ce4">
            <text:p>0.08204</text:p>
          </table:table-cell>
          <table:table-cell table:number-columns-repeated="16376"/>
        </table:table-row>
        <table:table-row table:style-name="ro1">
          <table:table-cell office:value-type="float" office:value="21.05" table:style-name="ce4">
            <text:p>21.05</text:p>
          </table:table-cell>
          <table:table-cell office:value-type="float" office:value="0.47648000000000001" table:style-name="ce4">
            <text:p>0.47648</text:p>
          </table:table-cell>
          <table:table-cell office:value-type="float" office:value="0.59502999999999995" table:style-name="ce4">
            <text:p>0.59503</text:p>
          </table:table-cell>
          <table:table-cell office:value-type="float" office:value="1.2302599999999999" table:style-name="ce4">
            <text:p>1.23026</text:p>
          </table:table-cell>
          <table:table-cell office:value-type="float" office:value="1.42899" table:style-name="ce4">
            <text:p>1.42899</text:p>
          </table:table-cell>
          <table:table-cell office:value-type="float" office:value="-0.11855" table:style-name="ce4">
            <text:p>-0.11855</text:p>
          </table:table-cell>
          <table:table-cell office:value-type="float" office:value="-0.19872999999999999" table:style-name="ce4">
            <text:p>-0.19873</text:p>
          </table:table-cell>
          <table:table-cell office:value-type="float" office:value="8.0180000000000001E-2" table:style-name="ce4">
            <text:p>0.08018</text:p>
          </table:table-cell>
          <table:table-cell table:number-columns-repeated="16376"/>
        </table:table-row>
        <table:table-row table:style-name="ro1">
          <table:table-cell office:value-type="float" office:value="21.1" table:style-name="ce4">
            <text:p>21.1</text:p>
          </table:table-cell>
          <table:table-cell office:value-type="float" office:value="0.47602" table:style-name="ce4">
            <text:p>0.47602</text:p>
          </table:table-cell>
          <table:table-cell office:value-type="float" office:value="0.59177000000000002" table:style-name="ce4">
            <text:p>0.59177</text:p>
          </table:table-cell>
          <table:table-cell office:value-type="float" office:value="1.2233000000000001" table:style-name="ce4">
            <text:p>1.2233</text:p>
          </table:table-cell>
          <table:table-cell office:value-type="float" office:value="1.42258" table:style-name="ce4">
            <text:p>1.42258</text:p>
          </table:table-cell>
          <table:table-cell office:value-type="float" office:value="-0.11575000000000001" table:style-name="ce4">
            <text:p>-0.11575</text:p>
          </table:table-cell>
          <table:table-cell office:value-type="float" office:value="-0.19928000000000001" table:style-name="ce4">
            <text:p>-0.19928</text:p>
          </table:table-cell>
          <table:table-cell office:value-type="float" office:value="8.3529999999999993E-2" table:style-name="ce4">
            <text:p>0.08353</text:p>
          </table:table-cell>
          <table:table-cell table:number-columns-repeated="16376"/>
        </table:table-row>
        <table:table-row table:style-name="ro1">
          <table:table-cell office:value-type="float" office:value="21.15" table:style-name="ce4">
            <text:p>21.15</text:p>
          </table:table-cell>
          <table:table-cell office:value-type="float" office:value="0.47525000000000001" table:style-name="ce4">
            <text:p>0.47525</text:p>
          </table:table-cell>
          <table:table-cell office:value-type="float" office:value="0.58899000000000001" table:style-name="ce4">
            <text:p>0.58899</text:p>
          </table:table-cell>
          <table:table-cell office:value-type="float" office:value="1.2161900000000001" table:style-name="ce4">
            <text:p>1.21619</text:p>
          </table:table-cell>
          <table:table-cell office:value-type="float" office:value="1.4139900000000001" table:style-name="ce4">
            <text:p>1.41399</text:p>
          </table:table-cell>
          <table:table-cell office:value-type="float" office:value="-0.11373999999999999" table:style-name="ce4">
            <text:p>-0.11374</text:p>
          </table:table-cell>
          <table:table-cell office:value-type="float" office:value="-0.1978" table:style-name="ce4">
            <text:p>-0.1978</text:p>
          </table:table-cell>
          <table:table-cell office:value-type="float" office:value="8.4059999999999996E-2" table:style-name="ce4">
            <text:p>0.08406</text:p>
          </table:table-cell>
          <table:table-cell table:number-columns-repeated="16376"/>
        </table:table-row>
        <table:table-row table:style-name="ro1">
          <table:table-cell office:value-type="float" office:value="21.2" table:style-name="ce4">
            <text:p>21.2</text:p>
          </table:table-cell>
          <table:table-cell office:value-type="float" office:value="0.47572999999999999" table:style-name="ce4">
            <text:p>0.47573</text:p>
          </table:table-cell>
          <table:table-cell office:value-type="float" office:value="0.58811000000000002" table:style-name="ce4">
            <text:p>0.58811</text:p>
          </table:table-cell>
          <table:table-cell office:value-type="float" office:value="1.2087399999999999" table:style-name="ce4">
            <text:p>1.20874</text:p>
          </table:table-cell>
          <table:table-cell office:value-type="float" office:value="1.4054599999999999" table:style-name="ce4">
            <text:p>1.40546</text:p>
          </table:table-cell>
          <table:table-cell office:value-type="float" office:value="-0.11237999999999999" table:style-name="ce4">
            <text:p>-0.11238</text:p>
          </table:table-cell>
          <table:table-cell office:value-type="float" office:value="-0.19672000000000001" table:style-name="ce4">
            <text:p>-0.19672</text:p>
          </table:table-cell>
          <table:table-cell office:value-type="float" office:value="8.4339999999999998E-2" table:style-name="ce4">
            <text:p>0.08434</text:p>
          </table:table-cell>
          <table:table-cell table:number-columns-repeated="16376"/>
        </table:table-row>
        <table:table-row table:style-name="ro1">
          <table:table-cell office:value-type="float" office:value="21.25" table:style-name="ce4">
            <text:p>21.25</text:p>
          </table:table-cell>
          <table:table-cell office:value-type="float" office:value="0.47283999999999998" table:style-name="ce4">
            <text:p>0.47284</text:p>
          </table:table-cell>
          <table:table-cell office:value-type="float" office:value="0.58608000000000005" table:style-name="ce4">
            <text:p>0.58608</text:p>
          </table:table-cell>
          <table:table-cell office:value-type="float" office:value="1.2024699999999999" table:style-name="ce4">
            <text:p>1.20247</text:p>
          </table:table-cell>
          <table:table-cell office:value-type="float" office:value="1.4004700000000001" table:style-name="ce4">
            <text:p>1.40047</text:p>
          </table:table-cell>
          <table:table-cell office:value-type="float" office:value="-0.11323999999999999" table:style-name="ce4">
            <text:p>-0.11324</text:p>
          </table:table-cell>
          <table:table-cell office:value-type="float" office:value="-0.19800000000000001" table:style-name="ce4">
            <text:p>-0.198</text:p>
          </table:table-cell>
          <table:table-cell office:value-type="float" office:value="8.4760000000000002E-2" table:style-name="ce4">
            <text:p>0.08476</text:p>
          </table:table-cell>
          <table:table-cell table:number-columns-repeated="16376"/>
        </table:table-row>
        <table:table-row table:style-name="ro1">
          <table:table-cell office:value-type="float" office:value="21.3" table:style-name="ce4">
            <text:p>21.3</text:p>
          </table:table-cell>
          <table:table-cell office:value-type="float" office:value="0.47295999999999999" table:style-name="ce4">
            <text:p>0.47296</text:p>
          </table:table-cell>
          <table:table-cell office:value-type="float" office:value="0.58404" table:style-name="ce4">
            <text:p>0.58404</text:p>
          </table:table-cell>
          <table:table-cell office:value-type="float" office:value="1.1973400000000001" table:style-name="ce4">
            <text:p>1.19734</text:p>
          </table:table-cell>
          <table:table-cell office:value-type="float" office:value="1.3922600000000001" table:style-name="ce4">
            <text:p>1.39226</text:p>
          </table:table-cell>
          <table:table-cell office:value-type="float" office:value="-0.11108" table:style-name="ce4">
            <text:p>-0.11108</text:p>
          </table:table-cell>
          <table:table-cell office:value-type="float" office:value="-0.19492000000000001" table:style-name="ce4">
            <text:p>-0.19492</text:p>
          </table:table-cell>
          <table:table-cell office:value-type="float" office:value="8.3839999999999998E-2" table:style-name="ce4">
            <text:p>0.08384</text:p>
          </table:table-cell>
          <table:table-cell table:number-columns-repeated="16376"/>
        </table:table-row>
        <table:table-row table:style-name="ro1">
          <table:table-cell office:value-type="float" office:value="21.35" table:style-name="ce4">
            <text:p>21.35</text:p>
          </table:table-cell>
          <table:table-cell office:value-type="float" office:value="0.47266999999999998" table:style-name="ce4">
            <text:p>0.47267</text:p>
          </table:table-cell>
          <table:table-cell office:value-type="float" office:value="0.58240000000000003" table:style-name="ce4">
            <text:p>0.5824</text:p>
          </table:table-cell>
          <table:table-cell office:value-type="float" office:value="1.1950700000000001" table:style-name="ce4">
            <text:p>1.19507</text:p>
          </table:table-cell>
          <table:table-cell office:value-type="float" office:value="1.3855200000000001" table:style-name="ce4">
            <text:p>1.38552</text:p>
          </table:table-cell>
          <table:table-cell office:value-type="float" office:value="-0.10972999999999999" table:style-name="ce4">
            <text:p>-0.10973</text:p>
          </table:table-cell>
          <table:table-cell office:value-type="float" office:value="-0.19045000000000001" table:style-name="ce4">
            <text:p>-0.19045</text:p>
          </table:table-cell>
          <table:table-cell office:value-type="float" office:value="8.072E-2" table:style-name="ce4">
            <text:p>0.08072</text:p>
          </table:table-cell>
          <table:table-cell table:number-columns-repeated="16376"/>
        </table:table-row>
        <table:table-row table:style-name="ro1">
          <table:table-cell office:value-type="float" office:value="21.4" table:style-name="ce4">
            <text:p>21.4</text:p>
          </table:table-cell>
          <table:table-cell office:value-type="float" office:value="0.47377999999999998" table:style-name="ce4">
            <text:p>0.47378</text:p>
          </table:table-cell>
          <table:table-cell office:value-type="float" office:value="0.58269000000000004" table:style-name="ce4">
            <text:p>0.58269</text:p>
          </table:table-cell>
          <table:table-cell office:value-type="float" office:value="1.18848" table:style-name="ce4">
            <text:p>1.18848</text:p>
          </table:table-cell>
          <table:table-cell office:value-type="float" office:value="1.3837200000000001" table:style-name="ce4">
            <text:p>1.38372</text:p>
          </table:table-cell>
          <table:table-cell office:value-type="float" office:value="-0.10891000000000001" table:style-name="ce4">
            <text:p>-0.10891</text:p>
          </table:table-cell>
          <table:table-cell office:value-type="float" office:value="-0.19524" table:style-name="ce4">
            <text:p>-0.19524</text:p>
          </table:table-cell>
          <table:table-cell office:value-type="float" office:value="8.6330000000000004E-2" table:style-name="ce4">
            <text:p>0.08633</text:p>
          </table:table-cell>
          <table:table-cell table:number-columns-repeated="16376"/>
        </table:table-row>
        <table:table-row table:style-name="ro1">
          <table:table-cell office:value-type="float" office:value="21.45" table:style-name="ce4">
            <text:p>21.45</text:p>
          </table:table-cell>
          <table:table-cell office:value-type="float" office:value="0.47289999999999999" table:style-name="ce4">
            <text:p>0.4729</text:p>
          </table:table-cell>
          <table:table-cell office:value-type="float" office:value="0.58109" table:style-name="ce4">
            <text:p>0.58109</text:p>
          </table:table-cell>
          <table:table-cell office:value-type="float" office:value="1.18519" table:style-name="ce4">
            <text:p>1.18519</text:p>
          </table:table-cell>
          <table:table-cell office:value-type="float" office:value="1.37507" table:style-name="ce4">
            <text:p>1.37507</text:p>
          </table:table-cell>
          <table:table-cell office:value-type="float" office:value="-0.10818999999999999" table:style-name="ce4">
            <text:p>-0.10819</text:p>
          </table:table-cell>
          <table:table-cell office:value-type="float" office:value="-0.18987999999999999" table:style-name="ce4">
            <text:p>-0.18988</text:p>
          </table:table-cell>
          <table:table-cell office:value-type="float" office:value="8.1689999999999999E-2" table:style-name="ce4">
            <text:p>0.08169</text:p>
          </table:table-cell>
          <table:table-cell table:number-columns-repeated="16376"/>
        </table:table-row>
        <table:table-row table:style-name="ro1">
          <table:table-cell office:value-type="float" office:value="21.5" table:style-name="ce4">
            <text:p>21.5</text:p>
          </table:table-cell>
          <table:table-cell office:value-type="float" office:value="0.47114" table:style-name="ce4">
            <text:p>0.47114</text:p>
          </table:table-cell>
          <table:table-cell office:value-type="float" office:value="0.5806" table:style-name="ce4">
            <text:p>0.5806</text:p>
          </table:table-cell>
          <table:table-cell office:value-type="float" office:value="1.1782699999999999" table:style-name="ce4">
            <text:p>1.17827</text:p>
          </table:table-cell>
          <table:table-cell office:value-type="float" office:value="1.36809" table:style-name="ce4">
            <text:p>1.36809</text:p>
          </table:table-cell>
          <table:table-cell office:value-type="float" office:value="-0.10946" table:style-name="ce4">
            <text:p>-0.10946</text:p>
          </table:table-cell>
          <table:table-cell office:value-type="float" office:value="-0.18981999999999999" table:style-name="ce4">
            <text:p>-0.18982</text:p>
          </table:table-cell>
          <table:table-cell office:value-type="float" office:value="8.0360000000000001E-2" table:style-name="ce4">
            <text:p>0.08036</text:p>
          </table:table-cell>
          <table:table-cell table:number-columns-repeated="16376"/>
        </table:table-row>
        <table:table-row table:style-name="ro1">
          <table:table-cell office:value-type="float" office:value="21.55" table:style-name="ce4">
            <text:p>21.55</text:p>
          </table:table-cell>
          <table:table-cell office:value-type="float" office:value="0.47101999999999999" table:style-name="ce4">
            <text:p>0.47102</text:p>
          </table:table-cell>
          <table:table-cell office:value-type="float" office:value="0.57852999999999999" table:style-name="ce4">
            <text:p>0.57853</text:p>
          </table:table-cell>
          <table:table-cell office:value-type="float" office:value="1.17336" table:style-name="ce4">
            <text:p>1.17336</text:p>
          </table:table-cell>
          <table:table-cell office:value-type="float" office:value="1.3635600000000001" table:style-name="ce4">
            <text:p>1.36356</text:p>
          </table:table-cell>
          <table:table-cell office:value-type="float" office:value="-0.10750999999999999" table:style-name="ce4">
            <text:p>-0.10751</text:p>
          </table:table-cell>
          <table:table-cell office:value-type="float" office:value="-0.19020000000000001" table:style-name="ce4">
            <text:p>-0.1902</text:p>
          </table:table-cell>
          <table:table-cell office:value-type="float" office:value="8.269E-2" table:style-name="ce4">
            <text:p>0.08269</text:p>
          </table:table-cell>
          <table:table-cell table:number-columns-repeated="16376"/>
        </table:table-row>
        <table:table-row table:style-name="ro1">
          <table:table-cell office:value-type="float" office:value="21.6" table:style-name="ce4">
            <text:p>21.6</text:p>
          </table:table-cell>
          <table:table-cell office:value-type="float" office:value="0.47156999999999999" table:style-name="ce4">
            <text:p>0.47157</text:p>
          </table:table-cell>
          <table:table-cell office:value-type="float" office:value="0.57723000000000002" table:style-name="ce4">
            <text:p>0.57723</text:p>
          </table:table-cell>
          <table:table-cell office:value-type="float" office:value="1.16981" table:style-name="ce4">
            <text:p>1.16981</text:p>
          </table:table-cell>
          <table:table-cell office:value-type="float" office:value="1.36042" table:style-name="ce4">
            <text:p>1.36042</text:p>
          </table:table-cell>
          <table:table-cell office:value-type="float" office:value="-0.10566" table:style-name="ce4">
            <text:p>-0.10566</text:p>
          </table:table-cell>
          <table:table-cell office:value-type="float" office:value="-0.19061" table:style-name="ce4">
            <text:p>-0.19061</text:p>
          </table:table-cell>
          <table:table-cell office:value-type="float" office:value="8.4949999999999998E-2" table:style-name="ce4">
            <text:p>0.08495</text:p>
          </table:table-cell>
          <table:table-cell table:number-columns-repeated="16376"/>
        </table:table-row>
        <table:table-row table:style-name="ro1">
          <table:table-cell office:value-type="float" office:value="21.65" table:style-name="ce4">
            <text:p>21.65</text:p>
          </table:table-cell>
          <table:table-cell office:value-type="float" office:value="0.46953" table:style-name="ce4">
            <text:p>0.46953</text:p>
          </table:table-cell>
          <table:table-cell office:value-type="float" office:value="0.57591000000000003" table:style-name="ce4">
            <text:p>0.57591</text:p>
          </table:table-cell>
          <table:table-cell office:value-type="float" office:value="1.1618200000000001" table:style-name="ce4">
            <text:p>1.16182</text:p>
          </table:table-cell>
          <table:table-cell office:value-type="float" office:value="1.35138" table:style-name="ce4">
            <text:p>1.35138</text:p>
          </table:table-cell>
          <table:table-cell office:value-type="float" office:value="-0.10638" table:style-name="ce4">
            <text:p>-0.10638</text:p>
          </table:table-cell>
          <table:table-cell office:value-type="float" office:value="-0.18956000000000001" table:style-name="ce4">
            <text:p>-0.18956</text:p>
          </table:table-cell>
          <table:table-cell office:value-type="float" office:value="8.3180000000000004E-2" table:style-name="ce4">
            <text:p>0.08318</text:p>
          </table:table-cell>
          <table:table-cell table:number-columns-repeated="16376"/>
        </table:table-row>
        <table:table-row table:style-name="ro1">
          <table:table-cell office:value-type="float" office:value="21.7" table:style-name="ce4">
            <text:p>21.7</text:p>
          </table:table-cell>
          <table:table-cell office:value-type="float" office:value="0.46894000000000002" table:style-name="ce4">
            <text:p>0.46894</text:p>
          </table:table-cell>
          <table:table-cell office:value-type="float" office:value="0.57469999999999999" table:style-name="ce4">
            <text:p>0.5747</text:p>
          </table:table-cell>
          <table:table-cell office:value-type="float" office:value="1.16048" table:style-name="ce4">
            <text:p>1.16048</text:p>
          </table:table-cell>
          <table:table-cell office:value-type="float" office:value="1.34636" table:style-name="ce4">
            <text:p>1.34636</text:p>
          </table:table-cell>
          <table:table-cell office:value-type="float" office:value="-0.10576000000000001" table:style-name="ce4">
            <text:p>-0.10576</text:p>
          </table:table-cell>
          <table:table-cell office:value-type="float" office:value="-0.18587999999999999" table:style-name="ce4">
            <text:p>-0.18588</text:p>
          </table:table-cell>
          <table:table-cell office:value-type="float" office:value="8.0119999999999997E-2" table:style-name="ce4">
            <text:p>0.08012</text:p>
          </table:table-cell>
          <table:table-cell table:number-columns-repeated="16376"/>
        </table:table-row>
        <table:table-row table:style-name="ro1">
          <table:table-cell office:value-type="float" office:value="21.75" table:style-name="ce4">
            <text:p>21.75</text:p>
          </table:table-cell>
          <table:table-cell office:value-type="float" office:value="0.46853" table:style-name="ce4">
            <text:p>0.46853</text:p>
          </table:table-cell>
          <table:table-cell office:value-type="float" office:value="0.57257999999999998" table:style-name="ce4">
            <text:p>0.57258</text:p>
          </table:table-cell>
          <table:table-cell office:value-type="float" office:value="1.15313" table:style-name="ce4">
            <text:p>1.15313</text:p>
          </table:table-cell>
          <table:table-cell office:value-type="float" office:value="1.33822" table:style-name="ce4">
            <text:p>1.33822</text:p>
          </table:table-cell>
          <table:table-cell office:value-type="float" office:value="-0.10405" table:style-name="ce4">
            <text:p>-0.10405</text:p>
          </table:table-cell>
          <table:table-cell office:value-type="float" office:value="-0.18509" table:style-name="ce4">
            <text:p>-0.18509</text:p>
          </table:table-cell>
          <table:table-cell office:value-type="float" office:value="8.1040000000000001E-2" table:style-name="ce4">
            <text:p>0.08104</text:p>
          </table:table-cell>
          <table:table-cell table:number-columns-repeated="16376"/>
        </table:table-row>
        <table:table-row table:style-name="ro1">
          <table:table-cell office:value-type="float" office:value="21.8" table:style-name="ce4">
            <text:p>21.8</text:p>
          </table:table-cell>
          <table:table-cell office:value-type="float" office:value="0.46751999999999999" table:style-name="ce4">
            <text:p>0.46752</text:p>
          </table:table-cell>
          <table:table-cell office:value-type="float" office:value="0.57372999999999996" table:style-name="ce4">
            <text:p>0.57373</text:p>
          </table:table-cell>
          <table:table-cell office:value-type="float" office:value="1.1496500000000001" table:style-name="ce4">
            <text:p>1.14965</text:p>
          </table:table-cell>
          <table:table-cell office:value-type="float" office:value="1.3341099999999999" table:style-name="ce4">
            <text:p>1.33411</text:p>
          </table:table-cell>
          <table:table-cell office:value-type="float" office:value="-0.10621" table:style-name="ce4">
            <text:p>-0.10621</text:p>
          </table:table-cell>
          <table:table-cell office:value-type="float" office:value="-0.18446000000000001" table:style-name="ce4">
            <text:p>-0.18446</text:p>
          </table:table-cell>
          <table:table-cell office:value-type="float" office:value="7.825E-2" table:style-name="ce4">
            <text:p>0.07825</text:p>
          </table:table-cell>
          <table:table-cell table:number-columns-repeated="16376"/>
        </table:table-row>
        <table:table-row table:style-name="ro1">
          <table:table-cell office:value-type="float" office:value="21.85" table:style-name="ce4">
            <text:p>21.85</text:p>
          </table:table-cell>
          <table:table-cell office:value-type="float" office:value="0.46738000000000002" table:style-name="ce4">
            <text:p>0.46738</text:p>
          </table:table-cell>
          <table:table-cell office:value-type="float" office:value="0.57143999999999995" table:style-name="ce4">
            <text:p>0.57144</text:p>
          </table:table-cell>
          <table:table-cell office:value-type="float" office:value="1.1475200000000001" table:style-name="ce4">
            <text:p>1.14752</text:p>
          </table:table-cell>
          <table:table-cell office:value-type="float" office:value="1.331" table:style-name="ce4">
            <text:p>1.331</text:p>
          </table:table-cell>
          <table:table-cell office:value-type="float" office:value="-0.10406" table:style-name="ce4">
            <text:p>-0.10406</text:p>
          </table:table-cell>
          <table:table-cell office:value-type="float" office:value="-0.18348" table:style-name="ce4">
            <text:p>-0.18348</text:p>
          </table:table-cell>
          <table:table-cell office:value-type="float" office:value="7.9420000000000004E-2" table:style-name="ce4">
            <text:p>0.07942</text:p>
          </table:table-cell>
          <table:table-cell table:number-columns-repeated="16376"/>
        </table:table-row>
        <table:table-row table:style-name="ro1">
          <table:table-cell office:value-type="float" office:value="21.9" table:style-name="ce4">
            <text:p>21.9</text:p>
          </table:table-cell>
          <table:table-cell office:value-type="float" office:value="0.46550999999999998" table:style-name="ce4">
            <text:p>0.46551</text:p>
          </table:table-cell>
          <table:table-cell office:value-type="float" office:value="0.56881000000000004" table:style-name="ce4">
            <text:p>0.56881</text:p>
          </table:table-cell>
          <table:table-cell office:value-type="float" office:value="1.1391199999999999" table:style-name="ce4">
            <text:p>1.13912</text:p>
          </table:table-cell>
          <table:table-cell office:value-type="float" office:value="1.3248500000000001" table:style-name="ce4">
            <text:p>1.32485</text:p>
          </table:table-cell>
          <table:table-cell office:value-type="float" office:value="-0.1033" table:style-name="ce4">
            <text:p>-0.1033</text:p>
          </table:table-cell>
          <table:table-cell office:value-type="float" office:value="-0.18573000000000001" table:style-name="ce4">
            <text:p>-0.18573</text:p>
          </table:table-cell>
          <table:table-cell office:value-type="float" office:value="8.2430000000000003E-2" table:style-name="ce4">
            <text:p>0.08243</text:p>
          </table:table-cell>
          <table:table-cell table:number-columns-repeated="16376"/>
        </table:table-row>
        <table:table-row table:style-name="ro1">
          <table:table-cell office:value-type="float" office:value="21.95" table:style-name="ce4">
            <text:p>21.95</text:p>
          </table:table-cell>
          <table:table-cell office:value-type="float" office:value="0.46539000000000003" table:style-name="ce4">
            <text:p>0.46539</text:p>
          </table:table-cell>
          <table:table-cell office:value-type="float" office:value="0.56766000000000005" table:style-name="ce4">
            <text:p>0.56766</text:p>
          </table:table-cell>
          <table:table-cell office:value-type="float" office:value="1.1313200000000001" table:style-name="ce4">
            <text:p>1.13132</text:p>
          </table:table-cell>
          <table:table-cell office:value-type="float" office:value="1.3162700000000001" table:style-name="ce4">
            <text:p>1.31627</text:p>
          </table:table-cell>
          <table:table-cell office:value-type="float" office:value="-0.10227" table:style-name="ce4">
            <text:p>-0.10227</text:p>
          </table:table-cell>
          <table:table-cell office:value-type="float" office:value="-0.18495" table:style-name="ce4">
            <text:p>-0.18495</text:p>
          </table:table-cell>
          <table:table-cell office:value-type="float" office:value="8.2680000000000003E-2" table:style-name="ce4">
            <text:p>0.08268</text:p>
          </table:table-cell>
          <table:table-cell table:number-columns-repeated="16376"/>
        </table:table-row>
        <table:table-row table:style-name="ro1">
          <table:table-cell office:value-type="float" office:value="22" table:style-name="ce4">
            <text:p>22</text:p>
          </table:table-cell>
          <table:table-cell office:value-type="float" office:value="0.46400999999999998" table:style-name="ce4">
            <text:p>0.46401</text:p>
          </table:table-cell>
          <table:table-cell office:value-type="float" office:value="0.56435999999999997" table:style-name="ce4">
            <text:p>0.56436</text:p>
          </table:table-cell>
          <table:table-cell office:value-type="float" office:value="1.12544" table:style-name="ce4">
            <text:p>1.12544</text:p>
          </table:table-cell>
          <table:table-cell office:value-type="float" office:value="1.30898" table:style-name="ce4">
            <text:p>1.30898</text:p>
          </table:table-cell>
          <table:table-cell office:value-type="float" office:value="-0.10034999999999999" table:style-name="ce4">
            <text:p>-0.10035</text:p>
          </table:table-cell>
          <table:table-cell office:value-type="float" office:value="-0.18354000000000001" table:style-name="ce4">
            <text:p>-0.18354</text:p>
          </table:table-cell>
          <table:table-cell office:value-type="float" office:value="8.319E-2" table:style-name="ce4">
            <text:p>0.08319</text:p>
          </table:table-cell>
          <table:table-cell table:number-columns-repeated="16376"/>
        </table:table-row>
        <table:table-row table:style-name="ro1">
          <table:table-cell office:value-type="float" office:value="22.05" table:style-name="ce4">
            <text:p>22.05</text:p>
          </table:table-cell>
          <table:table-cell office:value-type="float" office:value="0.46412999999999999" table:style-name="ce4">
            <text:p>0.46413</text:p>
          </table:table-cell>
          <table:table-cell office:value-type="float" office:value="0.56435999999999997" table:style-name="ce4">
            <text:p>0.56436</text:p>
          </table:table-cell>
          <table:table-cell office:value-type="float" office:value="1.1251" table:style-name="ce4">
            <text:p>1.1251</text:p>
          </table:table-cell>
          <table:table-cell office:value-type="float" office:value="1.3065100000000001" table:style-name="ce4">
            <text:p>1.30651</text:p>
          </table:table-cell>
          <table:table-cell office:value-type="float" office:value="-0.10023" table:style-name="ce4">
            <text:p>-0.10023</text:p>
          </table:table-cell>
          <table:table-cell office:value-type="float" office:value="-0.18140999999999999" table:style-name="ce4">
            <text:p>-0.18141</text:p>
          </table:table-cell>
          <table:table-cell office:value-type="float" office:value="8.1180000000000002E-2" table:style-name="ce4">
            <text:p>0.08118</text:p>
          </table:table-cell>
          <table:table-cell table:number-columns-repeated="16376"/>
        </table:table-row>
        <table:table-row table:style-name="ro1">
          <table:table-cell office:value-type="float" office:value="22.1" table:style-name="ce4">
            <text:p>22.1</text:p>
          </table:table-cell>
          <table:table-cell office:value-type="float" office:value="0.46361999999999998" table:style-name="ce4">
            <text:p>0.46362</text:p>
          </table:table-cell>
          <table:table-cell office:value-type="float" office:value="0.56198000000000004" table:style-name="ce4">
            <text:p>0.56198</text:p>
          </table:table-cell>
          <table:table-cell office:value-type="float" office:value="1.12195" table:style-name="ce4">
            <text:p>1.12195</text:p>
          </table:table-cell>
          <table:table-cell office:value-type="float" office:value="1.29789" table:style-name="ce4">
            <text:p>1.29789</text:p>
          </table:table-cell>
          <table:table-cell office:value-type="float" office:value="-9.8360000000000003E-2" table:style-name="ce4">
            <text:p>-0.09836</text:p>
          </table:table-cell>
          <table:table-cell office:value-type="float" office:value="-0.17594000000000001" table:style-name="ce4">
            <text:p>-0.17594</text:p>
          </table:table-cell>
          <table:table-cell office:value-type="float" office:value="7.7579999999999996E-2" table:style-name="ce4">
            <text:p>0.07758</text:p>
          </table:table-cell>
          <table:table-cell table:number-columns-repeated="16376"/>
        </table:table-row>
        <table:table-row table:style-name="ro1">
          <table:table-cell office:value-type="float" office:value="22.15" table:style-name="ce4">
            <text:p>22.15</text:p>
          </table:table-cell>
          <table:table-cell office:value-type="float" office:value="0.46205000000000002" table:style-name="ce4">
            <text:p>0.46205</text:p>
          </table:table-cell>
          <table:table-cell office:value-type="float" office:value="0.5615" table:style-name="ce4">
            <text:p>0.5615</text:p>
          </table:table-cell>
          <table:table-cell office:value-type="float" office:value="1.1167800000000001" table:style-name="ce4">
            <text:p>1.11678</text:p>
          </table:table-cell>
          <table:table-cell office:value-type="float" office:value="1.29976" table:style-name="ce4">
            <text:p>1.29976</text:p>
          </table:table-cell>
          <table:table-cell office:value-type="float" office:value="-9.9449999999999997E-2" table:style-name="ce4">
            <text:p>-0.09945</text:p>
          </table:table-cell>
          <table:table-cell office:value-type="float" office:value="-0.18298" table:style-name="ce4">
            <text:p>-0.18298</text:p>
          </table:table-cell>
          <table:table-cell office:value-type="float" office:value="8.3529999999999993E-2" table:style-name="ce4">
            <text:p>0.08353</text:p>
          </table:table-cell>
          <table:table-cell table:number-columns-repeated="16376"/>
        </table:table-row>
        <table:table-row table:style-name="ro1">
          <table:table-cell office:value-type="float" office:value="22.2" table:style-name="ce4">
            <text:p>22.2</text:p>
          </table:table-cell>
          <table:table-cell office:value-type="float" office:value="0.46173999999999998" table:style-name="ce4">
            <text:p>0.46174</text:p>
          </table:table-cell>
          <table:table-cell office:value-type="float" office:value="0.56040000000000001" table:style-name="ce4">
            <text:p>0.5604</text:p>
          </table:table-cell>
          <table:table-cell office:value-type="float" office:value="1.11372" table:style-name="ce4">
            <text:p>1.11372</text:p>
          </table:table-cell>
          <table:table-cell office:value-type="float" office:value="1.2937000000000001" table:style-name="ce4">
            <text:p>1.2937</text:p>
          </table:table-cell>
          <table:table-cell office:value-type="float" office:value="-9.8659999999999998E-2" table:style-name="ce4">
            <text:p>-0.09866</text:p>
          </table:table-cell>
          <table:table-cell office:value-type="float" office:value="-0.17998" table:style-name="ce4">
            <text:p>-0.17998</text:p>
          </table:table-cell>
          <table:table-cell office:value-type="float" office:value="8.1320000000000003E-2" table:style-name="ce4">
            <text:p>0.08132</text:p>
          </table:table-cell>
          <table:table-cell table:number-columns-repeated="16376"/>
        </table:table-row>
        <table:table-row table:style-name="ro1">
          <table:table-cell office:value-type="float" office:value="22.25" table:style-name="ce4">
            <text:p>22.25</text:p>
          </table:table-cell>
          <table:table-cell office:value-type="float" office:value="0.46223999999999998" table:style-name="ce4">
            <text:p>0.46224</text:p>
          </table:table-cell>
          <table:table-cell office:value-type="float" office:value="0.55906" table:style-name="ce4">
            <text:p>0.55906</text:p>
          </table:table-cell>
          <table:table-cell office:value-type="float" office:value="1.1129100000000001" table:style-name="ce4">
            <text:p>1.11291</text:p>
          </table:table-cell>
          <table:table-cell office:value-type="float" office:value="1.2930200000000001" table:style-name="ce4">
            <text:p>1.29302</text:p>
          </table:table-cell>
          <table:table-cell office:value-type="float" office:value="-9.6820000000000003E-2" table:style-name="ce4">
            <text:p>-0.09682</text:p>
          </table:table-cell>
          <table:table-cell office:value-type="float" office:value="-0.18010999999999999" table:style-name="ce4">
            <text:p>-0.18011</text:p>
          </table:table-cell>
          <table:table-cell office:value-type="float" office:value="8.3290000000000003E-2" table:style-name="ce4">
            <text:p>0.08329</text:p>
          </table:table-cell>
          <table:table-cell table:number-columns-repeated="16376"/>
        </table:table-row>
        <table:table-row table:style-name="ro1">
          <table:table-cell office:value-type="float" office:value="22.3" table:style-name="ce4">
            <text:p>22.3</text:p>
          </table:table-cell>
          <table:table-cell office:value-type="float" office:value="0.46153" table:style-name="ce4">
            <text:p>0.46153</text:p>
          </table:table-cell>
          <table:table-cell office:value-type="float" office:value="0.55723" table:style-name="ce4">
            <text:p>0.55723</text:p>
          </table:table-cell>
          <table:table-cell office:value-type="float" office:value="1.10755" table:style-name="ce4">
            <text:p>1.10755</text:p>
          </table:table-cell>
          <table:table-cell office:value-type="float" office:value="1.2860499999999999" table:style-name="ce4">
            <text:p>1.28605</text:p>
          </table:table-cell>
          <table:table-cell office:value-type="float" office:value="-9.5699999999999993E-2" table:style-name="ce4">
            <text:p>-0.0957</text:p>
          </table:table-cell>
          <table:table-cell office:value-type="float" office:value="-0.17849999999999999" table:style-name="ce4">
            <text:p>-0.1785</text:p>
          </table:table-cell>
          <table:table-cell office:value-type="float" office:value="8.2799999999999999E-2" table:style-name="ce4">
            <text:p>0.0828</text:p>
          </table:table-cell>
          <table:table-cell table:number-columns-repeated="16376"/>
        </table:table-row>
        <table:table-row table:style-name="ro1">
          <table:table-cell office:value-type="float" office:value="22.35" table:style-name="ce4">
            <text:p>22.35</text:p>
          </table:table-cell>
          <table:table-cell office:value-type="float" office:value="0.45809" table:style-name="ce4">
            <text:p>0.45809</text:p>
          </table:table-cell>
          <table:table-cell office:value-type="float" office:value="0.55388000000000004" table:style-name="ce4">
            <text:p>0.55388</text:p>
          </table:table-cell>
          <table:table-cell office:value-type="float" office:value="1.1010899999999999" table:style-name="ce4">
            <text:p>1.10109</text:p>
          </table:table-cell>
          <table:table-cell office:value-type="float" office:value="1.2796099999999999" table:style-name="ce4">
            <text:p>1.27961</text:p>
          </table:table-cell>
          <table:table-cell office:value-type="float" office:value="-9.579E-2" table:style-name="ce4">
            <text:p>-0.09579</text:p>
          </table:table-cell>
          <table:table-cell office:value-type="float" office:value="-0.17852000000000001" table:style-name="ce4">
            <text:p>-0.17852</text:p>
          </table:table-cell>
          <table:table-cell office:value-type="float" office:value="8.2729999999999998E-2" table:style-name="ce4">
            <text:p>0.08273</text:p>
          </table:table-cell>
          <table:table-cell table:number-columns-repeated="16376"/>
        </table:table-row>
        <table:table-row table:style-name="ro1">
          <table:table-cell office:value-type="float" office:value="22.4" table:style-name="ce4">
            <text:p>22.4</text:p>
          </table:table-cell>
          <table:table-cell office:value-type="float" office:value="0.45726" table:style-name="ce4">
            <text:p>0.45726</text:p>
          </table:table-cell>
          <table:table-cell office:value-type="float" office:value="0.55318999999999996" table:style-name="ce4">
            <text:p>0.55319</text:p>
          </table:table-cell>
          <table:table-cell office:value-type="float" office:value="1.0931599999999999" table:style-name="ce4">
            <text:p>1.09316</text:p>
          </table:table-cell>
          <table:table-cell office:value-type="float" office:value="1.27342" table:style-name="ce4">
            <text:p>1.27342</text:p>
          </table:table-cell>
          <table:table-cell office:value-type="float" office:value="-9.5930000000000001E-2" table:style-name="ce4">
            <text:p>-0.09593</text:p>
          </table:table-cell>
          <table:table-cell office:value-type="float" office:value="-0.18026" table:style-name="ce4">
            <text:p>-0.18026</text:p>
          </table:table-cell>
          <table:table-cell office:value-type="float" office:value="8.4330000000000002E-2" table:style-name="ce4">
            <text:p>0.08433</text:p>
          </table:table-cell>
          <table:table-cell table:number-columns-repeated="16376"/>
        </table:table-row>
        <table:table-row table:style-name="ro1">
          <table:table-cell office:value-type="float" office:value="22.45" table:style-name="ce4">
            <text:p>22.45</text:p>
          </table:table-cell>
          <table:table-cell office:value-type="float" office:value="0.45680999999999999" table:style-name="ce4">
            <text:p>0.45681</text:p>
          </table:table-cell>
          <table:table-cell office:value-type="float" office:value="0.55342999999999998" table:style-name="ce4">
            <text:p>0.55343</text:p>
          </table:table-cell>
          <table:table-cell office:value-type="float" office:value="1.0934900000000001" table:style-name="ce4">
            <text:p>1.09349</text:p>
          </table:table-cell>
          <table:table-cell office:value-type="float" office:value="1.2718700000000001" table:style-name="ce4">
            <text:p>1.27187</text:p>
          </table:table-cell>
          <table:table-cell office:value-type="float" office:value="-9.6619999999999998E-2" table:style-name="ce4">
            <text:p>-0.09662</text:p>
          </table:table-cell>
          <table:table-cell office:value-type="float" office:value="-0.17838000000000001" table:style-name="ce4">
            <text:p>-0.17838</text:p>
          </table:table-cell>
          <table:table-cell office:value-type="float" office:value="8.1759999999999999E-2" table:style-name="ce4">
            <text:p>0.08176</text:p>
          </table:table-cell>
          <table:table-cell table:number-columns-repeated="16376"/>
        </table:table-row>
        <table:table-row table:style-name="ro1">
          <table:table-cell office:value-type="float" office:value="22.5" table:style-name="ce4">
            <text:p>22.5</text:p>
          </table:table-cell>
          <table:table-cell office:value-type="float" office:value="0.45844000000000001" table:style-name="ce4">
            <text:p>0.45844</text:p>
          </table:table-cell>
          <table:table-cell office:value-type="float" office:value="0.55284999999999995" table:style-name="ce4">
            <text:p>0.55285</text:p>
          </table:table-cell>
          <table:table-cell office:value-type="float" office:value="1.0926100000000001" table:style-name="ce4">
            <text:p>1.09261</text:p>
          </table:table-cell>
          <table:table-cell office:value-type="float" office:value="1.2712600000000001" table:style-name="ce4">
            <text:p>1.27126</text:p>
          </table:table-cell>
          <table:table-cell office:value-type="float" office:value="-9.4409999999999994E-2" table:style-name="ce4">
            <text:p>-0.09441</text:p>
          </table:table-cell>
          <table:table-cell office:value-type="float" office:value="-0.17865" table:style-name="ce4">
            <text:p>-0.17865</text:p>
          </table:table-cell>
          <table:table-cell office:value-type="float" office:value="8.4239999999999995E-2" table:style-name="ce4">
            <text:p>0.08424</text:p>
          </table:table-cell>
          <table:table-cell table:number-columns-repeated="16376"/>
        </table:table-row>
        <table:table-row table:style-name="ro1">
          <table:table-cell office:value-type="float" office:value="22.55" table:style-name="ce4">
            <text:p>22.55</text:p>
          </table:table-cell>
          <table:table-cell office:value-type="float" office:value="0.45807999999999999" table:style-name="ce4">
            <text:p>0.45808</text:p>
          </table:table-cell>
          <table:table-cell office:value-type="float" office:value="0.55225999999999997" table:style-name="ce4">
            <text:p>0.55226</text:p>
          </table:table-cell>
          <table:table-cell office:value-type="float" office:value="1.0923" table:style-name="ce4">
            <text:p>1.0923</text:p>
          </table:table-cell>
          <table:table-cell office:value-type="float" office:value="1.2665999999999999" table:style-name="ce4">
            <text:p>1.2666</text:p>
          </table:table-cell>
          <table:table-cell office:value-type="float" office:value="-9.418E-2" table:style-name="ce4">
            <text:p>-0.09418</text:p>
          </table:table-cell>
          <table:table-cell office:value-type="float" office:value="-0.17430000000000001" table:style-name="ce4">
            <text:p>-0.1743</text:p>
          </table:table-cell>
          <table:table-cell office:value-type="float" office:value="8.0119999999999997E-2" table:style-name="ce4">
            <text:p>0.08012</text:p>
          </table:table-cell>
          <table:table-cell table:number-columns-repeated="16376"/>
        </table:table-row>
        <table:table-row table:style-name="ro1">
          <table:table-cell office:value-type="float" office:value="22.6" table:style-name="ce4">
            <text:p>22.6</text:p>
          </table:table-cell>
          <table:table-cell office:value-type="float" office:value="0.45382" table:style-name="ce4">
            <text:p>0.45382</text:p>
          </table:table-cell>
          <table:table-cell office:value-type="float" office:value="0.54959999999999998" table:style-name="ce4">
            <text:p>0.5496</text:p>
          </table:table-cell>
          <table:table-cell office:value-type="float" office:value="1.081" table:style-name="ce4">
            <text:p>1.081</text:p>
          </table:table-cell>
          <table:table-cell office:value-type="float" office:value="1.2552000000000001" table:style-name="ce4">
            <text:p>1.2552</text:p>
          </table:table-cell>
          <table:table-cell office:value-type="float" office:value="-9.5780000000000004E-2" table:style-name="ce4">
            <text:p>-0.09578</text:p>
          </table:table-cell>
          <table:table-cell office:value-type="float" office:value="-0.17419999999999999" table:style-name="ce4">
            <text:p>-0.1742</text:p>
          </table:table-cell>
          <table:table-cell office:value-type="float" office:value="7.8420000000000004E-2" table:style-name="ce4">
            <text:p>0.07842</text:p>
          </table:table-cell>
          <table:table-cell table:number-columns-repeated="16376"/>
        </table:table-row>
        <table:table-row table:style-name="ro1">
          <table:table-cell office:value-type="float" office:value="22.65" table:style-name="ce4">
            <text:p>22.65</text:p>
          </table:table-cell>
          <table:table-cell office:value-type="float" office:value="0.45355000000000001" table:style-name="ce4">
            <text:p>0.45355</text:p>
          </table:table-cell>
          <table:table-cell office:value-type="float" office:value="0.54368000000000005" table:style-name="ce4">
            <text:p>0.54368</text:p>
          </table:table-cell>
          <table:table-cell office:value-type="float" office:value="1.0732200000000001" table:style-name="ce4">
            <text:p>1.07322</text:p>
          </table:table-cell>
          <table:table-cell office:value-type="float" office:value="1.2499" table:style-name="ce4">
            <text:p>1.2499</text:p>
          </table:table-cell>
          <table:table-cell office:value-type="float" office:value="-9.0130000000000002E-2" table:style-name="ce4">
            <text:p>-0.09013</text:p>
          </table:table-cell>
          <table:table-cell office:value-type="float" office:value="-0.17668" table:style-name="ce4">
            <text:p>-0.17668</text:p>
          </table:table-cell>
          <table:table-cell office:value-type="float" office:value="8.6550000000000002E-2" table:style-name="ce4">
            <text:p>0.08655</text:p>
          </table:table-cell>
          <table:table-cell table:number-columns-repeated="16376"/>
        </table:table-row>
        <table:table-row table:style-name="ro1">
          <table:table-cell office:value-type="float" office:value="22.7" table:style-name="ce4">
            <text:p>22.7</text:p>
          </table:table-cell>
          <table:table-cell office:value-type="float" office:value="0.4536" table:style-name="ce4">
            <text:p>0.4536</text:p>
          </table:table-cell>
          <table:table-cell office:value-type="float" office:value="0.54910000000000003" table:style-name="ce4">
            <text:p>0.5491</text:p>
          </table:table-cell>
          <table:table-cell office:value-type="float" office:value="1.07362" table:style-name="ce4">
            <text:p>1.07362</text:p>
          </table:table-cell>
          <table:table-cell office:value-type="float" office:value="1.2480199999999999" table:style-name="ce4">
            <text:p>1.24802</text:p>
          </table:table-cell>
          <table:table-cell office:value-type="float" office:value="-9.5500000000000002E-2" table:style-name="ce4">
            <text:p>-0.0955</text:p>
          </table:table-cell>
          <table:table-cell office:value-type="float" office:value="-0.1744" table:style-name="ce4">
            <text:p>-0.1744</text:p>
          </table:table-cell>
          <table:table-cell office:value-type="float" office:value="7.8899999999999998E-2" table:style-name="ce4">
            <text:p>0.0789</text:p>
          </table:table-cell>
          <table:table-cell table:number-columns-repeated="16376"/>
        </table:table-row>
        <table:table-row table:style-name="ro1">
          <table:table-cell office:value-type="float" office:value="22.75" table:style-name="ce4">
            <text:p>22.75</text:p>
          </table:table-cell>
          <table:table-cell office:value-type="float" office:value="0.45340999999999998" table:style-name="ce4">
            <text:p>0.45341</text:p>
          </table:table-cell>
          <table:table-cell office:value-type="float" office:value="0.54388999999999998" table:style-name="ce4">
            <text:p>0.54389</text:p>
          </table:table-cell>
          <table:table-cell office:value-type="float" office:value="1.0693999999999999" table:style-name="ce4">
            <text:p>1.0694</text:p>
          </table:table-cell>
          <table:table-cell office:value-type="float" office:value="1.2417199999999999" table:style-name="ce4">
            <text:p>1.24172</text:p>
          </table:table-cell>
          <table:table-cell office:value-type="float" office:value="-9.0480000000000005E-2" table:style-name="ce4">
            <text:p>-0.09048</text:p>
          </table:table-cell>
          <table:table-cell office:value-type="float" office:value="-0.17232" table:style-name="ce4">
            <text:p>-0.17232</text:p>
          </table:table-cell>
          <table:table-cell office:value-type="float" office:value="8.1839999999999996E-2" table:style-name="ce4">
            <text:p>0.08184</text:p>
          </table:table-cell>
          <table:table-cell table:number-columns-repeated="16376"/>
        </table:table-row>
        <table:table-row table:style-name="ro1">
          <table:table-cell office:value-type="float" office:value="22.8" table:style-name="ce4">
            <text:p>22.8</text:p>
          </table:table-cell>
          <table:table-cell office:value-type="float" office:value="0.45150000000000001" table:style-name="ce4">
            <text:p>0.4515</text:p>
          </table:table-cell>
          <table:table-cell office:value-type="float" office:value="0.54259999999999997" table:style-name="ce4">
            <text:p>0.5426</text:p>
          </table:table-cell>
          <table:table-cell office:value-type="float" office:value="1.06629" table:style-name="ce4">
            <text:p>1.06629</text:p>
          </table:table-cell>
          <table:table-cell office:value-type="float" office:value="1.2370099999999999" table:style-name="ce4">
            <text:p>1.23701</text:p>
          </table:table-cell>
          <table:table-cell office:value-type="float" office:value="-9.11E-2" table:style-name="ce4">
            <text:p>-0.0911</text:p>
          </table:table-cell>
          <table:table-cell office:value-type="float" office:value="-0.17072000000000001" table:style-name="ce4">
            <text:p>-0.17072</text:p>
          </table:table-cell>
          <table:table-cell office:value-type="float" office:value="7.9619999999999996E-2" table:style-name="ce4">
            <text:p>0.07962</text:p>
          </table:table-cell>
          <table:table-cell table:number-columns-repeated="16376"/>
        </table:table-row>
        <table:table-row table:style-name="ro1">
          <table:table-cell office:value-type="float" office:value="22.85" table:style-name="ce4">
            <text:p>22.85</text:p>
          </table:table-cell>
          <table:table-cell office:value-type="float" office:value="0.45024999999999998" table:style-name="ce4">
            <text:p>0.45025</text:p>
          </table:table-cell>
          <table:table-cell office:value-type="float" office:value="0.54018999999999995" table:style-name="ce4">
            <text:p>0.54019</text:p>
          </table:table-cell>
          <table:table-cell office:value-type="float" office:value="1.06074" table:style-name="ce4">
            <text:p>1.06074</text:p>
          </table:table-cell>
          <table:table-cell office:value-type="float" office:value="1.23146" table:style-name="ce4">
            <text:p>1.23146</text:p>
          </table:table-cell>
          <table:table-cell office:value-type="float" office:value="-8.9940000000000006E-2" table:style-name="ce4">
            <text:p>-0.08994</text:p>
          </table:table-cell>
          <table:table-cell office:value-type="float" office:value="-0.17072000000000001" table:style-name="ce4">
            <text:p>-0.17072</text:p>
          </table:table-cell>
          <table:table-cell office:value-type="float" office:value="8.0780000000000005E-2" table:style-name="ce4">
            <text:p>0.08078</text:p>
          </table:table-cell>
          <table:table-cell table:number-columns-repeated="16376"/>
        </table:table-row>
        <table:table-row table:style-name="ro1">
          <table:table-cell office:value-type="float" office:value="22.9" table:style-name="ce4">
            <text:p>22.9</text:p>
          </table:table-cell>
          <table:table-cell office:value-type="float" office:value="0.45051999999999998" table:style-name="ce4">
            <text:p>0.45052</text:p>
          </table:table-cell>
          <table:table-cell office:value-type="float" office:value="0.53983000000000003" table:style-name="ce4">
            <text:p>0.53983</text:p>
          </table:table-cell>
          <table:table-cell office:value-type="float" office:value="1.05707" table:style-name="ce4">
            <text:p>1.05707</text:p>
          </table:table-cell>
          <table:table-cell office:value-type="float" office:value="1.2278" table:style-name="ce4">
            <text:p>1.2278</text:p>
          </table:table-cell>
          <table:table-cell office:value-type="float" office:value="-8.931E-2" table:style-name="ce4">
            <text:p>-0.08931</text:p>
          </table:table-cell>
          <table:table-cell office:value-type="float" office:value="-0.17072999999999999" table:style-name="ce4">
            <text:p>-0.17073</text:p>
          </table:table-cell>
          <table:table-cell office:value-type="float" office:value="8.1420000000000006E-2" table:style-name="ce4">
            <text:p>0.08142</text:p>
          </table:table-cell>
          <table:table-cell table:number-columns-repeated="16376"/>
        </table:table-row>
        <table:table-row table:style-name="ro1">
          <table:table-cell office:value-type="float" office:value="22.95" table:style-name="ce4">
            <text:p>22.95</text:p>
          </table:table-cell>
          <table:table-cell office:value-type="float" office:value="0.45029999999999998" table:style-name="ce4">
            <text:p>0.4503</text:p>
          </table:table-cell>
          <table:table-cell office:value-type="float" office:value="0.53913999999999995" table:style-name="ce4">
            <text:p>0.53914</text:p>
          </table:table-cell>
          <table:table-cell office:value-type="float" office:value="1.05426" table:style-name="ce4">
            <text:p>1.05426</text:p>
          </table:table-cell>
          <table:table-cell office:value-type="float" office:value="1.22645" table:style-name="ce4">
            <text:p>1.22645</text:p>
          </table:table-cell>
          <table:table-cell office:value-type="float" office:value="-8.8840000000000002E-2" table:style-name="ce4">
            <text:p>-0.08884</text:p>
          </table:table-cell>
          <table:table-cell office:value-type="float" office:value="-0.17219000000000001" table:style-name="ce4">
            <text:p>-0.17219</text:p>
          </table:table-cell>
          <table:table-cell office:value-type="float" office:value="8.3349999999999994E-2" table:style-name="ce4">
            <text:p>0.08335</text:p>
          </table:table-cell>
          <table:table-cell table:number-columns-repeated="16376"/>
        </table:table-row>
        <table:table-row table:style-name="ro1">
          <table:table-cell office:value-type="float" office:value="23" table:style-name="ce4">
            <text:p>23</text:p>
          </table:table-cell>
          <table:table-cell office:value-type="float" office:value="0.45029999999999998" table:style-name="ce4">
            <text:p>0.4503</text:p>
          </table:table-cell>
          <table:table-cell office:value-type="float" office:value="0.53744000000000003" table:style-name="ce4">
            <text:p>0.53744</text:p>
          </table:table-cell>
          <table:table-cell office:value-type="float" office:value="1.04952" table:style-name="ce4">
            <text:p>1.04952</text:p>
          </table:table-cell>
          <table:table-cell office:value-type="float" office:value="1.2209300000000001" table:style-name="ce4">
            <text:p>1.22093</text:p>
          </table:table-cell>
          <table:table-cell office:value-type="float" office:value="-8.7139999999999995E-2" table:style-name="ce4">
            <text:p>-0.08714</text:p>
          </table:table-cell>
          <table:table-cell office:value-type="float" office:value="-0.17141000000000001" table:style-name="ce4">
            <text:p>-0.17141</text:p>
          </table:table-cell>
          <table:table-cell office:value-type="float" office:value="8.4269999999999998E-2" table:style-name="ce4">
            <text:p>0.08427</text:p>
          </table:table-cell>
          <table:table-cell table:number-columns-repeated="16376"/>
        </table:table-row>
        <table:table-row table:style-name="ro1">
          <table:table-cell office:value-type="float" office:value="23.05" table:style-name="ce4">
            <text:p>23.05</text:p>
          </table:table-cell>
          <table:table-cell office:value-type="float" office:value="0.44844000000000001" table:style-name="ce4">
            <text:p>0.44844</text:p>
          </table:table-cell>
          <table:table-cell office:value-type="float" office:value="0.53641000000000005" table:style-name="ce4">
            <text:p>0.53641</text:p>
          </table:table-cell>
          <table:table-cell office:value-type="float" office:value="1.0450900000000001" table:style-name="ce4">
            <text:p>1.04509</text:p>
          </table:table-cell>
          <table:table-cell office:value-type="float" office:value="1.21373" table:style-name="ce4">
            <text:p>1.21373</text:p>
          </table:table-cell>
          <table:table-cell office:value-type="float" office:value="-8.7970000000000007E-2" table:style-name="ce4">
            <text:p>-0.08797</text:p>
          </table:table-cell>
          <table:table-cell office:value-type="float" office:value="-0.16864000000000001" table:style-name="ce4">
            <text:p>-0.16864</text:p>
          </table:table-cell>
          <table:table-cell office:value-type="float" office:value="8.0670000000000006E-2" table:style-name="ce4">
            <text:p>0.08067</text:p>
          </table:table-cell>
          <table:table-cell table:number-columns-repeated="16376"/>
        </table:table-row>
        <table:table-row table:style-name="ro1">
          <table:table-cell office:value-type="float" office:value="23.1" table:style-name="ce4">
            <text:p>23.1</text:p>
          </table:table-cell>
          <table:table-cell office:value-type="float" office:value="0.44788" table:style-name="ce4">
            <text:p>0.44788</text:p>
          </table:table-cell>
          <table:table-cell office:value-type="float" office:value="0.53454999999999997" table:style-name="ce4">
            <text:p>0.53455</text:p>
          </table:table-cell>
          <table:table-cell office:value-type="float" office:value="1.0424500000000001" table:style-name="ce4">
            <text:p>1.04245</text:p>
          </table:table-cell>
          <table:table-cell office:value-type="float" office:value="1.2097599999999999" table:style-name="ce4">
            <text:p>1.20976</text:p>
          </table:table-cell>
          <table:table-cell office:value-type="float" office:value="-8.6669999999999997E-2" table:style-name="ce4">
            <text:p>-0.08667</text:p>
          </table:table-cell>
          <table:table-cell office:value-type="float" office:value="-0.16730999999999999" table:style-name="ce4">
            <text:p>-0.16731</text:p>
          </table:table-cell>
          <table:table-cell office:value-type="float" office:value="8.0640000000000003E-2" table:style-name="ce4">
            <text:p>0.08064</text:p>
          </table:table-cell>
          <table:table-cell table:number-columns-repeated="16376"/>
        </table:table-row>
        <table:table-row table:style-name="ro1">
          <table:table-cell office:value-type="float" office:value="23.15" table:style-name="ce4">
            <text:p>23.15</text:p>
          </table:table-cell>
          <table:table-cell office:value-type="float" office:value="0.44794" table:style-name="ce4">
            <text:p>0.44794</text:p>
          </table:table-cell>
          <table:table-cell office:value-type="float" office:value="0.53380000000000005" table:style-name="ce4">
            <text:p>0.5338</text:p>
          </table:table-cell>
          <table:table-cell office:value-type="float" office:value="1.03796" table:style-name="ce4">
            <text:p>1.03796</text:p>
          </table:table-cell>
          <table:table-cell office:value-type="float" office:value="1.2051400000000001" table:style-name="ce4">
            <text:p>1.20514</text:p>
          </table:table-cell>
          <table:table-cell office:value-type="float" office:value="-8.5860000000000006E-2" table:style-name="ce4">
            <text:p>-0.08586</text:p>
          </table:table-cell>
          <table:table-cell office:value-type="float" office:value="-0.16718" table:style-name="ce4">
            <text:p>-0.16718</text:p>
          </table:table-cell>
          <table:table-cell office:value-type="float" office:value="8.1320000000000003E-2" table:style-name="ce4">
            <text:p>0.08132</text:p>
          </table:table-cell>
          <table:table-cell table:number-columns-repeated="16376"/>
        </table:table-row>
        <table:table-row table:style-name="ro1">
          <table:table-cell office:value-type="float" office:value="23.2" table:style-name="ce4">
            <text:p>23.2</text:p>
          </table:table-cell>
          <table:table-cell office:value-type="float" office:value="0.44486999999999999" table:style-name="ce4">
            <text:p>0.44487</text:p>
          </table:table-cell>
          <table:table-cell office:value-type="float" office:value="0.53127000000000002" table:style-name="ce4">
            <text:p>0.53127</text:p>
          </table:table-cell>
          <table:table-cell office:value-type="float" office:value="1.03349" table:style-name="ce4">
            <text:p>1.03349</text:p>
          </table:table-cell>
          <table:table-cell office:value-type="float" office:value="1.2019299999999999" table:style-name="ce4">
            <text:p>1.20193</text:p>
          </table:table-cell>
          <table:table-cell office:value-type="float" office:value="-8.6400000000000005E-2" table:style-name="ce4">
            <text:p>-0.0864</text:p>
          </table:table-cell>
          <table:table-cell office:value-type="float" office:value="-0.16844000000000001" table:style-name="ce4">
            <text:p>-0.16844</text:p>
          </table:table-cell>
          <table:table-cell office:value-type="float" office:value="8.2040000000000002E-2" table:style-name="ce4">
            <text:p>0.08204</text:p>
          </table:table-cell>
          <table:table-cell table:number-columns-repeated="16376"/>
        </table:table-row>
        <table:table-row table:style-name="ro1">
          <table:table-cell office:value-type="float" office:value="23.25" table:style-name="ce4">
            <text:p>23.25</text:p>
          </table:table-cell>
          <table:table-cell office:value-type="float" office:value="0.44529999999999997" table:style-name="ce4">
            <text:p>0.4453</text:p>
          </table:table-cell>
          <table:table-cell office:value-type="float" office:value="0.52917999999999998" table:style-name="ce4">
            <text:p>0.52918</text:p>
          </table:table-cell>
          <table:table-cell office:value-type="float" office:value="1.0310699999999999" table:style-name="ce4">
            <text:p>1.03107</text:p>
          </table:table-cell>
          <table:table-cell office:value-type="float" office:value="1.1973499999999999" table:style-name="ce4">
            <text:p>1.19735</text:p>
          </table:table-cell>
          <table:table-cell office:value-type="float" office:value="-8.3879999999999996E-2" table:style-name="ce4">
            <text:p>-0.08388</text:p>
          </table:table-cell>
          <table:table-cell office:value-type="float" office:value="-0.16628000000000001" table:style-name="ce4">
            <text:p>-0.16628</text:p>
          </table:table-cell>
          <table:table-cell office:value-type="float" office:value="8.2400000000000001E-2" table:style-name="ce4">
            <text:p>0.0824</text:p>
          </table:table-cell>
          <table:table-cell table:number-columns-repeated="16376"/>
        </table:table-row>
        <table:table-row table:style-name="ro1">
          <table:table-cell office:value-type="float" office:value="23.3" table:style-name="ce4">
            <text:p>23.3</text:p>
          </table:table-cell>
          <table:table-cell office:value-type="float" office:value="0.44588" table:style-name="ce4">
            <text:p>0.44588</text:p>
          </table:table-cell>
          <table:table-cell office:value-type="float" office:value="0.52871000000000001" table:style-name="ce4">
            <text:p>0.52871</text:p>
          </table:table-cell>
          <table:table-cell office:value-type="float" office:value="1.0295099999999999" table:style-name="ce4">
            <text:p>1.02951</text:p>
          </table:table-cell>
          <table:table-cell office:value-type="float" office:value="1.1970799999999999" table:style-name="ce4">
            <text:p>1.19708</text:p>
          </table:table-cell>
          <table:table-cell office:value-type="float" office:value="-8.2830000000000001E-2" table:style-name="ce4">
            <text:p>-0.08283</text:p>
          </table:table-cell>
          <table:table-cell office:value-type="float" office:value="-0.16757" table:style-name="ce4">
            <text:p>-0.16757</text:p>
          </table:table-cell>
          <table:table-cell office:value-type="float" office:value="8.4739999999999996E-2" table:style-name="ce4">
            <text:p>0.08474</text:p>
          </table:table-cell>
          <table:table-cell table:number-columns-repeated="16376"/>
        </table:table-row>
        <table:table-row table:style-name="ro1">
          <table:table-cell office:value-type="float" office:value="23.35" table:style-name="ce4">
            <text:p>23.35</text:p>
          </table:table-cell>
          <table:table-cell office:value-type="float" office:value="0.44357999999999997" table:style-name="ce4">
            <text:p>0.44358</text:p>
          </table:table-cell>
          <table:table-cell office:value-type="float" office:value="0.52802000000000004" table:style-name="ce4">
            <text:p>0.52802</text:p>
          </table:table-cell>
          <table:table-cell office:value-type="float" office:value="1.0256400000000001" table:style-name="ce4">
            <text:p>1.02564</text:p>
          </table:table-cell>
          <table:table-cell office:value-type="float" office:value="1.19377" table:style-name="ce4">
            <text:p>1.19377</text:p>
          </table:table-cell>
          <table:table-cell office:value-type="float" office:value="-8.4440000000000001E-2" table:style-name="ce4">
            <text:p>-0.08444</text:p>
          </table:table-cell>
          <table:table-cell office:value-type="float" office:value="-0.16813" table:style-name="ce4">
            <text:p>-0.16813</text:p>
          </table:table-cell>
          <table:table-cell office:value-type="float" office:value="8.3690000000000001E-2" table:style-name="ce4">
            <text:p>0.08369</text:p>
          </table:table-cell>
          <table:table-cell table:number-columns-repeated="16376"/>
        </table:table-row>
        <table:table-row table:style-name="ro1">
          <table:table-cell office:value-type="float" office:value="23.4" table:style-name="ce4">
            <text:p>23.4</text:p>
          </table:table-cell>
          <table:table-cell office:value-type="float" office:value="0.44352999999999998" table:style-name="ce4">
            <text:p>0.44353</text:p>
          </table:table-cell>
          <table:table-cell office:value-type="float" office:value="0.52439000000000002" table:style-name="ce4">
            <text:p>0.52439</text:p>
          </table:table-cell>
          <table:table-cell office:value-type="float" office:value="1.0182500000000001" table:style-name="ce4">
            <text:p>1.01825</text:p>
          </table:table-cell>
          <table:table-cell office:value-type="float" office:value="1.1830700000000001" table:style-name="ce4">
            <text:p>1.18307</text:p>
          </table:table-cell>
          <table:table-cell office:value-type="float" office:value="-8.0860000000000001E-2" table:style-name="ce4">
            <text:p>-0.08086</text:p>
          </table:table-cell>
          <table:table-cell office:value-type="float" office:value="-0.16481999999999999" table:style-name="ce4">
            <text:p>-0.16482</text:p>
          </table:table-cell>
          <table:table-cell office:value-type="float" office:value="8.3960000000000007E-2" table:style-name="ce4">
            <text:p>0.08396</text:p>
          </table:table-cell>
          <table:table-cell table:number-columns-repeated="16376"/>
        </table:table-row>
        <table:table-row table:style-name="ro1">
          <table:table-cell office:value-type="float" office:value="23.45" table:style-name="ce4">
            <text:p>23.45</text:p>
          </table:table-cell>
          <table:table-cell office:value-type="float" office:value="0.44485000000000002" table:style-name="ce4">
            <text:p>0.44485</text:p>
          </table:table-cell>
          <table:table-cell office:value-type="float" office:value="0.52612000000000003" table:style-name="ce4">
            <text:p>0.52612</text:p>
          </table:table-cell>
          <table:table-cell office:value-type="float" office:value="1.0197099999999999" table:style-name="ce4">
            <text:p>1.01971</text:p>
          </table:table-cell>
          <table:table-cell office:value-type="float" office:value="1.18201" table:style-name="ce4">
            <text:p>1.18201</text:p>
          </table:table-cell>
          <table:table-cell office:value-type="float" office:value="-8.1269999999999995E-2" table:style-name="ce4">
            <text:p>-0.08127</text:p>
          </table:table-cell>
          <table:table-cell office:value-type="float" office:value="-0.1623" table:style-name="ce4">
            <text:p>-0.1623</text:p>
          </table:table-cell>
          <table:table-cell office:value-type="float" office:value="8.1030000000000005E-2" table:style-name="ce4">
            <text:p>0.08103</text:p>
          </table:table-cell>
          <table:table-cell table:number-columns-repeated="16376"/>
        </table:table-row>
        <table:table-row table:style-name="ro1">
          <table:table-cell office:value-type="float" office:value="23.5" table:style-name="ce4">
            <text:p>23.5</text:p>
          </table:table-cell>
          <table:table-cell office:value-type="float" office:value="0.44346000000000002" table:style-name="ce4">
            <text:p>0.44346</text:p>
          </table:table-cell>
          <table:table-cell office:value-type="float" office:value="0.52512000000000003" table:style-name="ce4">
            <text:p>0.52512</text:p>
          </table:table-cell>
          <table:table-cell office:value-type="float" office:value="1.02058" table:style-name="ce4">
            <text:p>1.02058</text:p>
          </table:table-cell>
          <table:table-cell office:value-type="float" office:value="1.18442" table:style-name="ce4">
            <text:p>1.18442</text:p>
          </table:table-cell>
          <table:table-cell office:value-type="float" office:value="-8.1659999999999996E-2" table:style-name="ce4">
            <text:p>-0.08166</text:p>
          </table:table-cell>
          <table:table-cell office:value-type="float" office:value="-0.16384000000000001" table:style-name="ce4">
            <text:p>-0.16384</text:p>
          </table:table-cell>
          <table:table-cell office:value-type="float" office:value="8.2180000000000003E-2" table:style-name="ce4">
            <text:p>0.08218</text:p>
          </table:table-cell>
          <table:table-cell table:number-columns-repeated="16376"/>
        </table:table-row>
        <table:table-row table:style-name="ro1">
          <table:table-cell office:value-type="float" office:value="23.55" table:style-name="ce4">
            <text:p>23.55</text:p>
          </table:table-cell>
          <table:table-cell office:value-type="float" office:value="0.45269999999999999" table:style-name="ce4">
            <text:p>0.4527</text:p>
          </table:table-cell>
          <table:table-cell office:value-type="float" office:value="0.50748000000000004" table:style-name="ce4">
            <text:p>0.50748</text:p>
          </table:table-cell>
          <table:table-cell office:value-type="float" office:value="1.0243599999999999" table:style-name="ce4">
            <text:p>1.02436</text:p>
          </table:table-cell>
          <table:table-cell office:value-type="float" office:value="1.2037599999999999" table:style-name="ce4">
            <text:p>1.20376</text:p>
          </table:table-cell>
          <table:table-cell office:value-type="float" office:value="-5.4780000000000002E-2" table:style-name="ce4">
            <text:p>-0.05478</text:p>
          </table:table-cell>
          <table:table-cell office:value-type="float" office:value="-0.1794" table:style-name="ce4">
            <text:p>-0.1794</text:p>
          </table:table-cell>
          <table:table-cell office:value-type="float" office:value="0.12461999999999999" table:style-name="ce4">
            <text:p>0.12462</text:p>
          </table:table-cell>
          <table:table-cell table:number-columns-repeated="16376"/>
        </table:table-row>
        <table:table-row table:number-rows-repeated="104810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Arial" svg:font-family="Arial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2pt" style:font-size-asian="12pt" style:font-size-complex="12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10209</meta:generator>
    <meta:initial-creator>Cervenka Matej</meta:initial-creator>
    <dc:creator>Cervenka Matej</dc:creator>
    <meta:creation-date>2025-03-06T10:54:38Z</meta:creation-date>
    <dc:date>2025-03-06T18:25:09Z</dc:date>
  </office:meta>
</office:document-meta>
</file>